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5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91.45pt"/>
    </style:style>
    <style:style style:name="co4" style:family="table-column">
      <style:table-column-properties fo:break-before="auto" style:column-width="29.34pt"/>
    </style:style>
    <style:style style:name="co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115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wz_agg_mex 2" table:style-name="ta1">
        <table:shapes>
          <draw:frame draw:z-index="0" draw:style-name="gr1" draw:text-style-name="P1" svg:width="453.51pt" svg:height="255.09pt" svg:x="2841.9pt" svg:y="2.83pt">
            <loext:p draw:notify-on-update-of-ranges="'wwz_agg_mex 2'.S1:'wwz_agg_mex 2'.S1 'wwz_agg_mex 2'.T1:'wwz_agg_mex 2'.AH1 'wwz_agg_mex 2'.S2:'wwz_agg_mex 2'.S2 'wwz_agg_mex 2'.T2:'wwz_agg_mex 2'.AH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329.94pt" svg:y="41.24pt">
            <loext:p draw:notify-on-update-of-ranges="'wwz_agg_mex 2'.S1:'wwz_agg_mex 2'.S1 'wwz_agg_mex 2'.T1:'wwz_agg_mex 2'.AH1 'wwz_agg_mex 2'.S2:'wwz_agg_mex 2'.S2 'wwz_agg_mex 2'.T2:'wwz_agg_mex 2'.AH2 'wwz_agg_mex 2'.S3:'wwz_agg_mex 2'.S3 'wwz_agg_mex 2'.T3:'wwz_agg_mex 2'.AH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Exporting_Country</text:p>
          </table:table-cell>
          <table:table-cell office:value-type="string" calcext:value-type="string">
            <text:p>Exporting_Industry</text:p>
          </table:table-cell>
          <table:table-cell office:value-type="string" calcext:value-type="string">
            <text:p>Importing_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VA_FIN</text:p>
          </table:table-cell>
          <table:table-cell office:value-type="string" calcext:value-type="string">
            <text:p>DVA_INT</text:p>
          </table:table-cell>
          <table:table-cell office:value-type="string" calcext:value-type="string">
            <text:p>DVA_INTrex</text:p>
          </table:table-cell>
          <table:table-cell office:value-type="string" calcext:value-type="string">
            <text:p>RDV</text:p>
          </table:table-cell>
          <table:table-cell office:value-type="string" calcext:value-type="string">
            <text:p>OVA_FIN</text:p>
          </table:table-cell>
          <table:table-cell office:value-type="string" calcext:value-type="string">
            <text:p>MVA_FIN</text:p>
          </table:table-cell>
          <table:table-cell office:value-type="string" calcext:value-type="string">
            <text:p>OVA_INT</text:p>
          </table:table-cell>
          <table:table-cell office:value-type="string" calcext:value-type="string">
            <text:p>MVA_INT</text:p>
          </table:table-cell>
          <table:table-cell office:value-type="string" calcext:value-type="string">
            <text:p>DDC_FIN</text:p>
          </table:table-cell>
          <table:table-cell office:value-type="string" calcext:value-type="string">
            <text:p>DDC_INT</text:p>
          </table:table-cell>
          <table:table-cell office:value-type="string" calcext:value-type="string">
            <text:p>OD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Gross Exports</text:p>
          </table:table-cell>
          <table:table-cell/>
          <table:table-cell office:value-type="string" calcext:value-type="string">
            <text:p>Yea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560.8653269517" calcext:value-type="float">
            <text:p>1560.8653269517</text:p>
          </table:table-cell>
          <table:table-cell office:value-type="float" office:value="539.376051569205" calcext:value-type="float">
            <text:p>539.376051569205</text:p>
          </table:table-cell>
          <table:table-cell office:value-type="float" office:value="48.5547251925044" calcext:value-type="float">
            <text:p>48.5547251925044</text:p>
          </table:table-cell>
          <table:table-cell office:value-type="float" office:value="6.84350302900692" calcext:value-type="float">
            <text:p>6.84350302900692</text:p>
          </table:table-cell>
          <table:table-cell office:value-type="float" office:value="47.8115303026243" calcext:value-type="float">
            <text:p>47.8115303026243</text:p>
          </table:table-cell>
          <table:table-cell office:value-type="float" office:value="87.1924465444535" calcext:value-type="float">
            <text:p>87.1924465444535</text:p>
          </table:table-cell>
          <table:table-cell office:value-type="float" office:value="16.4952876076741" calcext:value-type="float">
            <text:p>16.4952876076741</text:p>
          </table:table-cell>
          <table:table-cell office:value-type="float" office:value="30.0819587631681" calcext:value-type="float">
            <text:p>30.0819587631681</text:p>
          </table:table-cell>
          <table:table-cell office:value-type="float" office:value="0.664597484946413" calcext:value-type="float">
            <text:p>0.664597484946413</text:p>
          </table:table-cell>
          <table:table-cell office:value-type="float" office:value="0.253408553392574" calcext:value-type="float">
            <text:p>0.253408553392574</text:p>
          </table:table-cell>
          <table:table-cell office:value-type="float" office:value="1.75161639049308" calcext:value-type="float">
            <text:p>1.75161639049308</text:p>
          </table:table-cell>
          <table:table-cell office:value-type="float" office:value="3.19437000923757" calcext:value-type="float">
            <text:p>3.19437000923757</text:p>
          </table:table-cell>
          <table:table-cell table:formula="of:=SUM([.E2:.P2])" office:value-type="float" office:value="2343.08482239841" calcext:value-type="float">
            <text:p>2343.08482239841</text:p>
          </table:table-cell>
          <table:table-cell/>
          <table:table-cell office:value-type="string" calcext:value-type="string">
            <text:p>MEX2USA</text:p>
          </table:table-cell>
          <table:table-cell office:value-type="float" office:value="130411.554749522" calcext:value-type="float">
            <text:p>130411.554749522</text:p>
          </table:table-cell>
          <table:table-cell office:value-type="float" office:value="123351.207293416" calcext:value-type="float">
            <text:p>123351.207293416</text:p>
          </table:table-cell>
          <table:table-cell office:value-type="float" office:value="126194.562779255" calcext:value-type="float">
            <text:p>126194.562779255</text:p>
          </table:table-cell>
          <table:table-cell office:value-type="float" office:value="131202.456083047" calcext:value-type="float">
            <text:p>131202.456083047</text:p>
          </table:table-cell>
          <table:table-cell office:value-type="float" office:value="150523.648393449" calcext:value-type="float">
            <text:p>150523.648393449</text:p>
          </table:table-cell>
          <table:table-cell office:value-type="float" office:value="165159.530328262" calcext:value-type="float">
            <text:p>165159.530328262</text:p>
          </table:table-cell>
          <table:table-cell office:value-type="float" office:value="193352.934317597" calcext:value-type="float">
            <text:p>193352.934317597</text:p>
          </table:table-cell>
          <table:table-cell office:value-type="float" office:value="199957.570662025" calcext:value-type="float">
            <text:p>199957.570662025</text:p>
          </table:table-cell>
          <table:table-cell office:value-type="float" office:value="209174.724619346" calcext:value-type="float">
            <text:p>209174.724619346</text:p>
          </table:table-cell>
          <table:table-cell office:value-type="float" office:value="167135.566440756" calcext:value-type="float">
            <text:p>167135.566440756</text:p>
          </table:table-cell>
          <table:table-cell office:value-type="float" office:value="210924.419487848" calcext:value-type="float">
            <text:p>210924.419487848</text:p>
          </table:table-cell>
          <table:table-cell office:value-type="float" office:value="239692.557963311" calcext:value-type="float">
            <text:p>239692.557963311</text:p>
          </table:table-cell>
          <table:table-cell office:value-type="float" office:value="244882.54910518" calcext:value-type="float">
            <text:p>244882.54910518</text:p>
          </table:table-cell>
          <table:table-cell office:value-type="float" office:value="252304.620833041" calcext:value-type="float">
            <text:p>252304.620833041</text:p>
          </table:table-cell>
          <table:table-cell office:value-type="float" office:value="260324.387463845" calcext:value-type="float">
            <text:p>260324.387463845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31.600589195083" calcext:value-type="float">
            <text:p>31.600589195083</text:p>
          </table:table-cell>
          <table:table-cell office:value-type="float" office:value="8.84325039913934" calcext:value-type="float">
            <text:p>8.84325039913934</text:p>
          </table:table-cell>
          <table:table-cell office:value-type="float" office:value="1.06538718427818" calcext:value-type="float">
            <text:p>1.06538718427818</text:p>
          </table:table-cell>
          <table:table-cell office:value-type="float" office:value="0.15048505709374" calcext:value-type="float">
            <text:p>0.15048505709374</text:p>
          </table:table-cell>
          <table:table-cell office:value-type="float" office:value="1.24455263246351" calcext:value-type="float">
            <text:p>1.24455263246351</text:p>
          </table:table-cell>
          <table:table-cell office:value-type="float" office:value="1.17689070537536" calcext:value-type="float">
            <text:p>1.17689070537536</text:p>
          </table:table-cell>
          <table:table-cell office:value-type="float" office:value="0.344046413080983" calcext:value-type="float">
            <text:p>0.344046413080983</text:p>
          </table:table-cell>
          <table:table-cell office:value-type="float" office:value="0.325341825818371" calcext:value-type="float">
            <text:p>0.325341825818371</text:p>
          </table:table-cell>
          <table:table-cell office:value-type="float" office:value="0.026514560475382" calcext:value-type="float">
            <text:p>0.026514560475382</text:p>
          </table:table-cell>
          <table:table-cell office:value-type="float" office:value="0.002646011607651" calcext:value-type="float">
            <text:p>0.002646011607651</text:p>
          </table:table-cell>
          <table:table-cell office:value-type="float" office:value="0.053268945558764" calcext:value-type="float">
            <text:p>0.053268945558764</text:p>
          </table:table-cell>
          <table:table-cell office:value-type="float" office:value="0.050372901296397" calcext:value-type="float">
            <text:p>0.050372901296397</text:p>
          </table:table-cell>
          <table:table-cell table:formula="of:=SUM([.E3:.P3])" office:value-type="float" office:value="44.8833458312707" calcext:value-type="float">
            <text:p>44.8833458312707</text:p>
          </table:table-cell>
          <table:table-cell/>
          <table:table-cell office:value-type="string" calcext:value-type="string">
            <text:p>USA2MEX</text:p>
          </table:table-cell>
          <table:table-cell office:value-type="float" office:value="104894.92253529" calcext:value-type="float">
            <text:p>104894.92253529</text:p>
          </table:table-cell>
          <table:table-cell office:value-type="float" office:value="95026.3084036861" calcext:value-type="float">
            <text:p>95026.3084036861</text:p>
          </table:table-cell>
          <table:table-cell office:value-type="float" office:value="88033.8832580325" calcext:value-type="float">
            <text:p>88033.8832580325</text:p>
          </table:table-cell>
          <table:table-cell office:value-type="float" office:value="89415.0463930317" calcext:value-type="float">
            <text:p>89415.0463930317</text:p>
          </table:table-cell>
          <table:table-cell office:value-type="float" office:value="100450.921987561" calcext:value-type="float">
            <text:p>100450.921987561</text:p>
          </table:table-cell>
          <table:table-cell office:value-type="float" office:value="111153.479812229" calcext:value-type="float">
            <text:p>111153.479812229</text:p>
          </table:table-cell>
          <table:table-cell office:value-type="float" office:value="122300.954491418" calcext:value-type="float">
            <text:p>122300.954491418</text:p>
          </table:table-cell>
          <table:table-cell office:value-type="float" office:value="129992.322213768" calcext:value-type="float">
            <text:p>129992.322213768</text:p>
          </table:table-cell>
          <table:table-cell office:value-type="float" office:value="138478.955777873" calcext:value-type="float">
            <text:p>138478.955777873</text:p>
          </table:table-cell>
          <table:table-cell office:value-type="float" office:value="111989.775821486" calcext:value-type="float">
            <text:p>111989.775821486</text:p>
          </table:table-cell>
          <table:table-cell office:value-type="float" office:value="135382.623109582" calcext:value-type="float">
            <text:p>135382.623109582</text:p>
          </table:table-cell>
          <table:table-cell office:value-type="float" office:value="157226.921279556" calcext:value-type="float">
            <text:p>157226.921279556</text:p>
          </table:table-cell>
          <table:table-cell office:value-type="float" office:value="166152.3470678" calcext:value-type="float">
            <text:p>166152.3470678</text:p>
          </table:table-cell>
          <table:table-cell office:value-type="float" office:value="171361.249175084" calcext:value-type="float">
            <text:p>171361.249175084</text:p>
          </table:table-cell>
          <table:table-cell office:value-type="float" office:value="175880.638217394" calcext:value-type="float">
            <text:p>175880.638217394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7.23987644812614" calcext:value-type="float">
            <text:p>7.23987644812614</text:p>
          </table:table-cell>
          <table:table-cell office:value-type="float" office:value="41.4719951373022" calcext:value-type="float">
            <text:p>41.4719951373022</text:p>
          </table:table-cell>
          <table:table-cell office:value-type="float" office:value="4.99632267450056" calcext:value-type="float">
            <text:p>4.99632267450056</text:p>
          </table:table-cell>
          <table:table-cell office:value-type="float" office:value="0.705726439491794" calcext:value-type="float">
            <text:p>0.705726439491794</text:p>
          </table:table-cell>
          <table:table-cell office:value-type="float" office:value="0.212941491693179" calcext:value-type="float">
            <text:p>0.212941491693179</text:p>
          </table:table-cell>
          <table:table-cell office:value-type="float" office:value="0.309077500597617" calcext:value-type="float">
            <text:p>0.309077500597617</text:p>
          </table:table-cell>
          <table:table-cell office:value-type="float" office:value="1.20527510722792" calcext:value-type="float">
            <text:p>1.20527510722792</text:p>
          </table:table-cell>
          <table:table-cell office:value-type="float" office:value="1.74941677506087" calcext:value-type="float">
            <text:p>1.74941677506087</text:p>
          </table:table-cell>
          <table:table-cell office:value-type="float" office:value="0.124344741740399" calcext:value-type="float">
            <text:p>0.124344741740399</text:p>
          </table:table-cell>
          <table:table-cell office:value-type="float" office:value="0.024948919615034" calcext:value-type="float">
            <text:p>0.024948919615034</text:p>
          </table:table-cell>
          <table:table-cell office:value-type="float" office:value="0.18661358579366" calcext:value-type="float">
            <text:p>0.18661358579366</text:p>
          </table:table-cell>
          <table:table-cell office:value-type="float" office:value="0.27086341988141" calcext:value-type="float">
            <text:p>0.27086341988141</text:p>
          </table:table-cell>
          <table:table-cell table:formula="of:=SUM([.E4:.P4])" office:value-type="float" office:value="58.4974022410308" calcext:value-type="float">
            <text:p>58.49740224103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738.437662035188" calcext:value-type="float">
            <text:p>738.437662035188</text:p>
          </table:table-cell>
          <table:table-cell office:value-type="float" office:value="5897.14169871182" calcext:value-type="float">
            <text:p>5897.14169871182</text:p>
          </table:table-cell>
          <table:table-cell office:value-type="float" office:value="581.748944190246" calcext:value-type="float">
            <text:p>581.748944190246</text:p>
          </table:table-cell>
          <table:table-cell office:value-type="float" office:value="96.7537588578609" calcext:value-type="float">
            <text:p>96.7537588578609</text:p>
          </table:table-cell>
          <table:table-cell office:value-type="float" office:value="18.7261370090832" calcext:value-type="float">
            <text:p>18.7261370090832</text:p>
          </table:table-cell>
          <table:table-cell office:value-type="float" office:value="21.8052499884823" calcext:value-type="float">
            <text:p>21.8052499884823</text:p>
          </table:table-cell>
          <table:table-cell office:value-type="float" office:value="148.498695452499" calcext:value-type="float">
            <text:p>148.498695452499</text:p>
          </table:table-cell>
          <table:table-cell office:value-type="float" office:value="172.916131914159" calcext:value-type="float">
            <text:p>172.916131914159</text:p>
          </table:table-cell>
          <table:table-cell office:value-type="float" office:value="17.9775970494528" calcext:value-type="float">
            <text:p>17.9775970494528</text:p>
          </table:table-cell>
          <table:table-cell office:value-type="float" office:value="1.89268114169509" calcext:value-type="float">
            <text:p>1.89268114169509</text:p>
          </table:table-cell>
          <table:table-cell office:value-type="float" office:value="18.757821775759" calcext:value-type="float">
            <text:p>18.757821775759</text:p>
          </table:table-cell>
          <table:table-cell office:value-type="float" office:value="21.8421446378089" calcext:value-type="float">
            <text:p>21.8421446378089</text:p>
          </table:table-cell>
          <table:table-cell table:formula="of:=SUM([.E5:.P5])" office:value-type="float" office:value="7736.49852276405" calcext:value-type="float">
            <text:p>7736.498522764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759.08954583615" calcext:value-type="float">
            <text:p>1759.08954583615</text:p>
          </table:table-cell>
          <table:table-cell office:value-type="float" office:value="139.128617682448" calcext:value-type="float">
            <text:p>139.128617682448</text:p>
          </table:table-cell>
          <table:table-cell office:value-type="float" office:value="7.16476994132092" calcext:value-type="float">
            <text:p>7.16476994132092</text:p>
          </table:table-cell>
          <table:table-cell office:value-type="float" office:value="0.878803385062818" calcext:value-type="float">
            <text:p>0.878803385062818</text:p>
          </table:table-cell>
          <table:table-cell office:value-type="float" office:value="89.5511646684214" calcext:value-type="float">
            <text:p>89.5511646684214</text:p>
          </table:table-cell>
          <table:table-cell office:value-type="float" office:value="166.350809769882" calcext:value-type="float">
            <text:p>166.350809769882</text:p>
          </table:table-cell>
          <table:table-cell office:value-type="float" office:value="7.07853153314572" calcext:value-type="float">
            <text:p>7.07853153314572</text:p>
          </table:table-cell>
          <table:table-cell office:value-type="float" office:value="13.1491249374635" calcext:value-type="float">
            <text:p>13.1491249374635</text:p>
          </table:table-cell>
          <table:table-cell office:value-type="float" office:value="0.095437067183442" calcext:value-type="float">
            <text:p>0.095437067183442</text:p>
          </table:table-cell>
          <table:table-cell office:value-type="float" office:value="0.105837507466636" calcext:value-type="float">
            <text:p>0.105837507466636</text:p>
          </table:table-cell>
          <table:table-cell office:value-type="float" office:value="0.423909440061909" calcext:value-type="float">
            <text:p>0.423909440061909</text:p>
          </table:table-cell>
          <table:table-cell office:value-type="float" office:value="0.787456856474171" calcext:value-type="float">
            <text:p>0.787456856474171</text:p>
          </table:table-cell>
          <table:table-cell table:formula="of:=SUM([.E6:.P6])" office:value-type="float" office:value="2183.80400862508" calcext:value-type="float">
            <text:p>2183.804008625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7811.47302715995" calcext:value-type="float">
            <text:p>7811.47302715995</text:p>
          </table:table-cell>
          <table:table-cell office:value-type="float" office:value="592.152642756868" calcext:value-type="float">
            <text:p>592.152642756868</text:p>
          </table:table-cell>
          <table:table-cell office:value-type="float" office:value="75.0742648972762" calcext:value-type="float">
            <text:p>75.0742648972762</text:p>
          </table:table-cell>
          <table:table-cell office:value-type="float" office:value="19.4872574991008" calcext:value-type="float">
            <text:p>19.4872574991008</text:p>
          </table:table-cell>
          <table:table-cell office:value-type="float" office:value="1074.00536769401" calcext:value-type="float">
            <text:p>1074.00536769401</text:p>
          </table:table-cell>
          <table:table-cell office:value-type="float" office:value="1756.04907821154" calcext:value-type="float">
            <text:p>1756.04907821154</text:p>
          </table:table-cell>
          <table:table-cell office:value-type="float" office:value="80.8916045765503" calcext:value-type="float">
            <text:p>80.8916045765503</text:p>
          </table:table-cell>
          <table:table-cell office:value-type="float" office:value="132.261562115557" calcext:value-type="float">
            <text:p>132.261562115557</text:p>
          </table:table-cell>
          <table:table-cell office:value-type="float" office:value="6.78140391985373" calcext:value-type="float">
            <text:p>6.78140391985373</text:p>
          </table:table-cell>
          <table:table-cell office:value-type="float" office:value="1.32468726450125" calcext:value-type="float">
            <text:p>1.32468726450125</text:p>
          </table:table-cell>
          <table:table-cell office:value-type="float" office:value="14.6397609283276" calcext:value-type="float">
            <text:p>14.6397609283276</text:p>
          </table:table-cell>
          <table:table-cell office:value-type="float" office:value="23.9366947845193" calcext:value-type="float">
            <text:p>23.9366947845193</text:p>
          </table:table-cell>
          <table:table-cell table:formula="of:=SUM([.E7:.P7])" office:value-type="float" office:value="11588.0773518081" calcext:value-type="float">
            <text:p>11588.07735180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28.579334826004" calcext:value-type="float">
            <text:p>128.579334826004</text:p>
          </table:table-cell>
          <table:table-cell office:value-type="float" office:value="88.3586742452871" calcext:value-type="float">
            <text:p>88.3586742452871</text:p>
          </table:table-cell>
          <table:table-cell office:value-type="float" office:value="6.25295941251398" calcext:value-type="float">
            <text:p>6.25295941251398</text:p>
          </table:table-cell>
          <table:table-cell office:value-type="float" office:value="0.728089159574677" calcext:value-type="float">
            <text:p>0.728089159574677</text:p>
          </table:table-cell>
          <table:table-cell office:value-type="float" office:value="9.56072687004095" calcext:value-type="float">
            <text:p>9.56072687004095</text:p>
          </table:table-cell>
          <table:table-cell office:value-type="float" office:value="9.80179551228949" calcext:value-type="float">
            <text:p>9.80179551228949</text:p>
          </table:table-cell>
          <table:table-cell office:value-type="float" office:value="6.53895866076027" calcext:value-type="float">
            <text:p>6.53895866076027</text:p>
          </table:table-cell>
          <table:table-cell office:value-type="float" office:value="6.70383502502587" calcext:value-type="float">
            <text:p>6.70383502502587</text:p>
          </table:table-cell>
          <table:table-cell office:value-type="float" office:value="0.218105209392142" calcext:value-type="float">
            <text:p>0.218105209392142</text:p>
          </table:table-cell>
          <table:table-cell office:value-type="float" office:value="0.060870125956463" calcext:value-type="float">
            <text:p>0.060870125956463</text:p>
          </table:table-cell>
          <table:table-cell office:value-type="float" office:value="0.570926127057118" calcext:value-type="float">
            <text:p>0.570926127057118</text:p>
          </table:table-cell>
          <table:table-cell office:value-type="float" office:value="0.585321725649643" calcext:value-type="float">
            <text:p>0.585321725649643</text:p>
          </table:table-cell>
          <table:table-cell table:formula="of:=SUM([.E8:.P8])" office:value-type="float" office:value="257.959596899552" calcext:value-type="float">
            <text:p>257.9595968995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27.084569901619" calcext:value-type="float">
            <text:p>127.084569901619</text:p>
          </table:table-cell>
          <table:table-cell office:value-type="float" office:value="355.91944226806" calcext:value-type="float">
            <text:p>355.91944226806</text:p>
          </table:table-cell>
          <table:table-cell office:value-type="float" office:value="43.8787837314469" calcext:value-type="float">
            <text:p>43.8787837314469</text:p>
          </table:table-cell>
          <table:table-cell office:value-type="float" office:value="5.76235983656875" calcext:value-type="float">
            <text:p>5.76235983656875</text:p>
          </table:table-cell>
          <table:table-cell office:value-type="float" office:value="13.5994846523583" calcext:value-type="float">
            <text:p>13.5994846523583</text:p>
          </table:table-cell>
          <table:table-cell office:value-type="float" office:value="34.1173550633271" calcext:value-type="float">
            <text:p>34.1173550633271</text:p>
          </table:table-cell>
          <table:table-cell office:value-type="float" office:value="37.8005396183632" calcext:value-type="float">
            <text:p>37.8005396183632</text:p>
          </table:table-cell>
          <table:table-cell office:value-type="float" office:value="94.8311252016027" calcext:value-type="float">
            <text:p>94.8311252016027</text:p>
          </table:table-cell>
          <table:table-cell office:value-type="float" office:value="1.70041399563145" calcext:value-type="float">
            <text:p>1.70041399563145</text:p>
          </table:table-cell>
          <table:table-cell office:value-type="float" office:value="0.719145966341079" calcext:value-type="float">
            <text:p>0.719145966341079</text:p>
          </table:table-cell>
          <table:table-cell office:value-type="float" office:value="5.85794492891585" calcext:value-type="float">
            <text:p>5.85794492891585</text:p>
          </table:table-cell>
          <table:table-cell office:value-type="float" office:value="14.6959676921715" calcext:value-type="float">
            <text:p>14.6959676921715</text:p>
          </table:table-cell>
          <table:table-cell table:formula="of:=SUM([.E9:.P9])" office:value-type="float" office:value="735.967132856406" calcext:value-type="float">
            <text:p>735.9671328564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.853506431361" calcext:value-type="float">
            <text:p>100.853506431361</text:p>
          </table:table-cell>
          <table:table-cell office:value-type="float" office:value="6.87443354043283" calcext:value-type="float">
            <text:p>6.87443354043283</text:p>
          </table:table-cell>
          <table:table-cell office:value-type="float" office:value="0.400546963110394" calcext:value-type="float">
            <text:p>0.40054696311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145311028727" calcext:value-type="float">
            <text:p>9.06145311028727</text:p>
          </table:table-cell>
          <table:table-cell office:value-type="float" office:value="19.1633151505308" calcext:value-type="float">
            <text:p>19.1633151505308</text:p>
          </table:table-cell>
          <table:table-cell office:value-type="float" office:value="0.127658262695134" calcext:value-type="float">
            <text:p>0.127658262695134</text:p>
          </table:table-cell>
          <table:table-cell office:value-type="float" office:value="0.141752022290336" calcext:value-type="float">
            <text:p>0.141752022290336</text:p>
          </table:table-cell>
          <table:table-cell office:value-type="float" office:value="0.693848040117972" calcext:value-type="float">
            <text:p>0.693848040117972</text:p>
          </table:table-cell>
          <table:table-cell office:value-type="float" office:value="1.46736163587976" calcext:value-type="float">
            <text:p>1.46736163587976</text:p>
          </table:table-cell>
          <table:table-cell table:formula="of:=SUM([.E10:.P10])" office:value-type="float" office:value="138.783875156706" calcext:value-type="float">
            <text:p>138.7838751567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81.870814007787" calcext:value-type="float">
            <text:p>181.870814007787</text:p>
          </table:table-cell>
          <table:table-cell office:value-type="float" office:value="536.569197359909" calcext:value-type="float">
            <text:p>536.569197359909</text:p>
          </table:table-cell>
          <table:table-cell office:value-type="float" office:value="48.856995168488" calcext:value-type="float">
            <text:p>48.856995168488</text:p>
          </table:table-cell>
          <table:table-cell office:value-type="float" office:value="4.70110984735858" calcext:value-type="float">
            <text:p>4.70110984735858</text:p>
          </table:table-cell>
          <table:table-cell office:value-type="float" office:value="9.17185572716511" calcext:value-type="float">
            <text:p>9.17185572716511</text:p>
          </table:table-cell>
          <table:table-cell office:value-type="float" office:value="13.594516385875" calcext:value-type="float">
            <text:p>13.594516385875</text:p>
          </table:table-cell>
          <table:table-cell office:value-type="float" office:value="26.9624709380702" calcext:value-type="float">
            <text:p>26.9624709380702</text:p>
          </table:table-cell>
          <table:table-cell office:value-type="float" office:value="39.9637503984776" calcext:value-type="float">
            <text:p>39.9637503984776</text:p>
          </table:table-cell>
          <table:table-cell office:value-type="float" office:value="1.24148881186523" calcext:value-type="float">
            <text:p>1.24148881186523</text:p>
          </table:table-cell>
          <table:table-cell office:value-type="float" office:value="0.70910585770063" calcext:value-type="float">
            <text:p>0.70910585770063</text:p>
          </table:table-cell>
          <table:table-cell office:value-type="float" office:value="2.89637739099969" calcext:value-type="float">
            <text:p>2.89637739099969</text:p>
          </table:table-cell>
          <table:table-cell office:value-type="float" office:value="4.29300798801306" calcext:value-type="float">
            <text:p>4.29300798801306</text:p>
          </table:table-cell>
          <table:table-cell table:formula="of:=SUM([.E11:.P11])" office:value-type="float" office:value="870.830689881709" calcext:value-type="float">
            <text:p>870.8306898817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32.639617898288" calcext:value-type="float">
            <text:p>232.639617898288</text:p>
          </table:table-cell>
          <table:table-cell office:value-type="float" office:value="1209.0950761348" calcext:value-type="float">
            <text:p>1209.0950761348</text:p>
          </table:table-cell>
          <table:table-cell office:value-type="float" office:value="183.178659183361" calcext:value-type="float">
            <text:p>183.178659183361</text:p>
          </table:table-cell>
          <table:table-cell office:value-type="float" office:value="28.8465797326013" calcext:value-type="float">
            <text:p>28.8465797326013</text:p>
          </table:table-cell>
          <table:table-cell office:value-type="float" office:value="20.5480140581099" calcext:value-type="float">
            <text:p>20.5480140581099</text:p>
          </table:table-cell>
          <table:table-cell office:value-type="float" office:value="39.2463399562956" calcext:value-type="float">
            <text:p>39.2463399562956</text:p>
          </table:table-cell>
          <table:table-cell office:value-type="float" office:value="105.598729377983" calcext:value-type="float">
            <text:p>105.598729377983</text:p>
          </table:table-cell>
          <table:table-cell office:value-type="float" office:value="201.69168759574" calcext:value-type="float">
            <text:p>201.69168759574</text:p>
          </table:table-cell>
          <table:table-cell office:value-type="float" office:value="8.4593078097755" calcext:value-type="float">
            <text:p>8.4593078097755</text:p>
          </table:table-cell>
          <table:table-cell office:value-type="float" office:value="1.91081041272724" calcext:value-type="float">
            <text:p>1.91081041272724</text:p>
          </table:table-cell>
          <table:table-cell office:value-type="float" office:value="20.8384003451632" calcext:value-type="float">
            <text:p>20.8384003451632</text:p>
          </table:table-cell>
          <table:table-cell office:value-type="float" office:value="39.8009725795802" calcext:value-type="float">
            <text:p>39.8009725795802</text:p>
          </table:table-cell>
          <table:table-cell table:formula="of:=SUM([.E12:.P12])" office:value-type="float" office:value="2091.85419508442" calcext:value-type="float">
            <text:p>2091.854195084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28.296418402161" calcext:value-type="float">
            <text:p>128.296418402161</text:p>
          </table:table-cell>
          <table:table-cell office:value-type="float" office:value="42.0759826756083" calcext:value-type="float">
            <text:p>42.0759826756083</text:p>
          </table:table-cell>
          <table:table-cell office:value-type="float" office:value="6.374537917034" calcext:value-type="float">
            <text:p>6.374537917034</text:p>
          </table:table-cell>
          <table:table-cell office:value-type="float" office:value="1.00384845503269" calcext:value-type="float">
            <text:p>1.00384845503269</text:p>
          </table:table-cell>
          <table:table-cell office:value-type="float" office:value="6.48951853944824" calcext:value-type="float">
            <text:p>6.48951853944824</text:p>
          </table:table-cell>
          <table:table-cell office:value-type="float" office:value="8.2252571036324" calcext:value-type="float">
            <text:p>8.2252571036324</text:p>
          </table:table-cell>
          <table:table-cell office:value-type="float" office:value="2.10273454968039" calcext:value-type="float">
            <text:p>2.10273454968039</text:p>
          </table:table-cell>
          <table:table-cell office:value-type="float" office:value="2.6651487605246" calcext:value-type="float">
            <text:p>2.6651487605246</text:p>
          </table:table-cell>
          <table:table-cell office:value-type="float" office:value="0.294380245862376" calcext:value-type="float">
            <text:p>0.294380245862376</text:p>
          </table:table-cell>
          <table:table-cell office:value-type="float" office:value="0.025239313167665" calcext:value-type="float">
            <text:p>0.025239313167665</text:p>
          </table:table-cell>
          <table:table-cell office:value-type="float" office:value="0.414944633170881" calcext:value-type="float">
            <text:p>0.414944633170881</text:p>
          </table:table-cell>
          <table:table-cell office:value-type="float" office:value="0.525929045561078" calcext:value-type="float">
            <text:p>0.525929045561078</text:p>
          </table:table-cell>
          <table:table-cell table:formula="of:=SUM([.E13:.P13])" office:value-type="float" office:value="198.493939640884" calcext:value-type="float">
            <text:p>198.4939396408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492.395505283926" calcext:value-type="float">
            <text:p>492.395505283926</text:p>
          </table:table-cell>
          <table:table-cell office:value-type="float" office:value="863.313836931424" calcext:value-type="float">
            <text:p>863.313836931424</text:p>
          </table:table-cell>
          <table:table-cell office:value-type="float" office:value="106.521117024922" calcext:value-type="float">
            <text:p>106.521117024922</text:p>
          </table:table-cell>
          <table:table-cell office:value-type="float" office:value="13.9449647818502" calcext:value-type="float">
            <text:p>13.9449647818502</text:p>
          </table:table-cell>
          <table:table-cell office:value-type="float" office:value="63.8836670667905" calcext:value-type="float">
            <text:p>63.8836670667905</text:p>
          </table:table-cell>
          <table:table-cell office:value-type="float" office:value="113.253432538555" calcext:value-type="float">
            <text:p>113.253432538555</text:p>
          </table:table-cell>
          <table:table-cell office:value-type="float" office:value="111.311381986423" calcext:value-type="float">
            <text:p>111.311381986423</text:p>
          </table:table-cell>
          <table:table-cell office:value-type="float" office:value="197.333632670034" calcext:value-type="float">
            <text:p>197.333632670034</text:p>
          </table:table-cell>
          <table:table-cell office:value-type="float" office:value="4.68739551499829" calcext:value-type="float">
            <text:p>4.68739551499829</text:p>
          </table:table-cell>
          <table:table-cell office:value-type="float" office:value="1.89487365949456" calcext:value-type="float">
            <text:p>1.89487365949456</text:p>
          </table:table-cell>
          <table:table-cell office:value-type="float" office:value="17.1787597984225" calcext:value-type="float">
            <text:p>17.1787597984225</text:p>
          </table:table-cell>
          <table:table-cell office:value-type="float" office:value="30.4546311014459" calcext:value-type="float">
            <text:p>30.4546311014459</text:p>
          </table:table-cell>
          <table:table-cell table:formula="of:=SUM([.E14:.P14])" office:value-type="float" office:value="2016.17319835829" calcext:value-type="float">
            <text:p>2016.173198358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27.848331958369" calcext:value-type="float">
            <text:p>127.848331958369</text:p>
          </table:table-cell>
          <table:table-cell office:value-type="float" office:value="1163.42872014745" calcext:value-type="float">
            <text:p>1163.42872014745</text:p>
          </table:table-cell>
          <table:table-cell office:value-type="float" office:value="78.0468585088453" calcext:value-type="float">
            <text:p>78.0468585088453</text:p>
          </table:table-cell>
          <table:table-cell office:value-type="float" office:value="12.0538435121397" calcext:value-type="float">
            <text:p>12.0538435121397</text:p>
          </table:table-cell>
          <table:table-cell office:value-type="float" office:value="5.81651073614831" calcext:value-type="float">
            <text:p>5.81651073614831</text:p>
          </table:table-cell>
          <table:table-cell office:value-type="float" office:value="9.09083296537187" calcext:value-type="float">
            <text:p>9.09083296537187</text:p>
          </table:table-cell>
          <table:table-cell office:value-type="float" office:value="52.7019347931625" calcext:value-type="float">
            <text:p>52.7019347931625</text:p>
          </table:table-cell>
          <table:table-cell office:value-type="float" office:value="82.369741566715" calcext:value-type="float">
            <text:p>82.369741566715</text:p>
          </table:table-cell>
          <table:table-cell office:value-type="float" office:value="3.9477257093107" calcext:value-type="float">
            <text:p>3.9477257093107</text:p>
          </table:table-cell>
          <table:table-cell office:value-type="float" office:value="0.889908599615875" calcext:value-type="float">
            <text:p>0.889908599615875</text:p>
          </table:table-cell>
          <table:table-cell office:value-type="float" office:value="4.54797517358851" calcext:value-type="float">
            <text:p>4.54797517358851</text:p>
          </table:table-cell>
          <table:table-cell office:value-type="float" office:value="7.10819329822639" calcext:value-type="float">
            <text:p>7.10819329822639</text:p>
          </table:table-cell>
          <table:table-cell table:formula="of:=SUM([.E15:.P15])" office:value-type="float" office:value="1547.85057696894" calcext:value-type="float">
            <text:p>1547.850576968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.047476194361782" calcext:value-type="float">
            <text:p>0.047476194361782</text:p>
          </table:table-cell>
          <table:table-cell office:value-type="float" office:value="1419.57443673097" calcext:value-type="float">
            <text:p>1419.57443673097</text:p>
          </table:table-cell>
          <table:table-cell office:value-type="float" office:value="327.782372793219" calcext:value-type="float">
            <text:p>327.782372793219</text:p>
          </table:table-cell>
          <table:table-cell office:value-type="float" office:value="50.6534242688424" calcext:value-type="float">
            <text:p>50.6534242688424</text:p>
          </table:table-cell>
          <table:table-cell office:value-type="float" office:value="0.006066064287353" calcext:value-type="float">
            <text:p>0.006066064287353</text:p>
          </table:table-cell>
          <table:table-cell office:value-type="float" office:value="0.005696662574646" calcext:value-type="float">
            <text:p>0.005696662574646</text:p>
          </table:table-cell>
          <table:table-cell office:value-type="float" office:value="178.227201212944" calcext:value-type="float">
            <text:p>178.227201212944</text:p>
          </table:table-cell>
          <table:table-cell office:value-type="float" office:value="167.373799359577" calcext:value-type="float">
            <text:p>167.373799359577</text:p>
          </table:table-cell>
          <table:table-cell office:value-type="float" office:value="19.7591112349287" calcext:value-type="float">
            <text:p>19.7591112349287</text:p>
          </table:table-cell>
          <table:table-cell office:value-type="float" office:value="2.76350294461215" calcext:value-type="float">
            <text:p>2.76350294461215</text:p>
          </table:table-cell>
          <table:table-cell office:value-type="float" office:value="54.3834669649726" calcext:value-type="float">
            <text:p>54.3834669649726</text:p>
          </table:table-cell>
          <table:table-cell office:value-type="float" office:value="51.0717074965345" calcext:value-type="float">
            <text:p>51.0717074965345</text:p>
          </table:table-cell>
          <table:table-cell table:formula="of:=SUM([.E16:.P16])" office:value-type="float" office:value="2271.64826192782" calcext:value-type="float">
            <text:p>2271.648261927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81.556353667147" calcext:value-type="float">
            <text:p>281.556353667147</text:p>
          </table:table-cell>
          <table:table-cell office:value-type="float" office:value="1643.76471733031" calcext:value-type="float">
            <text:p>1643.76471733031</text:p>
          </table:table-cell>
          <table:table-cell office:value-type="float" office:value="252.380651174124" calcext:value-type="float">
            <text:p>252.380651174124</text:p>
          </table:table-cell>
          <table:table-cell office:value-type="float" office:value="31.8059345458631" calcext:value-type="float">
            <text:p>31.8059345458631</text:p>
          </table:table-cell>
          <table:table-cell office:value-type="float" office:value="58.2534341882411" calcext:value-type="float">
            <text:p>58.2534341882411</text:p>
          </table:table-cell>
          <table:table-cell office:value-type="float" office:value="66.2117321547885" calcext:value-type="float">
            <text:p>66.2117321547885</text:p>
          </table:table-cell>
          <table:table-cell office:value-type="float" office:value="337.55036233032" calcext:value-type="float">
            <text:p>337.55036233032</text:p>
          </table:table-cell>
          <table:table-cell office:value-type="float" office:value="383.664834370888" calcext:value-type="float">
            <text:p>383.664834370888</text:p>
          </table:table-cell>
          <table:table-cell office:value-type="float" office:value="12.4953882111059" calcext:value-type="float">
            <text:p>12.4953882111059</text:p>
          </table:table-cell>
          <table:table-cell office:value-type="float" office:value="5.09628790273831" calcext:value-type="float">
            <text:p>5.09628790273831</text:p>
          </table:table-cell>
          <table:table-cell office:value-type="float" office:value="64.9785041683403" calcext:value-type="float">
            <text:p>64.9785041683403</text:p>
          </table:table-cell>
          <table:table-cell office:value-type="float" office:value="73.8555481537845" calcext:value-type="float">
            <text:p>73.8555481537845</text:p>
          </table:table-cell>
          <table:table-cell table:formula="of:=SUM([.E17:.P17])" office:value-type="float" office:value="3211.61374819765" calcext:value-type="float">
            <text:p>3211.613748197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0481.161928757" calcext:value-type="float">
            <text:p>10481.161928757</text:p>
          </table:table-cell>
          <table:table-cell office:value-type="float" office:value="1723.94859111863" calcext:value-type="float">
            <text:p>1723.94859111863</text:p>
          </table:table-cell>
          <table:table-cell office:value-type="float" office:value="492.040431991818" calcext:value-type="float">
            <text:p>492.040431991818</text:p>
          </table:table-cell>
          <table:table-cell office:value-type="float" office:value="43.1130783653241" calcext:value-type="float">
            <text:p>43.1130783653241</text:p>
          </table:table-cell>
          <table:table-cell office:value-type="float" office:value="5779.09493324196" calcext:value-type="float">
            <text:p>5779.09493324196</text:p>
          </table:table-cell>
          <table:table-cell office:value-type="float" office:value="9739.43436177934" calcext:value-type="float">
            <text:p>9739.43436177934</text:p>
          </table:table-cell>
          <table:table-cell office:value-type="float" office:value="940.921527028294" calcext:value-type="float">
            <text:p>940.921527028294</text:p>
          </table:table-cell>
          <table:table-cell office:value-type="float" office:value="1585.72294761325" calcext:value-type="float">
            <text:p>1585.72294761325</text:p>
          </table:table-cell>
          <table:table-cell office:value-type="float" office:value="33.7412265589615" calcext:value-type="float">
            <text:p>33.7412265589615</text:p>
          </table:table-cell>
          <table:table-cell office:value-type="float" office:value="18.4813194626623" calcext:value-type="float">
            <text:p>18.4813194626623</text:p>
          </table:table-cell>
          <table:table-cell office:value-type="float" office:value="333.494864038143" calcext:value-type="float">
            <text:p>333.494864038143</text:p>
          </table:table-cell>
          <table:table-cell office:value-type="float" office:value="562.03460503943" calcext:value-type="float">
            <text:p>562.03460503943</text:p>
          </table:table-cell>
          <table:table-cell table:formula="of:=SUM([.E18:.P18])" office:value-type="float" office:value="31733.1898149948" calcext:value-type="float">
            <text:p>31733.18981499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3169.63589907434" calcext:value-type="float">
            <text:p>3169.63589907434</text:p>
          </table:table-cell>
          <table:table-cell office:value-type="float" office:value="2571.8230681301" calcext:value-type="float">
            <text:p>2571.8230681301</text:p>
          </table:table-cell>
          <table:table-cell office:value-type="float" office:value="336.854279919813" calcext:value-type="float">
            <text:p>336.854279919813</text:p>
          </table:table-cell>
          <table:table-cell office:value-type="float" office:value="45.1648892689216" calcext:value-type="float">
            <text:p>45.1648892689216</text:p>
          </table:table-cell>
          <table:table-cell office:value-type="float" office:value="1040.34730636597" calcext:value-type="float">
            <text:p>1040.34730636597</text:p>
          </table:table-cell>
          <table:table-cell office:value-type="float" office:value="1408.86465194615" calcext:value-type="float">
            <text:p>1408.86465194615</text:p>
          </table:table-cell>
          <table:table-cell office:value-type="float" office:value="840.427461873669" calcext:value-type="float">
            <text:p>840.427461873669</text:p>
          </table:table-cell>
          <table:table-cell office:value-type="float" office:value="1138.12813885646" calcext:value-type="float">
            <text:p>1138.12813885646</text:p>
          </table:table-cell>
          <table:table-cell office:value-type="float" office:value="21.2587470595537" calcext:value-type="float">
            <text:p>21.2587470595537</text:p>
          </table:table-cell>
          <table:table-cell office:value-type="float" office:value="13.6156335447885" calcext:value-type="float">
            <text:p>13.6156335447885</text:p>
          </table:table-cell>
          <table:table-cell office:value-type="float" office:value="140.537980830843" calcext:value-type="float">
            <text:p>140.537980830843</text:p>
          </table:table-cell>
          <table:table-cell office:value-type="float" office:value="190.320090451418" calcext:value-type="float">
            <text:p>190.320090451418</text:p>
          </table:table-cell>
          <table:table-cell table:formula="of:=SUM([.E19:.P19])" office:value-type="float" office:value="10916.978147322" calcext:value-type="float">
            <text:p>10916.9781473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851.5139265254" calcext:value-type="float">
            <text:p>851.5139265254</text:p>
          </table:table-cell>
          <table:table-cell office:value-type="float" office:value="1141.41216678938" calcext:value-type="float">
            <text:p>1141.41216678938</text:p>
          </table:table-cell>
          <table:table-cell office:value-type="float" office:value="182.561744839274" calcext:value-type="float">
            <text:p>182.561744839274</text:p>
          </table:table-cell>
          <table:table-cell office:value-type="float" office:value="22.9189875149647" calcext:value-type="float">
            <text:p>22.9189875149647</text:p>
          </table:table-cell>
          <table:table-cell office:value-type="float" office:value="152.032504426376" calcext:value-type="float">
            <text:p>152.032504426376</text:p>
          </table:table-cell>
          <table:table-cell office:value-type="float" office:value="202.569123153029" calcext:value-type="float">
            <text:p>202.569123153029</text:p>
          </table:table-cell>
          <table:table-cell office:value-type="float" office:value="202.369139085597" calcext:value-type="float">
            <text:p>202.369139085597</text:p>
          </table:table-cell>
          <table:table-cell office:value-type="float" office:value="269.637990984057" calcext:value-type="float">
            <text:p>269.637990984057</text:p>
          </table:table-cell>
          <table:table-cell office:value-type="float" office:value="6.56216633677594" calcext:value-type="float">
            <text:p>6.56216633677594</text:p>
          </table:table-cell>
          <table:table-cell office:value-type="float" office:value="3.5439158352448" calcext:value-type="float">
            <text:p>3.5439158352448</text:p>
          </table:table-cell>
          <table:table-cell office:value-type="float" office:value="39.9145713820596" calcext:value-type="float">
            <text:p>39.9145713820596</text:p>
          </table:table-cell>
          <table:table-cell office:value-type="float" office:value="53.182441191767" calcext:value-type="float">
            <text:p>53.182441191767</text:p>
          </table:table-cell>
          <table:table-cell table:formula="of:=SUM([.E20:.P20])" office:value-type="float" office:value="3128.21867806392" calcext:value-type="float">
            <text:p>3128.218678063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1712.4765730927" calcext:value-type="float">
            <text:p>11712.4765730927</text:p>
          </table:table-cell>
          <table:table-cell office:value-type="float" office:value="4369.85214744567" calcext:value-type="float">
            <text:p>4369.85214744567</text:p>
          </table:table-cell>
          <table:table-cell office:value-type="float" office:value="662.491733578087" calcext:value-type="float">
            <text:p>662.491733578087</text:p>
          </table:table-cell>
          <table:table-cell office:value-type="float" office:value="102.459300128555" calcext:value-type="float">
            <text:p>102.459300128555</text:p>
          </table:table-cell>
          <table:table-cell office:value-type="float" office:value="3257.61388280717" calcext:value-type="float">
            <text:p>3257.61388280717</text:p>
          </table:table-cell>
          <table:table-cell office:value-type="float" office:value="4944.81267304573" calcext:value-type="float">
            <text:p>4944.81267304573</text:p>
          </table:table-cell>
          <table:table-cell office:value-type="float" office:value="1210.16433591675" calcext:value-type="float">
            <text:p>1210.16433591675</text:p>
          </table:table-cell>
          <table:table-cell office:value-type="float" office:value="1836.93837268169" calcext:value-type="float">
            <text:p>1836.93837268169</text:p>
          </table:table-cell>
          <table:table-cell office:value-type="float" office:value="34.3586967034096" calcext:value-type="float">
            <text:p>34.3586967034096</text:p>
          </table:table-cell>
          <table:table-cell office:value-type="float" office:value="32.9076147909535" calcext:value-type="float">
            <text:p>32.9076147909535</text:p>
          </table:table-cell>
          <table:table-cell office:value-type="float" office:value="236.697366885258" calcext:value-type="float">
            <text:p>236.697366885258</text:p>
          </table:table-cell>
          <table:table-cell office:value-type="float" office:value="359.288786687694" calcext:value-type="float">
            <text:p>359.288786687694</text:p>
          </table:table-cell>
          <table:table-cell table:formula="of:=SUM([.E21:.P21])" office:value-type="float" office:value="28760.0614837637" calcext:value-type="float">
            <text:p>28760.06148376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476.642743052144" calcext:value-type="float">
            <text:p>476.642743052144</text:p>
          </table:table-cell>
          <table:table-cell office:value-type="float" office:value="237.793427152367" calcext:value-type="float">
            <text:p>237.793427152367</text:p>
          </table:table-cell>
          <table:table-cell office:value-type="float" office:value="93.5860823191677" calcext:value-type="float">
            <text:p>93.5860823191677</text:p>
          </table:table-cell>
          <table:table-cell office:value-type="float" office:value="1.58867106967723" calcext:value-type="float">
            <text:p>1.58867106967723</text:p>
          </table:table-cell>
          <table:table-cell office:value-type="float" office:value="85.0046923076578" calcext:value-type="float">
            <text:p>85.0046923076578</text:p>
          </table:table-cell>
          <table:table-cell office:value-type="float" office:value="117.867588484093" calcext:value-type="float">
            <text:p>117.867588484093</text:p>
          </table:table-cell>
          <table:table-cell office:value-type="float" office:value="42.0274508879495" calcext:value-type="float">
            <text:p>42.0274508879495</text:p>
          </table:table-cell>
          <table:table-cell office:value-type="float" office:value="58.2753040075414" calcext:value-type="float">
            <text:p>58.2753040075414</text:p>
          </table:table-cell>
          <table:table-cell office:value-type="float" office:value="0.474162564096309" calcext:value-type="float">
            <text:p>0.474162564096309</text:p>
          </table:table-cell>
          <table:table-cell office:value-type="float" office:value="0.897554173512885" calcext:value-type="float">
            <text:p>0.897554173512885</text:p>
          </table:table-cell>
          <table:table-cell office:value-type="float" office:value="17.598884577418" calcext:value-type="float">
            <text:p>17.598884577418</text:p>
          </table:table-cell>
          <table:table-cell office:value-type="float" office:value="24.4026303588336" calcext:value-type="float">
            <text:p>24.4026303588336</text:p>
          </table:table-cell>
          <table:table-cell table:formula="of:=SUM([.E22:.P22])" office:value-type="float" office:value="1156.15919095446" calcext:value-type="float">
            <text:p>1156.159190954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680.5543374897" calcext:value-type="float">
            <text:p>2680.5543374897</text:p>
          </table:table-cell>
          <table:table-cell office:value-type="float" office:value="297.989109388628" calcext:value-type="float">
            <text:p>297.989109388628</text:p>
          </table:table-cell>
          <table:table-cell office:value-type="float" office:value="17.1361365680148" calcext:value-type="float">
            <text:p>17.1361365680148</text:p>
          </table:table-cell>
          <table:table-cell office:value-type="float" office:value="1.90160840889776" calcext:value-type="float">
            <text:p>1.90160840889776</text:p>
          </table:table-cell>
          <table:table-cell office:value-type="float" office:value="453.267624426493" calcext:value-type="float">
            <text:p>453.267624426493</text:p>
          </table:table-cell>
          <table:table-cell office:value-type="float" office:value="679.099877724772" calcext:value-type="float">
            <text:p>679.099877724772</text:p>
          </table:table-cell>
          <table:table-cell office:value-type="float" office:value="50.3570835229195" calcext:value-type="float">
            <text:p>50.3570835229195</text:p>
          </table:table-cell>
          <table:table-cell office:value-type="float" office:value="75.4465737681131" calcext:value-type="float">
            <text:p>75.4465737681131</text:p>
          </table:table-cell>
          <table:table-cell office:value-type="float" office:value="0.588514270855228" calcext:value-type="float">
            <text:p>0.588514270855228</text:p>
          </table:table-cell>
          <table:table-cell office:value-type="float" office:value="0.708505855983848" calcext:value-type="float">
            <text:p>0.708505855983848</text:p>
          </table:table-cell>
          <table:table-cell office:value-type="float" office:value="3.46980756876399" calcext:value-type="float">
            <text:p>3.46980756876399</text:p>
          </table:table-cell>
          <table:table-cell office:value-type="float" office:value="5.19857534201242" calcext:value-type="float">
            <text:p>5.19857534201242</text:p>
          </table:table-cell>
          <table:table-cell table:formula="of:=SUM([.E23:.P23])" office:value-type="float" office:value="4265.71775433515" calcext:value-type="float">
            <text:p>4265.717754335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.23178554553125" calcext:value-type="float">
            <text:p>1.23178554553125</text:p>
          </table:table-cell>
          <table:table-cell office:value-type="float" office:value="0.57920306350408" calcext:value-type="float">
            <text:p>0.57920306350408</text:p>
          </table:table-cell>
          <table:table-cell office:value-type="float" office:value="0.038721097217497" calcext:value-type="float">
            <text:p>0.038721097217497</text:p>
          </table:table-cell>
          <table:table-cell office:value-type="float" office:value="0.003282161637419" calcext:value-type="float">
            <text:p>0.003282161637419</text:p>
          </table:table-cell>
          <table:table-cell office:value-type="float" office:value="0.099790371732427" calcext:value-type="float">
            <text:p>0.099790371732427</text:p>
          </table:table-cell>
          <table:table-cell office:value-type="float" office:value="0.120433797455824" calcext:value-type="float">
            <text:p>0.120433797455824</text:p>
          </table:table-cell>
          <table:table-cell office:value-type="float" office:value="0.046795400284808" calcext:value-type="float">
            <text:p>0.046795400284808</text:p>
          </table:table-cell>
          <table:table-cell office:value-type="float" office:value="0.056475866979193" calcext:value-type="float">
            <text:p>0.056475866979193</text:p>
          </table:table-cell>
          <table:table-cell office:value-type="float" office:value="0.001178919334195" calcext:value-type="float">
            <text:p>0.001178919334195</text:p>
          </table:table-cell>
          <table:table-cell office:value-type="float" office:value="0.000690303517474" calcext:value-type="float">
            <text:p>0.000690303517474</text:p>
          </table:table-cell>
          <table:table-cell office:value-type="float" office:value="0.003681681947182" calcext:value-type="float">
            <text:p>0.003681681947182</text:p>
          </table:table-cell>
          <table:table-cell office:value-type="float" office:value="0.004443303800016" calcext:value-type="float">
            <text:p>0.004443303800016</text:p>
          </table:table-cell>
          <table:table-cell table:formula="of:=SUM([.E24:.P24])" office:value-type="float" office:value="2.18648151294137" calcext:value-type="float">
            <text:p>2.186481512941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4.66420157798044" calcext:value-type="float">
            <text:p>4.66420157798044</text:p>
          </table:table-cell>
          <table:table-cell office:value-type="float" office:value="29.8360887531885" calcext:value-type="float">
            <text:p>29.8360887531885</text:p>
          </table:table-cell>
          <table:table-cell office:value-type="float" office:value="2.39728742332223" calcext:value-type="float">
            <text:p>2.39728742332223</text:p>
          </table:table-cell>
          <table:table-cell office:value-type="float" office:value="0.292150509240511" calcext:value-type="float">
            <text:p>0.292150509240511</text:p>
          </table:table-cell>
          <table:table-cell office:value-type="float" office:value="0.248796528239375" calcext:value-type="float">
            <text:p>0.248796528239375</text:p>
          </table:table-cell>
          <table:table-cell office:value-type="float" office:value="0.41551936944178" calcext:value-type="float">
            <text:p>0.41551936944178</text:p>
          </table:table-cell>
          <table:table-cell office:value-type="float" office:value="1.58436641443212" calcext:value-type="float">
            <text:p>1.58436641443212</text:p>
          </table:table-cell>
          <table:table-cell office:value-type="float" office:value="2.64607765288494" calcext:value-type="float">
            <text:p>2.64607765288494</text:p>
          </table:table-cell>
          <table:table-cell office:value-type="float" office:value="0.093520046795777" calcext:value-type="float">
            <text:p>0.093520046795777</text:p>
          </table:table-cell>
          <table:table-cell office:value-type="float" office:value="0.030367170897157" calcext:value-type="float">
            <text:p>0.030367170897157</text:p>
          </table:table-cell>
          <table:table-cell office:value-type="float" office:value="0.157209435671795" calcext:value-type="float">
            <text:p>0.157209435671795</text:p>
          </table:table-cell>
          <table:table-cell office:value-type="float" office:value="0.262558187780629" calcext:value-type="float">
            <text:p>0.262558187780629</text:p>
          </table:table-cell>
          <table:table-cell table:formula="of:=SUM([.E25:.P25])" office:value-type="float" office:value="42.6281430698753" calcext:value-type="float">
            <text:p>42.62814306987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:.P2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.19543375949956" calcext:value-type="float">
            <text:p>0.19543375949956</text:p>
          </table:table-cell>
          <table:table-cell office:value-type="float" office:value="5.15241043241943" calcext:value-type="float">
            <text:p>5.15241043241943</text:p>
          </table:table-cell>
          <table:table-cell office:value-type="float" office:value="0.550775894148022" calcext:value-type="float">
            <text:p>0.550775894148022</text:p>
          </table:table-cell>
          <table:table-cell office:value-type="float" office:value="0.064375348772327" calcext:value-type="float">
            <text:p>0.064375348772327</text:p>
          </table:table-cell>
          <table:table-cell office:value-type="float" office:value="0.006992069789714" calcext:value-type="float">
            <text:p>0.006992069789714</text:p>
          </table:table-cell>
          <table:table-cell office:value-type="float" office:value="0.010193320107592" calcext:value-type="float">
            <text:p>0.010193320107592</text:p>
          </table:table-cell>
          <table:table-cell office:value-type="float" office:value="0.182810939244545" calcext:value-type="float">
            <text:p>0.182810939244545</text:p>
          </table:table-cell>
          <table:table-cell office:value-type="float" office:value="0.266509128045391" calcext:value-type="float">
            <text:p>0.266509128045391</text:p>
          </table:table-cell>
          <table:table-cell office:value-type="float" office:value="0.023360048273342" calcext:value-type="float">
            <text:p>0.023360048273342</text:p>
          </table:table-cell>
          <table:table-cell office:value-type="float" office:value="0.004291596132847" calcext:value-type="float">
            <text:p>0.004291596132847</text:p>
          </table:table-cell>
          <table:table-cell office:value-type="float" office:value="0.024525480428817" calcext:value-type="float">
            <text:p>0.024525480428817</text:p>
          </table:table-cell>
          <table:table-cell office:value-type="float" office:value="0.035754230195354" calcext:value-type="float">
            <text:p>0.035754230195354</text:p>
          </table:table-cell>
          <table:table-cell table:formula="of:=SUM([.E27:.P27])" office:value-type="float" office:value="6.51743224705694" calcext:value-type="float">
            <text:p>6.517432247056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00000000144681911962779" calcext:value-type="float">
            <text:p>1.44681911962779E-13</text:p>
          </table:table-cell>
          <table:table-cell office:value-type="float" office:value="0.0000000000000853174322337996" calcext:value-type="float">
            <text:p>8.53174322337996E-14</text:p>
          </table:table-cell>
          <table:table-cell office:value-type="float" office:value="0.0000000000000127538645616508" calcext:value-type="float">
            <text:p>1.27538645616508E-14</text:p>
          </table:table-cell>
          <table:table-cell office:value-type="float" office:value="1.79785211642094E-015" calcext:value-type="float">
            <text:p>1.79785211642094E-15</text:p>
          </table:table-cell>
          <table:table-cell office:value-type="float" office:value="0.0000000000000116422873535274" calcext:value-type="float">
            <text:p>1.16422873535274E-14</text:p>
          </table:table-cell>
          <table:table-cell office:value-type="float" office:value="0.0000000000000133980156579188" calcext:value-type="float">
            <text:p>1.33980156579188E-14</text:p>
          </table:table-cell>
          <table:table-cell office:value-type="float" office:value="6.80172700640641E-015" calcext:value-type="float">
            <text:p>6.80172700640641E-15</text:p>
          </table:table-cell>
          <table:table-cell office:value-type="float" office:value="7.82746913604665E-015" calcext:value-type="float">
            <text:p>7.82746913604665E-15</text:p>
          </table:table-cell>
          <table:table-cell office:value-type="float" office:value="6.15098220918243E-016" calcext:value-type="float">
            <text:p>6.15098220918243E-16</text:p>
          </table:table-cell>
          <table:table-cell office:value-type="float" office:value="9.97825714700666E-017" calcext:value-type="float">
            <text:p>9.97825714700666E-17</text:p>
          </table:table-cell>
          <table:table-cell office:value-type="float" office:value="1.29208486756156E-015" calcext:value-type="float">
            <text:p>1.29208486756156E-15</text:p>
          </table:table-cell>
          <table:table-cell office:value-type="float" office:value="1.48693918654264E-015" calcext:value-type="float">
            <text:p>1.48693918654264E-15</text:p>
          </table:table-cell>
          <table:table-cell table:formula="of:=SUM([.E28:.P28])" office:value-type="float" office:value="0.000000000000287714464875042" calcext:value-type="float">
            <text:p>2.87714464875042E-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399.386457438795" calcext:value-type="float">
            <text:p>399.386457438795</text:p>
          </table:table-cell>
          <table:table-cell office:value-type="float" office:value="235.63873137837" calcext:value-type="float">
            <text:p>235.63873137837</text:p>
          </table:table-cell>
          <table:table-cell office:value-type="float" office:value="35.2249755623605" calcext:value-type="float">
            <text:p>35.2249755623605</text:p>
          </table:table-cell>
          <table:table-cell office:value-type="float" office:value="4.96549861883343" calcext:value-type="float">
            <text:p>4.96549861883343</text:p>
          </table:table-cell>
          <table:table-cell office:value-type="float" office:value="12.6803864909677" calcext:value-type="float">
            <text:p>12.6803864909677</text:p>
          </table:table-cell>
          <table:table-cell office:value-type="float" office:value="17.1298845322686" calcext:value-type="float">
            <text:p>17.1298845322686</text:p>
          </table:table-cell>
          <table:table-cell office:value-type="float" office:value="7.40821151619784" calcext:value-type="float">
            <text:p>7.40821151619784</text:p>
          </table:table-cell>
          <table:table-cell office:value-type="float" office:value="10.007723972253" calcext:value-type="float">
            <text:p>10.007723972253</text:p>
          </table:table-cell>
          <table:table-cell office:value-type="float" office:value="1.69884349136385" calcext:value-type="float">
            <text:p>1.69884349136385</text:p>
          </table:table-cell>
          <table:table-cell office:value-type="float" office:value="0.128630720055442" calcext:value-type="float">
            <text:p>0.128630720055442</text:p>
          </table:table-cell>
          <table:table-cell office:value-type="float" office:value="1.40729523351331" calcext:value-type="float">
            <text:p>1.40729523351331</text:p>
          </table:table-cell>
          <table:table-cell office:value-type="float" office:value="1.90110962864312" calcext:value-type="float">
            <text:p>1.90110962864312</text:p>
          </table:table-cell>
          <table:table-cell table:formula="of:=SUM([.E29:.P29])" office:value-type="float" office:value="727.577748583622" calcext:value-type="float">
            <text:p>727.577748583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655.52797908426" calcext:value-type="float">
            <text:p>2655.52797908426</text:p>
          </table:table-cell>
          <table:table-cell office:value-type="float" office:value="1566.97069873088" calcext:value-type="float">
            <text:p>1566.97069873088</text:p>
          </table:table-cell>
          <table:table-cell office:value-type="float" office:value="234.242071525586" calcext:value-type="float">
            <text:p>234.242071525586</text:p>
          </table:table-cell>
          <table:table-cell office:value-type="float" office:value="33.0199997037283" calcext:value-type="float">
            <text:p>33.0199997037283</text:p>
          </table:table-cell>
          <table:table-cell office:value-type="float" office:value="60.5811369662842" calcext:value-type="float">
            <text:p>60.5811369662842</text:p>
          </table:table-cell>
          <table:table-cell office:value-type="float" office:value="81.8388186588779" calcext:value-type="float">
            <text:p>81.8388186588779</text:p>
          </table:table-cell>
          <table:table-cell office:value-type="float" office:value="35.3930755074118" calcext:value-type="float">
            <text:p>35.3930755074118</text:p>
          </table:table-cell>
          <table:table-cell office:value-type="float" office:value="47.8123659158638" calcext:value-type="float">
            <text:p>47.8123659158638</text:p>
          </table:table-cell>
          <table:table-cell office:value-type="float" office:value="11.2971155341281" calcext:value-type="float">
            <text:p>11.2971155341281</text:p>
          </table:table-cell>
          <table:table-cell office:value-type="float" office:value="0.614539231132965" calcext:value-type="float">
            <text:p>0.614539231132965</text:p>
          </table:table-cell>
          <table:table-cell office:value-type="float" office:value="6.72341851363889" calcext:value-type="float">
            <text:p>6.72341851363889</text:p>
          </table:table-cell>
          <table:table-cell office:value-type="float" office:value="9.08263951552549" calcext:value-type="float">
            <text:p>9.08263951552549</text:p>
          </table:table-cell>
          <table:table-cell table:formula="of:=SUM([.E30:.P30])" office:value-type="float" office:value="4743.10385888732" calcext:value-type="float">
            <text:p>4743.103858887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345.36899995443" calcext:value-type="float">
            <text:p>2345.36899995443</text:p>
          </table:table-cell>
          <table:table-cell office:value-type="float" office:value="1383.98395115096" calcext:value-type="float">
            <text:p>1383.98395115096</text:p>
          </table:table-cell>
          <table:table-cell office:value-type="float" office:value="206.887893907864" calcext:value-type="float">
            <text:p>206.887893907864</text:p>
          </table:table-cell>
          <table:table-cell office:value-type="float" office:value="29.1640103378972" calcext:value-type="float">
            <text:p>29.1640103378972</text:p>
          </table:table-cell>
          <table:table-cell office:value-type="float" office:value="49.8500928361242" calcext:value-type="float">
            <text:p>49.8500928361242</text:p>
          </table:table-cell>
          <table:table-cell office:value-type="float" office:value="67.3422931300473" calcext:value-type="float">
            <text:p>67.3422931300473</text:p>
          </table:table-cell>
          <table:table-cell office:value-type="float" office:value="29.1237204871602" calcext:value-type="float">
            <text:p>29.1237204871602</text:p>
          </table:table-cell>
          <table:table-cell office:value-type="float" office:value="39.343118748671" calcext:value-type="float">
            <text:p>39.343118748671</text:p>
          </table:table-cell>
          <table:table-cell office:value-type="float" office:value="9.97786787346737" calcext:value-type="float">
            <text:p>9.97786787346737</text:p>
          </table:table-cell>
          <table:table-cell office:value-type="float" office:value="0.505682773847713" calcext:value-type="float">
            <text:p>0.505682773847713</text:p>
          </table:table-cell>
          <table:table-cell office:value-type="float" office:value="5.53246528317133" calcext:value-type="float">
            <text:p>5.53246528317133</text:p>
          </table:table-cell>
          <table:table-cell office:value-type="float" office:value="7.47378545624593" calcext:value-type="float">
            <text:p>7.47378545624593</text:p>
          </table:table-cell>
          <table:table-cell table:formula="of:=SUM([.E31:.P31])" office:value-type="float" office:value="4174.55388193989" calcext:value-type="float">
            <text:p>4174.553881939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352.28434206435" calcext:value-type="float">
            <text:p>1352.28434206435</text:p>
          </table:table-cell>
          <table:table-cell office:value-type="float" office:value="797.200513618185" calcext:value-type="float">
            <text:p>797.200513618185</text:p>
          </table:table-cell>
          <table:table-cell office:value-type="float" office:value="119.17127734579" calcext:value-type="float">
            <text:p>119.17127734579</text:p>
          </table:table-cell>
          <table:table-cell office:value-type="float" office:value="16.7990127350846" calcext:value-type="float">
            <text:p>16.7990127350846</text:p>
          </table:table-cell>
          <table:table-cell office:value-type="float" office:value="66.5200397338608" calcext:value-type="float">
            <text:p>66.5200397338608</text:p>
          </table:table-cell>
          <table:table-cell office:value-type="float" office:value="96.3553992200701" calcext:value-type="float">
            <text:p>96.3553992200701</text:p>
          </table:table-cell>
          <table:table-cell office:value-type="float" office:value="38.8627369335583" calcext:value-type="float">
            <text:p>38.8627369335583</text:p>
          </table:table-cell>
          <table:table-cell office:value-type="float" office:value="56.2933297544535" calcext:value-type="float">
            <text:p>56.2933297544535</text:p>
          </table:table-cell>
          <table:table-cell office:value-type="float" office:value="5.74743759631568" calcext:value-type="float">
            <text:p>5.74743759631568</text:p>
          </table:table-cell>
          <table:table-cell office:value-type="float" office:value="1.20071749885265" calcext:value-type="float">
            <text:p>1.20071749885265</text:p>
          </table:table-cell>
          <table:table-cell office:value-type="float" office:value="7.3825300922223" calcext:value-type="float">
            <text:p>7.3825300922223</text:p>
          </table:table-cell>
          <table:table-cell office:value-type="float" office:value="10.6937193233239" calcext:value-type="float">
            <text:p>10.6937193233239</text:p>
          </table:table-cell>
          <table:table-cell table:formula="of:=SUM([.E32:.P32])" office:value-type="float" office:value="2568.51105591607" calcext:value-type="float">
            <text:p>2568.511055916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38.0376831437931" calcext:value-type="float">
            <text:p>38.0376831437931</text:p>
          </table:table-cell>
          <table:table-cell office:value-type="float" office:value="22.435561021621" calcext:value-type="float">
            <text:p>22.435561021621</text:p>
          </table:table-cell>
          <table:table-cell office:value-type="float" office:value="3.35382933056732" calcext:value-type="float">
            <text:p>3.35382933056732</text:p>
          </table:table-cell>
          <table:table-cell office:value-type="float" office:value="0.472773497862409" calcext:value-type="float">
            <text:p>0.472773497862409</text:p>
          </table:table-cell>
          <table:table-cell office:value-type="float" office:value="3.6796374250362" calcext:value-type="float">
            <text:p>3.6796374250362</text:p>
          </table:table-cell>
          <table:table-cell office:value-type="float" office:value="3.53738940942088" calcext:value-type="float">
            <text:p>3.53738940942088</text:p>
          </table:table-cell>
          <table:table-cell office:value-type="float" office:value="2.14973986534265" calcext:value-type="float">
            <text:p>2.14973986534265</text:p>
          </table:table-cell>
          <table:table-cell office:value-type="float" office:value="2.06663487574408" calcext:value-type="float">
            <text:p>2.06663487574408</text:p>
          </table:table-cell>
          <table:table-cell office:value-type="float" office:value="0.161749753929358" calcext:value-type="float">
            <text:p>0.161749753929358</text:p>
          </table:table-cell>
          <table:table-cell office:value-type="float" office:value="0.02018987317587" calcext:value-type="float">
            <text:p>0.02018987317587</text:p>
          </table:table-cell>
          <table:table-cell office:value-type="float" office:value="0.408373689003816" calcext:value-type="float">
            <text:p>0.408373689003816</text:p>
          </table:table-cell>
          <table:table-cell office:value-type="float" office:value="0.392586713228687" calcext:value-type="float">
            <text:p>0.392586713228687</text:p>
          </table:table-cell>
          <table:table-cell table:formula="of:=SUM([.E33:.P33])" office:value-type="float" office:value="76.7161485987254" calcext:value-type="float">
            <text:p>76.71614859872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131.387679075052" calcext:value-type="float">
            <text:p>131.387679075052</text:p>
          </table:table-cell>
          <table:table-cell office:value-type="float" office:value="228.845803576213" calcext:value-type="float">
            <text:p>228.845803576213</text:p>
          </table:table-cell>
          <table:table-cell office:value-type="float" office:value="19.4139276997465" calcext:value-type="float">
            <text:p>19.4139276997465</text:p>
          </table:table-cell>
          <table:table-cell office:value-type="float" office:value="1.69221919918313" calcext:value-type="float">
            <text:p>1.69221919918313</text:p>
          </table:table-cell>
          <table:table-cell office:value-type="float" office:value="13.0559326364574" calcext:value-type="float">
            <text:p>13.0559326364574</text:p>
          </table:table-cell>
          <table:table-cell office:value-type="float" office:value="14.0437926016078" calcext:value-type="float">
            <text:p>14.0437926016078</text:p>
          </table:table-cell>
          <table:table-cell office:value-type="float" office:value="22.6679464924189" calcext:value-type="float">
            <text:p>22.6679464924189</text:p>
          </table:table-cell>
          <table:table-cell office:value-type="float" office:value="24.3830868393829" calcext:value-type="float">
            <text:p>24.3830868393829</text:p>
          </table:table-cell>
          <table:table-cell office:value-type="float" office:value="0.592981886821013" calcext:value-type="float">
            <text:p>0.592981886821013</text:p>
          </table:table-cell>
          <table:table-cell office:value-type="float" office:value="0.361288301232453" calcext:value-type="float">
            <text:p>0.361288301232453</text:p>
          </table:table-cell>
          <table:table-cell office:value-type="float" office:value="2.26448810196626" calcext:value-type="float">
            <text:p>2.26448810196626</text:p>
          </table:table-cell>
          <table:table-cell office:value-type="float" office:value="2.43582761479779" calcext:value-type="float">
            <text:p>2.43582761479779</text:p>
          </table:table-cell>
          <table:table-cell table:formula="of:=SUM([.E34:.P34])" office:value-type="float" office:value="461.144974024879" calcext:value-type="float">
            <text:p>461.1449740248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92.9981014929165" calcext:value-type="float">
            <text:p>92.9981014929165</text:p>
          </table:table-cell>
          <table:table-cell office:value-type="float" office:value="54.8493597136532" calcext:value-type="float">
            <text:p>54.8493597136532</text:p>
          </table:table-cell>
          <table:table-cell office:value-type="float" office:value="8.19927753057794" calcext:value-type="float">
            <text:p>8.19927753057794</text:p>
          </table:table-cell>
          <table:table-cell office:value-type="float" office:value="1.1558134705144" calcext:value-type="float">
            <text:p>1.1558134705144</text:p>
          </table:table-cell>
          <table:table-cell office:value-type="float" office:value="4.9302198600837" calcext:value-type="float">
            <text:p>4.9302198600837</text:p>
          </table:table-cell>
          <table:table-cell office:value-type="float" office:value="6.21641881448296" calcext:value-type="float">
            <text:p>6.21641881448296</text:p>
          </table:table-cell>
          <table:table-cell office:value-type="float" office:value="2.8803626428008" calcext:value-type="float">
            <text:p>2.8803626428008</text:p>
          </table:table-cell>
          <table:table-cell office:value-type="float" office:value="3.63179351700084" calcext:value-type="float">
            <text:p>3.63179351700084</text:p>
          </table:table-cell>
          <table:table-cell office:value-type="float" office:value="0.395437868850994" calcext:value-type="float">
            <text:p>0.395437868850994</text:p>
          </table:table-cell>
          <table:table-cell office:value-type="float" office:value="0.053140092232281" calcext:value-type="float">
            <text:p>0.053140092232281</text:p>
          </table:table-cell>
          <table:table-cell office:value-type="float" office:value="0.547165886009122" calcext:value-type="float">
            <text:p>0.547165886009122</text:p>
          </table:table-cell>
          <table:table-cell office:value-type="float" office:value="0.689910877194147" calcext:value-type="float">
            <text:p>0.689910877194147</text:p>
          </table:table-cell>
          <table:table-cell table:formula="of:=SUM([.E35:.P35])" office:value-type="float" office:value="176.547001766317" calcext:value-type="float">
            <text:p>176.5470017663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6:.P3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:.P3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:.P3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5.25095960659525" calcext:value-type="float">
            <text:p>5.25095960659525</text:p>
          </table:table-cell>
          <table:table-cell office:value-type="float" office:value="2.88688916583752" calcext:value-type="float">
            <text:p>2.88688916583752</text:p>
          </table:table-cell>
          <table:table-cell office:value-type="float" office:value="0.278953754495122" calcext:value-type="float">
            <text:p>0.278953754495122</text:p>
          </table:table-cell>
          <table:table-cell office:value-type="float" office:value="0.028085841922067" calcext:value-type="float">
            <text:p>0.028085841922067</text:p>
          </table:table-cell>
          <table:table-cell office:value-type="float" office:value="0.475131467952118" calcext:value-type="float">
            <text:p>0.475131467952118</text:p>
          </table:table-cell>
          <table:table-cell office:value-type="float" office:value="0.439052570238168" calcext:value-type="float">
            <text:p>0.439052570238168</text:p>
          </table:table-cell>
          <table:table-cell office:value-type="float" office:value="0.260059968017125" calcext:value-type="float">
            <text:p>0.260059968017125</text:p>
          </table:table-cell>
          <table:table-cell office:value-type="float" office:value="0.240312429454749" calcext:value-type="float">
            <text:p>0.240312429454749</text:p>
          </table:table-cell>
          <table:table-cell office:value-type="float" office:value="0.009536996359978" calcext:value-type="float">
            <text:p>0.009536996359978</text:p>
          </table:table-cell>
          <table:table-cell office:value-type="float" office:value="0.002391668460732" calcext:value-type="float">
            <text:p>0.002391668460732</text:p>
          </table:table-cell>
          <table:table-cell office:value-type="float" office:value="0.030021057069868" calcext:value-type="float">
            <text:p>0.030021057069868</text:p>
          </table:table-cell>
          <table:table-cell office:value-type="float" office:value="0.027741421389333" calcext:value-type="float">
            <text:p>0.027741421389333</text:p>
          </table:table-cell>
          <table:table-cell table:formula="of:=SUM([.E39:.P39])" office:value-type="float" office:value="9.92913594779203" calcext:value-type="float">
            <text:p>9.929135947792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3.75901948796692" calcext:value-type="float">
            <text:p>3.75901948796692</text:p>
          </table:table-cell>
          <table:table-cell office:value-type="float" office:value="2.4638093393962" calcext:value-type="float">
            <text:p>2.4638093393962</text:p>
          </table:table-cell>
          <table:table-cell office:value-type="float" office:value="0.338654596682144" calcext:value-type="float">
            <text:p>0.338654596682144</text:p>
          </table:table-cell>
          <table:table-cell office:value-type="float" office:value="0.045850400196775" calcext:value-type="float">
            <text:p>0.045850400196775</text:p>
          </table:table-cell>
          <table:table-cell office:value-type="float" office:value="0.313351993163055" calcext:value-type="float">
            <text:p>0.313351993163055</text:p>
          </table:table-cell>
          <table:table-cell office:value-type="float" office:value="0.414910053931393" calcext:value-type="float">
            <text:p>0.414910053931393</text:p>
          </table:table-cell>
          <table:table-cell office:value-type="float" office:value="0.203724206808497" calcext:value-type="float">
            <text:p>0.203724206808497</text:p>
          </table:table-cell>
          <table:table-cell office:value-type="float" office:value="0.26975166419337" calcext:value-type="float">
            <text:p>0.26975166419337</text:p>
          </table:table-cell>
          <table:table-cell office:value-type="float" office:value="0.01569297589334" calcext:value-type="float">
            <text:p>0.01569297589334</text:p>
          </table:table-cell>
          <table:table-cell office:value-type="float" office:value="0.003154993918586" calcext:value-type="float">
            <text:p>0.003154993918586</text:p>
          </table:table-cell>
          <table:table-cell office:value-type="float" office:value="0.035282541150737" calcext:value-type="float">
            <text:p>0.035282541150737</text:p>
          </table:table-cell>
          <table:table-cell office:value-type="float" office:value="0.046717689279453" calcext:value-type="float">
            <text:p>0.046717689279453</text:p>
          </table:table-cell>
          <table:table-cell table:formula="of:=SUM([.E40:.P40])" office:value-type="float" office:value="7.90991994258047" calcext:value-type="float">
            <text:p>7.909919942580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.417489893954481" calcext:value-type="float">
            <text:p>0.417489893954481</text:p>
          </table:table-cell>
          <table:table-cell office:value-type="float" office:value="0.408715291327141" calcext:value-type="float">
            <text:p>0.408715291327141</text:p>
          </table:table-cell>
          <table:table-cell office:value-type="float" office:value="0.042731723101411" calcext:value-type="float">
            <text:p>0.042731723101411</text:p>
          </table:table-cell>
          <table:table-cell office:value-type="float" office:value="0.004957374862323" calcext:value-type="float">
            <text:p>0.004957374862323</text:p>
          </table:table-cell>
          <table:table-cell office:value-type="float" office:value="0.027145811537101" calcext:value-type="float">
            <text:p>0.027145811537101</text:p>
          </table:table-cell>
          <table:table-cell office:value-type="float" office:value="0.012815280389866" calcext:value-type="float">
            <text:p>0.012815280389866</text:p>
          </table:table-cell>
          <table:table-cell office:value-type="float" office:value="0.026408280250413" calcext:value-type="float">
            <text:p>0.026408280250413</text:p>
          </table:table-cell>
          <table:table-cell office:value-type="float" office:value="0.01246709885835" calcext:value-type="float">
            <text:p>0.01246709885835</text:p>
          </table:table-cell>
          <table:table-cell office:value-type="float" office:value="0.001725784240138" calcext:value-type="float">
            <text:p>0.001725784240138</text:p>
          </table:table-cell>
          <table:table-cell office:value-type="float" office:value="0.0000856164937853416" calcext:value-type="float">
            <text:p>8.56164937853416E-05</text:p>
          </table:table-cell>
          <table:table-cell office:value-type="float" office:value="0.003385589396389" calcext:value-type="float">
            <text:p>0.003385589396389</text:p>
          </table:table-cell>
          <table:table-cell office:value-type="float" office:value="0.001598304671805" calcext:value-type="float">
            <text:p>0.001598304671805</text:p>
          </table:table-cell>
          <table:table-cell table:formula="of:=SUM([.E41:.P41])" office:value-type="float" office:value="0.959526049083203" calcext:value-type="float">
            <text:p>0.9595260490832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2:.P4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6.0363871130327" calcext:value-type="float">
            <text:p>26.0363871130327</text:p>
          </table:table-cell>
          <table:table-cell office:value-type="float" office:value="40.6322131841448" calcext:value-type="float">
            <text:p>40.6322131841448</text:p>
          </table:table-cell>
          <table:table-cell office:value-type="float" office:value="2.63695726435257" calcext:value-type="float">
            <text:p>2.63695726435257</text:p>
          </table:table-cell>
          <table:table-cell office:value-type="float" office:value="0.308119354274282" calcext:value-type="float">
            <text:p>0.308119354274282</text:p>
          </table:table-cell>
          <table:table-cell office:value-type="float" office:value="3.88464438634008" calcext:value-type="float">
            <text:p>3.88464438634008</text:p>
          </table:table-cell>
          <table:table-cell office:value-type="float" office:value="2.27286541788131" calcext:value-type="float">
            <text:p>2.27286541788131</text:p>
          </table:table-cell>
          <table:table-cell office:value-type="float" office:value="6.04393590122045" calcext:value-type="float">
            <text:p>6.04393590122045</text:p>
          </table:table-cell>
          <table:table-cell office:value-type="float" office:value="3.53624464212995" calcext:value-type="float">
            <text:p>3.53624464212995</text:p>
          </table:table-cell>
          <table:table-cell office:value-type="float" office:value="0.094255429764056" calcext:value-type="float">
            <text:p>0.094255429764056</text:p>
          </table:table-cell>
          <table:table-cell office:value-type="float" office:value="0.024002760706609" calcext:value-type="float">
            <text:p>0.024002760706609</text:p>
          </table:table-cell>
          <table:table-cell office:value-type="float" office:value="0.475465753206362" calcext:value-type="float">
            <text:p>0.475465753206362</text:p>
          </table:table-cell>
          <table:table-cell office:value-type="float" office:value="0.278190114814547" calcext:value-type="float">
            <text:p>0.278190114814547</text:p>
          </table:table-cell>
          <table:table-cell table:formula="of:=SUM([.E43:.P43])" office:value-type="float" office:value="86.2232813218677" calcext:value-type="float">
            <text:p>86.22328132186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:.P4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5:.P4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6:.P4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0.462491254006631" calcext:value-type="float">
            <text:p>0.462491254006631</text:p>
          </table:table-cell>
          <table:table-cell office:value-type="float" office:value="1.34175433630583" calcext:value-type="float">
            <text:p>1.34175433630583</text:p>
          </table:table-cell>
          <table:table-cell office:value-type="float" office:value="0.121690332891258" calcext:value-type="float">
            <text:p>0.121690332891258</text:p>
          </table:table-cell>
          <table:table-cell office:value-type="float" office:value="0.011793550229659" calcext:value-type="float">
            <text:p>0.011793550229659</text:p>
          </table:table-cell>
          <table:table-cell office:value-type="float" office:value="0.027247303137919" calcext:value-type="float">
            <text:p>0.027247303137919</text:p>
          </table:table-cell>
          <table:table-cell office:value-type="float" office:value="0.025587512236729" calcext:value-type="float">
            <text:p>0.025587512236729</text:p>
          </table:table-cell>
          <table:table-cell office:value-type="float" office:value="0.078679539141125" calcext:value-type="float">
            <text:p>0.078679539141125</text:p>
          </table:table-cell>
          <table:table-cell office:value-type="float" office:value="0.073886713131328" calcext:value-type="float">
            <text:p>0.073886713131328</text:p>
          </table:table-cell>
          <table:table-cell office:value-type="float" office:value="0.004112783496853" calcext:value-type="float">
            <text:p>0.004112783496853</text:p>
          </table:table-cell>
          <table:table-cell office:value-type="float" office:value="0.000590915672334" calcext:value-type="float">
            <text:p>0.000590915672334</text:p>
          </table:table-cell>
          <table:table-cell office:value-type="float" office:value="0.00851005792295" calcext:value-type="float">
            <text:p>0.00851005792295</text:p>
          </table:table-cell>
          <table:table-cell office:value-type="float" office:value="0.007991661051244" calcext:value-type="float">
            <text:p>0.007991661051244</text:p>
          </table:table-cell>
          <table:table-cell table:formula="of:=SUM([.E47:.P47])" office:value-type="float" office:value="2.16433595922386" calcext:value-type="float">
            <text:p>2.164335959223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.63849917442497" calcext:value-type="float">
            <text:p>2.63849917442497</text:p>
          </table:table-cell>
          <table:table-cell office:value-type="float" office:value="4.22671313789517" calcext:value-type="float">
            <text:p>4.22671313789517</text:p>
          </table:table-cell>
          <table:table-cell office:value-type="float" office:value="0.349356713982242" calcext:value-type="float">
            <text:p>0.349356713982242</text:p>
          </table:table-cell>
          <table:table-cell office:value-type="float" office:value="0.030051237401187" calcext:value-type="float">
            <text:p>0.030051237401187</text:p>
          </table:table-cell>
          <table:table-cell office:value-type="float" office:value="0.143794062118904" calcext:value-type="float">
            <text:p>0.143794062118904</text:p>
          </table:table-cell>
          <table:table-cell office:value-type="float" office:value="0.085262769480816" calcext:value-type="float">
            <text:p>0.085262769480816</text:p>
          </table:table-cell>
          <table:table-cell office:value-type="float" office:value="0.229400859382108" calcext:value-type="float">
            <text:p>0.229400859382108</text:p>
          </table:table-cell>
          <table:table-cell office:value-type="float" office:value="0.136023367752308" calcext:value-type="float">
            <text:p>0.136023367752308</text:p>
          </table:table-cell>
          <table:table-cell office:value-type="float" office:value="0.010560235492674" calcext:value-type="float">
            <text:p>0.010560235492674</text:p>
          </table:table-cell>
          <table:table-cell office:value-type="float" office:value="0.001100557858602" calcext:value-type="float">
            <text:p>0.001100557858602</text:p>
          </table:table-cell>
          <table:table-cell office:value-type="float" office:value="0.022261002527378" calcext:value-type="float">
            <text:p>0.022261002527378</text:p>
          </table:table-cell>
          <table:table-cell office:value-type="float" office:value="0.013199673887328" calcext:value-type="float">
            <text:p>0.013199673887328</text:p>
          </table:table-cell>
          <table:table-cell table:formula="of:=SUM([.E48:.P48])" office:value-type="float" office:value="7.88622279220369" calcext:value-type="float">
            <text:p>7.886222792203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:.P4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:.P5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4.20256329391007" calcext:value-type="float">
            <text:p>4.20256329391007</text:p>
          </table:table-cell>
          <table:table-cell office:value-type="float" office:value="4.11775294789107" calcext:value-type="float">
            <text:p>4.11775294789107</text:p>
          </table:table-cell>
          <table:table-cell office:value-type="float" office:value="0.456834045171848" calcext:value-type="float">
            <text:p>0.456834045171848</text:p>
          </table:table-cell>
          <table:table-cell office:value-type="float" office:value="0.052045021643664" calcext:value-type="float">
            <text:p>0.052045021643664</text:p>
          </table:table-cell>
          <table:table-cell office:value-type="float" office:value="0.053730039468287" calcext:value-type="float">
            <text:p>0.053730039468287</text:p>
          </table:table-cell>
          <table:table-cell office:value-type="float" office:value="0.044175372498578" calcext:value-type="float">
            <text:p>0.044175372498578</text:p>
          </table:table-cell>
          <table:table-cell office:value-type="float" office:value="0.052296678346977" calcext:value-type="float">
            <text:p>0.052296678346977</text:p>
          </table:table-cell>
          <table:table-cell office:value-type="float" office:value="0.042996902091977" calcext:value-type="float">
            <text:p>0.042996902091977</text:p>
          </table:table-cell>
          <table:table-cell office:value-type="float" office:value="0.018236636726474" calcext:value-type="float">
            <text:p>0.018236636726474</text:p>
          </table:table-cell>
          <table:table-cell office:value-type="float" office:value="0.000446871015539" calcext:value-type="float">
            <text:p>0.000446871015539</text:p>
          </table:table-cell>
          <table:table-cell office:value-type="float" office:value="0.007093976572009" calcext:value-type="float">
            <text:p>0.007093976572009</text:p>
          </table:table-cell>
          <table:table-cell office:value-type="float" office:value="0.005832473987845" calcext:value-type="float">
            <text:p>0.005832473987845</text:p>
          </table:table-cell>
          <table:table-cell table:formula="of:=SUM([.E51:.P51])" office:value-type="float" office:value="9.05400425932434" calcext:value-type="float">
            <text:p>9.054004259324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2:.P5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3:.P5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:.P5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office:value-type="float" office:value="28.6219085957318" calcext:value-type="float">
            <text:p>28.6219085957318</text:p>
          </table:table-cell>
          <table:table-cell office:value-type="float" office:value="17.4255375679653" calcext:value-type="float">
            <text:p>17.4255375679653</text:p>
          </table:table-cell>
          <table:table-cell office:value-type="float" office:value="2.5417398730416" calcext:value-type="float">
            <text:p>2.5417398730416</text:p>
          </table:table-cell>
          <table:table-cell office:value-type="float" office:value="0.355425592817846" calcext:value-type="float">
            <text:p>0.355425592817846</text:p>
          </table:table-cell>
          <table:table-cell office:value-type="float" office:value="0.676846916406491" calcext:value-type="float">
            <text:p>0.676846916406491</text:p>
          </table:table-cell>
          <table:table-cell office:value-type="float" office:value="0.795611320314115" calcext:value-type="float">
            <text:p>0.795611320314115</text:p>
          </table:table-cell>
          <table:table-cell office:value-type="float" office:value="0.408071326547744" calcext:value-type="float">
            <text:p>0.408071326547744</text:p>
          </table:table-cell>
          <table:table-cell office:value-type="float" office:value="0.479674441926541" calcext:value-type="float">
            <text:p>0.479674441926541</text:p>
          </table:table-cell>
          <table:table-cell office:value-type="float" office:value="0.121675461745436" calcext:value-type="float">
            <text:p>0.121675461745436</text:p>
          </table:table-cell>
          <table:table-cell office:value-type="float" office:value="0.005087555835042" calcext:value-type="float">
            <text:p>0.005087555835042</text:p>
          </table:table-cell>
          <table:table-cell office:value-type="float" office:value="0.075514804431546" calcext:value-type="float">
            <text:p>0.075514804431546</text:p>
          </table:table-cell>
          <table:table-cell office:value-type="float" office:value="0.088765172449958" calcext:value-type="float">
            <text:p>0.088765172449958</text:p>
          </table:table-cell>
          <table:table-cell table:formula="of:=SUM([.E55:.P55])" office:value-type="float" office:value="51.5958586292134" calcext:value-type="float">
            <text:p>51.59585862921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6:.P5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0" calcext:value-type="float">
            <text:p>200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7:.P57])" office:value-type="float" office:value="0" calcext:value-type="float">
            <text:p>0</text:p>
          </table:table-cell>
          <table:table-cell table:formula="of:=SUM([.Q2:.Q57])" office:value-type="float" office:value="130411.554749522" calcext:value-type="float">
            <text:p>130411.5547495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539.44783628479" calcext:value-type="float">
            <text:p>1539.44783628479</text:p>
          </table:table-cell>
          <table:table-cell office:value-type="float" office:value="412.774664364622" calcext:value-type="float">
            <text:p>412.774664364622</text:p>
          </table:table-cell>
          <table:table-cell office:value-type="float" office:value="35.6101781145917" calcext:value-type="float">
            <text:p>35.6101781145917</text:p>
          </table:table-cell>
          <table:table-cell office:value-type="float" office:value="5.4436201322953" calcext:value-type="float">
            <text:p>5.4436201322953</text:p>
          </table:table-cell>
          <table:table-cell office:value-type="float" office:value="46.1841099395697" calcext:value-type="float">
            <text:p>46.1841099395697</text:p>
          </table:table-cell>
          <table:table-cell office:value-type="float" office:value="81.1162987942894" calcext:value-type="float">
            <text:p>81.1162987942894</text:p>
          </table:table-cell>
          <table:table-cell office:value-type="float" office:value="12.3634030588574" calcext:value-type="float">
            <text:p>12.3634030588574</text:p>
          </table:table-cell>
          <table:table-cell office:value-type="float" office:value="21.7146871066419" calcext:value-type="float">
            <text:p>21.7146871066419</text:p>
          </table:table-cell>
          <table:table-cell office:value-type="float" office:value="0.431659668903384" calcext:value-type="float">
            <text:p>0.431659668903384</text:p>
          </table:table-cell>
          <table:table-cell office:value-type="float" office:value="0.158793139107615" calcext:value-type="float">
            <text:p>0.158793139107615</text:p>
          </table:table-cell>
          <table:table-cell office:value-type="float" office:value="1.26936360831582" calcext:value-type="float">
            <text:p>1.26936360831582</text:p>
          </table:table-cell>
          <table:table-cell office:value-type="float" office:value="2.22946978658831" calcext:value-type="float">
            <text:p>2.22946978658831</text:p>
          </table:table-cell>
          <table:table-cell table:formula="of:=SUM([.E58:.P58])" office:value-type="float" office:value="2158.74408399857" calcext:value-type="float">
            <text:p>2158.744083998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5.0482518181997" calcext:value-type="float">
            <text:p>35.0482518181997</text:p>
          </table:table-cell>
          <table:table-cell office:value-type="float" office:value="11.5452708253398" calcext:value-type="float">
            <text:p>11.5452708253398</text:p>
          </table:table-cell>
          <table:table-cell office:value-type="float" office:value="1.32225328503899" calcext:value-type="float">
            <text:p>1.32225328503899</text:p>
          </table:table-cell>
          <table:table-cell office:value-type="float" office:value="0.193693421646321" calcext:value-type="float">
            <text:p>0.193693421646321</text:p>
          </table:table-cell>
          <table:table-cell office:value-type="float" office:value="1.36813173439874" calcext:value-type="float">
            <text:p>1.36813173439874</text:p>
          </table:table-cell>
          <table:table-cell office:value-type="float" office:value="1.19163929061896" calcext:value-type="float">
            <text:p>1.19163929061896</text:p>
          </table:table-cell>
          <table:table-cell office:value-type="float" office:value="0.44523178551385" calcext:value-type="float">
            <text:p>0.44523178551385</text:p>
          </table:table-cell>
          <table:table-cell office:value-type="float" office:value="0.387795762433581" calcext:value-type="float">
            <text:p>0.387795762433581</text:p>
          </table:table-cell>
          <table:table-cell office:value-type="float" office:value="0.031074748843158" calcext:value-type="float">
            <text:p>0.031074748843158</text:p>
          </table:table-cell>
          <table:table-cell office:value-type="float" office:value="0.002842412008087" calcext:value-type="float">
            <text:p>0.002842412008087</text:p>
          </table:table-cell>
          <table:table-cell office:value-type="float" office:value="0.065945474695367" calcext:value-type="float">
            <text:p>0.065945474695367</text:p>
          </table:table-cell>
          <table:table-cell office:value-type="float" office:value="0.057438342163778" calcext:value-type="float">
            <text:p>0.057438342163778</text:p>
          </table:table-cell>
          <table:table-cell table:formula="of:=SUM([.E59:.P59])" office:value-type="float" office:value="51.6595689009003" calcext:value-type="float">
            <text:p>51.6595689009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.72057429741675" calcext:value-type="float">
            <text:p>2.72057429741675</text:p>
          </table:table-cell>
          <table:table-cell office:value-type="float" office:value="41.2627956908172" calcext:value-type="float">
            <text:p>41.2627956908172</text:p>
          </table:table-cell>
          <table:table-cell office:value-type="float" office:value="4.72573318920863" calcext:value-type="float">
            <text:p>4.72573318920863</text:p>
          </table:table-cell>
          <table:table-cell office:value-type="float" office:value="0.692260303372797" calcext:value-type="float">
            <text:p>0.692260303372797</text:p>
          </table:table-cell>
          <table:table-cell office:value-type="float" office:value="0.075214337927381" calcext:value-type="float">
            <text:p>0.075214337927381</text:p>
          </table:table-cell>
          <table:table-cell office:value-type="float" office:value="0.109389849294374" calcext:value-type="float">
            <text:p>0.109389849294374</text:p>
          </table:table-cell>
          <table:table-cell office:value-type="float" office:value="1.12719588908312" calcext:value-type="float">
            <text:p>1.12719588908312</text:p>
          </table:table-cell>
          <table:table-cell office:value-type="float" office:value="1.63936546980033" calcext:value-type="float">
            <text:p>1.63936546980033</text:p>
          </table:table-cell>
          <table:table-cell office:value-type="float" office:value="0.11106114772964" calcext:value-type="float">
            <text:p>0.11106114772964</text:p>
          </table:table-cell>
          <table:table-cell office:value-type="float" office:value="0.018804545209817" calcext:value-type="float">
            <text:p>0.018804545209817</text:p>
          </table:table-cell>
          <table:table-cell office:value-type="float" office:value="0.166954547394204" calcext:value-type="float">
            <text:p>0.166954547394204</text:p>
          </table:table-cell>
          <table:table-cell office:value-type="float" office:value="0.242814512255569" calcext:value-type="float">
            <text:p>0.242814512255569</text:p>
          </table:table-cell>
          <table:table-cell table:formula="of:=SUM([.E60:.P60])" office:value-type="float" office:value="52.8921637795098" calcext:value-type="float">
            <text:p>52.89216377950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951.166657362261" calcext:value-type="float">
            <text:p>951.166657362261</text:p>
          </table:table-cell>
          <table:table-cell office:value-type="float" office:value="5053.31820204452" calcext:value-type="float">
            <text:p>5053.31820204452</text:p>
          </table:table-cell>
          <table:table-cell office:value-type="float" office:value="439.50228631661" calcext:value-type="float">
            <text:p>439.50228631661</text:p>
          </table:table-cell>
          <table:table-cell office:value-type="float" office:value="73.2524168933153" calcext:value-type="float">
            <text:p>73.2524168933153</text:p>
          </table:table-cell>
          <table:table-cell office:value-type="float" office:value="22.5153178318766" calcext:value-type="float">
            <text:p>22.5153178318766</text:p>
          </table:table-cell>
          <table:table-cell office:value-type="float" office:value="24.529084765616" calcext:value-type="float">
            <text:p>24.529084765616</text:p>
          </table:table-cell>
          <table:table-cell office:value-type="float" office:value="118.857038149835" calcext:value-type="float">
            <text:p>118.857038149835</text:p>
          </table:table-cell>
          <table:table-cell office:value-type="float" office:value="129.487595313433" calcext:value-type="float">
            <text:p>129.487595313433</text:p>
          </table:table-cell>
          <table:table-cell office:value-type="float" office:value="13.7702802607299" calcext:value-type="float">
            <text:p>13.7702802607299</text:p>
          </table:table-cell>
          <table:table-cell office:value-type="float" office:value="1.23417653747541" calcext:value-type="float">
            <text:p>1.23417653747541</text:p>
          </table:table-cell>
          <table:table-cell office:value-type="float" office:value="13.2541220535527" calcext:value-type="float">
            <text:p>13.2541220535527</text:p>
          </table:table-cell>
          <table:table-cell office:value-type="float" office:value="14.4395689091776" calcext:value-type="float">
            <text:p>14.4395689091776</text:p>
          </table:table-cell>
          <table:table-cell table:formula="of:=SUM([.E61:.P61])" office:value-type="float" office:value="6855.3267464384" calcext:value-type="float">
            <text:p>6855.32674643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817.89277952194" calcext:value-type="float">
            <text:p>1817.89277952194</text:p>
          </table:table-cell>
          <table:table-cell office:value-type="float" office:value="160.283894030319" calcext:value-type="float">
            <text:p>160.283894030319</text:p>
          </table:table-cell>
          <table:table-cell office:value-type="float" office:value="7.77975690103114" calcext:value-type="float">
            <text:p>7.77975690103114</text:p>
          </table:table-cell>
          <table:table-cell office:value-type="float" office:value="1.04294063333449" calcext:value-type="float">
            <text:p>1.04294063333449</text:p>
          </table:table-cell>
          <table:table-cell office:value-type="float" office:value="87.1525620969709" calcext:value-type="float">
            <text:p>87.1525620969709</text:p>
          </table:table-cell>
          <table:table-cell office:value-type="float" office:value="156.877864390232" calcext:value-type="float">
            <text:p>156.877864390232</text:p>
          </table:table-cell>
          <table:table-cell office:value-type="float" office:value="7.67899024400534" calcext:value-type="float">
            <text:p>7.67899024400534</text:p>
          </table:table-cell>
          <table:table-cell office:value-type="float" office:value="13.8224690263564" calcext:value-type="float">
            <text:p>13.8224690263564</text:p>
          </table:table-cell>
          <table:table-cell office:value-type="float" office:value="0.099130217116036" calcext:value-type="float">
            <text:p>0.099130217116036</text:p>
          </table:table-cell>
          <table:table-cell office:value-type="float" office:value="0.098253523169402" calcext:value-type="float">
            <text:p>0.098253523169402</text:p>
          </table:table-cell>
          <table:table-cell office:value-type="float" office:value="0.437701448290548" calcext:value-type="float">
            <text:p>0.437701448290548</text:p>
          </table:table-cell>
          <table:table-cell office:value-type="float" office:value="0.787878942353194" calcext:value-type="float">
            <text:p>0.787878942353194</text:p>
          </table:table-cell>
          <table:table-cell table:formula="of:=SUM([.E62:.P62])" office:value-type="float" office:value="2253.95422097512" calcext:value-type="float">
            <text:p>2253.954220975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6611.81737250399" calcext:value-type="float">
            <text:p>6611.81737250399</text:p>
          </table:table-cell>
          <table:table-cell office:value-type="float" office:value="504.124482187222" calcext:value-type="float">
            <text:p>504.124482187222</text:p>
          </table:table-cell>
          <table:table-cell office:value-type="float" office:value="61.7183944662597" calcext:value-type="float">
            <text:p>61.7183944662597</text:p>
          </table:table-cell>
          <table:table-cell office:value-type="float" office:value="15.8385287269909" calcext:value-type="float">
            <text:p>15.8385287269909</text:p>
          </table:table-cell>
          <table:table-cell office:value-type="float" office:value="855.8765991688" calcext:value-type="float">
            <text:p>855.8765991688</text:p>
          </table:table-cell>
          <table:table-cell office:value-type="float" office:value="1316.09631304753" calcext:value-type="float">
            <text:p>1316.09631304753</text:p>
          </table:table-cell>
          <table:table-cell office:value-type="float" office:value="64.8308585368769" calcext:value-type="float">
            <text:p>64.8308585368769</text:p>
          </table:table-cell>
          <table:table-cell office:value-type="float" office:value="99.691537278801" calcext:value-type="float">
            <text:p>99.691537278801</text:p>
          </table:table-cell>
          <table:table-cell office:value-type="float" office:value="5.10220300616077" calcext:value-type="float">
            <text:p>5.10220300616077</text:p>
          </table:table-cell>
          <table:table-cell office:value-type="float" office:value="0.918627657831082" calcext:value-type="float">
            <text:p>0.918627657831082</text:p>
          </table:table-cell>
          <table:table-cell office:value-type="float" office:value="11.2451373309796" calcext:value-type="float">
            <text:p>11.2451373309796</text:p>
          </table:table-cell>
          <table:table-cell office:value-type="float" office:value="17.2918430009518" calcext:value-type="float">
            <text:p>17.2918430009518</text:p>
          </table:table-cell>
          <table:table-cell table:formula="of:=SUM([.E63:.P63])" office:value-type="float" office:value="9564.55189691239" calcext:value-type="float">
            <text:p>9564.551896912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03.083716376733" calcext:value-type="float">
            <text:p>103.083716376733</text:p>
          </table:table-cell>
          <table:table-cell office:value-type="float" office:value="54.4044144103972" calcext:value-type="float">
            <text:p>54.4044144103972</text:p>
          </table:table-cell>
          <table:table-cell office:value-type="float" office:value="3.55581781196844" calcext:value-type="float">
            <text:p>3.55581781196844</text:p>
          </table:table-cell>
          <table:table-cell office:value-type="float" office:value="0.415129759473152" calcext:value-type="float">
            <text:p>0.415129759473152</text:p>
          </table:table-cell>
          <table:table-cell office:value-type="float" office:value="6.94184846252595" calcext:value-type="float">
            <text:p>6.94184846252595</text:p>
          </table:table-cell>
          <table:table-cell office:value-type="float" office:value="6.73291651924719" calcext:value-type="float">
            <text:p>6.73291651924719</text:p>
          </table:table-cell>
          <table:table-cell office:value-type="float" office:value="3.64798525193709" calcext:value-type="float">
            <text:p>3.64798525193709</text:p>
          </table:table-cell>
          <table:table-cell office:value-type="float" office:value="3.53819019492108" calcext:value-type="float">
            <text:p>3.53819019492108</text:p>
          </table:table-cell>
          <table:table-cell office:value-type="float" office:value="0.120928183618239" calcext:value-type="float">
            <text:p>0.120928183618239</text:p>
          </table:table-cell>
          <table:table-cell office:value-type="float" office:value="0.028673159561221" calcext:value-type="float">
            <text:p>0.028673159561221</text:p>
          </table:table-cell>
          <table:table-cell office:value-type="float" office:value="0.29319421808119" calcext:value-type="float">
            <text:p>0.29319421808119</text:p>
          </table:table-cell>
          <table:table-cell office:value-type="float" office:value="0.284369819497371" calcext:value-type="float">
            <text:p>0.284369819497371</text:p>
          </table:table-cell>
          <table:table-cell table:formula="of:=SUM([.E64:.P64])" office:value-type="float" office:value="183.047184167961" calcext:value-type="float">
            <text:p>183.0471841679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49.297577992617" calcext:value-type="float">
            <text:p>149.297577992617</text:p>
          </table:table-cell>
          <table:table-cell office:value-type="float" office:value="346.468887548518" calcext:value-type="float">
            <text:p>346.468887548518</text:p>
          </table:table-cell>
          <table:table-cell office:value-type="float" office:value="39.9796810242391" calcext:value-type="float">
            <text:p>39.9796810242391</text:p>
          </table:table-cell>
          <table:table-cell office:value-type="float" office:value="5.22495777779899" calcext:value-type="float">
            <text:p>5.22495777779899</text:p>
          </table:table-cell>
          <table:table-cell office:value-type="float" office:value="15.0680614338121" calcext:value-type="float">
            <text:p>15.0680614338121</text:p>
          </table:table-cell>
          <table:table-cell office:value-type="float" office:value="34.6215923417788" calcext:value-type="float">
            <text:p>34.6215923417788</text:p>
          </table:table-cell>
          <table:table-cell office:value-type="float" office:value="34.7149307563207" calcext:value-type="float">
            <text:p>34.7149307563207</text:p>
          </table:table-cell>
          <table:table-cell office:value-type="float" office:value="79.7638227118875" calcext:value-type="float">
            <text:p>79.7638227118875</text:p>
          </table:table-cell>
          <table:table-cell office:value-type="float" office:value="1.52595772710005" calcext:value-type="float">
            <text:p>1.52595772710005</text:p>
          </table:table-cell>
          <table:table-cell office:value-type="float" office:value="0.571589171229462" calcext:value-type="float">
            <text:p>0.571589171229462</text:p>
          </table:table-cell>
          <table:table-cell office:value-type="float" office:value="5.02695121088511" calcext:value-type="float">
            <text:p>5.02695121088511</text:p>
          </table:table-cell>
          <table:table-cell office:value-type="float" office:value="11.5503282429374" calcext:value-type="float">
            <text:p>11.5503282429374</text:p>
          </table:table-cell>
          <table:table-cell table:formula="of:=SUM([.E65:.P65])" office:value-type="float" office:value="723.814337939124" calcext:value-type="float">
            <text:p>723.8143379391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36.58539569136" calcext:value-type="float">
            <text:p>136.58539569136</text:p>
          </table:table-cell>
          <table:table-cell office:value-type="float" office:value="8.58834586424284" calcext:value-type="float">
            <text:p>8.58834586424284</text:p>
          </table:table-cell>
          <table:table-cell office:value-type="float" office:value="0.488317893233725" calcext:value-type="float">
            <text:p>0.48831789323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282886833891" calcext:value-type="float">
            <text:p>11.8282886833891</text:p>
          </table:table-cell>
          <table:table-cell office:value-type="float" office:value="22.3559604465649" calcext:value-type="float">
            <text:p>22.3559604465649</text:p>
          </table:table-cell>
          <table:table-cell office:value-type="float" office:value="0.156961057948627" calcext:value-type="float">
            <text:p>0.156961057948627</text:p>
          </table:table-cell>
          <table:table-cell office:value-type="float" office:value="0.157589417640441" calcext:value-type="float">
            <text:p>0.157589417640441</text:p>
          </table:table-cell>
          <table:table-cell office:value-type="float" office:value="0.83383062211955" calcext:value-type="float">
            <text:p>0.83383062211955</text:p>
          </table:table-cell>
          <table:table-cell office:value-type="float" office:value="1.57597475900445" calcext:value-type="float">
            <text:p>1.57597475900445</text:p>
          </table:table-cell>
          <table:table-cell table:formula="of:=SUM([.E66:.P66])" office:value-type="float" office:value="182.570664435504" calcext:value-type="float">
            <text:p>182.5706644355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53.387165245455" calcext:value-type="float">
            <text:p>153.387165245455</text:p>
          </table:table-cell>
          <table:table-cell office:value-type="float" office:value="471.047307799909" calcext:value-type="float">
            <text:p>471.047307799909</text:p>
          </table:table-cell>
          <table:table-cell office:value-type="float" office:value="36.5480848654966" calcext:value-type="float">
            <text:p>36.5480848654966</text:p>
          </table:table-cell>
          <table:table-cell office:value-type="float" office:value="3.71666245293526" calcext:value-type="float">
            <text:p>3.71666245293526</text:p>
          </table:table-cell>
          <table:table-cell office:value-type="float" office:value="6.37018977727889" calcext:value-type="float">
            <text:p>6.37018977727889</text:p>
          </table:table-cell>
          <table:table-cell office:value-type="float" office:value="8.97377613332602" calcext:value-type="float">
            <text:p>8.97377613332602</text:p>
          </table:table-cell>
          <table:table-cell office:value-type="float" office:value="19.4943417037471" calcext:value-type="float">
            <text:p>19.4943417037471</text:p>
          </table:table-cell>
          <table:table-cell office:value-type="float" office:value="27.4619539499363" calcext:value-type="float">
            <text:p>27.4619539499363</text:p>
          </table:table-cell>
          <table:table-cell office:value-type="float" office:value="1.01789475625474" calcext:value-type="float">
            <text:p>1.01789475625474</text:p>
          </table:table-cell>
          <table:table-cell office:value-type="float" office:value="0.368187042990238" calcext:value-type="float">
            <text:p>0.368187042990238</text:p>
          </table:table-cell>
          <table:table-cell office:value-type="float" office:value="1.79808146214175" calcext:value-type="float">
            <text:p>1.79808146214175</text:p>
          </table:table-cell>
          <table:table-cell office:value-type="float" office:value="2.53298270144097" calcext:value-type="float">
            <text:p>2.53298270144097</text:p>
          </table:table-cell>
          <table:table-cell table:formula="of:=SUM([.E67:.P67])" office:value-type="float" office:value="732.716627890912" calcext:value-type="float">
            <text:p>732.7166278909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28.108427375502" calcext:value-type="float">
            <text:p>228.108427375502</text:p>
          </table:table-cell>
          <table:table-cell office:value-type="float" office:value="1231.1828913675" calcext:value-type="float">
            <text:p>1231.1828913675</text:p>
          </table:table-cell>
          <table:table-cell office:value-type="float" office:value="171.136446047265" calcext:value-type="float">
            <text:p>171.136446047265</text:p>
          </table:table-cell>
          <table:table-cell office:value-type="float" office:value="26.4772698427985" calcext:value-type="float">
            <text:p>26.4772698427985</text:p>
          </table:table-cell>
          <table:table-cell office:value-type="float" office:value="18.709192624061" calcext:value-type="float">
            <text:p>18.709192624061</text:p>
          </table:table-cell>
          <table:table-cell office:value-type="float" office:value="32.4486764439107" calcext:value-type="float">
            <text:p>32.4486764439107</text:p>
          </table:table-cell>
          <table:table-cell office:value-type="float" office:value="99.9352828340632" calcext:value-type="float">
            <text:p>99.9352828340632</text:p>
          </table:table-cell>
          <table:table-cell office:value-type="float" office:value="173.324831443707" calcext:value-type="float">
            <text:p>173.324831443707</text:p>
          </table:table-cell>
          <table:table-cell office:value-type="float" office:value="7.59264747064103" calcext:value-type="float">
            <text:p>7.59264747064103</text:p>
          </table:table-cell>
          <table:table-cell office:value-type="float" office:value="1.43021491595268" calcext:value-type="float">
            <text:p>1.43021491595268</text:p>
          </table:table-cell>
          <table:table-cell office:value-type="float" office:value="17.9930275124698" calcext:value-type="float">
            <text:p>17.9930275124698</text:p>
          </table:table-cell>
          <table:table-cell office:value-type="float" office:value="31.2065806221725" calcext:value-type="float">
            <text:p>31.2065806221725</text:p>
          </table:table-cell>
          <table:table-cell table:formula="of:=SUM([.E68:.P68])" office:value-type="float" office:value="2039.54548850004" calcext:value-type="float">
            <text:p>2039.54548850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85.734760823767" calcext:value-type="float">
            <text:p>185.734760823767</text:p>
          </table:table-cell>
          <table:table-cell office:value-type="float" office:value="37.0106548250296" calcext:value-type="float">
            <text:p>37.0106548250296</text:p>
          </table:table-cell>
          <table:table-cell office:value-type="float" office:value="5.14454206131373" calcext:value-type="float">
            <text:p>5.14454206131373</text:p>
          </table:table-cell>
          <table:table-cell office:value-type="float" office:value="0.795934652755948" calcext:value-type="float">
            <text:p>0.795934652755948</text:p>
          </table:table-cell>
          <table:table-cell office:value-type="float" office:value="9.09615648585033" calcext:value-type="float">
            <text:p>9.09615648585033</text:p>
          </table:table-cell>
          <table:table-cell office:value-type="float" office:value="10.8977444907072" calcext:value-type="float">
            <text:p>10.8977444907072</text:p>
          </table:table-cell>
          <table:table-cell office:value-type="float" office:value="1.79274671997345" calcext:value-type="float">
            <text:p>1.79274671997345</text:p>
          </table:table-cell>
          <table:table-cell office:value-type="float" office:value="2.14781877611881" calcext:value-type="float">
            <text:p>2.14781877611881</text:p>
          </table:table-cell>
          <table:table-cell office:value-type="float" office:value="0.228242992310681" calcext:value-type="float">
            <text:p>0.228242992310681</text:p>
          </table:table-cell>
          <table:table-cell office:value-type="float" office:value="0.017610606848237" calcext:value-type="float">
            <text:p>0.017610606848237</text:p>
          </table:table-cell>
          <table:table-cell office:value-type="float" office:value="0.322778315791784" calcext:value-type="float">
            <text:p>0.322778315791784</text:p>
          </table:table-cell>
          <table:table-cell office:value-type="float" office:value="0.38670790438923" calcext:value-type="float">
            <text:p>0.38670790438923</text:p>
          </table:table-cell>
          <table:table-cell table:formula="of:=SUM([.E69:.P69])" office:value-type="float" office:value="253.575698654856" calcext:value-type="float">
            <text:p>253.5756986548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439.58975016315" calcext:value-type="float">
            <text:p>439.58975016315</text:p>
          </table:table-cell>
          <table:table-cell office:value-type="float" office:value="753.555999511695" calcext:value-type="float">
            <text:p>753.555999511695</text:p>
          </table:table-cell>
          <table:table-cell office:value-type="float" office:value="87.7290832309658" calcext:value-type="float">
            <text:p>87.7290832309658</text:p>
          </table:table-cell>
          <table:table-cell office:value-type="float" office:value="11.2336267384182" calcext:value-type="float">
            <text:p>11.2336267384182</text:p>
          </table:table-cell>
          <table:table-cell office:value-type="float" office:value="55.9774503088" calcext:value-type="float">
            <text:p>55.9774503088</text:p>
          </table:table-cell>
          <table:table-cell office:value-type="float" office:value="90.8177135716346" calcext:value-type="float">
            <text:p>90.8177135716346</text:p>
          </table:table-cell>
          <table:table-cell office:value-type="float" office:value="95.3902771879995" calcext:value-type="float">
            <text:p>95.3902771879995</text:p>
          </table:table-cell>
          <table:table-cell office:value-type="float" office:value="154.761012218105" calcext:value-type="float">
            <text:p>154.761012218105</text:p>
          </table:table-cell>
          <table:table-cell office:value-type="float" office:value="3.86531367710672" calcext:value-type="float">
            <text:p>3.86531367710672</text:p>
          </table:table-cell>
          <table:table-cell office:value-type="float" office:value="1.32952157392439" calcext:value-type="float">
            <text:p>1.32952157392439</text:p>
          </table:table-cell>
          <table:table-cell office:value-type="float" office:value="13.8311441750031" calcext:value-type="float">
            <text:p>13.8311441750031</text:p>
          </table:table-cell>
          <table:table-cell office:value-type="float" office:value="22.4396231540389" calcext:value-type="float">
            <text:p>22.4396231540389</text:p>
          </table:table-cell>
          <table:table-cell table:formula="of:=SUM([.E70:.P70])" office:value-type="float" office:value="1730.52051551084" calcext:value-type="float">
            <text:p>1730.520515510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98.2018230606866" calcext:value-type="float">
            <text:p>98.2018230606866</text:p>
          </table:table-cell>
          <table:table-cell office:value-type="float" office:value="1187.50725405574" calcext:value-type="float">
            <text:p>1187.50725405574</text:p>
          </table:table-cell>
          <table:table-cell office:value-type="float" office:value="70.6799365974734" calcext:value-type="float">
            <text:p>70.6799365974734</text:p>
          </table:table-cell>
          <table:table-cell office:value-type="float" office:value="10.3121032014925" calcext:value-type="float">
            <text:p>10.3121032014925</text:p>
          </table:table-cell>
          <table:table-cell office:value-type="float" office:value="4.10027497764695" calcext:value-type="float">
            <text:p>4.10027497764695</text:p>
          </table:table-cell>
          <table:table-cell office:value-type="float" office:value="5.9299218725493" calcext:value-type="float">
            <text:p>5.9299218725493</text:p>
          </table:table-cell>
          <table:table-cell office:value-type="float" office:value="49.3983824571854" calcext:value-type="float">
            <text:p>49.3983824571854</text:p>
          </table:table-cell>
          <table:table-cell office:value-type="float" office:value="71.4411960657145" calcext:value-type="float">
            <text:p>71.4411960657145</text:p>
          </table:table-cell>
          <table:table-cell office:value-type="float" office:value="3.35147982620485" calcext:value-type="float">
            <text:p>3.35147982620485</text:p>
          </table:table-cell>
          <table:table-cell office:value-type="float" office:value="0.682262452579948" calcext:value-type="float">
            <text:p>0.682262452579948</text:p>
          </table:table-cell>
          <table:table-cell office:value-type="float" office:value="3.73439251240774" calcext:value-type="float">
            <text:p>3.73439251240774</text:p>
          </table:table-cell>
          <table:table-cell office:value-type="float" office:value="5.400773353186" calcext:value-type="float">
            <text:p>5.400773353186</text:p>
          </table:table-cell>
          <table:table-cell table:formula="of:=SUM([.E71:.P71])" office:value-type="float" office:value="1510.73980043287" calcext:value-type="float">
            <text:p>1510.739800432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1286.55522293248" calcext:value-type="float">
            <text:p>1286.55522293248</text:p>
          </table:table-cell>
          <table:table-cell office:value-type="float" office:value="290.017773521664" calcext:value-type="float">
            <text:p>290.017773521664</text:p>
          </table:table-cell>
          <table:table-cell office:value-type="float" office:value="42.2426269230367" calcext:value-type="float">
            <text:p>42.2426269230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348450150688" calcext:value-type="float">
            <text:p>142.348450150688</text:p>
          </table:table-cell>
          <table:table-cell office:value-type="float" office:value="128.374407085171" calcext:value-type="float">
            <text:p>128.374407085171</text:p>
          </table:table-cell>
          <table:table-cell office:value-type="float" office:value="16.9711462454866" calcext:value-type="float">
            <text:p>16.9711462454866</text:p>
          </table:table-cell>
          <table:table-cell office:value-type="float" office:value="1.79502046360109" calcext:value-type="float">
            <text:p>1.79502046360109</text:p>
          </table:table-cell>
          <table:table-cell office:value-type="float" office:value="41.8497148864118" calcext:value-type="float">
            <text:p>41.8497148864118</text:p>
          </table:table-cell>
          <table:table-cell office:value-type="float" office:value="37.7414178344715" calcext:value-type="float">
            <text:p>37.7414178344715</text:p>
          </table:table-cell>
          <table:table-cell table:formula="of:=SUM([.E72:.P72])" office:value-type="float" office:value="1987.89578004301" calcext:value-type="float">
            <text:p>1987.895780043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45.602343918376" calcext:value-type="float">
            <text:p>345.602343918376</text:p>
          </table:table-cell>
          <table:table-cell office:value-type="float" office:value="1959.97646565582" calcext:value-type="float">
            <text:p>1959.97646565582</text:p>
          </table:table-cell>
          <table:table-cell office:value-type="float" office:value="281.697486167966" calcext:value-type="float">
            <text:p>281.697486167966</text:p>
          </table:table-cell>
          <table:table-cell office:value-type="float" office:value="34.0894687813722" calcext:value-type="float">
            <text:p>34.0894687813722</text:p>
          </table:table-cell>
          <table:table-cell office:value-type="float" office:value="68.6761551002368" calcext:value-type="float">
            <text:p>68.6761551002368</text:p>
          </table:table-cell>
          <table:table-cell office:value-type="float" office:value="70.9061767222758" calcext:value-type="float">
            <text:p>70.9061767222758</text:p>
          </table:table-cell>
          <table:table-cell office:value-type="float" office:value="386.789921991053" calcext:value-type="float">
            <text:p>386.789921991053</text:p>
          </table:table-cell>
          <table:table-cell office:value-type="float" office:value="399.349592636095" calcext:value-type="float">
            <text:p>399.349592636095</text:p>
          </table:table-cell>
          <table:table-cell office:value-type="float" office:value="13.8841122266483" calcext:value-type="float">
            <text:p>13.8841122266483</text:p>
          </table:table-cell>
          <table:table-cell office:value-type="float" office:value="4.69349056988416" calcext:value-type="float">
            <text:p>4.69349056988416</text:p>
          </table:table-cell>
          <table:table-cell office:value-type="float" office:value="69.1286293402538" calcext:value-type="float">
            <text:p>69.1286293402538</text:p>
          </table:table-cell>
          <table:table-cell office:value-type="float" office:value="71.3733435049545" calcext:value-type="float">
            <text:p>71.3733435049545</text:p>
          </table:table-cell>
          <table:table-cell table:formula="of:=SUM([.E73:.P73])" office:value-type="float" office:value="3706.16718661493" calcext:value-type="float">
            <text:p>3706.167186614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1067.5381547694" calcext:value-type="float">
            <text:p>11067.5381547694</text:p>
          </table:table-cell>
          <table:table-cell office:value-type="float" office:value="1328.65426417158" calcext:value-type="float">
            <text:p>1328.65426417158</text:p>
          </table:table-cell>
          <table:table-cell office:value-type="float" office:value="359.446590865425" calcext:value-type="float">
            <text:p>359.446590865425</text:p>
          </table:table-cell>
          <table:table-cell office:value-type="float" office:value="31.4986459144118" calcext:value-type="float">
            <text:p>31.4986459144118</text:p>
          </table:table-cell>
          <table:table-cell office:value-type="float" office:value="6698.24743548973" calcext:value-type="float">
            <text:p>6698.24743548973</text:p>
          </table:table-cell>
          <table:table-cell office:value-type="float" office:value="9241.45568085739" calcext:value-type="float">
            <text:p>9241.45568085739</text:p>
          </table:table-cell>
          <table:table-cell office:value-type="float" office:value="797.793297215836" calcext:value-type="float">
            <text:p>797.793297215836</text:p>
          </table:table-cell>
          <table:table-cell office:value-type="float" office:value="1100.70155958134" calcext:value-type="float">
            <text:p>1100.70155958134</text:p>
          </table:table-cell>
          <table:table-cell office:value-type="float" office:value="26.172222373368" calcext:value-type="float">
            <text:p>26.172222373368</text:p>
          </table:table-cell>
          <table:table-cell office:value-type="float" office:value="12.4755955243201" calcext:value-type="float">
            <text:p>12.4755955243201</text:p>
          </table:table-cell>
          <table:table-cell office:value-type="float" office:value="266.325518526627" calcext:value-type="float">
            <text:p>266.325518526627</text:p>
          </table:table-cell>
          <table:table-cell office:value-type="float" office:value="367.444693533517" calcext:value-type="float">
            <text:p>367.444693533517</text:p>
          </table:table-cell>
          <table:table-cell table:formula="of:=SUM([.E74:.P74])" office:value-type="float" office:value="31297.7536588229" calcext:value-type="float">
            <text:p>31297.75365882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723.51464572269" calcext:value-type="float">
            <text:p>2723.51464572269</text:p>
          </table:table-cell>
          <table:table-cell office:value-type="float" office:value="2220.3210181467" calcext:value-type="float">
            <text:p>2220.3210181467</text:p>
          </table:table-cell>
          <table:table-cell office:value-type="float" office:value="276.462619041282" calcext:value-type="float">
            <text:p>276.462619041282</text:p>
          </table:table-cell>
          <table:table-cell office:value-type="float" office:value="35.6535020227549" calcext:value-type="float">
            <text:p>35.6535020227549</text:p>
          </table:table-cell>
          <table:table-cell office:value-type="float" office:value="870.482592362493" calcext:value-type="float">
            <text:p>870.482592362493</text:p>
          </table:table-cell>
          <table:table-cell office:value-type="float" office:value="1080.10731926955" calcext:value-type="float">
            <text:p>1080.10731926955</text:p>
          </table:table-cell>
          <table:table-cell office:value-type="float" office:value="706.667758998787" calcext:value-type="float">
            <text:p>706.667758998787</text:p>
          </table:table-cell>
          <table:table-cell office:value-type="float" office:value="876.843518162563" calcext:value-type="float">
            <text:p>876.843518162563</text:p>
          </table:table-cell>
          <table:table-cell office:value-type="float" office:value="17.7668163087441" calcext:value-type="float">
            <text:p>17.7668163087441</text:p>
          </table:table-cell>
          <table:table-cell office:value-type="float" office:value="9.60953626336129" calcext:value-type="float">
            <text:p>9.60953626336129</text:p>
          </table:table-cell>
          <table:table-cell office:value-type="float" office:value="111.49310082664" calcext:value-type="float">
            <text:p>111.49310082664</text:p>
          </table:table-cell>
          <table:table-cell office:value-type="float" office:value="138.342242920767" calcext:value-type="float">
            <text:p>138.342242920767</text:p>
          </table:table-cell>
          <table:table-cell table:formula="of:=SUM([.E75:.P75])" office:value-type="float" office:value="9067.26467004633" calcext:value-type="float">
            <text:p>9067.264670046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798.776603990916" calcext:value-type="float">
            <text:p>798.776603990916</text:p>
          </table:table-cell>
          <table:table-cell office:value-type="float" office:value="1077.81044183879" calcext:value-type="float">
            <text:p>1077.81044183879</text:p>
          </table:table-cell>
          <table:table-cell office:value-type="float" office:value="158.808142566797" calcext:value-type="float">
            <text:p>158.808142566797</text:p>
          </table:table-cell>
          <table:table-cell office:value-type="float" office:value="19.6186981822415" calcext:value-type="float">
            <text:p>19.6186981822415</text:p>
          </table:table-cell>
          <table:table-cell office:value-type="float" office:value="138.111192966339" calcext:value-type="float">
            <text:p>138.111192966339</text:p>
          </table:table-cell>
          <table:table-cell office:value-type="float" office:value="171.769595638871" calcext:value-type="float">
            <text:p>171.769595638871</text:p>
          </table:table-cell>
          <table:table-cell office:value-type="float" office:value="185.102791425315" calcext:value-type="float">
            <text:p>185.102791425315</text:p>
          </table:table-cell>
          <table:table-cell office:value-type="float" office:value="230.213286496641" calcext:value-type="float">
            <text:p>230.213286496641</text:p>
          </table:table-cell>
          <table:table-cell office:value-type="float" office:value="5.78774414093368" calcext:value-type="float">
            <text:p>5.78774414093368</text:p>
          </table:table-cell>
          <table:table-cell office:value-type="float" office:value="2.74152129577105" calcext:value-type="float">
            <text:p>2.74152129577105</text:p>
          </table:table-cell>
          <table:table-cell office:value-type="float" office:value="33.5796485696016" calcext:value-type="float">
            <text:p>33.5796485696016</text:p>
          </table:table-cell>
          <table:table-cell office:value-type="float" office:value="41.7631803231302" calcext:value-type="float">
            <text:p>41.7631803231302</text:p>
          </table:table-cell>
          <table:table-cell table:formula="of:=SUM([.E76:.P76])" office:value-type="float" office:value="2864.08284743535" calcext:value-type="float">
            <text:p>2864.082847435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1847.9666518296" calcext:value-type="float">
            <text:p>11847.9666518296</text:p>
          </table:table-cell>
          <table:table-cell office:value-type="float" office:value="4409.89740762687" calcext:value-type="float">
            <text:p>4409.89740762687</text:p>
          </table:table-cell>
          <table:table-cell office:value-type="float" office:value="643.946370933121" calcext:value-type="float">
            <text:p>643.946370933121</text:p>
          </table:table-cell>
          <table:table-cell office:value-type="float" office:value="100.423588980934" calcext:value-type="float">
            <text:p>100.423588980934</text:p>
          </table:table-cell>
          <table:table-cell office:value-type="float" office:value="3190.65315749993" calcext:value-type="float">
            <text:p>3190.65315749993</text:p>
          </table:table-cell>
          <table:table-cell office:value-type="float" office:value="4600.98421056036" calcext:value-type="float">
            <text:p>4600.98421056036</text:p>
          </table:table-cell>
          <table:table-cell office:value-type="float" office:value="1182.09541052296" calcext:value-type="float">
            <text:p>1182.09541052296</text:p>
          </table:table-cell>
          <table:table-cell office:value-type="float" office:value="1704.60468459494" calcext:value-type="float">
            <text:p>1704.60468459494</text:p>
          </table:table-cell>
          <table:table-cell office:value-type="float" office:value="34.6178718491532" calcext:value-type="float">
            <text:p>34.6178718491532</text:p>
          </table:table-cell>
          <table:table-cell office:value-type="float" office:value="30.2730904076942" calcext:value-type="float">
            <text:p>30.2730904076942</text:p>
          </table:table-cell>
          <table:table-cell office:value-type="float" office:value="223.422050305625" calcext:value-type="float">
            <text:p>223.422050305625</text:p>
          </table:table-cell>
          <table:table-cell office:value-type="float" office:value="322.178963053658" calcext:value-type="float">
            <text:p>322.178963053658</text:p>
          </table:table-cell>
          <table:table-cell table:formula="of:=SUM([.E77:.P77])" office:value-type="float" office:value="28291.0634581648" calcext:value-type="float">
            <text:p>28291.0634581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447.172703292301" calcext:value-type="float">
            <text:p>447.172703292301</text:p>
          </table:table-cell>
          <table:table-cell office:value-type="float" office:value="201.227822655576" calcext:value-type="float">
            <text:p>201.227822655576</text:p>
          </table:table-cell>
          <table:table-cell office:value-type="float" office:value="79.5191755495243" calcext:value-type="float">
            <text:p>79.5191755495243</text:p>
          </table:table-cell>
          <table:table-cell office:value-type="float" office:value="1.1266727221577" calcext:value-type="float">
            <text:p>1.1266727221577</text:p>
          </table:table-cell>
          <table:table-cell office:value-type="float" office:value="77.6089445081332" calcext:value-type="float">
            <text:p>77.6089445081332</text:p>
          </table:table-cell>
          <table:table-cell office:value-type="float" office:value="107.440273326575" calcext:value-type="float">
            <text:p>107.440273326575</text:p>
          </table:table-cell>
          <table:table-cell office:value-type="float" office:value="34.6004296997586" calcext:value-type="float">
            <text:p>34.6004296997586</text:p>
          </table:table-cell>
          <table:table-cell office:value-type="float" office:value="47.900144084158" calcext:value-type="float">
            <text:p>47.900144084158</text:p>
          </table:table-cell>
          <table:table-cell office:value-type="float" office:value="0.394933905327219" calcext:value-type="float">
            <text:p>0.394933905327219</text:p>
          </table:table-cell>
          <table:table-cell office:value-type="float" office:value="0.672983132007361" calcext:value-type="float">
            <text:p>0.672983132007361</text:p>
          </table:table-cell>
          <table:table-cell office:value-type="float" office:value="14.5054254602631" calcext:value-type="float">
            <text:p>14.5054254602631</text:p>
          </table:table-cell>
          <table:table-cell office:value-type="float" office:value="20.0810214086291" calcext:value-type="float">
            <text:p>20.0810214086291</text:p>
          </table:table-cell>
          <table:table-cell table:formula="of:=SUM([.E78:.P78])" office:value-type="float" office:value="1032.25052974441" calcext:value-type="float">
            <text:p>1032.250529744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440.56297007634" calcext:value-type="float">
            <text:p>2440.56297007634</text:p>
          </table:table-cell>
          <table:table-cell office:value-type="float" office:value="718.70250196716" calcext:value-type="float">
            <text:p>718.70250196716</text:p>
          </table:table-cell>
          <table:table-cell office:value-type="float" office:value="37.1334495689292" calcext:value-type="float">
            <text:p>37.1334495689292</text:p>
          </table:table-cell>
          <table:table-cell office:value-type="float" office:value="4.06845637215346" calcext:value-type="float">
            <text:p>4.06845637215346</text:p>
          </table:table-cell>
          <table:table-cell office:value-type="float" office:value="405.305900458959" calcext:value-type="float">
            <text:p>405.305900458959</text:p>
          </table:table-cell>
          <table:table-cell office:value-type="float" office:value="539.258083802952" calcext:value-type="float">
            <text:p>539.258083802952</text:p>
          </table:table-cell>
          <table:table-cell office:value-type="float" office:value="119.279060551732" calcext:value-type="float">
            <text:p>119.279060551732</text:p>
          </table:table-cell>
          <table:table-cell office:value-type="float" office:value="158.70037312091" calcext:value-type="float">
            <text:p>158.70037312091</text:p>
          </table:table-cell>
          <table:table-cell office:value-type="float" office:value="1.28064622161564" calcext:value-type="float">
            <text:p>1.28064622161564</text:p>
          </table:table-cell>
          <table:table-cell office:value-type="float" office:value="1.38394055965324" calcext:value-type="float">
            <text:p>1.38394055965324</text:p>
          </table:table-cell>
          <table:table-cell office:value-type="float" office:value="7.36127483164408" calcext:value-type="float">
            <text:p>7.36127483164408</text:p>
          </table:table-cell>
          <table:table-cell office:value-type="float" office:value="9.79415043196798" calcext:value-type="float">
            <text:p>9.79415043196798</text:p>
          </table:table-cell>
          <table:table-cell table:formula="of:=SUM([.E79:.P79])" office:value-type="float" office:value="4442.83080796402" calcext:value-type="float">
            <text:p>4442.830807964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.53101947970396" calcext:value-type="float">
            <text:p>1.53101947970396</text:p>
          </table:table-cell>
          <table:table-cell office:value-type="float" office:value="0.349968281605667" calcext:value-type="float">
            <text:p>0.349968281605667</text:p>
          </table:table-cell>
          <table:table-cell office:value-type="float" office:value="0.021410767414467" calcext:value-type="float">
            <text:p>0.021410767414467</text:p>
          </table:table-cell>
          <table:table-cell office:value-type="float" office:value="0.001864542420328" calcext:value-type="float">
            <text:p>0.001864542420328</text:p>
          </table:table-cell>
          <table:table-cell office:value-type="float" office:value="0.117969216435796" calcext:value-type="float">
            <text:p>0.117969216435796</text:p>
          </table:table-cell>
          <table:table-cell office:value-type="float" office:value="0.131829875869956" calcext:value-type="float">
            <text:p>0.131829875869956</text:p>
          </table:table-cell>
          <table:table-cell office:value-type="float" office:value="0.026897776996364" calcext:value-type="float">
            <text:p>0.026897776996364</text:p>
          </table:table-cell>
          <table:table-cell office:value-type="float" office:value="0.030058100831231" calcext:value-type="float">
            <text:p>0.030058100831231</text:p>
          </table:table-cell>
          <table:table-cell office:value-type="float" office:value="0.000679899354373" calcext:value-type="float">
            <text:p>0.000679899354373</text:p>
          </table:table-cell>
          <table:table-cell office:value-type="float" office:value="0.00033514459418" calcext:value-type="float">
            <text:p>0.00033514459418</text:p>
          </table:table-cell>
          <table:table-cell office:value-type="float" office:value="0.001939869125362" calcext:value-type="float">
            <text:p>0.001939869125362</text:p>
          </table:table-cell>
          <table:table-cell office:value-type="float" office:value="0.002167791850509" calcext:value-type="float">
            <text:p>0.002167791850509</text:p>
          </table:table-cell>
          <table:table-cell table:formula="of:=SUM([.E80:.P80])" office:value-type="float" office:value="2.21614074620219" calcext:value-type="float">
            <text:p>2.216140746202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.92779380623277" calcext:value-type="float">
            <text:p>3.92779380623277</text:p>
          </table:table-cell>
          <table:table-cell office:value-type="float" office:value="25.2077030841864" calcext:value-type="float">
            <text:p>25.2077030841864</text:p>
          </table:table-cell>
          <table:table-cell office:value-type="float" office:value="1.9484624814105" calcext:value-type="float">
            <text:p>1.9484624814105</text:p>
          </table:table-cell>
          <table:table-cell office:value-type="float" office:value="0.2408159491663" calcext:value-type="float">
            <text:p>0.2408159491663</text:p>
          </table:table-cell>
          <table:table-cell office:value-type="float" office:value="0.196799097417412" calcext:value-type="float">
            <text:p>0.196799097417412</text:p>
          </table:table-cell>
          <table:table-cell office:value-type="float" office:value="0.313088951528676" calcext:value-type="float">
            <text:p>0.313088951528676</text:p>
          </table:table-cell>
          <table:table-cell office:value-type="float" office:value="1.25740487737115" calcext:value-type="float">
            <text:p>1.25740487737115</text:p>
          </table:table-cell>
          <table:table-cell office:value-type="float" office:value="2.00041351748774" calcext:value-type="float">
            <text:p>2.00041351748774</text:p>
          </table:table-cell>
          <table:table-cell office:value-type="float" office:value="0.078241956453177" calcext:value-type="float">
            <text:p>0.078241956453177</text:p>
          </table:table-cell>
          <table:table-cell office:value-type="float" office:value="0.019367420679523" calcext:value-type="float">
            <text:p>0.019367420679523</text:p>
          </table:table-cell>
          <table:table-cell office:value-type="float" office:value="0.120190520533869" calcext:value-type="float">
            <text:p>0.120190520533869</text:p>
          </table:table-cell>
          <table:table-cell office:value-type="float" office:value="0.191211873181618" calcext:value-type="float">
            <text:p>0.191211873181618</text:p>
          </table:table-cell>
          <table:table-cell table:formula="of:=SUM([.E81:.P81])" office:value-type="float" office:value="35.5014935356491" calcext:value-type="float">
            <text:p>35.50149353564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:.P8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.205854629779116" calcext:value-type="float">
            <text:p>0.205854629779116</text:p>
          </table:table-cell>
          <table:table-cell office:value-type="float" office:value="4.45543780271383" calcext:value-type="float">
            <text:p>4.45543780271383</text:p>
          </table:table-cell>
          <table:table-cell office:value-type="float" office:value="0.447302247396508" calcext:value-type="float">
            <text:p>0.447302247396508</text:p>
          </table:table-cell>
          <table:table-cell office:value-type="float" office:value="0.049877510887138" calcext:value-type="float">
            <text:p>0.049877510887138</text:p>
          </table:table-cell>
          <table:table-cell office:value-type="float" office:value="0.006871852722165" calcext:value-type="float">
            <text:p>0.006871852722165</text:p>
          </table:table-cell>
          <table:table-cell office:value-type="float" office:value="0.009586132358668" calcext:value-type="float">
            <text:p>0.009586132358668</text:p>
          </table:table-cell>
          <table:table-cell office:value-type="float" office:value="0.147607308551486" calcext:value-type="float">
            <text:p>0.147607308551486</text:p>
          </table:table-cell>
          <table:table-cell office:value-type="float" office:value="0.205910000416233" calcext:value-type="float">
            <text:p>0.205910000416233</text:p>
          </table:table-cell>
          <table:table-cell office:value-type="float" office:value="0.01827920422184" calcext:value-type="float">
            <text:p>0.01827920422184</text:p>
          </table:table-cell>
          <table:table-cell office:value-type="float" office:value="0.003140690193641" calcext:value-type="float">
            <text:p>0.003140690193641</text:p>
          </table:table-cell>
          <table:table-cell office:value-type="float" office:value="0.018436335280115" calcext:value-type="float">
            <text:p>0.018436335280115</text:p>
          </table:table-cell>
          <table:table-cell office:value-type="float" office:value="0.025718413555913" calcext:value-type="float">
            <text:p>0.025718413555913</text:p>
          </table:table-cell>
          <table:table-cell table:formula="of:=SUM([.E83:.P83])" office:value-type="float" office:value="5.59402212807666" calcext:value-type="float">
            <text:p>5.594022128076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.00000000000081723621142727" calcext:value-type="float">
            <text:p>8.1723621142727E-13</text:p>
          </table:table-cell>
          <table:table-cell office:value-type="float" office:value="0.000000000000482292676433225" calcext:value-type="float">
            <text:p>4.82292676433225E-13</text:p>
          </table:table-cell>
          <table:table-cell office:value-type="float" office:value="0.0000000000000677114460919185" calcext:value-type="float">
            <text:p>6.77114460919185E-14</text:p>
          </table:table-cell>
          <table:table-cell office:value-type="float" office:value="9.46951419925219E-015" calcext:value-type="float">
            <text:p>9.46951419925219E-15</text:p>
          </table:table-cell>
          <table:table-cell office:value-type="float" office:value="0.0000000000000611918973881678" calcext:value-type="float">
            <text:p>6.11918973881678E-14</text:p>
          </table:table-cell>
          <table:table-cell office:value-type="float" office:value="0.0000000000000654347966739192" calcext:value-type="float">
            <text:p>6.54347966739192E-14</text:p>
          </table:table-cell>
          <table:table-cell office:value-type="float" office:value="0.0000000000000357955888320978" calcext:value-type="float">
            <text:p>3.57955888320978E-14</text:p>
          </table:table-cell>
          <table:table-cell office:value-type="float" office:value="0.0000000000000382775690414274" calcext:value-type="float">
            <text:p>3.82775690414274E-14</text:p>
          </table:table-cell>
          <table:table-cell office:value-type="float" office:value="3.28041049971885E-015" calcext:value-type="float">
            <text:p>3.28041049971885E-15</text:p>
          </table:table-cell>
          <table:table-cell office:value-type="float" office:value="4.32155092302007E-016" calcext:value-type="float">
            <text:p>4.32155092302007E-16</text:p>
          </table:table-cell>
          <table:table-cell office:value-type="float" office:value="6.37389879056985E-015" calcext:value-type="float">
            <text:p>6.37389879056985E-15</text:p>
          </table:table-cell>
          <table:table-cell office:value-type="float" office:value="6.81584963341444E-015" calcext:value-type="float">
            <text:p>6.81584963341444E-15</text:p>
          </table:table-cell>
          <table:table-cell table:formula="of:=SUM([.E84:.P84])" office:value-type="float" office:value="0.00000000000159431201410328" calcext:value-type="float">
            <text:p>1.59431201410328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86.503256977807" calcext:value-type="float">
            <text:p>386.503256977807</text:p>
          </table:table-cell>
          <table:table-cell office:value-type="float" office:value="228.179814362483" calcext:value-type="float">
            <text:p>228.179814362483</text:p>
          </table:table-cell>
          <table:table-cell office:value-type="float" office:value="32.0352888493598" calcext:value-type="float">
            <text:p>32.0352888493598</text:p>
          </table:table-cell>
          <table:table-cell office:value-type="float" office:value="4.48016753658381" calcext:value-type="float">
            <text:p>4.48016753658381</text:p>
          </table:table-cell>
          <table:table-cell office:value-type="float" office:value="11.7174352867255" calcext:value-type="float">
            <text:p>11.7174352867255</text:p>
          </table:table-cell>
          <table:table-cell office:value-type="float" office:value="14.8071435062942" calcext:value-type="float">
            <text:p>14.8071435062942</text:p>
          </table:table-cell>
          <table:table-cell office:value-type="float" office:value="6.85437964163277" calcext:value-type="float">
            <text:p>6.85437964163277</text:p>
          </table:table-cell>
          <table:table-cell office:value-type="float" office:value="8.66177457069115" calcext:value-type="float">
            <text:p>8.66177457069115</text:p>
          </table:table-cell>
          <table:table-cell office:value-type="float" office:value="1.55201083374158" calcext:value-type="float">
            <text:p>1.55201083374158</text:p>
          </table:table-cell>
          <table:table-cell office:value-type="float" office:value="0.105699889492343" calcext:value-type="float">
            <text:p>0.105699889492343</text:p>
          </table:table-cell>
          <table:table-cell office:value-type="float" office:value="1.22051692773758" calcext:value-type="float">
            <text:p>1.22051692773758</text:p>
          </table:table-cell>
          <table:table-cell office:value-type="float" office:value="1.5423485480091" calcext:value-type="float">
            <text:p>1.5423485480091</text:p>
          </table:table-cell>
          <table:table-cell table:formula="of:=SUM([.E85:.P85])" office:value-type="float" office:value="697.659836930558" calcext:value-type="float">
            <text:p>697.6598369305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564.80620304061" calcext:value-type="float">
            <text:p>2564.80620304061</text:p>
          </table:table-cell>
          <table:table-cell office:value-type="float" office:value="1514.35042192073" calcext:value-type="float">
            <text:p>1514.35042192073</text:p>
          </table:table-cell>
          <table:table-cell office:value-type="float" office:value="212.607120051005" calcext:value-type="float">
            <text:p>212.607120051005</text:p>
          </table:table-cell>
          <table:table-cell office:value-type="float" office:value="29.7333207069905" calcext:value-type="float">
            <text:p>29.7333207069905</text:p>
          </table:table-cell>
          <table:table-cell office:value-type="float" office:value="56.2145033623717" calcext:value-type="float">
            <text:p>56.2145033623717</text:p>
          </table:table-cell>
          <table:table-cell office:value-type="float" office:value="71.0374083104522" calcext:value-type="float">
            <text:p>71.0374083104522</text:p>
          </table:table-cell>
          <table:table-cell office:value-type="float" office:value="32.8839492587646" calcext:value-type="float">
            <text:p>32.8839492587646</text:p>
          </table:table-cell>
          <table:table-cell office:value-type="float" office:value="41.5549438424585" calcext:value-type="float">
            <text:p>41.5549438424585</text:p>
          </table:table-cell>
          <table:table-cell office:value-type="float" office:value="10.3001585283459" calcext:value-type="float">
            <text:p>10.3001585283459</text:p>
          </table:table-cell>
          <table:table-cell office:value-type="float" office:value="0.507096191975132" calcext:value-type="float">
            <text:p>0.507096191975132</text:p>
          </table:table-cell>
          <table:table-cell office:value-type="float" office:value="5.85544116602581" calcext:value-type="float">
            <text:p>5.85544116602581</text:p>
          </table:table-cell>
          <table:table-cell office:value-type="float" office:value="7.39943146464288" calcext:value-type="float">
            <text:p>7.39943146464288</text:p>
          </table:table-cell>
          <table:table-cell table:formula="of:=SUM([.E86:.P86])" office:value-type="float" office:value="4547.24999784437" calcext:value-type="float">
            <text:p>4547.249997844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264.45736947953" calcext:value-type="float">
            <text:p>2264.45736947953</text:p>
          </table:table-cell>
          <table:table-cell office:value-type="float" office:value="1337.03974844519" calcext:value-type="float">
            <text:p>1337.03974844519</text:p>
          </table:table-cell>
          <table:table-cell office:value-type="float" office:value="187.713600627592" calcext:value-type="float">
            <text:p>187.713600627592</text:p>
          </table:table-cell>
          <table:table-cell office:value-type="float" office:value="26.2519368456952" calcext:value-type="float">
            <text:p>26.2519368456952</text:p>
          </table:table-cell>
          <table:table-cell office:value-type="float" office:value="46.3096887312988" calcext:value-type="float">
            <text:p>46.3096887312988</text:p>
          </table:table-cell>
          <table:table-cell office:value-type="float" office:value="58.5208454695192" calcext:value-type="float">
            <text:p>58.5208454695192</text:p>
          </table:table-cell>
          <table:table-cell office:value-type="float" office:value="27.0899031983365" calcext:value-type="float">
            <text:p>27.0899031983365</text:p>
          </table:table-cell>
          <table:table-cell office:value-type="float" office:value="34.2330964056476" calcext:value-type="float">
            <text:p>34.2330964056476</text:p>
          </table:table-cell>
          <table:table-cell office:value-type="float" office:value="9.09414437262004" calcext:value-type="float">
            <text:p>9.09414437262004</text:p>
          </table:table-cell>
          <table:table-cell office:value-type="float" office:value="0.417747474821711" calcext:value-type="float">
            <text:p>0.417747474821711</text:p>
          </table:table-cell>
          <table:table-cell office:value-type="float" office:value="4.82373127153868" calcext:value-type="float">
            <text:p>4.82373127153868</text:p>
          </table:table-cell>
          <table:table-cell office:value-type="float" office:value="6.09567544204665" calcext:value-type="float">
            <text:p>6.09567544204665</text:p>
          </table:table-cell>
          <table:table-cell table:formula="of:=SUM([.E87:.P87])" office:value-type="float" office:value="4002.04748776384" calcext:value-type="float">
            <text:p>4002.047487763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180.00580767939" calcext:value-type="float">
            <text:p>1180.00580767939</text:p>
          </table:table-cell>
          <table:table-cell office:value-type="float" office:value="696.175290941385" calcext:value-type="float">
            <text:p>696.175290941385</text:p>
          </table:table-cell>
          <table:table-cell office:value-type="float" office:value="97.7394805820359" calcext:value-type="float">
            <text:p>97.7394805820359</text:p>
          </table:table-cell>
          <table:table-cell office:value-type="float" office:value="13.6689651841535" calcext:value-type="float">
            <text:p>13.6689651841535</text:p>
          </table:table-cell>
          <table:table-cell office:value-type="float" office:value="53.8705052045999" calcext:value-type="float">
            <text:p>53.8705052045999</text:p>
          </table:table-cell>
          <table:table-cell office:value-type="float" office:value="77.6535696394706" calcext:value-type="float">
            <text:p>77.6535696394706</text:p>
          </table:table-cell>
          <table:table-cell office:value-type="float" office:value="31.5127743506464" calcext:value-type="float">
            <text:p>31.5127743506464</text:p>
          </table:table-cell>
          <table:table-cell office:value-type="float" office:value="45.4252175337293" calcext:value-type="float">
            <text:p>45.4252175337293</text:p>
          </table:table-cell>
          <table:table-cell office:value-type="float" office:value="4.73517605728177" calcext:value-type="float">
            <text:p>4.73517605728177</text:p>
          </table:table-cell>
          <table:table-cell office:value-type="float" office:value="0.864571086942496" calcext:value-type="float">
            <text:p>0.864571086942496</text:p>
          </table:table-cell>
          <table:table-cell office:value-type="float" office:value="5.61128454299865" calcext:value-type="float">
            <text:p>5.61128454299865</text:p>
          </table:table-cell>
          <table:table-cell office:value-type="float" office:value="8.08858712892531" calcext:value-type="float">
            <text:p>8.08858712892531</text:p>
          </table:table-cell>
          <table:table-cell table:formula="of:=SUM([.E88:.P88])" office:value-type="float" office:value="2215.35122993156" calcext:value-type="float">
            <text:p>2215.351229931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2.9244021336598" calcext:value-type="float">
            <text:p>32.9244021336598</text:p>
          </table:table-cell>
          <table:table-cell office:value-type="float" office:value="19.4322175166083" calcext:value-type="float">
            <text:p>19.4322175166083</text:p>
          </table:table-cell>
          <table:table-cell office:value-type="float" office:value="2.72818479963883" calcext:value-type="float">
            <text:p>2.72818479963883</text:p>
          </table:table-cell>
          <table:table-cell office:value-type="float" office:value="0.381539402707385" calcext:value-type="float">
            <text:p>0.381539402707385</text:p>
          </table:table-cell>
          <table:table-cell office:value-type="float" office:value="3.25957671978587" calcext:value-type="float">
            <text:p>3.25957671978587</text:p>
          </table:table-cell>
          <table:table-cell office:value-type="float" office:value="2.94898543257262" calcext:value-type="float">
            <text:p>2.94898543257262</text:p>
          </table:table-cell>
          <table:table-cell office:value-type="float" office:value="1.90676336260648" calcext:value-type="float">
            <text:p>1.90676336260648</text:p>
          </table:table-cell>
          <table:table-cell office:value-type="float" office:value="1.72507594178028" calcext:value-type="float">
            <text:p>1.72507594178028</text:p>
          </table:table-cell>
          <table:table-cell office:value-type="float" office:value="0.132172130096875" calcext:value-type="float">
            <text:p>0.132172130096875</text:p>
          </table:table-cell>
          <table:table-cell office:value-type="float" office:value="0.015249081661846" calcext:value-type="float">
            <text:p>0.015249081661846</text:p>
          </table:table-cell>
          <table:table-cell office:value-type="float" office:value="0.339525541759555" calcext:value-type="float">
            <text:p>0.339525541759555</text:p>
          </table:table-cell>
          <table:table-cell office:value-type="float" office:value="0.307173588078955" calcext:value-type="float">
            <text:p>0.307173588078955</text:p>
          </table:table-cell>
          <table:table-cell table:formula="of:=SUM([.E89:.P89])" office:value-type="float" office:value="66.1008656509568" calcext:value-type="float">
            <text:p>66.10086565095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111.978281364081" calcext:value-type="float">
            <text:p>111.978281364081</text:p>
          </table:table-cell>
          <table:table-cell office:value-type="float" office:value="200.022674609937" calcext:value-type="float">
            <text:p>200.022674609937</text:p>
          </table:table-cell>
          <table:table-cell office:value-type="float" office:value="15.3939119996705" calcext:value-type="float">
            <text:p>15.3939119996705</text:p>
          </table:table-cell>
          <table:table-cell office:value-type="float" office:value="1.34524061244009" calcext:value-type="float">
            <text:p>1.34524061244009</text:p>
          </table:table-cell>
          <table:table-cell office:value-type="float" office:value="10.6137509178818" calcext:value-type="float">
            <text:p>10.6137509178818</text:p>
          </table:table-cell>
          <table:table-cell office:value-type="float" office:value="11.152919772859" calcext:value-type="float">
            <text:p>11.152919772859</text:p>
          </table:table-cell>
          <table:table-cell office:value-type="float" office:value="18.9009026298592" calcext:value-type="float">
            <text:p>18.9009026298592</text:p>
          </table:table-cell>
          <table:table-cell office:value-type="float" office:value="19.861051224623" calcext:value-type="float">
            <text:p>19.861051224623</text:p>
          </table:table-cell>
          <table:table-cell office:value-type="float" office:value="0.478020564758711" calcext:value-type="float">
            <text:p>0.478020564758711</text:p>
          </table:table-cell>
          <table:table-cell office:value-type="float" office:value="0.229373962763071" calcext:value-type="float">
            <text:p>0.229373962763071</text:p>
          </table:table-cell>
          <table:table-cell office:value-type="float" office:value="1.71170299185847" calcext:value-type="float">
            <text:p>1.71170299185847</text:p>
          </table:table-cell>
          <table:table-cell office:value-type="float" office:value="1.79865594085095" calcext:value-type="float">
            <text:p>1.79865594085095</text:p>
          </table:table-cell>
          <table:table-cell table:formula="of:=SUM([.E90:.P90])" office:value-type="float" office:value="393.486486591583" calcext:value-type="float">
            <text:p>393.4864865915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81.0521732748446" calcext:value-type="float">
            <text:p>81.0521732748446</text:p>
          </table:table-cell>
          <table:table-cell office:value-type="float" office:value="47.8348079842756" calcext:value-type="float">
            <text:p>47.8348079842756</text:p>
          </table:table-cell>
          <table:table-cell office:value-type="float" office:value="6.71576447334464" calcext:value-type="float">
            <text:p>6.71576447334464</text:p>
          </table:table-cell>
          <table:table-cell office:value-type="float" office:value="0.939206451931922" calcext:value-type="float">
            <text:p>0.939206451931922</text:p>
          </table:table-cell>
          <table:table-cell office:value-type="float" office:value="4.20145012544666" calcext:value-type="float">
            <text:p>4.20145012544666</text:p>
          </table:table-cell>
          <table:table-cell office:value-type="float" office:value="4.97446596506044" calcext:value-type="float">
            <text:p>4.97446596506044</text:p>
          </table:table-cell>
          <table:table-cell office:value-type="float" office:value="2.4577335825206" calcext:value-type="float">
            <text:p>2.4577335825206</text:p>
          </table:table-cell>
          <table:table-cell office:value-type="float" office:value="2.90992673776772" calcext:value-type="float">
            <text:p>2.90992673776772</text:p>
          </table:table-cell>
          <table:table-cell office:value-type="float" office:value="0.325358053379811" calcext:value-type="float">
            <text:p>0.325358053379811</text:p>
          </table:table-cell>
          <table:table-cell office:value-type="float" office:value="0.040764938955614" calcext:value-type="float">
            <text:p>0.040764938955614</text:p>
          </table:table-cell>
          <table:table-cell office:value-type="float" office:value="0.437633396188857" calcext:value-type="float">
            <text:p>0.437633396188857</text:p>
          </table:table-cell>
          <table:table-cell office:value-type="float" office:value="0.518152630523931" calcext:value-type="float">
            <text:p>0.518152630523931</text:p>
          </table:table-cell>
          <table:table-cell table:formula="of:=SUM([.E91:.P91])" office:value-type="float" office:value="152.40743761424" calcext:value-type="float">
            <text:p>152.407437614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92:.P9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93:.P9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94:.P9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6.42324657321961" calcext:value-type="float">
            <text:p>6.42324657321961</text:p>
          </table:table-cell>
          <table:table-cell office:value-type="float" office:value="3.87899146982074" calcext:value-type="float">
            <text:p>3.87899146982074</text:p>
          </table:table-cell>
          <table:table-cell office:value-type="float" office:value="0.332114133410302" calcext:value-type="float">
            <text:p>0.332114133410302</text:p>
          </table:table-cell>
          <table:table-cell office:value-type="float" office:value="0.030890241055464" calcext:value-type="float">
            <text:p>0.030890241055464</text:p>
          </table:table-cell>
          <table:table-cell office:value-type="float" office:value="0.539836627867269" calcext:value-type="float">
            <text:p>0.539836627867269</text:p>
          </table:table-cell>
          <table:table-cell office:value-type="float" office:value="0.465650564576343" calcext:value-type="float">
            <text:p>0.465650564576343</text:p>
          </table:table-cell>
          <table:table-cell office:value-type="float" office:value="0.324802610251856" calcext:value-type="float">
            <text:p>0.324802610251856</text:p>
          </table:table-cell>
          <table:table-cell office:value-type="float" office:value="0.280167204358044" calcext:value-type="float">
            <text:p>0.280167204358044</text:p>
          </table:table-cell>
          <table:table-cell office:value-type="float" office:value="0.01072668099941" calcext:value-type="float">
            <text:p>0.01072668099941</text:p>
          </table:table-cell>
          <table:table-cell office:value-type="float" office:value="0.002649559478643" calcext:value-type="float">
            <text:p>0.002649559478643</text:p>
          </table:table-cell>
          <table:table-cell office:value-type="float" office:value="0.032836737759091" calcext:value-type="float">
            <text:p>0.032836737759091</text:p>
          </table:table-cell>
          <table:table-cell office:value-type="float" office:value="0.028324209005184" calcext:value-type="float">
            <text:p>0.028324209005184</text:p>
          </table:table-cell>
          <table:table-cell table:formula="of:=SUM([.E95:.P95])" office:value-type="float" office:value="12.350236611802" calcext:value-type="float">
            <text:p>12.3502366118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.96758723536783" calcext:value-type="float">
            <text:p>3.96758723536783</text:p>
          </table:table-cell>
          <table:table-cell office:value-type="float" office:value="2.63861197752577" calcext:value-type="float">
            <text:p>2.63861197752577</text:p>
          </table:table-cell>
          <table:table-cell office:value-type="float" office:value="0.336936527909944" calcext:value-type="float">
            <text:p>0.336936527909944</text:p>
          </table:table-cell>
          <table:table-cell office:value-type="float" office:value="0.045087707155028" calcext:value-type="float">
            <text:p>0.045087707155028</text:p>
          </table:table-cell>
          <table:table-cell office:value-type="float" office:value="0.34862444983372" calcext:value-type="float">
            <text:p>0.34862444983372</text:p>
          </table:table-cell>
          <table:table-cell office:value-type="float" office:value="0.39774483101578" calcext:value-type="float">
            <text:p>0.39774483101578</text:p>
          </table:table-cell>
          <table:table-cell office:value-type="float" office:value="0.230127312616785" calcext:value-type="float">
            <text:p>0.230127312616785</text:p>
          </table:table-cell>
          <table:table-cell office:value-type="float" office:value="0.262551720375711" calcext:value-type="float">
            <text:p>0.262551720375711</text:p>
          </table:table-cell>
          <table:table-cell office:value-type="float" office:value="0.015656126128246" calcext:value-type="float">
            <text:p>0.015656126128246</text:p>
          </table:table-cell>
          <table:table-cell office:value-type="float" office:value="0.003003091597189" calcext:value-type="float">
            <text:p>0.003003091597189</text:p>
          </table:table-cell>
          <table:table-cell office:value-type="float" office:value="0.036929877161144" calcext:value-type="float">
            <text:p>0.036929877161144</text:p>
          </table:table-cell>
          <table:table-cell office:value-type="float" office:value="0.042133211706461" calcext:value-type="float">
            <text:p>0.042133211706461</text:p>
          </table:table-cell>
          <table:table-cell table:formula="of:=SUM([.E96:.P96])" office:value-type="float" office:value="8.32499406839361" calcext:value-type="float">
            <text:p>8.324994068393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.4390794655081" calcext:value-type="float">
            <text:p>0.4390794655081</text:p>
          </table:table-cell>
          <table:table-cell office:value-type="float" office:value="0.40414236575798" calcext:value-type="float">
            <text:p>0.40414236575798</text:p>
          </table:table-cell>
          <table:table-cell office:value-type="float" office:value="0.0412847694487" calcext:value-type="float">
            <text:p>0.0412847694487</text:p>
          </table:table-cell>
          <table:table-cell office:value-type="float" office:value="0.004960413162246" calcext:value-type="float">
            <text:p>0.004960413162246</text:p>
          </table:table-cell>
          <table:table-cell office:value-type="float" office:value="0.027116506098488" calcext:value-type="float">
            <text:p>0.027116506098488</text:p>
          </table:table-cell>
          <table:table-cell office:value-type="float" office:value="0.012378897395479" calcext:value-type="float">
            <text:p>0.012378897395479</text:p>
          </table:table-cell>
          <table:table-cell office:value-type="float" office:value="0.024803643043491" calcext:value-type="float">
            <text:p>0.024803643043491</text:p>
          </table:table-cell>
          <table:table-cell office:value-type="float" office:value="0.011323057297805" calcext:value-type="float">
            <text:p>0.011323057297805</text:p>
          </table:table-cell>
          <table:table-cell office:value-type="float" office:value="0.001774857021914" calcext:value-type="float">
            <text:p>0.001774857021914</text:p>
          </table:table-cell>
          <table:table-cell office:value-type="float" office:value="0.0000730502809615466" calcext:value-type="float">
            <text:p>7.30502809615466E-05</text:p>
          </table:table-cell>
          <table:table-cell office:value-type="float" office:value="0.003125345795662" calcext:value-type="float">
            <text:p>0.003125345795662</text:p>
          </table:table-cell>
          <table:table-cell office:value-type="float" office:value="0.001426744831704" calcext:value-type="float">
            <text:p>0.001426744831704</text:p>
          </table:table-cell>
          <table:table-cell table:formula="of:=SUM([.E97:.P97])" office:value-type="float" office:value="0.971489115642531" calcext:value-type="float">
            <text:p>0.9714891156425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98:.P9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43.0117430566218" calcext:value-type="float">
            <text:p>43.0117430566218</text:p>
          </table:table-cell>
          <table:table-cell office:value-type="float" office:value="75.9229403005847" calcext:value-type="float">
            <text:p>75.9229403005847</text:p>
          </table:table-cell>
          <table:table-cell office:value-type="float" office:value="4.10775197562772" calcext:value-type="float">
            <text:p>4.10775197562772</text:p>
          </table:table-cell>
          <table:table-cell office:value-type="float" office:value="0.471535153353316" calcext:value-type="float">
            <text:p>0.471535153353316</text:p>
          </table:table-cell>
          <table:table-cell office:value-type="float" office:value="6.95673396313431" calcext:value-type="float">
            <text:p>6.95673396313431</text:p>
          </table:table-cell>
          <table:table-cell office:value-type="float" office:value="3.904391959158" calcext:value-type="float">
            <text:p>3.904391959158</text:p>
          </table:table-cell>
          <table:table-cell office:value-type="float" office:value="12.2515816852559" calcext:value-type="float">
            <text:p>12.2515816852559</text:p>
          </table:table-cell>
          <table:table-cell office:value-type="float" office:value="6.87606817687316" calcext:value-type="float">
            <text:p>6.87606817687316</text:p>
          </table:table-cell>
          <table:table-cell office:value-type="float" office:value="0.142338280500069" calcext:value-type="float">
            <text:p>0.142338280500069</text:p>
          </table:table-cell>
          <table:table-cell office:value-type="float" office:value="0.044573055790273" calcext:value-type="float">
            <text:p>0.044573055790273</text:p>
          </table:table-cell>
          <table:table-cell office:value-type="float" office:value="0.799107085239517" calcext:value-type="float">
            <text:p>0.799107085239517</text:p>
          </table:table-cell>
          <table:table-cell office:value-type="float" office:value="0.448490239047412" calcext:value-type="float">
            <text:p>0.448490239047412</text:p>
          </table:table-cell>
          <table:table-cell table:formula="of:=SUM([.E99:.P99])" office:value-type="float" office:value="154.937254931186" calcext:value-type="float">
            <text:p>154.937254931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0:.P10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1:.P10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2:.P10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0.488191905751564" calcext:value-type="float">
            <text:p>0.488191905751564</text:p>
          </table:table-cell>
          <table:table-cell office:value-type="float" office:value="1.30898654793591" calcext:value-type="float">
            <text:p>1.30898654793591</text:p>
          </table:table-cell>
          <table:table-cell office:value-type="float" office:value="0.113297957327999" calcext:value-type="float">
            <text:p>0.113297957327999</text:p>
          </table:table-cell>
          <table:table-cell office:value-type="float" office:value="0.011215036272444" calcext:value-type="float">
            <text:p>0.011215036272444</text:p>
          </table:table-cell>
          <table:table-cell office:value-type="float" office:value="0.027937305397276" calcext:value-type="float">
            <text:p>0.027937305397276</text:p>
          </table:table-cell>
          <table:table-cell office:value-type="float" office:value="0.02274534493171" calcext:value-type="float">
            <text:p>0.02274534493171</text:p>
          </table:table-cell>
          <table:table-cell office:value-type="float" office:value="0.074572346207872" calcext:value-type="float">
            <text:p>0.074572346207872</text:p>
          </table:table-cell>
          <table:table-cell office:value-type="float" office:value="0.060713576801515" calcext:value-type="float">
            <text:p>0.060713576801515</text:p>
          </table:table-cell>
          <table:table-cell office:value-type="float" office:value="0.004005867780686" calcext:value-type="float">
            <text:p>0.004005867780686</text:p>
          </table:table-cell>
          <table:table-cell office:value-type="float" office:value="0.000472718498298" calcext:value-type="float">
            <text:p>0.000472718498298</text:p>
          </table:table-cell>
          <table:table-cell office:value-type="float" office:value="0.007717494402113" calcext:value-type="float">
            <text:p>0.007717494402113</text:p>
          </table:table-cell>
          <table:table-cell office:value-type="float" office:value="0.006283249930099" calcext:value-type="float">
            <text:p>0.006283249930099</text:p>
          </table:table-cell>
          <table:table-cell table:formula="of:=SUM([.E103:.P103])" office:value-type="float" office:value="2.12613935123749" calcext:value-type="float">
            <text:p>2.126139351237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3.25694318990324" calcext:value-type="float">
            <text:p>3.25694318990324</text:p>
          </table:table-cell>
          <table:table-cell office:value-type="float" office:value="5.52727410053565" calcext:value-type="float">
            <text:p>5.52727410053565</text:p>
          </table:table-cell>
          <table:table-cell office:value-type="float" office:value="0.423468171905286" calcext:value-type="float">
            <text:p>0.423468171905286</text:p>
          </table:table-cell>
          <table:table-cell office:value-type="float" office:value="0.036063774117799" calcext:value-type="float">
            <text:p>0.036063774117799</text:p>
          </table:table-cell>
          <table:table-cell office:value-type="float" office:value="0.159445430607895" calcext:value-type="float">
            <text:p>0.159445430607895</text:p>
          </table:table-cell>
          <table:table-cell office:value-type="float" office:value="0.090791304859751" calcext:value-type="float">
            <text:p>0.090791304859751</text:p>
          </table:table-cell>
          <table:table-cell office:value-type="float" office:value="0.269577380455988" calcext:value-type="float">
            <text:p>0.269577380455988</text:p>
          </table:table-cell>
          <table:table-cell office:value-type="float" office:value="0.153502562218054" calcext:value-type="float">
            <text:p>0.153502562218054</text:p>
          </table:table-cell>
          <table:table-cell office:value-type="float" office:value="0.013097279172047" calcext:value-type="float">
            <text:p>0.013097279172047</text:p>
          </table:table-cell>
          <table:table-cell office:value-type="float" office:value="0.001163232731401" calcext:value-type="float">
            <text:p>0.001163232731401</text:p>
          </table:table-cell>
          <table:table-cell office:value-type="float" office:value="0.024208106649504" calcext:value-type="float">
            <text:p>0.024208106649504</text:p>
          </table:table-cell>
          <table:table-cell office:value-type="float" office:value="0.013784563047765" calcext:value-type="float">
            <text:p>0.013784563047765</text:p>
          </table:table-cell>
          <table:table-cell table:formula="of:=SUM([.E104:.P104])" office:value-type="float" office:value="9.96931909620438" calcext:value-type="float">
            <text:p>9.96931909620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5:.P10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6:.P10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4.65767297282148" calcext:value-type="float">
            <text:p>4.65767297282148</text:p>
          </table:table-cell>
          <table:table-cell office:value-type="float" office:value="4.90459326902597" calcext:value-type="float">
            <text:p>4.90459326902597</text:p>
          </table:table-cell>
          <table:table-cell office:value-type="float" office:value="0.490810697699187" calcext:value-type="float">
            <text:p>0.490810697699187</text:p>
          </table:table-cell>
          <table:table-cell office:value-type="float" office:value="0.054356006887239" calcext:value-type="float">
            <text:p>0.054356006887239</text:p>
          </table:table-cell>
          <table:table-cell office:value-type="float" office:value="0.056063688176389" calcext:value-type="float">
            <text:p>0.056063688176389</text:p>
          </table:table-cell>
          <table:table-cell office:value-type="float" office:value="0.042599495373763" calcext:value-type="float">
            <text:p>0.042599495373763</text:p>
          </table:table-cell>
          <table:table-cell office:value-type="float" office:value="0.058692111647888" calcext:value-type="float">
            <text:p>0.058692111647888</text:p>
          </table:table-cell>
          <table:table-cell office:value-type="float" office:value="0.044596679596858" calcext:value-type="float">
            <text:p>0.044596679596858</text:p>
          </table:table-cell>
          <table:table-cell office:value-type="float" office:value="0.019496970138015" calcext:value-type="float">
            <text:p>0.019496970138015</text:p>
          </table:table-cell>
          <table:table-cell office:value-type="float" office:value="0.000413535473944" calcext:value-type="float">
            <text:p>0.000413535473944</text:p>
          </table:table-cell>
          <table:table-cell office:value-type="float" office:value="0.007145464747923" calcext:value-type="float">
            <text:p>0.007145464747923</text:p>
          </table:table-cell>
          <table:table-cell office:value-type="float" office:value="0.0054294179062" calcext:value-type="float">
            <text:p>0.0054294179062</text:p>
          </table:table-cell>
          <table:table-cell table:formula="of:=SUM([.E107:.P107])" office:value-type="float" office:value="10.3418703094949" calcext:value-type="float">
            <text:p>10.34187030949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8:.P10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09:.P10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10:.P11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office:value-type="float" office:value="28.7061471398866" calcext:value-type="float">
            <text:p>28.7061471398866</text:p>
          </table:table-cell>
          <table:table-cell office:value-type="float" office:value="17.6545099718015" calcext:value-type="float">
            <text:p>17.6545099718015</text:p>
          </table:table-cell>
          <table:table-cell office:value-type="float" office:value="2.39991131707591" calcext:value-type="float">
            <text:p>2.39991131707591</text:p>
          </table:table-cell>
          <table:table-cell office:value-type="float" office:value="0.332423132977765" calcext:value-type="float">
            <text:p>0.332423132977765</text:p>
          </table:table-cell>
          <table:table-cell office:value-type="float" office:value="0.670824490876416" calcext:value-type="float">
            <text:p>0.670824490876416</text:p>
          </table:table-cell>
          <table:table-cell office:value-type="float" office:value="0.723650381020057" calcext:value-type="float">
            <text:p>0.723650381020057</text:p>
          </table:table-cell>
          <table:table-cell office:value-type="float" office:value="0.408854027560078" calcext:value-type="float">
            <text:p>0.408854027560078</text:p>
          </table:table-cell>
          <table:table-cell office:value-type="float" office:value="0.441050344537797" calcext:value-type="float">
            <text:p>0.441050344537797</text:p>
          </table:table-cell>
          <table:table-cell office:value-type="float" office:value="0.11525384478492" calcext:value-type="float">
            <text:p>0.11525384478492</text:p>
          </table:table-cell>
          <table:table-cell office:value-type="float" office:value="0.004187988292183" calcext:value-type="float">
            <text:p>0.004187988292183</text:p>
          </table:table-cell>
          <table:table-cell office:value-type="float" office:value="0.070350616995551" calcext:value-type="float">
            <text:p>0.070350616995551</text:p>
          </table:table-cell>
          <table:table-cell office:value-type="float" office:value="0.075890566737232" calcext:value-type="float">
            <text:p>0.075890566737232</text:p>
          </table:table-cell>
          <table:table-cell table:formula="of:=SUM([.E111:.P111])" office:value-type="float" office:value="51.603053822546" calcext:value-type="float">
            <text:p>51.6030538225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12:.P11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1" calcext:value-type="float">
            <text:p>200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13:.P113])" office:value-type="float" office:value="0" calcext:value-type="float">
            <text:p>0</text:p>
          </table:table-cell>
          <table:table-cell table:formula="of:=SUM([.Q58:.Q113])" office:value-type="float" office:value="123351.207293416" calcext:value-type="float">
            <text:p>123351.2072934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592.16281284714" calcext:value-type="float">
            <text:p>1592.16281284714</text:p>
          </table:table-cell>
          <table:table-cell office:value-type="float" office:value="265.219602157933" calcext:value-type="float">
            <text:p>265.219602157933</text:p>
          </table:table-cell>
          <table:table-cell office:value-type="float" office:value="21.8679632344527" calcext:value-type="float">
            <text:p>21.8679632344527</text:p>
          </table:table-cell>
          <table:table-cell office:value-type="float" office:value="3.57195804298048" calcext:value-type="float">
            <text:p>3.57195804298048</text:p>
          </table:table-cell>
          <table:table-cell office:value-type="float" office:value="47.0606636160385" calcext:value-type="float">
            <text:p>47.0606636160385</text:p>
          </table:table-cell>
          <table:table-cell office:value-type="float" office:value="82.8337741513016" calcext:value-type="float">
            <text:p>82.8337741513016</text:p>
          </table:table-cell>
          <table:table-cell office:value-type="float" office:value="7.82716758789823" calcext:value-type="float">
            <text:p>7.82716758789823</text:p>
          </table:table-cell>
          <table:table-cell office:value-type="float" office:value="13.7769802293945" calcext:value-type="float">
            <text:p>13.7769802293945</text:p>
          </table:table-cell>
          <table:table-cell office:value-type="float" office:value="0.273389694441389" calcext:value-type="float">
            <text:p>0.273389694441389</text:p>
          </table:table-cell>
          <table:table-cell office:value-type="float" office:value="0.110554961111382" calcext:value-type="float">
            <text:p>0.110554961111382</text:p>
          </table:table-cell>
          <table:table-cell office:value-type="float" office:value="0.775406620564323" calcext:value-type="float">
            <text:p>0.775406620564323</text:p>
          </table:table-cell>
          <table:table-cell office:value-type="float" office:value="1.36483109136096" calcext:value-type="float">
            <text:p>1.36483109136096</text:p>
          </table:table-cell>
          <table:table-cell table:formula="of:=SUM([.E114:.P114])" office:value-type="float" office:value="2036.84510423462" calcext:value-type="float">
            <text:p>2036.84510423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8.4860713591038" calcext:value-type="float">
            <text:p>18.4860713591038</text:p>
          </table:table-cell>
          <table:table-cell office:value-type="float" office:value="31.7599824031546" calcext:value-type="float">
            <text:p>31.7599824031546</text:p>
          </table:table-cell>
          <table:table-cell office:value-type="float" office:value="3.50142767217393" calcext:value-type="float">
            <text:p>3.50142767217393</text:p>
          </table:table-cell>
          <table:table-cell office:value-type="float" office:value="0.51850681601845" calcext:value-type="float">
            <text:p>0.51850681601845</text:p>
          </table:table-cell>
          <table:table-cell office:value-type="float" office:value="0.700084058790198" calcext:value-type="float">
            <text:p>0.700084058790198</text:p>
          </table:table-cell>
          <table:table-cell office:value-type="float" office:value="0.566784547745906" calcext:value-type="float">
            <text:p>0.566784547745906</text:p>
          </table:table-cell>
          <table:table-cell office:value-type="float" office:value="1.18793836931092" calcext:value-type="float">
            <text:p>1.18793836931092</text:p>
          </table:table-cell>
          <table:table-cell office:value-type="float" office:value="0.961748954209048" calcext:value-type="float">
            <text:p>0.961748954209048</text:p>
          </table:table-cell>
          <table:table-cell office:value-type="float" office:value="0.081661148437633" calcext:value-type="float">
            <text:p>0.081661148437633</text:p>
          </table:table-cell>
          <table:table-cell office:value-type="float" office:value="0.007643203925858" calcext:value-type="float">
            <text:p>0.007643203925858</text:p>
          </table:table-cell>
          <table:table-cell office:value-type="float" office:value="0.170461125429419" calcext:value-type="float">
            <text:p>0.170461125429419</text:p>
          </table:table-cell>
          <table:table-cell office:value-type="float" office:value="0.138004473422419" calcext:value-type="float">
            <text:p>0.138004473422419</text:p>
          </table:table-cell>
          <table:table-cell table:formula="of:=SUM([.E115:.P115])" office:value-type="float" office:value="58.0803141317222" calcext:value-type="float">
            <text:p>58.0803141317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4.84598212281715" calcext:value-type="float">
            <text:p>4.84598212281715</text:p>
          </table:table-cell>
          <table:table-cell office:value-type="float" office:value="41.4442099291507" calcext:value-type="float">
            <text:p>41.4442099291507</text:p>
          </table:table-cell>
          <table:table-cell office:value-type="float" office:value="4.56908025611251" calcext:value-type="float">
            <text:p>4.56908025611251</text:p>
          </table:table-cell>
          <table:table-cell office:value-type="float" office:value="0.676609511734611" calcext:value-type="float">
            <text:p>0.676609511734611</text:p>
          </table:table-cell>
          <table:table-cell office:value-type="float" office:value="0.128898633576105" calcext:value-type="float">
            <text:p>0.128898633576105</text:p>
          </table:table-cell>
          <table:table-cell office:value-type="float" office:value="0.176833544405056" calcext:value-type="float">
            <text:p>0.176833544405056</text:p>
          </table:table-cell>
          <table:table-cell office:value-type="float" office:value="1.08903636206143" calcext:value-type="float">
            <text:p>1.08903636206143</text:p>
          </table:table-cell>
          <table:table-cell office:value-type="float" office:value="1.49402793921478" calcext:value-type="float">
            <text:p>1.49402793921478</text:p>
          </table:table-cell>
          <table:table-cell office:value-type="float" office:value="0.106561197946526" calcext:value-type="float">
            <text:p>0.106561197946526</text:p>
          </table:table-cell>
          <table:table-cell office:value-type="float" office:value="0.021174818851595" calcext:value-type="float">
            <text:p>0.021174818851595</text:p>
          </table:table-cell>
          <table:table-cell office:value-type="float" office:value="0.156269360870942" calcext:value-type="float">
            <text:p>0.156269360870942</text:p>
          </table:table-cell>
          <table:table-cell office:value-type="float" office:value="0.214382916234763" calcext:value-type="float">
            <text:p>0.214382916234763</text:p>
          </table:table-cell>
          <table:table-cell table:formula="of:=SUM([.E116:.P116])" office:value-type="float" office:value="54.9230665929762" calcext:value-type="float">
            <text:p>54.92306659297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16.845049607282" calcext:value-type="float">
            <text:p>216.845049607282</text:p>
          </table:table-cell>
          <table:table-cell office:value-type="float" office:value="7725.86147958253" calcext:value-type="float">
            <text:p>7725.86147958253</text:p>
          </table:table-cell>
          <table:table-cell office:value-type="float" office:value="691.48637279629" calcext:value-type="float">
            <text:p>691.48637279629</text:p>
          </table:table-cell>
          <table:table-cell office:value-type="float" office:value="104.124244812857" calcext:value-type="float">
            <text:p>104.124244812857</text:p>
          </table:table-cell>
          <table:table-cell office:value-type="float" office:value="4.96039771103139" calcext:value-type="float">
            <text:p>4.96039771103139</text:p>
          </table:table-cell>
          <table:table-cell office:value-type="float" office:value="5.31062702524081" calcext:value-type="float">
            <text:p>5.31062702524081</text:p>
          </table:table-cell>
          <table:table-cell office:value-type="float" office:value="175.563771414218" calcext:value-type="float">
            <text:p>175.563771414218</text:p>
          </table:table-cell>
          <table:table-cell office:value-type="float" office:value="187.959466849219" calcext:value-type="float">
            <text:p>187.959466849219</text:p>
          </table:table-cell>
          <table:table-cell office:value-type="float" office:value="19.0317394907901" calcext:value-type="float">
            <text:p>19.0317394907901</text:p>
          </table:table-cell>
          <table:table-cell office:value-type="float" office:value="2.02157279385691" calcext:value-type="float">
            <text:p>2.02157279385691</text:p>
          </table:table-cell>
          <table:table-cell office:value-type="float" office:value="19.84914469494" calcext:value-type="float">
            <text:p>19.84914469494</text:p>
          </table:table-cell>
          <table:table-cell office:value-type="float" office:value="21.250595292075" calcext:value-type="float">
            <text:p>21.250595292075</text:p>
          </table:table-cell>
          <table:table-cell table:formula="of:=SUM([.E117:.P117])" office:value-type="float" office:value="9174.26446207033" calcext:value-type="float">
            <text:p>9174.264462070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977.40468642813" calcext:value-type="float">
            <text:p>1977.40468642813</text:p>
          </table:table-cell>
          <table:table-cell office:value-type="float" office:value="173.234661082196" calcext:value-type="float">
            <text:p>173.234661082196</text:p>
          </table:table-cell>
          <table:table-cell office:value-type="float" office:value="8.13939056445234" calcext:value-type="float">
            <text:p>8.13939056445234</text:p>
          </table:table-cell>
          <table:table-cell office:value-type="float" office:value="1.15326668044789" calcext:value-type="float">
            <text:p>1.15326668044789</text:p>
          </table:table-cell>
          <table:table-cell office:value-type="float" office:value="91.2316063736393" calcext:value-type="float">
            <text:p>91.2316063736393</text:p>
          </table:table-cell>
          <table:table-cell office:value-type="float" office:value="164.764472528737" calcext:value-type="float">
            <text:p>164.764472528737</text:p>
          </table:table-cell>
          <table:table-cell office:value-type="float" office:value="7.98769620220634" calcext:value-type="float">
            <text:p>7.98769620220634</text:p>
          </table:table-cell>
          <table:table-cell office:value-type="float" office:value="14.4257961006" calcext:value-type="float">
            <text:p>14.4257961006</text:p>
          </table:table-cell>
          <table:table-cell office:value-type="float" office:value="0.098267416519769" calcext:value-type="float">
            <text:p>0.098267416519769</text:p>
          </table:table-cell>
          <table:table-cell office:value-type="float" office:value="0.111909604153475" calcext:value-type="float">
            <text:p>0.111909604153475</text:p>
          </table:table-cell>
          <table:table-cell office:value-type="float" office:value="0.443271601044263" calcext:value-type="float">
            <text:p>0.443271601044263</text:p>
          </table:table-cell>
          <table:table-cell office:value-type="float" office:value="0.800549441537946" calcext:value-type="float">
            <text:p>0.800549441537946</text:p>
          </table:table-cell>
          <table:table-cell table:formula="of:=SUM([.E118:.P118])" office:value-type="float" office:value="2439.79557402366" calcext:value-type="float">
            <text:p>2439.795574023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6698.90715246907" calcext:value-type="float">
            <text:p>6698.90715246907</text:p>
          </table:table-cell>
          <table:table-cell office:value-type="float" office:value="552.670495929488" calcext:value-type="float">
            <text:p>552.670495929488</text:p>
          </table:table-cell>
          <table:table-cell office:value-type="float" office:value="66.8319264074603" calcext:value-type="float">
            <text:p>66.8319264074603</text:p>
          </table:table-cell>
          <table:table-cell office:value-type="float" office:value="15.226552174555" calcext:value-type="float">
            <text:p>15.226552174555</text:p>
          </table:table-cell>
          <table:table-cell office:value-type="float" office:value="922.462133074074" calcext:value-type="float">
            <text:p>922.462133074074</text:p>
          </table:table-cell>
          <table:table-cell office:value-type="float" office:value="1294.85506965833" calcext:value-type="float">
            <text:p>1294.85506965833</text:p>
          </table:table-cell>
          <table:table-cell office:value-type="float" office:value="75.6035997888022" calcext:value-type="float">
            <text:p>75.6035997888022</text:p>
          </table:table-cell>
          <table:table-cell office:value-type="float" office:value="106.124361056118" calcext:value-type="float">
            <text:p>106.124361056118</text:p>
          </table:table-cell>
          <table:table-cell office:value-type="float" office:value="5.27678697791027" calcext:value-type="float">
            <text:p>5.27678697791027</text:p>
          </table:table-cell>
          <table:table-cell office:value-type="float" office:value="1.03617965138527" calcext:value-type="float">
            <text:p>1.03617965138527</text:p>
          </table:table-cell>
          <table:table-cell office:value-type="float" office:value="12.6700399192407" calcext:value-type="float">
            <text:p>12.6700399192407</text:p>
          </table:table-cell>
          <table:table-cell office:value-type="float" office:value="17.7848659950194" calcext:value-type="float">
            <text:p>17.7848659950194</text:p>
          </table:table-cell>
          <table:table-cell table:formula="of:=SUM([.E119:.P119])" office:value-type="float" office:value="9769.44916310145" calcext:value-type="float">
            <text:p>9769.449163101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97.1842343352672" calcext:value-type="float">
            <text:p>97.1842343352672</text:p>
          </table:table-cell>
          <table:table-cell office:value-type="float" office:value="69.2735548382955" calcext:value-type="float">
            <text:p>69.2735548382955</text:p>
          </table:table-cell>
          <table:table-cell office:value-type="float" office:value="4.17643853278721" calcext:value-type="float">
            <text:p>4.17643853278721</text:p>
          </table:table-cell>
          <table:table-cell office:value-type="float" office:value="0.466096780062267" calcext:value-type="float">
            <text:p>0.466096780062267</text:p>
          </table:table-cell>
          <table:table-cell office:value-type="float" office:value="6.78568669132456" calcext:value-type="float">
            <text:p>6.78568669132456</text:p>
          </table:table-cell>
          <table:table-cell office:value-type="float" office:value="5.72965173976694" calcext:value-type="float">
            <text:p>5.72965173976694</text:p>
          </table:table-cell>
          <table:table-cell office:value-type="float" office:value="4.81797410262771" calcext:value-type="float">
            <text:p>4.81797410262771</text:p>
          </table:table-cell>
          <table:table-cell office:value-type="float" office:value="4.06816803589917" calcext:value-type="float">
            <text:p>4.06816803589917</text:p>
          </table:table-cell>
          <table:table-cell office:value-type="float" office:value="0.135790225798874" calcext:value-type="float">
            <text:p>0.135790225798874</text:p>
          </table:table-cell>
          <table:table-cell office:value-type="float" office:value="0.037721203863139" calcext:value-type="float">
            <text:p>0.037721203863139</text:p>
          </table:table-cell>
          <table:table-cell office:value-type="float" office:value="0.355177971380845" calcext:value-type="float">
            <text:p>0.355177971380845</text:p>
          </table:table-cell>
          <table:table-cell office:value-type="float" office:value="0.299902747388992" calcext:value-type="float">
            <text:p>0.299902747388992</text:p>
          </table:table-cell>
          <table:table-cell table:formula="of:=SUM([.E120:.P120])" office:value-type="float" office:value="193.330397204462" calcext:value-type="float">
            <text:p>193.330397204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57.133045682382" calcext:value-type="float">
            <text:p>157.133045682382</text:p>
          </table:table-cell>
          <table:table-cell office:value-type="float" office:value="349.082737705147" calcext:value-type="float">
            <text:p>349.082737705147</text:p>
          </table:table-cell>
          <table:table-cell office:value-type="float" office:value="37.9057200028171" calcext:value-type="float">
            <text:p>37.9057200028171</text:p>
          </table:table-cell>
          <table:table-cell office:value-type="float" office:value="4.78327189859421" calcext:value-type="float">
            <text:p>4.78327189859421</text:p>
          </table:table-cell>
          <table:table-cell office:value-type="float" office:value="16.5772759348293" calcext:value-type="float">
            <text:p>16.5772759348293</text:p>
          </table:table-cell>
          <table:table-cell office:value-type="float" office:value="34.1462768825131" calcext:value-type="float">
            <text:p>34.1462768825131</text:p>
          </table:table-cell>
          <table:table-cell office:value-type="float" office:value="36.581296470605" calcext:value-type="float">
            <text:p>36.581296470605</text:p>
          </table:table-cell>
          <table:table-cell office:value-type="float" office:value="75.351045788057" calcext:value-type="float">
            <text:p>75.351045788057</text:p>
          </table:table-cell>
          <table:table-cell office:value-type="float" office:value="1.35368314713026" calcext:value-type="float">
            <text:p>1.35368314713026</text:p>
          </table:table-cell>
          <table:table-cell office:value-type="float" office:value="0.597581942204757" calcext:value-type="float">
            <text:p>0.597581942204757</text:p>
          </table:table-cell>
          <table:table-cell office:value-type="float" office:value="4.95582703270999" calcext:value-type="float">
            <text:p>4.95582703270999</text:p>
          </table:table-cell>
          <table:table-cell office:value-type="float" office:value="10.2081332726818" calcext:value-type="float">
            <text:p>10.2081332726818</text:p>
          </table:table-cell>
          <table:table-cell table:formula="of:=SUM([.E121:.P121])" office:value-type="float" office:value="728.675895759672" calcext:value-type="float">
            <text:p>728.6758957596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5.5150305957061" calcext:value-type="float">
            <text:p>15.5150305957061</text:p>
          </table:table-cell>
          <table:table-cell office:value-type="float" office:value="0.987510279390851" calcext:value-type="float">
            <text:p>0.987510279390851</text:p>
          </table:table-cell>
          <table:table-cell office:value-type="float" office:value="0.053531091455241" calcext:value-type="float">
            <text:p>0.053531091455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95527280802" calcext:value-type="float">
            <text:p>1.40095527280802</text:p>
          </table:table-cell>
          <table:table-cell office:value-type="float" office:value="2.37653990395652" calcext:value-type="float">
            <text:p>2.37653990395652</text:p>
          </table:table-cell>
          <table:table-cell office:value-type="float" office:value="0.016500127170653" calcext:value-type="float">
            <text:p>0.016500127170653</text:p>
          </table:table-cell>
          <table:table-cell office:value-type="float" office:value="0.018458580587285" calcext:value-type="float">
            <text:p>0.018458580587285</text:p>
          </table:table-cell>
          <table:table-cell office:value-type="float" office:value="0.099616387877211" calcext:value-type="float">
            <text:p>0.099616387877211</text:p>
          </table:table-cell>
          <table:table-cell office:value-type="float" office:value="0.168986352008002" calcext:value-type="float">
            <text:p>0.168986352008002</text:p>
          </table:table-cell>
          <table:table-cell table:formula="of:=SUM([.E122:.P122])" office:value-type="float" office:value="20.6371285909599" calcext:value-type="float">
            <text:p>20.63712859095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91.16882234093" calcext:value-type="float">
            <text:p>191.16882234093</text:p>
          </table:table-cell>
          <table:table-cell office:value-type="float" office:value="573.316325546097" calcext:value-type="float">
            <text:p>573.316325546097</text:p>
          </table:table-cell>
          <table:table-cell office:value-type="float" office:value="43.642615851176" calcext:value-type="float">
            <text:p>43.642615851176</text:p>
          </table:table-cell>
          <table:table-cell office:value-type="float" office:value="4.2161334648163" calcext:value-type="float">
            <text:p>4.2161334648163</text:p>
          </table:table-cell>
          <table:table-cell office:value-type="float" office:value="8.00873341282447" calcext:value-type="float">
            <text:p>8.00873341282447</text:p>
          </table:table-cell>
          <table:table-cell office:value-type="float" office:value="10.0294463631537" calcext:value-type="float">
            <text:p>10.0294463631537</text:p>
          </table:table-cell>
          <table:table-cell office:value-type="float" office:value="23.9432122973036" calcext:value-type="float">
            <text:p>23.9432122973036</text:p>
          </table:table-cell>
          <table:table-cell office:value-type="float" office:value="29.9844121559688" calcext:value-type="float">
            <text:p>29.9844121559688</text:p>
          </table:table-cell>
          <table:table-cell office:value-type="float" office:value="1.04098201536127" calcext:value-type="float">
            <text:p>1.04098201536127</text:p>
          </table:table-cell>
          <table:table-cell office:value-type="float" office:value="0.540955017715893" calcext:value-type="float">
            <text:p>0.540955017715893</text:p>
          </table:table-cell>
          <table:table-cell office:value-type="float" office:value="2.14626624926013" calcext:value-type="float">
            <text:p>2.14626624926013</text:p>
          </table:table-cell>
          <table:table-cell office:value-type="float" office:value="2.68779857168574" calcext:value-type="float">
            <text:p>2.68779857168574</text:p>
          </table:table-cell>
          <table:table-cell table:formula="of:=SUM([.E123:.P123])" office:value-type="float" office:value="890.725703286293" calcext:value-type="float">
            <text:p>890.7257032862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58.530647418753" calcext:value-type="float">
            <text:p>258.530647418753</text:p>
          </table:table-cell>
          <table:table-cell office:value-type="float" office:value="1297.26902682506" calcext:value-type="float">
            <text:p>1297.26902682506</text:p>
          </table:table-cell>
          <table:table-cell office:value-type="float" office:value="172.843762271061" calcext:value-type="float">
            <text:p>172.843762271061</text:p>
          </table:table-cell>
          <table:table-cell office:value-type="float" office:value="25.9396735350216" calcext:value-type="float">
            <text:p>25.9396735350216</text:p>
          </table:table-cell>
          <table:table-cell office:value-type="float" office:value="21.6149712044577" calcext:value-type="float">
            <text:p>21.6149712044577</text:p>
          </table:table-cell>
          <table:table-cell office:value-type="float" office:value="36.5005648735202" calcext:value-type="float">
            <text:p>36.5005648735202</text:p>
          </table:table-cell>
          <table:table-cell office:value-type="float" office:value="107.363763769711" calcext:value-type="float">
            <text:p>107.363763769711</text:p>
          </table:table-cell>
          <table:table-cell office:value-type="float" office:value="181.302023836767" calcext:value-type="float">
            <text:p>181.302023836767</text:p>
          </table:table-cell>
          <table:table-cell office:value-type="float" office:value="7.48321715692422" calcext:value-type="float">
            <text:p>7.48321715692422</text:p>
          </table:table-cell>
          <table:table-cell office:value-type="float" office:value="1.64319562276291" calcext:value-type="float">
            <text:p>1.64319562276291</text:p>
          </table:table-cell>
          <table:table-cell office:value-type="float" office:value="18.4797227739395" calcext:value-type="float">
            <text:p>18.4797227739395</text:p>
          </table:table-cell>
          <table:table-cell office:value-type="float" office:value="31.2061632455813" calcext:value-type="float">
            <text:p>31.2061632455813</text:p>
          </table:table-cell>
          <table:table-cell table:formula="of:=SUM([.E124:.P124])" office:value-type="float" office:value="2160.17673253356" calcext:value-type="float">
            <text:p>2160.176732533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62.399879929056" calcext:value-type="float">
            <text:p>262.399879929056</text:p>
          </table:table-cell>
          <table:table-cell office:value-type="float" office:value="28.2928889344993" calcext:value-type="float">
            <text:p>28.2928889344993</text:p>
          </table:table-cell>
          <table:table-cell office:value-type="float" office:value="3.76964940363439" calcext:value-type="float">
            <text:p>3.76964940363439</text:p>
          </table:table-cell>
          <table:table-cell office:value-type="float" office:value="0.56573332208802" calcext:value-type="float">
            <text:p>0.56573332208802</text:p>
          </table:table-cell>
          <table:table-cell office:value-type="float" office:value="13.2972688208137" calcext:value-type="float">
            <text:p>13.2972688208137</text:p>
          </table:table-cell>
          <table:table-cell office:value-type="float" office:value="14.3367297871681" calcext:value-type="float">
            <text:p>14.3367297871681</text:p>
          </table:table-cell>
          <table:table-cell office:value-type="float" office:value="1.41831361280996" calcext:value-type="float">
            <text:p>1.41831361280996</text:p>
          </table:table-cell>
          <table:table-cell office:value-type="float" office:value="1.52918462387483" calcext:value-type="float">
            <text:p>1.52918462387483</text:p>
          </table:table-cell>
          <table:table-cell office:value-type="float" office:value="0.163205803271537" calcext:value-type="float">
            <text:p>0.163205803271537</text:p>
          </table:table-cell>
          <table:table-cell office:value-type="float" office:value="0.014008045986296" calcext:value-type="float">
            <text:p>0.014008045986296</text:p>
          </table:table-cell>
          <table:table-cell office:value-type="float" office:value="0.244123731806194" calcext:value-type="float">
            <text:p>0.244123731806194</text:p>
          </table:table-cell>
          <table:table-cell office:value-type="float" office:value="0.263207131081096" calcext:value-type="float">
            <text:p>0.263207131081096</text:p>
          </table:table-cell>
          <table:table-cell table:formula="of:=SUM([.E125:.P125])" office:value-type="float" office:value="326.294193146089" calcext:value-type="float">
            <text:p>326.2941931460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446.807773205216" calcext:value-type="float">
            <text:p>446.807773205216</text:p>
          </table:table-cell>
          <table:table-cell office:value-type="float" office:value="904.136091927291" calcext:value-type="float">
            <text:p>904.136091927291</text:p>
          </table:table-cell>
          <table:table-cell office:value-type="float" office:value="99.7293878807922" calcext:value-type="float">
            <text:p>99.7293878807922</text:p>
          </table:table-cell>
          <table:table-cell office:value-type="float" office:value="12.2520663620059" calcext:value-type="float">
            <text:p>12.2520663620059</text:p>
          </table:table-cell>
          <table:table-cell office:value-type="float" office:value="58.8541339835556" calcext:value-type="float">
            <text:p>58.8541339835556</text:p>
          </table:table-cell>
          <table:table-cell office:value-type="float" office:value="91.1714310566332" calcext:value-type="float">
            <text:p>91.1714310566332</text:p>
          </table:table-cell>
          <table:table-cell office:value-type="float" office:value="118.42659796059" calcext:value-type="float">
            <text:p>118.42659796059</text:p>
          </table:table-cell>
          <table:table-cell office:value-type="float" office:value="183.455633112405" calcext:value-type="float">
            <text:p>183.455633112405</text:p>
          </table:table-cell>
          <table:table-cell office:value-type="float" office:value="4.11544319622605" calcext:value-type="float">
            <text:p>4.11544319622605</text:p>
          </table:table-cell>
          <table:table-cell office:value-type="float" office:value="1.70153461020406" calcext:value-type="float">
            <text:p>1.70153461020406</text:p>
          </table:table-cell>
          <table:table-cell office:value-type="float" office:value="16.1840220943817" calcext:value-type="float">
            <text:p>16.1840220943817</text:p>
          </table:table-cell>
          <table:table-cell office:value-type="float" office:value="25.0708039474207" calcext:value-type="float">
            <text:p>25.0708039474207</text:p>
          </table:table-cell>
          <table:table-cell table:formula="of:=SUM([.E126:.P126])" office:value-type="float" office:value="1961.90491933672" calcext:value-type="float">
            <text:p>1961.904919336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05.176161693063" calcext:value-type="float">
            <text:p>105.176161693063</text:p>
          </table:table-cell>
          <table:table-cell office:value-type="float" office:value="1206.1616274756" calcext:value-type="float">
            <text:p>1206.1616274756</text:p>
          </table:table-cell>
          <table:table-cell office:value-type="float" office:value="66.0606948074229" calcext:value-type="float">
            <text:p>66.0606948074229</text:p>
          </table:table-cell>
          <table:table-cell office:value-type="float" office:value="9.29915330083878" calcext:value-type="float">
            <text:p>9.29915330083878</text:p>
          </table:table-cell>
          <table:table-cell office:value-type="float" office:value="4.54374307425574" calcext:value-type="float">
            <text:p>4.54374307425574</text:p>
          </table:table-cell>
          <table:table-cell office:value-type="float" office:value="5.96019515618776" calcext:value-type="float">
            <text:p>5.96019515618776</text:p>
          </table:table-cell>
          <table:table-cell office:value-type="float" office:value="51.927519751036" calcext:value-type="float">
            <text:p>51.927519751036</text:p>
          </table:table-cell>
          <table:table-cell office:value-type="float" office:value="68.1152403723145" calcext:value-type="float">
            <text:p>68.1152403723145</text:p>
          </table:table-cell>
          <table:table-cell office:value-type="float" office:value="2.92571630572042" calcext:value-type="float">
            <text:p>2.92571630572042</text:p>
          </table:table-cell>
          <table:table-cell office:value-type="float" office:value="0.7506980239771" calcext:value-type="float">
            <text:p>0.7506980239771</text:p>
          </table:table-cell>
          <table:table-cell office:value-type="float" office:value="3.59465292897299" calcext:value-type="float">
            <text:p>3.59465292897299</text:p>
          </table:table-cell>
          <table:table-cell office:value-type="float" office:value="4.71523865353023" calcext:value-type="float">
            <text:p>4.71523865353023</text:p>
          </table:table-cell>
          <table:table-cell table:formula="of:=SUM([.E127:.P127])" office:value-type="float" office:value="1529.23064154292" calcext:value-type="float">
            <text:p>1529.230641542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1560.34174814257" calcext:value-type="float">
            <text:p>1560.34174814257</text:p>
          </table:table-cell>
          <table:table-cell office:value-type="float" office:value="331.873576812781" calcext:value-type="float">
            <text:p>331.873576812781</text:p>
          </table:table-cell>
          <table:table-cell office:value-type="float" office:value="46.4067685625194" calcext:value-type="float">
            <text:p>46.406768562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745819654426" calcext:value-type="float">
            <text:p>166.745819654426</text:p>
          </table:table-cell>
          <table:table-cell office:value-type="float" office:value="147.137880571731" calcext:value-type="float">
            <text:p>147.137880571731</text:p>
          </table:table-cell>
          <table:table-cell office:value-type="float" office:value="18.3353372729437" calcext:value-type="float">
            <text:p>18.3353372729437</text:p>
          </table:table-cell>
          <table:table-cell office:value-type="float" office:value="2.27092824255782" calcext:value-type="float">
            <text:p>2.27092824255782</text:p>
          </table:table-cell>
          <table:table-cell office:value-type="float" office:value="46.044635870471" calcext:value-type="float">
            <text:p>46.044635870471</text:p>
          </table:table-cell>
          <table:table-cell office:value-type="float" office:value="40.6301648084427" calcext:value-type="float">
            <text:p>40.6301648084427</text:p>
          </table:table-cell>
          <table:table-cell table:formula="of:=SUM([.E128:.P128])" office:value-type="float" office:value="2359.78685993844" calcext:value-type="float">
            <text:p>2359.786859938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433.399784409283" calcext:value-type="float">
            <text:p>433.399784409283</text:p>
          </table:table-cell>
          <table:table-cell office:value-type="float" office:value="2079.27825053792" calcext:value-type="float">
            <text:p>2079.27825053792</text:p>
          </table:table-cell>
          <table:table-cell office:value-type="float" office:value="284.447973155762" calcext:value-type="float">
            <text:p>284.447973155762</text:p>
          </table:table-cell>
          <table:table-cell office:value-type="float" office:value="32.5793631650513" calcext:value-type="float">
            <text:p>32.5793631650513</text:p>
          </table:table-cell>
          <table:table-cell office:value-type="float" office:value="84.0172019575125" calcext:value-type="float">
            <text:p>84.0172019575125</text:p>
          </table:table-cell>
          <table:table-cell office:value-type="float" office:value="84.1805225727655" calcext:value-type="float">
            <text:p>84.1805225727655</text:p>
          </table:table-cell>
          <table:table-cell office:value-type="float" office:value="400.452153171998" calcext:value-type="float">
            <text:p>400.452153171998</text:p>
          </table:table-cell>
          <table:table-cell office:value-type="float" office:value="401.230590093386" calcext:value-type="float">
            <text:p>401.230590093386</text:p>
          </table:table-cell>
          <table:table-cell office:value-type="float" office:value="12.6444973207035" calcext:value-type="float">
            <text:p>12.6444973207035</text:p>
          </table:table-cell>
          <table:table-cell office:value-type="float" office:value="5.21609475556199" calcext:value-type="float">
            <text:p>5.21609475556199</text:p>
          </table:table-cell>
          <table:table-cell office:value-type="float" office:value="67.5487427929928" calcext:value-type="float">
            <text:p>67.5487427929928</text:p>
          </table:table-cell>
          <table:table-cell office:value-type="float" office:value="67.6800504535132" calcext:value-type="float">
            <text:p>67.6800504535132</text:p>
          </table:table-cell>
          <table:table-cell table:formula="of:=SUM([.E129:.P129])" office:value-type="float" office:value="3952.67522438645" calcext:value-type="float">
            <text:p>3952.675224386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0267.9183167009" calcext:value-type="float">
            <text:p>10267.9183167009</text:p>
          </table:table-cell>
          <table:table-cell office:value-type="float" office:value="1268.84333066051" calcext:value-type="float">
            <text:p>1268.84333066051</text:p>
          </table:table-cell>
          <table:table-cell office:value-type="float" office:value="302.01173800735" calcext:value-type="float">
            <text:p>302.01173800735</text:p>
          </table:table-cell>
          <table:table-cell office:value-type="float" office:value="24.9086821267248" calcext:value-type="float">
            <text:p>24.9086821267248</text:p>
          </table:table-cell>
          <table:table-cell office:value-type="float" office:value="7289.06197372213" calcext:value-type="float">
            <text:p>7289.06197372213</text:p>
          </table:table-cell>
          <table:table-cell office:value-type="float" office:value="8014.8531840157" calcext:value-type="float">
            <text:p>8014.8531840157</text:p>
          </table:table-cell>
          <table:table-cell office:value-type="float" office:value="894.789788034824" calcext:value-type="float">
            <text:p>894.789788034824</text:p>
          </table:table-cell>
          <table:table-cell office:value-type="float" office:value="983.886377631317" calcext:value-type="float">
            <text:p>983.886377631317</text:p>
          </table:table-cell>
          <table:table-cell office:value-type="float" office:value="19.7073725621393" calcext:value-type="float">
            <text:p>19.7073725621393</text:p>
          </table:table-cell>
          <table:table-cell office:value-type="float" office:value="11.1301807036833" calcext:value-type="float">
            <text:p>11.1301807036833</text:p>
          </table:table-cell>
          <table:table-cell office:value-type="float" office:value="259.913370496242" calcext:value-type="float">
            <text:p>259.913370496242</text:p>
          </table:table-cell>
          <table:table-cell office:value-type="float" office:value="285.793633337198" calcext:value-type="float">
            <text:p>285.793633337198</text:p>
          </table:table-cell>
          <table:table-cell table:formula="of:=SUM([.E130:.P130])" office:value-type="float" office:value="29622.8179479987" calcext:value-type="float">
            <text:p>29622.81794799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443.73331317196" calcext:value-type="float">
            <text:p>2443.73331317196</text:p>
          </table:table-cell>
          <table:table-cell office:value-type="float" office:value="2138.25398027191" calcext:value-type="float">
            <text:p>2138.25398027191</text:p>
          </table:table-cell>
          <table:table-cell office:value-type="float" office:value="251.550821055626" calcext:value-type="float">
            <text:p>251.550821055626</text:p>
          </table:table-cell>
          <table:table-cell office:value-type="float" office:value="31.553359023918" calcext:value-type="float">
            <text:p>31.553359023918</text:p>
          </table:table-cell>
          <table:table-cell office:value-type="float" office:value="842.634586648625" calcext:value-type="float">
            <text:p>842.634586648625</text:p>
          </table:table-cell>
          <table:table-cell office:value-type="float" office:value="922.205437548359" calcext:value-type="float">
            <text:p>922.205437548359</text:p>
          </table:table-cell>
          <table:table-cell office:value-type="float" office:value="734.338356494491" calcext:value-type="float">
            <text:p>734.338356494491</text:p>
          </table:table-cell>
          <table:table-cell office:value-type="float" office:value="803.682682968175" calcext:value-type="float">
            <text:p>803.682682968175</text:p>
          </table:table-cell>
          <table:table-cell office:value-type="float" office:value="15.5770779986299" calcext:value-type="float">
            <text:p>15.5770779986299</text:p>
          </table:table-cell>
          <table:table-cell office:value-type="float" office:value="9.34999529011534" calcext:value-type="float">
            <text:p>9.34999529011534</text:p>
          </table:table-cell>
          <table:table-cell office:value-type="float" office:value="109.176169236409" calcext:value-type="float">
            <text:p>109.176169236409</text:p>
          </table:table-cell>
          <table:table-cell office:value-type="float" office:value="119.48578721526" calcext:value-type="float">
            <text:p>119.48578721526</text:p>
          </table:table-cell>
          <table:table-cell table:formula="of:=SUM([.E131:.P131])" office:value-type="float" office:value="8421.54156692348" calcext:value-type="float">
            <text:p>8421.541566923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926.283394312088" calcext:value-type="float">
            <text:p>926.283394312088</text:p>
          </table:table-cell>
          <table:table-cell office:value-type="float" office:value="1143.31307532558" calcext:value-type="float">
            <text:p>1143.31307532558</text:p>
          </table:table-cell>
          <table:table-cell office:value-type="float" office:value="159.428771071257" calcext:value-type="float">
            <text:p>159.428771071257</text:p>
          </table:table-cell>
          <table:table-cell office:value-type="float" office:value="18.5951550891184" calcext:value-type="float">
            <text:p>18.5951550891184</text:p>
          </table:table-cell>
          <table:table-cell office:value-type="float" office:value="168.472845444325" calcext:value-type="float">
            <text:p>168.472845444325</text:p>
          </table:table-cell>
          <table:table-cell office:value-type="float" office:value="193.063655412584" calcext:value-type="float">
            <text:p>193.063655412584</text:p>
          </table:table-cell>
          <table:table-cell office:value-type="float" office:value="206.583370198708" calcext:value-type="float">
            <text:p>206.583370198708</text:p>
          </table:table-cell>
          <table:table-cell office:value-type="float" office:value="236.736908507869" calcext:value-type="float">
            <text:p>236.736908507869</text:p>
          </table:table-cell>
          <table:table-cell office:value-type="float" office:value="5.67593989458859" calcext:value-type="float">
            <text:p>5.67593989458859</text:p>
          </table:table-cell>
          <table:table-cell office:value-type="float" office:value="3.05710122847339" calcext:value-type="float">
            <text:p>3.05710122847339</text:p>
          </table:table-cell>
          <table:table-cell office:value-type="float" office:value="35.3303746601336" calcext:value-type="float">
            <text:p>35.3303746601336</text:p>
          </table:table-cell>
          <table:table-cell office:value-type="float" office:value="40.4873038203397" calcext:value-type="float">
            <text:p>40.4873038203397</text:p>
          </table:table-cell>
          <table:table-cell table:formula="of:=SUM([.E132:.P132])" office:value-type="float" office:value="3137.02789496506" calcext:value-type="float">
            <text:p>3137.027894965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1960.7185793395" calcext:value-type="float">
            <text:p>11960.7185793395</text:p>
          </table:table-cell>
          <table:table-cell office:value-type="float" office:value="5179.62195042839" calcext:value-type="float">
            <text:p>5179.62195042839</text:p>
          </table:table-cell>
          <table:table-cell office:value-type="float" office:value="756.213461368044" calcext:value-type="float">
            <text:p>756.213461368044</text:p>
          </table:table-cell>
          <table:table-cell office:value-type="float" office:value="104.817328093027" calcext:value-type="float">
            <text:p>104.817328093027</text:p>
          </table:table-cell>
          <table:table-cell office:value-type="float" office:value="3241.27673075065" calcext:value-type="float">
            <text:p>3241.27673075065</text:p>
          </table:table-cell>
          <table:table-cell office:value-type="float" office:value="4356.3519843879" calcext:value-type="float">
            <text:p>4356.3519843879</text:p>
          </table:table-cell>
          <table:table-cell office:value-type="float" office:value="1397.22363142724" calcext:value-type="float">
            <text:p>1397.22363142724</text:p>
          </table:table-cell>
          <table:table-cell office:value-type="float" office:value="1877.90134722378" calcext:value-type="float">
            <text:p>1877.90134722378</text:p>
          </table:table-cell>
          <table:table-cell office:value-type="float" office:value="35.8400570345505" calcext:value-type="float">
            <text:p>35.8400570345505</text:p>
          </table:table-cell>
          <table:table-cell office:value-type="float" office:value="36.4596060837336" calcext:value-type="float">
            <text:p>36.4596060837336</text:p>
          </table:table-cell>
          <table:table-cell office:value-type="float" office:value="259.346602929812" calcext:value-type="float">
            <text:p>259.346602929812</text:p>
          </table:table-cell>
          <table:table-cell office:value-type="float" office:value="348.567920041771" calcext:value-type="float">
            <text:p>348.567920041771</text:p>
          </table:table-cell>
          <table:table-cell table:formula="of:=SUM([.E133:.P133])" office:value-type="float" office:value="29554.3391991084" calcext:value-type="float">
            <text:p>29554.33919910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421.241344469544" calcext:value-type="float">
            <text:p>421.241344469544</text:p>
          </table:table-cell>
          <table:table-cell office:value-type="float" office:value="358.073811895541" calcext:value-type="float">
            <text:p>358.073811895541</text:p>
          </table:table-cell>
          <table:table-cell office:value-type="float" office:value="125.038812978311" calcext:value-type="float">
            <text:p>125.038812978311</text:p>
          </table:table-cell>
          <table:table-cell office:value-type="float" office:value="1.8546071486683" calcext:value-type="float">
            <text:p>1.8546071486683</text:p>
          </table:table-cell>
          <table:table-cell office:value-type="float" office:value="77.1584953432439" calcext:value-type="float">
            <text:p>77.1584953432439</text:p>
          </table:table-cell>
          <table:table-cell office:value-type="float" office:value="89.6917183945222" calcext:value-type="float">
            <text:p>89.6917183945222</text:p>
          </table:table-cell>
          <table:table-cell office:value-type="float" office:value="65.0982430716412" calcext:value-type="float">
            <text:p>65.0982430716412</text:p>
          </table:table-cell>
          <table:table-cell office:value-type="float" office:value="75.672461724217" calcext:value-type="float">
            <text:p>75.672461724217</text:p>
          </table:table-cell>
          <table:table-cell office:value-type="float" office:value="0.577642682432093" calcext:value-type="float">
            <text:p>0.577642682432093</text:p>
          </table:table-cell>
          <table:table-cell office:value-type="float" office:value="1.17810362231746" calcext:value-type="float">
            <text:p>1.17810362231746</text:p>
          </table:table-cell>
          <table:table-cell office:value-type="float" office:value="24.0544793516669" calcext:value-type="float">
            <text:p>24.0544793516669</text:p>
          </table:table-cell>
          <table:table-cell office:value-type="float" office:value="27.9617633617511" calcext:value-type="float">
            <text:p>27.9617633617511</text:p>
          </table:table-cell>
          <table:table-cell table:formula="of:=SUM([.E134:.P134])" office:value-type="float" office:value="1267.60148404386" calcext:value-type="float">
            <text:p>1267.601484043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3013.61443113616" calcext:value-type="float">
            <text:p>3013.61443113616</text:p>
          </table:table-cell>
          <table:table-cell office:value-type="float" office:value="413.182219135895" calcext:value-type="float">
            <text:p>413.182219135895</text:p>
          </table:table-cell>
          <table:table-cell office:value-type="float" office:value="19.5784261207775" calcext:value-type="float">
            <text:p>19.5784261207775</text:p>
          </table:table-cell>
          <table:table-cell office:value-type="float" office:value="1.97909965891023" calcext:value-type="float">
            <text:p>1.97909965891023</text:p>
          </table:table-cell>
          <table:table-cell office:value-type="float" office:value="549.767542292804" calcext:value-type="float">
            <text:p>549.767542292804</text:p>
          </table:table-cell>
          <table:table-cell office:value-type="float" office:value="638.973218370317" calcext:value-type="float">
            <text:p>638.973218370317</text:p>
          </table:table-cell>
          <table:table-cell office:value-type="float" office:value="75.3494076286517" calcext:value-type="float">
            <text:p>75.3494076286517</text:p>
          </table:table-cell>
          <table:table-cell office:value-type="float" office:value="87.5756566020299" calcext:value-type="float">
            <text:p>87.5756566020299</text:p>
          </table:table-cell>
          <table:table-cell office:value-type="float" office:value="0.605487875952568" calcext:value-type="float">
            <text:p>0.605487875952568</text:p>
          </table:table-cell>
          <table:table-cell office:value-type="float" office:value="0.817433978437602" calcext:value-type="float">
            <text:p>0.817433978437602</text:p>
          </table:table-cell>
          <table:table-cell office:value-type="float" office:value="4.21885925796545" calcext:value-type="float">
            <text:p>4.21885925796545</text:p>
          </table:table-cell>
          <table:table-cell office:value-type="float" office:value="4.90341438978195" calcext:value-type="float">
            <text:p>4.90341438978195</text:p>
          </table:table-cell>
          <table:table-cell table:formula="of:=SUM([.E135:.P135])" office:value-type="float" office:value="4810.56519644768" calcext:value-type="float">
            <text:p>4810.565196447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.58900881715232" calcext:value-type="float">
            <text:p>1.58900881715232</text:p>
          </table:table-cell>
          <table:table-cell office:value-type="float" office:value="0.376004623488406" calcext:value-type="float">
            <text:p>0.376004623488406</text:p>
          </table:table-cell>
          <table:table-cell office:value-type="float" office:value="0.021281694371039" calcext:value-type="float">
            <text:p>0.021281694371039</text:p>
          </table:table-cell>
          <table:table-cell office:value-type="float" office:value="0.001825089236965" calcext:value-type="float">
            <text:p>0.001825089236965</text:p>
          </table:table-cell>
          <table:table-cell office:value-type="float" office:value="0.124352029370047" calcext:value-type="float">
            <text:p>0.124352029370047</text:p>
          </table:table-cell>
          <table:table-cell office:value-type="float" office:value="0.124345699985173" calcext:value-type="float">
            <text:p>0.124345699985173</text:p>
          </table:table-cell>
          <table:table-cell office:value-type="float" office:value="0.029355805043571" calcext:value-type="float">
            <text:p>0.029355805043571</text:p>
          </table:table-cell>
          <table:table-cell office:value-type="float" office:value="0.029354310864591" calcext:value-type="float">
            <text:p>0.029354310864591</text:p>
          </table:table-cell>
          <table:table-cell office:value-type="float" office:value="0.00060823521316" calcext:value-type="float">
            <text:p>0.00060823521316</text:p>
          </table:table-cell>
          <table:table-cell office:value-type="float" office:value="0.000357539075907" calcext:value-type="float">
            <text:p>0.000357539075907</text:p>
          </table:table-cell>
          <table:table-cell office:value-type="float" office:value="0.001953278249681" calcext:value-type="float">
            <text:p>0.001953278249681</text:p>
          </table:table-cell>
          <table:table-cell office:value-type="float" office:value="0.001953178829914" calcext:value-type="float">
            <text:p>0.001953178829914</text:p>
          </table:table-cell>
          <table:table-cell table:formula="of:=SUM([.E136:.P136])" office:value-type="float" office:value="2.30040030088077" calcext:value-type="float">
            <text:p>2.30040030088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.99751065069771" calcext:value-type="float">
            <text:p>1.99751065069771</text:p>
          </table:table-cell>
          <table:table-cell office:value-type="float" office:value="12.9162848778254" calcext:value-type="float">
            <text:p>12.9162848778254</text:p>
          </table:table-cell>
          <table:table-cell office:value-type="float" office:value="0.91184682550501" calcext:value-type="float">
            <text:p>0.91184682550501</text:p>
          </table:table-cell>
          <table:table-cell office:value-type="float" office:value="0.111408650159859" calcext:value-type="float">
            <text:p>0.111408650159859</text:p>
          </table:table-cell>
          <table:table-cell office:value-type="float" office:value="0.089417565249143" calcext:value-type="float">
            <text:p>0.089417565249143</text:p>
          </table:table-cell>
          <table:table-cell office:value-type="float" office:value="0.133922400046756" calcext:value-type="float">
            <text:p>0.133922400046756</text:p>
          </table:table-cell>
          <table:table-cell office:value-type="float" office:value="0.575775554196162" calcext:value-type="float">
            <text:p>0.575775554196162</text:p>
          </table:table-cell>
          <table:table-cell office:value-type="float" office:value="0.862350075081478" calcext:value-type="float">
            <text:p>0.862350075081478</text:p>
          </table:table-cell>
          <table:table-cell office:value-type="float" office:value="0.03344347867878" calcext:value-type="float">
            <text:p>0.03344347867878</text:p>
          </table:table-cell>
          <table:table-cell office:value-type="float" office:value="0.009590311349892" calcext:value-type="float">
            <text:p>0.009590311349892</text:p>
          </table:table-cell>
          <table:table-cell office:value-type="float" office:value="0.050147384133285" calcext:value-type="float">
            <text:p>0.050147384133285</text:p>
          </table:table-cell>
          <table:table-cell office:value-type="float" office:value="0.075106697665988" calcext:value-type="float">
            <text:p>0.075106697665988</text:p>
          </table:table-cell>
          <table:table-cell table:formula="of:=SUM([.E137:.P137])" office:value-type="float" office:value="17.7668044705895" calcext:value-type="float">
            <text:p>17.76680447058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38:.P13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0.247956101217093" calcext:value-type="float">
            <text:p>0.247956101217093</text:p>
          </table:table-cell>
          <table:table-cell office:value-type="float" office:value="5.80795786514384" calcext:value-type="float">
            <text:p>5.80795786514384</text:p>
          </table:table-cell>
          <table:table-cell office:value-type="float" office:value="0.556739403469718" calcext:value-type="float">
            <text:p>0.556739403469718</text:p>
          </table:table-cell>
          <table:table-cell office:value-type="float" office:value="0.058138361090117" calcext:value-type="float">
            <text:p>0.058138361090117</text:p>
          </table:table-cell>
          <table:table-cell office:value-type="float" office:value="0.00706382192089" calcext:value-type="float">
            <text:p>0.00706382192089</text:p>
          </table:table-cell>
          <table:table-cell office:value-type="float" office:value="0.009318430003373" calcext:value-type="float">
            <text:p>0.009318430003373</text:p>
          </table:table-cell>
          <table:table-cell office:value-type="float" office:value="0.164236634450272" calcext:value-type="float">
            <text:p>0.164236634450272</text:p>
          </table:table-cell>
          <table:table-cell office:value-type="float" office:value="0.21665715801645" calcext:value-type="float">
            <text:p>0.21665715801645</text:p>
          </table:table-cell>
          <table:table-cell office:value-type="float" office:value="0.020472592415493" calcext:value-type="float">
            <text:p>0.020472592415493</text:p>
          </table:table-cell>
          <table:table-cell office:value-type="float" office:value="0.003686549980602" calcext:value-type="float">
            <text:p>0.003686549980602</text:p>
          </table:table-cell>
          <table:table-cell office:value-type="float" office:value="0.019426613888807" calcext:value-type="float">
            <text:p>0.019426613888807</text:p>
          </table:table-cell>
          <table:table-cell office:value-type="float" office:value="0.025627138361181" calcext:value-type="float">
            <text:p>0.025627138361181</text:p>
          </table:table-cell>
          <table:table-cell table:formula="of:=SUM([.E139:.P139])" office:value-type="float" office:value="7.13728066995784" calcext:value-type="float">
            <text:p>7.137280669957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40:.P14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360.215601435004" calcext:value-type="float">
            <text:p>360.215601435004</text:p>
          </table:table-cell>
          <table:table-cell office:value-type="float" office:value="235.521762211544" calcext:value-type="float">
            <text:p>235.521762211544</text:p>
          </table:table-cell>
          <table:table-cell office:value-type="float" office:value="32.7534843241931" calcext:value-type="float">
            <text:p>32.7534843241931</text:p>
          </table:table-cell>
          <table:table-cell office:value-type="float" office:value="4.23817461527166" calcext:value-type="float">
            <text:p>4.23817461527166</text:p>
          </table:table-cell>
          <table:table-cell office:value-type="float" office:value="10.5242568900415" calcext:value-type="float">
            <text:p>10.5242568900415</text:p>
          </table:table-cell>
          <table:table-cell office:value-type="float" office:value="12.5272282179294" calcext:value-type="float">
            <text:p>12.5272282179294</text:p>
          </table:table-cell>
          <table:table-cell office:value-type="float" office:value="6.81712744524922" calcext:value-type="float">
            <text:p>6.81712744524922</text:p>
          </table:table-cell>
          <table:table-cell office:value-type="float" office:value="8.11455974418068" calcext:value-type="float">
            <text:p>8.11455974418068</text:p>
          </table:table-cell>
          <table:table-cell office:value-type="float" office:value="1.43748601100733" calcext:value-type="float">
            <text:p>1.43748601100733</text:p>
          </table:table-cell>
          <table:table-cell office:value-type="float" office:value="0.109414266441275" calcext:value-type="float">
            <text:p>0.109414266441275</text:p>
          </table:table-cell>
          <table:table-cell office:value-type="float" office:value="1.18996945613487" calcext:value-type="float">
            <text:p>1.18996945613487</text:p>
          </table:table-cell>
          <table:table-cell office:value-type="float" office:value="1.41644385015654" calcext:value-type="float">
            <text:p>1.41644385015654</text:p>
          </table:table-cell>
          <table:table-cell table:formula="of:=SUM([.E141:.P141])" office:value-type="float" office:value="674.865508467154" calcext:value-type="float">
            <text:p>674.8655084671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387.67478132903" calcext:value-type="float">
            <text:p>2387.67478132903</text:p>
          </table:table-cell>
          <table:table-cell office:value-type="float" office:value="1561.3199519115" calcext:value-type="float">
            <text:p>1561.3199519115</text:p>
          </table:table-cell>
          <table:table-cell office:value-type="float" office:value="217.129271154361" calcext:value-type="float">
            <text:p>217.129271154361</text:p>
          </table:table-cell>
          <table:table-cell office:value-type="float" office:value="28.0956907097401" calcext:value-type="float">
            <text:p>28.0956907097401</text:p>
          </table:table-cell>
          <table:table-cell office:value-type="float" office:value="50.3680085209781" calcext:value-type="float">
            <text:p>50.3680085209781</text:p>
          </table:table-cell>
          <table:table-cell office:value-type="float" office:value="59.9540247613895" calcext:value-type="float">
            <text:p>59.9540247613895</text:p>
          </table:table-cell>
          <table:table-cell office:value-type="float" office:value="32.6260691693884" calcext:value-type="float">
            <text:p>32.6260691693884</text:p>
          </table:table-cell>
          <table:table-cell office:value-type="float" office:value="38.8354476638406" calcext:value-type="float">
            <text:p>38.8354476638406</text:p>
          </table:table-cell>
          <table:table-cell office:value-type="float" office:value="9.52937668479035" calcext:value-type="float">
            <text:p>9.52937668479035</text:p>
          </table:table-cell>
          <table:table-cell office:value-type="float" office:value="0.52364541698283" calcext:value-type="float">
            <text:p>0.52364541698283</text:p>
          </table:table-cell>
          <table:table-cell office:value-type="float" office:value="5.69507114207932" calcext:value-type="float">
            <text:p>5.69507114207932</text:p>
          </table:table-cell>
          <table:table-cell office:value-type="float" office:value="6.77895446527113" calcext:value-type="float">
            <text:p>6.77895446527113</text:p>
          </table:table-cell>
          <table:table-cell table:formula="of:=SUM([.E142:.P142])" office:value-type="float" office:value="4398.53029292935" calcext:value-type="float">
            <text:p>4398.530292929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107.65212708116" calcext:value-type="float">
            <text:p>2107.65212708116</text:p>
          </table:table-cell>
          <table:table-cell office:value-type="float" office:value="1378.23761152514" calcext:value-type="float">
            <text:p>1378.23761152514</text:p>
          </table:table-cell>
          <table:table-cell office:value-type="float" office:value="191.668419853091" calcext:value-type="float">
            <text:p>191.668419853091</text:p>
          </table:table-cell>
          <table:table-cell office:value-type="float" office:value="24.8011546964053" calcext:value-type="float">
            <text:p>24.8011546964053</text:p>
          </table:table-cell>
          <table:table-cell office:value-type="float" office:value="41.4681045571995" calcext:value-type="float">
            <text:p>41.4681045571995</text:p>
          </table:table-cell>
          <table:table-cell office:value-type="float" office:value="49.3602960802891" calcext:value-type="float">
            <text:p>49.3602960802891</text:p>
          </table:table-cell>
          <table:table-cell office:value-type="float" office:value="26.8611225127776" calcext:value-type="float">
            <text:p>26.8611225127776</text:p>
          </table:table-cell>
          <table:table-cell office:value-type="float" office:value="31.9733196015932" calcext:value-type="float">
            <text:p>31.9733196015932</text:p>
          </table:table-cell>
          <table:table-cell office:value-type="float" office:value="8.41194999480366" calcext:value-type="float">
            <text:p>8.41194999480366</text:p>
          </table:table-cell>
          <table:table-cell office:value-type="float" office:value="0.431118572873637" calcext:value-type="float">
            <text:p>0.431118572873637</text:p>
          </table:table-cell>
          <table:table-cell office:value-type="float" office:value="4.6887659948293" calcext:value-type="float">
            <text:p>4.6887659948293</text:p>
          </table:table-cell>
          <table:table-cell office:value-type="float" office:value="5.5811298883152" calcext:value-type="float">
            <text:p>5.5811298883152</text:p>
          </table:table-cell>
          <table:table-cell table:formula="of:=SUM([.E143:.P143])" office:value-type="float" office:value="3871.13512035848" calcext:value-type="float">
            <text:p>3871.135120358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1000.2607326897" calcext:value-type="float">
            <text:p>1000.2607326897</text:p>
          </table:table-cell>
          <table:table-cell office:value-type="float" office:value="653.505039679981" calcext:value-type="float">
            <text:p>653.505039679981</text:p>
          </table:table-cell>
          <table:table-cell office:value-type="float" office:value="90.8814831884369" calcext:value-type="float">
            <text:p>90.8814831884369</text:p>
          </table:table-cell>
          <table:table-cell office:value-type="float" office:value="11.7597135997823" calcext:value-type="float">
            <text:p>11.7597135997823</text:p>
          </table:table-cell>
          <table:table-cell office:value-type="float" office:value="44.9615794032114" calcext:value-type="float">
            <text:p>44.9615794032114</text:p>
          </table:table-cell>
          <table:table-cell office:value-type="float" office:value="58.9005841862962" calcext:value-type="float">
            <text:p>58.9005841862962</text:p>
          </table:table-cell>
          <table:table-cell office:value-type="float" office:value="29.1240341369296" calcext:value-type="float">
            <text:p>29.1240341369296</text:p>
          </table:table-cell>
          <table:table-cell office:value-type="float" office:value="38.1530775229897" calcext:value-type="float">
            <text:p>38.1530775229897</text:p>
          </table:table-cell>
          <table:table-cell office:value-type="float" office:value="3.98860956134914" calcext:value-type="float">
            <text:p>3.98860956134914</text:p>
          </table:table-cell>
          <table:table-cell office:value-type="float" office:value="0.886544551911465" calcext:value-type="float">
            <text:p>0.886544551911465</text:p>
          </table:table-cell>
          <table:table-cell office:value-type="float" office:value="5.0837704503423" calcext:value-type="float">
            <text:p>5.0837704503423</text:p>
          </table:table-cell>
          <table:table-cell office:value-type="float" office:value="6.65984276728508" calcext:value-type="float">
            <text:p>6.65984276728508</text:p>
          </table:table-cell>
          <table:table-cell table:formula="of:=SUM([.E144:.P144])" office:value-type="float" office:value="1944.16501173822" calcext:value-type="float">
            <text:p>1944.165011738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8.0438496454182" calcext:value-type="float">
            <text:p>28.0438496454182</text:p>
          </table:table-cell>
          <table:table-cell office:value-type="float" office:value="18.3308635669631" calcext:value-type="float">
            <text:p>18.3308635669631</text:p>
          </table:table-cell>
          <table:table-cell office:value-type="float" office:value="2.54923216798189" calcext:value-type="float">
            <text:p>2.54923216798189</text:p>
          </table:table-cell>
          <table:table-cell office:value-type="float" office:value="0.329860815900872" calcext:value-type="float">
            <text:p>0.329860815900872</text:p>
          </table:table-cell>
          <table:table-cell office:value-type="float" office:value="2.59362080342886" calcext:value-type="float">
            <text:p>2.59362080342886</text:p>
          </table:table-cell>
          <table:table-cell office:value-type="float" office:value="2.29239708820275" calcext:value-type="float">
            <text:p>2.29239708820275</text:p>
          </table:table-cell>
          <table:table-cell office:value-type="float" office:value="1.6800277441303" calcext:value-type="float">
            <text:p>1.6800277441303</text:p>
          </table:table-cell>
          <table:table-cell office:value-type="float" office:value="1.48490893643843" calcext:value-type="float">
            <text:p>1.48490893643843</text:p>
          </table:table-cell>
          <table:table-cell office:value-type="float" office:value="0.111880786300867" calcext:value-type="float">
            <text:p>0.111880786300867</text:p>
          </table:table-cell>
          <table:table-cell office:value-type="float" office:value="0.014569018649174" calcext:value-type="float">
            <text:p>0.014569018649174</text:p>
          </table:table-cell>
          <table:table-cell office:value-type="float" office:value="0.29325866606285" calcext:value-type="float">
            <text:p>0.29325866606285</text:p>
          </table:table-cell>
          <table:table-cell office:value-type="float" office:value="0.259199537297025" calcext:value-type="float">
            <text:p>0.259199537297025</text:p>
          </table:table-cell>
          <table:table-cell table:formula="of:=SUM([.E145:.P145])" office:value-type="float" office:value="57.9836687767743" calcext:value-type="float">
            <text:p>57.98366877677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95.4166784734825" calcext:value-type="float">
            <text:p>95.4166784734825</text:p>
          </table:table-cell>
          <table:table-cell office:value-type="float" office:value="170.870376511829" calcext:value-type="float">
            <text:p>170.870376511829</text:p>
          </table:table-cell>
          <table:table-cell office:value-type="float" office:value="12.2325129004355" calcext:value-type="float">
            <text:p>12.2325129004355</text:p>
          </table:table-cell>
          <table:table-cell office:value-type="float" office:value="1.02151071314687" calcext:value-type="float">
            <text:p>1.02151071314687</text:p>
          </table:table-cell>
          <table:table-cell office:value-type="float" office:value="8.41754054715999" calcext:value-type="float">
            <text:p>8.41754054715999</text:p>
          </table:table-cell>
          <table:table-cell office:value-type="float" office:value="7.88591580049473" calcext:value-type="float">
            <text:p>7.88591580049473</text:p>
          </table:table-cell>
          <table:table-cell office:value-type="float" office:value="15.0328318076697" calcext:value-type="float">
            <text:p>15.0328318076697</text:p>
          </table:table-cell>
          <table:table-cell office:value-type="float" office:value="14.0834065739403" calcext:value-type="float">
            <text:p>14.0834065739403</text:p>
          </table:table-cell>
          <table:table-cell office:value-type="float" office:value="0.343179085074546" calcext:value-type="float">
            <text:p>0.343179085074546</text:p>
          </table:table-cell>
          <table:table-cell office:value-type="float" office:value="0.217299934801825" calcext:value-type="float">
            <text:p>0.217299934801825</text:p>
          </table:table-cell>
          <table:table-cell office:value-type="float" office:value="1.25983823203244" calcext:value-type="float">
            <text:p>1.25983823203244</text:p>
          </table:table-cell>
          <table:table-cell office:value-type="float" office:value="1.18027090744504" calcext:value-type="float">
            <text:p>1.18027090744504</text:p>
          </table:table-cell>
          <table:table-cell table:formula="of:=SUM([.E146:.P146])" office:value-type="float" office:value="327.961361487512" calcext:value-type="float">
            <text:p>327.9613614875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68.9303470879004" calcext:value-type="float">
            <text:p>68.9303470879004</text:p>
          </table:table-cell>
          <table:table-cell office:value-type="float" office:value="45.0535481971191" calcext:value-type="float">
            <text:p>45.0535481971191</text:p>
          </table:table-cell>
          <table:table-cell office:value-type="float" office:value="6.26549610858546" calcext:value-type="float">
            <text:p>6.26549610858546</text:p>
          </table:table-cell>
          <table:table-cell office:value-type="float" office:value="0.810731044570918" calcext:value-type="float">
            <text:p>0.810731044570918</text:p>
          </table:table-cell>
          <table:table-cell office:value-type="float" office:value="3.48478186431199" calcext:value-type="float">
            <text:p>3.48478186431199</text:p>
          </table:table-cell>
          <table:table-cell office:value-type="float" office:value="3.9187230891372" calcext:value-type="float">
            <text:p>3.9187230891372</text:p>
          </table:table-cell>
          <table:table-cell office:value-type="float" office:value="2.25728071217904" calcext:value-type="float">
            <text:p>2.25728071217904</text:p>
          </table:table-cell>
          <table:table-cell office:value-type="float" office:value="2.53836779170293" calcext:value-type="float">
            <text:p>2.53836779170293</text:p>
          </table:table-cell>
          <table:table-cell office:value-type="float" office:value="0.274980301911264" calcext:value-type="float">
            <text:p>0.274980301911264</text:p>
          </table:table-cell>
          <table:table-cell office:value-type="float" office:value="0.039039130238167" calcext:value-type="float">
            <text:p>0.039039130238167</text:p>
          </table:table-cell>
          <table:table-cell office:value-type="float" office:value="0.394021546903503" calcext:value-type="float">
            <text:p>0.394021546903503</text:p>
          </table:table-cell>
          <table:table-cell office:value-type="float" office:value="0.443086940184464" calcext:value-type="float">
            <text:p>0.443086940184464</text:p>
          </table:table-cell>
          <table:table-cell table:formula="of:=SUM([.E147:.P147])" office:value-type="float" office:value="134.410403814744" calcext:value-type="float">
            <text:p>134.4104038147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48:.P14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49:.P14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50:.P15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7.38262368974803" calcext:value-type="float">
            <text:p>7.38262368974803</text:p>
          </table:table-cell>
          <table:table-cell office:value-type="float" office:value="4.65002254091392" calcext:value-type="float">
            <text:p>4.65002254091392</text:p>
          </table:table-cell>
          <table:table-cell office:value-type="float" office:value="0.396823878302568" calcext:value-type="float">
            <text:p>0.396823878302568</text:p>
          </table:table-cell>
          <table:table-cell office:value-type="float" office:value="0.035530808369874" calcext:value-type="float">
            <text:p>0.035530808369874</text:p>
          </table:table-cell>
          <table:table-cell office:value-type="float" office:value="0.583252633798785" calcext:value-type="float">
            <text:p>0.583252633798785</text:p>
          </table:table-cell>
          <table:table-cell office:value-type="float" office:value="0.470002615128285" calcext:value-type="float">
            <text:p>0.470002615128285</text:p>
          </table:table-cell>
          <table:table-cell office:value-type="float" office:value="0.365930223737115" calcext:value-type="float">
            <text:p>0.365930223737115</text:p>
          </table:table-cell>
          <table:table-cell office:value-type="float" office:value="0.294877643313406" calcext:value-type="float">
            <text:p>0.294877643313406</text:p>
          </table:table-cell>
          <table:table-cell office:value-type="float" office:value="0.011878247118938" calcext:value-type="float">
            <text:p>0.011878247118938</text:p>
          </table:table-cell>
          <table:table-cell office:value-type="float" office:value="0.002932074355633" calcext:value-type="float">
            <text:p>0.002932074355633</text:p>
          </table:table-cell>
          <table:table-cell office:value-type="float" office:value="0.036765103546677" calcext:value-type="float">
            <text:p>0.036765103546677</text:p>
          </table:table-cell>
          <table:table-cell office:value-type="float" office:value="0.029626432545801" calcext:value-type="float">
            <text:p>0.029626432545801</text:p>
          </table:table-cell>
          <table:table-cell table:formula="of:=SUM([.E151:.P151])" office:value-type="float" office:value="14.260265890879" calcext:value-type="float">
            <text:p>14.2602658908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4.1337653264407" calcext:value-type="float">
            <text:p>4.1337653264407</text:p>
          </table:table-cell>
          <table:table-cell office:value-type="float" office:value="2.88869005760601" calcext:value-type="float">
            <text:p>2.88869005760601</text:p>
          </table:table-cell>
          <table:table-cell office:value-type="float" office:value="0.378965470107791" calcext:value-type="float">
            <text:p>0.378965470107791</text:p>
          </table:table-cell>
          <table:table-cell office:value-type="float" office:value="0.04788208885367" calcext:value-type="float">
            <text:p>0.04788208885367</text:p>
          </table:table-cell>
          <table:table-cell office:value-type="float" office:value="0.363895606947491" calcext:value-type="float">
            <text:p>0.363895606947491</text:p>
          </table:table-cell>
          <table:table-cell office:value-type="float" office:value="0.349558646198467" calcext:value-type="float">
            <text:p>0.349558646198467</text:p>
          </table:table-cell>
          <table:table-cell office:value-type="float" office:value="0.252229730828387" calcext:value-type="float">
            <text:p>0.252229730828387</text:p>
          </table:table-cell>
          <table:table-cell office:value-type="float" office:value="0.242292244138295" calcext:value-type="float">
            <text:p>0.242292244138295</text:p>
          </table:table-cell>
          <table:table-cell office:value-type="float" office:value="0.016241564480593" calcext:value-type="float">
            <text:p>0.016241564480593</text:p>
          </table:table-cell>
          <table:table-cell office:value-type="float" office:value="0.00296622506896" calcext:value-type="float">
            <text:p>0.00296622506896</text:p>
          </table:table-cell>
          <table:table-cell office:value-type="float" office:value="0.041328105126266" calcext:value-type="float">
            <text:p>0.041328105126266</text:p>
          </table:table-cell>
          <table:table-cell office:value-type="float" office:value="0.039699837541512" calcext:value-type="float">
            <text:p>0.039699837541512</text:p>
          </table:table-cell>
          <table:table-cell table:formula="of:=SUM([.E152:.P152])" office:value-type="float" office:value="8.75751490333814" calcext:value-type="float">
            <text:p>8.757514903338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0.54150508793465" calcext:value-type="float">
            <text:p>0.54150508793465</text:p>
          </table:table-cell>
          <table:table-cell office:value-type="float" office:value="0.518438294437985" calcext:value-type="float">
            <text:p>0.518438294437985</text:p>
          </table:table-cell>
          <table:table-cell office:value-type="float" office:value="0.052747838085232" calcext:value-type="float">
            <text:p>0.052747838085232</text:p>
          </table:table-cell>
          <table:table-cell office:value-type="float" office:value="0.00603228856149" calcext:value-type="float">
            <text:p>0.00603228856149</text:p>
          </table:table-cell>
          <table:table-cell office:value-type="float" office:value="0.030685175048977" calcext:value-type="float">
            <text:p>0.030685175048977</text:p>
          </table:table-cell>
          <table:table-cell office:value-type="float" office:value="0.013342857057785" calcext:value-type="float">
            <text:p>0.013342857057785</text:p>
          </table:table-cell>
          <table:table-cell office:value-type="float" office:value="0.029188716418915" calcext:value-type="float">
            <text:p>0.029188716418915</text:p>
          </table:table-cell>
          <table:table-cell office:value-type="float" office:value="0.012692150859697" calcext:value-type="float">
            <text:p>0.012692150859697</text:p>
          </table:table-cell>
          <table:table-cell office:value-type="float" office:value="0.002089784367516" calcext:value-type="float">
            <text:p>0.002089784367516</text:p>
          </table:table-cell>
          <table:table-cell office:value-type="float" office:value="0.0000850979178077015" calcext:value-type="float">
            <text:p>8.50979178077015E-05</text:p>
          </table:table-cell>
          <table:table-cell office:value-type="float" office:value="0.003643449579606" calcext:value-type="float">
            <text:p>0.003643449579606</text:p>
          </table:table-cell>
          <table:table-cell office:value-type="float" office:value="0.001584283839357" calcext:value-type="float">
            <text:p>0.001584283839357</text:p>
          </table:table-cell>
          <table:table-cell table:formula="of:=SUM([.E153:.P153])" office:value-type="float" office:value="1.21203502410902" calcext:value-type="float">
            <text:p>1.212035024109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54:.P15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56.8557640061337" calcext:value-type="float">
            <text:p>56.8557640061337</text:p>
          </table:table-cell>
          <table:table-cell office:value-type="float" office:value="101.488953007601" calcext:value-type="float">
            <text:p>101.488953007601</text:p>
          </table:table-cell>
          <table:table-cell office:value-type="float" office:value="5.427587440212" calcext:value-type="float">
            <text:p>5.427587440212</text:p>
          </table:table-cell>
          <table:table-cell office:value-type="float" office:value="0.611800012402327" calcext:value-type="float">
            <text:p>0.611800012402327</text:p>
          </table:table-cell>
          <table:table-cell office:value-type="float" office:value="5.35675370806066" calcext:value-type="float">
            <text:p>5.35675370806066</text:p>
          </table:table-cell>
          <table:table-cell office:value-type="float" office:value="2.9050127512593" calcext:value-type="float">
            <text:p>2.9050127512593</text:p>
          </table:table-cell>
          <table:table-cell office:value-type="float" office:value="9.53718884827414" calcext:value-type="float">
            <text:p>9.53718884827414</text:p>
          </table:table-cell>
          <table:table-cell office:value-type="float" office:value="5.17209801408527" calcext:value-type="float">
            <text:p>5.17209801408527</text:p>
          </table:table-cell>
          <table:table-cell office:value-type="float" office:value="0.166885394565208" calcext:value-type="float">
            <text:p>0.166885394565208</text:p>
          </table:table-cell>
          <table:table-cell office:value-type="float" office:value="0.034996857473026" calcext:value-type="float">
            <text:p>0.034996857473026</text:p>
          </table:table-cell>
          <table:table-cell office:value-type="float" office:value="0.612780641570563" calcext:value-type="float">
            <text:p>0.612780641570563</text:p>
          </table:table-cell>
          <table:table-cell office:value-type="float" office:value="0.332316114293001" calcext:value-type="float">
            <text:p>0.332316114293001</text:p>
          </table:table-cell>
          <table:table-cell table:formula="of:=SUM([.E155:.P155])" office:value-type="float" office:value="188.50213679593" calcext:value-type="float">
            <text:p>188.502136795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56:.P15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57:.P15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58:.P15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0.587239640739587" calcext:value-type="float">
            <text:p>0.587239640739587</text:p>
          </table:table-cell>
          <table:table-cell office:value-type="float" office:value="1.40121008071403" calcext:value-type="float">
            <text:p>1.40121008071403</text:p>
          </table:table-cell>
          <table:table-cell office:value-type="float" office:value="0.121727315493355" calcext:value-type="float">
            <text:p>0.121727315493355</text:p>
          </table:table-cell>
          <table:table-cell office:value-type="float" office:value="0.011829590721902" calcext:value-type="float">
            <text:p>0.011829590721902</text:p>
          </table:table-cell>
          <table:table-cell office:value-type="float" office:value="0.031029841213208" calcext:value-type="float">
            <text:p>0.031029841213208</text:p>
          </table:table-cell>
          <table:table-cell office:value-type="float" office:value="0.022043515891626" calcext:value-type="float">
            <text:p>0.022043515891626</text:p>
          </table:table-cell>
          <table:table-cell office:value-type="float" office:value="0.073686192939438" calcext:value-type="float">
            <text:p>0.073686192939438</text:p>
          </table:table-cell>
          <table:table-cell office:value-type="float" office:value="0.052346473637851" calcext:value-type="float">
            <text:p>0.052346473637851</text:p>
          </table:table-cell>
          <table:table-cell office:value-type="float" office:value="0.004024178352526" calcext:value-type="float">
            <text:p>0.004024178352526</text:p>
          </table:table-cell>
          <table:table-cell office:value-type="float" office:value="0.000415773352686" calcext:value-type="float">
            <text:p>0.000415773352686</text:p>
          </table:table-cell>
          <table:table-cell office:value-type="float" office:value="0.007645760128214" calcext:value-type="float">
            <text:p>0.007645760128214</text:p>
          </table:table-cell>
          <table:table-cell office:value-type="float" office:value="0.005431527468407" calcext:value-type="float">
            <text:p>0.005431527468407</text:p>
          </table:table-cell>
          <table:table-cell table:formula="of:=SUM([.E159:.P159])" office:value-type="float" office:value="2.31862989065283" calcext:value-type="float">
            <text:p>2.318629890652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3.52924088413026" calcext:value-type="float">
            <text:p>3.52924088413026</text:p>
          </table:table-cell>
          <table:table-cell office:value-type="float" office:value="5.96861424619799" calcext:value-type="float">
            <text:p>5.96861424619799</text:p>
          </table:table-cell>
          <table:table-cell office:value-type="float" office:value="0.441067089009461" calcext:value-type="float">
            <text:p>0.441067089009461</text:p>
          </table:table-cell>
          <table:table-cell office:value-type="float" office:value="0.03621602856852" calcext:value-type="float">
            <text:p>0.03621602856852</text:p>
          </table:table-cell>
          <table:table-cell office:value-type="float" office:value="0.156117683472293" calcext:value-type="float">
            <text:p>0.156117683472293</text:p>
          </table:table-cell>
          <table:table-cell office:value-type="float" office:value="0.08504801417348" calcext:value-type="float">
            <text:p>0.08504801417348</text:p>
          </table:table-cell>
          <table:table-cell office:value-type="float" office:value="0.263043424823327" calcext:value-type="float">
            <text:p>0.263043424823327</text:p>
          </table:table-cell>
          <table:table-cell office:value-type="float" office:value="0.143297802177454" calcext:value-type="float">
            <text:p>0.143297802177454</text:p>
          </table:table-cell>
          <table:table-cell office:value-type="float" office:value="0.01234671930482" calcext:value-type="float">
            <text:p>0.01234671930482</text:p>
          </table:table-cell>
          <table:table-cell office:value-type="float" office:value="0.00115702216741" calcext:value-type="float">
            <text:p>0.00115702216741</text:p>
          </table:table-cell>
          <table:table-cell office:value-type="float" office:value="0.022691318221348" calcext:value-type="float">
            <text:p>0.022691318221348</text:p>
          </table:table-cell>
          <table:table-cell office:value-type="float" office:value="0.012361517995792" calcext:value-type="float">
            <text:p>0.012361517995792</text:p>
          </table:table-cell>
          <table:table-cell table:formula="of:=SUM([.E160:.P160])" office:value-type="float" office:value="10.6712017502422" calcext:value-type="float">
            <text:p>10.67120175024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1:.P16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2:.P16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5.39928275219392" calcext:value-type="float">
            <text:p>5.39928275219392</text:p>
          </table:table-cell>
          <table:table-cell office:value-type="float" office:value="5.81454544970214" calcext:value-type="float">
            <text:p>5.81454544970214</text:p>
          </table:table-cell>
          <table:table-cell office:value-type="float" office:value="0.572574697492671" calcext:value-type="float">
            <text:p>0.572574697492671</text:p>
          </table:table-cell>
          <table:table-cell office:value-type="float" office:value="0.061461089467166" calcext:value-type="float">
            <text:p>0.061461089467166</text:p>
          </table:table-cell>
          <table:table-cell office:value-type="float" office:value="0.058786351377381" calcext:value-type="float">
            <text:p>0.058786351377381</text:p>
          </table:table-cell>
          <table:table-cell office:value-type="float" office:value="0.042327170433788" calcext:value-type="float">
            <text:p>0.042327170433788</text:p>
          </table:table-cell>
          <table:table-cell office:value-type="float" office:value="0.062928477257358" calcext:value-type="float">
            <text:p>0.062928477257358</text:p>
          </table:table-cell>
          <table:table-cell office:value-type="float" office:value="0.045309571347811" calcext:value-type="float">
            <text:p>0.045309571347811</text:p>
          </table:table-cell>
          <table:table-cell office:value-type="float" office:value="0.021054812209449" calcext:value-type="float">
            <text:p>0.021054812209449</text:p>
          </table:table-cell>
          <table:table-cell office:value-type="float" office:value="0.000478403440596" calcext:value-type="float">
            <text:p>0.000478403440596</text:p>
          </table:table-cell>
          <table:table-cell office:value-type="float" office:value="0.007516883562268" calcext:value-type="float">
            <text:p>0.007516883562268</text:p>
          </table:table-cell>
          <table:table-cell office:value-type="float" office:value="0.005412283705593" calcext:value-type="float">
            <text:p>0.005412283705593</text:p>
          </table:table-cell>
          <table:table-cell table:formula="of:=SUM([.E163:.P163])" office:value-type="float" office:value="12.0916779421901" calcext:value-type="float">
            <text:p>12.09167794219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4:.P16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5:.P16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6:.P16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office:value-type="float" office:value="26.6487764836406" calcext:value-type="float">
            <text:p>26.6487764836406</text:p>
          </table:table-cell>
          <table:table-cell office:value-type="float" office:value="18.1874836038415" calcext:value-type="float">
            <text:p>18.1874836038415</text:p>
          </table:table-cell>
          <table:table-cell office:value-type="float" office:value="2.43707689361292" calcext:value-type="float">
            <text:p>2.43707689361292</text:p>
          </table:table-cell>
          <table:table-cell office:value-type="float" office:value="0.312586560954352" calcext:value-type="float">
            <text:p>0.312586560954352</text:p>
          </table:table-cell>
          <table:table-cell office:value-type="float" office:value="0.581744297220489" calcext:value-type="float">
            <text:p>0.581744297220489</text:p>
          </table:table-cell>
          <table:table-cell office:value-type="float" office:value="0.59636050838247" calcext:value-type="float">
            <text:p>0.59636050838247</text:p>
          </table:table-cell>
          <table:table-cell office:value-type="float" office:value="0.39342142109945" calcext:value-type="float">
            <text:p>0.39342142109945</text:p>
          </table:table-cell>
          <table:table-cell office:value-type="float" office:value="0.403306057002046" calcext:value-type="float">
            <text:p>0.403306057002046</text:p>
          </table:table-cell>
          <table:table-cell office:value-type="float" office:value="0.10598968748057" calcext:value-type="float">
            <text:p>0.10598968748057</text:p>
          </table:table-cell>
          <table:table-cell office:value-type="float" office:value="0.004299197605168" calcext:value-type="float">
            <text:p>0.004299197605168</text:p>
          </table:table-cell>
          <table:table-cell office:value-type="float" office:value="0.066045295459115" calcext:value-type="float">
            <text:p>0.066045295459115</text:p>
          </table:table-cell>
          <table:table-cell office:value-type="float" office:value="0.067704670530427" calcext:value-type="float">
            <text:p>0.067704670530427</text:p>
          </table:table-cell>
          <table:table-cell table:formula="of:=SUM([.E167:.P167])" office:value-type="float" office:value="49.8047946768291" calcext:value-type="float">
            <text:p>49.80479467682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8:.P16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2" calcext:value-type="float">
            <text:p>200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69:.P169])" office:value-type="float" office:value="0" calcext:value-type="float">
            <text:p>0</text:p>
          </table:table-cell>
          <table:table-cell table:formula="of:=SUM([.Q114:.Q169])" office:value-type="float" office:value="126194.562779255" calcext:value-type="float">
            <text:p>126194.5627792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066.3878715056" calcext:value-type="float">
            <text:p>2066.3878715056</text:p>
          </table:table-cell>
          <table:table-cell office:value-type="float" office:value="394.396314450112" calcext:value-type="float">
            <text:p>394.396314450112</text:p>
          </table:table-cell>
          <table:table-cell office:value-type="float" office:value="33.333573879403" calcext:value-type="float">
            <text:p>33.333573879403</text:p>
          </table:table-cell>
          <table:table-cell office:value-type="float" office:value="5.40116162812968" calcext:value-type="float">
            <text:p>5.40116162812968</text:p>
          </table:table-cell>
          <table:table-cell office:value-type="float" office:value="68.4601150346085" calcext:value-type="float">
            <text:p>68.4601150346085</text:p>
          </table:table-cell>
          <table:table-cell office:value-type="float" office:value="118.578068387964" calcext:value-type="float">
            <text:p>118.578068387964</text:p>
          </table:table-cell>
          <table:table-cell office:value-type="float" office:value="13.0477936219096" calcext:value-type="float">
            <text:p>13.0477936219096</text:p>
          </table:table-cell>
          <table:table-cell office:value-type="float" office:value="22.599759927787" calcext:value-type="float">
            <text:p>22.599759927787</text:p>
          </table:table-cell>
          <table:table-cell office:value-type="float" office:value="0.440725689101844" calcext:value-type="float">
            <text:p>0.440725689101844</text:p>
          </table:table-cell>
          <table:table-cell office:value-type="float" office:value="0.188365466895797" calcext:value-type="float">
            <text:p>0.188365466895797</text:p>
          </table:table-cell>
          <table:table-cell office:value-type="float" office:value="1.32282361193597" calcext:value-type="float">
            <text:p>1.32282361193597</text:p>
          </table:table-cell>
          <table:table-cell office:value-type="float" office:value="2.29122999051434" calcext:value-type="float">
            <text:p>2.29122999051434</text:p>
          </table:table-cell>
          <table:table-cell table:formula="of:=SUM([.E170:.P170])" office:value-type="float" office:value="2726.44780319396" calcext:value-type="float">
            <text:p>2726.44780319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36.6302190224723" calcext:value-type="float">
            <text:p>36.6302190224723</text:p>
          </table:table-cell>
          <table:table-cell office:value-type="float" office:value="13.2911010323838" calcext:value-type="float">
            <text:p>13.2911010323838</text:p>
          </table:table-cell>
          <table:table-cell office:value-type="float" office:value="1.48996724754425" calcext:value-type="float">
            <text:p>1.48996724754425</text:p>
          </table:table-cell>
          <table:table-cell office:value-type="float" office:value="0.215719985279785" calcext:value-type="float">
            <text:p>0.215719985279785</text:p>
          </table:table-cell>
          <table:table-cell office:value-type="float" office:value="1.45027462876194" calcext:value-type="float">
            <text:p>1.45027462876194</text:p>
          </table:table-cell>
          <table:table-cell office:value-type="float" office:value="1.23343832709417" calcext:value-type="float">
            <text:p>1.23343832709417</text:p>
          </table:table-cell>
          <table:table-cell office:value-type="float" office:value="0.520569378330116" calcext:value-type="float">
            <text:p>0.520569378330116</text:p>
          </table:table-cell>
          <table:table-cell office:value-type="float" office:value="0.442736989539756" calcext:value-type="float">
            <text:p>0.442736989539756</text:p>
          </table:table-cell>
          <table:table-cell office:value-type="float" office:value="0.034206190397572" calcext:value-type="float">
            <text:p>0.034206190397572</text:p>
          </table:table-cell>
          <table:table-cell office:value-type="float" office:value="0.003303397049421" calcext:value-type="float">
            <text:p>0.003303397049421</text:p>
          </table:table-cell>
          <table:table-cell office:value-type="float" office:value="0.074673055890081" calcext:value-type="float">
            <text:p>0.074673055890081</text:p>
          </table:table-cell>
          <table:table-cell office:value-type="float" office:value="0.063508391658687" calcext:value-type="float">
            <text:p>0.063508391658687</text:p>
          </table:table-cell>
          <table:table-cell table:formula="of:=SUM([.E171:.P171])" office:value-type="float" office:value="55.4497176464019" calcext:value-type="float">
            <text:p>55.44971764640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3.0108296624065" calcext:value-type="float">
            <text:p>13.0108296624065</text:p>
          </table:table-cell>
          <table:table-cell office:value-type="float" office:value="73.6655389204439" calcext:value-type="float">
            <text:p>73.6655389204439</text:p>
          </table:table-cell>
          <table:table-cell office:value-type="float" office:value="8.25809965538559" calcext:value-type="float">
            <text:p>8.25809965538559</text:p>
          </table:table-cell>
          <table:table-cell office:value-type="float" office:value="1.19562164543634" calcext:value-type="float">
            <text:p>1.19562164543634</text:p>
          </table:table-cell>
          <table:table-cell office:value-type="float" office:value="0.387729833452128" calcext:value-type="float">
            <text:p>0.387729833452128</text:p>
          </table:table-cell>
          <table:table-cell office:value-type="float" office:value="0.520851778171138" calcext:value-type="float">
            <text:p>0.520851778171138</text:p>
          </table:table-cell>
          <table:table-cell office:value-type="float" office:value="2.17225567683501" calcext:value-type="float">
            <text:p>2.17225567683501</text:p>
          </table:table-cell>
          <table:table-cell office:value-type="float" office:value="2.91807112660976" calcext:value-type="float">
            <text:p>2.91807112660976</text:p>
          </table:table-cell>
          <table:table-cell office:value-type="float" office:value="0.189586812053339" calcext:value-type="float">
            <text:p>0.189586812053339</text:p>
          </table:table-cell>
          <table:table-cell office:value-type="float" office:value="0.040457036789406" calcext:value-type="float">
            <text:p>0.040457036789406</text:p>
          </table:table-cell>
          <table:table-cell office:value-type="float" office:value="0.311599129044945" calcext:value-type="float">
            <text:p>0.311599129044945</text:p>
          </table:table-cell>
          <table:table-cell office:value-type="float" office:value="0.41858259653284" calcext:value-type="float">
            <text:p>0.41858259653284</text:p>
          </table:table-cell>
          <table:table-cell table:formula="of:=SUM([.E172:.P172])" office:value-type="float" office:value="103.089223873161" calcext:value-type="float">
            <text:p>103.0892238731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455.314708097022" calcext:value-type="float">
            <text:p>455.314708097022</text:p>
          </table:table-cell>
          <table:table-cell office:value-type="float" office:value="10678.0708668849" calcext:value-type="float">
            <text:p>10678.0708668849</text:p>
          </table:table-cell>
          <table:table-cell office:value-type="float" office:value="991.808136535191" calcext:value-type="float">
            <text:p>991.808136535191</text:p>
          </table:table-cell>
          <table:table-cell office:value-type="float" office:value="129.362655418033" calcext:value-type="float">
            <text:p>129.362655418033</text:p>
          </table:table-cell>
          <table:table-cell office:value-type="float" office:value="12.0346556679109" calcext:value-type="float">
            <text:p>12.0346556679109</text:p>
          </table:table-cell>
          <table:table-cell office:value-type="float" office:value="12.2857762692869" calcext:value-type="float">
            <text:p>12.2857762692869</text:p>
          </table:table-cell>
          <table:table-cell office:value-type="float" office:value="280.291671002015" calcext:value-type="float">
            <text:p>280.291671002015</text:p>
          </table:table-cell>
          <table:table-cell office:value-type="float" office:value="286.140364552125" calcext:value-type="float">
            <text:p>286.140364552125</text:p>
          </table:table-cell>
          <table:table-cell office:value-type="float" office:value="26.1185879464909" calcext:value-type="float">
            <text:p>26.1185879464909</text:p>
          </table:table-cell>
          <table:table-cell office:value-type="float" office:value="3.19965504130607" calcext:value-type="float">
            <text:p>3.19965504130607</text:p>
          </table:table-cell>
          <table:table-cell office:value-type="float" office:value="32.3550389202109" calcext:value-type="float">
            <text:p>32.3550389202109</text:p>
          </table:table-cell>
          <table:table-cell office:value-type="float" office:value="33.0301738850484" calcext:value-type="float">
            <text:p>33.0301738850484</text:p>
          </table:table-cell>
          <table:table-cell table:formula="of:=SUM([.E173:.P173])" office:value-type="float" office:value="12940.0122902195" calcext:value-type="float">
            <text:p>12940.01229021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130.42316462992" calcext:value-type="float">
            <text:p>2130.42316462992</text:p>
          </table:table-cell>
          <table:table-cell office:value-type="float" office:value="178.617737454848" calcext:value-type="float">
            <text:p>178.617737454848</text:p>
          </table:table-cell>
          <table:table-cell office:value-type="float" office:value="8.61932071167836" calcext:value-type="float">
            <text:p>8.61932071167836</text:p>
          </table:table-cell>
          <table:table-cell office:value-type="float" office:value="1.23272057252807" calcext:value-type="float">
            <text:p>1.23272057252807</text:p>
          </table:table-cell>
          <table:table-cell office:value-type="float" office:value="109.917712174941" calcext:value-type="float">
            <text:p>109.917712174941</text:p>
          </table:table-cell>
          <table:table-cell office:value-type="float" office:value="195.391340871319" calcext:value-type="float">
            <text:p>195.391340871319</text:p>
          </table:table-cell>
          <table:table-cell office:value-type="float" office:value="9.21073220167578" calcext:value-type="float">
            <text:p>9.21073220167578</text:p>
          </table:table-cell>
          <table:table-cell office:value-type="float" office:value="16.3731329526558" calcext:value-type="float">
            <text:p>16.3731329526558</text:p>
          </table:table-cell>
          <table:table-cell office:value-type="float" office:value="0.106206783246642" calcext:value-type="float">
            <text:p>0.106206783246642</text:p>
          </table:table-cell>
          <table:table-cell office:value-type="float" office:value="0.127507875169553" calcext:value-type="float">
            <text:p>0.127507875169553</text:p>
          </table:table-cell>
          <table:table-cell office:value-type="float" office:value="0.525294245104009" calcext:value-type="float">
            <text:p>0.525294245104009</text:p>
          </table:table-cell>
          <table:table-cell office:value-type="float" office:value="0.933770771534115" calcext:value-type="float">
            <text:p>0.933770771534115</text:p>
          </table:table-cell>
          <table:table-cell table:formula="of:=SUM([.E174:.P174])" office:value-type="float" office:value="2651.47864124462" calcext:value-type="float">
            <text:p>2651.47864124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6634.02490337814" calcext:value-type="float">
            <text:p>6634.02490337814</text:p>
          </table:table-cell>
          <table:table-cell office:value-type="float" office:value="556.05989436606" calcext:value-type="float">
            <text:p>556.05989436606</text:p>
          </table:table-cell>
          <table:table-cell office:value-type="float" office:value="68.6854801622806" calcext:value-type="float">
            <text:p>68.6854801622806</text:p>
          </table:table-cell>
          <table:table-cell office:value-type="float" office:value="14.6444598381429" calcext:value-type="float">
            <text:p>14.6444598381429</text:p>
          </table:table-cell>
          <table:table-cell office:value-type="float" office:value="1052.14108623408" calcext:value-type="float">
            <text:p>1052.14108623408</text:p>
          </table:table-cell>
          <table:table-cell office:value-type="float" office:value="1374.31243210855" calcext:value-type="float">
            <text:p>1374.31243210855</text:p>
          </table:table-cell>
          <table:table-cell office:value-type="float" office:value="87.5968328771086" calcext:value-type="float">
            <text:p>87.5968328771086</text:p>
          </table:table-cell>
          <table:table-cell office:value-type="float" office:value="114.419461431014" calcext:value-type="float">
            <text:p>114.419461431014</text:p>
          </table:table-cell>
          <table:table-cell office:value-type="float" office:value="5.64674854323118" calcext:value-type="float">
            <text:p>5.64674854323118</text:p>
          </table:table-cell>
          <table:table-cell office:value-type="float" office:value="1.19202255733611" calcext:value-type="float">
            <text:p>1.19202255733611</text:p>
          </table:table-cell>
          <table:table-cell office:value-type="float" office:value="14.8935371191524" calcext:value-type="float">
            <text:p>14.8935371191524</text:p>
          </table:table-cell>
          <table:table-cell office:value-type="float" office:value="19.4540195119494" calcext:value-type="float">
            <text:p>19.4540195119494</text:p>
          </table:table-cell>
          <table:table-cell table:formula="of:=SUM([.E175:.P175])" office:value-type="float" office:value="9943.07087812705" calcext:value-type="float">
            <text:p>9943.070878127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77.8169640852337" calcext:value-type="float">
            <text:p>77.8169640852337</text:p>
          </table:table-cell>
          <table:table-cell office:value-type="float" office:value="89.2096250338025" calcext:value-type="float">
            <text:p>89.2096250338025</text:p>
          </table:table-cell>
          <table:table-cell office:value-type="float" office:value="5.03416734502" calcext:value-type="float">
            <text:p>5.03416734502</text:p>
          </table:table-cell>
          <table:table-cell office:value-type="float" office:value="0.53025413673522" calcext:value-type="float">
            <text:p>0.53025413673522</text:p>
          </table:table-cell>
          <table:table-cell office:value-type="float" office:value="5.75375627128604" calcext:value-type="float">
            <text:p>5.75375627128604</text:p>
          </table:table-cell>
          <table:table-cell office:value-type="float" office:value="4.6638005127493" calcext:value-type="float">
            <text:p>4.6638005127493</text:p>
          </table:table-cell>
          <table:table-cell office:value-type="float" office:value="6.57269003948622" calcext:value-type="float">
            <text:p>6.57269003948622</text:p>
          </table:table-cell>
          <table:table-cell office:value-type="float" office:value="5.32760056752396" calcext:value-type="float">
            <text:p>5.32760056752396</text:p>
          </table:table-cell>
          <table:table-cell office:value-type="float" office:value="0.162285980287502" calcext:value-type="float">
            <text:p>0.162285980287502</text:p>
          </table:table-cell>
          <table:table-cell office:value-type="float" office:value="0.048977457988278" calcext:value-type="float">
            <text:p>0.048977457988278</text:p>
          </table:table-cell>
          <table:table-cell office:value-type="float" office:value="0.450487094850536" calcext:value-type="float">
            <text:p>0.450487094850536</text:p>
          </table:table-cell>
          <table:table-cell office:value-type="float" office:value="0.365149624852162" calcext:value-type="float">
            <text:p>0.365149624852162</text:p>
          </table:table-cell>
          <table:table-cell table:formula="of:=SUM([.E176:.P176])" office:value-type="float" office:value="195.935758149815" calcext:value-type="float">
            <text:p>195.9357581498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80.549346931493" calcext:value-type="float">
            <text:p>180.549346931493</text:p>
          </table:table-cell>
          <table:table-cell office:value-type="float" office:value="361.671879584544" calcext:value-type="float">
            <text:p>361.671879584544</text:p>
          </table:table-cell>
          <table:table-cell office:value-type="float" office:value="40.0837808548315" calcext:value-type="float">
            <text:p>40.0837808548315</text:p>
          </table:table-cell>
          <table:table-cell office:value-type="float" office:value="4.95636755531197" calcext:value-type="float">
            <text:p>4.95636755531197</text:p>
          </table:table-cell>
          <table:table-cell office:value-type="float" office:value="21.6508010682918" calcext:value-type="float">
            <text:p>21.6508010682918</text:p>
          </table:table-cell>
          <table:table-cell office:value-type="float" office:value="41.4322607474944" calcext:value-type="float">
            <text:p>41.4322607474944</text:p>
          </table:table-cell>
          <table:table-cell office:value-type="float" office:value="43.0828490661243" calcext:value-type="float">
            <text:p>43.0828490661243</text:p>
          </table:table-cell>
          <table:table-cell office:value-type="float" office:value="82.4459026075863" calcext:value-type="float">
            <text:p>82.4459026075863</text:p>
          </table:table-cell>
          <table:table-cell office:value-type="float" office:value="1.45678317053489" calcext:value-type="float">
            <text:p>1.45678317053489</text:p>
          </table:table-cell>
          <table:table-cell office:value-type="float" office:value="0.693885465402905" calcext:value-type="float">
            <text:p>0.693885465402905</text:p>
          </table:table-cell>
          <table:table-cell office:value-type="float" office:value="5.94643328488776" calcext:value-type="float">
            <text:p>5.94643328488776</text:p>
          </table:table-cell>
          <table:table-cell office:value-type="float" office:value="11.3794484370313" calcext:value-type="float">
            <text:p>11.3794484370313</text:p>
          </table:table-cell>
          <table:table-cell table:formula="of:=SUM([.E177:.P177])" office:value-type="float" office:value="795.349738773534" calcext:value-type="float">
            <text:p>795.3497387735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88.173632252499" calcext:value-type="float">
            <text:p>188.173632252499</text:p>
          </table:table-cell>
          <table:table-cell office:value-type="float" office:value="11.7855718503359" calcext:value-type="float">
            <text:p>11.7855718503359</text:p>
          </table:table-cell>
          <table:table-cell office:value-type="float" office:value="0.585390650285821" calcext:value-type="float">
            <text:p>0.585390650285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43473593904" calcext:value-type="float">
            <text:p>19.4043473593904</text:p>
          </table:table-cell>
          <table:table-cell office:value-type="float" office:value="30.0276806103228" calcext:value-type="float">
            <text:p>30.0276806103228</text:p>
          </table:table-cell>
          <table:table-cell office:value-type="float" office:value="0.18583938620885" calcext:value-type="float">
            <text:p>0.18583938620885</text:p>
          </table:table-cell>
          <table:table-cell office:value-type="float" office:value="0.242455489438517" calcext:value-type="float">
            <text:p>0.242455489438517</text:p>
          </table:table-cell>
          <table:table-cell office:value-type="float" office:value="1.34994437842595" calcext:value-type="float">
            <text:p>1.34994437842595</text:p>
          </table:table-cell>
          <table:table-cell office:value-type="float" office:value="2.08900087626285" calcext:value-type="float">
            <text:p>2.08900087626285</text:p>
          </table:table-cell>
          <table:table-cell table:formula="of:=SUM([.E178:.P178])" office:value-type="float" office:value="253.84386285317" calcext:value-type="float">
            <text:p>253.843862853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62.99496216862" calcext:value-type="float">
            <text:p>262.99496216862</text:p>
          </table:table-cell>
          <table:table-cell office:value-type="float" office:value="766.925335345757" calcext:value-type="float">
            <text:p>766.925335345757</text:p>
          </table:table-cell>
          <table:table-cell office:value-type="float" office:value="59.1489394844075" calcext:value-type="float">
            <text:p>59.1489394844075</text:p>
          </table:table-cell>
          <table:table-cell office:value-type="float" office:value="5.17779389788894" calcext:value-type="float">
            <text:p>5.17779389788894</text:p>
          </table:table-cell>
          <table:table-cell office:value-type="float" office:value="15.8607478555303" calcext:value-type="float">
            <text:p>15.8607478555303</text:p>
          </table:table-cell>
          <table:table-cell office:value-type="float" office:value="17.1454546695392" calcext:value-type="float">
            <text:p>17.1454546695392</text:p>
          </table:table-cell>
          <table:table-cell office:value-type="float" office:value="46.1157249778094" calcext:value-type="float">
            <text:p>46.1157249778094</text:p>
          </table:table-cell>
          <table:table-cell office:value-type="float" office:value="49.8510586866353" calcext:value-type="float">
            <text:p>49.8510586866353</text:p>
          </table:table-cell>
          <table:table-cell office:value-type="float" office:value="1.38559081894253" calcext:value-type="float">
            <text:p>1.38559081894253</text:p>
          </table:table-cell>
          <table:table-cell office:value-type="float" office:value="0.958838459523885" calcext:value-type="float">
            <text:p>0.958838459523885</text:p>
          </table:table-cell>
          <table:table-cell office:value-type="float" office:value="4.1569637425835" calcext:value-type="float">
            <text:p>4.1569637425835</text:p>
          </table:table-cell>
          <table:table-cell office:value-type="float" office:value="4.49367419875677" calcext:value-type="float">
            <text:p>4.49367419875677</text:p>
          </table:table-cell>
          <table:table-cell table:formula="of:=SUM([.E179:.P179])" office:value-type="float" office:value="1234.21508430599" calcext:value-type="float">
            <text:p>1234.215084305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29.340400221139" calcext:value-type="float">
            <text:p>229.340400221139</text:p>
          </table:table-cell>
          <table:table-cell office:value-type="float" office:value="1225.2855805283" calcext:value-type="float">
            <text:p>1225.2855805283</text:p>
          </table:table-cell>
          <table:table-cell office:value-type="float" office:value="168.40915624937" calcext:value-type="float">
            <text:p>168.40915624937</text:p>
          </table:table-cell>
          <table:table-cell office:value-type="float" office:value="24.0949382245211" calcext:value-type="float">
            <text:p>24.0949382245211</text:p>
          </table:table-cell>
          <table:table-cell office:value-type="float" office:value="23.6000326309046" calcext:value-type="float">
            <text:p>23.6000326309046</text:p>
          </table:table-cell>
          <table:table-cell office:value-type="float" office:value="37.1361376816227" calcext:value-type="float">
            <text:p>37.1361376816227</text:p>
          </table:table-cell>
          <table:table-cell office:value-type="float" office:value="124.860224566211" calcext:value-type="float">
            <text:p>124.860224566211</text:p>
          </table:table-cell>
          <table:table-cell office:value-type="float" office:value="196.47542708806" calcext:value-type="float">
            <text:p>196.47542708806</text:p>
          </table:table-cell>
          <table:table-cell office:value-type="float" office:value="7.22927721831286" calcext:value-type="float">
            <text:p>7.22927721831286</text:p>
          </table:table-cell>
          <table:table-cell office:value-type="float" office:value="2.00306736191072" calcext:value-type="float">
            <text:p>2.00306736191072</text:p>
          </table:table-cell>
          <table:table-cell office:value-type="float" office:value="21.9859752079712" calcext:value-type="float">
            <text:p>21.9859752079712</text:p>
          </table:table-cell>
          <table:table-cell office:value-type="float" office:value="34.5963166728329" calcext:value-type="float">
            <text:p>34.5963166728329</text:p>
          </table:table-cell>
          <table:table-cell table:formula="of:=SUM([.E180:.P180])" office:value-type="float" office:value="2095.01653365116" calcext:value-type="float">
            <text:p>2095.016533651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93.12344499009" calcext:value-type="float">
            <text:p>293.12344499009</text:p>
          </table:table-cell>
          <table:table-cell office:value-type="float" office:value="31.4403237815285" calcext:value-type="float">
            <text:p>31.4403237815285</text:p>
          </table:table-cell>
          <table:table-cell office:value-type="float" office:value="4.32130928096594" calcext:value-type="float">
            <text:p>4.32130928096594</text:p>
          </table:table-cell>
          <table:table-cell office:value-type="float" office:value="0.618266140150252" calcext:value-type="float">
            <text:p>0.618266140150252</text:p>
          </table:table-cell>
          <table:table-cell office:value-type="float" office:value="16.4654960270193" calcext:value-type="float">
            <text:p>16.4654960270193</text:p>
          </table:table-cell>
          <table:table-cell office:value-type="float" office:value="16.724118062541" calcext:value-type="float">
            <text:p>16.724118062541</text:p>
          </table:table-cell>
          <table:table-cell office:value-type="float" office:value="1.74729896880115" calcext:value-type="float">
            <text:p>1.74729896880115</text:p>
          </table:table-cell>
          <table:table-cell office:value-type="float" office:value="1.77474363340371" calcext:value-type="float">
            <text:p>1.77474363340371</text:p>
          </table:table-cell>
          <table:table-cell office:value-type="float" office:value="0.185500266127808" calcext:value-type="float">
            <text:p>0.185500266127808</text:p>
          </table:table-cell>
          <table:table-cell office:value-type="float" office:value="0.01778886163409" calcext:value-type="float">
            <text:p>0.01778886163409</text:p>
          </table:table-cell>
          <table:table-cell office:value-type="float" office:value="0.307672588081219" calcext:value-type="float">
            <text:p>0.307672588081219</text:p>
          </table:table-cell>
          <table:table-cell office:value-type="float" office:value="0.312505173195766" calcext:value-type="float">
            <text:p>0.312505173195766</text:p>
          </table:table-cell>
          <table:table-cell table:formula="of:=SUM([.E181:.P181])" office:value-type="float" office:value="367.038467773539" calcext:value-type="float">
            <text:p>367.0384677735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531.288809670482" calcext:value-type="float">
            <text:p>531.288809670482</text:p>
          </table:table-cell>
          <table:table-cell office:value-type="float" office:value="1064.10675366681" calcext:value-type="float">
            <text:p>1064.10675366681</text:p>
          </table:table-cell>
          <table:table-cell office:value-type="float" office:value="113.339175524464" calcext:value-type="float">
            <text:p>113.339175524464</text:p>
          </table:table-cell>
          <table:table-cell office:value-type="float" office:value="12.8449886950006" calcext:value-type="float">
            <text:p>12.8449886950006</text:p>
          </table:table-cell>
          <table:table-cell office:value-type="float" office:value="76.8640317570818" calcext:value-type="float">
            <text:p>76.8640317570818</text:p>
          </table:table-cell>
          <table:table-cell office:value-type="float" office:value="113.405440957687" calcext:value-type="float">
            <text:p>113.405440957687</text:p>
          </table:table-cell>
          <table:table-cell office:value-type="float" office:value="153.169666333864" calcext:value-type="float">
            <text:p>153.169666333864</text:p>
          </table:table-cell>
          <table:table-cell office:value-type="float" office:value="225.987020910248" calcext:value-type="float">
            <text:p>225.987020910248</text:p>
          </table:table-cell>
          <table:table-cell office:value-type="float" office:value="4.63492650949082" calcext:value-type="float">
            <text:p>4.63492650949082</text:p>
          </table:table-cell>
          <table:table-cell office:value-type="float" office:value="2.24970796521126" calcext:value-type="float">
            <text:p>2.24970796521126</text:p>
          </table:table-cell>
          <table:table-cell office:value-type="float" office:value="20.0313083536113" calcext:value-type="float">
            <text:p>20.0313083536113</text:p>
          </table:table-cell>
          <table:table-cell office:value-type="float" office:value="29.5542571066263" calcext:value-type="float">
            <text:p>29.5542571066263</text:p>
          </table:table-cell>
          <table:table-cell table:formula="of:=SUM([.E182:.P182])" office:value-type="float" office:value="2347.47608745058" calcext:value-type="float">
            <text:p>2347.476087450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98.7169046018075" calcext:value-type="float">
            <text:p>98.7169046018075</text:p>
          </table:table-cell>
          <table:table-cell office:value-type="float" office:value="1275.52960976183" calcext:value-type="float">
            <text:p>1275.52960976183</text:p>
          </table:table-cell>
          <table:table-cell office:value-type="float" office:value="66.7399341526955" calcext:value-type="float">
            <text:p>66.7399341526955</text:p>
          </table:table-cell>
          <table:table-cell office:value-type="float" office:value="8.5444150459641" calcext:value-type="float">
            <text:p>8.5444150459641</text:p>
          </table:table-cell>
          <table:table-cell office:value-type="float" office:value="4.85764656042567" calcext:value-type="float">
            <text:p>4.85764656042567</text:p>
          </table:table-cell>
          <table:table-cell office:value-type="float" office:value="6.07594574516508" calcext:value-type="float">
            <text:p>6.07594574516508</text:p>
          </table:table-cell>
          <table:table-cell office:value-type="float" office:value="62.5683983987584" calcext:value-type="float">
            <text:p>62.5683983987584</text:p>
          </table:table-cell>
          <table:table-cell office:value-type="float" office:value="78.2605711024427" calcext:value-type="float">
            <text:p>78.2605711024427</text:p>
          </table:table-cell>
          <table:table-cell office:value-type="float" office:value="2.86000435420533" calcext:value-type="float">
            <text:p>2.86000435420533</text:p>
          </table:table-cell>
          <table:table-cell office:value-type="float" office:value="0.88498889558585" calcext:value-type="float">
            <text:p>0.88498889558585</text:p>
          </table:table-cell>
          <table:table-cell office:value-type="float" office:value="4.08653432669078" calcext:value-type="float">
            <text:p>4.08653432669078</text:p>
          </table:table-cell>
          <table:table-cell office:value-type="float" office:value="5.11143833662367" calcext:value-type="float">
            <text:p>5.11143833662367</text:p>
          </table:table-cell>
          <table:table-cell table:formula="of:=SUM([.E183:.P183])" office:value-type="float" office:value="1614.23639128219" calcext:value-type="float">
            <text:p>1614.236391282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1585.99015859164" calcext:value-type="float">
            <text:p>1585.99015859164</text:p>
          </table:table-cell>
          <table:table-cell office:value-type="float" office:value="337.0800958574" calcext:value-type="float">
            <text:p>337.0800958574</text:p>
          </table:table-cell>
          <table:table-cell office:value-type="float" office:value="42.0589339573403" calcext:value-type="float">
            <text:p>42.058933957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076059606573" calcext:value-type="float">
            <text:p>193.076059606573</text:p>
          </table:table-cell>
          <table:table-cell office:value-type="float" office:value="161.820778687307" calcext:value-type="float">
            <text:p>161.820778687307</text:p>
          </table:table-cell>
          <table:table-cell office:value-type="float" office:value="18.1222676677194" calcext:value-type="float">
            <text:p>18.1222676677194</text:p>
          </table:table-cell>
          <table:table-cell office:value-type="float" office:value="2.59208061659695" calcext:value-type="float">
            <text:p>2.59208061659695</text:p>
          </table:table-cell>
          <table:table-cell office:value-type="float" office:value="52.5648779297275" calcext:value-type="float">
            <text:p>52.5648779297275</text:p>
          </table:table-cell>
          <table:table-cell office:value-type="float" office:value="44.0556405362966" calcext:value-type="float">
            <text:p>44.0556405362966</text:p>
          </table:table-cell>
          <table:table-cell table:formula="of:=SUM([.E184:.P184])" office:value-type="float" office:value="2437.3608934506" calcext:value-type="float">
            <text:p>2437.36089345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80.031173747676" calcext:value-type="float">
            <text:p>280.031173747676</text:p>
          </table:table-cell>
          <table:table-cell office:value-type="float" office:value="1797.37568010616" calcext:value-type="float">
            <text:p>1797.37568010616</text:p>
          </table:table-cell>
          <table:table-cell office:value-type="float" office:value="238.936298486842" calcext:value-type="float">
            <text:p>238.936298486842</text:p>
          </table:table-cell>
          <table:table-cell office:value-type="float" office:value="25.0707871142795" calcext:value-type="float">
            <text:p>25.0707871142795</text:p>
          </table:table-cell>
          <table:table-cell office:value-type="float" office:value="57.0247551146307" calcext:value-type="float">
            <text:p>57.0247551146307</text:p>
          </table:table-cell>
          <table:table-cell office:value-type="float" office:value="54.7185977507542" calcext:value-type="float">
            <text:p>54.7185977507542</text:p>
          </table:table-cell>
          <table:table-cell office:value-type="float" office:value="363.734381337601" calcext:value-type="float">
            <text:p>363.734381337601</text:p>
          </table:table-cell>
          <table:table-cell office:value-type="float" office:value="349.024476484339" calcext:value-type="float">
            <text:p>349.024476484339</text:p>
          </table:table-cell>
          <table:table-cell office:value-type="float" office:value="10.6159124589996" calcext:value-type="float">
            <text:p>10.6159124589996</text:p>
          </table:table-cell>
          <table:table-cell office:value-type="float" office:value="4.57509026811727" calcext:value-type="float">
            <text:p>4.57509026811727</text:p>
          </table:table-cell>
          <table:table-cell office:value-type="float" office:value="59.1332195714945" calcext:value-type="float">
            <text:p>59.1332195714945</text:p>
          </table:table-cell>
          <table:table-cell office:value-type="float" office:value="56.7417930850431" calcext:value-type="float">
            <text:p>56.7417930850431</text:p>
          </table:table-cell>
          <table:table-cell table:formula="of:=SUM([.E185:.P185])" office:value-type="float" office:value="3296.98216552594" calcext:value-type="float">
            <text:p>3296.982165525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9319.44753420658" calcext:value-type="float">
            <text:p>9319.44753420658</text:p>
          </table:table-cell>
          <table:table-cell office:value-type="float" office:value="1364.53328732617" calcext:value-type="float">
            <text:p>1364.53328732617</text:p>
          </table:table-cell>
          <table:table-cell office:value-type="float" office:value="287.894631244568" calcext:value-type="float">
            <text:p>287.894631244568</text:p>
          </table:table-cell>
          <table:table-cell office:value-type="float" office:value="23.4247154866295" calcext:value-type="float">
            <text:p>23.4247154866295</text:p>
          </table:table-cell>
          <table:table-cell office:value-type="float" office:value="6898.35652289658" calcext:value-type="float">
            <text:p>6898.35652289658</text:p>
          </table:table-cell>
          <table:table-cell office:value-type="float" office:value="8921.06214038703" calcext:value-type="float">
            <text:p>8921.06214038703</text:p>
          </table:table-cell>
          <table:table-cell office:value-type="float" office:value="1005.24967302273" calcext:value-type="float">
            <text:p>1005.24967302273</text:p>
          </table:table-cell>
          <table:table-cell office:value-type="float" office:value="1300.00454019357" calcext:value-type="float">
            <text:p>1300.00454019357</text:p>
          </table:table-cell>
          <table:table-cell office:value-type="float" office:value="20.3295164495634" calcext:value-type="float">
            <text:p>20.3295164495634</text:p>
          </table:table-cell>
          <table:table-cell office:value-type="float" office:value="12.5258569594697" calcext:value-type="float">
            <text:p>12.5258569594697</text:p>
          </table:table-cell>
          <table:table-cell office:value-type="float" office:value="259.554596304058" calcext:value-type="float">
            <text:p>259.554596304058</text:p>
          </table:table-cell>
          <table:table-cell office:value-type="float" office:value="335.660048123942" calcext:value-type="float">
            <text:p>335.660048123942</text:p>
          </table:table-cell>
          <table:table-cell table:formula="of:=SUM([.E186:.P186])" office:value-type="float" office:value="29748.0430626009" calcext:value-type="float">
            <text:p>29748.04306260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878.45007415689" calcext:value-type="float">
            <text:p>2878.45007415689</text:p>
          </table:table-cell>
          <table:table-cell office:value-type="float" office:value="2551.45823638484" calcext:value-type="float">
            <text:p>2551.45823638484</text:p>
          </table:table-cell>
          <table:table-cell office:value-type="float" office:value="284.971820201263" calcext:value-type="float">
            <text:p>284.971820201263</text:p>
          </table:table-cell>
          <table:table-cell office:value-type="float" office:value="32.7774666159021" calcext:value-type="float">
            <text:p>32.7774666159021</text:p>
          </table:table-cell>
          <table:table-cell office:value-type="float" office:value="1049.14640835749" calcext:value-type="float">
            <text:p>1049.14640835749</text:p>
          </table:table-cell>
          <table:table-cell office:value-type="float" office:value="1187.82115435113" calcext:value-type="float">
            <text:p>1187.82115435113</text:p>
          </table:table-cell>
          <table:table-cell office:value-type="float" office:value="926.707863060893" calcext:value-type="float">
            <text:p>926.707863060893</text:p>
          </table:table-cell>
          <table:table-cell office:value-type="float" office:value="1049.19884858643" calcext:value-type="float">
            <text:p>1049.19884858643</text:p>
          </table:table-cell>
          <table:table-cell office:value-type="float" office:value="17.524234896223" calcext:value-type="float">
            <text:p>17.524234896223</text:p>
          </table:table-cell>
          <table:table-cell office:value-type="float" office:value="11.4557122018917" calcext:value-type="float">
            <text:p>11.4557122018917</text:p>
          </table:table-cell>
          <table:table-cell office:value-type="float" office:value="129.63249264344" calcext:value-type="float">
            <text:p>129.63249264344</text:p>
          </table:table-cell>
          <table:table-cell office:value-type="float" office:value="146.767139292039" calcext:value-type="float">
            <text:p>146.767139292039</text:p>
          </table:table-cell>
          <table:table-cell table:formula="of:=SUM([.E187:.P187])" office:value-type="float" office:value="10265.9114507484" calcext:value-type="float">
            <text:p>10265.91145074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132.92742442478" calcext:value-type="float">
            <text:p>1132.92742442478</text:p>
          </table:table-cell>
          <table:table-cell office:value-type="float" office:value="1305.77743686194" calcext:value-type="float">
            <text:p>1305.77743686194</text:p>
          </table:table-cell>
          <table:table-cell office:value-type="float" office:value="182.203261693571" calcext:value-type="float">
            <text:p>182.203261693571</text:p>
          </table:table-cell>
          <table:table-cell office:value-type="float" office:value="18.8687318997804" calcext:value-type="float">
            <text:p>18.8687318997804</text:p>
          </table:table-cell>
          <table:table-cell office:value-type="float" office:value="216.846482073515" calcext:value-type="float">
            <text:p>216.846482073515</text:p>
          </table:table-cell>
          <table:table-cell office:value-type="float" office:value="244.003181191734" calcext:value-type="float">
            <text:p>244.003181191734</text:p>
          </table:table-cell>
          <table:table-cell office:value-type="float" office:value="248.298124977245" calcext:value-type="float">
            <text:p>248.298124977245</text:p>
          </table:table-cell>
          <table:table-cell office:value-type="float" office:value="279.393660432319" calcext:value-type="float">
            <text:p>279.393660432319</text:p>
          </table:table-cell>
          <table:table-cell office:value-type="float" office:value="6.22419599250111" calcext:value-type="float">
            <text:p>6.22419599250111</text:p>
          </table:table-cell>
          <table:table-cell office:value-type="float" office:value="3.57856588766968" calcext:value-type="float">
            <text:p>3.57856588766968</text:p>
          </table:table-cell>
          <table:table-cell office:value-type="float" office:value="41.9946910908376" calcext:value-type="float">
            <text:p>41.9946910908376</text:p>
          </table:table-cell>
          <table:table-cell office:value-type="float" office:value="47.2538826608895" calcext:value-type="float">
            <text:p>47.2538826608895</text:p>
          </table:table-cell>
          <table:table-cell table:formula="of:=SUM([.E188:.P188])" office:value-type="float" office:value="3727.36963918678" calcext:value-type="float">
            <text:p>3727.36963918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1522.2094756381" calcext:value-type="float">
            <text:p>11522.2094756381</text:p>
          </table:table-cell>
          <table:table-cell office:value-type="float" office:value="5472.12379029244" calcext:value-type="float">
            <text:p>5472.12379029244</text:p>
          </table:table-cell>
          <table:table-cell office:value-type="float" office:value="805.216402823205" calcext:value-type="float">
            <text:p>805.216402823205</text:p>
          </table:table-cell>
          <table:table-cell office:value-type="float" office:value="92.4277054453773" calcext:value-type="float">
            <text:p>92.4277054453773</text:p>
          </table:table-cell>
          <table:table-cell office:value-type="float" office:value="3346.53718310489" calcext:value-type="float">
            <text:p>3346.53718310489</text:p>
          </table:table-cell>
          <table:table-cell office:value-type="float" office:value="4291.39367318552" calcext:value-type="float">
            <text:p>4291.39367318552</text:p>
          </table:table-cell>
          <table:table-cell office:value-type="float" office:value="1581.01964676571" calcext:value-type="float">
            <text:p>1581.01964676571</text:p>
          </table:table-cell>
          <table:table-cell office:value-type="float" office:value="2027.40245755092" calcext:value-type="float">
            <text:p>2027.40245755092</text:p>
          </table:table-cell>
          <table:table-cell office:value-type="float" office:value="36.7544617763168" calcext:value-type="float">
            <text:p>36.7544617763168</text:p>
          </table:table-cell>
          <table:table-cell office:value-type="float" office:value="38.3141466499264" calcext:value-type="float">
            <text:p>38.3141466499264</text:p>
          </table:table-cell>
          <table:table-cell office:value-type="float" office:value="290.833582015336" calcext:value-type="float">
            <text:p>290.833582015336</text:p>
          </table:table-cell>
          <table:table-cell office:value-type="float" office:value="372.947116832132" calcext:value-type="float">
            <text:p>372.947116832132</text:p>
          </table:table-cell>
          <table:table-cell table:formula="of:=SUM([.E189:.P189])" office:value-type="float" office:value="29877.1796420799" calcext:value-type="float">
            <text:p>29877.17964207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44.222757750038" calcext:value-type="float">
            <text:p>244.222757750038</text:p>
          </table:table-cell>
          <table:table-cell office:value-type="float" office:value="248.749838876382" calcext:value-type="float">
            <text:p>248.749838876382</text:p>
          </table:table-cell>
          <table:table-cell office:value-type="float" office:value="77.9624556457082" calcext:value-type="float">
            <text:p>77.9624556457082</text:p>
          </table:table-cell>
          <table:table-cell office:value-type="float" office:value="1.18312502910881" calcext:value-type="float">
            <text:p>1.18312502910881</text:p>
          </table:table-cell>
          <table:table-cell office:value-type="float" office:value="49.3466194351804" calcext:value-type="float">
            <text:p>49.3466194351804</text:p>
          </table:table-cell>
          <table:table-cell office:value-type="float" office:value="46.3335625079844" calcext:value-type="float">
            <text:p>46.3335625079844</text:p>
          </table:table-cell>
          <table:table-cell office:value-type="float" office:value="49.9702709713659" calcext:value-type="float">
            <text:p>49.9702709713659</text:p>
          </table:table-cell>
          <table:table-cell office:value-type="float" office:value="46.9191344836495" calcext:value-type="float">
            <text:p>46.9191344836495</text:p>
          </table:table-cell>
          <table:table-cell office:value-type="float" office:value="0.355101613693772" calcext:value-type="float">
            <text:p>0.355101613693772</text:p>
          </table:table-cell>
          <table:table-cell office:value-type="float" office:value="0.686408113408951" calcext:value-type="float">
            <text:p>0.686408113408951</text:p>
          </table:table-cell>
          <table:table-cell office:value-type="float" office:value="16.4933363386724" calcext:value-type="float">
            <text:p>16.4933363386724</text:p>
          </table:table-cell>
          <table:table-cell office:value-type="float" office:value="15.4862691499446" calcext:value-type="float">
            <text:p>15.4862691499446</text:p>
          </table:table-cell>
          <table:table-cell table:formula="of:=SUM([.E190:.P190])" office:value-type="float" office:value="797.708879915137" calcext:value-type="float">
            <text:p>797.7088799151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678.2449697839" calcext:value-type="float">
            <text:p>2678.2449697839</text:p>
          </table:table-cell>
          <table:table-cell office:value-type="float" office:value="919.429989451551" calcext:value-type="float">
            <text:p>919.429989451551</text:p>
          </table:table-cell>
          <table:table-cell office:value-type="float" office:value="41.0224823705723" calcext:value-type="float">
            <text:p>41.0224823705723</text:p>
          </table:table-cell>
          <table:table-cell office:value-type="float" office:value="3.89697841168901" calcext:value-type="float">
            <text:p>3.89697841168901</text:p>
          </table:table-cell>
          <table:table-cell office:value-type="float" office:value="511.284506758044" calcext:value-type="float">
            <text:p>511.284506758044</text:p>
          </table:table-cell>
          <table:table-cell office:value-type="float" office:value="602.3930401625" calcext:value-type="float">
            <text:p>602.3930401625</text:p>
          </table:table-cell>
          <table:table-cell office:value-type="float" office:value="175.498855162785" calcext:value-type="float">
            <text:p>175.498855162785</text:p>
          </table:table-cell>
          <table:table-cell office:value-type="float" office:value="206.771939124253" calcext:value-type="float">
            <text:p>206.771939124253</text:p>
          </table:table-cell>
          <table:table-cell office:value-type="float" office:value="1.24166433283681" calcext:value-type="float">
            <text:p>1.24166433283681</text:p>
          </table:table-cell>
          <table:table-cell office:value-type="float" office:value="1.88292630742195" calcext:value-type="float">
            <text:p>1.88292630742195</text:p>
          </table:table-cell>
          <table:table-cell office:value-type="float" office:value="9.19466367893035" calcext:value-type="float">
            <text:p>9.19466367893035</text:p>
          </table:table-cell>
          <table:table-cell office:value-type="float" office:value="10.8331102030512" calcext:value-type="float">
            <text:p>10.8331102030512</text:p>
          </table:table-cell>
          <table:table-cell table:formula="of:=SUM([.E191:.P191])" office:value-type="float" office:value="5161.69512574754" calcext:value-type="float">
            <text:p>5161.695125747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.31897997704892" calcext:value-type="float">
            <text:p>1.31897997704892</text:p>
          </table:table-cell>
          <table:table-cell office:value-type="float" office:value="0.5304493265836" calcext:value-type="float">
            <text:p>0.5304493265836</text:p>
          </table:table-cell>
          <table:table-cell office:value-type="float" office:value="0.030210147866117" calcext:value-type="float">
            <text:p>0.030210147866117</text:p>
          </table:table-cell>
          <table:table-cell office:value-type="float" office:value="0.002298619396041" calcext:value-type="float">
            <text:p>0.002298619396041</text:p>
          </table:table-cell>
          <table:table-cell office:value-type="float" office:value="0.101359149395432" calcext:value-type="float">
            <text:p>0.101359149395432</text:p>
          </table:table-cell>
          <table:table-cell office:value-type="float" office:value="0.103661854655431" calcext:value-type="float">
            <text:p>0.103661854655431</text:p>
          </table:table-cell>
          <table:table-cell office:value-type="float" office:value="0.040670159283503" calcext:value-type="float">
            <text:p>0.040670159283503</text:p>
          </table:table-cell>
          <table:table-cell office:value-type="float" office:value="0.041594115238794" calcext:value-type="float">
            <text:p>0.041594115238794</text:p>
          </table:table-cell>
          <table:table-cell office:value-type="float" office:value="0.00081979324595" calcext:value-type="float">
            <text:p>0.00081979324595</text:p>
          </table:table-cell>
          <table:table-cell office:value-type="float" office:value="0.000485519780693" calcext:value-type="float">
            <text:p>0.000485519780693</text:p>
          </table:table-cell>
          <table:table-cell office:value-type="float" office:value="0.002691574746394" calcext:value-type="float">
            <text:p>0.002691574746394</text:p>
          </table:table-cell>
          <table:table-cell office:value-type="float" office:value="0.00275272268778" calcext:value-type="float">
            <text:p>0.00275272268778</text:p>
          </table:table-cell>
          <table:table-cell table:formula="of:=SUM([.E192:.P192])" office:value-type="float" office:value="2.17597295992866" calcext:value-type="float">
            <text:p>2.175972959928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.68731074334978" calcext:value-type="float">
            <text:p>1.68731074334978</text:p>
          </table:table-cell>
          <table:table-cell office:value-type="float" office:value="10.934584193079" calcext:value-type="float">
            <text:p>10.934584193079</text:p>
          </table:table-cell>
          <table:table-cell office:value-type="float" office:value="0.753524590712368" calcext:value-type="float">
            <text:p>0.753524590712368</text:p>
          </table:table-cell>
          <table:table-cell office:value-type="float" office:value="0.085044816645821" calcext:value-type="float">
            <text:p>0.085044816645821</text:p>
          </table:table-cell>
          <table:table-cell office:value-type="float" office:value="0.102380948728253" calcext:value-type="float">
            <text:p>0.102380948728253</text:p>
          </table:table-cell>
          <table:table-cell office:value-type="float" office:value="0.148389589827014" calcext:value-type="float">
            <text:p>0.148389589827014</text:p>
          </table:table-cell>
          <table:table-cell office:value-type="float" office:value="0.661031737203829" calcext:value-type="float">
            <text:p>0.661031737203829</text:p>
          </table:table-cell>
          <table:table-cell office:value-type="float" office:value="0.958090636634679" calcext:value-type="float">
            <text:p>0.958090636634679</text:p>
          </table:table-cell>
          <table:table-cell office:value-type="float" office:value="0.026886001902411" calcext:value-type="float">
            <text:p>0.026886001902411</text:p>
          </table:table-cell>
          <table:table-cell office:value-type="float" office:value="0.011198024266563" calcext:value-type="float">
            <text:p>0.011198024266563</text:p>
          </table:table-cell>
          <table:table-cell office:value-type="float" office:value="0.055638691543693" calcext:value-type="float">
            <text:p>0.055638691543693</text:p>
          </table:table-cell>
          <table:table-cell office:value-type="float" office:value="0.080641981923751" calcext:value-type="float">
            <text:p>0.080641981923751</text:p>
          </table:table-cell>
          <table:table-cell table:formula="of:=SUM([.E193:.P193])" office:value-type="float" office:value="15.5047219558172" calcext:value-type="float">
            <text:p>15.5047219558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194:.P19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.27227884650902" calcext:value-type="float">
            <text:p>0.27227884650902</text:p>
          </table:table-cell>
          <table:table-cell office:value-type="float" office:value="3.61930274003662" calcext:value-type="float">
            <text:p>3.61930274003662</text:p>
          </table:table-cell>
          <table:table-cell office:value-type="float" office:value="0.370342402473936" calcext:value-type="float">
            <text:p>0.370342402473936</text:p>
          </table:table-cell>
          <table:table-cell office:value-type="float" office:value="0.03449830556141" calcext:value-type="float">
            <text:p>0.03449830556141</text:p>
          </table:table-cell>
          <table:table-cell office:value-type="float" office:value="0.009968361230928" calcext:value-type="float">
            <text:p>0.009968361230928</text:p>
          </table:table-cell>
          <table:table-cell office:value-type="float" office:value="0.012327983576338" calcext:value-type="float">
            <text:p>0.012327983576338</text:p>
          </table:table-cell>
          <table:table-cell office:value-type="float" office:value="0.131507292425295" calcext:value-type="float">
            <text:p>0.131507292425295</text:p>
          </table:table-cell>
          <table:table-cell office:value-type="float" office:value="0.162636536099597" calcext:value-type="float">
            <text:p>0.162636536099597</text:p>
          </table:table-cell>
          <table:table-cell office:value-type="float" office:value="0.013014033453491" calcext:value-type="float">
            <text:p>0.013014033453491</text:p>
          </table:table-cell>
          <table:table-cell office:value-type="float" office:value="0.002719880449403" calcext:value-type="float">
            <text:p>0.002719880449403</text:p>
          </table:table-cell>
          <table:table-cell office:value-type="float" office:value="0.016396069841522" calcext:value-type="float">
            <text:p>0.016396069841522</text:p>
          </table:table-cell>
          <table:table-cell office:value-type="float" office:value="0.020277202545152" calcext:value-type="float">
            <text:p>0.020277202545152</text:p>
          </table:table-cell>
          <table:table-cell table:formula="of:=SUM([.E195:.P195])" office:value-type="float" office:value="4.66526965420271" calcext:value-type="float">
            <text:p>4.665269654202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.000000000000207236156691498" calcext:value-type="float">
            <text:p>2.07236156691498E-13</text:p>
          </table:table-cell>
          <table:table-cell office:value-type="float" office:value="0.000000000000143184669303076" calcext:value-type="float">
            <text:p>1.43184669303076E-13</text:p>
          </table:table-cell>
          <table:table-cell office:value-type="float" office:value="0.0000000000000195168973488857" calcext:value-type="float">
            <text:p>1.95168973488857E-14</text:p>
          </table:table-cell>
          <table:table-cell office:value-type="float" office:value="2.2741183655738E-015" calcext:value-type="float">
            <text:p>2.2741183655738E-15</text:p>
          </table:table-cell>
          <table:table-cell office:value-type="float" office:value="0.0000000000000159204496049612" calcext:value-type="float">
            <text:p>1.59204496049612E-14</text:p>
          </table:table-cell>
          <table:table-cell office:value-type="float" office:value="0.0000000000000151741239694718" calcext:value-type="float">
            <text:p>1.51741239694718E-14</text:p>
          </table:table-cell>
          <table:table-cell office:value-type="float" office:value="0.0000000000000109014948494815" calcext:value-type="float">
            <text:p>1.09014948494815E-14</text:p>
          </table:table-cell>
          <table:table-cell office:value-type="float" office:value="0.0000000000000103904499183894" calcext:value-type="float">
            <text:p>1.03904499183894E-14</text:p>
          </table:table-cell>
          <table:table-cell office:value-type="float" office:value="8.34431885881107E-016" calcext:value-type="float">
            <text:p>8.34431885881107E-16</text:p>
          </table:table-cell>
          <table:table-cell office:value-type="float" office:value="1.31321212220786E-016" calcext:value-type="float">
            <text:p>1.31321212220786E-16</text:p>
          </table:table-cell>
          <table:table-cell office:value-type="float" office:value="1.84658128294552E-015" calcext:value-type="float">
            <text:p>1.84658128294552E-15</text:p>
          </table:table-cell>
          <table:table-cell office:value-type="float" office:value="1.76001645697178E-015" calcext:value-type="float">
            <text:p>1.76001645697178E-15</text:p>
          </table:table-cell>
          <table:table-cell table:formula="of:=SUM([.E196:.P196])" office:value-type="float" office:value="0.000000000000429170710889357" calcext:value-type="float">
            <text:p>4.29170710889357E-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49.964536567937" calcext:value-type="float">
            <text:p>249.964536567937</text:p>
          </table:table-cell>
          <table:table-cell office:value-type="float" office:value="172.777601387944" calcext:value-type="float">
            <text:p>172.777601387944</text:p>
          </table:table-cell>
          <table:table-cell office:value-type="float" office:value="23.5505848977279" calcext:value-type="float">
            <text:p>23.5505848977279</text:p>
          </table:table-cell>
          <table:table-cell office:value-type="float" office:value="2.74412559939944" calcext:value-type="float">
            <text:p>2.74412559939944</text:p>
          </table:table-cell>
          <table:table-cell office:value-type="float" office:value="7.69227317424614" calcext:value-type="float">
            <text:p>7.69227317424614</text:p>
          </table:table-cell>
          <table:table-cell office:value-type="float" office:value="8.425411387454" calcext:value-type="float">
            <text:p>8.425411387454</text:p>
          </table:table-cell>
          <table:table-cell office:value-type="float" office:value="5.2672681030137" calcext:value-type="float">
            <text:p>5.2672681030137</text:p>
          </table:table-cell>
          <table:table-cell office:value-type="float" office:value="5.76928297404806" calcext:value-type="float">
            <text:p>5.76928297404806</text:p>
          </table:table-cell>
          <table:table-cell office:value-type="float" office:value="1.00688949777851" calcext:value-type="float">
            <text:p>1.00688949777851</text:p>
          </table:table-cell>
          <table:table-cell office:value-type="float" office:value="0.076386031081561" calcext:value-type="float">
            <text:p>0.076386031081561</text:p>
          </table:table-cell>
          <table:table-cell office:value-type="float" office:value="0.892211465085786" calcext:value-type="float">
            <text:p>0.892211465085786</text:p>
          </table:table-cell>
          <table:table-cell office:value-type="float" office:value="0.977246708179668" calcext:value-type="float">
            <text:p>0.977246708179668</text:p>
          </table:table-cell>
          <table:table-cell table:formula="of:=SUM([.E197:.P197])" office:value-type="float" office:value="479.143817793896" calcext:value-type="float">
            <text:p>479.1438177938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658.08163033884" calcext:value-type="float">
            <text:p>1658.08163033884</text:p>
          </table:table-cell>
          <table:table-cell office:value-type="float" office:value="1146.20556282763" calcext:value-type="float">
            <text:p>1146.20556282763</text:p>
          </table:table-cell>
          <table:table-cell office:value-type="float" office:value="156.23443780198" calcext:value-type="float">
            <text:p>156.23443780198</text:p>
          </table:table-cell>
          <table:table-cell office:value-type="float" office:value="18.2045126327862" calcext:value-type="float">
            <text:p>18.2045126327862</text:p>
          </table:table-cell>
          <table:table-cell office:value-type="float" office:value="36.3874664659678" calcext:value-type="float">
            <text:p>36.3874664659678</text:p>
          </table:table-cell>
          <table:table-cell office:value-type="float" office:value="39.8554967396243" calcext:value-type="float">
            <text:p>39.8554967396243</text:p>
          </table:table-cell>
          <table:table-cell office:value-type="float" office:value="24.9162421983871" calcext:value-type="float">
            <text:p>24.9162421983871</text:p>
          </table:table-cell>
          <table:table-cell office:value-type="float" office:value="27.2909687359046" calcext:value-type="float">
            <text:p>27.2909687359046</text:p>
          </table:table-cell>
          <table:table-cell office:value-type="float" office:value="6.67969883963775" calcext:value-type="float">
            <text:p>6.67969883963775</text:p>
          </table:table-cell>
          <table:table-cell office:value-type="float" office:value="0.36133584577231" calcext:value-type="float">
            <text:p>0.36133584577231</text:p>
          </table:table-cell>
          <table:table-cell office:value-type="float" office:value="4.22050985852342" calcext:value-type="float">
            <text:p>4.22050985852342</text:p>
          </table:table-cell>
          <table:table-cell office:value-type="float" office:value="4.62275979184357" calcext:value-type="float">
            <text:p>4.62275979184357</text:p>
          </table:table-cell>
          <table:table-cell table:formula="of:=SUM([.E198:.P198])" office:value-type="float" office:value="3123.0606220769" calcext:value-type="float">
            <text:p>3123.06062207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463.80845815496" calcext:value-type="float">
            <text:p>1463.80845815496</text:p>
          </table:table-cell>
          <table:table-cell office:value-type="float" office:value="1011.92694947128" calcext:value-type="float">
            <text:p>1011.92694947128</text:p>
          </table:table-cell>
          <table:table-cell office:value-type="float" office:value="137.93148731306" calcext:value-type="float">
            <text:p>137.93148731306</text:p>
          </table:table-cell>
          <table:table-cell office:value-type="float" office:value="16.0718439453928" calcext:value-type="float">
            <text:p>16.0718439453928</text:p>
          </table:table-cell>
          <table:table-cell office:value-type="float" office:value="29.8672092395919" calcext:value-type="float">
            <text:p>29.8672092395919</text:p>
          </table:table-cell>
          <table:table-cell office:value-type="float" office:value="32.7138041052354" calcext:value-type="float">
            <text:p>32.7138041052354</text:p>
          </table:table-cell>
          <table:table-cell office:value-type="float" office:value="20.4515095850267" calcext:value-type="float">
            <text:p>20.4515095850267</text:p>
          </table:table-cell>
          <table:table-cell office:value-type="float" office:value="22.400709515706" calcext:value-type="float">
            <text:p>22.400709515706</text:p>
          </table:table-cell>
          <table:table-cell office:value-type="float" office:value="5.89716843940844" calcext:value-type="float">
            <text:p>5.89716843940844</text:p>
          </table:table-cell>
          <table:table-cell office:value-type="float" office:value="0.296588209488859" calcext:value-type="float">
            <text:p>0.296588209488859</text:p>
          </table:table-cell>
          <table:table-cell office:value-type="float" office:value="3.46423819202074" calcext:value-type="float">
            <text:p>3.46423819202074</text:p>
          </table:table-cell>
          <table:table-cell office:value-type="float" office:value="3.79440906843795" calcext:value-type="float">
            <text:p>3.79440906843795</text:p>
          </table:table-cell>
          <table:table-cell table:formula="of:=SUM([.E199:.P199])" office:value-type="float" office:value="2748.62437523961" calcext:value-type="float">
            <text:p>2748.624375239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797.449638836862" calcext:value-type="float">
            <text:p>797.449638836862</text:p>
          </table:table-cell>
          <table:table-cell office:value-type="float" office:value="550.781503811603" calcext:value-type="float">
            <text:p>550.781503811603</text:p>
          </table:table-cell>
          <table:table-cell office:value-type="float" office:value="75.0746998535337" calcext:value-type="float">
            <text:p>75.0746998535337</text:p>
          </table:table-cell>
          <table:table-cell office:value-type="float" office:value="8.74774051812134" calcext:value-type="float">
            <text:p>8.74774051812134</text:p>
          </table:table-cell>
          <table:table-cell office:value-type="float" office:value="38.1578590870359" calcext:value-type="float">
            <text:p>38.1578590870359</text:p>
          </table:table-cell>
          <table:table-cell office:value-type="float" office:value="47.2767790865385" calcext:value-type="float">
            <text:p>47.2767790865385</text:p>
          </table:table-cell>
          <table:table-cell office:value-type="float" office:value="26.1285148740356" calcext:value-type="float">
            <text:p>26.1285148740356</text:p>
          </table:table-cell>
          <table:table-cell office:value-type="float" office:value="32.3726764319123" calcext:value-type="float">
            <text:p>32.3726764319123</text:p>
          </table:table-cell>
          <table:table-cell office:value-type="float" office:value="3.20976855393048" calcext:value-type="float">
            <text:p>3.20976855393048</text:p>
          </table:table-cell>
          <table:table-cell office:value-type="float" office:value="0.732871054063153" calcext:value-type="float">
            <text:p>0.732871054063153</text:p>
          </table:table-cell>
          <table:table-cell office:value-type="float" office:value="4.42585417722346" calcext:value-type="float">
            <text:p>4.42585417722346</text:p>
          </table:table-cell>
          <table:table-cell office:value-type="float" office:value="5.48353956988422" calcext:value-type="float">
            <text:p>5.48353956988422</text:p>
          </table:table-cell>
          <table:table-cell table:formula="of:=SUM([.E200:.P200])" office:value-type="float" office:value="1589.84144585474" calcext:value-type="float">
            <text:p>1589.841445854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2.2274494040805" calcext:value-type="float">
            <text:p>22.2274494040805</text:p>
          </table:table-cell>
          <table:table-cell office:value-type="float" office:value="15.3591456351702" calcext:value-type="float">
            <text:p>15.3591456351702</text:p>
          </table:table-cell>
          <table:table-cell office:value-type="float" office:value="2.09354025250915" calcext:value-type="float">
            <text:p>2.09354025250915</text:p>
          </table:table-cell>
          <table:table-cell office:value-type="float" office:value="0.243940327819109" calcext:value-type="float">
            <text:p>0.243940327819109</text:p>
          </table:table-cell>
          <table:table-cell office:value-type="float" office:value="2.14701872288735" calcext:value-type="float">
            <text:p>2.14701872288735</text:p>
          </table:table-cell>
          <table:table-cell office:value-type="float" office:value="1.9929048809971" calcext:value-type="float">
            <text:p>1.9929048809971</text:p>
          </table:table-cell>
          <table:table-cell office:value-type="float" office:value="1.47016661778214" calcext:value-type="float">
            <text:p>1.47016661778214</text:p>
          </table:table-cell>
          <table:table-cell office:value-type="float" office:value="1.36463748416541" calcext:value-type="float">
            <text:p>1.36463748416541</text:p>
          </table:table-cell>
          <table:table-cell office:value-type="float" office:value="0.08950791254579" calcext:value-type="float">
            <text:p>0.08950791254579</text:p>
          </table:table-cell>
          <table:table-cell office:value-type="float" office:value="0.012183398402192" calcext:value-type="float">
            <text:p>0.012183398402192</text:p>
          </table:table-cell>
          <table:table-cell office:value-type="float" office:value="0.249028431118045" calcext:value-type="float">
            <text:p>0.249028431118045</text:p>
          </table:table-cell>
          <table:table-cell office:value-type="float" office:value="0.231153073138916" calcext:value-type="float">
            <text:p>0.231153073138916</text:p>
          </table:table-cell>
          <table:table-cell table:formula="of:=SUM([.E201:.P201])" office:value-type="float" office:value="47.4806761406159" calcext:value-type="float">
            <text:p>47.48067614061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75.5375068557554" calcext:value-type="float">
            <text:p>75.5375068557554</text:p>
          </table:table-cell>
          <table:table-cell office:value-type="float" office:value="134.049975004123" calcext:value-type="float">
            <text:p>134.049975004123</text:p>
          </table:table-cell>
          <table:table-cell office:value-type="float" office:value="9.61712943080469" calcext:value-type="float">
            <text:p>9.61712943080469</text:p>
          </table:table-cell>
          <table:table-cell office:value-type="float" office:value="0.752180093995489" calcext:value-type="float">
            <text:p>0.752180093995489</text:p>
          </table:table-cell>
          <table:table-cell office:value-type="float" office:value="7.31510500598026" calcext:value-type="float">
            <text:p>7.31510500598026</text:p>
          </table:table-cell>
          <table:table-cell office:value-type="float" office:value="6.75433977061378" calcext:value-type="float">
            <text:p>6.75433977061378</text:p>
          </table:table-cell>
          <table:table-cell office:value-type="float" office:value="12.9458575970221" calcext:value-type="float">
            <text:p>12.9458575970221</text:p>
          </table:table-cell>
          <table:table-cell office:value-type="float" office:value="11.9534471153571" calcext:value-type="float">
            <text:p>11.9534471153571</text:p>
          </table:table-cell>
          <table:table-cell office:value-type="float" office:value="0.271087510979648" calcext:value-type="float">
            <text:p>0.271087510979648</text:p>
          </table:table-cell>
          <table:table-cell office:value-type="float" office:value="0.1715443457834" calcext:value-type="float">
            <text:p>0.1715443457834</text:p>
          </table:table-cell>
          <table:table-cell office:value-type="float" office:value="1.08267172354929" calcext:value-type="float">
            <text:p>1.08267172354929</text:p>
          </table:table-cell>
          <table:table-cell office:value-type="float" office:value="0.999675695005012" calcext:value-type="float">
            <text:p>0.999675695005012</text:p>
          </table:table-cell>
          <table:table-cell table:formula="of:=SUM([.E202:.P202])" office:value-type="float" office:value="261.450520148969" calcext:value-type="float">
            <text:p>261.4505201489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55.9958629655836" calcext:value-type="float">
            <text:p>55.9958629655836</text:p>
          </table:table-cell>
          <table:table-cell office:value-type="float" office:value="38.6918452415166" calcext:value-type="float">
            <text:p>38.6918452415166</text:p>
          </table:table-cell>
          <table:table-cell office:value-type="float" office:value="5.27392196031303" calcext:value-type="float">
            <text:p>5.27392196031303</text:p>
          </table:table-cell>
          <table:table-cell office:value-type="float" office:value="0.614519950284804" calcext:value-type="float">
            <text:p>0.614519950284804</text:p>
          </table:table-cell>
          <table:table-cell office:value-type="float" office:value="2.97793405372277" calcext:value-type="float">
            <text:p>2.97793405372277</text:p>
          </table:table-cell>
          <table:table-cell office:value-type="float" office:value="3.21807016316358" calcext:value-type="float">
            <text:p>3.21807016316358</text:p>
          </table:table-cell>
          <table:table-cell office:value-type="float" office:value="2.03913416733142" calcext:value-type="float">
            <text:p>2.03913416733142</text:p>
          </table:table-cell>
          <table:table-cell office:value-type="float" office:value="2.2035668702513" calcext:value-type="float">
            <text:p>2.2035668702513</text:p>
          </table:table-cell>
          <table:table-cell office:value-type="float" office:value="0.225483004222751" calcext:value-type="float">
            <text:p>0.225483004222751</text:p>
          </table:table-cell>
          <table:table-cell office:value-type="float" office:value="0.032129645422211" calcext:value-type="float">
            <text:p>0.032129645422211</text:p>
          </table:table-cell>
          <table:table-cell office:value-type="float" office:value="0.345404647600966" calcext:value-type="float">
            <text:p>0.345404647600966</text:p>
          </table:table-cell>
          <table:table-cell office:value-type="float" office:value="0.373257557289808" calcext:value-type="float">
            <text:p>0.373257557289808</text:p>
          </table:table-cell>
          <table:table-cell table:formula="of:=SUM([.E203:.P203])" office:value-type="float" office:value="111.991130226703" calcext:value-type="float">
            <text:p>111.9911302267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04:.P20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05:.P20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06:.P20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7.32741717177708" calcext:value-type="float">
            <text:p>7.32741717177708</text:p>
          </table:table-cell>
          <table:table-cell office:value-type="float" office:value="5.10412255410762" calcext:value-type="float">
            <text:p>5.10412255410762</text:p>
          </table:table-cell>
          <table:table-cell office:value-type="float" office:value="0.451897410650984" calcext:value-type="float">
            <text:p>0.451897410650984</text:p>
          </table:table-cell>
          <table:table-cell office:value-type="float" office:value="0.037390768553717" calcext:value-type="float">
            <text:p>0.037390768553717</text:p>
          </table:table-cell>
          <table:table-cell office:value-type="float" office:value="0.601354636521416" calcext:value-type="float">
            <text:p>0.601354636521416</text:p>
          </table:table-cell>
          <table:table-cell office:value-type="float" office:value="0.471059977054201" calcext:value-type="float">
            <text:p>0.471059977054201</text:p>
          </table:table-cell>
          <table:table-cell office:value-type="float" office:value="0.417107870644684" calcext:value-type="float">
            <text:p>0.417107870644684</text:p>
          </table:table-cell>
          <table:table-cell office:value-type="float" office:value="0.326733697625717" calcext:value-type="float">
            <text:p>0.326733697625717</text:p>
          </table:table-cell>
          <table:table-cell office:value-type="float" office:value="0.013538759141297" calcext:value-type="float">
            <text:p>0.013538759141297</text:p>
          </table:table-cell>
          <table:table-cell office:value-type="float" office:value="0.003063218861911" calcext:value-type="float">
            <text:p>0.003063218861911</text:p>
          </table:table-cell>
          <table:table-cell office:value-type="float" office:value="0.043300903116384" calcext:value-type="float">
            <text:p>0.043300903116384</text:p>
          </table:table-cell>
          <table:table-cell office:value-type="float" office:value="0.033918957616124" calcext:value-type="float">
            <text:p>0.033918957616124</text:p>
          </table:table-cell>
          <table:table-cell table:formula="of:=SUM([.E207:.P207])" office:value-type="float" office:value="14.8309059256711" calcext:value-type="float">
            <text:p>14.83090592567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5.03069764568723" calcext:value-type="float">
            <text:p>5.03069764568723</text:p>
          </table:table-cell>
          <table:table-cell office:value-type="float" office:value="3.60803131729178" calcext:value-type="float">
            <text:p>3.60803131729178</text:p>
          </table:table-cell>
          <table:table-cell office:value-type="float" office:value="0.475949014703135" calcext:value-type="float">
            <text:p>0.475949014703135</text:p>
          </table:table-cell>
          <table:table-cell office:value-type="float" office:value="0.054711159182119" calcext:value-type="float">
            <text:p>0.054711159182119</text:p>
          </table:table-cell>
          <table:table-cell office:value-type="float" office:value="0.424187514454572" calcext:value-type="float">
            <text:p>0.424187514454572</text:p>
          </table:table-cell>
          <table:table-cell office:value-type="float" office:value="0.456058969775746" calcext:value-type="float">
            <text:p>0.456058969775746</text:p>
          </table:table-cell>
          <table:table-cell office:value-type="float" office:value="0.301643920000557" calcext:value-type="float">
            <text:p>0.301643920000557</text:p>
          </table:table-cell>
          <table:table-cell office:value-type="float" office:value="0.324308025830177" calcext:value-type="float">
            <text:p>0.324308025830177</text:p>
          </table:table-cell>
          <table:table-cell office:value-type="float" office:value="0.02007413099656" calcext:value-type="float">
            <text:p>0.02007413099656</text:p>
          </table:table-cell>
          <table:table-cell office:value-type="float" office:value="0.003437530018366" calcext:value-type="float">
            <text:p>0.003437530018366</text:p>
          </table:table-cell>
          <table:table-cell office:value-type="float" office:value="0.049312296041742" calcext:value-type="float">
            <text:p>0.049312296041742</text:p>
          </table:table-cell>
          <table:table-cell office:value-type="float" office:value="0.053017390101617" calcext:value-type="float">
            <text:p>0.053017390101617</text:p>
          </table:table-cell>
          <table:table-cell table:formula="of:=SUM([.E208:.P208])" office:value-type="float" office:value="10.8014289140836" calcext:value-type="float">
            <text:p>10.80142891408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.672919010524962" calcext:value-type="float">
            <text:p>0.672919010524962</text:p>
          </table:table-cell>
          <table:table-cell office:value-type="float" office:value="0.654484258226952" calcext:value-type="float">
            <text:p>0.654484258226952</text:p>
          </table:table-cell>
          <table:table-cell office:value-type="float" office:value="0.067134549748586" calcext:value-type="float">
            <text:p>0.067134549748586</text:p>
          </table:table-cell>
          <table:table-cell office:value-type="float" office:value="0.006979854639814" calcext:value-type="float">
            <text:p>0.006979854639814</text:p>
          </table:table-cell>
          <table:table-cell office:value-type="float" office:value="0.039765185913569" calcext:value-type="float">
            <text:p>0.039765185913569</text:p>
          </table:table-cell>
          <table:table-cell office:value-type="float" office:value="0.018209302390238" calcext:value-type="float">
            <text:p>0.018209302390238</text:p>
          </table:table-cell>
          <table:table-cell office:value-type="float" office:value="0.03841859186348" calcext:value-type="float">
            <text:p>0.03841859186348</text:p>
          </table:table-cell>
          <table:table-cell office:value-type="float" office:value="0.017592669079174" calcext:value-type="float">
            <text:p>0.017592669079174</text:p>
          </table:table-cell>
          <table:table-cell office:value-type="float" office:value="0.002596585331552" calcext:value-type="float">
            <text:p>0.002596585331552</text:p>
          </table:table-cell>
          <table:table-cell office:value-type="float" office:value="0.000100186673947" calcext:value-type="float">
            <text:p>0.000100186673947</text:p>
          </table:table-cell>
          <table:table-cell office:value-type="float" office:value="0.004796265289621" calcext:value-type="float">
            <text:p>0.004796265289621</text:p>
          </table:table-cell>
          <table:table-cell office:value-type="float" office:value="0.002196309233719" calcext:value-type="float">
            <text:p>0.002196309233719</text:p>
          </table:table-cell>
          <table:table-cell table:formula="of:=SUM([.E209:.P209])" office:value-type="float" office:value="1.52519276891561" calcext:value-type="float">
            <text:p>1.525192768915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0:.P21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31.5312277342156" calcext:value-type="float">
            <text:p>31.5312277342156</text:p>
          </table:table-cell>
          <table:table-cell office:value-type="float" office:value="46.8329296665813" calcext:value-type="float">
            <text:p>46.8329296665813</text:p>
          </table:table-cell>
          <table:table-cell office:value-type="float" office:value="3.03611665295674" calcext:value-type="float">
            <text:p>3.03611665295674</text:p>
          </table:table-cell>
          <table:table-cell office:value-type="float" office:value="0.332620992273093" calcext:value-type="float">
            <text:p>0.332620992273093</text:p>
          </table:table-cell>
          <table:table-cell office:value-type="float" office:value="3.46257120459708" calcext:value-type="float">
            <text:p>3.46257120459708</text:p>
          </table:table-cell>
          <table:table-cell office:value-type="float" office:value="2.09153714777347" calcext:value-type="float">
            <text:p>2.09153714777347</text:p>
          </table:table-cell>
          <table:table-cell office:value-type="float" office:value="5.12432901333479" calcext:value-type="float">
            <text:p>5.12432901333479</text:p>
          </table:table-cell>
          <table:table-cell office:value-type="float" office:value="3.0953080400408" calcext:value-type="float">
            <text:p>3.0953080400408</text:p>
          </table:table-cell>
          <table:table-cell office:value-type="float" office:value="0.100517005156068" calcext:value-type="float">
            <text:p>0.100517005156068</text:p>
          </table:table-cell>
          <table:table-cell office:value-type="float" office:value="0.016933035257672" calcext:value-type="float">
            <text:p>0.016933035257672</text:p>
          </table:table-cell>
          <table:table-cell office:value-type="float" office:value="0.401416075096649" calcext:value-type="float">
            <text:p>0.401416075096649</text:p>
          </table:table-cell>
          <table:table-cell office:value-type="float" office:value="0.242472019539527" calcext:value-type="float">
            <text:p>0.242472019539527</text:p>
          </table:table-cell>
          <table:table-cell table:formula="of:=SUM([.E211:.P211])" office:value-type="float" office:value="96.2679785868228" calcext:value-type="float">
            <text:p>96.26797858682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2:.P21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3:.P21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4:.P21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0.656029729018595" calcext:value-type="float">
            <text:p>0.656029729018595</text:p>
          </table:table-cell>
          <table:table-cell office:value-type="float" office:value="0.984092628883693" calcext:value-type="float">
            <text:p>0.984092628883693</text:p>
          </table:table-cell>
          <table:table-cell office:value-type="float" office:value="0.096755025152827" calcext:value-type="float">
            <text:p>0.096755025152827</text:p>
          </table:table-cell>
          <table:table-cell office:value-type="float" office:value="0.009484478212607" calcext:value-type="float">
            <text:p>0.009484478212607</text:p>
          </table:table-cell>
          <table:table-cell office:value-type="float" office:value="0.033468753462567" calcext:value-type="float">
            <text:p>0.033468753462567</text:p>
          </table:table-cell>
          <table:table-cell office:value-type="float" office:value="0.026183322347421" calcext:value-type="float">
            <text:p>0.026183322347421</text:p>
          </table:table-cell>
          <table:table-cell office:value-type="float" office:value="0.049907333412772" calcext:value-type="float">
            <text:p>0.049907333412772</text:p>
          </table:table-cell>
          <table:table-cell office:value-type="float" office:value="0.039043575366748" calcext:value-type="float">
            <text:p>0.039043575366748</text:p>
          </table:table-cell>
          <table:table-cell office:value-type="float" office:value="0.003475030014779" calcext:value-type="float">
            <text:p>0.003475030014779</text:p>
          </table:table-cell>
          <table:table-cell office:value-type="float" office:value="0.000269442429043" calcext:value-type="float">
            <text:p>0.000269442429043</text:p>
          </table:table-cell>
          <table:table-cell office:value-type="float" office:value="0.005909314113872" calcext:value-type="float">
            <text:p>0.005909314113872</text:p>
          </table:table-cell>
          <table:table-cell office:value-type="float" office:value="0.004622982940453" calcext:value-type="float">
            <text:p>0.004622982940453</text:p>
          </table:table-cell>
          <table:table-cell table:formula="of:=SUM([.E215:.P215])" office:value-type="float" office:value="1.90924161535538" calcext:value-type="float">
            <text:p>1.909241615355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2.73431425623914" calcext:value-type="float">
            <text:p>2.73431425623914</text:p>
          </table:table-cell>
          <table:table-cell office:value-type="float" office:value="4.32896802994711" calcext:value-type="float">
            <text:p>4.32896802994711</text:p>
          </table:table-cell>
          <table:table-cell office:value-type="float" office:value="0.331437757711804" calcext:value-type="float">
            <text:p>0.331437757711804</text:p>
          </table:table-cell>
          <table:table-cell office:value-type="float" office:value="0.026239125114911" calcext:value-type="float">
            <text:p>0.026239125114911</text:p>
          </table:table-cell>
          <table:table-cell office:value-type="float" office:value="0.127161961851297" calcext:value-type="float">
            <text:p>0.127161961851297</text:p>
          </table:table-cell>
          <table:table-cell office:value-type="float" office:value="0.066172750923132" calcext:value-type="float">
            <text:p>0.066172750923132</text:p>
          </table:table-cell>
          <table:table-cell office:value-type="float" office:value="0.200519986791371" calcext:value-type="float">
            <text:p>0.200519986791371</text:p>
          </table:table-cell>
          <table:table-cell office:value-type="float" office:value="0.104346920634739" calcext:value-type="float">
            <text:p>0.104346920634739</text:p>
          </table:table-cell>
          <table:table-cell office:value-type="float" office:value="0.009592751785101" calcext:value-type="float">
            <text:p>0.009592751785101</text:p>
          </table:table-cell>
          <table:table-cell office:value-type="float" office:value="0.00080171049968" calcext:value-type="float">
            <text:p>0.00080171049968</text:p>
          </table:table-cell>
          <table:table-cell office:value-type="float" office:value="0.017920428556778" calcext:value-type="float">
            <text:p>0.017920428556778</text:p>
          </table:table-cell>
          <table:table-cell office:value-type="float" office:value="0.009325462096206" calcext:value-type="float">
            <text:p>0.009325462096206</text:p>
          </table:table-cell>
          <table:table-cell table:formula="of:=SUM([.E216:.P216])" office:value-type="float" office:value="7.95680114215127" calcext:value-type="float">
            <text:p>7.956801142151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7:.P21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18:.P21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5.68507869813913" calcext:value-type="float">
            <text:p>5.68507869813913</text:p>
          </table:table-cell>
          <table:table-cell office:value-type="float" office:value="5.99817875089652" calcext:value-type="float">
            <text:p>5.99817875089652</text:p>
          </table:table-cell>
          <table:table-cell office:value-type="float" office:value="0.597530142441116" calcext:value-type="float">
            <text:p>0.597530142441116</text:p>
          </table:table-cell>
          <table:table-cell office:value-type="float" office:value="0.059609935653934" calcext:value-type="float">
            <text:p>0.059609935653934</text:p>
          </table:table-cell>
          <table:table-cell office:value-type="float" office:value="0.067400717976984" calcext:value-type="float">
            <text:p>0.067400717976984</text:p>
          </table:table-cell>
          <table:table-cell office:value-type="float" office:value="0.04563581105604" calcext:value-type="float">
            <text:p>0.04563581105604</text:p>
          </table:table-cell>
          <table:table-cell office:value-type="float" office:value="0.07066699594889" calcext:value-type="float">
            <text:p>0.07066699594889</text:p>
          </table:table-cell>
          <table:table-cell office:value-type="float" office:value="0.047847348987035" calcext:value-type="float">
            <text:p>0.047847348987035</text:p>
          </table:table-cell>
          <table:table-cell office:value-type="float" office:value="0.022104287037318" calcext:value-type="float">
            <text:p>0.022104287037318</text:p>
          </table:table-cell>
          <table:table-cell office:value-type="float" office:value="0.000487379697978" calcext:value-type="float">
            <text:p>0.000487379697978</text:p>
          </table:table-cell>
          <table:table-cell office:value-type="float" office:value="0.008504460753258" calcext:value-type="float">
            <text:p>0.008504460753258</text:p>
          </table:table-cell>
          <table:table-cell office:value-type="float" office:value="0.005758217059375" calcext:value-type="float">
            <text:p>0.005758217059375</text:p>
          </table:table-cell>
          <table:table-cell table:formula="of:=SUM([.E219:.P219])" office:value-type="float" office:value="12.6088027456476" calcext:value-type="float">
            <text:p>12.60880274564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0:.P22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1:.P22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2:.P22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office:value-type="float" office:value="19.7467258043928" calcext:value-type="float">
            <text:p>19.7467258043928</text:p>
          </table:table-cell>
          <table:table-cell office:value-type="float" office:value="14.1260516076229" calcext:value-type="float">
            <text:p>14.1260516076229</text:p>
          </table:table-cell>
          <table:table-cell office:value-type="float" office:value="1.86900887470768" calcext:value-type="float">
            <text:p>1.86900887470768</text:p>
          </table:table-cell>
          <table:table-cell office:value-type="float" office:value="0.216139623569307" calcext:value-type="float">
            <text:p>0.216139623569307</text:p>
          </table:table-cell>
          <table:table-cell office:value-type="float" office:value="0.462449431366994" calcext:value-type="float">
            <text:p>0.462449431366994</text:p>
          </table:table-cell>
          <table:table-cell office:value-type="float" office:value="0.449931568378944" calcext:value-type="float">
            <text:p>0.449931568378944</text:p>
          </table:table-cell>
          <table:table-cell office:value-type="float" office:value="0.327779824766794" calcext:value-type="float">
            <text:p>0.327779824766794</text:p>
          </table:table-cell>
          <table:table-cell office:value-type="float" office:value="0.318907280747118" calcext:value-type="float">
            <text:p>0.318907280747118</text:p>
          </table:table-cell>
          <table:table-cell office:value-type="float" office:value="0.07927543706738" calcext:value-type="float">
            <text:p>0.07927543706738</text:p>
          </table:table-cell>
          <table:table-cell office:value-type="float" office:value="0.00341358932685" calcext:value-type="float">
            <text:p>0.00341358932685</text:p>
          </table:table-cell>
          <table:table-cell office:value-type="float" office:value="0.053807474243052" calcext:value-type="float">
            <text:p>0.053807474243052</text:p>
          </table:table-cell>
          <table:table-cell office:value-type="float" office:value="0.052350980744257" calcext:value-type="float">
            <text:p>0.052350980744257</text:p>
          </table:table-cell>
          <table:table-cell table:formula="of:=SUM([.E223:.P223])" office:value-type="float" office:value="37.7058414969341" calcext:value-type="float">
            <text:p>37.70584149693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4:.P22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3" calcext:value-type="float">
            <text:p>200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25:.P225])" office:value-type="float" office:value="0" calcext:value-type="float">
            <text:p>0</text:p>
          </table:table-cell>
          <table:table-cell table:formula="of:=SUM([.Q170:.Q225])" office:value-type="float" office:value="131202.456083047" calcext:value-type="float">
            <text:p>131202.4560830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292.80700935789" calcext:value-type="float">
            <text:p>2292.80700935789</text:p>
          </table:table-cell>
          <table:table-cell office:value-type="float" office:value="565.506762074654" calcext:value-type="float">
            <text:p>565.506762074654</text:p>
          </table:table-cell>
          <table:table-cell office:value-type="float" office:value="45.1448492735114" calcext:value-type="float">
            <text:p>45.1448492735114</text:p>
          </table:table-cell>
          <table:table-cell office:value-type="float" office:value="7.39167654402234" calcext:value-type="float">
            <text:p>7.39167654402234</text:p>
          </table:table-cell>
          <table:table-cell office:value-type="float" office:value="86.0663681661352" calcext:value-type="float">
            <text:p>86.0663681661352</text:p>
          </table:table-cell>
          <table:table-cell office:value-type="float" office:value="136.882205668489" calcext:value-type="float">
            <text:p>136.882205668489</text:p>
          </table:table-cell>
          <table:table-cell office:value-type="float" office:value="21.2001865534851" calcext:value-type="float">
            <text:p>21.2001865534851</text:p>
          </table:table-cell>
          <table:table-cell office:value-type="float" office:value="33.717331843524" calcext:value-type="float">
            <text:p>33.717331843524</text:p>
          </table:table-cell>
          <table:table-cell office:value-type="float" office:value="0.575651342663155" calcext:value-type="float">
            <text:p>0.575651342663155</text:p>
          </table:table-cell>
          <table:table-cell office:value-type="float" office:value="0.332588298701949" calcext:value-type="float">
            <text:p>0.332588298701949</text:p>
          </table:table-cell>
          <table:table-cell office:value-type="float" office:value="2.03374016964244" calcext:value-type="float">
            <text:p>2.03374016964244</text:p>
          </table:table-cell>
          <table:table-cell office:value-type="float" office:value="3.23451362139387" calcext:value-type="float">
            <text:p>3.23451362139387</text:p>
          </table:table-cell>
          <table:table-cell table:formula="of:=SUM([.E226:.P226])" office:value-type="float" office:value="3194.89288291411" calcext:value-type="float">
            <text:p>3194.892882914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4.9462585289787" calcext:value-type="float">
            <text:p>24.9462585289787</text:p>
          </table:table-cell>
          <table:table-cell office:value-type="float" office:value="21.8026524098507" calcext:value-type="float">
            <text:p>21.8026524098507</text:p>
          </table:table-cell>
          <table:table-cell office:value-type="float" office:value="2.40458437923365" calcext:value-type="float">
            <text:p>2.40458437923365</text:p>
          </table:table-cell>
          <table:table-cell office:value-type="float" office:value="0.335252190254458" calcext:value-type="float">
            <text:p>0.335252190254458</text:p>
          </table:table-cell>
          <table:table-cell office:value-type="float" office:value="1.12198171914118" calcext:value-type="float">
            <text:p>1.12198171914118</text:p>
          </table:table-cell>
          <table:table-cell office:value-type="float" office:value="0.944471817712201" calcext:value-type="float">
            <text:p>0.944471817712201</text:p>
          </table:table-cell>
          <table:table-cell office:value-type="float" office:value="0.968715512859163" calcext:value-type="float">
            <text:p>0.968715512859163</text:p>
          </table:table-cell>
          <table:table-cell office:value-type="float" office:value="0.815454018249446" calcext:value-type="float">
            <text:p>0.815454018249446</text:p>
          </table:table-cell>
          <table:table-cell office:value-type="float" office:value="0.057043795825179" calcext:value-type="float">
            <text:p>0.057043795825179</text:p>
          </table:table-cell>
          <table:table-cell office:value-type="float" office:value="0.006800680553328" calcext:value-type="float">
            <text:p>0.006800680553328</text:p>
          </table:table-cell>
          <table:table-cell office:value-type="float" office:value="0.137977752599319" calcext:value-type="float">
            <text:p>0.137977752599319</text:p>
          </table:table-cell>
          <table:table-cell office:value-type="float" office:value="0.116148148029607" calcext:value-type="float">
            <text:p>0.116148148029607</text:p>
          </table:table-cell>
          <table:table-cell table:formula="of:=SUM([.E227:.P227])" office:value-type="float" office:value="53.6573409532869" calcext:value-type="float">
            <text:p>53.65734095328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0.1401318115747" calcext:value-type="float">
            <text:p>10.1401318115747</text:p>
          </table:table-cell>
          <table:table-cell office:value-type="float" office:value="65.6719208554852" calcext:value-type="float">
            <text:p>65.6719208554852</text:p>
          </table:table-cell>
          <table:table-cell office:value-type="float" office:value="7.2428651413959" calcext:value-type="float">
            <text:p>7.2428651413959</text:p>
          </table:table-cell>
          <table:table-cell office:value-type="float" office:value="1.00981543952399" calcext:value-type="float">
            <text:p>1.00981543952399</text:p>
          </table:table-cell>
          <table:table-cell office:value-type="float" office:value="0.355067482854622" calcext:value-type="float">
            <text:p>0.355067482854622</text:p>
          </table:table-cell>
          <table:table-cell office:value-type="float" office:value="0.444826996061128" calcext:value-type="float">
            <text:p>0.444826996061128</text:p>
          </table:table-cell>
          <table:table-cell office:value-type="float" office:value="2.27255827950884" calcext:value-type="float">
            <text:p>2.27255827950884</text:p>
          </table:table-cell>
          <table:table-cell office:value-type="float" office:value="2.84705111467969" calcext:value-type="float">
            <text:p>2.84705111467969</text:p>
          </table:table-cell>
          <table:table-cell office:value-type="float" office:value="0.171822020947329" calcext:value-type="float">
            <text:p>0.171822020947329</text:p>
          </table:table-cell>
          <table:table-cell office:value-type="float" office:value="0.048042225873207" calcext:value-type="float">
            <text:p>0.048042225873207</text:p>
          </table:table-cell>
          <table:table-cell office:value-type="float" office:value="0.323688917957885" calcext:value-type="float">
            <text:p>0.323688917957885</text:p>
          </table:table-cell>
          <table:table-cell office:value-type="float" office:value="0.405516066624541" calcext:value-type="float">
            <text:p>0.405516066624541</text:p>
          </table:table-cell>
          <table:table-cell table:formula="of:=SUM([.E228:.P228])" office:value-type="float" office:value="90.933306352487" calcext:value-type="float">
            <text:p>90.9333063524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630.663178961976" calcext:value-type="float">
            <text:p>630.663178961976</text:p>
          </table:table-cell>
          <table:table-cell office:value-type="float" office:value="14458.9601146542" calcext:value-type="float">
            <text:p>14458.9601146542</text:p>
          </table:table-cell>
          <table:table-cell office:value-type="float" office:value="1447.29142298915" calcext:value-type="float">
            <text:p>1447.29142298915</text:p>
          </table:table-cell>
          <table:table-cell office:value-type="float" office:value="185.760585205295" calcext:value-type="float">
            <text:p>185.760585205295</text:p>
          </table:table-cell>
          <table:table-cell office:value-type="float" office:value="13.2185863863549" calcext:value-type="float">
            <text:p>13.2185863863549</text:p>
          </table:table-cell>
          <table:table-cell office:value-type="float" office:value="15.1995415037234" calcext:value-type="float">
            <text:p>15.1995415037234</text:p>
          </table:table-cell>
          <table:table-cell office:value-type="float" office:value="300.797995088779" calcext:value-type="float">
            <text:p>300.797995088779</text:p>
          </table:table-cell>
          <table:table-cell office:value-type="float" office:value="345.875986808106" calcext:value-type="float">
            <text:p>345.875986808106</text:p>
          </table:table-cell>
          <table:table-cell office:value-type="float" office:value="37.2204476135592" calcext:value-type="float">
            <text:p>37.2204476135592</text:p>
          </table:table-cell>
          <table:table-cell office:value-type="float" office:value="4.58459092305362" calcext:value-type="float">
            <text:p>4.58459092305362</text:p>
          </table:table-cell>
          <table:table-cell office:value-type="float" office:value="37.3639002044363" calcext:value-type="float">
            <text:p>37.3639002044363</text:p>
          </table:table-cell>
          <table:table-cell office:value-type="float" office:value="42.9633044940834" calcext:value-type="float">
            <text:p>42.9633044940834</text:p>
          </table:table-cell>
          <table:table-cell table:formula="of:=SUM([.E229:.P229])" office:value-type="float" office:value="17519.8996548327" calcext:value-type="float">
            <text:p>17519.89965483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553.95896026554" calcext:value-type="float">
            <text:p>2553.95896026554</text:p>
          </table:table-cell>
          <table:table-cell office:value-type="float" office:value="188.621645969666" calcext:value-type="float">
            <text:p>188.621645969666</text:p>
          </table:table-cell>
          <table:table-cell office:value-type="float" office:value="8.67474239974656" calcext:value-type="float">
            <text:p>8.67474239974656</text:p>
          </table:table-cell>
          <table:table-cell office:value-type="float" office:value="1.26402035915406" calcext:value-type="float">
            <text:p>1.26402035915406</text:p>
          </table:table-cell>
          <table:table-cell office:value-type="float" office:value="150.460301534797" calcext:value-type="float">
            <text:p>150.460301534797</text:p>
          </table:table-cell>
          <table:table-cell office:value-type="float" office:value="243.537129165039" calcext:value-type="float">
            <text:p>243.537129165039</text:p>
          </table:table-cell>
          <table:table-cell office:value-type="float" office:value="11.1078420605234" calcext:value-type="float">
            <text:p>11.1078420605234</text:p>
          </table:table-cell>
          <table:table-cell office:value-type="float" office:value="17.9793070932595" calcext:value-type="float">
            <text:p>17.9793070932595</text:p>
          </table:table-cell>
          <table:table-cell office:value-type="float" office:value="0.110844794816404" calcext:value-type="float">
            <text:p>0.110844794816404</text:p>
          </table:table-cell>
          <table:table-cell office:value-type="float" office:value="0.164688014863328" calcext:value-type="float">
            <text:p>0.164688014863328</text:p>
          </table:table-cell>
          <table:table-cell office:value-type="float" office:value="0.606095471459983" calcext:value-type="float">
            <text:p>0.606095471459983</text:p>
          </table:table-cell>
          <table:table-cell office:value-type="float" office:value="0.981034529464627" calcext:value-type="float">
            <text:p>0.981034529464627</text:p>
          </table:table-cell>
          <table:table-cell table:formula="of:=SUM([.E230:.P230])" office:value-type="float" office:value="3177.46661165833" calcext:value-type="float">
            <text:p>3177.466611658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6389.94041521584" calcext:value-type="float">
            <text:p>6389.94041521584</text:p>
          </table:table-cell>
          <table:table-cell office:value-type="float" office:value="607.108217060483" calcext:value-type="float">
            <text:p>607.108217060483</text:p>
          </table:table-cell>
          <table:table-cell office:value-type="float" office:value="76.0336059773265" calcext:value-type="float">
            <text:p>76.0336059773265</text:p>
          </table:table-cell>
          <table:table-cell office:value-type="float" office:value="14.9706567943123" calcext:value-type="float">
            <text:p>14.9706567943123</text:p>
          </table:table-cell>
          <table:table-cell office:value-type="float" office:value="1078.3885043125" calcext:value-type="float">
            <text:p>1078.3885043125</text:p>
          </table:table-cell>
          <table:table-cell office:value-type="float" office:value="1432.70012045876" calcext:value-type="float">
            <text:p>1432.70012045876</text:p>
          </table:table-cell>
          <table:table-cell office:value-type="float" office:value="101.770985243419" calcext:value-type="float">
            <text:p>101.770985243419</text:p>
          </table:table-cell>
          <table:table-cell office:value-type="float" office:value="135.208509951994" calcext:value-type="float">
            <text:p>135.208509951994</text:p>
          </table:table-cell>
          <table:table-cell office:value-type="float" office:value="6.06901451978195" calcext:value-type="float">
            <text:p>6.06901451978195</text:p>
          </table:table-cell>
          <table:table-cell office:value-type="float" office:value="1.53362449689362" calcext:value-type="float">
            <text:p>1.53362449689362</text:p>
          </table:table-cell>
          <table:table-cell office:value-type="float" office:value="17.3279455813324" calcext:value-type="float">
            <text:p>17.3279455813324</text:p>
          </table:table-cell>
          <table:table-cell office:value-type="float" office:value="23.0211557545346" calcext:value-type="float">
            <text:p>23.0211557545346</text:p>
          </table:table-cell>
          <table:table-cell table:formula="of:=SUM([.E231:.P231])" office:value-type="float" office:value="9884.07275536718" calcext:value-type="float">
            <text:p>9884.072755367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94.9201551105245" calcext:value-type="float">
            <text:p>94.9201551105245</text:p>
          </table:table-cell>
          <table:table-cell office:value-type="float" office:value="125.349969010216" calcext:value-type="float">
            <text:p>125.349969010216</text:p>
          </table:table-cell>
          <table:table-cell office:value-type="float" office:value="6.96818800818849" calcext:value-type="float">
            <text:p>6.96818800818849</text:p>
          </table:table-cell>
          <table:table-cell office:value-type="float" office:value="0.74019860864999" calcext:value-type="float">
            <text:p>0.74019860864999</text:p>
          </table:table-cell>
          <table:table-cell office:value-type="float" office:value="7.38351624542675" calcext:value-type="float">
            <text:p>7.38351624542675</text:p>
          </table:table-cell>
          <table:table-cell office:value-type="float" office:value="6.5709958180734" calcext:value-type="float">
            <text:p>6.5709958180734</text:p>
          </table:table-cell>
          <table:table-cell office:value-type="float" office:value="9.71701538481364" calcext:value-type="float">
            <text:p>9.71701538481364</text:p>
          </table:table-cell>
          <table:table-cell office:value-type="float" office:value="8.64770460785719" calcext:value-type="float">
            <text:p>8.64770460785719</text:p>
          </table:table-cell>
          <table:table-cell office:value-type="float" office:value="0.223331815676301" calcext:value-type="float">
            <text:p>0.223331815676301</text:p>
          </table:table-cell>
          <table:table-cell office:value-type="float" office:value="0.089554888625681" calcext:value-type="float">
            <text:p>0.089554888625681</text:p>
          </table:table-cell>
          <table:table-cell office:value-type="float" office:value="0.657480245536775" calcext:value-type="float">
            <text:p>0.657480245536775</text:p>
          </table:table-cell>
          <table:table-cell office:value-type="float" office:value="0.585127708842513" calcext:value-type="float">
            <text:p>0.585127708842513</text:p>
          </table:table-cell>
          <table:table-cell table:formula="of:=SUM([.E232:.P232])" office:value-type="float" office:value="261.853237452431" calcext:value-type="float">
            <text:p>261.8532374524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16.679647944604" calcext:value-type="float">
            <text:p>216.679647944604</text:p>
          </table:table-cell>
          <table:table-cell office:value-type="float" office:value="382.145070242003" calcext:value-type="float">
            <text:p>382.145070242003</text:p>
          </table:table-cell>
          <table:table-cell office:value-type="float" office:value="43.7739492358207" calcext:value-type="float">
            <text:p>43.7739492358207</text:p>
          </table:table-cell>
          <table:table-cell office:value-type="float" office:value="5.48029116923489" calcext:value-type="float">
            <text:p>5.48029116923489</text:p>
          </table:table-cell>
          <table:table-cell office:value-type="float" office:value="26.96791774417" calcext:value-type="float">
            <text:p>26.96791774417</text:p>
          </table:table-cell>
          <table:table-cell office:value-type="float" office:value="52.3271104230991" calcext:value-type="float">
            <text:p>52.3271104230991</text:p>
          </table:table-cell>
          <table:table-cell office:value-type="float" office:value="47.2365807855265" calcext:value-type="float">
            <text:p>47.2365807855265</text:p>
          </table:table-cell>
          <table:table-cell office:value-type="float" office:value="91.655344035905" calcext:value-type="float">
            <text:p>91.655344035905</text:p>
          </table:table-cell>
          <table:table-cell office:value-type="float" office:value="1.59760404162898" calcext:value-type="float">
            <text:p>1.59760404162898</text:p>
          </table:table-cell>
          <table:table-cell office:value-type="float" office:value="0.871013223755471" calcext:value-type="float">
            <text:p>0.871013223755471</text:p>
          </table:table-cell>
          <table:table-cell office:value-type="float" office:value="6.76255897109511" calcext:value-type="float">
            <text:p>6.76255897109511</text:p>
          </table:table-cell>
          <table:table-cell office:value-type="float" office:value="13.1217090388713" calcext:value-type="float">
            <text:p>13.1217090388713</text:p>
          </table:table-cell>
          <table:table-cell table:formula="of:=SUM([.E233:.P233])" office:value-type="float" office:value="888.618796855714" calcext:value-type="float">
            <text:p>888.6187968557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44.360199728111" calcext:value-type="float">
            <text:p>144.360199728111</text:p>
          </table:table-cell>
          <table:table-cell office:value-type="float" office:value="9.66012846065012" calcext:value-type="float">
            <text:p>9.66012846065012</text:p>
          </table:table-cell>
          <table:table-cell office:value-type="float" office:value="0.435953823564496" calcext:value-type="float">
            <text:p>0.435953823564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21084253278" calcext:value-type="float">
            <text:p>15.1521084253278</text:p>
          </table:table-cell>
          <table:table-cell office:value-type="float" office:value="24.9089767544984" calcext:value-type="float">
            <text:p>24.9089767544984</text:p>
          </table:table-cell>
          <table:table-cell office:value-type="float" office:value="0.137492735542763" calcext:value-type="float">
            <text:p>0.137492735542763</text:p>
          </table:table-cell>
          <table:table-cell office:value-type="float" office:value="0.229485407836007" calcext:value-type="float">
            <text:p>0.229485407836007</text:p>
          </table:table-cell>
          <table:table-cell office:value-type="float" office:value="1.12003166071718" calcext:value-type="float">
            <text:p>1.12003166071718</text:p>
          </table:table-cell>
          <table:table-cell office:value-type="float" office:value="1.84125151549679" calcext:value-type="float">
            <text:p>1.84125151549679</text:p>
          </table:table-cell>
          <table:table-cell table:formula="of:=SUM([.E234:.P234])" office:value-type="float" office:value="197.845628511745" calcext:value-type="float">
            <text:p>197.8456285117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75.611813141254" calcext:value-type="float">
            <text:p>375.611813141254</text:p>
          </table:table-cell>
          <table:table-cell office:value-type="float" office:value="1065.34953518145" calcext:value-type="float">
            <text:p>1065.34953518145</text:p>
          </table:table-cell>
          <table:table-cell office:value-type="float" office:value="89.2511044956118" calcext:value-type="float">
            <text:p>89.2511044956118</text:p>
          </table:table-cell>
          <table:table-cell office:value-type="float" office:value="7.94879747930905" calcext:value-type="float">
            <text:p>7.94879747930905</text:p>
          </table:table-cell>
          <table:table-cell office:value-type="float" office:value="21.0127813522429" calcext:value-type="float">
            <text:p>21.0127813522429</text:p>
          </table:table-cell>
          <table:table-cell office:value-type="float" office:value="20.0604732800836" calcext:value-type="float">
            <text:p>20.0604732800836</text:p>
          </table:table-cell>
          <table:table-cell office:value-type="float" office:value="59.3936168731156" calcext:value-type="float">
            <text:p>59.3936168731156</text:p>
          </table:table-cell>
          <table:table-cell office:value-type="float" office:value="56.7018732226746" calcext:value-type="float">
            <text:p>56.7018732226746</text:p>
          </table:table-cell>
          <table:table-cell office:value-type="float" office:value="2.14393692501411" calcext:value-type="float">
            <text:p>2.14393692501411</text:p>
          </table:table-cell>
          <table:table-cell office:value-type="float" office:value="1.3425691558809" calcext:value-type="float">
            <text:p>1.3425691558809</text:p>
          </table:table-cell>
          <table:table-cell office:value-type="float" office:value="5.83771363055776" calcext:value-type="float">
            <text:p>5.83771363055776</text:p>
          </table:table-cell>
          <table:table-cell office:value-type="float" office:value="5.57314599811814" calcext:value-type="float">
            <text:p>5.57314599811814</text:p>
          </table:table-cell>
          <table:table-cell table:formula="of:=SUM([.E235:.P235])" office:value-type="float" office:value="1710.22736073531" calcext:value-type="float">
            <text:p>1710.227360735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71.589683759361" calcext:value-type="float">
            <text:p>271.589683759361</text:p>
          </table:table-cell>
          <table:table-cell office:value-type="float" office:value="1648.38155500242" calcext:value-type="float">
            <text:p>1648.38155500242</text:p>
          </table:table-cell>
          <table:table-cell office:value-type="float" office:value="245.812964085226" calcext:value-type="float">
            <text:p>245.812964085226</text:p>
          </table:table-cell>
          <table:table-cell office:value-type="float" office:value="34.3718696365056" calcext:value-type="float">
            <text:p>34.3718696365056</text:p>
          </table:table-cell>
          <table:table-cell office:value-type="float" office:value="28.3236041073183" calcext:value-type="float">
            <text:p>28.3236041073183</text:p>
          </table:table-cell>
          <table:table-cell office:value-type="float" office:value="44.4408729384802" calcext:value-type="float">
            <text:p>44.4408729384802</text:p>
          </table:table-cell>
          <table:table-cell office:value-type="float" office:value="170.081787778506" calcext:value-type="float">
            <text:p>170.081787778506</text:p>
          </table:table-cell>
          <table:table-cell office:value-type="float" office:value="266.865159221073" calcext:value-type="float">
            <text:p>266.865159221073</text:p>
          </table:table-cell>
          <table:table-cell office:value-type="float" office:value="10.1770516181994" calcext:value-type="float">
            <text:p>10.1770516181994</text:p>
          </table:table-cell>
          <table:table-cell office:value-type="float" office:value="3.25664418832649" calcext:value-type="float">
            <text:p>3.25664418832649</text:p>
          </table:table-cell>
          <table:table-cell office:value-type="float" office:value="32.4459401132569" calcext:value-type="float">
            <text:p>32.4459401132569</text:p>
          </table:table-cell>
          <table:table-cell office:value-type="float" office:value="50.908983774781" calcext:value-type="float">
            <text:p>50.908983774781</text:p>
          </table:table-cell>
          <table:table-cell table:formula="of:=SUM([.E236:.P236])" office:value-type="float" office:value="2806.65611622345" calcext:value-type="float">
            <text:p>2806.656116223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06.704293875855" calcext:value-type="float">
            <text:p>306.704293875855</text:p>
          </table:table-cell>
          <table:table-cell office:value-type="float" office:value="26.4160108956004" calcext:value-type="float">
            <text:p>26.4160108956004</text:p>
          </table:table-cell>
          <table:table-cell office:value-type="float" office:value="3.93925662690138" calcext:value-type="float">
            <text:p>3.93925662690138</text:p>
          </table:table-cell>
          <table:table-cell office:value-type="float" office:value="0.55082373396556" calcext:value-type="float">
            <text:p>0.55082373396556</text:p>
          </table:table-cell>
          <table:table-cell office:value-type="float" office:value="16.0759937625392" calcext:value-type="float">
            <text:p>16.0759937625392</text:p>
          </table:table-cell>
          <table:table-cell office:value-type="float" office:value="19.2467098920156" calcext:value-type="float">
            <text:p>19.2467098920156</text:p>
          </table:table-cell>
          <table:table-cell office:value-type="float" office:value="1.36845623436878" calcext:value-type="float">
            <text:p>1.36845623436878</text:p>
          </table:table-cell>
          <table:table-cell office:value-type="float" office:value="1.63836093319409" calcext:value-type="float">
            <text:p>1.63836093319409</text:p>
          </table:table-cell>
          <table:table-cell office:value-type="float" office:value="0.163091553824731" calcext:value-type="float">
            <text:p>0.163091553824731</text:p>
          </table:table-cell>
          <table:table-cell office:value-type="float" office:value="0.019306449444529" calcext:value-type="float">
            <text:p>0.019306449444529</text:p>
          </table:table-cell>
          <table:table-cell office:value-type="float" office:value="0.261055870305529" calcext:value-type="float">
            <text:p>0.261055870305529</text:p>
          </table:table-cell>
          <table:table-cell office:value-type="float" office:value="0.312544697117659" calcext:value-type="float">
            <text:p>0.312544697117659</text:p>
          </table:table-cell>
          <table:table-cell table:formula="of:=SUM([.E237:.P237])" office:value-type="float" office:value="376.695904525132" calcext:value-type="float">
            <text:p>376.6959045251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541.70104290275" calcext:value-type="float">
            <text:p>541.70104290275</text:p>
          </table:table-cell>
          <table:table-cell office:value-type="float" office:value="1230.18596964706" calcext:value-type="float">
            <text:p>1230.18596964706</text:p>
          </table:table-cell>
          <table:table-cell office:value-type="float" office:value="132.519630852676" calcext:value-type="float">
            <text:p>132.519630852676</text:p>
          </table:table-cell>
          <table:table-cell office:value-type="float" office:value="14.8822074468667" calcext:value-type="float">
            <text:p>14.8822074468667</text:p>
          </table:table-cell>
          <table:table-cell office:value-type="float" office:value="84.8370594301211" calcext:value-type="float">
            <text:p>84.8370594301211</text:p>
          </table:table-cell>
          <table:table-cell office:value-type="float" office:value="125.882546167415" calcext:value-type="float">
            <text:p>125.882546167415</text:p>
          </table:table-cell>
          <table:table-cell office:value-type="float" office:value="191.754561019676" calcext:value-type="float">
            <text:p>191.754561019676</text:p>
          </table:table-cell>
          <table:table-cell office:value-type="float" office:value="284.528395285251" calcext:value-type="float">
            <text:p>284.528395285251</text:p>
          </table:table-cell>
          <table:table-cell office:value-type="float" office:value="5.30660359848286" calcext:value-type="float">
            <text:p>5.30660359848286</text:p>
          </table:table-cell>
          <table:table-cell office:value-type="float" office:value="3.31390039164397" calcext:value-type="float">
            <text:p>3.31390039164397</text:p>
          </table:table-cell>
          <table:table-cell office:value-type="float" office:value="25.3427447416797" calcext:value-type="float">
            <text:p>25.3427447416797</text:p>
          </table:table-cell>
          <table:table-cell office:value-type="float" office:value="37.6039581803426" calcext:value-type="float">
            <text:p>37.6039581803426</text:p>
          </table:table-cell>
          <table:table-cell table:formula="of:=SUM([.E238:.P238])" office:value-type="float" office:value="2677.85861966396" calcext:value-type="float">
            <text:p>2677.85861966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86.7674998747341" calcext:value-type="float">
            <text:p>86.7674998747341</text:p>
          </table:table-cell>
          <table:table-cell office:value-type="float" office:value="1499.09587493711" calcext:value-type="float">
            <text:p>1499.09587493711</text:p>
          </table:table-cell>
          <table:table-cell office:value-type="float" office:value="78.7980896132622" calcext:value-type="float">
            <text:p>78.7980896132622</text:p>
          </table:table-cell>
          <table:table-cell office:value-type="float" office:value="9.73787810272818" calcext:value-type="float">
            <text:p>9.73787810272818</text:p>
          </table:table-cell>
          <table:table-cell office:value-type="float" office:value="4.5494343991829" calcext:value-type="float">
            <text:p>4.5494343991829</text:p>
          </table:table-cell>
          <table:table-cell office:value-type="float" office:value="5.530289936876" calcext:value-type="float">
            <text:p>5.530289936876</text:p>
          </table:table-cell>
          <table:table-cell office:value-type="float" office:value="78.3638391264372" calcext:value-type="float">
            <text:p>78.3638391264372</text:p>
          </table:table-cell>
          <table:table-cell office:value-type="float" office:value="95.2590394563645" calcext:value-type="float">
            <text:p>95.2590394563645</text:p>
          </table:table-cell>
          <table:table-cell office:value-type="float" office:value="3.27991289217937" calcext:value-type="float">
            <text:p>3.27991289217937</text:p>
          </table:table-cell>
          <table:table-cell office:value-type="float" office:value="1.2546944801058" calcext:value-type="float">
            <text:p>1.2546944801058</text:p>
          </table:table-cell>
          <table:table-cell office:value-type="float" office:value="5.11738169273803" calcext:value-type="float">
            <text:p>5.11738169273803</text:p>
          </table:table-cell>
          <table:table-cell office:value-type="float" office:value="6.22068635248055" calcext:value-type="float">
            <text:p>6.22068635248055</text:p>
          </table:table-cell>
          <table:table-cell table:formula="of:=SUM([.E239:.P239])" office:value-type="float" office:value="1873.9746208642" calcext:value-type="float">
            <text:p>1873.97462086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0.00055122453104" calcext:value-type="float">
            <text:p>0.00055122453104</text:p>
          </table:table-cell>
          <table:table-cell office:value-type="float" office:value="2480.65052162064" calcext:value-type="float">
            <text:p>2480.65052162064</text:p>
          </table:table-cell>
          <table:table-cell office:value-type="float" office:value="549.220261934643" calcext:value-type="float">
            <text:p>549.220261934643</text:p>
          </table:table-cell>
          <table:table-cell office:value-type="float" office:value="68.4378342141579" calcext:value-type="float">
            <text:p>68.4378342141579</text:p>
          </table:table-cell>
          <table:table-cell office:value-type="float" office:value="0.0000692721940673289" calcext:value-type="float">
            <text:p>6.92721940673289E-05</text:p>
          </table:table-cell>
          <table:table-cell office:value-type="float" office:value="0.0000546061936533836" calcext:value-type="float">
            <text:p>5.46061936533836E-05</text:p>
          </table:table-cell>
          <table:table-cell office:value-type="float" office:value="306.629011893566" calcext:value-type="float">
            <text:p>306.629011893566</text:p>
          </table:table-cell>
          <table:table-cell office:value-type="float" office:value="241.710883113238" calcext:value-type="float">
            <text:p>241.710883113238</text:p>
          </table:table-cell>
          <table:table-cell office:value-type="float" office:value="28.9250883909827" calcext:value-type="float">
            <text:p>28.9250883909827</text:p>
          </table:table-cell>
          <table:table-cell office:value-type="float" office:value="4.4875163196007" calcext:value-type="float">
            <text:p>4.4875163196007</text:p>
          </table:table-cell>
          <table:table-cell office:value-type="float" office:value="86.9332990565825" calcext:value-type="float">
            <text:p>86.9332990565825</text:p>
          </table:table-cell>
          <table:table-cell office:value-type="float" office:value="68.5281681506626" calcext:value-type="float">
            <text:p>68.5281681506626</text:p>
          </table:table-cell>
          <table:table-cell table:formula="of:=SUM([.E240:.P240])" office:value-type="float" office:value="3835.52325979699" calcext:value-type="float">
            <text:p>3835.523259796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29.531011625793" calcext:value-type="float">
            <text:p>329.531011625793</text:p>
          </table:table-cell>
          <table:table-cell office:value-type="float" office:value="2305.27063120776" calcext:value-type="float">
            <text:p>2305.27063120776</text:p>
          </table:table-cell>
          <table:table-cell office:value-type="float" office:value="310.745254540224" calcext:value-type="float">
            <text:p>310.745254540224</text:p>
          </table:table-cell>
          <table:table-cell office:value-type="float" office:value="32.6442182492652" calcext:value-type="float">
            <text:p>32.6442182492652</text:p>
          </table:table-cell>
          <table:table-cell office:value-type="float" office:value="70.7847465913134" calcext:value-type="float">
            <text:p>70.7847465913134</text:p>
          </table:table-cell>
          <table:table-cell office:value-type="float" office:value="63.8130480470948" calcext:value-type="float">
            <text:p>63.8130480470948</text:p>
          </table:table-cell>
          <table:table-cell office:value-type="float" office:value="492.184627036527" calcext:value-type="float">
            <text:p>492.184627036527</text:p>
          </table:table-cell>
          <table:table-cell office:value-type="float" office:value="443.708606240566" calcext:value-type="float">
            <text:p>443.708606240566</text:p>
          </table:table-cell>
          <table:table-cell office:value-type="float" office:value="13.9852395228342" calcext:value-type="float">
            <text:p>13.9852395228342</text:p>
          </table:table-cell>
          <table:table-cell office:value-type="float" office:value="6.77187476329327" calcext:value-type="float">
            <text:p>6.77187476329327</text:p>
          </table:table-cell>
          <table:table-cell office:value-type="float" office:value="81.2182233065819" calcext:value-type="float">
            <text:p>81.2182233065819</text:p>
          </table:table-cell>
          <table:table-cell office:value-type="float" office:value="73.2189155961266" calcext:value-type="float">
            <text:p>73.2189155961266</text:p>
          </table:table-cell>
          <table:table-cell table:formula="of:=SUM([.E241:.P241])" office:value-type="float" office:value="4223.87639672738" calcext:value-type="float">
            <text:p>4223.876396727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9236.63009500908" calcext:value-type="float">
            <text:p>9236.63009500908</text:p>
          </table:table-cell>
          <table:table-cell office:value-type="float" office:value="1388.62210125666" calcext:value-type="float">
            <text:p>1388.62210125666</text:p>
          </table:table-cell>
          <table:table-cell office:value-type="float" office:value="288.001218413654" calcext:value-type="float">
            <text:p>288.001218413654</text:p>
          </table:table-cell>
          <table:table-cell office:value-type="float" office:value="23.6101859724072" calcext:value-type="float">
            <text:p>23.6101859724072</text:p>
          </table:table-cell>
          <table:table-cell office:value-type="float" office:value="9197.84371536917" calcext:value-type="float">
            <text:p>9197.84371536917</text:p>
          </table:table-cell>
          <table:table-cell office:value-type="float" office:value="10144.0739657232" calcext:value-type="float">
            <text:p>10144.0739657232</text:p>
          </table:table-cell>
          <table:table-cell office:value-type="float" office:value="1379.15334945428" calcext:value-type="float">
            <text:p>1379.15334945428</text:p>
          </table:table-cell>
          <table:table-cell office:value-type="float" office:value="1521.03406188149" calcext:value-type="float">
            <text:p>1521.03406188149</text:p>
          </table:table-cell>
          <table:table-cell office:value-type="float" office:value="20.8777676208535" calcext:value-type="float">
            <text:p>20.8777676208535</text:p>
          </table:table-cell>
          <table:table-cell office:value-type="float" office:value="16.3290988235533" calcext:value-type="float">
            <text:p>16.3290988235533</text:p>
          </table:table-cell>
          <table:table-cell office:value-type="float" office:value="350.991177591928" calcext:value-type="float">
            <text:p>350.991177591928</text:p>
          </table:table-cell>
          <table:table-cell office:value-type="float" office:value="387.099474288676" calcext:value-type="float">
            <text:p>387.099474288676</text:p>
          </table:table-cell>
          <table:table-cell table:formula="of:=SUM([.E242:.P242])" office:value-type="float" office:value="33954.266211405" calcext:value-type="float">
            <text:p>33954.2662114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022.45671798324" calcext:value-type="float">
            <text:p>3022.45671798324</text:p>
          </table:table-cell>
          <table:table-cell office:value-type="float" office:value="2882.11538255724" calcext:value-type="float">
            <text:p>2882.11538255724</text:p>
          </table:table-cell>
          <table:table-cell office:value-type="float" office:value="335.241018991627" calcext:value-type="float">
            <text:p>335.241018991627</text:p>
          </table:table-cell>
          <table:table-cell office:value-type="float" office:value="37.7878070918326" calcext:value-type="float">
            <text:p>37.7878070918326</text:p>
          </table:table-cell>
          <table:table-cell office:value-type="float" office:value="1230.87780826065" calcext:value-type="float">
            <text:p>1230.87780826065</text:p>
          </table:table-cell>
          <table:table-cell office:value-type="float" office:value="1247.00935561138" calcext:value-type="float">
            <text:p>1247.00935561138</text:p>
          </table:table-cell>
          <table:table-cell office:value-type="float" office:value="1170.20392927197" calcext:value-type="float">
            <text:p>1170.20392927197</text:p>
          </table:table-cell>
          <table:table-cell office:value-type="float" office:value="1185.54030138655" calcext:value-type="float">
            <text:p>1185.54030138655</text:p>
          </table:table-cell>
          <table:table-cell office:value-type="float" office:value="20.516449317102" calcext:value-type="float">
            <text:p>20.516449317102</text:p>
          </table:table-cell>
          <table:table-cell office:value-type="float" office:value="15.2090269818699" calcext:value-type="float">
            <text:p>15.2090269818699</text:p>
          </table:table-cell>
          <table:table-cell office:value-type="float" office:value="169.983488787338" calcext:value-type="float">
            <text:p>169.983488787338</text:p>
          </table:table-cell>
          <table:table-cell office:value-type="float" office:value="172.211245823668" calcext:value-type="float">
            <text:p>172.211245823668</text:p>
          </table:table-cell>
          <table:table-cell table:formula="of:=SUM([.E243:.P243])" office:value-type="float" office:value="11489.1525320645" calcext:value-type="float">
            <text:p>11489.15253206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598.48141792391" calcext:value-type="float">
            <text:p>1598.48141792391</text:p>
          </table:table-cell>
          <table:table-cell office:value-type="float" office:value="1722.3806013924" calcext:value-type="float">
            <text:p>1722.3806013924</text:p>
          </table:table-cell>
          <table:table-cell office:value-type="float" office:value="263.177114666369" calcext:value-type="float">
            <text:p>263.177114666369</text:p>
          </table:table-cell>
          <table:table-cell office:value-type="float" office:value="26.7646049561039" calcext:value-type="float">
            <text:p>26.7646049561039</text:p>
          </table:table-cell>
          <table:table-cell office:value-type="float" office:value="342.055096668067" calcext:value-type="float">
            <text:p>342.055096668067</text:p>
          </table:table-cell>
          <table:table-cell office:value-type="float" office:value="356.098855061209" calcext:value-type="float">
            <text:p>356.098855061209</text:p>
          </table:table-cell>
          <table:table-cell office:value-type="float" office:value="366.126962696406" calcext:value-type="float">
            <text:p>366.126962696406</text:p>
          </table:table-cell>
          <table:table-cell office:value-type="float" office:value="381.159039854177" calcext:value-type="float">
            <text:p>381.159039854177</text:p>
          </table:table-cell>
          <table:table-cell office:value-type="float" office:value="8.56374188152362" calcext:value-type="float">
            <text:p>8.56374188152362</text:p>
          </table:table-cell>
          <table:table-cell office:value-type="float" office:value="5.75223466166461" calcext:value-type="float">
            <text:p>5.75223466166461</text:p>
          </table:table-cell>
          <table:table-cell office:value-type="float" office:value="67.5483687833805" calcext:value-type="float">
            <text:p>67.5483687833805</text:p>
          </table:table-cell>
          <table:table-cell office:value-type="float" office:value="70.3217026125946" calcext:value-type="float">
            <text:p>70.3217026125946</text:p>
          </table:table-cell>
          <table:table-cell table:formula="of:=SUM([.E244:.P244])" office:value-type="float" office:value="5208.42974115781" calcext:value-type="float">
            <text:p>5208.429741157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1338.5099133358" calcext:value-type="float">
            <text:p>11338.5099133358</text:p>
          </table:table-cell>
          <table:table-cell office:value-type="float" office:value="6311.75145988537" calcext:value-type="float">
            <text:p>6311.75145988537</text:p>
          </table:table-cell>
          <table:table-cell office:value-type="float" office:value="932.3870987944" calcext:value-type="float">
            <text:p>932.3870987944</text:p>
          </table:table-cell>
          <table:table-cell office:value-type="float" office:value="104.319725707925" calcext:value-type="float">
            <text:p>104.319725707925</text:p>
          </table:table-cell>
          <table:table-cell office:value-type="float" office:value="3644.24438063395" calcext:value-type="float">
            <text:p>3644.24438063395</text:p>
          </table:table-cell>
          <table:table-cell office:value-type="float" office:value="4146.67562742844" calcext:value-type="float">
            <text:p>4146.67562742844</text:p>
          </table:table-cell>
          <table:table-cell office:value-type="float" office:value="2019.42861794682" calcext:value-type="float">
            <text:p>2019.42861794682</text:p>
          </table:table-cell>
          <table:table-cell office:value-type="float" office:value="2297.84683921632" calcext:value-type="float">
            <text:p>2297.84683921632</text:p>
          </table:table-cell>
          <table:table-cell office:value-type="float" office:value="38.4907595411429" calcext:value-type="float">
            <text:p>38.4907595411429</text:p>
          </table:table-cell>
          <table:table-cell office:value-type="float" office:value="49.281787771261" calcext:value-type="float">
            <text:p>49.281787771261</text:p>
          </table:table-cell>
          <table:table-cell office:value-type="float" office:value="370.60698890546" calcext:value-type="float">
            <text:p>370.60698890546</text:p>
          </table:table-cell>
          <table:table-cell office:value-type="float" office:value="421.70250063789" calcext:value-type="float">
            <text:p>421.70250063789</text:p>
          </table:table-cell>
          <table:table-cell table:formula="of:=SUM([.E245:.P245])" office:value-type="float" office:value="31675.2456998048" calcext:value-type="float">
            <text:p>31675.24569980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33.192061067455" calcext:value-type="float">
            <text:p>333.192061067455</text:p>
          </table:table-cell>
          <table:table-cell office:value-type="float" office:value="262.604199839377" calcext:value-type="float">
            <text:p>262.604199839377</text:p>
          </table:table-cell>
          <table:table-cell office:value-type="float" office:value="73.3877313666425" calcext:value-type="float">
            <text:p>73.3877313666425</text:p>
          </table:table-cell>
          <table:table-cell office:value-type="float" office:value="1.06703108902009" calcext:value-type="float">
            <text:p>1.06703108902009</text:p>
          </table:table-cell>
          <table:table-cell office:value-type="float" office:value="68.8537181042633" calcext:value-type="float">
            <text:p>68.8537181042633</text:p>
          </table:table-cell>
          <table:table-cell office:value-type="float" office:value="69.9395935685723" calcext:value-type="float">
            <text:p>69.9395935685723</text:p>
          </table:table-cell>
          <table:table-cell office:value-type="float" office:value="53.9593891997331" calcext:value-type="float">
            <text:p>53.9593891997331</text:p>
          </table:table-cell>
          <table:table-cell office:value-type="float" office:value="54.810369777316" calcext:value-type="float">
            <text:p>54.810369777316</text:p>
          </table:table-cell>
          <table:table-cell office:value-type="float" office:value="0.397798105865911" calcext:value-type="float">
            <text:p>0.397798105865911</text:p>
          </table:table-cell>
          <table:table-cell office:value-type="float" office:value="0.895100438431459" calcext:value-type="float">
            <text:p>0.895100438431459</text:p>
          </table:table-cell>
          <table:table-cell office:value-type="float" office:value="15.9605950029164" calcext:value-type="float">
            <text:p>15.9605950029164</text:p>
          </table:table-cell>
          <table:table-cell office:value-type="float" office:value="16.2123057163915" calcext:value-type="float">
            <text:p>16.2123057163915</text:p>
          </table:table-cell>
          <table:table-cell table:formula="of:=SUM([.E246:.P246])" office:value-type="float" office:value="951.279893275984" calcext:value-type="float">
            <text:p>951.2798932759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3055.26668591456" calcext:value-type="float">
            <text:p>3055.26668591456</text:p>
          </table:table-cell>
          <table:table-cell office:value-type="float" office:value="1020.97919451787" calcext:value-type="float">
            <text:p>1020.97919451787</text:p>
          </table:table-cell>
          <table:table-cell office:value-type="float" office:value="49.1455644990511" calcext:value-type="float">
            <text:p>49.1455644990511</text:p>
          </table:table-cell>
          <table:table-cell office:value-type="float" office:value="4.673096526561" calcext:value-type="float">
            <text:p>4.673096526561</text:p>
          </table:table-cell>
          <table:table-cell office:value-type="float" office:value="689.274389806905" calcext:value-type="float">
            <text:p>689.274389806905</text:p>
          </table:table-cell>
          <table:table-cell office:value-type="float" office:value="767.688232273998" calcext:value-type="float">
            <text:p>767.688232273998</text:p>
          </table:table-cell>
          <table:table-cell office:value-type="float" office:value="230.383662069596" calcext:value-type="float">
            <text:p>230.383662069596</text:p>
          </table:table-cell>
          <table:table-cell office:value-type="float" office:value="256.592771898235" calcext:value-type="float">
            <text:p>256.592771898235</text:p>
          </table:table-cell>
          <table:table-cell office:value-type="float" office:value="1.44682214479648" calcext:value-type="float">
            <text:p>1.44682214479648</text:p>
          </table:table-cell>
          <table:table-cell office:value-type="float" office:value="2.67004840592154" calcext:value-type="float">
            <text:p>2.67004840592154</text:p>
          </table:table-cell>
          <table:table-cell office:value-type="float" office:value="13.0216985526832" calcext:value-type="float">
            <text:p>13.0216985526832</text:p>
          </table:table-cell>
          <table:table-cell office:value-type="float" office:value="14.5030845349044" calcext:value-type="float">
            <text:p>14.5030845349044</text:p>
          </table:table-cell>
          <table:table-cell table:formula="of:=SUM([.E247:.P247])" office:value-type="float" office:value="6105.64525114508" calcext:value-type="float">
            <text:p>6105.645251145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48:.P24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.95624785042183" calcext:value-type="float">
            <text:p>1.95624785042183</text:p>
          </table:table-cell>
          <table:table-cell office:value-type="float" office:value="12.6776128065059" calcext:value-type="float">
            <text:p>12.6776128065059</text:p>
          </table:table-cell>
          <table:table-cell office:value-type="float" office:value="0.873860988201253" calcext:value-type="float">
            <text:p>0.873860988201253</text:p>
          </table:table-cell>
          <table:table-cell office:value-type="float" office:value="0.095288037325913" calcext:value-type="float">
            <text:p>0.095288037325913</text:p>
          </table:table-cell>
          <table:table-cell office:value-type="float" office:value="0.127745367585711" calcext:value-type="float">
            <text:p>0.127745367585711</text:p>
          </table:table-cell>
          <table:table-cell office:value-type="float" office:value="0.185969969371872" calcext:value-type="float">
            <text:p>0.185969969371872</text:p>
          </table:table-cell>
          <table:table-cell office:value-type="float" office:value="0.824983138830012" calcext:value-type="float">
            <text:p>0.824983138830012</text:p>
          </table:table-cell>
          <table:table-cell office:value-type="float" office:value="1.20099923746816" calcext:value-type="float">
            <text:p>1.20099923746816</text:p>
          </table:table-cell>
          <table:table-cell office:value-type="float" office:value="0.030139732788284" calcext:value-type="float">
            <text:p>0.030139732788284</text:p>
          </table:table-cell>
          <table:table-cell office:value-type="float" office:value="0.016834566425473" calcext:value-type="float">
            <text:p>0.016834566425473</text:p>
          </table:table-cell>
          <table:table-cell office:value-type="float" office:value="0.069234511213997" calcext:value-type="float">
            <text:p>0.069234511213997</text:p>
          </table:table-cell>
          <table:table-cell office:value-type="float" office:value="0.100790660149024" calcext:value-type="float">
            <text:p>0.100790660149024</text:p>
          </table:table-cell>
          <table:table-cell table:formula="of:=SUM([.E249:.P249])" office:value-type="float" office:value="18.1597068662874" calcext:value-type="float">
            <text:p>18.15970686628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50:.P25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51:.P25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0.0000000000012690701036604" calcext:value-type="float">
            <text:p>1.2690701036604E-12</text:p>
          </table:table-cell>
          <table:table-cell office:value-type="float" office:value="0.00000000000103768737732311" calcext:value-type="float">
            <text:p>1.03768737732311E-12</text:p>
          </table:table-cell>
          <table:table-cell office:value-type="float" office:value="0.000000000000147207664311752" calcext:value-type="float">
            <text:p>1.47207664311752E-13</text:p>
          </table:table-cell>
          <table:table-cell office:value-type="float" office:value="0.000000000000017081553115724" calcext:value-type="float">
            <text:p>1.7081553115724E-14</text:p>
          </table:table-cell>
          <table:table-cell office:value-type="float" office:value="0.000000000000099259358911714" calcext:value-type="float">
            <text:p>9.9259358911714E-14</text:p>
          </table:table-cell>
          <table:table-cell office:value-type="float" office:value="0.0000000000000924079662687758" calcext:value-type="float">
            <text:p>9.24079662687758E-14</text:p>
          </table:table-cell>
          <table:table-cell office:value-type="float" office:value="0.0000000000000804054239553772" calcext:value-type="float">
            <text:p>8.04054239553772E-14</text:p>
          </table:table-cell>
          <table:table-cell office:value-type="float" office:value="0.0000000000000748554270968423" calcext:value-type="float">
            <text:p>7.48554270968423E-14</text:p>
          </table:table-cell>
          <table:table-cell office:value-type="float" office:value="6.01531975948E-015" calcext:value-type="float">
            <text:p>6.01531975948E-15</text:p>
          </table:table-cell>
          <table:table-cell office:value-type="float" office:value="1.12353569959363E-015" calcext:value-type="float">
            <text:p>1.12353569959363E-15</text:p>
          </table:table-cell>
          <table:table-cell office:value-type="float" office:value="0.0000000000000141646270543307" calcext:value-type="float">
            <text:p>1.41646270543307E-14</text:p>
          </table:table-cell>
          <table:table-cell office:value-type="float" office:value="0.0000000000000131869114751245" calcext:value-type="float">
            <text:p>1.31869114751245E-14</text:p>
          </table:table-cell>
          <table:table-cell table:formula="of:=SUM([.E252:.P252])" office:value-type="float" office:value="0.00000000000285246526863222" calcext:value-type="float">
            <text:p>2.85246526863222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09.772665298847" calcext:value-type="float">
            <text:p>209.772665298847</text:p>
          </table:table-cell>
          <table:table-cell office:value-type="float" office:value="171.608579113496" calcext:value-type="float">
            <text:p>171.608579113496</text:p>
          </table:table-cell>
          <table:table-cell office:value-type="float" office:value="24.344613473399" calcext:value-type="float">
            <text:p>24.344613473399</text:p>
          </table:table-cell>
          <table:table-cell office:value-type="float" office:value="2.82487878652144" calcext:value-type="float">
            <text:p>2.82487878652144</text:p>
          </table:table-cell>
          <table:table-cell office:value-type="float" office:value="6.3354849750203" calcext:value-type="float">
            <text:p>6.3354849750203</text:p>
          </table:table-cell>
          <table:table-cell office:value-type="float" office:value="7.3104628532317" calcext:value-type="float">
            <text:p>7.3104628532317</text:p>
          </table:table-cell>
          <table:table-cell office:value-type="float" office:value="5.13208387566275" calcext:value-type="float">
            <text:p>5.13208387566275</text:p>
          </table:table-cell>
          <table:table-cell office:value-type="float" office:value="5.92186844111042" calcext:value-type="float">
            <text:p>5.92186844111042</text:p>
          </table:table-cell>
          <table:table-cell office:value-type="float" office:value="0.994789470698432" calcext:value-type="float">
            <text:p>0.994789470698432</text:p>
          </table:table-cell>
          <table:table-cell office:value-type="float" office:value="0.089518635882969" calcext:value-type="float">
            <text:p>0.089518635882969</text:p>
          </table:table-cell>
          <table:table-cell office:value-type="float" office:value="0.90409390976721" calcext:value-type="float">
            <text:p>0.90409390976721</text:p>
          </table:table-cell>
          <table:table-cell office:value-type="float" office:value="1.04322636218785" calcext:value-type="float">
            <text:p>1.04322636218785</text:p>
          </table:table-cell>
          <table:table-cell table:formula="of:=SUM([.E253:.P253])" office:value-type="float" office:value="436.282265195825" calcext:value-type="float">
            <text:p>436.2822651958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436.26094472911" calcext:value-type="float">
            <text:p>1436.26094472911</text:p>
          </table:table-cell>
          <table:table-cell office:value-type="float" office:value="1175.11288319827" calcext:value-type="float">
            <text:p>1175.11288319827</text:p>
          </table:table-cell>
          <table:table-cell office:value-type="float" office:value="166.703023105583" calcext:value-type="float">
            <text:p>166.703023105583</text:p>
          </table:table-cell>
          <table:table-cell office:value-type="float" office:value="19.3437383647318" calcext:value-type="float">
            <text:p>19.3437383647318</text:p>
          </table:table-cell>
          <table:table-cell office:value-type="float" office:value="30.8638802319843" calcext:value-type="float">
            <text:p>30.8638802319843</text:p>
          </table:table-cell>
          <table:table-cell office:value-type="float" office:value="35.6135725062763" calcext:value-type="float">
            <text:p>35.6135725062763</text:p>
          </table:table-cell>
          <table:table-cell office:value-type="float" office:value="25.0014044234152" calcext:value-type="float">
            <text:p>25.0014044234152</text:p>
          </table:table-cell>
          <table:table-cell office:value-type="float" office:value="28.8489108465799" calcext:value-type="float">
            <text:p>28.8489108465799</text:p>
          </table:table-cell>
          <table:table-cell office:value-type="float" office:value="6.81195502652922" calcext:value-type="float">
            <text:p>6.81195502652922</text:p>
          </table:table-cell>
          <table:table-cell office:value-type="float" office:value="0.43609803235357" calcext:value-type="float">
            <text:p>0.43609803235357</text:p>
          </table:table-cell>
          <table:table-cell office:value-type="float" office:value="4.40437413387319" calcext:value-type="float">
            <text:p>4.40437413387319</text:p>
          </table:table-cell>
          <table:table-cell office:value-type="float" office:value="5.082170368161" calcext:value-type="float">
            <text:p>5.082170368161</text:p>
          </table:table-cell>
          <table:table-cell table:formula="of:=SUM([.E254:.P254])" office:value-type="float" office:value="2934.48295496687" calcext:value-type="float">
            <text:p>2934.482954966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268.12007299749" calcext:value-type="float">
            <text:p>1268.12007299749</text:p>
          </table:table-cell>
          <table:table-cell office:value-type="float" office:value="1037.56851143213" calcext:value-type="float">
            <text:p>1037.56851143213</text:p>
          </table:table-cell>
          <table:table-cell office:value-type="float" office:value="147.190801843768" calcext:value-type="float">
            <text:p>147.190801843768</text:p>
          </table:table-cell>
          <table:table-cell office:value-type="float" office:value="17.0795964435367" calcext:value-type="float">
            <text:p>17.0795964435367</text:p>
          </table:table-cell>
          <table:table-cell office:value-type="float" office:value="25.2490052027861" calcext:value-type="float">
            <text:p>25.2490052027861</text:p>
          </table:table-cell>
          <table:table-cell office:value-type="float" office:value="29.1346148602739" calcext:value-type="float">
            <text:p>29.1346148602739</text:p>
          </table:table-cell>
          <table:table-cell office:value-type="float" office:value="20.4530533950684" calcext:value-type="float">
            <text:p>20.4530533950684</text:p>
          </table:table-cell>
          <table:table-cell office:value-type="float" office:value="23.6006063841351" calcext:value-type="float">
            <text:p>23.6006063841351</text:p>
          </table:table-cell>
          <table:table-cell office:value-type="float" office:value="6.01463071154673" calcext:value-type="float">
            <text:p>6.01463071154673</text:p>
          </table:table-cell>
          <table:table-cell office:value-type="float" office:value="0.356761395316397" calcext:value-type="float">
            <text:p>0.356761395316397</text:p>
          </table:table-cell>
          <table:table-cell office:value-type="float" office:value="3.60311356139652" calcext:value-type="float">
            <text:p>3.60311356139652</text:p>
          </table:table-cell>
          <table:table-cell office:value-type="float" office:value="4.15760245071097" calcext:value-type="float">
            <text:p>4.15760245071097</text:p>
          </table:table-cell>
          <table:table-cell table:formula="of:=SUM([.E255:.P255])" office:value-type="float" office:value="2582.52837067816" calcext:value-type="float">
            <text:p>2582.528370678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821.967198234542" calcext:value-type="float">
            <text:p>821.967198234542</text:p>
          </table:table-cell>
          <table:table-cell office:value-type="float" office:value="671.841460396303" calcext:value-type="float">
            <text:p>671.841460396303</text:p>
          </table:table-cell>
          <table:table-cell office:value-type="float" office:value="95.3082925879527" calcext:value-type="float">
            <text:p>95.3082925879527</text:p>
          </table:table-cell>
          <table:table-cell office:value-type="float" office:value="11.059299594363" calcext:value-type="float">
            <text:p>11.059299594363</text:p>
          </table:table-cell>
          <table:table-cell office:value-type="float" office:value="41.396145906963" calcext:value-type="float">
            <text:p>41.396145906963</text:p>
          </table:table-cell>
          <table:table-cell office:value-type="float" office:value="47.1633086495754" calcext:value-type="float">
            <text:p>47.1633086495754</text:p>
          </table:table-cell>
          <table:table-cell office:value-type="float" office:value="33.5331065832141" calcext:value-type="float">
            <text:p>33.5331065832141</text:p>
          </table:table-cell>
          <table:table-cell office:value-type="float" office:value="38.2048188572361" calcext:value-type="float">
            <text:p>38.2048188572361</text:p>
          </table:table-cell>
          <table:table-cell office:value-type="float" office:value="3.89456526144233" calcext:value-type="float">
            <text:p>3.89456526144233</text:p>
          </table:table-cell>
          <table:table-cell office:value-type="float" office:value="1.03140053626225" calcext:value-type="float">
            <text:p>1.03140053626225</text:p>
          </table:table-cell>
          <table:table-cell office:value-type="float" office:value="5.90736203303839" calcext:value-type="float">
            <text:p>5.90736203303839</text:p>
          </table:table-cell>
          <table:table-cell office:value-type="float" office:value="6.73035454786407" calcext:value-type="float">
            <text:p>6.73035454786407</text:p>
          </table:table-cell>
          <table:table-cell table:formula="of:=SUM([.E256:.P256])" office:value-type="float" office:value="1778.03731318876" calcext:value-type="float">
            <text:p>1778.037313188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21.5657856868531" calcext:value-type="float">
            <text:p>21.5657856868531</text:p>
          </table:table-cell>
          <table:table-cell office:value-type="float" office:value="17.6349800492947" calcext:value-type="float">
            <text:p>17.6349800492947</text:p>
          </table:table-cell>
          <table:table-cell office:value-type="float" office:value="2.50172092286392" calcext:value-type="float">
            <text:p>2.50172092286392</text:p>
          </table:table-cell>
          <table:table-cell office:value-type="float" office:value="0.290292485954529" calcext:value-type="float">
            <text:p>0.290292485954529</text:p>
          </table:table-cell>
          <table:table-cell office:value-type="float" office:value="2.55217025591375" calcext:value-type="float">
            <text:p>2.55217025591375</text:p>
          </table:table-cell>
          <table:table-cell office:value-type="float" office:value="2.11378047066872" calcext:value-type="float">
            <text:p>2.11378047066872</text:p>
          </table:table-cell>
          <table:table-cell office:value-type="float" office:value="2.06739529333018" calcext:value-type="float">
            <text:p>2.06739529333018</text:p>
          </table:table-cell>
          <table:table-cell office:value-type="float" office:value="1.71227596829318" calcext:value-type="float">
            <text:p>1.71227596829318</text:p>
          </table:table-cell>
          <table:table-cell office:value-type="float" office:value="0.10222736275564" calcext:value-type="float">
            <text:p>0.10222736275564</text:p>
          </table:table-cell>
          <table:table-cell office:value-type="float" office:value="0.017732885371961" calcext:value-type="float">
            <text:p>0.017732885371961</text:p>
          </table:table-cell>
          <table:table-cell office:value-type="float" office:value="0.364202834377846" calcext:value-type="float">
            <text:p>0.364202834377846</text:p>
          </table:table-cell>
          <table:table-cell office:value-type="float" office:value="0.301643214000415" calcext:value-type="float">
            <text:p>0.301643214000415</text:p>
          </table:table-cell>
          <table:table-cell table:formula="of:=SUM([.E257:.P257])" office:value-type="float" office:value="51.2242074296779" calcext:value-type="float">
            <text:p>51.22420742967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81.7010419983406" calcext:value-type="float">
            <text:p>81.7010419983406</text:p>
          </table:table-cell>
          <table:table-cell office:value-type="float" office:value="145.060047644765" calcext:value-type="float">
            <text:p>145.060047644765</text:p>
          </table:table-cell>
          <table:table-cell office:value-type="float" office:value="11.1460017590289" calcext:value-type="float">
            <text:p>11.1460017590289</text:p>
          </table:table-cell>
          <table:table-cell office:value-type="float" office:value="0.865670794621086" calcext:value-type="float">
            <text:p>0.865670794621086</text:p>
          </table:table-cell>
          <table:table-cell office:value-type="float" office:value="9.02458093501933" calcext:value-type="float">
            <text:p>9.02458093501933</text:p>
          </table:table-cell>
          <table:table-cell office:value-type="float" office:value="7.91100242435017" calcext:value-type="float">
            <text:p>7.91100242435017</text:p>
          </table:table-cell>
          <table:table-cell office:value-type="float" office:value="15.9788508646827" calcext:value-type="float">
            <text:p>15.9788508646827</text:p>
          </table:table-cell>
          <table:table-cell office:value-type="float" office:value="14.0071576551896" calcext:value-type="float">
            <text:p>14.0071576551896</text:p>
          </table:table-cell>
          <table:table-cell office:value-type="float" office:value="0.310149775699281" calcext:value-type="float">
            <text:p>0.310149775699281</text:p>
          </table:table-cell>
          <table:table-cell office:value-type="float" office:value="0.243768734565524" calcext:value-type="float">
            <text:p>0.243768734565524</text:p>
          </table:table-cell>
          <table:table-cell office:value-type="float" office:value="1.43225307190469" calcext:value-type="float">
            <text:p>1.43225307190469</text:p>
          </table:table-cell>
          <table:table-cell office:value-type="float" office:value="1.25552173621198" calcext:value-type="float">
            <text:p>1.25552173621198</text:p>
          </table:table-cell>
          <table:table-cell table:formula="of:=SUM([.E258:.P258])" office:value-type="float" office:value="288.936047394379" calcext:value-type="float">
            <text:p>288.936047394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53.5688540095204" calcext:value-type="float">
            <text:p>53.5688540095204</text:p>
          </table:table-cell>
          <table:table-cell office:value-type="float" office:value="43.806338245596" calcext:value-type="float">
            <text:p>43.806338245596</text:p>
          </table:table-cell>
          <table:table-cell office:value-type="float" office:value="6.21442341509451" calcext:value-type="float">
            <text:p>6.21442341509451</text:p>
          </table:table-cell>
          <table:table-cell office:value-type="float" office:value="0.721103783181631" calcext:value-type="float">
            <text:p>0.721103783181631</text:p>
          </table:table-cell>
          <table:table-cell office:value-type="float" office:value="3.01165656654626" calcext:value-type="float">
            <text:p>3.01165656654626</text:p>
          </table:table-cell>
          <table:table-cell office:value-type="float" office:value="3.16882890099214" calcext:value-type="float">
            <text:p>3.16882890099214</text:p>
          </table:table-cell>
          <table:table-cell office:value-type="float" office:value="2.43960393957944" calcext:value-type="float">
            <text:p>2.43960393957944</text:p>
          </table:table-cell>
          <table:table-cell office:value-type="float" office:value="2.56692199123459" calcext:value-type="float">
            <text:p>2.56692199123459</text:p>
          </table:table-cell>
          <table:table-cell office:value-type="float" office:value="0.25393884304439" calcext:value-type="float">
            <text:p>0.25393884304439</text:p>
          </table:table-cell>
          <table:table-cell office:value-type="float" office:value="0.042297427178614" calcext:value-type="float">
            <text:p>0.042297427178614</text:p>
          </table:table-cell>
          <table:table-cell office:value-type="float" office:value="0.429772996204789" calcext:value-type="float">
            <text:p>0.429772996204789</text:p>
          </table:table-cell>
          <table:table-cell office:value-type="float" office:value="0.452201989552054" calcext:value-type="float">
            <text:p>0.452201989552054</text:p>
          </table:table-cell>
          <table:table-cell table:formula="of:=SUM([.E259:.P259])" office:value-type="float" office:value="116.675942107725" calcext:value-type="float">
            <text:p>116.6759421077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0:.P26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1:.P26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2:.P26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5.44024556745789" calcext:value-type="float">
            <text:p>5.44024556745789</text:p>
          </table:table-cell>
          <table:table-cell office:value-type="float" office:value="4.07677776132415" calcext:value-type="float">
            <text:p>4.07677776132415</text:p>
          </table:table-cell>
          <table:table-cell office:value-type="float" office:value="0.404884134335086" calcext:value-type="float">
            <text:p>0.404884134335086</text:p>
          </table:table-cell>
          <table:table-cell office:value-type="float" office:value="0.036033069172364" calcext:value-type="float">
            <text:p>0.036033069172364</text:p>
          </table:table-cell>
          <table:table-cell office:value-type="float" office:value="0.453655683052084" calcext:value-type="float">
            <text:p>0.453655683052084</text:p>
          </table:table-cell>
          <table:table-cell office:value-type="float" office:value="0.362035366101726" calcext:value-type="float">
            <text:p>0.362035366101726</text:p>
          </table:table-cell>
          <table:table-cell office:value-type="float" office:value="0.338204114413038" calcext:value-type="float">
            <text:p>0.338204114413038</text:p>
          </table:table-cell>
          <table:table-cell office:value-type="float" office:value="0.269900400133589" calcext:value-type="float">
            <text:p>0.269900400133589</text:p>
          </table:table-cell>
          <table:table-cell office:value-type="float" office:value="0.012615443027093" calcext:value-type="float">
            <text:p>0.012615443027093</text:p>
          </table:table-cell>
          <table:table-cell office:value-type="float" office:value="0.002851807211549" calcext:value-type="float">
            <text:p>0.002851807211549</text:p>
          </table:table-cell>
          <table:table-cell office:value-type="float" office:value="0.039810954128168" calcext:value-type="float">
            <text:p>0.039810954128168</text:p>
          </table:table-cell>
          <table:table-cell office:value-type="float" office:value="0.031770732498452" calcext:value-type="float">
            <text:p>0.031770732498452</text:p>
          </table:table-cell>
          <table:table-cell table:formula="of:=SUM([.E263:.P263])" office:value-type="float" office:value="11.4687850328552" calcext:value-type="float">
            <text:p>11.46878503285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5.01523111150588" calcext:value-type="float">
            <text:p>5.01523111150588</text:p>
          </table:table-cell>
          <table:table-cell office:value-type="float" office:value="4.21023452926121" calcext:value-type="float">
            <text:p>4.21023452926121</text:p>
          </table:table-cell>
          <table:table-cell office:value-type="float" office:value="0.582401900257086" calcext:value-type="float">
            <text:p>0.582401900257086</text:p>
          </table:table-cell>
          <table:table-cell office:value-type="float" office:value="0.066859923455263" calcext:value-type="float">
            <text:p>0.066859923455263</text:p>
          </table:table-cell>
          <table:table-cell office:value-type="float" office:value="0.44993358369316" calcext:value-type="float">
            <text:p>0.44993358369316</text:p>
          </table:table-cell>
          <table:table-cell office:value-type="float" office:value="0.426894311046768" calcext:value-type="float">
            <text:p>0.426894311046768</text:p>
          </table:table-cell>
          <table:table-cell office:value-type="float" office:value="0.37429698379374" calcext:value-type="float">
            <text:p>0.37429698379374</text:p>
          </table:table-cell>
          <table:table-cell office:value-type="float" office:value="0.355130754437038" calcext:value-type="float">
            <text:p>0.355130754437038</text:p>
          </table:table-cell>
          <table:table-cell office:value-type="float" office:value="0.023552730905683" calcext:value-type="float">
            <text:p>0.023552730905683</text:p>
          </table:table-cell>
          <table:table-cell office:value-type="float" office:value="0.004234972010535" calcext:value-type="float">
            <text:p>0.004234972010535</text:p>
          </table:table-cell>
          <table:table-cell office:value-type="float" office:value="0.064158030721567" calcext:value-type="float">
            <text:p>0.064158030721567</text:p>
          </table:table-cell>
          <table:table-cell office:value-type="float" office:value="0.060872758370664" calcext:value-type="float">
            <text:p>0.060872758370664</text:p>
          </table:table-cell>
          <table:table-cell table:formula="of:=SUM([.E264:.P264])" office:value-type="float" office:value="11.6338015894586" calcext:value-type="float">
            <text:p>11.63380158945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5:.P26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6:.P26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40.5586619775584" calcext:value-type="float">
            <text:p>40.5586619775584</text:p>
          </table:table-cell>
          <table:table-cell office:value-type="float" office:value="64.6935989372888" calcext:value-type="float">
            <text:p>64.6935989372888</text:p>
          </table:table-cell>
          <table:table-cell office:value-type="float" office:value="4.45183640900803" calcext:value-type="float">
            <text:p>4.45183640900803</text:p>
          </table:table-cell>
          <table:table-cell office:value-type="float" office:value="0.463423335659395" calcext:value-type="float">
            <text:p>0.463423335659395</text:p>
          </table:table-cell>
          <table:table-cell office:value-type="float" office:value="4.65389778994086" calcext:value-type="float">
            <text:p>4.65389778994086</text:p>
          </table:table-cell>
          <table:table-cell office:value-type="float" office:value="2.73281361020986" calcext:value-type="float">
            <text:p>2.73281361020986</text:p>
          </table:table-cell>
          <table:table-cell office:value-type="float" office:value="7.39494818616037" calcext:value-type="float">
            <text:p>7.39494818616037</text:p>
          </table:table-cell>
          <table:table-cell office:value-type="float" office:value="4.34238480561744" calcext:value-type="float">
            <text:p>4.34238480561744</text:p>
          </table:table-cell>
          <table:table-cell office:value-type="float" office:value="0.138056308732996" calcext:value-type="float">
            <text:p>0.138056308732996</text:p>
          </table:table-cell>
          <table:table-cell office:value-type="float" office:value="0.025008670468233" calcext:value-type="float">
            <text:p>0.025008670468233</text:p>
          </table:table-cell>
          <table:table-cell office:value-type="float" office:value="0.611021081421726" calcext:value-type="float">
            <text:p>0.611021081421726</text:p>
          </table:table-cell>
          <table:table-cell office:value-type="float" office:value="0.358797464577678" calcext:value-type="float">
            <text:p>0.358797464577678</text:p>
          </table:table-cell>
          <table:table-cell table:formula="of:=SUM([.E267:.P267])" office:value-type="float" office:value="130.424448576644" calcext:value-type="float">
            <text:p>130.4244485766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8:.P26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69:.P26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0:.P27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1:.P27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1.88066600148647" calcext:value-type="float">
            <text:p>1.88066600148647</text:p>
          </table:table-cell>
          <table:table-cell office:value-type="float" office:value="2.99565319576137" calcext:value-type="float">
            <text:p>2.99565319576137</text:p>
          </table:table-cell>
          <table:table-cell office:value-type="float" office:value="0.248482060928235" calcext:value-type="float">
            <text:p>0.248482060928235</text:p>
          </table:table-cell>
          <table:table-cell office:value-type="float" office:value="0.0197388805024" calcext:value-type="float">
            <text:p>0.0197388805024</text:p>
          </table:table-cell>
          <table:table-cell office:value-type="float" office:value="0.061347512531449" calcext:value-type="float">
            <text:p>0.061347512531449</text:p>
          </table:table-cell>
          <table:table-cell office:value-type="float" office:value="0.04798910230665" calcext:value-type="float">
            <text:p>0.04798910230665</text:p>
          </table:table-cell>
          <table:table-cell office:value-type="float" office:value="0.097283907586139" calcext:value-type="float">
            <text:p>0.097283907586139</text:p>
          </table:table-cell>
          <table:table-cell office:value-type="float" office:value="0.076100353564436" calcext:value-type="float">
            <text:p>0.076100353564436</text:p>
          </table:table-cell>
          <table:table-cell office:value-type="float" office:value="0.007156806070668" calcext:value-type="float">
            <text:p>0.007156806070668</text:p>
          </table:table-cell>
          <table:table-cell office:value-type="float" office:value="0.000660667166808" calcext:value-type="float">
            <text:p>0.000660667166808</text:p>
          </table:table-cell>
          <table:table-cell office:value-type="float" office:value="0.009438999039077" calcext:value-type="float">
            <text:p>0.009438999039077</text:p>
          </table:table-cell>
          <table:table-cell office:value-type="float" office:value="0.007383658633697" calcext:value-type="float">
            <text:p>0.007383658633697</text:p>
          </table:table-cell>
          <table:table-cell table:formula="of:=SUM([.E272:.P272])" office:value-type="float" office:value="5.4519011455774" calcext:value-type="float">
            <text:p>5.45190114557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3:.P27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4:.P27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office:value-type="float" office:value="0.087895619759629" calcext:value-type="float">
            <text:p>0.087895619759629</text:p>
          </table:table-cell>
          <table:table-cell office:value-type="float" office:value="0.160087048495674" calcext:value-type="float">
            <text:p>0.160087048495674</text:p>
          </table:table-cell>
          <table:table-cell office:value-type="float" office:value="0.015790755521399" calcext:value-type="float">
            <text:p>0.015790755521399</text:p>
          </table:table-cell>
          <table:table-cell office:value-type="float" office:value="0.001288956837744" calcext:value-type="float">
            <text:p>0.001288956837744</text:p>
          </table:table-cell>
          <table:table-cell office:value-type="float" office:value="0.000969126570413" calcext:value-type="float">
            <text:p>0.000969126570413</text:p>
          </table:table-cell>
          <table:table-cell office:value-type="float" office:value="0.000779208902584" calcext:value-type="float">
            <text:p>0.000779208902584</text:p>
          </table:table-cell>
          <table:table-cell office:value-type="float" office:value="0.001755764086228" calcext:value-type="float">
            <text:p>0.001755764086228</text:p>
          </table:table-cell>
          <table:table-cell office:value-type="float" office:value="0.001411690741533" calcext:value-type="float">
            <text:p>0.001411690741533</text:p>
          </table:table-cell>
          <table:table-cell office:value-type="float" office:value="0.000465936978044" calcext:value-type="float">
            <text:p>0.000465936978044</text:p>
          </table:table-cell>
          <table:table-cell office:value-type="float" office:value="0.0000167044500743761" calcext:value-type="float">
            <text:p>1.67044500743761E-05</text:p>
          </table:table-cell>
          <table:table-cell office:value-type="float" office:value="0.000202976934556" calcext:value-type="float">
            <text:p>0.000202976934556</text:p>
          </table:table-cell>
          <table:table-cell office:value-type="float" office:value="0.000163199977437" calcext:value-type="float">
            <text:p>0.000163199977437</text:p>
          </table:table-cell>
          <table:table-cell table:formula="of:=SUM([.E275:.P275])" office:value-type="float" office:value="0.270826989255315" calcext:value-type="float">
            <text:p>0.2708269892553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6:.P27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7:.P27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8:.P27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79:.P27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80:.P28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281:.P281])" office:value-type="float" office:value="0" calcext:value-type="float">
            <text:p>0</text:p>
          </table:table-cell>
          <table:table-cell table:formula="of:=SUM([.Q226:.Q281])" office:value-type="float" office:value="150523.648393449" calcext:value-type="float">
            <text:p>150523.6483934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606.44394670018" calcext:value-type="float">
            <text:p>2606.44394670018</text:p>
          </table:table-cell>
          <table:table-cell office:value-type="float" office:value="598.114992409365" calcext:value-type="float">
            <text:p>598.114992409365</text:p>
          </table:table-cell>
          <table:table-cell office:value-type="float" office:value="49.4228339344029" calcext:value-type="float">
            <text:p>49.4228339344029</text:p>
          </table:table-cell>
          <table:table-cell office:value-type="float" office:value="8.80264392801038" calcext:value-type="float">
            <text:p>8.80264392801038</text:p>
          </table:table-cell>
          <table:table-cell office:value-type="float" office:value="104.769726632909" calcext:value-type="float">
            <text:p>104.769726632909</text:p>
          </table:table-cell>
          <table:table-cell office:value-type="float" office:value="158.784431911992" calcext:value-type="float">
            <text:p>158.784431911992</text:p>
          </table:table-cell>
          <table:table-cell office:value-type="float" office:value="24.0097227354246" calcext:value-type="float">
            <text:p>24.0097227354246</text:p>
          </table:table-cell>
          <table:table-cell office:value-type="float" office:value="36.3880894551399" calcext:value-type="float">
            <text:p>36.3880894551399</text:p>
          </table:table-cell>
          <table:table-cell office:value-type="float" office:value="0.703472171013199" calcext:value-type="float">
            <text:p>0.703472171013199</text:p>
          </table:table-cell>
          <table:table-cell office:value-type="float" office:value="0.428896776970305" calcext:value-type="float">
            <text:p>0.428896776970305</text:p>
          </table:table-cell>
          <table:table-cell office:value-type="float" office:value="2.41833443450797" calcext:value-type="float">
            <text:p>2.41833443450797</text:p>
          </table:table-cell>
          <table:table-cell office:value-type="float" office:value="3.66512228004555" calcext:value-type="float">
            <text:p>3.66512228004555</text:p>
          </table:table-cell>
          <table:table-cell table:formula="of:=SUM([.E282:.P282])" office:value-type="float" office:value="3593.95221336996" calcext:value-type="float">
            <text:p>3593.952213369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5.9162571916713" calcext:value-type="float">
            <text:p>25.9162571916713</text:p>
          </table:table-cell>
          <table:table-cell office:value-type="float" office:value="13.5936878748664" calcext:value-type="float">
            <text:p>13.5936878748664</text:p>
          </table:table-cell>
          <table:table-cell office:value-type="float" office:value="1.54632721834528" calcext:value-type="float">
            <text:p>1.54632721834528</text:p>
          </table:table-cell>
          <table:table-cell office:value-type="float" office:value="0.222601594904671" calcext:value-type="float">
            <text:p>0.222601594904671</text:p>
          </table:table-cell>
          <table:table-cell office:value-type="float" office:value="1.18924976002407" calcext:value-type="float">
            <text:p>1.18924976002407</text:p>
          </table:table-cell>
          <table:table-cell office:value-type="float" office:value="0.944119316141499" calcext:value-type="float">
            <text:p>0.944119316141499</text:p>
          </table:table-cell>
          <table:table-cell office:value-type="float" office:value="0.616048246647798" calcext:value-type="float">
            <text:p>0.616048246647798</text:p>
          </table:table-cell>
          <table:table-cell office:value-type="float" office:value="0.48906719924292" calcext:value-type="float">
            <text:p>0.48906719924292</text:p>
          </table:table-cell>
          <table:table-cell office:value-type="float" office:value="0.037174021206063" calcext:value-type="float">
            <text:p>0.037174021206063</text:p>
          </table:table-cell>
          <table:table-cell office:value-type="float" office:value="0.00488920809247" calcext:value-type="float">
            <text:p>0.00488920809247</text:p>
          </table:table-cell>
          <table:table-cell office:value-type="float" office:value="0.090844409940007" calcext:value-type="float">
            <text:p>0.090844409940007</text:p>
          </table:table-cell>
          <table:table-cell office:value-type="float" office:value="0.072119385742909" calcext:value-type="float">
            <text:p>0.072119385742909</text:p>
          </table:table-cell>
          <table:table-cell table:formula="of:=SUM([.E283:.P283])" office:value-type="float" office:value="44.7223854268254" calcext:value-type="float">
            <text:p>44.72238542682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8.6641837231215" calcext:value-type="float">
            <text:p>18.6641837231215</text:p>
          </table:table-cell>
          <table:table-cell office:value-type="float" office:value="51.1854767613809" calcext:value-type="float">
            <text:p>51.1854767613809</text:p>
          </table:table-cell>
          <table:table-cell office:value-type="float" office:value="5.82251841812049" calcext:value-type="float">
            <text:p>5.82251841812049</text:p>
          </table:table-cell>
          <table:table-cell office:value-type="float" office:value="0.838180849130997" calcext:value-type="float">
            <text:p>0.838180849130997</text:p>
          </table:table-cell>
          <table:table-cell office:value-type="float" office:value="0.743579687524913" calcext:value-type="float">
            <text:p>0.743579687524913</text:p>
          </table:table-cell>
          <table:table-cell office:value-type="float" office:value="0.891066588893044" calcext:value-type="float">
            <text:p>0.891066588893044</text:p>
          </table:table-cell>
          <table:table-cell office:value-type="float" office:value="2.01501892031705" calcext:value-type="float">
            <text:p>2.01501892031705</text:p>
          </table:table-cell>
          <table:table-cell office:value-type="float" office:value="2.41469215203879" calcext:value-type="float">
            <text:p>2.41469215203879</text:p>
          </table:table-cell>
          <table:table-cell office:value-type="float" office:value="0.139974529120092" calcext:value-type="float">
            <text:p>0.139974529120092</text:p>
          </table:table-cell>
          <table:table-cell office:value-type="float" office:value="0.050101469287094" calcext:value-type="float">
            <text:p>0.050101469287094</text:p>
          </table:table-cell>
          <table:table-cell office:value-type="float" office:value="0.297141032005036" calcext:value-type="float">
            <text:p>0.297141032005036</text:p>
          </table:table-cell>
          <table:table-cell office:value-type="float" office:value="0.356078104675251" calcext:value-type="float">
            <text:p>0.356078104675251</text:p>
          </table:table-cell>
          <table:table-cell table:formula="of:=SUM([.E284:.P284])" office:value-type="float" office:value="83.4180122356151" calcext:value-type="float">
            <text:p>83.41801223561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754.381268333518" calcext:value-type="float">
            <text:p>754.381268333518</text:p>
          </table:table-cell>
          <table:table-cell office:value-type="float" office:value="17442.9754467997" calcext:value-type="float">
            <text:p>17442.9754467997</text:p>
          </table:table-cell>
          <table:table-cell office:value-type="float" office:value="1732.23154773936" calcext:value-type="float">
            <text:p>1732.23154773936</text:p>
          </table:table-cell>
          <table:table-cell office:value-type="float" office:value="261.783584989329" calcext:value-type="float">
            <text:p>261.783584989329</text:p>
          </table:table-cell>
          <table:table-cell office:value-type="float" office:value="16.2094612982945" calcext:value-type="float">
            <text:p>16.2094612982945</text:p>
          </table:table-cell>
          <table:table-cell office:value-type="float" office:value="18.0963384446076" calcext:value-type="float">
            <text:p>18.0963384446076</text:p>
          </table:table-cell>
          <table:table-cell office:value-type="float" office:value="371.893103527254" calcext:value-type="float">
            <text:p>371.893103527254</text:p>
          </table:table-cell>
          <table:table-cell office:value-type="float" office:value="415.183659888363" calcext:value-type="float">
            <text:p>415.183659888363</text:p>
          </table:table-cell>
          <table:table-cell office:value-type="float" office:value="44.3713880470658" calcext:value-type="float">
            <text:p>44.3713880470658</text:p>
          </table:table-cell>
          <table:table-cell office:value-type="float" office:value="6.41476201578204" calcext:value-type="float">
            <text:p>6.41476201578204</text:p>
          </table:table-cell>
          <table:table-cell office:value-type="float" office:value="46.8425888182482" calcext:value-type="float">
            <text:p>46.8425888182482</text:p>
          </table:table-cell>
          <table:table-cell office:value-type="float" office:value="52.2953431503489" calcext:value-type="float">
            <text:p>52.2953431503489</text:p>
          </table:table-cell>
          <table:table-cell table:formula="of:=SUM([.E285:.P285])" office:value-type="float" office:value="21162.6784930519" calcext:value-type="float">
            <text:p>21162.67849305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023.65007144707" calcext:value-type="float">
            <text:p>3023.65007144707</text:p>
          </table:table-cell>
          <table:table-cell office:value-type="float" office:value="244.998613329736" calcext:value-type="float">
            <text:p>244.998613329736</text:p>
          </table:table-cell>
          <table:table-cell office:value-type="float" office:value="11.5206880792279" calcext:value-type="float">
            <text:p>11.5206880792279</text:p>
          </table:table-cell>
          <table:table-cell office:value-type="float" office:value="1.83813701682008" calcext:value-type="float">
            <text:p>1.83813701682008</text:p>
          </table:table-cell>
          <table:table-cell office:value-type="float" office:value="175.373406977461" calcext:value-type="float">
            <text:p>175.373406977461</text:p>
          </table:table-cell>
          <table:table-cell office:value-type="float" office:value="273.244714234562" calcext:value-type="float">
            <text:p>273.244714234562</text:p>
          </table:table-cell>
          <table:table-cell office:value-type="float" office:value="14.2057115380251" calcext:value-type="float">
            <text:p>14.2057115380251</text:p>
          </table:table-cell>
          <table:table-cell office:value-type="float" office:value="22.13354724987" calcext:value-type="float">
            <text:p>22.13354724987</text:p>
          </table:table-cell>
          <table:table-cell office:value-type="float" office:value="0.143705257361126" calcext:value-type="float">
            <text:p>0.143705257361126</text:p>
          </table:table-cell>
          <table:table-cell office:value-type="float" office:value="0.243620595136656" calcext:value-type="float">
            <text:p>0.243620595136656</text:p>
          </table:table-cell>
          <table:table-cell office:value-type="float" office:value="0.801630507790889" calcext:value-type="float">
            <text:p>0.801630507790889</text:p>
          </table:table-cell>
          <table:table-cell office:value-type="float" office:value="1.24899950795379" calcext:value-type="float">
            <text:p>1.24899950795379</text:p>
          </table:table-cell>
          <table:table-cell table:formula="of:=SUM([.E286:.P286])" office:value-type="float" office:value="3769.40284574101" calcext:value-type="float">
            <text:p>3769.40284574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6157.43959890338" calcext:value-type="float">
            <text:p>6157.43959890338</text:p>
          </table:table-cell>
          <table:table-cell office:value-type="float" office:value="652.819759579066" calcext:value-type="float">
            <text:p>652.819759579066</text:p>
          </table:table-cell>
          <table:table-cell office:value-type="float" office:value="85.0190271644738" calcext:value-type="float">
            <text:p>85.0190271644738</text:p>
          </table:table-cell>
          <table:table-cell office:value-type="float" office:value="15.5967858889072" calcext:value-type="float">
            <text:p>15.5967858889072</text:p>
          </table:table-cell>
          <table:table-cell office:value-type="float" office:value="1066.70920879469" calcext:value-type="float">
            <text:p>1066.70920879469</text:p>
          </table:table-cell>
          <table:table-cell office:value-type="float" office:value="1273.33867175557" calcext:value-type="float">
            <text:p>1273.33867175557</text:p>
          </table:table-cell>
          <table:table-cell office:value-type="float" office:value="112.331937132959" calcext:value-type="float">
            <text:p>112.331937132959</text:p>
          </table:table-cell>
          <table:table-cell office:value-type="float" office:value="134.091464145354" calcext:value-type="float">
            <text:p>134.091464145354</text:p>
          </table:table-cell>
          <table:table-cell office:value-type="float" office:value="5.95145644654585" calcext:value-type="float">
            <text:p>5.95145644654585</text:p>
          </table:table-cell>
          <table:table-cell office:value-type="float" office:value="1.75570083061733" calcext:value-type="float">
            <text:p>1.75570083061733</text:p>
          </table:table-cell>
          <table:table-cell office:value-type="float" office:value="19.5277337838795" calcext:value-type="float">
            <text:p>19.5277337838795</text:p>
          </table:table-cell>
          <table:table-cell office:value-type="float" office:value="23.3104002419345" calcext:value-type="float">
            <text:p>23.3104002419345</text:p>
          </table:table-cell>
          <table:table-cell table:formula="of:=SUM([.E287:.P287])" office:value-type="float" office:value="9547.89174466738" calcext:value-type="float">
            <text:p>9547.891744667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94.3229350673904" calcext:value-type="float">
            <text:p>94.3229350673904</text:p>
          </table:table-cell>
          <table:table-cell office:value-type="float" office:value="131.198669775463" calcext:value-type="float">
            <text:p>131.198669775463</text:p>
          </table:table-cell>
          <table:table-cell office:value-type="float" office:value="7.58724403504849" calcext:value-type="float">
            <text:p>7.58724403504849</text:p>
          </table:table-cell>
          <table:table-cell office:value-type="float" office:value="0.820027010096906" calcext:value-type="float">
            <text:p>0.820027010096906</text:p>
          </table:table-cell>
          <table:table-cell office:value-type="float" office:value="7.76068931626263" calcext:value-type="float">
            <text:p>7.76068931626263</text:p>
          </table:table-cell>
          <table:table-cell office:value-type="float" office:value="6.47121112191889" calcext:value-type="float">
            <text:p>6.47121112191889</text:p>
          </table:table-cell>
          <table:table-cell office:value-type="float" office:value="10.7586730855727" calcext:value-type="float">
            <text:p>10.7586730855727</text:p>
          </table:table-cell>
          <table:table-cell office:value-type="float" office:value="8.9710645654316" calcext:value-type="float">
            <text:p>8.9710645654316</text:p>
          </table:table-cell>
          <table:table-cell office:value-type="float" office:value="0.233339507589893" calcext:value-type="float">
            <text:p>0.233339507589893</text:p>
          </table:table-cell>
          <table:table-cell office:value-type="float" office:value="0.110592862218523" calcext:value-type="float">
            <text:p>0.110592862218523</text:p>
          </table:table-cell>
          <table:table-cell office:value-type="float" office:value="0.75610309166563" calcext:value-type="float">
            <text:p>0.75610309166563</text:p>
          </table:table-cell>
          <table:table-cell office:value-type="float" office:value="0.630472698585" calcext:value-type="float">
            <text:p>0.630472698585</text:p>
          </table:table-cell>
          <table:table-cell table:formula="of:=SUM([.E288:.P288])" office:value-type="float" office:value="269.621022137244" calcext:value-type="float">
            <text:p>269.6210221372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54.71853052504" calcext:value-type="float">
            <text:p>254.71853052504</text:p>
          </table:table-cell>
          <table:table-cell office:value-type="float" office:value="431.047018575789" calcext:value-type="float">
            <text:p>431.047018575789</text:p>
          </table:table-cell>
          <table:table-cell office:value-type="float" office:value="51.1739357797826" calcext:value-type="float">
            <text:p>51.1739357797826</text:p>
          </table:table-cell>
          <table:table-cell office:value-type="float" office:value="6.71077002828898" calcext:value-type="float">
            <text:p>6.71077002828898</text:p>
          </table:table-cell>
          <table:table-cell office:value-type="float" office:value="32.5754628807173" calcext:value-type="float">
            <text:p>32.5754628807173</text:p>
          </table:table-cell>
          <table:table-cell office:value-type="float" office:value="60.2523704753427" calcext:value-type="float">
            <text:p>60.2523704753427</text:p>
          </table:table-cell>
          <table:table-cell office:value-type="float" office:value="54.7525216611158" calcext:value-type="float">
            <text:p>54.7525216611158</text:p>
          </table:table-cell>
          <table:table-cell office:value-type="float" office:value="101.271599168513" calcext:value-type="float">
            <text:p>101.271599168513</text:p>
          </table:table-cell>
          <table:table-cell office:value-type="float" office:value="1.8108306960606" calcext:value-type="float">
            <text:p>1.8108306960606</text:p>
          </table:table-cell>
          <table:table-cell office:value-type="float" office:value="1.11925817031351" calcext:value-type="float">
            <text:p>1.11925817031351</text:p>
          </table:table-cell>
          <table:table-cell office:value-type="float" office:value="8.1507394677413" calcext:value-type="float">
            <text:p>8.1507394677413</text:p>
          </table:table-cell>
          <table:table-cell office:value-type="float" office:value="15.0758064699381" calcext:value-type="float">
            <text:p>15.0758064699381</text:p>
          </table:table-cell>
          <table:table-cell table:formula="of:=SUM([.E289:.P289])" office:value-type="float" office:value="1018.65884389864" calcext:value-type="float">
            <text:p>1018.658843898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196.030443664066" calcext:value-type="float">
            <text:p>196.030443664066</text:p>
          </table:table-cell>
          <table:table-cell office:value-type="float" office:value="13.7119793697733" calcext:value-type="float">
            <text:p>13.7119793697733</text:p>
          </table:table-cell>
          <table:table-cell office:value-type="float" office:value="0.647136198959471" calcext:value-type="float">
            <text:p>0.647136198959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476593830319" calcext:value-type="float">
            <text:p>21.9476593830319</text:p>
          </table:table-cell>
          <table:table-cell office:value-type="float" office:value="33.4669625602866" calcext:value-type="float">
            <text:p>33.4669625602866</text:p>
          </table:table-cell>
          <table:table-cell office:value-type="float" office:value="0.180624780508846" calcext:value-type="float">
            <text:p>0.180624780508846</text:p>
          </table:table-cell>
          <table:table-cell office:value-type="float" office:value="0.359071191644347" calcext:value-type="float">
            <text:p>0.359071191644347</text:p>
          </table:table-cell>
          <table:table-cell office:value-type="float" office:value="1.69719401044514" calcext:value-type="float">
            <text:p>1.69719401044514</text:p>
          </table:table-cell>
          <table:table-cell office:value-type="float" office:value="2.58797202078975" calcext:value-type="float">
            <text:p>2.58797202078975</text:p>
          </table:table-cell>
          <table:table-cell table:formula="of:=SUM([.E290:.P290])" office:value-type="float" office:value="270.629043179505" calcext:value-type="float">
            <text:p>270.6290431795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539.851653495949" calcext:value-type="float">
            <text:p>539.851653495949</text:p>
          </table:table-cell>
          <table:table-cell office:value-type="float" office:value="1534.03203744536" calcext:value-type="float">
            <text:p>1534.03203744536</text:p>
          </table:table-cell>
          <table:table-cell office:value-type="float" office:value="133.038047346043" calcext:value-type="float">
            <text:p>133.038047346043</text:p>
          </table:table-cell>
          <table:table-cell office:value-type="float" office:value="14.1287320937938" calcext:value-type="float">
            <text:p>14.1287320937938</text:p>
          </table:table-cell>
          <table:table-cell office:value-type="float" office:value="44.8468559499627" calcext:value-type="float">
            <text:p>44.8468559499627</text:p>
          </table:table-cell>
          <table:table-cell office:value-type="float" office:value="41.4376820199829" calcext:value-type="float">
            <text:p>41.4376820199829</text:p>
          </table:table-cell>
          <table:table-cell office:value-type="float" office:value="127.064524248515" calcext:value-type="float">
            <text:p>127.064524248515</text:p>
          </table:table-cell>
          <table:table-cell office:value-type="float" office:value="117.405317280325" calcext:value-type="float">
            <text:p>117.405317280325</text:p>
          </table:table-cell>
          <table:table-cell office:value-type="float" office:value="2.899642456034" calcext:value-type="float">
            <text:p>2.899642456034</text:p>
          </table:table-cell>
          <table:table-cell office:value-type="float" office:value="3.30381775696584" calcext:value-type="float">
            <text:p>3.30381775696584</text:p>
          </table:table-cell>
          <table:table-cell office:value-type="float" office:value="13.1122935135696" calcext:value-type="float">
            <text:p>13.1122935135696</text:p>
          </table:table-cell>
          <table:table-cell office:value-type="float" office:value="12.1155215378802" calcext:value-type="float">
            <text:p>12.1155215378802</text:p>
          </table:table-cell>
          <table:table-cell table:formula="of:=SUM([.E291:.P291])" office:value-type="float" office:value="2583.23612514438" calcext:value-type="float">
            <text:p>2583.236125144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15.509879806775" calcext:value-type="float">
            <text:p>315.509879806775</text:p>
          </table:table-cell>
          <table:table-cell office:value-type="float" office:value="1954.50004390498" calcext:value-type="float">
            <text:p>1954.50004390498</text:p>
          </table:table-cell>
          <table:table-cell office:value-type="float" office:value="306.614217218401" calcext:value-type="float">
            <text:p>306.614217218401</text:p>
          </table:table-cell>
          <table:table-cell office:value-type="float" office:value="43.3567399393489" calcext:value-type="float">
            <text:p>43.3567399393489</text:p>
          </table:table-cell>
          <table:table-cell office:value-type="float" office:value="37.7948695870875" calcext:value-type="float">
            <text:p>37.7948695870875</text:p>
          </table:table-cell>
          <table:table-cell office:value-type="float" office:value="55.102786949037" calcext:value-type="float">
            <text:p>55.102786949037</text:p>
          </table:table-cell>
          <table:table-cell office:value-type="float" office:value="231.544377718172" calcext:value-type="float">
            <text:p>231.544377718172</text:p>
          </table:table-cell>
          <table:table-cell office:value-type="float" office:value="337.578635778936" calcext:value-type="float">
            <text:p>337.578635778936</text:p>
          </table:table-cell>
          <table:table-cell office:value-type="float" office:value="11.9317978347821" calcext:value-type="float">
            <text:p>11.9317978347821</text:p>
          </table:table-cell>
          <table:table-cell office:value-type="float" office:value="4.68973743566109" calcext:value-type="float">
            <text:p>4.68973743566109</text:p>
          </table:table-cell>
          <table:table-cell office:value-type="float" office:value="46.4988637929946" calcext:value-type="float">
            <text:p>46.4988637929946</text:p>
          </table:table-cell>
          <table:table-cell office:value-type="float" office:value="67.7927193015914" calcext:value-type="float">
            <text:p>67.7927193015914</text:p>
          </table:table-cell>
          <table:table-cell table:formula="of:=SUM([.E292:.P292])" office:value-type="float" office:value="3412.91466926777" calcext:value-type="float">
            <text:p>3412.914669267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33.143696027159" calcext:value-type="float">
            <text:p>333.143696027159</text:p>
          </table:table-cell>
          <table:table-cell office:value-type="float" office:value="30.057559065129" calcext:value-type="float">
            <text:p>30.057559065129</text:p>
          </table:table-cell>
          <table:table-cell office:value-type="float" office:value="4.71531072411392" calcext:value-type="float">
            <text:p>4.71531072411392</text:p>
          </table:table-cell>
          <table:table-cell office:value-type="float" office:value="0.666767837383605" calcext:value-type="float">
            <text:p>0.666767837383605</text:p>
          </table:table-cell>
          <table:table-cell office:value-type="float" office:value="17.4019261496689" calcext:value-type="float">
            <text:p>17.4019261496689</text:p>
          </table:table-cell>
          <table:table-cell office:value-type="float" office:value="20.9360252805376" calcext:value-type="float">
            <text:p>20.9360252805376</text:p>
          </table:table-cell>
          <table:table-cell office:value-type="float" office:value="1.55069560598678" calcext:value-type="float">
            <text:p>1.55069560598678</text:p>
          </table:table-cell>
          <table:table-cell office:value-type="float" office:value="1.86562120366058" calcext:value-type="float">
            <text:p>1.86562120366058</text:p>
          </table:table-cell>
          <table:table-cell office:value-type="float" office:value="0.183494860880885" calcext:value-type="float">
            <text:p>0.183494860880885</text:p>
          </table:table-cell>
          <table:table-cell office:value-type="float" office:value="0.025176866542869" calcext:value-type="float">
            <text:p>0.025176866542869</text:p>
          </table:table-cell>
          <table:table-cell office:value-type="float" office:value="0.311411509163797" calcext:value-type="float">
            <text:p>0.311411509163797</text:p>
          </table:table-cell>
          <table:table-cell office:value-type="float" office:value="0.374655033726118" calcext:value-type="float">
            <text:p>0.374655033726118</text:p>
          </table:table-cell>
          <table:table-cell table:formula="of:=SUM([.E293:.P293])" office:value-type="float" office:value="411.232340163953" calcext:value-type="float">
            <text:p>411.2323401639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561.722549952371" calcext:value-type="float">
            <text:p>561.722549952371</text:p>
          </table:table-cell>
          <table:table-cell office:value-type="float" office:value="1303.89751129259" calcext:value-type="float">
            <text:p>1303.89751129259</text:p>
          </table:table-cell>
          <table:table-cell office:value-type="float" office:value="147.135762552896" calcext:value-type="float">
            <text:p>147.135762552896</text:p>
          </table:table-cell>
          <table:table-cell office:value-type="float" office:value="17.2167989078767" calcext:value-type="float">
            <text:p>17.2167989078767</text:p>
          </table:table-cell>
          <table:table-cell office:value-type="float" office:value="93.2040565400555" calcext:value-type="float">
            <text:p>93.2040565400555</text:p>
          </table:table-cell>
          <table:table-cell office:value-type="float" office:value="128.480915160257" calcext:value-type="float">
            <text:p>128.480915160257</text:p>
          </table:table-cell>
          <table:table-cell office:value-type="float" office:value="215.30595240889" calcext:value-type="float">
            <text:p>215.30595240889</text:p>
          </table:table-cell>
          <table:table-cell office:value-type="float" office:value="296.797229990269" calcext:value-type="float">
            <text:p>296.797229990269</text:p>
          </table:table-cell>
          <table:table-cell office:value-type="float" office:value="5.48034916693834" calcext:value-type="float">
            <text:p>5.48034916693834</text:p>
          </table:table-cell>
          <table:table-cell office:value-type="float" office:value="3.93430836909158" calcext:value-type="float">
            <text:p>3.93430836909158</text:p>
          </table:table-cell>
          <table:table-cell office:value-type="float" office:value="29.8762057238331" calcext:value-type="float">
            <text:p>29.8762057238331</text:p>
          </table:table-cell>
          <table:table-cell office:value-type="float" office:value="41.1840685417435" calcext:value-type="float">
            <text:p>41.1840685417435</text:p>
          </table:table-cell>
          <table:table-cell table:formula="of:=SUM([.E294:.P294])" office:value-type="float" office:value="2844.23570860681" calcext:value-type="float">
            <text:p>2844.235708606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73.5025444481529" calcext:value-type="float">
            <text:p>73.5025444481529</text:p>
          </table:table-cell>
          <table:table-cell office:value-type="float" office:value="1729.98739244711" calcext:value-type="float">
            <text:p>1729.98739244711</text:p>
          </table:table-cell>
          <table:table-cell office:value-type="float" office:value="92.4005877131923" calcext:value-type="float">
            <text:p>92.4005877131923</text:p>
          </table:table-cell>
          <table:table-cell office:value-type="float" office:value="11.5807606619725" calcext:value-type="float">
            <text:p>11.5807606619725</text:p>
          </table:table-cell>
          <table:table-cell office:value-type="float" office:value="4.23728662320462" calcext:value-type="float">
            <text:p>4.23728662320462</text:p>
          </table:table-cell>
          <table:table-cell office:value-type="float" office:value="4.80604496214639" calcext:value-type="float">
            <text:p>4.80604496214639</text:p>
          </table:table-cell>
          <table:table-cell office:value-type="float" office:value="99.4363181411774" calcext:value-type="float">
            <text:p>99.4363181411774</text:p>
          </table:table-cell>
          <table:table-cell office:value-type="float" office:value="112.783358397257" calcext:value-type="float">
            <text:p>112.783358397257</text:p>
          </table:table-cell>
          <table:table-cell office:value-type="float" office:value="3.61742721557505" calcext:value-type="float">
            <text:p>3.61742721557505</text:p>
          </table:table-cell>
          <table:table-cell office:value-type="float" office:value="1.75127666271096" calcext:value-type="float">
            <text:p>1.75127666271096</text:p>
          </table:table-cell>
          <table:table-cell office:value-type="float" office:value="6.59810568052677" calcext:value-type="float">
            <text:p>6.59810568052677</text:p>
          </table:table-cell>
          <table:table-cell office:value-type="float" office:value="7.48374971661052" calcext:value-type="float">
            <text:p>7.48374971661052</text:p>
          </table:table-cell>
          <table:table-cell table:formula="of:=SUM([.E295:.P295])" office:value-type="float" office:value="2148.18485266964" calcext:value-type="float">
            <text:p>2148.18485266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0.00654157702967" calcext:value-type="float">
            <text:p>0.00654157702967</text:p>
          </table:table-cell>
          <table:table-cell office:value-type="float" office:value="2654.56739002056" calcext:value-type="float">
            <text:p>2654.56739002056</text:p>
          </table:table-cell>
          <table:table-cell office:value-type="float" office:value="611.271999703005" calcext:value-type="float">
            <text:p>611.271999703005</text:p>
          </table:table-cell>
          <table:table-cell office:value-type="float" office:value="79.1360761807159" calcext:value-type="float">
            <text:p>79.1360761807159</text:p>
          </table:table-cell>
          <table:table-cell office:value-type="float" office:value="0.000833146481047" calcext:value-type="float">
            <text:p>0.000833146481047</text:p>
          </table:table-cell>
          <table:table-cell office:value-type="float" office:value="0.000655623223559" calcext:value-type="float">
            <text:p>0.000655623223559</text:p>
          </table:table-cell>
          <table:table-cell office:value-type="float" office:value="332.21260442505" calcext:value-type="float">
            <text:p>332.21260442505</text:p>
          </table:table-cell>
          <table:table-cell office:value-type="float" office:value="261.426176038556" calcext:value-type="float">
            <text:p>261.426176038556</text:p>
          </table:table-cell>
          <table:table-cell office:value-type="float" office:value="31.0063996636429" calcext:value-type="float">
            <text:p>31.0063996636429</text:p>
          </table:table-cell>
          <table:table-cell office:value-type="float" office:value="5.66952198614119" calcext:value-type="float">
            <text:p>5.66952198614119</text:p>
          </table:table-cell>
          <table:table-cell office:value-type="float" office:value="98.4803218967285" calcext:value-type="float">
            <text:p>98.4803218967285</text:p>
          </table:table-cell>
          <table:table-cell office:value-type="float" office:value="77.4965598101388" calcext:value-type="float">
            <text:p>77.4965598101388</text:p>
          </table:table-cell>
          <table:table-cell table:formula="of:=SUM([.E296:.P296])" office:value-type="float" office:value="4151.27508007127" calcext:value-type="float">
            <text:p>4151.275080071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62.151799755599" calcext:value-type="float">
            <text:p>362.151799755599</text:p>
          </table:table-cell>
          <table:table-cell office:value-type="float" office:value="2838.9499670322" calcext:value-type="float">
            <text:p>2838.9499670322</text:p>
          </table:table-cell>
          <table:table-cell office:value-type="float" office:value="395.137463144485" calcext:value-type="float">
            <text:p>395.137463144485</text:p>
          </table:table-cell>
          <table:table-cell office:value-type="float" office:value="43.7717221604404" calcext:value-type="float">
            <text:p>43.7717221604404</text:p>
          </table:table-cell>
          <table:table-cell office:value-type="float" office:value="77.3138939309741" calcext:value-type="float">
            <text:p>77.3138939309741</text:p>
          </table:table-cell>
          <table:table-cell office:value-type="float" office:value="68.596424640496" calcext:value-type="float">
            <text:p>68.596424640496</text:p>
          </table:table-cell>
          <table:table-cell office:value-type="float" office:value="602.332252726053" calcext:value-type="float">
            <text:p>602.332252726053</text:p>
          </table:table-cell>
          <table:table-cell office:value-type="float" office:value="534.416737818838" calcext:value-type="float">
            <text:p>534.416737818838</text:p>
          </table:table-cell>
          <table:table-cell office:value-type="float" office:value="16.7038221261809" calcext:value-type="float">
            <text:p>16.7038221261809</text:p>
          </table:table-cell>
          <table:table-cell office:value-type="float" office:value="9.4267002588409" calcext:value-type="float">
            <text:p>9.4267002588409</text:p>
          </table:table-cell>
          <table:table-cell office:value-type="float" office:value="103.019225391385" calcext:value-type="float">
            <text:p>103.019225391385</text:p>
          </table:table-cell>
          <table:table-cell office:value-type="float" office:value="91.4033710084713" calcext:value-type="float">
            <text:p>91.4033710084713</text:p>
          </table:table-cell>
          <table:table-cell table:formula="of:=SUM([.E297:.P297])" office:value-type="float" office:value="5143.22337999396" calcext:value-type="float">
            <text:p>5143.223379993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9710.46322631953" calcext:value-type="float">
            <text:p>9710.46322631953</text:p>
          </table:table-cell>
          <table:table-cell office:value-type="float" office:value="1412.17305841668" calcext:value-type="float">
            <text:p>1412.17305841668</text:p>
          </table:table-cell>
          <table:table-cell office:value-type="float" office:value="301.208150957479" calcext:value-type="float">
            <text:p>301.208150957479</text:p>
          </table:table-cell>
          <table:table-cell office:value-type="float" office:value="24.9067071523654" calcext:value-type="float">
            <text:p>24.9067071523654</text:p>
          </table:table-cell>
          <table:table-cell office:value-type="float" office:value="9960.68102866978" calcext:value-type="float">
            <text:p>9960.68102866978</text:p>
          </table:table-cell>
          <table:table-cell office:value-type="float" office:value="9258.84870072849" calcext:value-type="float">
            <text:p>9258.84870072849</text:p>
          </table:table-cell>
          <table:table-cell office:value-type="float" office:value="1444.92574996337" calcext:value-type="float">
            <text:p>1444.92574996337</text:p>
          </table:table-cell>
          <table:table-cell office:value-type="float" office:value="1343.11588376244" calcext:value-type="float">
            <text:p>1343.11588376244</text:p>
          </table:table-cell>
          <table:table-cell office:value-type="float" office:value="18.9817713405996" calcext:value-type="float">
            <text:p>18.9817713405996</text:p>
          </table:table-cell>
          <table:table-cell office:value-type="float" office:value="16.755973840518" calcext:value-type="float">
            <text:p>16.755973840518</text:p>
          </table:table-cell>
          <table:table-cell office:value-type="float" office:value="374.812746656439" calcext:value-type="float">
            <text:p>374.812746656439</text:p>
          </table:table-cell>
          <table:table-cell office:value-type="float" office:value="348.4033373228" calcext:value-type="float">
            <text:p>348.4033373228</text:p>
          </table:table-cell>
          <table:table-cell table:formula="of:=SUM([.E298:.P298])" office:value-type="float" office:value="34215.2763351305" calcext:value-type="float">
            <text:p>34215.27633513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380.27257388389" calcext:value-type="float">
            <text:p>3380.27257388389</text:p>
          </table:table-cell>
          <table:table-cell office:value-type="float" office:value="3236.62119819749" calcext:value-type="float">
            <text:p>3236.62119819749</text:p>
          </table:table-cell>
          <table:table-cell office:value-type="float" office:value="381.988265472243" calcext:value-type="float">
            <text:p>381.988265472243</text:p>
          </table:table-cell>
          <table:table-cell office:value-type="float" office:value="43.9137052373555" calcext:value-type="float">
            <text:p>43.9137052373555</text:p>
          </table:table-cell>
          <table:table-cell office:value-type="float" office:value="1369.16417399617" calcext:value-type="float">
            <text:p>1369.16417399617</text:p>
          </table:table-cell>
          <table:table-cell office:value-type="float" office:value="1289.71865068555" calcext:value-type="float">
            <text:p>1289.71865068555</text:p>
          </table:table-cell>
          <table:table-cell office:value-type="float" office:value="1307.30331697519" calcext:value-type="float">
            <text:p>1307.30331697519</text:p>
          </table:table-cell>
          <table:table-cell office:value-type="float" office:value="1231.44725959702" calcext:value-type="float">
            <text:p>1231.44725959702</text:p>
          </table:table-cell>
          <table:table-cell office:value-type="float" office:value="21.6851834690832" calcext:value-type="float">
            <text:p>21.6851834690832</text:p>
          </table:table-cell>
          <table:table-cell office:value-type="float" office:value="18.3303368317693" calcext:value-type="float">
            <text:p>18.3303368317693</text:p>
          </table:table-cell>
          <table:table-cell office:value-type="float" office:value="192.393294849688" calcext:value-type="float">
            <text:p>192.393294849688</text:p>
          </table:table-cell>
          <table:table-cell office:value-type="float" office:value="181.229705938232" calcext:value-type="float">
            <text:p>181.229705938232</text:p>
          </table:table-cell>
          <table:table-cell table:formula="of:=SUM([.E299:.P299])" office:value-type="float" office:value="12654.0676651337" calcext:value-type="float">
            <text:p>12654.06766513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017.15664914335" calcext:value-type="float">
            <text:p>2017.15664914335</text:p>
          </table:table-cell>
          <table:table-cell office:value-type="float" office:value="2229.48815036734" calcext:value-type="float">
            <text:p>2229.48815036734</text:p>
          </table:table-cell>
          <table:table-cell office:value-type="float" office:value="352.40977009493" calcext:value-type="float">
            <text:p>352.40977009493</text:p>
          </table:table-cell>
          <table:table-cell office:value-type="float" office:value="38.2261728944991" calcext:value-type="float">
            <text:p>38.2261728944991</text:p>
          </table:table-cell>
          <table:table-cell office:value-type="float" office:value="443.458577642566" calcext:value-type="float">
            <text:p>443.458577642566</text:p>
          </table:table-cell>
          <table:table-cell office:value-type="float" office:value="446.151332977899" calcext:value-type="float">
            <text:p>446.151332977899</text:p>
          </table:table-cell>
          <table:table-cell office:value-type="float" office:value="486.705097606464" calcext:value-type="float">
            <text:p>486.705097606464</text:p>
          </table:table-cell>
          <table:table-cell office:value-type="float" office:value="489.660453110648" calcext:value-type="float">
            <text:p>489.660453110648</text:p>
          </table:table-cell>
          <table:table-cell office:value-type="float" office:value="11.2412451364946" calcext:value-type="float">
            <text:p>11.2412451364946</text:p>
          </table:table-cell>
          <table:table-cell office:value-type="float" office:value="8.55547018947159" calcext:value-type="float">
            <text:p>8.55547018947159</text:p>
          </table:table-cell>
          <table:table-cell office:value-type="float" office:value="93.664070749713" calcext:value-type="float">
            <text:p>93.664070749713</text:p>
          </table:table-cell>
          <table:table-cell office:value-type="float" office:value="94.2328147969725" calcext:value-type="float">
            <text:p>94.2328147969725</text:p>
          </table:table-cell>
          <table:table-cell table:formula="of:=SUM([.E300:.P300])" office:value-type="float" office:value="6710.94980471035" calcext:value-type="float">
            <text:p>6710.949804710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1377.7405130434" calcext:value-type="float">
            <text:p>11377.7405130434</text:p>
          </table:table-cell>
          <table:table-cell office:value-type="float" office:value="7327.72388225505" calcext:value-type="float">
            <text:p>7327.72388225505</text:p>
          </table:table-cell>
          <table:table-cell office:value-type="float" office:value="1139.55414126139" calcext:value-type="float">
            <text:p>1139.55414126139</text:p>
          </table:table-cell>
          <table:table-cell office:value-type="float" office:value="134.459948446588" calcext:value-type="float">
            <text:p>134.459948446588</text:p>
          </table:table-cell>
          <table:table-cell office:value-type="float" office:value="3811.79004428502" calcext:value-type="float">
            <text:p>3811.79004428502</text:p>
          </table:table-cell>
          <table:table-cell office:value-type="float" office:value="3830.86239333698" calcext:value-type="float">
            <text:p>3830.86239333698</text:p>
          </table:table-cell>
          <table:table-cell office:value-type="float" office:value="2442.70744312078" calcext:value-type="float">
            <text:p>2442.70744312078</text:p>
          </table:table-cell>
          <table:table-cell office:value-type="float" office:value="2454.92956670202" calcext:value-type="float">
            <text:p>2454.92956670202</text:p>
          </table:table-cell>
          <table:table-cell office:value-type="float" office:value="42.6994568720551" calcext:value-type="float">
            <text:p>42.6994568720551</text:p>
          </table:table-cell>
          <table:table-cell office:value-type="float" office:value="60.2123641759906" calcext:value-type="float">
            <text:p>60.2123641759906</text:p>
          </table:table-cell>
          <table:table-cell office:value-type="float" office:value="473.539186159403" calcext:value-type="float">
            <text:p>473.539186159403</text:p>
          </table:table-cell>
          <table:table-cell office:value-type="float" office:value="475.908546628706" calcext:value-type="float">
            <text:p>475.908546628706</text:p>
          </table:table-cell>
          <table:table-cell table:formula="of:=SUM([.E301:.P301])" office:value-type="float" office:value="33572.1274862874" calcext:value-type="float">
            <text:p>33572.12748628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522.77142663083" calcext:value-type="float">
            <text:p>522.77142663083</text:p>
          </table:table-cell>
          <table:table-cell office:value-type="float" office:value="404.660307691947" calcext:value-type="float">
            <text:p>404.660307691947</text:p>
          </table:table-cell>
          <table:table-cell office:value-type="float" office:value="119.41909007086" calcext:value-type="float">
            <text:p>119.41909007086</text:p>
          </table:table-cell>
          <table:table-cell office:value-type="float" office:value="2.12785101843376" calcext:value-type="float">
            <text:p>2.12785101843376</text:p>
          </table:table-cell>
          <table:table-cell office:value-type="float" office:value="108.86006350915" calcext:value-type="float">
            <text:p>108.86006350915</text:p>
          </table:table-cell>
          <table:table-cell office:value-type="float" office:value="113.46277957434" calcext:value-type="float">
            <text:p>113.46277957434</text:p>
          </table:table-cell>
          <table:table-cell office:value-type="float" office:value="83.719084699312" calcext:value-type="float">
            <text:p>83.719084699312</text:p>
          </table:table-cell>
          <table:table-cell office:value-type="float" office:value="87.2588141803272" calcext:value-type="float">
            <text:p>87.2588141803272</text:p>
          </table:table-cell>
          <table:table-cell office:value-type="float" office:value="0.658029855515065" calcext:value-type="float">
            <text:p>0.658029855515065</text:p>
          </table:table-cell>
          <table:table-cell office:value-type="float" office:value="1.57165997156975" calcext:value-type="float">
            <text:p>1.57165997156975</text:p>
          </table:table-cell>
          <table:table-cell office:value-type="float" office:value="26.3207448840029" calcext:value-type="float">
            <text:p>26.3207448840029</text:p>
          </table:table-cell>
          <table:table-cell office:value-type="float" office:value="27.4336131978744" calcext:value-type="float">
            <text:p>27.4336131978744</text:p>
          </table:table-cell>
          <table:table-cell table:formula="of:=SUM([.E302:.P302])" office:value-type="float" office:value="1498.26346528416" calcext:value-type="float">
            <text:p>1498.263465284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718.72962068385" calcext:value-type="float">
            <text:p>3718.72962068385</text:p>
          </table:table-cell>
          <table:table-cell office:value-type="float" office:value="534.810546907519" calcext:value-type="float">
            <text:p>534.810546907519</text:p>
          </table:table-cell>
          <table:table-cell office:value-type="float" office:value="28.1318250168236" calcext:value-type="float">
            <text:p>28.1318250168236</text:p>
          </table:table-cell>
          <table:table-cell office:value-type="float" office:value="2.7662711425293" calcext:value-type="float">
            <text:p>2.7662711425293</text:p>
          </table:table-cell>
          <table:table-cell office:value-type="float" office:value="866.900876500196" calcext:value-type="float">
            <text:p>866.900876500196</text:p>
          </table:table-cell>
          <table:table-cell office:value-type="float" office:value="863.835356517844" calcext:value-type="float">
            <text:p>863.835356517844</text:p>
          </table:table-cell>
          <table:table-cell office:value-type="float" office:value="124.692207249259" calcext:value-type="float">
            <text:p>124.692207249259</text:p>
          </table:table-cell>
          <table:table-cell office:value-type="float" office:value="124.251272808739" calcext:value-type="float">
            <text:p>124.251272808739</text:p>
          </table:table-cell>
          <table:table-cell office:value-type="float" office:value="0.77781373431364" calcext:value-type="float">
            <text:p>0.77781373431364</text:p>
          </table:table-cell>
          <table:table-cell office:value-type="float" office:value="1.50865626441151" calcext:value-type="float">
            <text:p>1.50865626441151</text:p>
          </table:table-cell>
          <table:table-cell office:value-type="float" office:value="7.71738193562121" calcext:value-type="float">
            <text:p>7.71738193562121</text:p>
          </table:table-cell>
          <table:table-cell office:value-type="float" office:value="7.69009186223865" calcext:value-type="float">
            <text:p>7.69009186223865</text:p>
          </table:table-cell>
          <table:table-cell table:formula="of:=SUM([.E303:.P303])" office:value-type="float" office:value="6281.81192062334" calcext:value-type="float">
            <text:p>6281.811920623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04:.P30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4.99404500655484" calcext:value-type="float">
            <text:p>4.99404500655484</text:p>
          </table:table-cell>
          <table:table-cell office:value-type="float" office:value="32.2999038040705" calcext:value-type="float">
            <text:p>32.2999038040705</text:p>
          </table:table-cell>
          <table:table-cell office:value-type="float" office:value="2.27391223681147" calcext:value-type="float">
            <text:p>2.27391223681147</text:p>
          </table:table-cell>
          <table:table-cell office:value-type="float" office:value="0.255761717764272" calcext:value-type="float">
            <text:p>0.255761717764272</text:p>
          </table:table-cell>
          <table:table-cell office:value-type="float" office:value="0.384073007716946" calcext:value-type="float">
            <text:p>0.384073007716946</text:p>
          </table:table-cell>
          <table:table-cell office:value-type="float" office:value="0.519962889395038" calcext:value-type="float">
            <text:p>0.519962889395038</text:p>
          </table:table-cell>
          <table:table-cell office:value-type="float" office:value="2.47583778801001" calcext:value-type="float">
            <text:p>2.47583778801001</text:p>
          </table:table-cell>
          <table:table-cell office:value-type="float" office:value="3.35182047178867" calcext:value-type="float">
            <text:p>3.35182047178867</text:p>
          </table:table-cell>
          <table:table-cell office:value-type="float" office:value="0.073590025130204" calcext:value-type="float">
            <text:p>0.073590025130204</text:p>
          </table:table-cell>
          <table:table-cell office:value-type="float" office:value="0.055649063218595" calcext:value-type="float">
            <text:p>0.055649063218595</text:p>
          </table:table-cell>
          <table:table-cell office:value-type="float" office:value="0.212711857623581" calcext:value-type="float">
            <text:p>0.212711857623581</text:p>
          </table:table-cell>
          <table:table-cell office:value-type="float" office:value="0.287971999792433" calcext:value-type="float">
            <text:p>0.287971999792433</text:p>
          </table:table-cell>
          <table:table-cell table:formula="of:=SUM([.E305:.P305])" office:value-type="float" office:value="47.1852398678766" calcext:value-type="float">
            <text:p>47.18523986787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06:.P30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07:.P30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08:.P30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23.746821537502" calcext:value-type="float">
            <text:p>223.746821537502</text:p>
          </table:table-cell>
          <table:table-cell office:value-type="float" office:value="201.186798930446" calcext:value-type="float">
            <text:p>201.186798930446</text:p>
          </table:table-cell>
          <table:table-cell office:value-type="float" office:value="29.5806104908385" calcext:value-type="float">
            <text:p>29.5806104908385</text:p>
          </table:table-cell>
          <table:table-cell office:value-type="float" office:value="3.55773858348745" calcext:value-type="float">
            <text:p>3.55773858348745</text:p>
          </table:table-cell>
          <table:table-cell office:value-type="float" office:value="7.37362716735398" calcext:value-type="float">
            <text:p>7.37362716735398</text:p>
          </table:table-cell>
          <table:table-cell office:value-type="float" office:value="7.87948211140126" calcext:value-type="float">
            <text:p>7.87948211140126</text:p>
          </table:table-cell>
          <table:table-cell office:value-type="float" office:value="6.56260391470175" calcext:value-type="float">
            <text:p>6.56260391470175</text:p>
          </table:table-cell>
          <table:table-cell office:value-type="float" office:value="7.01282001062449" calcext:value-type="float">
            <text:p>7.01282001062449</text:p>
          </table:table-cell>
          <table:table-cell office:value-type="float" office:value="1.11437950967896" calcext:value-type="float">
            <text:p>1.11437950967896</text:p>
          </table:table-cell>
          <table:table-cell office:value-type="float" office:value="0.122836367772765" calcext:value-type="float">
            <text:p>0.122836367772765</text:p>
          </table:table-cell>
          <table:table-cell office:value-type="float" office:value="1.20040712604709" calcext:value-type="float">
            <text:p>1.20040712604709</text:p>
          </table:table-cell>
          <table:table-cell office:value-type="float" office:value="1.28275898162625" calcext:value-type="float">
            <text:p>1.28275898162625</text:p>
          </table:table-cell>
          <table:table-cell table:formula="of:=SUM([.E309:.P309])" office:value-type="float" office:value="490.62088473148" calcext:value-type="float">
            <text:p>490.620884731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585.48190635045" calcext:value-type="float">
            <text:p>1585.48190635045</text:p>
          </table:table-cell>
          <table:table-cell office:value-type="float" office:value="1425.85600280872" calcext:value-type="float">
            <text:p>1425.85600280872</text:p>
          </table:table-cell>
          <table:table-cell office:value-type="float" office:value="209.64442627118" calcext:value-type="float">
            <text:p>209.64442627118</text:p>
          </table:table-cell>
          <table:table-cell office:value-type="float" office:value="25.2144919182473" calcext:value-type="float">
            <text:p>25.2144919182473</text:p>
          </table:table-cell>
          <table:table-cell office:value-type="float" office:value="35.6981152452219" calcext:value-type="float">
            <text:p>35.6981152452219</text:p>
          </table:table-cell>
          <table:table-cell office:value-type="float" office:value="38.1471233016069" calcext:value-type="float">
            <text:p>38.1471233016069</text:p>
          </table:table-cell>
          <table:table-cell office:value-type="float" office:value="31.7716892295541" calcext:value-type="float">
            <text:p>31.7716892295541</text:p>
          </table:table-cell>
          <table:table-cell office:value-type="float" office:value="33.9513315539076" calcext:value-type="float">
            <text:p>33.9513315539076</text:p>
          </table:table-cell>
          <table:table-cell office:value-type="float" office:value="7.89785772093379" calcext:value-type="float">
            <text:p>7.89785772093379</text:p>
          </table:table-cell>
          <table:table-cell office:value-type="float" office:value="0.594690625049522" calcext:value-type="float">
            <text:p>0.594690625049522</text:p>
          </table:table-cell>
          <table:table-cell office:value-type="float" office:value="5.81155935257195" calcext:value-type="float">
            <text:p>5.81155935257195</text:p>
          </table:table-cell>
          <table:table-cell office:value-type="float" office:value="6.21025142852161" calcext:value-type="float">
            <text:p>6.21025142852161</text:p>
          </table:table-cell>
          <table:table-cell table:formula="of:=SUM([.E310:.P310])" office:value-type="float" office:value="3406.27944580596" calcext:value-type="float">
            <text:p>3406.279445805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399.70976759875" calcext:value-type="float">
            <text:p>1399.70976759875</text:p>
          </table:table-cell>
          <table:table-cell office:value-type="float" office:value="1258.8195759563" calcext:value-type="float">
            <text:p>1258.8195759563</text:p>
          </table:table-cell>
          <table:table-cell office:value-type="float" office:value="185.084964582984" calcext:value-type="float">
            <text:p>185.084964582984</text:p>
          </table:table-cell>
          <table:table-cell office:value-type="float" office:value="22.2606602363476" calcext:value-type="float">
            <text:p>22.2606602363476</text:p>
          </table:table-cell>
          <table:table-cell office:value-type="float" office:value="29.251839157992" calcext:value-type="float">
            <text:p>29.251839157992</text:p>
          </table:table-cell>
          <table:table-cell office:value-type="float" office:value="31.2586105654948" calcext:value-type="float">
            <text:p>31.2586105654948</text:p>
          </table:table-cell>
          <table:table-cell office:value-type="float" office:value="26.0344373011406" calcext:value-type="float">
            <text:p>26.0344373011406</text:p>
          </table:table-cell>
          <table:table-cell office:value-type="float" office:value="27.8204844657025" calcext:value-type="float">
            <text:p>27.8204844657025</text:p>
          </table:table-cell>
          <table:table-cell office:value-type="float" office:value="6.97263811187445" calcext:value-type="float">
            <text:p>6.97263811187445</text:p>
          </table:table-cell>
          <table:table-cell office:value-type="float" office:value="0.487302863778953" calcext:value-type="float">
            <text:p>0.487302863778953</text:p>
          </table:table-cell>
          <table:table-cell office:value-type="float" office:value="4.76212254542801" calcext:value-type="float">
            <text:p>4.76212254542801</text:p>
          </table:table-cell>
          <table:table-cell office:value-type="float" office:value="5.08881965707196" calcext:value-type="float">
            <text:p>5.08881965707196</text:p>
          </table:table-cell>
          <table:table-cell table:formula="of:=SUM([.E311:.P311])" office:value-type="float" office:value="2997.55122304286" calcext:value-type="float">
            <text:p>2997.551223042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931.19048764193" calcext:value-type="float">
            <text:p>931.19048764193</text:p>
          </table:table-cell>
          <table:table-cell office:value-type="float" office:value="836.406368981965" calcext:value-type="float">
            <text:p>836.406368981965</text:p>
          </table:table-cell>
          <table:table-cell office:value-type="float" office:value="122.977308374321" calcext:value-type="float">
            <text:p>122.977308374321</text:p>
          </table:table-cell>
          <table:table-cell office:value-type="float" office:value="14.7908074795232" calcext:value-type="float">
            <text:p>14.7908074795232</text:p>
          </table:table-cell>
          <table:table-cell office:value-type="float" office:value="53.4230943276188" calcext:value-type="float">
            <text:p>53.4230943276188</text:p>
          </table:table-cell>
          <table:table-cell office:value-type="float" office:value="56.0181475304787" calcext:value-type="float">
            <text:p>56.0181475304787</text:p>
          </table:table-cell>
          <table:table-cell office:value-type="float" office:value="47.5471026691091" calcext:value-type="float">
            <text:p>47.5471026691091</text:p>
          </table:table-cell>
          <table:table-cell office:value-type="float" office:value="49.8567266738795" calcext:value-type="float">
            <text:p>49.8567266738795</text:p>
          </table:table-cell>
          <table:table-cell office:value-type="float" office:value="4.63287911688834" calcext:value-type="float">
            <text:p>4.63287911688834</text:p>
          </table:table-cell>
          <table:table-cell office:value-type="float" office:value="1.55709881938221" calcext:value-type="float">
            <text:p>1.55709881938221</text:p>
          </table:table-cell>
          <table:table-cell office:value-type="float" office:value="8.69713936857106" calcext:value-type="float">
            <text:p>8.69713936857106</text:p>
          </table:table-cell>
          <table:table-cell office:value-type="float" office:value="9.11960721058187" calcext:value-type="float">
            <text:p>9.11960721058187</text:p>
          </table:table-cell>
          <table:table-cell table:formula="of:=SUM([.E312:.P312])" office:value-type="float" office:value="2136.21676819425" calcext:value-type="float">
            <text:p>2136.216768194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23.8577612069594" calcext:value-type="float">
            <text:p>23.8577612069594</text:p>
          </table:table-cell>
          <table:table-cell office:value-type="float" office:value="21.4408919275645" calcext:value-type="float">
            <text:p>21.4408919275645</text:p>
          </table:table-cell>
          <table:table-cell office:value-type="float" office:value="3.15246664322501" calcext:value-type="float">
            <text:p>3.15246664322501</text:p>
          </table:table-cell>
          <table:table-cell office:value-type="float" office:value="0.379155535455646" calcext:value-type="float">
            <text:p>0.379155535455646</text:p>
          </table:table-cell>
          <table:table-cell office:value-type="float" office:value="2.88811653073907" calcext:value-type="float">
            <text:p>2.88811653073907</text:p>
          </table:table-cell>
          <table:table-cell office:value-type="float" office:value="2.30897851586119" calcext:value-type="float">
            <text:p>2.30897851586119</text:p>
          </table:table-cell>
          <table:table-cell office:value-type="float" office:value="2.57045337668524" calcext:value-type="float">
            <text:p>2.57045337668524</text:p>
          </table:table-cell>
          <table:table-cell office:value-type="float" office:value="2.0550145950206" calcext:value-type="float">
            <text:p>2.0550145950206</text:p>
          </table:table-cell>
          <table:table-cell office:value-type="float" office:value="0.11876172174487" calcext:value-type="float">
            <text:p>0.11876172174487</text:p>
          </table:table-cell>
          <table:table-cell office:value-type="float" office:value="0.026357523092089" calcext:value-type="float">
            <text:p>0.026357523092089</text:p>
          </table:table-cell>
          <table:table-cell office:value-type="float" office:value="0.4701777816626" calcext:value-type="float">
            <text:p>0.4701777816626</text:p>
          </table:table-cell>
          <table:table-cell office:value-type="float" office:value="0.375895634729254" calcext:value-type="float">
            <text:p>0.375895634729254</text:p>
          </table:table-cell>
          <table:table-cell table:formula="of:=SUM([.E313:.P313])" office:value-type="float" office:value="59.6440309927395" calcext:value-type="float">
            <text:p>59.64403099273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97.7937497308644" calcext:value-type="float">
            <text:p>97.7937497308644</text:p>
          </table:table-cell>
          <table:table-cell office:value-type="float" office:value="176.812915607452" calcext:value-type="float">
            <text:p>176.812915607452</text:p>
          </table:table-cell>
          <table:table-cell office:value-type="float" office:value="14.710164719044" calcext:value-type="float">
            <text:p>14.710164719044</text:p>
          </table:table-cell>
          <table:table-cell office:value-type="float" office:value="1.21265761198195" calcext:value-type="float">
            <text:p>1.21265761198195</text:p>
          </table:table-cell>
          <table:table-cell office:value-type="float" office:value="11.9558066143329" calcext:value-type="float">
            <text:p>11.9558066143329</text:p>
          </table:table-cell>
          <table:table-cell office:value-type="float" office:value="10.5108787156224" calcext:value-type="float">
            <text:p>10.5108787156224</text:p>
          </table:table-cell>
          <table:table-cell office:value-type="float" office:value="21.5598067940512" calcext:value-type="float">
            <text:p>21.5598067940512</text:p>
          </table:table-cell>
          <table:table-cell office:value-type="float" office:value="18.9541803120883" calcext:value-type="float">
            <text:p>18.9541803120883</text:p>
          </table:table-cell>
          <table:table-cell office:value-type="float" office:value="0.387940693994385" calcext:value-type="float">
            <text:p>0.387940693994385</text:p>
          </table:table-cell>
          <table:table-cell office:value-type="float" office:value="0.413295565554546" calcext:value-type="float">
            <text:p>0.413295565554546</text:p>
          </table:table-cell>
          <table:table-cell office:value-type="float" office:value="2.10111880296025" calcext:value-type="float">
            <text:p>2.10111880296025</text:p>
          </table:table-cell>
          <table:table-cell office:value-type="float" office:value="1.84718652763699" calcext:value-type="float">
            <text:p>1.84718652763699</text:p>
          </table:table-cell>
          <table:table-cell table:formula="of:=SUM([.E314:.P314])" office:value-type="float" office:value="358.259701695583" calcext:value-type="float">
            <text:p>358.2597016955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56.7096123919718" calcext:value-type="float">
            <text:p>56.7096123919718</text:p>
          </table:table-cell>
          <table:table-cell office:value-type="float" office:value="50.9705126070547" calcext:value-type="float">
            <text:p>50.9705126070547</text:p>
          </table:table-cell>
          <table:table-cell office:value-type="float" office:value="7.49422371628322" calcext:value-type="float">
            <text:p>7.49422371628322</text:p>
          </table:table-cell>
          <table:table-cell office:value-type="float" office:value="0.901350189407528" calcext:value-type="float">
            <text:p>0.901350189407528</text:p>
          </table:table-cell>
          <table:table-cell office:value-type="float" office:value="3.39963801075941" calcext:value-type="float">
            <text:p>3.39963801075941</text:p>
          </table:table-cell>
          <table:table-cell office:value-type="float" office:value="3.27703261297385" calcext:value-type="float">
            <text:p>3.27703261297385</text:p>
          </table:table-cell>
          <table:table-cell office:value-type="float" office:value="3.02571274782594" calcext:value-type="float">
            <text:p>3.02571274782594</text:p>
          </table:table-cell>
          <table:table-cell office:value-type="float" office:value="2.91659268449626" calcext:value-type="float">
            <text:p>2.91659268449626</text:p>
          </table:table-cell>
          <table:table-cell office:value-type="float" office:value="0.282327146458409" calcext:value-type="float">
            <text:p>0.282327146458409</text:p>
          </table:table-cell>
          <table:table-cell office:value-type="float" office:value="0.055899716521561" calcext:value-type="float">
            <text:p>0.055899716521561</text:p>
          </table:table-cell>
          <table:table-cell office:value-type="float" office:value="0.553452134407359" calcext:value-type="float">
            <text:p>0.553452134407359</text:p>
          </table:table-cell>
          <table:table-cell office:value-type="float" office:value="0.533492297836663" calcext:value-type="float">
            <text:p>0.533492297836663</text:p>
          </table:table-cell>
          <table:table-cell table:formula="of:=SUM([.E315:.P315])" office:value-type="float" office:value="130.119846255997" calcext:value-type="float">
            <text:p>130.119846255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16:.P31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17:.P31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18:.P31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6.16451403892509" calcext:value-type="float">
            <text:p>6.16451403892509</text:p>
          </table:table-cell>
          <table:table-cell office:value-type="float" office:value="4.92815875633444" calcext:value-type="float">
            <text:p>4.92815875633444</text:p>
          </table:table-cell>
          <table:table-cell office:value-type="float" office:value="0.467177346347039" calcext:value-type="float">
            <text:p>0.467177346347039</text:p>
          </table:table-cell>
          <table:table-cell office:value-type="float" office:value="0.040154167760405" calcext:value-type="float">
            <text:p>0.040154167760405</text:p>
          </table:table-cell>
          <table:table-cell office:value-type="float" office:value="0.53220655244752" calcext:value-type="float">
            <text:p>0.53220655244752</text:p>
          </table:table-cell>
          <table:table-cell office:value-type="float" office:value="0.37650248960007" calcext:value-type="float">
            <text:p>0.37650248960007</text:p>
          </table:table-cell>
          <table:table-cell office:value-type="float" office:value="0.423517501402496" calcext:value-type="float">
            <text:p>0.423517501402496</text:p>
          </table:table-cell>
          <table:table-cell office:value-type="float" office:value="0.299611857339852" calcext:value-type="float">
            <text:p>0.299611857339852</text:p>
          </table:table-cell>
          <table:table-cell office:value-type="float" office:value="0.012438171951137" calcext:value-type="float">
            <text:p>0.012438171951137</text:p>
          </table:table-cell>
          <table:table-cell office:value-type="float" office:value="0.003736155098718" calcext:value-type="float">
            <text:p>0.003736155098718</text:p>
          </table:table-cell>
          <table:table-cell office:value-type="float" office:value="0.047145977050251" calcext:value-type="float">
            <text:p>0.047145977050251</text:p>
          </table:table-cell>
          <table:table-cell office:value-type="float" office:value="0.03335279818036" calcext:value-type="float">
            <text:p>0.03335279818036</text:p>
          </table:table-cell>
          <table:table-cell table:formula="of:=SUM([.E319:.P319])" office:value-type="float" office:value="13.3285158124374" calcext:value-type="float">
            <text:p>13.32851581243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5.43195057139344" calcext:value-type="float">
            <text:p>5.43195057139344</text:p>
          </table:table-cell>
          <table:table-cell office:value-type="float" office:value="4.98382090603127" calcext:value-type="float">
            <text:p>4.98382090603127</text:p>
          </table:table-cell>
          <table:table-cell office:value-type="float" office:value="0.717400895721688" calcext:value-type="float">
            <text:p>0.717400895721688</text:p>
          </table:table-cell>
          <table:table-cell office:value-type="float" office:value="0.085565829680105" calcext:value-type="float">
            <text:p>0.085565829680105</text:p>
          </table:table-cell>
          <table:table-cell office:value-type="float" office:value="0.490807049187121" calcext:value-type="float">
            <text:p>0.490807049187121</text:p>
          </table:table-cell>
          <table:table-cell office:value-type="float" office:value="0.400782699184442" calcext:value-type="float">
            <text:p>0.400782699184442</text:p>
          </table:table-cell>
          <table:table-cell office:value-type="float" office:value="0.44601712318981" calcext:value-type="float">
            <text:p>0.44601712318981</text:p>
          </table:table-cell>
          <table:table-cell office:value-type="float" office:value="0.364208188962545" calcext:value-type="float">
            <text:p>0.364208188962545</text:p>
          </table:table-cell>
          <table:table-cell office:value-type="float" office:value="0.026805588242636" calcext:value-type="float">
            <text:p>0.026805588242636</text:p>
          </table:table-cell>
          <table:table-cell office:value-type="float" office:value="0.005100166961439" calcext:value-type="float">
            <text:p>0.005100166961439</text:p>
          </table:table-cell>
          <table:table-cell office:value-type="float" office:value="0.079734297719638" calcext:value-type="float">
            <text:p>0.079734297719638</text:p>
          </table:table-cell>
          <table:table-cell office:value-type="float" office:value="0.065109348185969" calcext:value-type="float">
            <text:p>0.065109348185969</text:p>
          </table:table-cell>
          <table:table-cell table:formula="of:=SUM([.E320:.P320])" office:value-type="float" office:value="13.0973026644601" calcext:value-type="float">
            <text:p>13.09730266446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1:.P32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2:.P32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39.2137062173204" calcext:value-type="float">
            <text:p>39.2137062173204</text:p>
          </table:table-cell>
          <table:table-cell office:value-type="float" office:value="58.0709171864607" calcext:value-type="float">
            <text:p>58.0709171864607</text:p>
          </table:table-cell>
          <table:table-cell office:value-type="float" office:value="4.72941611024234" calcext:value-type="float">
            <text:p>4.72941611024234</text:p>
          </table:table-cell>
          <table:table-cell office:value-type="float" office:value="0.518421100261099" calcext:value-type="float">
            <text:p>0.518421100261099</text:p>
          </table:table-cell>
          <table:table-cell office:value-type="float" office:value="3.00049623378354" calcext:value-type="float">
            <text:p>3.00049623378354</text:p>
          </table:table-cell>
          <table:table-cell office:value-type="float" office:value="1.61976791061796" calcext:value-type="float">
            <text:p>1.61976791061796</text:p>
          </table:table-cell>
          <table:table-cell office:value-type="float" office:value="4.42183799595196" calcext:value-type="float">
            <text:p>4.42183799595196</text:p>
          </table:table-cell>
          <table:table-cell office:value-type="float" office:value="2.3870555847233" calcext:value-type="float">
            <text:p>2.3870555847233</text:p>
          </table:table-cell>
          <table:table-cell office:value-type="float" office:value="0.146129980852114" calcext:value-type="float">
            <text:p>0.146129980852114</text:p>
          </table:table-cell>
          <table:table-cell office:value-type="float" office:value="0.01777567535028" calcext:value-type="float">
            <text:p>0.01777567535028</text:p>
          </table:table-cell>
          <table:table-cell office:value-type="float" office:value="0.43563406609846" calcext:value-type="float">
            <text:p>0.43563406609846</text:p>
          </table:table-cell>
          <table:table-cell office:value-type="float" office:value="0.235169793947228" calcext:value-type="float">
            <text:p>0.235169793947228</text:p>
          </table:table-cell>
          <table:table-cell table:formula="of:=SUM([.E323:.P323])" office:value-type="float" office:value="114.796327855609" calcext:value-type="float">
            <text:p>114.7963278556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4:.P32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5:.P32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6:.P32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7:.P32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1.49833001261591" calcext:value-type="float">
            <text:p>1.49833001261591</text:p>
          </table:table-cell>
          <table:table-cell office:value-type="float" office:value="2.45387945494773" calcext:value-type="float">
            <text:p>2.45387945494773</text:p>
          </table:table-cell>
          <table:table-cell office:value-type="float" office:value="0.214218285657648" calcext:value-type="float">
            <text:p>0.214218285657648</text:p>
          </table:table-cell>
          <table:table-cell office:value-type="float" office:value="0.01793835115863" calcext:value-type="float">
            <text:p>0.01793835115863</text:p>
          </table:table-cell>
          <table:table-cell office:value-type="float" office:value="0.049953042273005" calcext:value-type="float">
            <text:p>0.049953042273005</text:p>
          </table:table-cell>
          <table:table-cell office:value-type="float" office:value="0.036716403403158" calcext:value-type="float">
            <text:p>0.036716403403158</text:p>
          </table:table-cell>
          <table:table-cell office:value-type="float" office:value="0.081421943494275" calcext:value-type="float">
            <text:p>0.081421943494275</text:p>
          </table:table-cell>
          <table:table-cell office:value-type="float" office:value="0.059846623692438" calcext:value-type="float">
            <text:p>0.059846623692438</text:p>
          </table:table-cell>
          <table:table-cell office:value-type="float" office:value="0.005757471951245" calcext:value-type="float">
            <text:p>0.005757471951245</text:p>
          </table:table-cell>
          <table:table-cell office:value-type="float" office:value="0.000642100961991" calcext:value-type="float">
            <text:p>0.000642100961991</text:p>
          </table:table-cell>
          <table:table-cell office:value-type="float" office:value="0.008341560835558" calcext:value-type="float">
            <text:p>0.008341560835558</text:p>
          </table:table-cell>
          <table:table-cell office:value-type="float" office:value="0.006131200397695" calcext:value-type="float">
            <text:p>0.006131200397695</text:p>
          </table:table-cell>
          <table:table-cell table:formula="of:=SUM([.E328:.P328])" office:value-type="float" office:value="4.43317645138928" calcext:value-type="float">
            <text:p>4.433176451389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29:.P32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0:.P33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office:value-type="float" office:value="0.071752754647031" calcext:value-type="float">
            <text:p>0.071752754647031</text:p>
          </table:table-cell>
          <table:table-cell office:value-type="float" office:value="0.13291025535274" calcext:value-type="float">
            <text:p>0.13291025535274</text:p>
          </table:table-cell>
          <table:table-cell office:value-type="float" office:value="0.013633603076934" calcext:value-type="float">
            <text:p>0.013633603076934</text:p>
          </table:table-cell>
          <table:table-cell office:value-type="float" office:value="0.001234215372713" calcext:value-type="float">
            <text:p>0.001234215372713</text:p>
          </table:table-cell>
          <table:table-cell office:value-type="float" office:value="0.00082873764257" calcext:value-type="float">
            <text:p>0.00082873764257</text:p>
          </table:table-cell>
          <table:table-cell office:value-type="float" office:value="0.000644848435748" calcext:value-type="float">
            <text:p>0.000644848435748</text:p>
          </table:table-cell>
          <table:table-cell office:value-type="float" office:value="0.001526658965989" calcext:value-type="float">
            <text:p>0.001526658965989</text:p>
          </table:table-cell>
          <table:table-cell office:value-type="float" office:value="0.001187907481899" calcext:value-type="float">
            <text:p>0.001187907481899</text:p>
          </table:table-cell>
          <table:table-cell office:value-type="float" office:value="0.000363245993473" calcext:value-type="float">
            <text:p>0.000363245993473</text:p>
          </table:table-cell>
          <table:table-cell office:value-type="float" office:value="0.0000176947218421843" calcext:value-type="float">
            <text:p>1.76947218421843E-05</text:p>
          </table:table-cell>
          <table:table-cell office:value-type="float" office:value="0.000184563871668" calcext:value-type="float">
            <text:p>0.000184563871668</text:p>
          </table:table-cell>
          <table:table-cell office:value-type="float" office:value="0.000143610858042" calcext:value-type="float">
            <text:p>0.000143610858042</text:p>
          </table:table-cell>
          <table:table-cell table:formula="of:=SUM([.E331:.P331])" office:value-type="float" office:value="0.224428096420649" calcext:value-type="float">
            <text:p>0.2244280964206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2:.P33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3:.P33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4:.P33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5:.P33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6:.P33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5" calcext:value-type="float">
            <text:p>2005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37:.P337])" office:value-type="float" office:value="0" calcext:value-type="float">
            <text:p>0</text:p>
          </table:table-cell>
          <table:table-cell table:formula="of:=SUM([.Q282:.Q337])" office:value-type="float" office:value="165159.530328262" calcext:value-type="float">
            <text:p>165159.5303282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203.46680564999" calcext:value-type="float">
            <text:p>3203.46680564999</text:p>
          </table:table-cell>
          <table:table-cell office:value-type="float" office:value="646.734886719123" calcext:value-type="float">
            <text:p>646.734886719123</text:p>
          </table:table-cell>
          <table:table-cell office:value-type="float" office:value="58.5716274253252" calcext:value-type="float">
            <text:p>58.5716274253252</text:p>
          </table:table-cell>
          <table:table-cell office:value-type="float" office:value="10.3390923096025" calcext:value-type="float">
            <text:p>10.3390923096025</text:p>
          </table:table-cell>
          <table:table-cell office:value-type="float" office:value="130.07308174731" calcext:value-type="float">
            <text:p>130.07308174731</text:p>
          </table:table-cell>
          <table:table-cell office:value-type="float" office:value="195.133264476735" calcext:value-type="float">
            <text:p>195.133264476735</text:p>
          </table:table-cell>
          <table:table-cell office:value-type="float" office:value="26.2272891736515" calcext:value-type="float">
            <text:p>26.2272891736515</text:p>
          </table:table-cell>
          <table:table-cell office:value-type="float" office:value="39.3457007866719" calcext:value-type="float">
            <text:p>39.3457007866719</text:p>
          </table:table-cell>
          <table:table-cell office:value-type="float" office:value="0.784514585659255" calcext:value-type="float">
            <text:p>0.784514585659255</text:p>
          </table:table-cell>
          <table:table-cell office:value-type="float" office:value="0.518471748906875" calcext:value-type="float">
            <text:p>0.518471748906875</text:p>
          </table:table-cell>
          <table:table-cell office:value-type="float" office:value="2.88358307073581" calcext:value-type="float">
            <text:p>2.88358307073581</text:p>
          </table:table-cell>
          <table:table-cell office:value-type="float" office:value="4.32589872111773" calcext:value-type="float">
            <text:p>4.32589872111773</text:p>
          </table:table-cell>
          <table:table-cell table:formula="of:=SUM([.E338:.P338])" office:value-type="float" office:value="4318.40421641483" calcext:value-type="float">
            <text:p>4318.40421641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0.8625608466356" calcext:value-type="float">
            <text:p>30.8625608466356</text:p>
          </table:table-cell>
          <table:table-cell office:value-type="float" office:value="13.1808778677772" calcext:value-type="float">
            <text:p>13.1808778677772</text:p>
          </table:table-cell>
          <table:table-cell office:value-type="float" office:value="1.61370300336047" calcext:value-type="float">
            <text:p>1.61370300336047</text:p>
          </table:table-cell>
          <table:table-cell office:value-type="float" office:value="0.237685610131533" calcext:value-type="float">
            <text:p>0.237685610131533</text:p>
          </table:table-cell>
          <table:table-cell office:value-type="float" office:value="1.44423426781967" calcext:value-type="float">
            <text:p>1.44423426781967</text:p>
          </table:table-cell>
          <table:table-cell office:value-type="float" office:value="1.15664969168525" calcext:value-type="float">
            <text:p>1.15664969168525</text:p>
          </table:table-cell>
          <table:table-cell office:value-type="float" office:value="0.610253027454925" calcext:value-type="float">
            <text:p>0.610253027454925</text:p>
          </table:table-cell>
          <table:table-cell office:value-type="float" office:value="0.488735790157738" calcext:value-type="float">
            <text:p>0.488735790157738</text:p>
          </table:table-cell>
          <table:table-cell office:value-type="float" office:value="0.039779875990113" calcext:value-type="float">
            <text:p>0.039779875990113</text:p>
          </table:table-cell>
          <table:table-cell office:value-type="float" office:value="0.005377736330176" calcext:value-type="float">
            <text:p>0.005377736330176</text:p>
          </table:table-cell>
          <table:table-cell office:value-type="float" office:value="0.095305161789947" calcext:value-type="float">
            <text:p>0.095305161789947</text:p>
          </table:table-cell>
          <table:table-cell office:value-type="float" office:value="0.07632742724404" calcext:value-type="float">
            <text:p>0.07632742724404</text:p>
          </table:table-cell>
          <table:table-cell table:formula="of:=SUM([.E339:.P339])" office:value-type="float" office:value="49.8114903063767" calcext:value-type="float">
            <text:p>49.81149030637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7.7044201747507" calcext:value-type="float">
            <text:p>17.7044201747507</text:p>
          </table:table-cell>
          <table:table-cell office:value-type="float" office:value="61.5296578906323" calcext:value-type="float">
            <text:p>61.5296578906323</text:p>
          </table:table-cell>
          <table:table-cell office:value-type="float" office:value="7.53292730417363" calcext:value-type="float">
            <text:p>7.53292730417363</text:p>
          </table:table-cell>
          <table:table-cell office:value-type="float" office:value="1.10954022499591" calcext:value-type="float">
            <text:p>1.10954022499591</text:p>
          </table:table-cell>
          <table:table-cell office:value-type="float" office:value="0.756488539558755" calcext:value-type="float">
            <text:p>0.756488539558755</text:p>
          </table:table-cell>
          <table:table-cell office:value-type="float" office:value="0.855456841752454" calcext:value-type="float">
            <text:p>0.855456841752454</text:p>
          </table:table-cell>
          <table:table-cell office:value-type="float" office:value="2.60297299899859" calcext:value-type="float">
            <text:p>2.60297299899859</text:p>
          </table:table-cell>
          <table:table-cell office:value-type="float" office:value="2.94350931236718" calcext:value-type="float">
            <text:p>2.94350931236718</text:p>
          </table:table-cell>
          <table:table-cell office:value-type="float" office:value="0.185696454292474" calcext:value-type="float">
            <text:p>0.185696454292474</text:p>
          </table:table-cell>
          <table:table-cell office:value-type="float" office:value="0.074484988780254" calcext:value-type="float">
            <text:p>0.074484988780254</text:p>
          </table:table-cell>
          <table:table-cell office:value-type="float" office:value="0.406514599608989" calcext:value-type="float">
            <text:p>0.406514599608989</text:p>
          </table:table-cell>
          <table:table-cell office:value-type="float" office:value="0.459697242354271" calcext:value-type="float">
            <text:p>0.459697242354271</text:p>
          </table:table-cell>
          <table:table-cell table:formula="of:=SUM([.E340:.P340])" office:value-type="float" office:value="96.1613665722655" calcext:value-type="float">
            <text:p>96.16136657226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019.20183711259" calcext:value-type="float">
            <text:p>1019.20183711259</text:p>
          </table:table-cell>
          <table:table-cell office:value-type="float" office:value="22513.3542255978" calcext:value-type="float">
            <text:p>22513.3542255978</text:p>
          </table:table-cell>
          <table:table-cell office:value-type="float" office:value="2484.6247400671" calcext:value-type="float">
            <text:p>2484.6247400671</text:p>
          </table:table-cell>
          <table:table-cell office:value-type="float" office:value="357.174592094074" calcext:value-type="float">
            <text:p>357.174592094074</text:p>
          </table:table-cell>
          <table:table-cell office:value-type="float" office:value="19.5231587299973" calcext:value-type="float">
            <text:p>19.5231587299973</text:p>
          </table:table-cell>
          <table:table-cell office:value-type="float" office:value="21.8575814540826" calcext:value-type="float">
            <text:p>21.8575814540826</text:p>
          </table:table-cell>
          <table:table-cell office:value-type="float" office:value="427.863826342518" calcext:value-type="float">
            <text:p>427.863826342518</text:p>
          </table:table-cell>
          <table:table-cell office:value-type="float" office:value="479.024350765924" calcext:value-type="float">
            <text:p>479.024350765924</text:p>
          </table:table-cell>
          <table:table-cell office:value-type="float" office:value="62.7543210780308" calcext:value-type="float">
            <text:p>62.7543210780308</text:p>
          </table:table-cell>
          <table:table-cell office:value-type="float" office:value="8.40070847976503" calcext:value-type="float">
            <text:p>8.40070847976503</text:p>
          </table:table-cell>
          <table:table-cell office:value-type="float" office:value="59.1857848261487" calcext:value-type="float">
            <text:p>59.1857848261487</text:p>
          </table:table-cell>
          <table:table-cell office:value-type="float" office:value="66.2627462416544" calcext:value-type="float">
            <text:p>66.2627462416544</text:p>
          </table:table-cell>
          <table:table-cell table:formula="of:=SUM([.E341:.P341])" office:value-type="float" office:value="27519.2278727897" calcext:value-type="float">
            <text:p>27519.22787278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614.93213848072" calcext:value-type="float">
            <text:p>3614.93213848072</text:p>
          </table:table-cell>
          <table:table-cell office:value-type="float" office:value="317.142633397115" calcext:value-type="float">
            <text:p>317.142633397115</text:p>
          </table:table-cell>
          <table:table-cell office:value-type="float" office:value="16.1383714037118" calcext:value-type="float">
            <text:p>16.1383714037118</text:p>
          </table:table-cell>
          <table:table-cell office:value-type="float" office:value="2.56655744932744" calcext:value-type="float">
            <text:p>2.56655744932744</text:p>
          </table:table-cell>
          <table:table-cell office:value-type="float" office:value="220.611182182156" calcext:value-type="float">
            <text:p>220.611182182156</text:p>
          </table:table-cell>
          <table:table-cell office:value-type="float" office:value="330.905294021455" calcext:value-type="float">
            <text:p>330.905294021455</text:p>
          </table:table-cell>
          <table:table-cell office:value-type="float" office:value="19.3511956149469" calcext:value-type="float">
            <text:p>19.3511956149469</text:p>
          </table:table-cell>
          <table:table-cell office:value-type="float" office:value="29.0257865049809" calcext:value-type="float">
            <text:p>29.0257865049809</text:p>
          </table:table-cell>
          <table:table-cell office:value-type="float" office:value="0.196755732439733" calcext:value-type="float">
            <text:p>0.196755732439733</text:p>
          </table:table-cell>
          <table:table-cell office:value-type="float" office:value="0.357498055423445" calcext:value-type="float">
            <text:p>0.357498055423445</text:p>
          </table:table-cell>
          <table:table-cell office:value-type="float" office:value="1.17865099942461" calcext:value-type="float">
            <text:p>1.17865099942461</text:p>
          </table:table-cell>
          <table:table-cell office:value-type="float" office:value="1.76791516937362" calcext:value-type="float">
            <text:p>1.76791516937362</text:p>
          </table:table-cell>
          <table:table-cell table:formula="of:=SUM([.E342:.P342])" office:value-type="float" office:value="4554.17397901107" calcext:value-type="float">
            <text:p>4554.173979011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5578.2151847912" calcext:value-type="float">
            <text:p>5578.2151847912</text:p>
          </table:table-cell>
          <table:table-cell office:value-type="float" office:value="632.904548195219" calcext:value-type="float">
            <text:p>632.904548195219</text:p>
          </table:table-cell>
          <table:table-cell office:value-type="float" office:value="88.0738253475541" calcext:value-type="float">
            <text:p>88.0738253475541</text:p>
          </table:table-cell>
          <table:table-cell office:value-type="float" office:value="14.507783368135" calcext:value-type="float">
            <text:p>14.507783368135</text:p>
          </table:table-cell>
          <table:table-cell office:value-type="float" office:value="943.521631549722" calcext:value-type="float">
            <text:p>943.521631549722</text:p>
          </table:table-cell>
          <table:table-cell office:value-type="float" office:value="1053.99754708395" calcext:value-type="float">
            <text:p>1053.99754708395</text:p>
          </table:table-cell>
          <table:table-cell office:value-type="float" office:value="106.371974254517" calcext:value-type="float">
            <text:p>106.371974254517</text:p>
          </table:table-cell>
          <table:table-cell office:value-type="float" office:value="118.826952338749" calcext:value-type="float">
            <text:p>118.826952338749</text:p>
          </table:table-cell>
          <table:table-cell office:value-type="float" office:value="5.26832588037783" calcext:value-type="float">
            <text:p>5.26832588037783</text:p>
          </table:table-cell>
          <table:table-cell office:value-type="float" office:value="1.66877137037412" calcext:value-type="float">
            <text:p>1.66877137037412</text:p>
          </table:table-cell>
          <table:table-cell office:value-type="float" office:value="19.204464957963" calcext:value-type="float">
            <text:p>19.204464957963</text:p>
          </table:table-cell>
          <table:table-cell office:value-type="float" office:value="21.4530947483486" calcext:value-type="float">
            <text:p>21.4530947483486</text:p>
          </table:table-cell>
          <table:table-cell table:formula="of:=SUM([.E343:.P343])" office:value-type="float" office:value="8584.01410388611" calcext:value-type="float">
            <text:p>8584.014103886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70.1813168217813" calcext:value-type="float">
            <text:p>70.1813168217813</text:p>
          </table:table-cell>
          <table:table-cell office:value-type="float" office:value="182.186069808085" calcext:value-type="float">
            <text:p>182.186069808085</text:p>
          </table:table-cell>
          <table:table-cell office:value-type="float" office:value="11.5265909626397" calcext:value-type="float">
            <text:p>11.5265909626397</text:p>
          </table:table-cell>
          <table:table-cell office:value-type="float" office:value="1.25721281737144" calcext:value-type="float">
            <text:p>1.25721281737144</text:p>
          </table:table-cell>
          <table:table-cell office:value-type="float" office:value="5.70330333628288" calcext:value-type="float">
            <text:p>5.70330333628288</text:p>
          </table:table-cell>
          <table:table-cell office:value-type="float" office:value="5.17917696112871" calcext:value-type="float">
            <text:p>5.17917696112871</text:p>
          </table:table-cell>
          <table:table-cell office:value-type="float" office:value="14.7570720007238" calcext:value-type="float">
            <text:p>14.7570720007238</text:p>
          </table:table-cell>
          <table:table-cell office:value-type="float" office:value="13.4009157173252" calcext:value-type="float">
            <text:p>13.4009157173252</text:p>
          </table:table-cell>
          <table:table-cell office:value-type="float" office:value="0.358867697444246" calcext:value-type="float">
            <text:p>0.358867697444246</text:p>
          </table:table-cell>
          <table:table-cell office:value-type="float" office:value="0.181714731122988" calcext:value-type="float">
            <text:p>0.181714731122988</text:p>
          </table:table-cell>
          <table:table-cell office:value-type="float" office:value="1.13113709215485" calcext:value-type="float">
            <text:p>1.13113709215485</text:p>
          </table:table-cell>
          <table:table-cell office:value-type="float" office:value="1.02718702165063" calcext:value-type="float">
            <text:p>1.02718702165063</text:p>
          </table:table-cell>
          <table:table-cell table:formula="of:=SUM([.E344:.P344])" office:value-type="float" office:value="306.890564967711" calcext:value-type="float">
            <text:p>306.8905649677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252.358361450995" calcext:value-type="float">
            <text:p>252.358361450995</text:p>
          </table:table-cell>
          <table:table-cell office:value-type="float" office:value="514.721521283734" calcext:value-type="float">
            <text:p>514.721521283734</text:p>
          </table:table-cell>
          <table:table-cell office:value-type="float" office:value="65.3294425976534" calcext:value-type="float">
            <text:p>65.3294425976534</text:p>
          </table:table-cell>
          <table:table-cell office:value-type="float" office:value="8.64709481913307" calcext:value-type="float">
            <text:p>8.64709481913307</text:p>
          </table:table-cell>
          <table:table-cell office:value-type="float" office:value="33.4073538750352" calcext:value-type="float">
            <text:p>33.4073538750352</text:p>
          </table:table-cell>
          <table:table-cell office:value-type="float" office:value="62.2683243129384" calcext:value-type="float">
            <text:p>62.2683243129384</text:p>
          </table:table-cell>
          <table:table-cell office:value-type="float" office:value="67.6886204331022" calcext:value-type="float">
            <text:p>67.6886204331022</text:p>
          </table:table-cell>
          <table:table-cell office:value-type="float" office:value="126.165543825771" calcext:value-type="float">
            <text:p>126.165543825771</text:p>
          </table:table-cell>
          <table:table-cell office:value-type="float" office:value="2.39263194554386" calcext:value-type="float">
            <text:p>2.39263194554386</text:p>
          </table:table-cell>
          <table:table-cell office:value-type="float" office:value="1.4995710916388" calcext:value-type="float">
            <text:p>1.4995710916388</text:p>
          </table:table-cell>
          <table:table-cell office:value-type="float" office:value="10.7588400074567" calcext:value-type="float">
            <text:p>10.7588400074567</text:p>
          </table:table-cell>
          <table:table-cell office:value-type="float" office:value="20.0535169987218" calcext:value-type="float">
            <text:p>20.0535169987218</text:p>
          </table:table-cell>
          <table:table-cell table:formula="of:=SUM([.E345:.P345])" office:value-type="float" office:value="1165.29082264172" calcext:value-type="float">
            <text:p>1165.29082264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79.76218255666" calcext:value-type="float">
            <text:p>179.76218255666</text:p>
          </table:table-cell>
          <table:table-cell office:value-type="float" office:value="13.654616908251" calcext:value-type="float">
            <text:p>13.654616908251</text:p>
          </table:table-cell>
          <table:table-cell office:value-type="float" office:value="0.567387613270994" calcext:value-type="float">
            <text:p>0.567387613270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817279993706" calcext:value-type="float">
            <text:p>20.1817279993706</text:p>
          </table:table-cell>
          <table:table-cell office:value-type="float" office:value="32.17625664546" calcext:value-type="float">
            <text:p>32.17625664546</text:p>
          </table:table-cell>
          <table:table-cell office:value-type="float" office:value="0.161723810663335" calcext:value-type="float">
            <text:p>0.161723810663335</text:p>
          </table:table-cell>
          <table:table-cell office:value-type="float" office:value="0.366250570764244" calcext:value-type="float">
            <text:p>0.366250570764244</text:p>
          </table:table-cell>
          <table:table-cell office:value-type="float" office:value="1.68081882637782" calcext:value-type="float">
            <text:p>1.68081882637782</text:p>
          </table:table-cell>
          <table:table-cell office:value-type="float" office:value="2.67977340363224" calcext:value-type="float">
            <text:p>2.67977340363224</text:p>
          </table:table-cell>
          <table:table-cell table:formula="of:=SUM([.E346:.P346])" office:value-type="float" office:value="251.23073833445" calcext:value-type="float">
            <text:p>251.230738334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691.523373444297" calcext:value-type="float">
            <text:p>691.523373444297</text:p>
          </table:table-cell>
          <table:table-cell office:value-type="float" office:value="1944.75150499129" calcext:value-type="float">
            <text:p>1944.75150499129</text:p>
          </table:table-cell>
          <table:table-cell office:value-type="float" office:value="178.637918017373" calcext:value-type="float">
            <text:p>178.637918017373</text:p>
          </table:table-cell>
          <table:table-cell office:value-type="float" office:value="17.7998272115239" calcext:value-type="float">
            <text:p>17.7998272115239</text:p>
          </table:table-cell>
          <table:table-cell office:value-type="float" office:value="48.4412020328796" calcext:value-type="float">
            <text:p>48.4412020328796</text:p>
          </table:table-cell>
          <table:table-cell office:value-type="float" office:value="43.4158284910811" calcext:value-type="float">
            <text:p>43.4158284910811</text:p>
          </table:table-cell>
          <table:table-cell office:value-type="float" office:value="135.817988661895" calcext:value-type="float">
            <text:p>135.817988661895</text:p>
          </table:table-cell>
          <table:table-cell office:value-type="float" office:value="121.727997124144" calcext:value-type="float">
            <text:p>121.727997124144</text:p>
          </table:table-cell>
          <table:table-cell office:value-type="float" office:value="4.57868877897324" calcext:value-type="float">
            <text:p>4.57868877897324</text:p>
          </table:table-cell>
          <table:table-cell office:value-type="float" office:value="4.22330945844158" calcext:value-type="float">
            <text:p>4.22330945844158</text:p>
          </table:table-cell>
          <table:table-cell office:value-type="float" office:value="14.7888663410286" calcext:value-type="float">
            <text:p>14.7888663410286</text:p>
          </table:table-cell>
          <table:table-cell office:value-type="float" office:value="13.2546439331503" calcext:value-type="float">
            <text:p>13.2546439331503</text:p>
          </table:table-cell>
          <table:table-cell table:formula="of:=SUM([.E347:.P347])" office:value-type="float" office:value="3218.96114848608" calcext:value-type="float">
            <text:p>3218.961148486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57.622143594148" calcext:value-type="float">
            <text:p>457.622143594148</text:p>
          </table:table-cell>
          <table:table-cell office:value-type="float" office:value="2246.4910114123" calcext:value-type="float">
            <text:p>2246.4910114123</text:p>
          </table:table-cell>
          <table:table-cell office:value-type="float" office:value="378.254363086407" calcext:value-type="float">
            <text:p>378.254363086407</text:p>
          </table:table-cell>
          <table:table-cell office:value-type="float" office:value="53.2760046917966" calcext:value-type="float">
            <text:p>53.2760046917966</text:p>
          </table:table-cell>
          <table:table-cell office:value-type="float" office:value="51.5698270532585" calcext:value-type="float">
            <text:p>51.5698270532585</text:p>
          </table:table-cell>
          <table:table-cell office:value-type="float" office:value="80.4094957641402" calcext:value-type="float">
            <text:p>80.4094957641402</text:p>
          </table:table-cell>
          <table:table-cell office:value-type="float" office:value="250.367067123641" calcext:value-type="float">
            <text:p>250.367067123641</text:p>
          </table:table-cell>
          <table:table-cell office:value-type="float" office:value="390.381173909455" calcext:value-type="float">
            <text:p>390.381173909455</text:p>
          </table:table-cell>
          <table:table-cell office:value-type="float" office:value="14.6018566246072" calcext:value-type="float">
            <text:p>14.6018566246072</text:p>
          </table:table-cell>
          <table:table-cell office:value-type="float" office:value="5.86788898309386" calcext:value-type="float">
            <text:p>5.86788898309386</text:p>
          </table:table-cell>
          <table:table-cell office:value-type="float" office:value="53.7281838570765" calcext:value-type="float">
            <text:p>53.7281838570765</text:p>
          </table:table-cell>
          <table:table-cell office:value-type="float" office:value="83.7748819248282" calcext:value-type="float">
            <text:p>83.7748819248282</text:p>
          </table:table-cell>
          <table:table-cell table:formula="of:=SUM([.E348:.P348])" office:value-type="float" office:value="4066.34389802475" calcext:value-type="float">
            <text:p>4066.343898024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03.218529564955" calcext:value-type="float">
            <text:p>303.218529564955</text:p>
          </table:table-cell>
          <table:table-cell office:value-type="float" office:value="29.895042533349" calcext:value-type="float">
            <text:p>29.895042533349</text:p>
          </table:table-cell>
          <table:table-cell office:value-type="float" office:value="5.03359698408586" calcext:value-type="float">
            <text:p>5.03359698408586</text:p>
          </table:table-cell>
          <table:table-cell office:value-type="float" office:value="0.708967172991663" calcext:value-type="float">
            <text:p>0.708967172991663</text:p>
          </table:table-cell>
          <table:table-cell office:value-type="float" office:value="16.460017965653" calcext:value-type="float">
            <text:p>16.460017965653</text:p>
          </table:table-cell>
          <table:table-cell office:value-type="float" office:value="21.2326693359888" calcext:value-type="float">
            <text:p>21.2326693359888</text:p>
          </table:table-cell>
          <table:table-cell office:value-type="float" office:value="1.60279235629274" calcext:value-type="float">
            <text:p>1.60279235629274</text:p>
          </table:table-cell>
          <table:table-cell office:value-type="float" office:value="2.06752873456321" calcext:value-type="float">
            <text:p>2.06752873456321</text:p>
          </table:table-cell>
          <table:table-cell office:value-type="float" office:value="0.194313316444741" calcext:value-type="float">
            <text:p>0.194313316444741</text:p>
          </table:table-cell>
          <table:table-cell office:value-type="float" office:value="0.030131598773717" calcext:value-type="float">
            <text:p>0.030131598773717</text:p>
          </table:table-cell>
          <table:table-cell office:value-type="float" office:value="0.343955471292244" calcext:value-type="float">
            <text:p>0.343955471292244</text:p>
          </table:table-cell>
          <table:table-cell office:value-type="float" office:value="0.4436868054149" calcext:value-type="float">
            <text:p>0.4436868054149</text:p>
          </table:table-cell>
          <table:table-cell table:formula="of:=SUM([.E349:.P349])" office:value-type="float" office:value="381.231231839805" calcext:value-type="float">
            <text:p>381.2312318398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575.0523291346" calcext:value-type="float">
            <text:p>575.0523291346</text:p>
          </table:table-cell>
          <table:table-cell office:value-type="float" office:value="1276.85411817323" calcext:value-type="float">
            <text:p>1276.85411817323</text:p>
          </table:table-cell>
          <table:table-cell office:value-type="float" office:value="153.564710761833" calcext:value-type="float">
            <text:p>153.564710761833</text:p>
          </table:table-cell>
          <table:table-cell office:value-type="float" office:value="17.6872315401109" calcext:value-type="float">
            <text:p>17.6872315401109</text:p>
          </table:table-cell>
          <table:table-cell office:value-type="float" office:value="100.221485584193" calcext:value-type="float">
            <text:p>100.221485584193</text:p>
          </table:table-cell>
          <table:table-cell office:value-type="float" office:value="141.49900190784" calcext:value-type="float">
            <text:p>141.49900190784</text:p>
          </table:table-cell>
          <table:table-cell office:value-type="float" office:value="221.580495005663" calcext:value-type="float">
            <text:p>221.580495005663</text:p>
          </table:table-cell>
          <table:table-cell office:value-type="float" office:value="312.841290495615" calcext:value-type="float">
            <text:p>312.841290495615</text:p>
          </table:table-cell>
          <table:table-cell office:value-type="float" office:value="5.73598703182084" calcext:value-type="float">
            <text:p>5.73598703182084</text:p>
          </table:table-cell>
          <table:table-cell office:value-type="float" office:value="4.49032349744891" calcext:value-type="float">
            <text:p>4.49032349744891</text:p>
          </table:table-cell>
          <table:table-cell office:value-type="float" office:value="32.5811339325842" calcext:value-type="float">
            <text:p>32.5811339325842</text:p>
          </table:table-cell>
          <table:table-cell office:value-type="float" office:value="46.0000957440753" calcext:value-type="float">
            <text:p>46.0000957440753</text:p>
          </table:table-cell>
          <table:table-cell table:formula="of:=SUM([.E350:.P350])" office:value-type="float" office:value="2888.10820280901" calcext:value-type="float">
            <text:p>2888.108202809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74.0796435031435" calcext:value-type="float">
            <text:p>74.0796435031435</text:p>
          </table:table-cell>
          <table:table-cell office:value-type="float" office:value="1945.47890466207" calcext:value-type="float">
            <text:p>1945.47890466207</text:p>
          </table:table-cell>
          <table:table-cell office:value-type="float" office:value="110.502541154368" calcext:value-type="float">
            <text:p>110.502541154368</text:p>
          </table:table-cell>
          <table:table-cell office:value-type="float" office:value="13.1632292556985" calcext:value-type="float">
            <text:p>13.1632292556985</text:p>
          </table:table-cell>
          <table:table-cell office:value-type="float" office:value="4.36024091783351" calcext:value-type="float">
            <text:p>4.36024091783351</text:p>
          </table:table-cell>
          <table:table-cell office:value-type="float" office:value="4.98210558169299" calcext:value-type="float">
            <text:p>4.98210558169299</text:p>
          </table:table-cell>
          <table:table-cell office:value-type="float" office:value="114.200373804367" calcext:value-type="float">
            <text:p>114.200373804367</text:p>
          </table:table-cell>
          <table:table-cell office:value-type="float" office:value="130.487817183474" calcext:value-type="float">
            <text:p>130.487817183474</text:p>
          </table:table-cell>
          <table:table-cell office:value-type="float" office:value="4.16609522947279" calcext:value-type="float">
            <text:p>4.16609522947279</text:p>
          </table:table-cell>
          <table:table-cell office:value-type="float" office:value="2.28483177827013" calcext:value-type="float">
            <text:p>2.28483177827013</text:p>
          </table:table-cell>
          <table:table-cell office:value-type="float" office:value="7.96674856684092" calcext:value-type="float">
            <text:p>7.96674856684092</text:p>
          </table:table-cell>
          <table:table-cell office:value-type="float" office:value="9.10297922769926" calcext:value-type="float">
            <text:p>9.10297922769926</text:p>
          </table:table-cell>
          <table:table-cell table:formula="of:=SUM([.E351:.P351])" office:value-type="float" office:value="2420.77551086493" calcext:value-type="float">
            <text:p>2420.775510864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0.005386673768848" calcext:value-type="float">
            <text:p>0.005386673768848</text:p>
          </table:table-cell>
          <table:table-cell office:value-type="float" office:value="3472.4381554724" calcext:value-type="float">
            <text:p>3472.4381554724</text:p>
          </table:table-cell>
          <table:table-cell office:value-type="float" office:value="918.391477955544" calcext:value-type="float">
            <text:p>918.391477955544</text:p>
          </table:table-cell>
          <table:table-cell office:value-type="float" office:value="113.482134714797" calcext:value-type="float">
            <text:p>113.482134714797</text:p>
          </table:table-cell>
          <table:table-cell office:value-type="float" office:value="0.000754239376776" calcext:value-type="float">
            <text:p>0.000754239376776</text:p>
          </table:table-cell>
          <table:table-cell office:value-type="float" office:value="0.000567745299868" calcext:value-type="float">
            <text:p>0.000567745299868</text:p>
          </table:table-cell>
          <table:table-cell office:value-type="float" office:value="477.327949085633" calcext:value-type="float">
            <text:p>477.327949085633</text:p>
          </table:table-cell>
          <table:table-cell office:value-type="float" office:value="359.30330334547" calcext:value-type="float">
            <text:p>359.30330334547</text:p>
          </table:table-cell>
          <table:table-cell office:value-type="float" office:value="46.4496323302016" calcext:value-type="float">
            <text:p>46.4496323302016</text:p>
          </table:table-cell>
          <table:table-cell office:value-type="float" office:value="9.32687263348775" calcext:value-type="float">
            <text:p>9.32687263348775</text:p>
          </table:table-cell>
          <table:table-cell office:value-type="float" office:value="161.173338488517" calcext:value-type="float">
            <text:p>161.173338488517</text:p>
          </table:table-cell>
          <table:table-cell office:value-type="float" office:value="121.321437475166" calcext:value-type="float">
            <text:p>121.321437475166</text:p>
          </table:table-cell>
          <table:table-cell table:formula="of:=SUM([.E352:.P352])" office:value-type="float" office:value="5679.22101015966" calcext:value-type="float">
            <text:p>5679.221010159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77.82009912439" calcext:value-type="float">
            <text:p>377.82009912439</text:p>
          </table:table-cell>
          <table:table-cell office:value-type="float" office:value="2953.51281292403" calcext:value-type="float">
            <text:p>2953.51281292403</text:p>
          </table:table-cell>
          <table:table-cell office:value-type="float" office:value="450.283540269622" calcext:value-type="float">
            <text:p>450.283540269622</text:p>
          </table:table-cell>
          <table:table-cell office:value-type="float" office:value="48.0531850678439" calcext:value-type="float">
            <text:p>48.0531850678439</text:p>
          </table:table-cell>
          <table:table-cell office:value-type="float" office:value="86.4119112468552" calcext:value-type="float">
            <text:p>86.4119112468552</text:p>
          </table:table-cell>
          <table:table-cell office:value-type="float" office:value="70.1934865376873" calcext:value-type="float">
            <text:p>70.1934865376873</text:p>
          </table:table-cell>
          <table:table-cell office:value-type="float" office:value="671.673241771119" calcext:value-type="float">
            <text:p>671.673241771119</text:p>
          </table:table-cell>
          <table:table-cell office:value-type="float" office:value="545.608654798752" calcext:value-type="float">
            <text:p>545.608654798752</text:p>
          </table:table-cell>
          <table:table-cell office:value-type="float" office:value="18.588016196202" calcext:value-type="float">
            <text:p>18.588016196202</text:p>
          </table:table-cell>
          <table:table-cell office:value-type="float" office:value="11.4176958244871" calcext:value-type="float">
            <text:p>11.4176958244871</text:p>
          </table:table-cell>
          <table:table-cell office:value-type="float" office:value="124.668105761912" calcext:value-type="float">
            <text:p>124.668105761912</text:p>
          </table:table-cell>
          <table:table-cell office:value-type="float" office:value="101.2694763628" calcext:value-type="float">
            <text:p>101.2694763628</text:p>
          </table:table-cell>
          <table:table-cell table:formula="of:=SUM([.E353:.P353])" office:value-type="float" office:value="5459.5002258857" calcext:value-type="float">
            <text:p>5459.50022588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1059.6822293624" calcext:value-type="float">
            <text:p>11059.6822293624</text:p>
          </table:table-cell>
          <table:table-cell office:value-type="float" office:value="1385.28682408278" calcext:value-type="float">
            <text:p>1385.28682408278</text:p>
          </table:table-cell>
          <table:table-cell office:value-type="float" office:value="312.55696749183" calcext:value-type="float">
            <text:p>312.55696749183</text:p>
          </table:table-cell>
          <table:table-cell office:value-type="float" office:value="24.1961350159571" calcext:value-type="float">
            <text:p>24.1961350159571</text:p>
          </table:table-cell>
          <table:table-cell office:value-type="float" office:value="13818.4195083923" calcext:value-type="float">
            <text:p>13818.4195083923</text:p>
          </table:table-cell>
          <table:table-cell office:value-type="float" office:value="10261.9905580514" calcext:value-type="float">
            <text:p>10261.9905580514</text:p>
          </table:table-cell>
          <table:table-cell office:value-type="float" office:value="1728.36762422551" calcext:value-type="float">
            <text:p>1728.36762422551</text:p>
          </table:table-cell>
          <table:table-cell office:value-type="float" office:value="1283.53985995808" calcext:value-type="float">
            <text:p>1283.53985995808</text:p>
          </table:table-cell>
          <table:table-cell office:value-type="float" office:value="18.6413048845424" calcext:value-type="float">
            <text:p>18.6413048845424</text:p>
          </table:table-cell>
          <table:table-cell office:value-type="float" office:value="17.97329098019" calcext:value-type="float">
            <text:p>17.97329098019</text:p>
          </table:table-cell>
          <table:table-cell office:value-type="float" office:value="468.967295316714" calcext:value-type="float">
            <text:p>468.967295316714</text:p>
          </table:table-cell>
          <table:table-cell office:value-type="float" office:value="348.26978249229" calcext:value-type="float">
            <text:p>348.26978249229</text:p>
          </table:table-cell>
          <table:table-cell table:formula="of:=SUM([.E354:.P354])" office:value-type="float" office:value="40727.891380254" calcext:value-type="float">
            <text:p>40727.8913802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120.04295037938" calcext:value-type="float">
            <text:p>4120.04295037938</text:p>
          </table:table-cell>
          <table:table-cell office:value-type="float" office:value="3740.83450935704" calcext:value-type="float">
            <text:p>3740.83450935704</text:p>
          </table:table-cell>
          <table:table-cell office:value-type="float" office:value="486.472243846037" calcext:value-type="float">
            <text:p>486.472243846037</text:p>
          </table:table-cell>
          <table:table-cell office:value-type="float" office:value="51.78524059496" calcext:value-type="float">
            <text:p>51.78524059496</text:p>
          </table:table-cell>
          <table:table-cell office:value-type="float" office:value="1800.34467438886" calcext:value-type="float">
            <text:p>1800.34467438886</text:p>
          </table:table-cell>
          <table:table-cell office:value-type="float" office:value="1498.72925815796" calcext:value-type="float">
            <text:p>1498.72925815796</text:p>
          </table:table-cell>
          <table:table-cell office:value-type="float" office:value="1630.72311776932" calcext:value-type="float">
            <text:p>1630.72311776932</text:p>
          </table:table-cell>
          <table:table-cell office:value-type="float" office:value="1357.52474696829" calcext:value-type="float">
            <text:p>1357.52474696829</text:p>
          </table:table-cell>
          <table:table-cell office:value-type="float" office:value="25.9307385918507" calcext:value-type="float">
            <text:p>25.9307385918507</text:p>
          </table:table-cell>
          <table:table-cell office:value-type="float" office:value="22.8225113056947" calcext:value-type="float">
            <text:p>22.8225113056947</text:p>
          </table:table-cell>
          <table:table-cell office:value-type="float" office:value="260.425404201558" calcext:value-type="float">
            <text:p>260.425404201558</text:p>
          </table:table-cell>
          <table:table-cell office:value-type="float" office:value="216.795804934953" calcext:value-type="float">
            <text:p>216.795804934953</text:p>
          </table:table-cell>
          <table:table-cell table:formula="of:=SUM([.E355:.P355])" office:value-type="float" office:value="15212.4312004959" calcext:value-type="float">
            <text:p>15212.43120049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2711.78429354879" calcext:value-type="float">
            <text:p>2711.78429354879</text:p>
          </table:table-cell>
          <table:table-cell office:value-type="float" office:value="2735.12515972974" calcext:value-type="float">
            <text:p>2735.12515972974</text:p>
          </table:table-cell>
          <table:table-cell office:value-type="float" office:value="481.226010727284" calcext:value-type="float">
            <text:p>481.226010727284</text:p>
          </table:table-cell>
          <table:table-cell office:value-type="float" office:value="51.6146751837645" calcext:value-type="float">
            <text:p>51.6146751837645</text:p>
          </table:table-cell>
          <table:table-cell office:value-type="float" office:value="646.211407608049" calcext:value-type="float">
            <text:p>646.211407608049</text:p>
          </table:table-cell>
          <table:table-cell office:value-type="float" office:value="590.430383321459" calcext:value-type="float">
            <text:p>590.430383321459</text:p>
          </table:table-cell>
          <table:table-cell office:value-type="float" office:value="647.402854073472" calcext:value-type="float">
            <text:p>647.402854073472</text:p>
          </table:table-cell>
          <table:table-cell office:value-type="float" office:value="591.518984025509" calcext:value-type="float">
            <text:p>591.518984025509</text:p>
          </table:table-cell>
          <table:table-cell office:value-type="float" office:value="15.7071893393395" calcext:value-type="float">
            <text:p>15.7071893393395</text:p>
          </table:table-cell>
          <table:table-cell office:value-type="float" office:value="11.9118194115351" calcext:value-type="float">
            <text:p>11.9118194115351</text:p>
          </table:table-cell>
          <table:table-cell office:value-type="float" office:value="137.926765511138" calcext:value-type="float">
            <text:p>137.926765511138</text:p>
          </table:table-cell>
          <table:table-cell office:value-type="float" office:value="126.020915248875" calcext:value-type="float">
            <text:p>126.020915248875</text:p>
          </table:table-cell>
          <table:table-cell table:formula="of:=SUM([.E356:.P356])" office:value-type="float" office:value="8746.88045772896" calcext:value-type="float">
            <text:p>8746.880457728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4308.0680263099" calcext:value-type="float">
            <text:p>14308.0680263099</text:p>
          </table:table-cell>
          <table:table-cell office:value-type="float" office:value="7500.93491143253" calcext:value-type="float">
            <text:p>7500.93491143253</text:p>
          </table:table-cell>
          <table:table-cell office:value-type="float" office:value="1323.84740311041" calcext:value-type="float">
            <text:p>1323.84740311041</text:p>
          </table:table-cell>
          <table:table-cell office:value-type="float" office:value="153.70461961129" calcext:value-type="float">
            <text:p>153.70461961129</text:p>
          </table:table-cell>
          <table:table-cell office:value-type="float" office:value="4829.80338838166" calcext:value-type="float">
            <text:p>4829.80338838166</text:p>
          </table:table-cell>
          <table:table-cell office:value-type="float" office:value="4576.61426761283" calcext:value-type="float">
            <text:p>4576.61426761283</text:p>
          </table:table-cell>
          <table:table-cell office:value-type="float" office:value="2519.00270689359" calcext:value-type="float">
            <text:p>2519.00270689359</text:p>
          </table:table-cell>
          <table:table-cell office:value-type="float" office:value="2386.95093805618" calcext:value-type="float">
            <text:p>2386.95093805618</text:p>
          </table:table-cell>
          <table:table-cell office:value-type="float" office:value="51.515987370782" calcext:value-type="float">
            <text:p>51.515987370782</text:p>
          </table:table-cell>
          <table:table-cell office:value-type="float" office:value="64.7838009006544" calcext:value-type="float">
            <text:p>64.7838009006544</text:p>
          </table:table-cell>
          <table:table-cell office:value-type="float" office:value="551.015666503026" calcext:value-type="float">
            <text:p>551.015666503026</text:p>
          </table:table-cell>
          <table:table-cell office:value-type="float" office:value="522.130190032627" calcext:value-type="float">
            <text:p>522.130190032627</text:p>
          </table:table-cell>
          <table:table-cell table:formula="of:=SUM([.E357:.P357])" office:value-type="float" office:value="38788.3719062155" calcext:value-type="float">
            <text:p>38788.37190621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88.298618202978" calcext:value-type="float">
            <text:p>488.298618202978</text:p>
          </table:table-cell>
          <table:table-cell office:value-type="float" office:value="465.480094580247" calcext:value-type="float">
            <text:p>465.480094580247</text:p>
          </table:table-cell>
          <table:table-cell office:value-type="float" office:value="178.944795159171" calcext:value-type="float">
            <text:p>178.944795159171</text:p>
          </table:table-cell>
          <table:table-cell office:value-type="float" office:value="3.2935425559287" calcext:value-type="float">
            <text:p>3.2935425559287</text:p>
          </table:table-cell>
          <table:table-cell office:value-type="float" office:value="102.899143311159" calcext:value-type="float">
            <text:p>102.899143311159</text:p>
          </table:table-cell>
          <table:table-cell office:value-type="float" office:value="106.487874735686" calcext:value-type="float">
            <text:p>106.487874735686</text:p>
          </table:table-cell>
          <table:table-cell office:value-type="float" office:value="97.5445033802924" calcext:value-type="float">
            <text:p>97.5445033802924</text:p>
          </table:table-cell>
          <table:table-cell office:value-type="float" office:value="100.946485294876" calcext:value-type="float">
            <text:p>100.946485294876</text:p>
          </table:table-cell>
          <table:table-cell office:value-type="float" office:value="0.955590932748082" calcext:value-type="float">
            <text:p>0.955590932748082</text:p>
          </table:table-cell>
          <table:table-cell office:value-type="float" office:value="2.1762503007612" calcext:value-type="float">
            <text:p>2.1762503007612</text:p>
          </table:table-cell>
          <table:table-cell office:value-type="float" office:value="39.6091421008701" calcext:value-type="float">
            <text:p>39.6091421008701</text:p>
          </table:table-cell>
          <table:table-cell office:value-type="float" office:value="40.990558586779" calcext:value-type="float">
            <text:p>40.990558586779</text:p>
          </table:table-cell>
          <table:table-cell table:formula="of:=SUM([.E358:.P358])" office:value-type="float" office:value="1627.6265991415" calcext:value-type="float">
            <text:p>1627.62659914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3618.02565471781" calcext:value-type="float">
            <text:p>3618.02565471781</text:p>
          </table:table-cell>
          <table:table-cell office:value-type="float" office:value="1076.24509802559" calcext:value-type="float">
            <text:p>1076.24509802559</text:p>
          </table:table-cell>
          <table:table-cell office:value-type="float" office:value="60.3152767251801" calcext:value-type="float">
            <text:p>60.3152767251801</text:p>
          </table:table-cell>
          <table:table-cell office:value-type="float" office:value="5.93664263454054" calcext:value-type="float">
            <text:p>5.93664263454054</text:p>
          </table:table-cell>
          <table:table-cell office:value-type="float" office:value="895.06570883012" calcext:value-type="float">
            <text:p>895.06570883012</text:p>
          </table:table-cell>
          <table:table-cell office:value-type="float" office:value="815.855042257537" calcext:value-type="float">
            <text:p>815.855042257537</text:p>
          </table:table-cell>
          <table:table-cell office:value-type="float" office:value="266.35670720295" calcext:value-type="float">
            <text:p>266.35670720295</text:p>
          </table:table-cell>
          <table:table-cell office:value-type="float" office:value="242.784926812435" calcext:value-type="float">
            <text:p>242.784926812435</text:p>
          </table:table-cell>
          <table:table-cell office:value-type="float" office:value="1.63681634805735" calcext:value-type="float">
            <text:p>1.63681634805735</text:p>
          </table:table-cell>
          <table:table-cell office:value-type="float" office:value="3.30210515947359" calcext:value-type="float">
            <text:p>3.30210515947359</text:p>
          </table:table-cell>
          <table:table-cell office:value-type="float" office:value="17.5082125062439" calcext:value-type="float">
            <text:p>17.5082125062439</text:p>
          </table:table-cell>
          <table:table-cell office:value-type="float" office:value="15.9587875093611" calcext:value-type="float">
            <text:p>15.9587875093611</text:p>
          </table:table-cell>
          <table:table-cell table:formula="of:=SUM([.E359:.P359])" office:value-type="float" office:value="7018.9909787293" calcext:value-type="float">
            <text:p>7018.99097872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60:.P36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.60565942927909" calcext:value-type="float">
            <text:p>4.60565942927909</text:p>
          </table:table-cell>
          <table:table-cell office:value-type="float" office:value="29.7121881493928" calcext:value-type="float">
            <text:p>29.7121881493928</text:p>
          </table:table-cell>
          <table:table-cell office:value-type="float" office:value="2.16365817141115" calcext:value-type="float">
            <text:p>2.16365817141115</text:p>
          </table:table-cell>
          <table:table-cell office:value-type="float" office:value="0.235953704007241" calcext:value-type="float">
            <text:p>0.235953704007241</text:p>
          </table:table-cell>
          <table:table-cell office:value-type="float" office:value="0.36126906033596" calcext:value-type="float">
            <text:p>0.36126906033596</text:p>
          </table:table-cell>
          <table:table-cell office:value-type="float" office:value="0.48668659095156" calcext:value-type="float">
            <text:p>0.48668659095156</text:p>
          </table:table-cell>
          <table:table-cell office:value-type="float" office:value="2.32382957059946" calcext:value-type="float">
            <text:p>2.32382957059946</text:p>
          </table:table-cell>
          <table:table-cell office:value-type="float" office:value="3.13056615093397" calcext:value-type="float">
            <text:p>3.13056615093397</text:p>
          </table:table-cell>
          <table:table-cell office:value-type="float" office:value="0.069530841179522" calcext:value-type="float">
            <text:p>0.069530841179522</text:p>
          </table:table-cell>
          <table:table-cell office:value-type="float" office:value="0.058738960993986" calcext:value-type="float">
            <text:p>0.058738960993986</text:p>
          </table:table-cell>
          <table:table-cell office:value-type="float" office:value="0.205089449664184" calcext:value-type="float">
            <text:p>0.205089449664184</text:p>
          </table:table-cell>
          <table:table-cell office:value-type="float" office:value="0.276287941747271" calcext:value-type="float">
            <text:p>0.276287941747271</text:p>
          </table:table-cell>
          <table:table-cell table:formula="of:=SUM([.E361:.P361])" office:value-type="float" office:value="43.6294580204962" calcext:value-type="float">
            <text:p>43.6294580204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62:.P36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63:.P36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0.000000000000926985178876663" calcext:value-type="float">
            <text:p>9.26985178876663E-13</text:p>
          </table:table-cell>
          <table:table-cell office:value-type="float" office:value="0.000000000000771388779535235" calcext:value-type="float">
            <text:p>7.71388779535235E-13</text:p>
          </table:table-cell>
          <table:table-cell office:value-type="float" office:value="0.000000000000128168291914129" calcext:value-type="float">
            <text:p>1.28168291914129E-13</text:p>
          </table:table-cell>
          <table:table-cell office:value-type="float" office:value="0.0000000000000150009819214824" calcext:value-type="float">
            <text:p>1.50009819214824E-14</text:p>
          </table:table-cell>
          <table:table-cell office:value-type="float" office:value="0.0000000000000759657953897332" calcext:value-type="float">
            <text:p>7.59657953897332E-14</text:p>
          </table:table-cell>
          <table:table-cell office:value-type="float" office:value="0.0000000000000647333000220537" calcext:value-type="float">
            <text:p>6.47333000220537E-14</text:p>
          </table:table-cell>
          <table:table-cell office:value-type="float" office:value="0.0000000000000625871965362648" calcext:value-type="float">
            <text:p>6.25871965362648E-14</text:p>
          </table:table-cell>
          <table:table-cell office:value-type="float" office:value="0.0000000000000533328947605389" calcext:value-type="float">
            <text:p>5.33328947605389E-14</text:p>
          </table:table-cell>
          <table:table-cell office:value-type="float" office:value="4.90998771908157E-015" calcext:value-type="float">
            <text:p>4.90998771908157E-15</text:p>
          </table:table-cell>
          <table:table-cell office:value-type="float" office:value="1.08471804506974E-015" calcext:value-type="float">
            <text:p>1.08471804506974E-15</text:p>
          </table:table-cell>
          <table:table-cell office:value-type="float" office:value="0.0000000000000128514664967802" calcext:value-type="float">
            <text:p>1.28514664967802E-14</text:p>
          </table:table-cell>
          <table:table-cell office:value-type="float" office:value="0.000000000000010951216033366" calcext:value-type="float">
            <text:p>1.0951216033366E-14</text:p>
          </table:table-cell>
          <table:table-cell table:formula="of:=SUM([.E364:.P364])" office:value-type="float" office:value="0.0000000000021279598072504" calcext:value-type="float">
            <text:p>2.1279598072504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237.888382411565" calcext:value-type="float">
            <text:p>237.888382411565</text:p>
          </table:table-cell>
          <table:table-cell office:value-type="float" office:value="198.07631485888" calcext:value-type="float">
            <text:p>198.07631485888</text:p>
          </table:table-cell>
          <table:table-cell office:value-type="float" office:value="32.9109051332114" calcext:value-type="float">
            <text:p>32.9109051332114</text:p>
          </table:table-cell>
          <table:table-cell office:value-type="float" office:value="3.85193471450565" calcext:value-type="float">
            <text:p>3.85193471450565</text:p>
          </table:table-cell>
          <table:table-cell office:value-type="float" office:value="8.07508469755799" calcext:value-type="float">
            <text:p>8.07508469755799</text:p>
          </table:table-cell>
          <table:table-cell office:value-type="float" office:value="8.62051058523819" calcext:value-type="float">
            <text:p>8.62051058523819</text:p>
          </table:table-cell>
          <table:table-cell office:value-type="float" office:value="6.65295361445463" calcext:value-type="float">
            <text:p>6.65295361445463</text:p>
          </table:table-cell>
          <table:table-cell office:value-type="float" office:value="7.10232266342034" calcext:value-type="float">
            <text:p>7.10232266342034</text:p>
          </table:table-cell>
          <table:table-cell office:value-type="float" office:value="1.2607809436689" calcext:value-type="float">
            <text:p>1.2607809436689</text:p>
          </table:table-cell>
          <table:table-cell office:value-type="float" office:value="0.137721418321025" calcext:value-type="float">
            <text:p>0.137721418321025</text:p>
          </table:table-cell>
          <table:table-cell office:value-type="float" office:value="1.36609746421947" calcext:value-type="float">
            <text:p>1.36609746421947</text:p>
          </table:table-cell>
          <table:table-cell office:value-type="float" office:value="1.4583695517562" calcext:value-type="float">
            <text:p>1.4583695517562</text:p>
          </table:table-cell>
          <table:table-cell table:formula="of:=SUM([.E365:.P365])" office:value-type="float" office:value="507.401378056799" calcext:value-type="float">
            <text:p>507.4013780567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742.21337697054" calcext:value-type="float">
            <text:p>1742.21337697054</text:p>
          </table:table-cell>
          <table:table-cell office:value-type="float" office:value="1450.92362898135" calcext:value-type="float">
            <text:p>1450.92362898135</text:p>
          </table:table-cell>
          <table:table-cell office:value-type="float" office:value="241.074809691207" calcext:value-type="float">
            <text:p>241.074809691207</text:p>
          </table:table-cell>
          <table:table-cell office:value-type="float" office:value="28.2157061461467" calcext:value-type="float">
            <text:p>28.2157061461467</text:p>
          </table:table-cell>
          <table:table-cell office:value-type="float" office:value="39.5523336248754" calcext:value-type="float">
            <text:p>39.5523336248754</text:p>
          </table:table-cell>
          <table:table-cell office:value-type="float" office:value="42.2238710067875" calcext:value-type="float">
            <text:p>42.2238710067875</text:p>
          </table:table-cell>
          <table:table-cell office:value-type="float" office:value="32.5866354106858" calcext:value-type="float">
            <text:p>32.5866354106858</text:p>
          </table:table-cell>
          <table:table-cell office:value-type="float" office:value="34.7876791082854" calcext:value-type="float">
            <text:p>34.7876791082854</text:p>
          </table:table-cell>
          <table:table-cell office:value-type="float" office:value="9.23531348733894" calcext:value-type="float">
            <text:p>9.23531348733894</text:p>
          </table:table-cell>
          <table:table-cell office:value-type="float" office:value="0.674569260012897" calcext:value-type="float">
            <text:p>0.674569260012897</text:p>
          </table:table-cell>
          <table:table-cell office:value-type="float" office:value="6.69124160211529" calcext:value-type="float">
            <text:p>6.69124160211529</text:p>
          </table:table-cell>
          <table:table-cell office:value-type="float" office:value="7.14319728799205" calcext:value-type="float">
            <text:p>7.14319728799205</text:p>
          </table:table-cell>
          <table:table-cell table:formula="of:=SUM([.E366:.P366])" office:value-type="float" office:value="3635.32236257734" calcext:value-type="float">
            <text:p>3635.322362577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537.97187872473" calcext:value-type="float">
            <text:p>1537.97187872473</text:p>
          </table:table-cell>
          <table:table-cell office:value-type="float" office:value="1280.86596490457" calcext:value-type="float">
            <text:p>1280.86596490457</text:p>
          </table:table-cell>
          <table:table-cell office:value-type="float" office:value="212.819277708022" calcext:value-type="float">
            <text:p>212.819277708022</text:p>
          </table:table-cell>
          <table:table-cell office:value-type="float" office:value="24.9086422996096" calcext:value-type="float">
            <text:p>24.9086422996096</text:p>
          </table:table-cell>
          <table:table-cell office:value-type="float" office:value="32.4252867717197" calcext:value-type="float">
            <text:p>32.4252867717197</text:p>
          </table:table-cell>
          <table:table-cell office:value-type="float" office:value="34.6154307798832" calcext:value-type="float">
            <text:p>34.6154307798832</text:p>
          </table:table-cell>
          <table:table-cell office:value-type="float" office:value="26.7147574183189" calcext:value-type="float">
            <text:p>26.7147574183189</text:p>
          </table:table-cell>
          <table:table-cell office:value-type="float" office:value="28.5191875934839" calcext:value-type="float">
            <text:p>28.5191875934839</text:p>
          </table:table-cell>
          <table:table-cell office:value-type="float" office:value="8.15287482047661" calcext:value-type="float">
            <text:p>8.15287482047661</text:p>
          </table:table-cell>
          <table:table-cell office:value-type="float" office:value="0.553016675565544" calcext:value-type="float">
            <text:p>0.553016675565544</text:p>
          </table:table-cell>
          <table:table-cell office:value-type="float" office:value="5.48552785444232" calcext:value-type="float">
            <text:p>5.48552785444232</text:p>
          </table:table-cell>
          <table:table-cell office:value-type="float" office:value="5.85604411376185" calcext:value-type="float">
            <text:p>5.85604411376185</text:p>
          </table:table-cell>
          <table:table-cell table:formula="of:=SUM([.E367:.P367])" office:value-type="float" office:value="3198.88788966458" calcext:value-type="float">
            <text:p>3198.887889664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980.006404668196" calcext:value-type="float">
            <text:p>980.006404668196</text:p>
          </table:table-cell>
          <table:table-cell office:value-type="float" office:value="814.996929155312" calcext:value-type="float">
            <text:p>814.996929155312</text:p>
          </table:table-cell>
          <table:table-cell office:value-type="float" office:value="135.413901648962" calcext:value-type="float">
            <text:p>135.413901648962</text:p>
          </table:table-cell>
          <table:table-cell office:value-type="float" office:value="15.8490174146539" calcext:value-type="float">
            <text:p>15.8490174146539</text:p>
          </table:table-cell>
          <table:table-cell office:value-type="float" office:value="58.153564318001" calcext:value-type="float">
            <text:p>58.153564318001</text:p>
          </table:table-cell>
          <table:table-cell office:value-type="float" office:value="56.9252572958365" calcext:value-type="float">
            <text:p>56.9252572958365</text:p>
          </table:table-cell>
          <table:table-cell office:value-type="float" office:value="47.9119390586536" calcext:value-type="float">
            <text:p>47.9119390586536</text:p>
          </table:table-cell>
          <table:table-cell office:value-type="float" office:value="46.8999534326403" calcext:value-type="float">
            <text:p>46.8999534326403</text:p>
          </table:table-cell>
          <table:table-cell office:value-type="float" office:value="5.18755913931334" calcext:value-type="float">
            <text:p>5.18755913931334</text:p>
          </table:table-cell>
          <table:table-cell office:value-type="float" office:value="1.75865930241046" calcext:value-type="float">
            <text:p>1.75865930241046</text:p>
          </table:table-cell>
          <table:table-cell office:value-type="float" office:value="9.83809331116608" calcext:value-type="float">
            <text:p>9.83809331116608</text:p>
          </table:table-cell>
          <table:table-cell office:value-type="float" office:value="9.63029522964635" calcext:value-type="float">
            <text:p>9.63029522964635</text:p>
          </table:table-cell>
          <table:table-cell table:formula="of:=SUM([.E368:.P368])" office:value-type="float" office:value="2182.57157397479" calcext:value-type="float">
            <text:p>2182.571573974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25.049109461154" calcext:value-type="float">
            <text:p>25.049109461154</text:p>
          </table:table-cell>
          <table:table-cell office:value-type="float" office:value="20.8489391952437" calcext:value-type="float">
            <text:p>20.8489391952437</text:p>
          </table:table-cell>
          <table:table-cell office:value-type="float" office:value="3.46410655141486" calcext:value-type="float">
            <text:p>3.46410655141486</text:p>
          </table:table-cell>
          <table:table-cell office:value-type="float" office:value="0.40544349133309" calcext:value-type="float">
            <text:p>0.40544349133309</text:p>
          </table:table-cell>
          <table:table-cell office:value-type="float" office:value="2.5134450466629" calcext:value-type="float">
            <text:p>2.5134450466629</text:p>
          </table:table-cell>
          <table:table-cell office:value-type="float" office:value="1.94330786476614" calcext:value-type="float">
            <text:p>1.94330786476614</text:p>
          </table:table-cell>
          <table:table-cell office:value-type="float" office:value="2.07079355006467" calcext:value-type="float">
            <text:p>2.07079355006467</text:p>
          </table:table-cell>
          <table:table-cell office:value-type="float" office:value="1.60106519833827" calcext:value-type="float">
            <text:p>1.60106519833827</text:p>
          </table:table-cell>
          <table:table-cell office:value-type="float" office:value="0.132706150413805" calcext:value-type="float">
            <text:p>0.132706150413805</text:p>
          </table:table-cell>
          <table:table-cell office:value-type="float" office:value="0.024096421851239" calcext:value-type="float">
            <text:p>0.024096421851239</text:p>
          </table:table-cell>
          <table:table-cell office:value-type="float" office:value="0.425210512744161" calcext:value-type="float">
            <text:p>0.425210512744161</text:p>
          </table:table-cell>
          <table:table-cell office:value-type="float" office:value="0.328757907277134" calcext:value-type="float">
            <text:p>0.328757907277134</text:p>
          </table:table-cell>
          <table:table-cell table:formula="of:=SUM([.E369:.P369])" office:value-type="float" office:value="58.806981351264" calcext:value-type="float">
            <text:p>58.8069813512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01.263079897631" calcext:value-type="float">
            <text:p>101.263079897631</text:p>
          </table:table-cell>
          <table:table-cell office:value-type="float" office:value="179.267389684929" calcext:value-type="float">
            <text:p>179.267389684929</text:p>
          </table:table-cell>
          <table:table-cell office:value-type="float" office:value="16.7183975487954" calcext:value-type="float">
            <text:p>16.7183975487954</text:p>
          </table:table-cell>
          <table:table-cell office:value-type="float" office:value="1.33871149864501" calcext:value-type="float">
            <text:p>1.33871149864501</text:p>
          </table:table-cell>
          <table:table-cell office:value-type="float" office:value="12.5519651415876" calcext:value-type="float">
            <text:p>12.5519651415876</text:p>
          </table:table-cell>
          <table:table-cell office:value-type="float" office:value="10.5129480640356" calcext:value-type="float">
            <text:p>10.5129480640356</text:p>
          </table:table-cell>
          <table:table-cell office:value-type="float" office:value="22.1667303432804" calcext:value-type="float">
            <text:p>22.1667303432804</text:p>
          </table:table-cell>
          <table:table-cell office:value-type="float" office:value="18.5658326978843" calcext:value-type="float">
            <text:p>18.5658326978843</text:p>
          </table:table-cell>
          <table:table-cell office:value-type="float" office:value="0.438999305056546" calcext:value-type="float">
            <text:p>0.438999305056546</text:p>
          </table:table-cell>
          <table:table-cell office:value-type="float" office:value="0.512070632683386" calcext:value-type="float">
            <text:p>0.512070632683386</text:p>
          </table:table-cell>
          <table:table-cell office:value-type="float" office:value="2.41032211148977" calcext:value-type="float">
            <text:p>2.41032211148977</text:p>
          </table:table-cell>
          <table:table-cell office:value-type="float" office:value="2.01877482050462" calcext:value-type="float">
            <text:p>2.01877482050462</text:p>
          </table:table-cell>
          <table:table-cell table:formula="of:=SUM([.E370:.P370])" office:value-type="float" office:value="367.765221746523" calcext:value-type="float">
            <text:p>367.7652217465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55.2530698610716" calcext:value-type="float">
            <text:p>55.2530698610716</text:p>
          </table:table-cell>
          <table:table-cell office:value-type="float" office:value="45.9852971654492" calcext:value-type="float">
            <text:p>45.9852971654492</text:p>
          </table:table-cell>
          <table:table-cell office:value-type="float" office:value="7.64057910514377" calcext:value-type="float">
            <text:p>7.64057910514377</text:p>
          </table:table-cell>
          <table:table-cell office:value-type="float" office:value="0.894263216854832" calcext:value-type="float">
            <text:p>0.894263216854832</text:p>
          </table:table-cell>
          <table:table-cell office:value-type="float" office:value="3.41751758989465" calcext:value-type="float">
            <text:p>3.41751758989465</text:p>
          </table:table-cell>
          <table:table-cell office:value-type="float" office:value="3.26058901932214" calcext:value-type="float">
            <text:p>3.26058901932214</text:p>
          </table:table-cell>
          <table:table-cell office:value-type="float" office:value="2.81564675216691" calcext:value-type="float">
            <text:p>2.81564675216691</text:p>
          </table:table-cell>
          <table:table-cell office:value-type="float" office:value="2.68635541468815" calcext:value-type="float">
            <text:p>2.68635541468815</text:p>
          </table:table-cell>
          <table:table-cell office:value-type="float" office:value="0.292702266782659" calcext:value-type="float">
            <text:p>0.292702266782659</text:p>
          </table:table-cell>
          <table:table-cell office:value-type="float" office:value="0.056822907426107" calcext:value-type="float">
            <text:p>0.056822907426107</text:p>
          </table:table-cell>
          <table:table-cell office:value-type="float" office:value="0.578156426630716" calcext:value-type="float">
            <text:p>0.578156426630716</text:p>
          </table:table-cell>
          <table:table-cell office:value-type="float" office:value="0.551608132668236" calcext:value-type="float">
            <text:p>0.551608132668236</text:p>
          </table:table-cell>
          <table:table-cell table:formula="of:=SUM([.E371:.P371])" office:value-type="float" office:value="123.432607858099" calcext:value-type="float">
            <text:p>123.4326078580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2:.P37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3:.P37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4:.P37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.01340981102382" calcext:value-type="float">
            <text:p>4.01340981102382</text:p>
          </table:table-cell>
          <table:table-cell office:value-type="float" office:value="3.31919645503557" calcext:value-type="float">
            <text:p>3.31919645503557</text:p>
          </table:table-cell>
          <table:table-cell office:value-type="float" office:value="0.376890265109701" calcext:value-type="float">
            <text:p>0.376890265109701</text:p>
          </table:table-cell>
          <table:table-cell office:value-type="float" office:value="0.033646154822276" calcext:value-type="float">
            <text:p>0.033646154822276</text:p>
          </table:table-cell>
          <table:table-cell office:value-type="float" office:value="0.355902241342191" calcext:value-type="float">
            <text:p>0.355902241342191</text:p>
          </table:table-cell>
          <table:table-cell office:value-type="float" office:value="0.23803911765576" calcext:value-type="float">
            <text:p>0.23803911765576</text:p>
          </table:table-cell>
          <table:table-cell office:value-type="float" office:value="0.292740317967235" calcext:value-type="float">
            <text:p>0.292740317967235</text:p>
          </table:table-cell>
          <table:table-cell office:value-type="float" office:value="0.195794347145424" calcext:value-type="float">
            <text:p>0.195794347145424</text:p>
          </table:table-cell>
          <table:table-cell office:value-type="float" office:value="0.010966655372544" calcext:value-type="float">
            <text:p>0.010966655372544</text:p>
          </table:table-cell>
          <table:table-cell office:value-type="float" office:value="0.002789755238783" calcext:value-type="float">
            <text:p>0.002789755238783</text:p>
          </table:table-cell>
          <table:table-cell office:value-type="float" office:value="0.039225837972899" calcext:value-type="float">
            <text:p>0.039225837972899</text:p>
          </table:table-cell>
          <table:table-cell office:value-type="float" office:value="0.026235529804937" calcext:value-type="float">
            <text:p>0.026235529804937</text:p>
          </table:table-cell>
          <table:table-cell table:formula="of:=SUM([.E375:.P375])" office:value-type="float" office:value="8.90483648849114" calcext:value-type="float">
            <text:p>8.904836488491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5.71628105173468" calcext:value-type="float">
            <text:p>5.71628105173468</text:p>
          </table:table-cell>
          <table:table-cell office:value-type="float" office:value="4.84014887300131" calcext:value-type="float">
            <text:p>4.84014887300131</text:p>
          </table:table-cell>
          <table:table-cell office:value-type="float" office:value="0.790595410078953" calcext:value-type="float">
            <text:p>0.790595410078953</text:p>
          </table:table-cell>
          <table:table-cell office:value-type="float" office:value="0.091943661893248" calcext:value-type="float">
            <text:p>0.091943661893248</text:p>
          </table:table-cell>
          <table:table-cell office:value-type="float" office:value="0.531331991201556" calcext:value-type="float">
            <text:p>0.531331991201556</text:p>
          </table:table-cell>
          <table:table-cell office:value-type="float" office:value="0.368118646432142" calcext:value-type="float">
            <text:p>0.368118646432142</text:p>
          </table:table-cell>
          <table:table-cell office:value-type="float" office:value="0.445386292328287" calcext:value-type="float">
            <text:p>0.445386292328287</text:p>
          </table:table-cell>
          <table:table-cell office:value-type="float" office:value="0.308573550597906" calcext:value-type="float">
            <text:p>0.308573550597906</text:p>
          </table:table-cell>
          <table:table-cell office:value-type="float" office:value="0.030098353632222" calcext:value-type="float">
            <text:p>0.030098353632222</text:p>
          </table:table-cell>
          <table:table-cell office:value-type="float" office:value="0.004871029898234" calcext:value-type="float">
            <text:p>0.004871029898234</text:p>
          </table:table-cell>
          <table:table-cell office:value-type="float" office:value="0.089791650345103" calcext:value-type="float">
            <text:p>0.089791650345103</text:p>
          </table:table-cell>
          <table:table-cell office:value-type="float" office:value="0.062209656736834" calcext:value-type="float">
            <text:p>0.062209656736834</text:p>
          </table:table-cell>
          <table:table-cell table:formula="of:=SUM([.E376:.P376])" office:value-type="float" office:value="13.2793501678805" calcext:value-type="float">
            <text:p>13.27935016788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7:.P37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78:.P37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43.0067299004691" calcext:value-type="float">
            <text:p>43.0067299004691</text:p>
          </table:table-cell>
          <table:table-cell office:value-type="float" office:value="59.9032269529701" calcext:value-type="float">
            <text:p>59.9032269529701</text:p>
          </table:table-cell>
          <table:table-cell office:value-type="float" office:value="5.58441991621224" calcext:value-type="float">
            <text:p>5.58441991621224</text:p>
          </table:table-cell>
          <table:table-cell office:value-type="float" office:value="0.592202493658771" calcext:value-type="float">
            <text:p>0.592202493658771</text:p>
          </table:table-cell>
          <table:table-cell office:value-type="float" office:value="4.71238525935305" calcext:value-type="float">
            <text:p>4.71238525935305</text:p>
          </table:table-cell>
          <table:table-cell office:value-type="float" office:value="2.58656746192046" calcext:value-type="float">
            <text:p>2.58656746192046</text:p>
          </table:table-cell>
          <table:table-cell office:value-type="float" office:value="6.52925747676977" calcext:value-type="float">
            <text:p>6.52925747676977</text:p>
          </table:table-cell>
          <table:table-cell office:value-type="float" office:value="3.58382517778951" calcext:value-type="float">
            <text:p>3.58382517778951</text:p>
          </table:table-cell>
          <table:table-cell office:value-type="float" office:value="0.174363219020598" calcext:value-type="float">
            <text:p>0.174363219020598</text:p>
          </table:table-cell>
          <table:table-cell office:value-type="float" office:value="0.028121027259549" calcext:value-type="float">
            <text:p>0.028121027259549</text:p>
          </table:table-cell>
          <table:table-cell office:value-type="float" office:value="0.733510294181741" calcext:value-type="float">
            <text:p>0.733510294181741</text:p>
          </table:table-cell>
          <table:table-cell office:value-type="float" office:value="0.402614335521173" calcext:value-type="float">
            <text:p>0.402614335521173</text:p>
          </table:table-cell>
          <table:table-cell table:formula="of:=SUM([.E379:.P379])" office:value-type="float" office:value="127.837223515126" calcext:value-type="float">
            <text:p>127.8372235151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0:.P38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1:.P38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2:.P38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3:.P38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1.17286148294779" calcext:value-type="float">
            <text:p>1.17286148294779</text:p>
          </table:table-cell>
          <table:table-cell office:value-type="float" office:value="1.84541560414291" calcext:value-type="float">
            <text:p>1.84541560414291</text:p>
          </table:table-cell>
          <table:table-cell office:value-type="float" office:value="0.18003180002331" calcext:value-type="float">
            <text:p>0.18003180002331</text:p>
          </table:table-cell>
          <table:table-cell office:value-type="float" office:value="0.014676331386278" calcext:value-type="float">
            <text:p>0.014676331386278</text:p>
          </table:table-cell>
          <table:table-cell office:value-type="float" office:value="0.036859187226976" calcext:value-type="float">
            <text:p>0.036859187226976</text:p>
          </table:table-cell>
          <table:table-cell office:value-type="float" office:value="0.028332821493788" calcext:value-type="float">
            <text:p>0.028332821493788</text:p>
          </table:table-cell>
          <table:table-cell office:value-type="float" office:value="0.057706152418949" calcext:value-type="float">
            <text:p>0.057706152418949</text:p>
          </table:table-cell>
          <table:table-cell office:value-type="float" office:value="0.044357410962737" calcext:value-type="float">
            <text:p>0.044357410962737</text:p>
          </table:table-cell>
          <table:table-cell office:value-type="float" office:value="0.004895118082931" calcext:value-type="float">
            <text:p>0.004895118082931</text:p>
          </table:table-cell>
          <table:table-cell office:value-type="float" office:value="0.000522292296185" calcext:value-type="float">
            <text:p>0.000522292296185</text:p>
          </table:table-cell>
          <table:table-cell office:value-type="float" office:value="0.006578492592053" calcext:value-type="float">
            <text:p>0.006578492592053</text:p>
          </table:table-cell>
          <table:table-cell office:value-type="float" office:value="0.005056738097915" calcext:value-type="float">
            <text:p>0.005056738097915</text:p>
          </table:table-cell>
          <table:table-cell table:formula="of:=SUM([.E384:.P384])" office:value-type="float" office:value="3.39729343167182" calcext:value-type="float">
            <text:p>3.39729343167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5:.P38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6:.P38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office:value-type="float" office:value="0.051262574784533" calcext:value-type="float">
            <text:p>0.051262574784533</text:p>
          </table:table-cell>
          <table:table-cell office:value-type="float" office:value="0.093387738213796" calcext:value-type="float">
            <text:p>0.093387738213796</text:p>
          </table:table-cell>
          <table:table-cell office:value-type="float" office:value="0.010253844957146" calcext:value-type="float">
            <text:p>0.010253844957146</text:p>
          </table:table-cell>
          <table:table-cell office:value-type="float" office:value="0.000865838893556" calcext:value-type="float">
            <text:p>0.000865838893556</text:p>
          </table:table-cell>
          <table:table-cell office:value-type="float" office:value="0.000560253124046" calcext:value-type="float">
            <text:p>0.000560253124046</text:p>
          </table:table-cell>
          <table:table-cell office:value-type="float" office:value="0.000480182123964" calcext:value-type="float">
            <text:p>0.000480182123964</text:p>
          </table:table-cell>
          <table:table-cell office:value-type="float" office:value="0.001014902472287" calcext:value-type="float">
            <text:p>0.001014902472287</text:p>
          </table:table-cell>
          <table:table-cell office:value-type="float" office:value="0.00086985329281" calcext:value-type="float">
            <text:p>0.00086985329281</text:p>
          </table:table-cell>
          <table:table-cell office:value-type="float" office:value="0.000283311079068" calcext:value-type="float">
            <text:p>0.000283311079068</text:p>
          </table:table-cell>
          <table:table-cell office:value-type="float" office:value="0.0000142981949107148" calcext:value-type="float">
            <text:p>1.42981949107148E-05</text:p>
          </table:table-cell>
          <table:table-cell office:value-type="float" office:value="0.000130520801319" calcext:value-type="float">
            <text:p>0.000130520801319</text:p>
          </table:table-cell>
          <table:table-cell office:value-type="float" office:value="0.000111866856085" calcext:value-type="float">
            <text:p>0.000111866856085</text:p>
          </table:table-cell>
          <table:table-cell table:formula="of:=SUM([.E387:.P387])" office:value-type="float" office:value="0.159235184793521" calcext:value-type="float">
            <text:p>0.1592351847935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8:.P38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89:.P38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90:.P39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91:.P39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92:.P39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6" calcext:value-type="float">
            <text:p>2006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393:.P393])" office:value-type="float" office:value="0" calcext:value-type="float">
            <text:p>0</text:p>
          </table:table-cell>
          <table:table-cell table:formula="of:=SUM([.Q338:.Q393])" office:value-type="float" office:value="193352.934317597" calcext:value-type="float">
            <text:p>193352.9343175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3697.67422068085" calcext:value-type="float">
            <text:p>3697.67422068085</text:p>
          </table:table-cell>
          <table:table-cell office:value-type="float" office:value="690.29188884824" calcext:value-type="float">
            <text:p>690.29188884824</text:p>
          </table:table-cell>
          <table:table-cell office:value-type="float" office:value="71.7402453036743" calcext:value-type="float">
            <text:p>71.7402453036743</text:p>
          </table:table-cell>
          <table:table-cell office:value-type="float" office:value="12.3398215026253" calcext:value-type="float">
            <text:p>12.3398215026253</text:p>
          </table:table-cell>
          <table:table-cell office:value-type="float" office:value="166.593735589234" calcext:value-type="float">
            <text:p>166.593735589234</text:p>
          </table:table-cell>
          <table:table-cell office:value-type="float" office:value="242.435162077275" calcext:value-type="float">
            <text:p>242.435162077275</text:p>
          </table:table-cell>
          <table:table-cell office:value-type="float" office:value="31.0627766132968" calcext:value-type="float">
            <text:p>31.0627766132968</text:p>
          </table:table-cell>
          <table:table-cell office:value-type="float" office:value="45.20403637135" calcext:value-type="float">
            <text:p>45.20403637135</text:p>
          </table:table-cell>
          <table:table-cell office:value-type="float" office:value="0.914744218136901" calcext:value-type="float">
            <text:p>0.914744218136901</text:p>
          </table:table-cell>
          <table:table-cell office:value-type="float" office:value="0.574766639391329" calcext:value-type="float">
            <text:p>0.574766639391329</text:p>
          </table:table-cell>
          <table:table-cell office:value-type="float" office:value="3.89261758640836" calcext:value-type="float">
            <text:p>3.89261758640836</text:p>
          </table:table-cell>
          <table:table-cell office:value-type="float" office:value="5.66472305893086" calcext:value-type="float">
            <text:p>5.66472305893086</text:p>
          </table:table-cell>
          <table:table-cell table:formula="of:=SUM([.E394:.P394])" office:value-type="float" office:value="4968.38873848941" calcext:value-type="float">
            <text:p>4968.388738489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8.3244554713133" calcext:value-type="float">
            <text:p>28.3244554713133</text:p>
          </table:table-cell>
          <table:table-cell office:value-type="float" office:value="11.0050384977488" calcext:value-type="float">
            <text:p>11.0050384977488</text:p>
          </table:table-cell>
          <table:table-cell office:value-type="float" office:value="1.60466662090574" calcext:value-type="float">
            <text:p>1.60466662090574</text:p>
          </table:table-cell>
          <table:table-cell office:value-type="float" office:value="0.227252490558362" calcext:value-type="float">
            <text:p>0.227252490558362</text:p>
          </table:table-cell>
          <table:table-cell office:value-type="float" office:value="1.39209561466445" calcext:value-type="float">
            <text:p>1.39209561466445</text:p>
          </table:table-cell>
          <table:table-cell office:value-type="float" office:value="0.987743082401969" calcext:value-type="float">
            <text:p>0.987743082401969</text:p>
          </table:table-cell>
          <table:table-cell office:value-type="float" office:value="0.536534527294049" calcext:value-type="float">
            <text:p>0.536534527294049</text:p>
          </table:table-cell>
          <table:table-cell office:value-type="float" office:value="0.380690997243208" calcext:value-type="float">
            <text:p>0.380690997243208</text:p>
          </table:table-cell>
          <table:table-cell office:value-type="float" office:value="0.035487566346317" calcext:value-type="float">
            <text:p>0.035487566346317</text:p>
          </table:table-cell>
          <table:table-cell office:value-type="float" office:value="0.004686717409914" calcext:value-type="float">
            <text:p>0.004686717409914</text:p>
          </table:table-cell>
          <table:table-cell office:value-type="float" office:value="0.096353150134156" calcext:value-type="float">
            <text:p>0.096353150134156</text:p>
          </table:table-cell>
          <table:table-cell office:value-type="float" office:value="0.068366106832102" calcext:value-type="float">
            <text:p>0.068366106832102</text:p>
          </table:table-cell>
          <table:table-cell table:formula="of:=SUM([.E395:.P395])" office:value-type="float" office:value="44.6633708428524" calcext:value-type="float">
            <text:p>44.66337084285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6.5061388406535" calcext:value-type="float">
            <text:p>46.5061388406535</text:p>
          </table:table-cell>
          <table:table-cell office:value-type="float" office:value="77.8882057903768" calcext:value-type="float">
            <text:p>77.8882057903768</text:p>
          </table:table-cell>
          <table:table-cell office:value-type="float" office:value="11.3570343588071" calcext:value-type="float">
            <text:p>11.3570343588071</text:p>
          </table:table-cell>
          <table:table-cell office:value-type="float" office:value="1.60838039081061" calcext:value-type="float">
            <text:p>1.60838039081061</text:p>
          </table:table-cell>
          <table:table-cell office:value-type="float" office:value="2.39956883684937" calcext:value-type="float">
            <text:p>2.39956883684937</text:p>
          </table:table-cell>
          <table:table-cell office:value-type="float" office:value="2.63035227620337" calcext:value-type="float">
            <text:p>2.63035227620337</text:p>
          </table:table-cell>
          <table:table-cell office:value-type="float" office:value="3.98961177827176" calcext:value-type="float">
            <text:p>3.98961177827176</text:p>
          </table:table-cell>
          <table:table-cell office:value-type="float" office:value="4.3733208487253" calcext:value-type="float">
            <text:p>4.3733208487253</text:p>
          </table:table-cell>
          <table:table-cell office:value-type="float" office:value="0.251163391537493" calcext:value-type="float">
            <text:p>0.251163391537493</text:p>
          </table:table-cell>
          <table:table-cell office:value-type="float" office:value="0.104001098003749" calcext:value-type="float">
            <text:p>0.104001098003749</text:p>
          </table:table-cell>
          <table:table-cell office:value-type="float" office:value="0.716471411168367" calcext:value-type="float">
            <text:p>0.716471411168367</text:p>
          </table:table-cell>
          <table:table-cell office:value-type="float" office:value="0.78537951412796" calcext:value-type="float">
            <text:p>0.78537951412796</text:p>
          </table:table-cell>
          <table:table-cell table:formula="of:=SUM([.E396:.P396])" office:value-type="float" office:value="152.609628535535" calcext:value-type="float">
            <text:p>152.6096285355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758.33415078062" calcext:value-type="float">
            <text:p>4758.33415078062</text:p>
          </table:table-cell>
          <table:table-cell office:value-type="float" office:value="19106.6019527364" calcext:value-type="float">
            <text:p>19106.6019527364</text:p>
          </table:table-cell>
          <table:table-cell office:value-type="float" office:value="2394.61076273013" calcext:value-type="float">
            <text:p>2394.61076273013</text:p>
          </table:table-cell>
          <table:table-cell office:value-type="float" office:value="353.346630314769" calcext:value-type="float">
            <text:p>353.346630314769</text:p>
          </table:table-cell>
          <table:table-cell office:value-type="float" office:value="98.601883019289" calcext:value-type="float">
            <text:p>98.601883019289</text:p>
          </table:table-cell>
          <table:table-cell office:value-type="float" office:value="106.572805639652" calcext:value-type="float">
            <text:p>106.572805639652</text:p>
          </table:table-cell>
          <table:table-cell office:value-type="float" office:value="392.917061531986" calcext:value-type="float">
            <text:p>392.917061531986</text:p>
          </table:table-cell>
          <table:table-cell office:value-type="float" office:value="424.680263184831" calcext:value-type="float">
            <text:p>424.680263184831</text:p>
          </table:table-cell>
          <table:table-cell office:value-type="float" office:value="60.1901775388462" calcext:value-type="float">
            <text:p>60.1901775388462</text:p>
          </table:table-cell>
          <table:table-cell office:value-type="float" office:value="7.44486291429178" calcext:value-type="float">
            <text:p>7.44486291429178</text:p>
          </table:table-cell>
          <table:table-cell office:value-type="float" office:value="61.3531889175322" calcext:value-type="float">
            <text:p>61.3531889175322</text:p>
          </table:table-cell>
          <table:table-cell office:value-type="float" office:value="66.3129473562073" calcext:value-type="float">
            <text:p>66.3129473562073</text:p>
          </table:table-cell>
          <table:table-cell table:formula="of:=SUM([.E397:.P397])" office:value-type="float" office:value="27830.9666866645" calcext:value-type="float">
            <text:p>27830.96668666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3572.64867815291" calcext:value-type="float">
            <text:p>3572.64867815291</text:p>
          </table:table-cell>
          <table:table-cell office:value-type="float" office:value="302.644277638492" calcext:value-type="float">
            <text:p>302.644277638492</text:p>
          </table:table-cell>
          <table:table-cell office:value-type="float" office:value="18.4712645792252" calcext:value-type="float">
            <text:p>18.4712645792252</text:p>
          </table:table-cell>
          <table:table-cell office:value-type="float" office:value="2.92979146757023" calcext:value-type="float">
            <text:p>2.92979146757023</text:p>
          </table:table-cell>
          <table:table-cell office:value-type="float" office:value="242.795411048436" calcext:value-type="float">
            <text:p>242.795411048436</text:p>
          </table:table-cell>
          <table:table-cell office:value-type="float" office:value="358.852744126757" calcext:value-type="float">
            <text:p>358.852744126757</text:p>
          </table:table-cell>
          <table:table-cell office:value-type="float" office:value="20.5636237347106" calcext:value-type="float">
            <text:p>20.5636237347106</text:p>
          </table:table-cell>
          <table:table-cell office:value-type="float" office:value="30.3931312973575" calcext:value-type="float">
            <text:p>30.3931312973575</text:p>
          </table:table-cell>
          <table:table-cell office:value-type="float" office:value="0.229640919240593" calcext:value-type="float">
            <text:p>0.229640919240593</text:p>
          </table:table-cell>
          <table:table-cell office:value-type="float" office:value="0.363250331818902" calcext:value-type="float">
            <text:p>0.363250331818902</text:p>
          </table:table-cell>
          <table:table-cell office:value-type="float" office:value="1.4986270954511" calcext:value-type="float">
            <text:p>1.4986270954511</text:p>
          </table:table-cell>
          <table:table-cell office:value-type="float" office:value="2.21497780086978" calcext:value-type="float">
            <text:p>2.21497780086978</text:p>
          </table:table-cell>
          <table:table-cell table:formula="of:=SUM([.E398:.P398])" office:value-type="float" office:value="4553.60541819284" calcext:value-type="float">
            <text:p>4553.605418192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888.72219309203" calcext:value-type="float">
            <text:p>4888.72219309203</text:p>
          </table:table-cell>
          <table:table-cell office:value-type="float" office:value="678.840669445876" calcext:value-type="float">
            <text:p>678.840669445876</text:p>
          </table:table-cell>
          <table:table-cell office:value-type="float" office:value="105.223809069594" calcext:value-type="float">
            <text:p>105.223809069594</text:p>
          </table:table-cell>
          <table:table-cell office:value-type="float" office:value="14.7852808847708" calcext:value-type="float">
            <text:p>14.7852808847708</text:p>
          </table:table-cell>
          <table:table-cell office:value-type="float" office:value="823.068038547988" calcext:value-type="float">
            <text:p>823.068038547988</text:p>
          </table:table-cell>
          <table:table-cell office:value-type="float" office:value="881.062278447723" calcext:value-type="float">
            <text:p>881.062278447723</text:p>
          </table:table-cell>
          <table:table-cell office:value-type="float" office:value="113.600811276004" calcext:value-type="float">
            <text:p>113.600811276004</text:p>
          </table:table-cell>
          <table:table-cell office:value-type="float" office:value="121.605243951543" calcext:value-type="float">
            <text:p>121.605243951543</text:p>
          </table:table-cell>
          <table:table-cell office:value-type="float" office:value="5.28824939051257" calcext:value-type="float">
            <text:p>5.28824939051257</text:p>
          </table:table-cell>
          <table:table-cell office:value-type="float" office:value="1.69440456572265" calcext:value-type="float">
            <text:p>1.69440456572265</text:p>
          </table:table-cell>
          <table:table-cell office:value-type="float" office:value="22.0695904491977" calcext:value-type="float">
            <text:p>22.0695904491977</text:p>
          </table:table-cell>
          <table:table-cell office:value-type="float" office:value="23.6246370104244" calcext:value-type="float">
            <text:p>23.6246370104244</text:p>
          </table:table-cell>
          <table:table-cell table:formula="of:=SUM([.E399:.P399])" office:value-type="float" office:value="7679.58520613139" calcext:value-type="float">
            <text:p>7679.585206131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55.3019548189128" calcext:value-type="float">
            <text:p>55.3019548189128</text:p>
          </table:table-cell>
          <table:table-cell office:value-type="float" office:value="192.383529702113" calcext:value-type="float">
            <text:p>192.383529702113</text:p>
          </table:table-cell>
          <table:table-cell office:value-type="float" office:value="14.3890516911086" calcext:value-type="float">
            <text:p>14.3890516911086</text:p>
          </table:table-cell>
          <table:table-cell office:value-type="float" office:value="1.43177789505312" calcext:value-type="float">
            <text:p>1.43177789505312</text:p>
          </table:table-cell>
          <table:table-cell office:value-type="float" office:value="4.44128539535302" calcext:value-type="float">
            <text:p>4.44128539535302</text:p>
          </table:table-cell>
          <table:table-cell office:value-type="float" office:value="3.70405456075502" calcext:value-type="float">
            <text:p>3.70405456075502</text:p>
          </table:table-cell>
          <table:table-cell office:value-type="float" office:value="15.4002579785324" calcext:value-type="float">
            <text:p>15.4002579785324</text:p>
          </table:table-cell>
          <table:table-cell office:value-type="float" office:value="12.8438933156316" calcext:value-type="float">
            <text:p>12.8438933156316</text:p>
          </table:table-cell>
          <table:table-cell office:value-type="float" office:value="0.422017557550847" calcext:value-type="float">
            <text:p>0.422017557550847</text:p>
          </table:table-cell>
          <table:table-cell office:value-type="float" office:value="0.185714994599234" calcext:value-type="float">
            <text:p>0.185714994599234</text:p>
          </table:table-cell>
          <table:table-cell office:value-type="float" office:value="1.36938600423021" calcext:value-type="float">
            <text:p>1.36938600423021</text:p>
          </table:table-cell>
          <table:table-cell office:value-type="float" office:value="1.14207487762669" calcext:value-type="float">
            <text:p>1.14207487762669</text:p>
          </table:table-cell>
          <table:table-cell table:formula="of:=SUM([.E400:.P400])" office:value-type="float" office:value="303.014998791467" calcext:value-type="float">
            <text:p>303.0149987914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44.183997201446" calcext:value-type="float">
            <text:p>244.183997201446</text:p>
          </table:table-cell>
          <table:table-cell office:value-type="float" office:value="520.471787336352" calcext:value-type="float">
            <text:p>520.471787336352</text:p>
          </table:table-cell>
          <table:table-cell office:value-type="float" office:value="73.3578287592679" calcext:value-type="float">
            <text:p>73.3578287592679</text:p>
          </table:table-cell>
          <table:table-cell office:value-type="float" office:value="9.32177685608668" calcext:value-type="float">
            <text:p>9.32177685608668</text:p>
          </table:table-cell>
          <table:table-cell office:value-type="float" office:value="34.7429307200749" calcext:value-type="float">
            <text:p>34.7429307200749</text:p>
          </table:table-cell>
          <table:table-cell office:value-type="float" office:value="60.1827739584311" calcext:value-type="float">
            <text:p>60.1827739584311</text:p>
          </table:table-cell>
          <table:table-cell office:value-type="float" office:value="73.6048311470645" calcext:value-type="float">
            <text:p>73.6048311470645</text:p>
          </table:table-cell>
          <table:table-cell office:value-type="float" office:value="127.500554022425" calcext:value-type="float">
            <text:p>127.500554022425</text:p>
          </table:table-cell>
          <table:table-cell office:value-type="float" office:value="2.61778876159276" calcext:value-type="float">
            <text:p>2.61778876159276</text:p>
          </table:table-cell>
          <table:table-cell office:value-type="float" office:value="1.56665202647729" calcext:value-type="float">
            <text:p>1.56665202647729</text:p>
          </table:table-cell>
          <table:table-cell office:value-type="float" office:value="12.8079847510735" calcext:value-type="float">
            <text:p>12.8079847510735</text:p>
          </table:table-cell>
          <table:table-cell office:value-type="float" office:value="22.1863854073628" calcext:value-type="float">
            <text:p>22.1863854073628</text:p>
          </table:table-cell>
          <table:table-cell table:formula="of:=SUM([.E401:.P401])" office:value-type="float" office:value="1182.54529094765" calcext:value-type="float">
            <text:p>1182.545290947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95.36538914951" calcext:value-type="float">
            <text:p>195.36538914951</text:p>
          </table:table-cell>
          <table:table-cell office:value-type="float" office:value="16.5981995931985" calcext:value-type="float">
            <text:p>16.5981995931985</text:p>
          </table:table-cell>
          <table:table-cell office:value-type="float" office:value="0.609776124133785" calcext:value-type="float">
            <text:p>0.60977612413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882979145054" calcext:value-type="float">
            <text:p>23.9882979145054</text:p>
          </table:table-cell>
          <table:table-cell office:value-type="float" office:value="35.4393119737745" calcext:value-type="float">
            <text:p>35.4393119737745</text:p>
          </table:table-cell>
          <table:table-cell office:value-type="float" office:value="0.170130856942445" calcext:value-type="float">
            <text:p>0.170130856942445</text:p>
          </table:table-cell>
          <table:table-cell office:value-type="float" office:value="0.413934271667237" calcext:value-type="float">
            <text:p>0.413934271667237</text:p>
          </table:table-cell>
          <table:table-cell office:value-type="float" office:value="2.21419684188405" calcext:value-type="float">
            <text:p>2.21419684188405</text:p>
          </table:table-cell>
          <table:table-cell office:value-type="float" office:value="3.27116216959375" calcext:value-type="float">
            <text:p>3.27116216959375</text:p>
          </table:table-cell>
          <table:table-cell table:formula="of:=SUM([.E402:.P402])" office:value-type="float" office:value="278.07039889521" calcext:value-type="float">
            <text:p>278.070398895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777.914275542986" calcext:value-type="float">
            <text:p>777.914275542986</text:p>
          </table:table-cell>
          <table:table-cell office:value-type="float" office:value="2155.9579315637" calcext:value-type="float">
            <text:p>2155.9579315637</text:p>
          </table:table-cell>
          <table:table-cell office:value-type="float" office:value="220.052790489042" calcext:value-type="float">
            <text:p>220.052790489042</text:p>
          </table:table-cell>
          <table:table-cell office:value-type="float" office:value="20.4908939831299" calcext:value-type="float">
            <text:p>20.4908939831299</text:p>
          </table:table-cell>
          <table:table-cell office:value-type="float" office:value="69.8594588491623" calcext:value-type="float">
            <text:p>69.8594588491623</text:p>
          </table:table-cell>
          <table:table-cell office:value-type="float" office:value="63.1772714957312" calcext:value-type="float">
            <text:p>63.1772714957312</text:p>
          </table:table-cell>
          <table:table-cell office:value-type="float" office:value="193.164496780371" calcext:value-type="float">
            <text:p>193.164496780371</text:p>
          </table:table-cell>
          <table:table-cell office:value-type="float" office:value="174.687952890951" calcext:value-type="float">
            <text:p>174.687952890951</text:p>
          </table:table-cell>
          <table:table-cell office:value-type="float" office:value="5.12614656208518" calcext:value-type="float">
            <text:p>5.12614656208518</text:p>
          </table:table-cell>
          <table:table-cell office:value-type="float" office:value="5.48409808289106" calcext:value-type="float">
            <text:p>5.48409808289106</text:p>
          </table:table-cell>
          <table:table-cell office:value-type="float" office:value="23.0026790426829" calcext:value-type="float">
            <text:p>23.0026790426829</text:p>
          </table:table-cell>
          <table:table-cell office:value-type="float" office:value="20.8024299493435" calcext:value-type="float">
            <text:p>20.8024299493435</text:p>
          </table:table-cell>
          <table:table-cell table:formula="of:=SUM([.E403:.P403])" office:value-type="float" office:value="3729.72042523208" calcext:value-type="float">
            <text:p>3729.72042523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580.199196527887" calcext:value-type="float">
            <text:p>580.199196527887</text:p>
          </table:table-cell>
          <table:table-cell office:value-type="float" office:value="2246.66041366521" calcext:value-type="float">
            <text:p>2246.66041366521</text:p>
          </table:table-cell>
          <table:table-cell office:value-type="float" office:value="436.241484655154" calcext:value-type="float">
            <text:p>436.241484655154</text:p>
          </table:table-cell>
          <table:table-cell office:value-type="float" office:value="57.1480155610861" calcext:value-type="float">
            <text:p>57.1480155610861</text:p>
          </table:table-cell>
          <table:table-cell office:value-type="float" office:value="74.7403968981343" calcext:value-type="float">
            <text:p>74.7403968981343</text:p>
          </table:table-cell>
          <table:table-cell office:value-type="float" office:value="110.917390257994" calcext:value-type="float">
            <text:p>110.917390257994</text:p>
          </table:table-cell>
          <table:table-cell office:value-type="float" office:value="286.275665652601" calcext:value-type="float">
            <text:p>286.275665652601</text:p>
          </table:table-cell>
          <table:table-cell office:value-type="float" office:value="424.843204563571" calcext:value-type="float">
            <text:p>424.843204563571</text:p>
          </table:table-cell>
          <table:table-cell office:value-type="float" office:value="15.9013450453953" calcext:value-type="float">
            <text:p>15.9013450453953</text:p>
          </table:table-cell>
          <table:table-cell office:value-type="float" office:value="6.13881863675962" calcext:value-type="float">
            <text:p>6.13881863675962</text:p>
          </table:table-cell>
          <table:table-cell office:value-type="float" office:value="69.5326669009588" calcext:value-type="float">
            <text:p>69.5326669009588</text:p>
          </table:table-cell>
          <table:table-cell office:value-type="float" office:value="103.188934905499" calcext:value-type="float">
            <text:p>103.188934905499</text:p>
          </table:table-cell>
          <table:table-cell table:formula="of:=SUM([.E404:.P404])" office:value-type="float" office:value="4411.78753327025" calcext:value-type="float">
            <text:p>4411.787533270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97.134932665149" calcext:value-type="float">
            <text:p>197.134932665149</text:p>
          </table:table-cell>
          <table:table-cell office:value-type="float" office:value="31.2526562965671" calcext:value-type="float">
            <text:p>31.2526562965671</text:p>
          </table:table-cell>
          <table:table-cell office:value-type="float" office:value="6.06843158101566" calcext:value-type="float">
            <text:p>6.06843158101566</text:p>
          </table:table-cell>
          <table:table-cell office:value-type="float" office:value="0.794969833158404" calcext:value-type="float">
            <text:p>0.794969833158404</text:p>
          </table:table-cell>
          <table:table-cell office:value-type="float" office:value="12.4007699924242" calcext:value-type="float">
            <text:p>12.4007699924242</text:p>
          </table:table-cell>
          <table:table-cell office:value-type="float" office:value="15.1505213996067" calcext:value-type="float">
            <text:p>15.1505213996067</text:p>
          </table:table-cell>
          <table:table-cell office:value-type="float" office:value="1.94202824892659" calcext:value-type="float">
            <text:p>1.94202824892659</text:p>
          </table:table-cell>
          <table:table-cell office:value-type="float" office:value="2.37265432404422" calcext:value-type="float">
            <text:p>2.37265432404422</text:p>
          </table:table-cell>
          <table:table-cell office:value-type="float" office:value="0.221199101270507" calcext:value-type="float">
            <text:p>0.221199101270507</text:p>
          </table:table-cell>
          <table:table-cell office:value-type="float" office:value="0.033658535280581" calcext:value-type="float">
            <text:p>0.033658535280581</text:p>
          </table:table-cell>
          <table:table-cell office:value-type="float" office:value="0.471693607406141" calcext:value-type="float">
            <text:p>0.471693607406141</text:p>
          </table:table-cell>
          <table:table-cell office:value-type="float" office:value="0.576287125511584" calcext:value-type="float">
            <text:p>0.576287125511584</text:p>
          </table:table-cell>
          <table:table-cell table:formula="of:=SUM([.E405:.P405])" office:value-type="float" office:value="268.419802710361" calcext:value-type="float">
            <text:p>268.4198027103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544.741747889132" calcext:value-type="float">
            <text:p>544.741747889132</text:p>
          </table:table-cell>
          <table:table-cell office:value-type="float" office:value="1323.22491216293" calcext:value-type="float">
            <text:p>1323.22491216293</text:p>
          </table:table-cell>
          <table:table-cell office:value-type="float" office:value="179.579768550797" calcext:value-type="float">
            <text:p>179.579768550797</text:p>
          </table:table-cell>
          <table:table-cell office:value-type="float" office:value="19.6257350164688" calcext:value-type="float">
            <text:p>19.6257350164688</text:p>
          </table:table-cell>
          <table:table-cell office:value-type="float" office:value="103.067844589641" calcext:value-type="float">
            <text:p>103.067844589641</text:p>
          </table:table-cell>
          <table:table-cell office:value-type="float" office:value="139.129506306434" calcext:value-type="float">
            <text:p>139.129506306434</text:p>
          </table:table-cell>
          <table:table-cell office:value-type="float" office:value="249.329102549605" calcext:value-type="float">
            <text:p>249.329102549605</text:p>
          </table:table-cell>
          <table:table-cell office:value-type="float" office:value="336.565056576719" calcext:value-type="float">
            <text:p>336.565056576719</text:p>
          </table:table-cell>
          <table:table-cell office:value-type="float" office:value="6.34725411321991" calcext:value-type="float">
            <text:p>6.34725411321991</text:p>
          </table:table-cell>
          <table:table-cell office:value-type="float" office:value="4.70299280058486" calcext:value-type="float">
            <text:p>4.70299280058486</text:p>
          </table:table-cell>
          <table:table-cell office:value-type="float" office:value="40.8130560623655" calcext:value-type="float">
            <text:p>40.8130560623655</text:p>
          </table:table-cell>
          <table:table-cell office:value-type="float" office:value="55.092840676174" calcext:value-type="float">
            <text:p>55.092840676174</text:p>
          </table:table-cell>
          <table:table-cell table:formula="of:=SUM([.E406:.P406])" office:value-type="float" office:value="3002.21981729407" calcext:value-type="float">
            <text:p>3002.219817294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70.5123914254537" calcext:value-type="float">
            <text:p>70.5123914254537</text:p>
          </table:table-cell>
          <table:table-cell office:value-type="float" office:value="1942.32545701417" calcext:value-type="float">
            <text:p>1942.32545701417</text:p>
          </table:table-cell>
          <table:table-cell office:value-type="float" office:value="127.364533872893" calcext:value-type="float">
            <text:p>127.364533872893</text:p>
          </table:table-cell>
          <table:table-cell office:value-type="float" office:value="14.5315328015466" calcext:value-type="float">
            <text:p>14.5315328015466</text:p>
          </table:table-cell>
          <table:table-cell office:value-type="float" office:value="4.54209939988393" calcext:value-type="float">
            <text:p>4.54209939988393</text:p>
          </table:table-cell>
          <table:table-cell office:value-type="float" office:value="5.02121838438524" calcext:value-type="float">
            <text:p>5.02121838438524</text:p>
          </table:table-cell>
          <table:table-cell office:value-type="float" office:value="124.791460566983" calcext:value-type="float">
            <text:p>124.791460566983</text:p>
          </table:table-cell>
          <table:table-cell office:value-type="float" office:value="137.954967702651" calcext:value-type="float">
            <text:p>137.954967702651</text:p>
          </table:table-cell>
          <table:table-cell office:value-type="float" office:value="4.59210357172718" calcext:value-type="float">
            <text:p>4.59210357172718</text:p>
          </table:table-cell>
          <table:table-cell office:value-type="float" office:value="2.37884201987017" calcext:value-type="float">
            <text:p>2.37884201987017</text:p>
          </table:table-cell>
          <table:table-cell office:value-type="float" office:value="9.91399854088459" calcext:value-type="float">
            <text:p>9.91399854088459</text:p>
          </table:table-cell>
          <table:table-cell office:value-type="float" office:value="10.9597671370931" calcext:value-type="float">
            <text:p>10.9597671370931</text:p>
          </table:table-cell>
          <table:table-cell table:formula="of:=SUM([.E407:.P407])" office:value-type="float" office:value="2454.88837243754" calcext:value-type="float">
            <text:p>2454.888372437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0.418624451157381" calcext:value-type="float">
            <text:p>0.418624451157381</text:p>
          </table:table-cell>
          <table:table-cell office:value-type="float" office:value="3580.08427050731" calcext:value-type="float">
            <text:p>3580.08427050731</text:p>
          </table:table-cell>
          <table:table-cell office:value-type="float" office:value="1099.76061171033" calcext:value-type="float">
            <text:p>1099.76061171033</text:p>
          </table:table-cell>
          <table:table-cell office:value-type="float" office:value="125.065615608395" calcext:value-type="float">
            <text:p>125.065615608395</text:p>
          </table:table-cell>
          <table:table-cell office:value-type="float" office:value="0.058485050005738" calcext:value-type="float">
            <text:p>0.058485050005738</text:p>
          </table:table-cell>
          <table:table-cell office:value-type="float" office:value="0.045995925140317" calcext:value-type="float">
            <text:p>0.045995925140317</text:p>
          </table:table-cell>
          <table:table-cell office:value-type="float" office:value="491.50411119025" calcext:value-type="float">
            <text:p>491.50411119025</text:p>
          </table:table-cell>
          <table:table-cell office:value-type="float" office:value="386.546413181603" calcext:value-type="float">
            <text:p>386.546413181603</text:p>
          </table:table-cell>
          <table:table-cell office:value-type="float" office:value="53.9918145772096" calcext:value-type="float">
            <text:p>53.9918145772096</text:p>
          </table:table-cell>
          <table:table-cell office:value-type="float" office:value="10.3777345815679" calcext:value-type="float">
            <text:p>10.3777345815679</text:p>
          </table:table-cell>
          <table:table-cell office:value-type="float" office:value="188.771697479096" calcext:value-type="float">
            <text:p>188.771697479096</text:p>
          </table:table-cell>
          <table:table-cell office:value-type="float" office:value="148.460655586465" calcext:value-type="float">
            <text:p>148.460655586465</text:p>
          </table:table-cell>
          <table:table-cell table:formula="of:=SUM([.E408:.P408])" office:value-type="float" office:value="6085.08602984853" calcext:value-type="float">
            <text:p>6085.086029848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29.316408059001" calcext:value-type="float">
            <text:p>429.316408059001</text:p>
          </table:table-cell>
          <table:table-cell office:value-type="float" office:value="3386.2249258277" calcext:value-type="float">
            <text:p>3386.2249258277</text:p>
          </table:table-cell>
          <table:table-cell office:value-type="float" office:value="582.827541010457" calcext:value-type="float">
            <text:p>582.827541010457</text:p>
          </table:table-cell>
          <table:table-cell office:value-type="float" office:value="59.250409326275" calcext:value-type="float">
            <text:p>59.250409326275</text:p>
          </table:table-cell>
          <table:table-cell office:value-type="float" office:value="98.9110503732511" calcext:value-type="float">
            <text:p>98.9110503732511</text:p>
          </table:table-cell>
          <table:table-cell office:value-type="float" office:value="82.6926456111506" calcext:value-type="float">
            <text:p>82.6926456111506</text:p>
          </table:table-cell>
          <table:table-cell office:value-type="float" office:value="775.972794532816" calcext:value-type="float">
            <text:p>775.972794532816</text:p>
          </table:table-cell>
          <table:table-cell office:value-type="float" office:value="648.73685053444" calcext:value-type="float">
            <text:p>648.73685053444</text:p>
          </table:table-cell>
          <table:table-cell office:value-type="float" office:value="23.2997117281224" calcext:value-type="float">
            <text:p>23.2997117281224</text:p>
          </table:table-cell>
          <table:table-cell office:value-type="float" office:value="14.0916177888847" calcext:value-type="float">
            <text:p>14.0916177888847</text:p>
          </table:table-cell>
          <table:table-cell office:value-type="float" office:value="160.730477998816" calcext:value-type="float">
            <text:p>160.730477998816</text:p>
          </table:table-cell>
          <table:table-cell office:value-type="float" office:value="134.375566793711" calcext:value-type="float">
            <text:p>134.375566793711</text:p>
          </table:table-cell>
          <table:table-cell table:formula="of:=SUM([.E409:.P409])" office:value-type="float" office:value="6396.42999958463" calcext:value-type="float">
            <text:p>6396.429999584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1652.1918911694" calcext:value-type="float">
            <text:p>11652.1918911694</text:p>
          </table:table-cell>
          <table:table-cell office:value-type="float" office:value="1097.28760992305" calcext:value-type="float">
            <text:p>1097.28760992305</text:p>
          </table:table-cell>
          <table:table-cell office:value-type="float" office:value="256.685434326026" calcext:value-type="float">
            <text:p>256.685434326026</text:p>
          </table:table-cell>
          <table:table-cell office:value-type="float" office:value="17.7246517763172" calcext:value-type="float">
            <text:p>17.7246517763172</text:p>
          </table:table-cell>
          <table:table-cell office:value-type="float" office:value="14573.4737291337" calcext:value-type="float">
            <text:p>14573.4737291337</text:p>
          </table:table-cell>
          <table:table-cell office:value-type="float" office:value="10380.8117033399" calcext:value-type="float">
            <text:p>10380.8117033399</text:p>
          </table:table-cell>
          <table:table-cell office:value-type="float" office:value="1372.83605270458" calcext:value-type="float">
            <text:p>1372.83605270458</text:p>
          </table:table-cell>
          <table:table-cell office:value-type="float" office:value="977.883024154586" calcext:value-type="float">
            <text:p>977.883024154586</text:p>
          </table:table-cell>
          <table:table-cell office:value-type="float" office:value="13.0619857786362" calcext:value-type="float">
            <text:p>13.0619857786362</text:p>
          </table:table-cell>
          <table:table-cell office:value-type="float" office:value="14.7265948319051" calcext:value-type="float">
            <text:p>14.7265948319051</text:p>
          </table:table-cell>
          <table:table-cell office:value-type="float" office:value="377.510721303973" calcext:value-type="float">
            <text:p>377.510721303973</text:p>
          </table:table-cell>
          <table:table-cell office:value-type="float" office:value="268.904160167003" calcext:value-type="float">
            <text:p>268.904160167003</text:p>
          </table:table-cell>
          <table:table-cell table:formula="of:=SUM([.E410:.P410])" office:value-type="float" office:value="41003.0975586091" calcext:value-type="float">
            <text:p>41003.09755860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279.92764501189" calcext:value-type="float">
            <text:p>4279.92764501189</text:p>
          </table:table-cell>
          <table:table-cell office:value-type="float" office:value="4082.59474750788" calcext:value-type="float">
            <text:p>4082.59474750788</text:p>
          </table:table-cell>
          <table:table-cell office:value-type="float" office:value="611.422405984654" calcext:value-type="float">
            <text:p>611.422405984654</text:p>
          </table:table-cell>
          <table:table-cell office:value-type="float" office:value="58.7075500133485" calcext:value-type="float">
            <text:p>58.7075500133485</text:p>
          </table:table-cell>
          <table:table-cell office:value-type="float" office:value="1890.7800297324" calcext:value-type="float">
            <text:p>1890.7800297324</text:p>
          </table:table-cell>
          <table:table-cell office:value-type="float" office:value="1539.56517628371" calcext:value-type="float">
            <text:p>1539.56517628371</text:p>
          </table:table-cell>
          <table:table-cell office:value-type="float" office:value="1800.00372011002" calcext:value-type="float">
            <text:p>1800.00372011002</text:p>
          </table:table-cell>
          <table:table-cell office:value-type="float" office:value="1465.65068441871" calcext:value-type="float">
            <text:p>1465.65068441871</text:p>
          </table:table-cell>
          <table:table-cell office:value-type="float" office:value="30.5870684881628" calcext:value-type="float">
            <text:p>30.5870684881628</text:p>
          </table:table-cell>
          <table:table-cell office:value-type="float" office:value="26.4164463658816" calcext:value-type="float">
            <text:p>26.4164463658816</text:p>
          </table:table-cell>
          <table:table-cell office:value-type="float" office:value="324.830814023817" calcext:value-type="float">
            <text:p>324.830814023817</text:p>
          </table:table-cell>
          <table:table-cell office:value-type="float" office:value="264.49306719499" calcext:value-type="float">
            <text:p>264.49306719499</text:p>
          </table:table-cell>
          <table:table-cell table:formula="of:=SUM([.E411:.P411])" office:value-type="float" office:value="16374.9793551355" calcext:value-type="float">
            <text:p>16374.97935513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917.75526098797" calcext:value-type="float">
            <text:p>2917.75526098797</text:p>
          </table:table-cell>
          <table:table-cell office:value-type="float" office:value="3074.01831150441" calcext:value-type="float">
            <text:p>3074.01831150441</text:p>
          </table:table-cell>
          <table:table-cell office:value-type="float" office:value="620.701753650825" calcext:value-type="float">
            <text:p>620.701753650825</text:p>
          </table:table-cell>
          <table:table-cell office:value-type="float" office:value="61.9482213838672" calcext:value-type="float">
            <text:p>61.9482213838672</text:p>
          </table:table-cell>
          <table:table-cell office:value-type="float" office:value="741.456611169172" calcext:value-type="float">
            <text:p>741.456611169172</text:p>
          </table:table-cell>
          <table:table-cell office:value-type="float" office:value="674.050049662853" calcext:value-type="float">
            <text:p>674.050049662853</text:p>
          </table:table-cell>
          <table:table-cell office:value-type="float" office:value="776.492995474884" calcext:value-type="float">
            <text:p>776.492995474884</text:p>
          </table:table-cell>
          <table:table-cell office:value-type="float" office:value="705.901241257237" calcext:value-type="float">
            <text:p>705.901241257237</text:p>
          </table:table-cell>
          <table:table-cell office:value-type="float" office:value="19.7828410670288" calcext:value-type="float">
            <text:p>19.7828410670288</text:p>
          </table:table-cell>
          <table:table-cell office:value-type="float" office:value="15.1456986071367" calcext:value-type="float">
            <text:p>15.1456986071367</text:p>
          </table:table-cell>
          <table:table-cell office:value-type="float" office:value="187.02322923135" calcext:value-type="float">
            <text:p>187.02322923135</text:p>
          </table:table-cell>
          <table:table-cell office:value-type="float" office:value="170.020760557674" calcext:value-type="float">
            <text:p>170.020760557674</text:p>
          </table:table-cell>
          <table:table-cell table:formula="of:=SUM([.E412:.P412])" office:value-type="float" office:value="9964.29697455441" calcext:value-type="float">
            <text:p>9964.296974554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3994.3853999959" calcext:value-type="float">
            <text:p>13994.3853999959</text:p>
          </table:table-cell>
          <table:table-cell office:value-type="float" office:value="7439.32594321817" calcext:value-type="float">
            <text:p>7439.32594321817</text:p>
          </table:table-cell>
          <table:table-cell office:value-type="float" office:value="1533.62388268647" calcext:value-type="float">
            <text:p>1533.62388268647</text:p>
          </table:table-cell>
          <table:table-cell office:value-type="float" office:value="171.314855849241" calcext:value-type="float">
            <text:p>171.314855849241</text:p>
          </table:table-cell>
          <table:table-cell office:value-type="float" office:value="4873.28376719492" calcext:value-type="float">
            <text:p>4873.28376719492</text:p>
          </table:table-cell>
          <table:table-cell office:value-type="float" office:value="4363.42918586704" calcext:value-type="float">
            <text:p>4363.42918586704</text:p>
          </table:table-cell>
          <table:table-cell office:value-type="float" office:value="2576.36890806319" calcext:value-type="float">
            <text:p>2576.36890806319</text:p>
          </table:table-cell>
          <table:table-cell office:value-type="float" office:value="2306.8230425404" calcext:value-type="float">
            <text:p>2306.8230425404</text:p>
          </table:table-cell>
          <table:table-cell office:value-type="float" office:value="55.7694228091108" calcext:value-type="float">
            <text:p>55.7694228091108</text:p>
          </table:table-cell>
          <table:table-cell office:value-type="float" office:value="66.9946188126435" calcext:value-type="float">
            <text:p>66.9946188126435</text:p>
          </table:table-cell>
          <table:table-cell office:value-type="float" office:value="650.701045846251" calcext:value-type="float">
            <text:p>650.701045846251</text:p>
          </table:table-cell>
          <table:table-cell office:value-type="float" office:value="582.623149062802" calcext:value-type="float">
            <text:p>582.623149062802</text:p>
          </table:table-cell>
          <table:table-cell table:formula="of:=SUM([.E413:.P413])" office:value-type="float" office:value="38614.6432219461" calcext:value-type="float">
            <text:p>38614.64322194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755.827636365162" calcext:value-type="float">
            <text:p>755.827636365162</text:p>
          </table:table-cell>
          <table:table-cell office:value-type="float" office:value="624.464482781195" calcext:value-type="float">
            <text:p>624.464482781195</text:p>
          </table:table-cell>
          <table:table-cell office:value-type="float" office:value="244.400725577314" calcext:value-type="float">
            <text:p>244.400725577314</text:p>
          </table:table-cell>
          <table:table-cell office:value-type="float" office:value="4.10636417893482" calcext:value-type="float">
            <text:p>4.10636417893482</text:p>
          </table:table-cell>
          <table:table-cell office:value-type="float" office:value="208.682338686065" calcext:value-type="float">
            <text:p>208.682338686065</text:p>
          </table:table-cell>
          <table:table-cell office:value-type="float" office:value="181.172056253275" calcext:value-type="float">
            <text:p>181.172056253275</text:p>
          </table:table-cell>
          <table:table-cell office:value-type="float" office:value="171.592628696739" calcext:value-type="float">
            <text:p>171.592628696739</text:p>
          </table:table-cell>
          <table:table-cell office:value-type="float" office:value="148.971827585565" calcext:value-type="float">
            <text:p>148.971827585565</text:p>
          </table:table-cell>
          <table:table-cell office:value-type="float" office:value="1.30289664028609" calcext:value-type="float">
            <text:p>1.30289664028609</text:p>
          </table:table-cell>
          <table:table-cell office:value-type="float" office:value="3.50343623995227" calcext:value-type="float">
            <text:p>3.50343623995227</text:p>
          </table:table-cell>
          <table:table-cell office:value-type="float" office:value="70.7599095491889" calcext:value-type="float">
            <text:p>70.7599095491889</text:p>
          </table:table-cell>
          <table:table-cell office:value-type="float" office:value="61.4317358816257" calcext:value-type="float">
            <text:p>61.4317358816257</text:p>
          </table:table-cell>
          <table:table-cell table:formula="of:=SUM([.E414:.P414])" office:value-type="float" office:value="2476.2160384353" calcext:value-type="float">
            <text:p>2476.21603843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427.17916190006" calcext:value-type="float">
            <text:p>4427.17916190006</text:p>
          </table:table-cell>
          <table:table-cell office:value-type="float" office:value="603.964377340437" calcext:value-type="float">
            <text:p>603.964377340437</text:p>
          </table:table-cell>
          <table:table-cell office:value-type="float" office:value="41.4346277251544" calcext:value-type="float">
            <text:p>41.4346277251544</text:p>
          </table:table-cell>
          <table:table-cell office:value-type="float" office:value="3.79526314194204" calcext:value-type="float">
            <text:p>3.79526314194204</text:p>
          </table:table-cell>
          <table:table-cell office:value-type="float" office:value="1102.96707417732" calcext:value-type="float">
            <text:p>1102.96707417732</text:p>
          </table:table-cell>
          <table:table-cell office:value-type="float" office:value="966.203038174165" calcext:value-type="float">
            <text:p>966.203038174165</text:p>
          </table:table-cell>
          <table:table-cell office:value-type="float" office:value="150.484434186628" calcext:value-type="float">
            <text:p>150.484434186628</text:p>
          </table:table-cell>
          <table:table-cell office:value-type="float" office:value="131.82489388225" calcext:value-type="float">
            <text:p>131.82489388225</text:p>
          </table:table-cell>
          <table:table-cell office:value-type="float" office:value="1.11807450303565" calcext:value-type="float">
            <text:p>1.11807450303565</text:p>
          </table:table-cell>
          <table:table-cell office:value-type="float" office:value="1.86646599088788" calcext:value-type="float">
            <text:p>1.86646599088788</text:p>
          </table:table-cell>
          <table:table-cell office:value-type="float" office:value="11.9963975502944" calcext:value-type="float">
            <text:p>11.9963975502944</text:p>
          </table:table-cell>
          <table:table-cell office:value-type="float" office:value="10.5088864677897" calcext:value-type="float">
            <text:p>10.5088864677897</text:p>
          </table:table-cell>
          <table:table-cell table:formula="of:=SUM([.E415:.P415])" office:value-type="float" office:value="7453.34269503996" calcext:value-type="float">
            <text:p>7453.3426950399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16:.P41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7.80224380199915" calcext:value-type="float">
            <text:p>7.80224380199915</text:p>
          </table:table-cell>
          <table:table-cell office:value-type="float" office:value="49.5033604825446" calcext:value-type="float">
            <text:p>49.5033604825446</text:p>
          </table:table-cell>
          <table:table-cell office:value-type="float" office:value="4.42890840355545" calcext:value-type="float">
            <text:p>4.42890840355545</text:p>
          </table:table-cell>
          <table:table-cell office:value-type="float" office:value="0.455488900295417" calcext:value-type="float">
            <text:p>0.455488900295417</text:p>
          </table:table-cell>
          <table:table-cell office:value-type="float" office:value="0.683305892629389" calcext:value-type="float">
            <text:p>0.683305892629389</text:p>
          </table:table-cell>
          <table:table-cell office:value-type="float" office:value="0.8703315177939" calcext:value-type="float">
            <text:p>0.8703315177939</text:p>
          </table:table-cell>
          <table:table-cell office:value-type="float" office:value="4.3220370814856" calcext:value-type="float">
            <text:p>4.3220370814856</text:p>
          </table:table-cell>
          <table:table-cell office:value-type="float" office:value="5.50500900645839" calcext:value-type="float">
            <text:p>5.50500900645839</text:p>
          </table:table-cell>
          <table:table-cell office:value-type="float" office:value="0.135242151142302" calcext:value-type="float">
            <text:p>0.135242151142302</text:p>
          </table:table-cell>
          <table:table-cell office:value-type="float" office:value="0.099449513814032" calcext:value-type="float">
            <text:p>0.099449513814032</text:p>
          </table:table-cell>
          <table:table-cell office:value-type="float" office:value="0.461694691981434" calcext:value-type="float">
            <text:p>0.461694691981434</text:p>
          </table:table-cell>
          <table:table-cell office:value-type="float" office:value="0.588063774019773" calcext:value-type="float">
            <text:p>0.588063774019773</text:p>
          </table:table-cell>
          <table:table-cell table:formula="of:=SUM([.E417:.P417])" office:value-type="float" office:value="74.8551352177195" calcext:value-type="float">
            <text:p>74.85513521771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18:.P41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19:.P41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0.00000000000262099603980796" calcext:value-type="float">
            <text:p>2.62099603980796E-12</text:p>
          </table:table-cell>
          <table:table-cell office:value-type="float" office:value="0.00000000000221831889846937" calcext:value-type="float">
            <text:p>2.21831889846937E-12</text:p>
          </table:table-cell>
          <table:table-cell office:value-type="float" office:value="0.00000000000042464618195483" calcext:value-type="float">
            <text:p>4.2464618195483E-13</text:p>
          </table:table-cell>
          <table:table-cell office:value-type="float" office:value="0.0000000000000464334904349876" calcext:value-type="float">
            <text:p>4.64334904349876E-14</text:p>
          </table:table-cell>
          <table:table-cell office:value-type="float" office:value="0.000000000000216826260456469" calcext:value-type="float">
            <text:p>2.16826260456469E-13</text:p>
          </table:table-cell>
          <table:table-cell office:value-type="float" office:value="0.000000000000184760486112075" calcext:value-type="float">
            <text:p>1.84760486112075E-13</text:p>
          </table:table-cell>
          <table:table-cell office:value-type="float" office:value="0.000000000000181737578456641" calcext:value-type="float">
            <text:p>1.81737578456641E-13</text:p>
          </table:table-cell>
          <table:table-cell office:value-type="float" office:value="0.000000000000154860962273624" calcext:value-type="float">
            <text:p>1.54860962273624E-13</text:p>
          </table:table-cell>
          <table:table-cell office:value-type="float" office:value="0.000000000000015337834324291" calcext:value-type="float">
            <text:p>1.5337834324291E-14</text:p>
          </table:table-cell>
          <table:table-cell office:value-type="float" office:value="3.28715192067527E-015" calcext:value-type="float">
            <text:p>3.28715192067527E-15</text:p>
          </table:table-cell>
          <table:table-cell office:value-type="float" office:value="0.0000000000000422881782392519" calcext:value-type="float">
            <text:p>4.22881782392519E-14</text:p>
          </table:table-cell>
          <table:table-cell office:value-type="float" office:value="0.0000000000000360343085373039" calcext:value-type="float">
            <text:p>3.60343085373039E-14</text:p>
          </table:table-cell>
          <table:table-cell table:formula="of:=SUM([.E420:.P420])" office:value-type="float" office:value="0.00000000000614552737098748" calcext:value-type="float">
            <text:p>6.14552737098748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31.970017562312" calcext:value-type="float">
            <text:p>231.970017562312</text:p>
          </table:table-cell>
          <table:table-cell office:value-type="float" office:value="196.456718912793" calcext:value-type="float">
            <text:p>196.456718912793</text:p>
          </table:table-cell>
          <table:table-cell office:value-type="float" office:value="37.607124775096" calcext:value-type="float">
            <text:p>37.607124775096</text:p>
          </table:table-cell>
          <table:table-cell office:value-type="float" office:value="4.11220009206995" calcext:value-type="float">
            <text:p>4.11220009206995</text:p>
          </table:table-cell>
          <table:table-cell office:value-type="float" office:value="8.11137141912878" calcext:value-type="float">
            <text:p>8.11137141912878</text:p>
          </table:table-cell>
          <table:table-cell office:value-type="float" office:value="8.20647242018005" calcext:value-type="float">
            <text:p>8.20647242018005</text:p>
          </table:table-cell>
          <table:table-cell office:value-type="float" office:value="6.79871984404227" calcext:value-type="float">
            <text:p>6.79871984404227</text:p>
          </table:table-cell>
          <table:table-cell office:value-type="float" office:value="6.87843078681956" calcext:value-type="float">
            <text:p>6.87843078681956</text:p>
          </table:table-cell>
          <table:table-cell office:value-type="float" office:value="1.35833518285281" calcext:value-type="float">
            <text:p>1.35833518285281</text:p>
          </table:table-cell>
          <table:table-cell office:value-type="float" office:value="0.137967946430608" calcext:value-type="float">
            <text:p>0.137967946430608</text:p>
          </table:table-cell>
          <table:table-cell office:value-type="float" office:value="1.58198144272177" calcext:value-type="float">
            <text:p>1.58198144272177</text:p>
          </table:table-cell>
          <table:table-cell office:value-type="float" office:value="1.60052923335709" calcext:value-type="float">
            <text:p>1.60052923335709</text:p>
          </table:table-cell>
          <table:table-cell table:formula="of:=SUM([.E421:.P421])" office:value-type="float" office:value="504.819869617804" calcext:value-type="float">
            <text:p>504.8198696178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751.11899289937" calcext:value-type="float">
            <text:p>1751.11899289937</text:p>
          </table:table-cell>
          <table:table-cell office:value-type="float" office:value="1483.30397013535" calcext:value-type="float">
            <text:p>1483.30397013535</text:p>
          </table:table-cell>
          <table:table-cell office:value-type="float" office:value="283.944462642875" calcext:value-type="float">
            <text:p>283.944462642875</text:p>
          </table:table-cell>
          <table:table-cell office:value-type="float" office:value="31.0482774848027" calcext:value-type="float">
            <text:p>31.0482774848027</text:p>
          </table:table-cell>
          <table:table-cell office:value-type="float" office:value="41.7772775785609" calcext:value-type="float">
            <text:p>41.7772775785609</text:p>
          </table:table-cell>
          <table:table-cell office:value-type="float" office:value="42.2670918068136" calcext:value-type="float">
            <text:p>42.2670918068136</text:p>
          </table:table-cell>
          <table:table-cell office:value-type="float" office:value="35.0165208109693" calcext:value-type="float">
            <text:p>35.0165208109693</text:p>
          </table:table-cell>
          <table:table-cell office:value-type="float" office:value="35.4270691068669" calcext:value-type="float">
            <text:p>35.4270691068669</text:p>
          </table:table-cell>
          <table:table-cell office:value-type="float" office:value="10.2558160425884" calcext:value-type="float">
            <text:p>10.2558160425884</text:p>
          </table:table-cell>
          <table:table-cell office:value-type="float" office:value="0.710598110030932" calcext:value-type="float">
            <text:p>0.710598110030932</text:p>
          </table:table-cell>
          <table:table-cell office:value-type="float" office:value="8.14792893108798" calcext:value-type="float">
            <text:p>8.14792893108798</text:p>
          </table:table-cell>
          <table:table-cell office:value-type="float" office:value="8.24345864849798" calcext:value-type="float">
            <text:p>8.24345864849798</text:p>
          </table:table-cell>
          <table:table-cell table:formula="of:=SUM([.E422:.P422])" office:value-type="float" office:value="3731.26146419781" calcext:value-type="float">
            <text:p>3731.261464197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545.79256705357" calcext:value-type="float">
            <text:p>1545.79256705357</text:p>
          </table:table-cell>
          <table:table-cell office:value-type="float" office:value="1309.41662076503" calcext:value-type="float">
            <text:p>1309.41662076503</text:p>
          </table:table-cell>
          <table:table-cell office:value-type="float" office:value="250.657725081696" calcext:value-type="float">
            <text:p>250.657725081696</text:p>
          </table:table-cell>
          <table:table-cell office:value-type="float" office:value="27.4084957657166" calcext:value-type="float">
            <text:p>27.4084957657166</text:p>
          </table:table-cell>
          <table:table-cell office:value-type="float" office:value="34.2562672547779" calcext:value-type="float">
            <text:p>34.2562672547779</text:p>
          </table:table-cell>
          <table:table-cell office:value-type="float" office:value="34.6579025935105" calcext:value-type="float">
            <text:p>34.6579025935105</text:p>
          </table:table-cell>
          <table:table-cell office:value-type="float" office:value="28.7126247749717" calcext:value-type="float">
            <text:p>28.7126247749717</text:p>
          </table:table-cell>
          <table:table-cell office:value-type="float" office:value="29.0492640442659" calcext:value-type="float">
            <text:p>29.0492640442659</text:p>
          </table:table-cell>
          <table:table-cell office:value-type="float" office:value="9.05352932106589" calcext:value-type="float">
            <text:p>9.05352932106589</text:p>
          </table:table-cell>
          <table:table-cell office:value-type="float" office:value="0.582671750841549" calcext:value-type="float">
            <text:p>0.582671750841549</text:p>
          </table:table-cell>
          <table:table-cell office:value-type="float" office:value="6.68108711754649" calcext:value-type="float">
            <text:p>6.68108711754649</text:p>
          </table:table-cell>
          <table:table-cell office:value-type="float" office:value="6.75941908137665" calcext:value-type="float">
            <text:p>6.75941908137665</text:p>
          </table:table-cell>
          <table:table-cell table:formula="of:=SUM([.E423:.P423])" office:value-type="float" office:value="3283.02817460437" calcext:value-type="float">
            <text:p>3283.028174604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038.42845516383" calcext:value-type="float">
            <text:p>1038.42845516383</text:p>
          </table:table-cell>
          <table:table-cell office:value-type="float" office:value="878.254423526781" calcext:value-type="float">
            <text:p>878.254423526781</text:p>
          </table:table-cell>
          <table:table-cell office:value-type="float" office:value="168.121629398244" calcext:value-type="float">
            <text:p>168.121629398244</text:p>
          </table:table-cell>
          <table:table-cell office:value-type="float" office:value="18.3834787696461" calcext:value-type="float">
            <text:p>18.3834787696461</text:p>
          </table:table-cell>
          <table:table-cell office:value-type="float" office:value="74.132103143326" calcext:value-type="float">
            <text:p>74.132103143326</text:p>
          </table:table-cell>
          <table:table-cell office:value-type="float" office:value="67.4867927182738" calcext:value-type="float">
            <text:p>67.4867927182738</text:p>
          </table:table-cell>
          <table:table-cell office:value-type="float" office:value="62.1354114709314" calcext:value-type="float">
            <text:p>62.1354114709314</text:p>
          </table:table-cell>
          <table:table-cell office:value-type="float" office:value="56.5655020780416" calcext:value-type="float">
            <text:p>56.5655020780416</text:p>
          </table:table-cell>
          <table:table-cell office:value-type="float" office:value="6.07240052452515" calcext:value-type="float">
            <text:p>6.07240052452515</text:p>
          </table:table-cell>
          <table:table-cell office:value-type="float" office:value="2.07648741999033" calcext:value-type="float">
            <text:p>2.07648741999033</text:p>
          </table:table-cell>
          <table:table-cell office:value-type="float" office:value="14.4581730292994" calcext:value-type="float">
            <text:p>14.4581730292994</text:p>
          </table:table-cell>
          <table:table-cell office:value-type="float" office:value="13.1621211990545" calcext:value-type="float">
            <text:p>13.1621211990545</text:p>
          </table:table-cell>
          <table:table-cell table:formula="of:=SUM([.E424:.P424])" office:value-type="float" office:value="2399.27697844194" calcext:value-type="float">
            <text:p>2399.276978441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5.8781508904422" calcext:value-type="float">
            <text:p>25.8781508904422</text:p>
          </table:table-cell>
          <table:table-cell office:value-type="float" office:value="21.9059911153994" calcext:value-type="float">
            <text:p>21.9059911153994</text:p>
          </table:table-cell>
          <table:table-cell office:value-type="float" office:value="4.19339865675279" calcext:value-type="float">
            <text:p>4.19339865675279</text:p>
          </table:table-cell>
          <table:table-cell office:value-type="float" office:value="0.458532643628319" calcext:value-type="float">
            <text:p>0.458532643628319</text:p>
          </table:table-cell>
          <table:table-cell office:value-type="float" office:value="2.71435887478254" calcext:value-type="float">
            <text:p>2.71435887478254</text:p>
          </table:table-cell>
          <table:table-cell office:value-type="float" office:value="1.85668243298671" calcext:value-type="float">
            <text:p>1.85668243298671</text:p>
          </table:table-cell>
          <table:table-cell office:value-type="float" office:value="2.27509808049431" calcext:value-type="float">
            <text:p>2.27509808049431</text:p>
          </table:table-cell>
          <table:table-cell office:value-type="float" office:value="1.55621818419791" calcext:value-type="float">
            <text:p>1.55621818419791</text:p>
          </table:table-cell>
          <table:table-cell office:value-type="float" office:value="0.151461750007728" calcext:value-type="float">
            <text:p>0.151461750007728</text:p>
          </table:table-cell>
          <table:table-cell office:value-type="float" office:value="0.028024499181654" calcext:value-type="float">
            <text:p>0.028024499181654</text:p>
          </table:table-cell>
          <table:table-cell office:value-type="float" office:value="0.529388329902706" calcext:value-type="float">
            <text:p>0.529388329902706</text:p>
          </table:table-cell>
          <table:table-cell office:value-type="float" office:value="0.362113507351628" calcext:value-type="float">
            <text:p>0.362113507351628</text:p>
          </table:table-cell>
          <table:table-cell table:formula="of:=SUM([.E425:.P425])" office:value-type="float" office:value="61.9094189651279" calcext:value-type="float">
            <text:p>61.90941896512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114.626516098144" calcext:value-type="float">
            <text:p>114.626516098144</text:p>
          </table:table-cell>
          <table:table-cell office:value-type="float" office:value="190.83433626929" calcext:value-type="float">
            <text:p>190.83433626929</text:p>
          </table:table-cell>
          <table:table-cell office:value-type="float" office:value="20.9384397909242" calcext:value-type="float">
            <text:p>20.9384397909242</text:p>
          </table:table-cell>
          <table:table-cell office:value-type="float" office:value="1.55069812632318" calcext:value-type="float">
            <text:p>1.55069812632318</text:p>
          </table:table-cell>
          <table:table-cell office:value-type="float" office:value="17.2554238217407" calcext:value-type="float">
            <text:p>17.2554238217407</text:p>
          </table:table-cell>
          <table:table-cell office:value-type="float" office:value="12.8462637645016" calcext:value-type="float">
            <text:p>12.8462637645016</text:p>
          </table:table-cell>
          <table:table-cell office:value-type="float" office:value="28.6606214352174" calcext:value-type="float">
            <text:p>28.6606214352174</text:p>
          </table:table-cell>
          <table:table-cell office:value-type="float" office:value="21.3371694844984" calcext:value-type="float">
            <text:p>21.3371694844984</text:p>
          </table:table-cell>
          <table:table-cell office:value-type="float" office:value="0.506127612245274" calcext:value-type="float">
            <text:p>0.506127612245274</text:p>
          </table:table-cell>
          <table:table-cell office:value-type="float" office:value="0.596484374656841" calcext:value-type="float">
            <text:p>0.596484374656841</text:p>
          </table:table-cell>
          <table:table-cell office:value-type="float" office:value="3.61823620878377" calcext:value-type="float">
            <text:p>3.61823620878377</text:p>
          </table:table-cell>
          <table:table-cell office:value-type="float" office:value="2.69369313558928" calcext:value-type="float">
            <text:p>2.69369313558928</text:p>
          </table:table-cell>
          <table:table-cell table:formula="of:=SUM([.E426:.P426])" office:value-type="float" office:value="415.464010121915" calcext:value-type="float">
            <text:p>415.4640101219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54.5521401891188" calcext:value-type="float">
            <text:p>54.5521401891188</text:p>
          </table:table-cell>
          <table:table-cell office:value-type="float" office:value="46.1769864032843" calcext:value-type="float">
            <text:p>46.1769864032843</text:p>
          </table:table-cell>
          <table:table-cell office:value-type="float" office:value="8.83952302072747" calcext:value-type="float">
            <text:p>8.83952302072747</text:p>
          </table:table-cell>
          <table:table-cell office:value-type="float" office:value="0.966569169993059" calcext:value-type="float">
            <text:p>0.966569169993059</text:p>
          </table:table-cell>
          <table:table-cell office:value-type="float" office:value="3.6658874413235" calcext:value-type="float">
            <text:p>3.6658874413235</text:p>
          </table:table-cell>
          <table:table-cell office:value-type="float" office:value="3.19448887096176" calcext:value-type="float">
            <text:p>3.19448887096176</text:p>
          </table:table-cell>
          <table:table-cell office:value-type="float" office:value="3.07264214711898" calcext:value-type="float">
            <text:p>3.07264214711898</text:p>
          </table:table-cell>
          <table:table-cell office:value-type="float" office:value="2.67752932967192" calcext:value-type="float">
            <text:p>2.67752932967192</text:p>
          </table:table-cell>
          <table:table-cell office:value-type="float" office:value="0.319275541283675" calcext:value-type="float">
            <text:p>0.319275541283675</text:p>
          </table:table-cell>
          <table:table-cell office:value-type="float" office:value="0.061134583834304" calcext:value-type="float">
            <text:p>0.061134583834304</text:p>
          </table:table-cell>
          <table:table-cell office:value-type="float" office:value="0.714967371559895" calcext:value-type="float">
            <text:p>0.714967371559895</text:p>
          </table:table-cell>
          <table:table-cell office:value-type="float" office:value="0.623029306847535" calcext:value-type="float">
            <text:p>0.623029306847535</text:p>
          </table:table-cell>
          <table:table-cell table:formula="of:=SUM([.E427:.P427])" office:value-type="float" office:value="124.864173375725" calcext:value-type="float">
            <text:p>124.8641733757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28:.P42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29:.P42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0:.P43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2.58050808541437" calcext:value-type="float">
            <text:p>2.58050808541437</text:p>
          </table:table-cell>
          <table:table-cell office:value-type="float" office:value="1.93474944415649" calcext:value-type="float">
            <text:p>1.93474944415649</text:p>
          </table:table-cell>
          <table:table-cell office:value-type="float" office:value="0.289349813411461" calcext:value-type="float">
            <text:p>0.289349813411461</text:p>
          </table:table-cell>
          <table:table-cell office:value-type="float" office:value="0.027352149683468" calcext:value-type="float">
            <text:p>0.027352149683468</text:p>
          </table:table-cell>
          <table:table-cell office:value-type="float" office:value="0.217426424965086" calcext:value-type="float">
            <text:p>0.217426424965086</text:p>
          </table:table-cell>
          <table:table-cell office:value-type="float" office:value="0.145318328625229" calcext:value-type="float">
            <text:p>0.145318328625229</text:p>
          </table:table-cell>
          <table:table-cell office:value-type="float" office:value="0.161886032976147" calcext:value-type="float">
            <text:p>0.161886032976147</text:p>
          </table:table-cell>
          <table:table-cell office:value-type="float" office:value="0.108197555764623" calcext:value-type="float">
            <text:p>0.108197555764623</text:p>
          </table:table-cell>
          <table:table-cell office:value-type="float" office:value="0.008996089063809" calcext:value-type="float">
            <text:p>0.008996089063809</text:p>
          </table:table-cell>
          <table:table-cell office:value-type="float" office:value="0.001623344901143" calcext:value-type="float">
            <text:p>0.001623344901143</text:p>
          </table:table-cell>
          <table:table-cell office:value-type="float" office:value="0.028709756590799" calcext:value-type="float">
            <text:p>0.028709756590799</text:p>
          </table:table-cell>
          <table:table-cell office:value-type="float" office:value="0.019188347707423" calcext:value-type="float">
            <text:p>0.019188347707423</text:p>
          </table:table-cell>
          <table:table-cell table:formula="of:=SUM([.E431:.P431])" office:value-type="float" office:value="5.52330537326005" calcext:value-type="float">
            <text:p>5.523305373260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5.59730350860129" calcext:value-type="float">
            <text:p>5.59730350860129</text:p>
          </table:table-cell>
          <table:table-cell office:value-type="float" office:value="4.80570031738602" calcext:value-type="float">
            <text:p>4.80570031738602</text:p>
          </table:table-cell>
          <table:table-cell office:value-type="float" office:value="0.906579128127574" calcext:value-type="float">
            <text:p>0.906579128127574</text:p>
          </table:table-cell>
          <table:table-cell office:value-type="float" office:value="0.098590128250026" calcext:value-type="float">
            <text:p>0.098590128250026</text:p>
          </table:table-cell>
          <table:table-cell office:value-type="float" office:value="0.473989427945685" calcext:value-type="float">
            <text:p>0.473989427945685</text:p>
          </table:table-cell>
          <table:table-cell office:value-type="float" office:value="0.305439372989132" calcext:value-type="float">
            <text:p>0.305439372989132</text:p>
          </table:table-cell>
          <table:table-cell office:value-type="float" office:value="0.402919576848985" calcext:value-type="float">
            <text:p>0.402919576848985</text:p>
          </table:table-cell>
          <table:table-cell office:value-type="float" office:value="0.259641873134569" calcext:value-type="float">
            <text:p>0.259641873134569</text:p>
          </table:table-cell>
          <table:table-cell office:value-type="float" office:value="0.032567333351331" calcext:value-type="float">
            <text:p>0.032567333351331</text:p>
          </table:table-cell>
          <table:table-cell office:value-type="float" office:value="0.00455936436862" calcext:value-type="float">
            <text:p>0.00455936436862</text:p>
          </table:table-cell>
          <table:table-cell office:value-type="float" office:value="0.09229895169596" calcext:value-type="float">
            <text:p>0.09229895169596</text:p>
          </table:table-cell>
          <table:table-cell office:value-type="float" office:value="0.059477558509593" calcext:value-type="float">
            <text:p>0.059477558509593</text:p>
          </table:table-cell>
          <table:table-cell table:formula="of:=SUM([.E432:.P432])" office:value-type="float" office:value="13.0390665412088" calcext:value-type="float">
            <text:p>13.03906654120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3:.P43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4:.P43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41.4477911730093" calcext:value-type="float">
            <text:p>41.4477911730093</text:p>
          </table:table-cell>
          <table:table-cell office:value-type="float" office:value="50.4278637956712" calcext:value-type="float">
            <text:p>50.4278637956712</text:p>
          </table:table-cell>
          <table:table-cell office:value-type="float" office:value="6.24037425561417" calcext:value-type="float">
            <text:p>6.24037425561417</text:p>
          </table:table-cell>
          <table:table-cell office:value-type="float" office:value="0.616750555426719" calcext:value-type="float">
            <text:p>0.616750555426719</text:p>
          </table:table-cell>
          <table:table-cell office:value-type="float" office:value="4.08631788477377" calcext:value-type="float">
            <text:p>4.08631788477377</text:p>
          </table:table-cell>
          <table:table-cell office:value-type="float" office:value="1.90078137716586" calcext:value-type="float">
            <text:p>1.90078137716586</text:p>
          </table:table-cell>
          <table:table-cell office:value-type="float" office:value="4.94087489835228" calcext:value-type="float">
            <text:p>4.94087489835228</text:p>
          </table:table-cell>
          <table:table-cell office:value-type="float" office:value="2.29828497403212" calcext:value-type="float">
            <text:p>2.29828497403212</text:p>
          </table:table-cell>
          <table:table-cell office:value-type="float" office:value="0.19182409648847" calcext:value-type="float">
            <text:p>0.19182409648847</text:p>
          </table:table-cell>
          <table:table-cell office:value-type="float" office:value="0.022930590961126" calcext:value-type="float">
            <text:p>0.022930590961126</text:p>
          </table:table-cell>
          <table:table-cell office:value-type="float" office:value="0.727997259685423" calcext:value-type="float">
            <text:p>0.727997259685423</text:p>
          </table:table-cell>
          <table:table-cell office:value-type="float" office:value="0.338633379207707" calcext:value-type="float">
            <text:p>0.338633379207707</text:p>
          </table:table-cell>
          <table:table-cell table:formula="of:=SUM([.E435:.P435])" office:value-type="float" office:value="113.240424240388" calcext:value-type="float">
            <text:p>113.240424240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6:.P43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7:.P43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8:.P43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39:.P43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0.609312959136252" calcext:value-type="float">
            <text:p>0.609312959136252</text:p>
          </table:table-cell>
          <table:table-cell office:value-type="float" office:value="0.78018248292886" calcext:value-type="float">
            <text:p>0.78018248292886</text:p>
          </table:table-cell>
          <table:table-cell office:value-type="float" office:value="0.102108703763521" calcext:value-type="float">
            <text:p>0.102108703763521</text:p>
          </table:table-cell>
          <table:table-cell office:value-type="float" office:value="0.008951710778721" calcext:value-type="float">
            <text:p>0.008951710778721</text:p>
          </table:table-cell>
          <table:table-cell office:value-type="float" office:value="0.020566721097311" calcext:value-type="float">
            <text:p>0.020566721097311</text:p>
          </table:table-cell>
          <table:table-cell office:value-type="float" office:value="0.01444025660351" calcext:value-type="float">
            <text:p>0.01444025660351</text:p>
          </table:table-cell>
          <table:table-cell office:value-type="float" office:value="0.026168217748946" calcext:value-type="float">
            <text:p>0.026168217748946</text:p>
          </table:table-cell>
          <table:table-cell office:value-type="float" office:value="0.018373165920003" calcext:value-type="float">
            <text:p>0.018373165920003</text:p>
          </table:table-cell>
          <table:table-cell office:value-type="float" office:value="0.002987923846242" calcext:value-type="float">
            <text:p>0.002987923846242</text:p>
          </table:table-cell>
          <table:table-cell office:value-type="float" office:value="0.000238780575662" calcext:value-type="float">
            <text:p>0.000238780575662</text:p>
          </table:table-cell>
          <table:table-cell office:value-type="float" office:value="0.004023667318187" calcext:value-type="float">
            <text:p>0.004023667318187</text:p>
          </table:table-cell>
          <table:table-cell office:value-type="float" office:value="0.002825087591107" calcext:value-type="float">
            <text:p>0.002825087591107</text:p>
          </table:table-cell>
          <table:table-cell table:formula="of:=SUM([.E440:.P440])" office:value-type="float" office:value="1.59017967730832" calcext:value-type="float">
            <text:p>1.590179677308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1:.P44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2:.P44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office:value-type="float" office:value="0.040117847236519" calcext:value-type="float">
            <text:p>0.040117847236519</text:p>
          </table:table-cell>
          <table:table-cell office:value-type="float" office:value="0.068985726807329" calcext:value-type="float">
            <text:p>0.068985726807329</text:p>
          </table:table-cell>
          <table:table-cell office:value-type="float" office:value="0.008485597283179" calcext:value-type="float">
            <text:p>0.008485597283179</text:p>
          </table:table-cell>
          <table:table-cell office:value-type="float" office:value="0.000672836772525" calcext:value-type="float">
            <text:p>0.000672836772525</text:p>
          </table:table-cell>
          <table:table-cell office:value-type="float" office:value="0.000461075345865" calcext:value-type="float">
            <text:p>0.000461075345865</text:p>
          </table:table-cell>
          <table:table-cell office:value-type="float" office:value="0.000355612360509" calcext:value-type="float">
            <text:p>0.000355612360509</text:p>
          </table:table-cell>
          <table:table-cell office:value-type="float" office:value="0.000788523079968" calcext:value-type="float">
            <text:p>0.000788523079968</text:p>
          </table:table-cell>
          <table:table-cell office:value-type="float" office:value="0.000608162106905" calcext:value-type="float">
            <text:p>0.000608162106905</text:p>
          </table:table-cell>
          <table:table-cell office:value-type="float" office:value="0.000215336102264" calcext:value-type="float">
            <text:p>0.000215336102264</text:p>
          </table:table-cell>
          <table:table-cell office:value-type="float" office:value="0.0000106322041706883" calcext:value-type="float">
            <text:p>1.06322041706883E-05</text:p>
          </table:table-cell>
          <table:table-cell office:value-type="float" office:value="0.000112186626594" calcext:value-type="float">
            <text:p>0.000112186626594</text:p>
          </table:table-cell>
          <table:table-cell office:value-type="float" office:value="0.0000865258822841097" calcext:value-type="float">
            <text:p>8.65258822841097E-05</text:p>
          </table:table-cell>
          <table:table-cell table:formula="of:=SUM([.E443:.P443])" office:value-type="float" office:value="0.120900061808112" calcext:value-type="float">
            <text:p>0.1209000618081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4:.P44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5:.P44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6:.P44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7:.P44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8:.P44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7" calcext:value-type="float">
            <text:p>2007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49:.P449])" office:value-type="float" office:value="0" calcext:value-type="float">
            <text:p>0</text:p>
          </table:table-cell>
          <table:table-cell table:formula="of:=SUM([.Q394:.Q449])" office:value-type="float" office:value="199957.570662025" calcext:value-type="float">
            <text:p>199957.5706620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3723.3558458959" calcext:value-type="float">
            <text:p>3723.3558458959</text:p>
          </table:table-cell>
          <table:table-cell office:value-type="float" office:value="554.583012380155" calcext:value-type="float">
            <text:p>554.583012380155</text:p>
          </table:table-cell>
          <table:table-cell office:value-type="float" office:value="65.8664674084738" calcext:value-type="float">
            <text:p>65.8664674084738</text:p>
          </table:table-cell>
          <table:table-cell office:value-type="float" office:value="10.6127812488408" calcext:value-type="float">
            <text:p>10.6127812488408</text:p>
          </table:table-cell>
          <table:table-cell office:value-type="float" office:value="185.985642895707" calcext:value-type="float">
            <text:p>185.985642895707</text:p>
          </table:table-cell>
          <table:table-cell office:value-type="float" office:value="262.546263103537" calcext:value-type="float">
            <text:p>262.546263103537</text:p>
          </table:table-cell>
          <table:table-cell office:value-type="float" office:value="27.6687371820355" calcext:value-type="float">
            <text:p>27.6687371820355</text:p>
          </table:table-cell>
          <table:table-cell office:value-type="float" office:value="39.0585178449007" calcext:value-type="float">
            <text:p>39.0585178449007</text:p>
          </table:table-cell>
          <table:table-cell office:value-type="float" office:value="0.767002672838651" calcext:value-type="float">
            <text:p>0.767002672838651</text:p>
          </table:table-cell>
          <table:table-cell office:value-type="float" office:value="0.565849160288438" calcext:value-type="float">
            <text:p>0.565849160288438</text:p>
          </table:table-cell>
          <table:table-cell office:value-type="float" office:value="3.9200812117221" calcext:value-type="float">
            <text:p>3.9200812117221</text:p>
          </table:table-cell>
          <table:table-cell office:value-type="float" office:value="5.53377485044455" calcext:value-type="float">
            <text:p>5.53377485044455</text:p>
          </table:table-cell>
          <table:table-cell table:formula="of:=SUM([.E450:.P450])" office:value-type="float" office:value="4880.46397585484" calcext:value-type="float">
            <text:p>4880.463975854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9.5397629701649" calcext:value-type="float">
            <text:p>29.5397629701649</text:p>
          </table:table-cell>
          <table:table-cell office:value-type="float" office:value="6.8906779919673" calcext:value-type="float">
            <text:p>6.8906779919673</text:p>
          </table:table-cell>
          <table:table-cell office:value-type="float" office:value="1.16296600759346" calcext:value-type="float">
            <text:p>1.16296600759346</text:p>
          </table:table-cell>
          <table:table-cell office:value-type="float" office:value="0.163402533293672" calcext:value-type="float">
            <text:p>0.163402533293672</text:p>
          </table:table-cell>
          <table:table-cell office:value-type="float" office:value="1.40116258371367" calcext:value-type="float">
            <text:p>1.40116258371367</text:p>
          </table:table-cell>
          <table:table-cell office:value-type="float" office:value="0.982253310524567" calcext:value-type="float">
            <text:p>0.982253310524567</text:p>
          </table:table-cell>
          <table:table-cell office:value-type="float" office:value="0.324574714640601" calcext:value-type="float">
            <text:p>0.324574714640601</text:p>
          </table:table-cell>
          <table:table-cell office:value-type="float" office:value="0.22753575614566" calcext:value-type="float">
            <text:p>0.22753575614566</text:p>
          </table:table-cell>
          <table:table-cell office:value-type="float" office:value="0.023150518258753" calcext:value-type="float">
            <text:p>0.023150518258753</text:p>
          </table:table-cell>
          <table:table-cell office:value-type="float" office:value="0.003351032295908" calcext:value-type="float">
            <text:p>0.003351032295908</text:p>
          </table:table-cell>
          <table:table-cell office:value-type="float" office:value="0.066442340681861" calcext:value-type="float">
            <text:p>0.066442340681861</text:p>
          </table:table-cell>
          <table:table-cell office:value-type="float" office:value="0.046577898847958" calcext:value-type="float">
            <text:p>0.046577898847958</text:p>
          </table:table-cell>
          <table:table-cell table:formula="of:=SUM([.E451:.P451])" office:value-type="float" office:value="40.8318576581283" calcext:value-type="float">
            <text:p>40.83185765812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69.6579666866872" calcext:value-type="float">
            <text:p>69.6579666866872</text:p>
          </table:table-cell>
          <table:table-cell office:value-type="float" office:value="82.5050129883894" calcext:value-type="float">
            <text:p>82.5050129883894</text:p>
          </table:table-cell>
          <table:table-cell office:value-type="float" office:value="13.92468590266" calcext:value-type="float">
            <text:p>13.92468590266</text:p>
          </table:table-cell>
          <table:table-cell office:value-type="float" office:value="1.95648791116983" calcext:value-type="float">
            <text:p>1.95648791116983</text:p>
          </table:table-cell>
          <table:table-cell office:value-type="float" office:value="4.35866049545667" calcext:value-type="float">
            <text:p>4.35866049545667</text:p>
          </table:table-cell>
          <table:table-cell office:value-type="float" office:value="4.57801571725602" calcext:value-type="float">
            <text:p>4.57801571725602</text:p>
          </table:table-cell>
          <table:table-cell office:value-type="float" office:value="5.1324894104396" calcext:value-type="float">
            <text:p>5.1324894104396</text:p>
          </table:table-cell>
          <table:table-cell office:value-type="float" office:value="5.39078857234573" calcext:value-type="float">
            <text:p>5.39078857234573</text:p>
          </table:table-cell>
          <table:table-cell office:value-type="float" office:value="0.277190993939449" calcext:value-type="float">
            <text:p>0.277190993939449</text:p>
          </table:table-cell>
          <table:table-cell office:value-type="float" office:value="0.15252231725521" calcext:value-type="float">
            <text:p>0.15252231725521</text:p>
          </table:table-cell>
          <table:table-cell office:value-type="float" office:value="1.05065058967821" calcext:value-type="float">
            <text:p>1.05065058967821</text:p>
          </table:table-cell>
          <table:table-cell office:value-type="float" office:value="1.10352593827962" calcext:value-type="float">
            <text:p>1.10352593827962</text:p>
          </table:table-cell>
          <table:table-cell table:formula="of:=SUM([.E452:.P452])" office:value-type="float" office:value="190.087997523557" calcext:value-type="float">
            <text:p>190.0879975235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5117.95148336101" calcext:value-type="float">
            <text:p>5117.95148336101</text:p>
          </table:table-cell>
          <table:table-cell office:value-type="float" office:value="23864.6778341954" calcext:value-type="float">
            <text:p>23864.6778341954</text:p>
          </table:table-cell>
          <table:table-cell office:value-type="float" office:value="3710.53733989638" calcext:value-type="float">
            <text:p>3710.53733989638</text:p>
          </table:table-cell>
          <table:table-cell office:value-type="float" office:value="523.401461673683" calcext:value-type="float">
            <text:p>523.401461673683</text:p>
          </table:table-cell>
          <table:table-cell office:value-type="float" office:value="112.184745089452" calcext:value-type="float">
            <text:p>112.184745089452</text:p>
          </table:table-cell>
          <table:table-cell office:value-type="float" office:value="109.405801107184" calcext:value-type="float">
            <text:p>109.405801107184</text:p>
          </table:table-cell>
          <table:table-cell office:value-type="float" office:value="518.400389899391" calcext:value-type="float">
            <text:p>518.400389899391</text:p>
          </table:table-cell>
          <table:table-cell office:value-type="float" office:value="505.559021469416" calcext:value-type="float">
            <text:p>505.559021469416</text:p>
          </table:table-cell>
          <table:table-cell office:value-type="float" office:value="78.0473792881078" calcext:value-type="float">
            <text:p>78.0473792881078</text:p>
          </table:table-cell>
          <table:table-cell office:value-type="float" office:value="10.6676547496335" calcext:value-type="float">
            <text:p>10.6676547496335</text:p>
          </table:table-cell>
          <table:table-cell office:value-type="float" office:value="99.4617817935848" calcext:value-type="float">
            <text:p>99.4617817935848</text:p>
          </table:table-cell>
          <table:table-cell office:value-type="float" office:value="96.9980001113196" calcext:value-type="float">
            <text:p>96.9980001113196</text:p>
          </table:table-cell>
          <table:table-cell table:formula="of:=SUM([.E453:.P453])" office:value-type="float" office:value="34747.2928926346" calcext:value-type="float">
            <text:p>34747.29289263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3960.81055084155" calcext:value-type="float">
            <text:p>3960.81055084155</text:p>
          </table:table-cell>
          <table:table-cell office:value-type="float" office:value="429.747577660195" calcext:value-type="float">
            <text:p>429.747577660195</text:p>
          </table:table-cell>
          <table:table-cell office:value-type="float" office:value="30.7649804369394" calcext:value-type="float">
            <text:p>30.7649804369394</text:p>
          </table:table-cell>
          <table:table-cell office:value-type="float" office:value="4.59920867792131" calcext:value-type="float">
            <text:p>4.59920867792131</text:p>
          </table:table-cell>
          <table:table-cell office:value-type="float" office:value="302.365143625663" calcext:value-type="float">
            <text:p>302.365143625663</text:p>
          </table:table-cell>
          <table:table-cell office:value-type="float" office:value="451.994957364743" calcext:value-type="float">
            <text:p>451.994957364743</text:p>
          </table:table-cell>
          <table:table-cell office:value-type="float" office:value="32.8059642058058" calcext:value-type="float">
            <text:p>32.8059642058058</text:p>
          </table:table-cell>
          <table:table-cell office:value-type="float" office:value="49.0404754156125" calcext:value-type="float">
            <text:p>49.0404754156125</text:p>
          </table:table-cell>
          <table:table-cell office:value-type="float" office:value="0.349548882727088" calcext:value-type="float">
            <text:p>0.349548882727088</text:p>
          </table:table-cell>
          <table:table-cell office:value-type="float" office:value="0.643871066604328" calcext:value-type="float">
            <text:p>0.643871066604328</text:p>
          </table:table-cell>
          <table:table-cell office:value-type="float" office:value="2.77613696251228" calcext:value-type="float">
            <text:p>2.77613696251228</text:p>
          </table:table-cell>
          <table:table-cell office:value-type="float" office:value="4.1499489424049" calcext:value-type="float">
            <text:p>4.1499489424049</text:p>
          </table:table-cell>
          <table:table-cell table:formula="of:=SUM([.E454:.P454])" office:value-type="float" office:value="5270.04836408268" calcext:value-type="float">
            <text:p>5270.048364082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472.70414864051" calcext:value-type="float">
            <text:p>4472.70414864051</text:p>
          </table:table-cell>
          <table:table-cell office:value-type="float" office:value="585.600079210974" calcext:value-type="float">
            <text:p>585.600079210974</text:p>
          </table:table-cell>
          <table:table-cell office:value-type="float" office:value="101.235153504989" calcext:value-type="float">
            <text:p>101.235153504989</text:p>
          </table:table-cell>
          <table:table-cell office:value-type="float" office:value="12.9738709750653" calcext:value-type="float">
            <text:p>12.9738709750653</text:p>
          </table:table-cell>
          <table:table-cell office:value-type="float" office:value="745.753215984829" calcext:value-type="float">
            <text:p>745.753215984829</text:p>
          </table:table-cell>
          <table:table-cell office:value-type="float" office:value="704.913434413962" calcext:value-type="float">
            <text:p>704.913434413962</text:p>
          </table:table-cell>
          <table:table-cell office:value-type="float" office:value="97.0457717289622" calcext:value-type="float">
            <text:p>97.0457717289622</text:p>
          </table:table-cell>
          <table:table-cell office:value-type="float" office:value="91.7312413523775" calcext:value-type="float">
            <text:p>91.7312413523775</text:p>
          </table:table-cell>
          <table:table-cell office:value-type="float" office:value="4.21413729645852" calcext:value-type="float">
            <text:p>4.21413729645852</text:p>
          </table:table-cell>
          <table:table-cell office:value-type="float" office:value="1.4216424752137" calcext:value-type="float">
            <text:p>1.4216424752137</text:p>
          </table:table-cell>
          <table:table-cell office:value-type="float" office:value="20.5760903613927" calcext:value-type="float">
            <text:p>20.5760903613927</text:p>
          </table:table-cell>
          <table:table-cell office:value-type="float" office:value="19.4492792153865" calcext:value-type="float">
            <text:p>19.4492792153865</text:p>
          </table:table-cell>
          <table:table-cell table:formula="of:=SUM([.E455:.P455])" office:value-type="float" office:value="6857.61806516012" calcext:value-type="float">
            <text:p>6857.61806516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2.2969418702025" calcext:value-type="float">
            <text:p>42.2969418702025</text:p>
          </table:table-cell>
          <table:table-cell office:value-type="float" office:value="169.792501386236" calcext:value-type="float">
            <text:p>169.792501386236</text:p>
          </table:table-cell>
          <table:table-cell office:value-type="float" office:value="14.0943630516252" calcext:value-type="float">
            <text:p>14.0943630516252</text:p>
          </table:table-cell>
          <table:table-cell office:value-type="float" office:value="1.35901112776339" calcext:value-type="float">
            <text:p>1.35901112776339</text:p>
          </table:table-cell>
          <table:table-cell office:value-type="float" office:value="3.4440262896643" calcext:value-type="float">
            <text:p>3.4440262896643</text:p>
          </table:table-cell>
          <table:table-cell office:value-type="float" office:value="2.87285932073803" calcext:value-type="float">
            <text:p>2.87285932073803</text:p>
          </table:table-cell>
          <table:table-cell office:value-type="float" office:value="13.7830807460083" calcext:value-type="float">
            <text:p>13.7830807460083</text:p>
          </table:table-cell>
          <table:table-cell office:value-type="float" office:value="11.4972560193536" calcext:value-type="float">
            <text:p>11.4972560193536</text:p>
          </table:table-cell>
          <table:table-cell office:value-type="float" office:value="0.379645245503006" calcext:value-type="float">
            <text:p>0.379645245503006</text:p>
          </table:table-cell>
          <table:table-cell office:value-type="float" office:value="0.191515438235253" calcext:value-type="float">
            <text:p>0.191515438235253</text:p>
          </table:table-cell>
          <table:table-cell office:value-type="float" office:value="1.34706175635421" calcext:value-type="float">
            <text:p>1.34706175635421</text:p>
          </table:table-cell>
          <table:table-cell office:value-type="float" office:value="1.12366126064885" calcext:value-type="float">
            <text:p>1.12366126064885</text:p>
          </table:table-cell>
          <table:table-cell table:formula="of:=SUM([.E456:.P456])" office:value-type="float" office:value="262.181923512333" calcext:value-type="float">
            <text:p>262.181923512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05.747396934285" calcext:value-type="float">
            <text:p>205.747396934285</text:p>
          </table:table-cell>
          <table:table-cell office:value-type="float" office:value="527.536189308736" calcext:value-type="float">
            <text:p>527.536189308736</text:p>
          </table:table-cell>
          <table:table-cell office:value-type="float" office:value="80.8641525402517" calcext:value-type="float">
            <text:p>80.8641525402517</text:p>
          </table:table-cell>
          <table:table-cell office:value-type="float" office:value="9.78207416051589" calcext:value-type="float">
            <text:p>9.78207416051589</text:p>
          </table:table-cell>
          <table:table-cell office:value-type="float" office:value="29.4115470611157" calcext:value-type="float">
            <text:p>29.4115470611157</text:p>
          </table:table-cell>
          <table:table-cell office:value-type="float" office:value="48.2329596450188" calcext:value-type="float">
            <text:p>48.2329596450188</text:p>
          </table:table-cell>
          <table:table-cell office:value-type="float" office:value="74.9922667055531" calcext:value-type="float">
            <text:p>74.9922667055531</text:p>
          </table:table-cell>
          <table:table-cell office:value-type="float" office:value="122.982275164965" calcext:value-type="float">
            <text:p>122.982275164965</text:p>
          </table:table-cell>
          <table:table-cell office:value-type="float" office:value="2.5826314719287" calcext:value-type="float">
            <text:p>2.5826314719287</text:p>
          </table:table-cell>
          <table:table-cell office:value-type="float" office:value="1.77981393766167" calcext:value-type="float">
            <text:p>1.77981393766167</text:p>
          </table:table-cell>
          <table:table-cell office:value-type="float" office:value="14.0003901256367" calcext:value-type="float">
            <text:p>14.0003901256367</text:p>
          </table:table-cell>
          <table:table-cell office:value-type="float" office:value="22.9596984660874" calcext:value-type="float">
            <text:p>22.9596984660874</text:p>
          </table:table-cell>
          <table:table-cell table:formula="of:=SUM([.E457:.P457])" office:value-type="float" office:value="1140.87139552176" calcext:value-type="float">
            <text:p>1140.871395521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23.030182789751" calcext:value-type="float">
            <text:p>123.030182789751</text:p>
          </table:table-cell>
          <table:table-cell office:value-type="float" office:value="11.2280604715725" calcext:value-type="float">
            <text:p>11.2280604715725</text:p>
          </table:table-cell>
          <table:table-cell office:value-type="float" office:value="0.382015301918293" calcext:value-type="float">
            <text:p>0.382015301918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100659026957" calcext:value-type="float">
            <text:p>15.7100659026957</text:p>
          </table:table-cell>
          <table:table-cell office:value-type="float" office:value="20.9501351309351" calcext:value-type="float">
            <text:p>20.9501351309351</text:p>
          </table:table-cell>
          <table:table-cell office:value-type="float" office:value="0.099857657158885" calcext:value-type="float">
            <text:p>0.099857657158885</text:p>
          </table:table-cell>
          <table:table-cell office:value-type="float" office:value="0.285999703755321" calcext:value-type="float">
            <text:p>0.285999703755321</text:p>
          </table:table-cell>
          <table:table-cell office:value-type="float" office:value="1.55440971821587" calcext:value-type="float">
            <text:p>1.55440971821587</text:p>
          </table:table-cell>
          <table:table-cell office:value-type="float" office:value="2.07288077893252" calcext:value-type="float">
            <text:p>2.07288077893252</text:p>
          </table:table-cell>
          <table:table-cell table:formula="of:=SUM([.E458:.P458])" office:value-type="float" office:value="175.313607454935" calcext:value-type="float">
            <text:p>175.3136074549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093.28130940338" calcext:value-type="float">
            <text:p>1093.28130940338</text:p>
          </table:table-cell>
          <table:table-cell office:value-type="float" office:value="2972.72029580657" calcext:value-type="float">
            <text:p>2972.72029580657</text:p>
          </table:table-cell>
          <table:table-cell office:value-type="float" office:value="352.508845466216" calcext:value-type="float">
            <text:p>352.508845466216</text:p>
          </table:table-cell>
          <table:table-cell office:value-type="float" office:value="29.7915106041644" calcext:value-type="float">
            <text:p>29.7915106041644</text:p>
          </table:table-cell>
          <table:table-cell office:value-type="float" office:value="118.304970028467" calcext:value-type="float">
            <text:p>118.304970028467</text:p>
          </table:table-cell>
          <table:table-cell office:value-type="float" office:value="99.9102515695105" calcext:value-type="float">
            <text:p>99.9102515695105</text:p>
          </table:table-cell>
          <table:table-cell office:value-type="float" office:value="321.023505289237" calcext:value-type="float">
            <text:p>321.023505289237</text:p>
          </table:table-cell>
          <table:table-cell office:value-type="float" office:value="271.108975095942" calcext:value-type="float">
            <text:p>271.108975095942</text:p>
          </table:table-cell>
          <table:table-cell office:value-type="float" office:value="6.75474744365674" calcext:value-type="float">
            <text:p>6.75474744365674</text:p>
          </table:table-cell>
          <table:table-cell office:value-type="float" office:value="9.76575217428417" calcext:value-type="float">
            <text:p>9.76575217428417</text:p>
          </table:table-cell>
          <table:table-cell office:value-type="float" office:value="43.8140451624533" calcext:value-type="float">
            <text:p>43.8140451624533</text:p>
          </table:table-cell>
          <table:table-cell office:value-type="float" office:value="37.0015923541106" calcext:value-type="float">
            <text:p>37.0015923541106</text:p>
          </table:table-cell>
          <table:table-cell table:formula="of:=SUM([.E459:.P459])" office:value-type="float" office:value="5355.98580039799" calcext:value-type="float">
            <text:p>5355.985800397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630.844093478888" calcext:value-type="float">
            <text:p>630.844093478888</text:p>
          </table:table-cell>
          <table:table-cell office:value-type="float" office:value="2381.26843787407" calcext:value-type="float">
            <text:p>2381.26843787407</text:p>
          </table:table-cell>
          <table:table-cell office:value-type="float" office:value="502.942562839756" calcext:value-type="float">
            <text:p>502.942562839756</text:p>
          </table:table-cell>
          <table:table-cell office:value-type="float" office:value="62.990013261594" calcext:value-type="float">
            <text:p>62.990013261594</text:p>
          </table:table-cell>
          <table:table-cell office:value-type="float" office:value="90.6686761859129" calcext:value-type="float">
            <text:p>90.6686761859129</text:p>
          </table:table-cell>
          <table:table-cell office:value-type="float" office:value="115.491881194827" calcext:value-type="float">
            <text:p>115.491881194827</text:p>
          </table:table-cell>
          <table:table-cell office:value-type="float" office:value="338.672421297575" calcext:value-type="float">
            <text:p>338.672421297575</text:p>
          </table:table-cell>
          <table:table-cell office:value-type="float" office:value="431.393913420135" calcext:value-type="float">
            <text:p>431.393913420135</text:p>
          </table:table-cell>
          <table:table-cell office:value-type="float" office:value="16.0573007319639" calcext:value-type="float">
            <text:p>16.0573007319639</text:p>
          </table:table-cell>
          <table:table-cell office:value-type="float" office:value="7.4184370775003" calcext:value-type="float">
            <text:p>7.4184370775003</text:p>
          </table:table-cell>
          <table:table-cell office:value-type="float" office:value="88.2909619612681" calcext:value-type="float">
            <text:p>88.2909619612681</text:p>
          </table:table-cell>
          <table:table-cell office:value-type="float" office:value="112.463198078456" calcext:value-type="float">
            <text:p>112.463198078456</text:p>
          </table:table-cell>
          <table:table-cell table:formula="of:=SUM([.E460:.P460])" office:value-type="float" office:value="4778.50189740195" calcext:value-type="float">
            <text:p>4778.501897401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74.835819220205" calcext:value-type="float">
            <text:p>174.835819220205</text:p>
          </table:table-cell>
          <table:table-cell office:value-type="float" office:value="21.5835860752415" calcext:value-type="float">
            <text:p>21.5835860752415</text:p>
          </table:table-cell>
          <table:table-cell office:value-type="float" office:value="4.55862276162137" calcext:value-type="float">
            <text:p>4.55862276162137</text:p>
          </table:table-cell>
          <table:table-cell office:value-type="float" office:value="0.57093540659808" calcext:value-type="float">
            <text:p>0.57093540659808</text:p>
          </table:table-cell>
          <table:table-cell office:value-type="float" office:value="12.1021583097166" calcext:value-type="float">
            <text:p>12.1021583097166</text:p>
          </table:table-cell>
          <table:table-cell office:value-type="float" office:value="13.3590453122212" calcext:value-type="float">
            <text:p>13.3590453122212</text:p>
          </table:table-cell>
          <table:table-cell office:value-type="float" office:value="1.47621492124953" calcext:value-type="float">
            <text:p>1.47621492124953</text:p>
          </table:table-cell>
          <table:table-cell office:value-type="float" office:value="1.62952933839215" calcext:value-type="float">
            <text:p>1.62952933839215</text:p>
          </table:table-cell>
          <table:table-cell office:value-type="float" office:value="0.14554181752445" calcext:value-type="float">
            <text:p>0.14554181752445</text:p>
          </table:table-cell>
          <table:table-cell office:value-type="float" office:value="0.027424250334352" calcext:value-type="float">
            <text:p>0.027424250334352</text:p>
          </table:table-cell>
          <table:table-cell office:value-type="float" office:value="0.384845156549975" calcext:value-type="float">
            <text:p>0.384845156549975</text:p>
          </table:table-cell>
          <table:table-cell office:value-type="float" office:value="0.424813802048204" calcext:value-type="float">
            <text:p>0.424813802048204</text:p>
          </table:table-cell>
          <table:table-cell table:formula="of:=SUM([.E461:.P461])" office:value-type="float" office:value="231.098536371702" calcext:value-type="float">
            <text:p>231.098536371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512.09111426431" calcext:value-type="float">
            <text:p>512.09111426431</text:p>
          </table:table-cell>
          <table:table-cell office:value-type="float" office:value="1143.75814039966" calcext:value-type="float">
            <text:p>1143.75814039966</text:p>
          </table:table-cell>
          <table:table-cell office:value-type="float" office:value="165.226628696146" calcext:value-type="float">
            <text:p>165.226628696146</text:p>
          </table:table-cell>
          <table:table-cell office:value-type="float" office:value="17.1379781583802" calcext:value-type="float">
            <text:p>17.1379781583802</text:p>
          </table:table-cell>
          <table:table-cell office:value-type="float" office:value="102.589244105272" calcext:value-type="float">
            <text:p>102.589244105272</text:p>
          </table:table-cell>
          <table:table-cell office:value-type="float" office:value="121.450988927059" calcext:value-type="float">
            <text:p>121.450988927059</text:p>
          </table:table-cell>
          <table:table-cell office:value-type="float" office:value="228.32077131356" calcext:value-type="float">
            <text:p>228.32077131356</text:p>
          </table:table-cell>
          <table:table-cell office:value-type="float" office:value="270.299130386083" calcext:value-type="float">
            <text:p>270.299130386083</text:p>
          </table:table-cell>
          <table:table-cell office:value-type="float" office:value="5.28907983114683" calcext:value-type="float">
            <text:p>5.28907983114683</text:p>
          </table:table-cell>
          <table:table-cell office:value-type="float" office:value="4.38262374201673" calcext:value-type="float">
            <text:p>4.38262374201673</text:p>
          </table:table-cell>
          <table:table-cell office:value-type="float" office:value="39.2842293849381" calcext:value-type="float">
            <text:p>39.2842293849381</text:p>
          </table:table-cell>
          <table:table-cell office:value-type="float" office:value="46.5069077138561" calcext:value-type="float">
            <text:p>46.5069077138561</text:p>
          </table:table-cell>
          <table:table-cell table:formula="of:=SUM([.E462:.P462])" office:value-type="float" office:value="2656.33683692243" calcext:value-type="float">
            <text:p>2656.336836922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62.1988344737756" calcext:value-type="float">
            <text:p>62.1988344737756</text:p>
          </table:table-cell>
          <table:table-cell office:value-type="float" office:value="1817.51497169153" calcext:value-type="float">
            <text:p>1817.51497169153</text:p>
          </table:table-cell>
          <table:table-cell office:value-type="float" office:value="139.704478770754" calcext:value-type="float">
            <text:p>139.704478770754</text:p>
          </table:table-cell>
          <table:table-cell office:value-type="float" office:value="15.1924816165478" calcext:value-type="float">
            <text:p>15.1924816165478</text:p>
          </table:table-cell>
          <table:table-cell office:value-type="float" office:value="4.26242958498424" calcext:value-type="float">
            <text:p>4.26242958498424</text:p>
          </table:table-cell>
          <table:table-cell office:value-type="float" office:value="4.34399890739284" calcext:value-type="float">
            <text:p>4.34399890739284</text:p>
          </table:table-cell>
          <table:table-cell office:value-type="float" office:value="124.209735359672" calcext:value-type="float">
            <text:p>124.209735359672</text:p>
          </table:table-cell>
          <table:table-cell office:value-type="float" office:value="126.586713969602" calcext:value-type="float">
            <text:p>126.586713969602</text:p>
          </table:table-cell>
          <table:table-cell office:value-type="float" office:value="4.66555436394434" calcext:value-type="float">
            <text:p>4.66555436394434</text:p>
          </table:table-cell>
          <table:table-cell office:value-type="float" office:value="2.59595179771506" calcext:value-type="float">
            <text:p>2.59595179771506</text:p>
          </table:table-cell>
          <table:table-cell office:value-type="float" office:value="11.4554857518506" calcext:value-type="float">
            <text:p>11.4554857518506</text:p>
          </table:table-cell>
          <table:table-cell office:value-type="float" office:value="11.6747072526424" calcext:value-type="float">
            <text:p>11.6747072526424</text:p>
          </table:table-cell>
          <table:table-cell table:formula="of:=SUM([.E463:.P463])" office:value-type="float" office:value="2324.40534354041" calcext:value-type="float">
            <text:p>2324.405343540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3946.80872113873" calcext:value-type="float">
            <text:p>3946.80872113873</text:p>
          </table:table-cell>
          <table:table-cell office:value-type="float" office:value="1327.67289810018" calcext:value-type="float">
            <text:p>1327.67289810018</text:p>
          </table:table-cell>
          <table:table-cell office:value-type="float" office:value="143.858154923928" calcext:value-type="float">
            <text:p>143.85815492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921348587661" calcext:value-type="float">
            <text:p>531.921348587661</text:p>
          </table:table-cell>
          <table:table-cell office:value-type="float" office:value="400.439072316133" calcext:value-type="float">
            <text:p>400.439072316133</text:p>
          </table:table-cell>
          <table:table-cell office:value-type="float" office:value="58.5031737141907" calcext:value-type="float">
            <text:p>58.5031737141907</text:p>
          </table:table-cell>
          <table:table-cell office:value-type="float" office:value="11.964319122861" calcext:value-type="float">
            <text:p>11.964319122861</text:p>
          </table:table-cell>
          <table:table-cell office:value-type="float" office:value="220.574329204537" calcext:value-type="float">
            <text:p>220.574329204537</text:p>
          </table:table-cell>
          <table:table-cell office:value-type="float" office:value="166.051954857499" calcext:value-type="float">
            <text:p>166.051954857499</text:p>
          </table:table-cell>
          <table:table-cell table:formula="of:=SUM([.E464:.P464])" office:value-type="float" office:value="6807.79397196572" calcext:value-type="float">
            <text:p>6807.793971965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73.913882174746" calcext:value-type="float">
            <text:p>473.913882174746</text:p>
          </table:table-cell>
          <table:table-cell office:value-type="float" office:value="3114.85258894973" calcext:value-type="float">
            <text:p>3114.85258894973</text:p>
          </table:table-cell>
          <table:table-cell office:value-type="float" office:value="567.115282012778" calcext:value-type="float">
            <text:p>567.115282012778</text:p>
          </table:table-cell>
          <table:table-cell office:value-type="float" office:value="55.1477737900294" calcext:value-type="float">
            <text:p>55.1477737900294</text:p>
          </table:table-cell>
          <table:table-cell office:value-type="float" office:value="109.908755342976" calcext:value-type="float">
            <text:p>109.908755342976</text:p>
          </table:table-cell>
          <table:table-cell office:value-type="float" office:value="83.3116477822026" calcext:value-type="float">
            <text:p>83.3116477822026</text:p>
          </table:table-cell>
          <table:table-cell office:value-type="float" office:value="718.854936409695" calcext:value-type="float">
            <text:p>718.854936409695</text:p>
          </table:table-cell>
          <table:table-cell office:value-type="float" office:value="544.897347638733" calcext:value-type="float">
            <text:p>544.897347638733</text:p>
          </table:table-cell>
          <table:table-cell office:value-type="float" office:value="20.9149627897396" calcext:value-type="float">
            <text:p>20.9149627897396</text:p>
          </table:table-cell>
          <table:table-cell office:value-type="float" office:value="13.0655436658019" calcext:value-type="float">
            <text:p>13.0655436658019</text:p>
          </table:table-cell>
          <table:table-cell office:value-type="float" office:value="155.726922969427" calcext:value-type="float">
            <text:p>155.726922969427</text:p>
          </table:table-cell>
          <table:table-cell office:value-type="float" office:value="118.042157025157" calcext:value-type="float">
            <text:p>118.042157025157</text:p>
          </table:table-cell>
          <table:table-cell table:formula="of:=SUM([.E465:.P465])" office:value-type="float" office:value="5975.75180055101" calcext:value-type="float">
            <text:p>5975.75180055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0782.8552366476" calcext:value-type="float">
            <text:p>10782.8552366476</text:p>
          </table:table-cell>
          <table:table-cell office:value-type="float" office:value="1018.19359724374" calcext:value-type="float">
            <text:p>1018.19359724374</text:p>
          </table:table-cell>
          <table:table-cell office:value-type="float" office:value="239.654361415808" calcext:value-type="float">
            <text:p>239.654361415808</text:p>
          </table:table-cell>
          <table:table-cell office:value-type="float" office:value="16.5913341154962" calcext:value-type="float">
            <text:p>16.5913341154962</text:p>
          </table:table-cell>
          <table:table-cell office:value-type="float" office:value="16047.2416514987" calcext:value-type="float">
            <text:p>16047.2416514987</text:p>
          </table:table-cell>
          <table:table-cell office:value-type="float" office:value="10014.7004269315" calcext:value-type="float">
            <text:p>10014.7004269315</text:p>
          </table:table-cell>
          <table:table-cell office:value-type="float" office:value="1518.52965849045" calcext:value-type="float">
            <text:p>1518.52965849045</text:p>
          </table:table-cell>
          <table:table-cell office:value-type="float" office:value="947.678108765328" calcext:value-type="float">
            <text:p>947.678108765328</text:p>
          </table:table-cell>
          <table:table-cell office:value-type="float" office:value="11.9516654593915" calcext:value-type="float">
            <text:p>11.9516654593915</text:p>
          </table:table-cell>
          <table:table-cell office:value-type="float" office:value="14.9366406572111" calcext:value-type="float">
            <text:p>14.9366406572111</text:p>
          </table:table-cell>
          <table:table-cell office:value-type="float" office:value="418.12978734954" calcext:value-type="float">
            <text:p>418.12978734954</text:p>
          </table:table-cell>
          <table:table-cell office:value-type="float" office:value="260.944818481694" calcext:value-type="float">
            <text:p>260.944818481694</text:p>
          </table:table-cell>
          <table:table-cell table:formula="of:=SUM([.E466:.P466])" office:value-type="float" office:value="41291.4072870565" calcext:value-type="float">
            <text:p>41291.40728705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766.03334577185" calcext:value-type="float">
            <text:p>4766.03334577185</text:p>
          </table:table-cell>
          <table:table-cell office:value-type="float" office:value="4103.78814865417" calcext:value-type="float">
            <text:p>4103.78814865417</text:p>
          </table:table-cell>
          <table:table-cell office:value-type="float" office:value="658.181227552475" calcext:value-type="float">
            <text:p>658.181227552475</text:p>
          </table:table-cell>
          <table:table-cell office:value-type="float" office:value="61.984859440243" calcext:value-type="float">
            <text:p>61.984859440243</text:p>
          </table:table-cell>
          <table:table-cell office:value-type="float" office:value="2213.62474143672" calcext:value-type="float">
            <text:p>2213.62474143672</text:p>
          </table:table-cell>
          <table:table-cell office:value-type="float" office:value="1584.37587901919" calcext:value-type="float">
            <text:p>1584.37587901919</text:p>
          </table:table-cell>
          <table:table-cell office:value-type="float" office:value="1902.5258371499" calcext:value-type="float">
            <text:p>1902.5258371499</text:p>
          </table:table-cell>
          <table:table-cell office:value-type="float" office:value="1361.71049643885" calcext:value-type="float">
            <text:p>1361.71049643885</text:p>
          </table:table-cell>
          <table:table-cell office:value-type="float" office:value="30.6356284150216" calcext:value-type="float">
            <text:p>30.6356284150216</text:p>
          </table:table-cell>
          <table:table-cell office:value-type="float" office:value="26.3638936266704" calcext:value-type="float">
            <text:p>26.3638936266704</text:p>
          </table:table-cell>
          <table:table-cell office:value-type="float" office:value="364.474667454868" calcext:value-type="float">
            <text:p>364.474667454868</text:p>
          </table:table-cell>
          <table:table-cell office:value-type="float" office:value="260.868457430703" calcext:value-type="float">
            <text:p>260.868457430703</text:p>
          </table:table-cell>
          <table:table-cell table:formula="of:=SUM([.E467:.P467])" office:value-type="float" office:value="17334.5671823907" calcext:value-type="float">
            <text:p>17334.56718239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3582.20171693733" calcext:value-type="float">
            <text:p>3582.20171693733</text:p>
          </table:table-cell>
          <table:table-cell office:value-type="float" office:value="3399.1596764551" calcext:value-type="float">
            <text:p>3399.1596764551</text:p>
          </table:table-cell>
          <table:table-cell office:value-type="float" office:value="760.64182438612" calcext:value-type="float">
            <text:p>760.64182438612</text:p>
          </table:table-cell>
          <table:table-cell office:value-type="float" office:value="76.8919153960001" calcext:value-type="float">
            <text:p>76.8919153960001</text:p>
          </table:table-cell>
          <table:table-cell office:value-type="float" office:value="952.829882089829" calcext:value-type="float">
            <text:p>952.829882089829</text:p>
          </table:table-cell>
          <table:table-cell office:value-type="float" office:value="785.913351438158" calcext:value-type="float">
            <text:p>785.913351438158</text:p>
          </table:table-cell>
          <table:table-cell office:value-type="float" office:value="898.586438204073" calcext:value-type="float">
            <text:p>898.586438204073</text:p>
          </table:table-cell>
          <table:table-cell office:value-type="float" office:value="741.172262205837" calcext:value-type="float">
            <text:p>741.172262205837</text:p>
          </table:table-cell>
          <table:table-cell office:value-type="float" office:value="23.3187431017213" calcext:value-type="float">
            <text:p>23.3187431017213</text:p>
          </table:table-cell>
          <table:table-cell office:value-type="float" office:value="17.6319430965903" calcext:value-type="float">
            <text:p>17.6319430965903</text:p>
          </table:table-cell>
          <table:table-cell office:value-type="float" office:value="239.2241732069" calcext:value-type="float">
            <text:p>239.2241732069</text:p>
          </table:table-cell>
          <table:table-cell office:value-type="float" office:value="197.316934789764" calcext:value-type="float">
            <text:p>197.316934789764</text:p>
          </table:table-cell>
          <table:table-cell table:formula="of:=SUM([.E468:.P468])" office:value-type="float" office:value="11674.8888613074" calcext:value-type="float">
            <text:p>11674.88886130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3389.6662687043" calcext:value-type="float">
            <text:p>13389.6662687043</text:p>
          </table:table-cell>
          <table:table-cell office:value-type="float" office:value="6554.6497107904" calcext:value-type="float">
            <text:p>6554.6497107904</text:p>
          </table:table-cell>
          <table:table-cell office:value-type="float" office:value="1527.8107985957" calcext:value-type="float">
            <text:p>1527.8107985957</text:p>
          </table:table-cell>
          <table:table-cell office:value-type="float" office:value="163.811536860038" calcext:value-type="float">
            <text:p>163.811536860038</text:p>
          </table:table-cell>
          <table:table-cell office:value-type="float" office:value="4872.38456064013" calcext:value-type="float">
            <text:p>4872.38456064013</text:p>
          </table:table-cell>
          <table:table-cell office:value-type="float" office:value="3927.54182105728" calcext:value-type="float">
            <text:p>3927.54182105728</text:p>
          </table:table-cell>
          <table:table-cell office:value-type="float" office:value="2373.88712780043" calcext:value-type="float">
            <text:p>2373.88712780043</text:p>
          </table:table-cell>
          <table:table-cell office:value-type="float" office:value="1913.54784435998" calcext:value-type="float">
            <text:p>1913.54784435998</text:p>
          </table:table-cell>
          <table:table-cell office:value-type="float" office:value="54.0997149296478" calcext:value-type="float">
            <text:p>54.0997149296478</text:p>
          </table:table-cell>
          <table:table-cell office:value-type="float" office:value="61.0703622806239" calcext:value-type="float">
            <text:p>61.0703622806239</text:p>
          </table:table-cell>
          <table:table-cell office:value-type="float" office:value="668.769850307908" calcext:value-type="float">
            <text:p>668.769850307908</text:p>
          </table:table-cell>
          <table:table-cell office:value-type="float" office:value="539.083383722373" calcext:value-type="float">
            <text:p>539.083383722373</text:p>
          </table:table-cell>
          <table:table-cell table:formula="of:=SUM([.E469:.P469])" office:value-type="float" office:value="36046.3229800488" calcext:value-type="float">
            <text:p>36046.32298004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692.132662478877" calcext:value-type="float">
            <text:p>692.132662478877</text:p>
          </table:table-cell>
          <table:table-cell office:value-type="float" office:value="590.481572465207" calcext:value-type="float">
            <text:p>590.481572465207</text:p>
          </table:table-cell>
          <table:table-cell office:value-type="float" office:value="210.992974377962" calcext:value-type="float">
            <text:p>210.992974377962</text:p>
          </table:table-cell>
          <table:table-cell office:value-type="float" office:value="3.38753170145987" calcext:value-type="float">
            <text:p>3.38753170145987</text:p>
          </table:table-cell>
          <table:table-cell office:value-type="float" office:value="190.008958809781" calcext:value-type="float">
            <text:p>190.008958809781</text:p>
          </table:table-cell>
          <table:table-cell office:value-type="float" office:value="161.753630925379" calcext:value-type="float">
            <text:p>161.753630925379</text:p>
          </table:table-cell>
          <table:table-cell office:value-type="float" office:value="161.535007464282" calcext:value-type="float">
            <text:p>161.535007464282</text:p>
          </table:table-cell>
          <table:table-cell office:value-type="float" office:value="137.513905357818" calcext:value-type="float">
            <text:p>137.513905357818</text:p>
          </table:table-cell>
          <table:table-cell office:value-type="float" office:value="1.10800860733885" calcext:value-type="float">
            <text:p>1.10800860733885</text:p>
          </table:table-cell>
          <table:table-cell office:value-type="float" office:value="3.35843643890422" calcext:value-type="float">
            <text:p>3.35843643890422</text:p>
          </table:table-cell>
          <table:table-cell office:value-type="float" office:value="60.6473550206747" calcext:value-type="float">
            <text:p>60.6473550206747</text:p>
          </table:table-cell>
          <table:table-cell office:value-type="float" office:value="51.6287755170292" calcext:value-type="float">
            <text:p>51.6287755170292</text:p>
          </table:table-cell>
          <table:table-cell table:formula="of:=SUM([.E470:.P470])" office:value-type="float" office:value="2264.54881916471" calcext:value-type="float">
            <text:p>2264.548819164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325.60880465676" calcext:value-type="float">
            <text:p>4325.60880465676</text:p>
          </table:table-cell>
          <table:table-cell office:value-type="float" office:value="618.014206687016" calcext:value-type="float">
            <text:p>618.014206687016</text:p>
          </table:table-cell>
          <table:table-cell office:value-type="float" office:value="43.3907903827193" calcext:value-type="float">
            <text:p>43.3907903827193</text:p>
          </table:table-cell>
          <table:table-cell office:value-type="float" office:value="3.81119571276292" calcext:value-type="float">
            <text:p>3.81119571276292</text:p>
          </table:table-cell>
          <table:table-cell office:value-type="float" office:value="1118.84375686256" calcext:value-type="float">
            <text:p>1118.84375686256</text:p>
          </table:table-cell>
          <table:table-cell office:value-type="float" office:value="871.474996415018" calcext:value-type="float">
            <text:p>871.474996415018</text:p>
          </table:table-cell>
          <table:table-cell office:value-type="float" office:value="159.898044546004" calcext:value-type="float">
            <text:p>159.898044546004</text:p>
          </table:table-cell>
          <table:table-cell office:value-type="float" office:value="124.545672210972" calcext:value-type="float">
            <text:p>124.545672210972</text:p>
          </table:table-cell>
          <table:table-cell office:value-type="float" office:value="1.07296094481862" calcext:value-type="float">
            <text:p>1.07296094481862</text:p>
          </table:table-cell>
          <table:table-cell office:value-type="float" office:value="1.94398070247732" calcext:value-type="float">
            <text:p>1.94398070247732</text:p>
          </table:table-cell>
          <table:table-cell office:value-type="float" office:value="12.9443238578592" calcext:value-type="float">
            <text:p>12.9443238578592</text:p>
          </table:table-cell>
          <table:table-cell office:value-type="float" office:value="10.0824217129795" calcext:value-type="float">
            <text:p>10.0824217129795</text:p>
          </table:table-cell>
          <table:table-cell table:formula="of:=SUM([.E471:.P471])" office:value-type="float" office:value="7291.63115469195" calcext:value-type="float">
            <text:p>7291.631154691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72:.P47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2.6741705236376" calcext:value-type="float">
            <text:p>12.6741705236376</text:p>
          </table:table-cell>
          <table:table-cell office:value-type="float" office:value="79.9072979490868" calcext:value-type="float">
            <text:p>79.9072979490868</text:p>
          </table:table-cell>
          <table:table-cell office:value-type="float" office:value="7.64425798064581" calcext:value-type="float">
            <text:p>7.64425798064581</text:p>
          </table:table-cell>
          <table:table-cell office:value-type="float" office:value="0.753022471763199" calcext:value-type="float">
            <text:p>0.753022471763199</text:p>
          </table:table-cell>
          <table:table-cell office:value-type="float" office:value="1.4315484794728" calcext:value-type="float">
            <text:p>1.4315484794728</text:p>
          </table:table-cell>
          <table:table-cell office:value-type="float" office:value="1.52025268857271" calcext:value-type="float">
            <text:p>1.52025268857271</text:p>
          </table:table-cell>
          <table:table-cell office:value-type="float" office:value="9.00283777440503" calcext:value-type="float">
            <text:p>9.00283777440503</text:p>
          </table:table-cell>
          <table:table-cell office:value-type="float" office:value="9.56068797360154" calcext:value-type="float">
            <text:p>9.56068797360154</text:p>
          </table:table-cell>
          <table:table-cell office:value-type="float" office:value="0.207476941179396" calcext:value-type="float">
            <text:p>0.207476941179396</text:p>
          </table:table-cell>
          <table:table-cell office:value-type="float" office:value="0.209692980746465" calcext:value-type="float">
            <text:p>0.209692980746465</text:p>
          </table:table-cell>
          <table:table-cell office:value-type="float" office:value="1.01829013070619" calcext:value-type="float">
            <text:p>1.01829013070619</text:p>
          </table:table-cell>
          <table:table-cell office:value-type="float" office:value="1.08138727479438" calcext:value-type="float">
            <text:p>1.08138727479438</text:p>
          </table:table-cell>
          <table:table-cell table:formula="of:=SUM([.E473:.P473])" office:value-type="float" office:value="125.010923168612" calcext:value-type="float">
            <text:p>125.010923168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74:.P47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75:.P47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76:.P47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40.091603296071" calcext:value-type="float">
            <text:p>240.091603296071</text:p>
          </table:table-cell>
          <table:table-cell office:value-type="float" office:value="201.969397465669" calcext:value-type="float">
            <text:p>201.969397465669</text:p>
          </table:table-cell>
          <table:table-cell office:value-type="float" office:value="42.1037593274503" calcext:value-type="float">
            <text:p>42.1037593274503</text:p>
          </table:table-cell>
          <table:table-cell office:value-type="float" office:value="4.42960405533857" calcext:value-type="float">
            <text:p>4.42960405533857</text:p>
          </table:table-cell>
          <table:table-cell office:value-type="float" office:value="8.75917381115068" calcext:value-type="float">
            <text:p>8.75917381115068</text:p>
          </table:table-cell>
          <table:table-cell office:value-type="float" office:value="7.72863104662923" calcext:value-type="float">
            <text:p>7.72863104662923</text:p>
          </table:table-cell>
          <table:table-cell office:value-type="float" office:value="7.29519923225008" calcext:value-type="float">
            <text:p>7.29519923225008</text:p>
          </table:table-cell>
          <table:table-cell office:value-type="float" office:value="6.43689741673328" calcext:value-type="float">
            <text:p>6.43689741673328</text:p>
          </table:table-cell>
          <table:table-cell office:value-type="float" office:value="1.40377641450372" calcext:value-type="float">
            <text:p>1.40377641450372</text:p>
          </table:table-cell>
          <table:table-cell office:value-type="float" office:value="0.147299967862887" calcext:value-type="float">
            <text:p>0.147299967862887</text:p>
          </table:table-cell>
          <table:table-cell office:value-type="float" office:value="1.82742310181394" calcext:value-type="float">
            <text:p>1.82742310181394</text:p>
          </table:table-cell>
          <table:table-cell office:value-type="float" office:value="1.61242135668402" calcext:value-type="float">
            <text:p>1.61242135668402</text:p>
          </table:table-cell>
          <table:table-cell table:formula="of:=SUM([.E477:.P477])" office:value-type="float" office:value="523.805186492157" calcext:value-type="float">
            <text:p>523.8051864921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867.92178911617" calcext:value-type="float">
            <text:p>1867.92178911617</text:p>
          </table:table-cell>
          <table:table-cell office:value-type="float" office:value="1571.61151749804" calcext:value-type="float">
            <text:p>1571.61151749804</text:p>
          </table:table-cell>
          <table:table-cell office:value-type="float" office:value="327.627620418257" calcext:value-type="float">
            <text:p>327.627620418257</text:p>
          </table:table-cell>
          <table:table-cell office:value-type="float" office:value="34.4686711882153" calcext:value-type="float">
            <text:p>34.4686711882153</text:p>
          </table:table-cell>
          <table:table-cell office:value-type="float" office:value="47.3980139008778" calcext:value-type="float">
            <text:p>47.3980139008778</text:p>
          </table:table-cell>
          <table:table-cell office:value-type="float" office:value="41.8275524620947" calcext:value-type="float">
            <text:p>41.8275524620947</text:p>
          </table:table-cell>
          <table:table-cell office:value-type="float" office:value="39.4760923889507" calcext:value-type="float">
            <text:p>39.4760923889507</text:p>
          </table:table-cell>
          <table:table-cell office:value-type="float" office:value="34.8366564229974" calcext:value-type="float">
            <text:p>34.8366564229974</text:p>
          </table:table-cell>
          <table:table-cell office:value-type="float" office:value="10.9233933888482" calcext:value-type="float">
            <text:p>10.9233933888482</text:p>
          </table:table-cell>
          <table:table-cell office:value-type="float" office:value="0.79714486779763" calcext:value-type="float">
            <text:p>0.79714486779763</text:p>
          </table:table-cell>
          <table:table-cell office:value-type="float" office:value="9.88862961850323" calcext:value-type="float">
            <text:p>9.88862961850323</text:p>
          </table:table-cell>
          <table:table-cell office:value-type="float" office:value="8.72646636652654" calcext:value-type="float">
            <text:p>8.72646636652654</text:p>
          </table:table-cell>
          <table:table-cell table:formula="of:=SUM([.E478:.P478])" office:value-type="float" office:value="3995.50354763728" calcext:value-type="float">
            <text:p>3995.503547637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648.83989872326" calcext:value-type="float">
            <text:p>1648.83989872326</text:p>
          </table:table-cell>
          <table:table-cell office:value-type="float" office:value="1387.32349773428" calcext:value-type="float">
            <text:p>1387.32349773428</text:p>
          </table:table-cell>
          <table:table-cell office:value-type="float" office:value="289.209827780218" calcext:value-type="float">
            <text:p>289.209827780218</text:p>
          </table:table-cell>
          <table:table-cell office:value-type="float" office:value="30.4268560917743" calcext:value-type="float">
            <text:p>30.4268560917743</text:p>
          </table:table-cell>
          <table:table-cell office:value-type="float" office:value="38.8522835466078" calcext:value-type="float">
            <text:p>38.8522835466078</text:p>
          </table:table-cell>
          <table:table-cell office:value-type="float" office:value="34.2765730559008" calcext:value-type="float">
            <text:p>34.2765730559008</text:p>
          </table:table-cell>
          <table:table-cell office:value-type="float" office:value="32.3586624961768" calcext:value-type="float">
            <text:p>32.3586624961768</text:p>
          </table:table-cell>
          <table:table-cell office:value-type="float" office:value="28.54771863566" calcext:value-type="float">
            <text:p>28.54771863566</text:p>
          </table:table-cell>
          <table:table-cell office:value-type="float" office:value="9.64251034980297" calcext:value-type="float">
            <text:p>9.64251034980297</text:p>
          </table:table-cell>
          <table:table-cell office:value-type="float" office:value="0.653296986626585" calcext:value-type="float">
            <text:p>0.653296986626585</text:p>
          </table:table-cell>
          <table:table-cell office:value-type="float" office:value="8.105737143943" calcext:value-type="float">
            <text:p>8.105737143943</text:p>
          </table:table-cell>
          <table:table-cell office:value-type="float" office:value="7.15110840403997" calcext:value-type="float">
            <text:p>7.15110840403997</text:p>
          </table:table-cell>
          <table:table-cell table:formula="of:=SUM([.E479:.P479])" office:value-type="float" office:value="3515.38797094829" calcext:value-type="float">
            <text:p>3515.387970948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089.61916514144" calcext:value-type="float">
            <text:p>1089.61916514144</text:p>
          </table:table-cell>
          <table:table-cell office:value-type="float" office:value="915.08744108759" calcext:value-type="float">
            <text:p>915.08744108759</text:p>
          </table:table-cell>
          <table:table-cell office:value-type="float" office:value="190.764649826087" calcext:value-type="float">
            <text:p>190.764649826087</text:p>
          </table:table-cell>
          <table:table-cell office:value-type="float" office:value="20.0697486396175" calcext:value-type="float">
            <text:p>20.0697486396175</text:p>
          </table:table-cell>
          <table:table-cell office:value-type="float" office:value="86.450311067135" calcext:value-type="float">
            <text:p>86.450311067135</text:p>
          </table:table-cell>
          <table:table-cell office:value-type="float" office:value="72.5405271756424" calcext:value-type="float">
            <text:p>72.5405271756424</text:p>
          </table:table-cell>
          <table:table-cell office:value-type="float" office:value="72.0013389986484" calcext:value-type="float">
            <text:p>72.0013389986484</text:p>
          </table:table-cell>
          <table:table-cell office:value-type="float" office:value="60.4163828196991" calcext:value-type="float">
            <text:p>60.4163828196991</text:p>
          </table:table-cell>
          <table:table-cell office:value-type="float" office:value="6.36026142141494" calcext:value-type="float">
            <text:p>6.36026142141494</text:p>
          </table:table-cell>
          <table:table-cell office:value-type="float" office:value="2.54914519708777" calcext:value-type="float">
            <text:p>2.54914519708777</text:p>
          </table:table-cell>
          <table:table-cell office:value-type="float" office:value="18.0360955278647" calcext:value-type="float">
            <text:p>18.0360955278647</text:p>
          </table:table-cell>
          <table:table-cell office:value-type="float" office:value="15.13410260335" calcext:value-type="float">
            <text:p>15.13410260335</text:p>
          </table:table-cell>
          <table:table-cell table:formula="of:=SUM([.E480:.P480])" office:value-type="float" office:value="2549.02916950558" calcext:value-type="float">
            <text:p>2549.029169505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7.6494073266853" calcext:value-type="float">
            <text:p>27.6494073266853</text:p>
          </table:table-cell>
          <table:table-cell office:value-type="float" office:value="23.2527121811155" calcext:value-type="float">
            <text:p>23.2527121811155</text:p>
          </table:table-cell>
          <table:table-cell office:value-type="float" office:value="4.84740069371436" calcext:value-type="float">
            <text:p>4.84740069371436</text:p>
          </table:table-cell>
          <table:table-cell office:value-type="float" office:value="0.50997977647875" calcext:value-type="float">
            <text:p>0.50997977647875</text:p>
          </table:table-cell>
          <table:table-cell office:value-type="float" office:value="2.50673662853373" calcext:value-type="float">
            <text:p>2.50673662853373</text:p>
          </table:table-cell>
          <table:table-cell office:value-type="float" office:value="1.33702466666451" calcext:value-type="float">
            <text:p>1.33702466666451</text:p>
          </table:table-cell>
          <table:table-cell office:value-type="float" office:value="2.08777032197401" calcext:value-type="float">
            <text:p>2.08777032197401</text:p>
          </table:table-cell>
          <table:table-cell office:value-type="float" office:value="1.11355951280855" calcext:value-type="float">
            <text:p>1.11355951280855</text:p>
          </table:table-cell>
          <table:table-cell office:value-type="float" office:value="0.161616607974689" calcext:value-type="float">
            <text:p>0.161616607974689</text:p>
          </table:table-cell>
          <table:table-cell office:value-type="float" office:value="0.024967943417005" calcext:value-type="float">
            <text:p>0.024967943417005</text:p>
          </table:table-cell>
          <table:table-cell office:value-type="float" office:value="0.522979509701491" calcext:value-type="float">
            <text:p>0.522979509701491</text:p>
          </table:table-cell>
          <table:table-cell office:value-type="float" office:value="0.278942947843712" calcext:value-type="float">
            <text:p>0.278942947843712</text:p>
          </table:table-cell>
          <table:table-cell table:formula="of:=SUM([.E481:.P481])" office:value-type="float" office:value="64.2930981169116" calcext:value-type="float">
            <text:p>64.29309811691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37.216079995563" calcext:value-type="float">
            <text:p>137.216079995563</text:p>
          </table:table-cell>
          <table:table-cell office:value-type="float" office:value="232.65854260267" calcext:value-type="float">
            <text:p>232.65854260267</text:p>
          </table:table-cell>
          <table:table-cell office:value-type="float" office:value="27.159353456174" calcext:value-type="float">
            <text:p>27.159353456174</text:p>
          </table:table-cell>
          <table:table-cell office:value-type="float" office:value="1.91623201823224" calcext:value-type="float">
            <text:p>1.91623201823224</text:p>
          </table:table-cell>
          <table:table-cell office:value-type="float" office:value="20.9080438494229" calcext:value-type="float">
            <text:p>20.9080438494229</text:p>
          </table:table-cell>
          <table:table-cell office:value-type="float" office:value="15.7422470838627" calcext:value-type="float">
            <text:p>15.7422470838627</text:p>
          </table:table-cell>
          <table:table-cell office:value-type="float" office:value="35.3927894771384" calcext:value-type="float">
            <text:p>35.3927894771384</text:p>
          </table:table-cell>
          <table:table-cell office:value-type="float" office:value="26.6482144838063" calcext:value-type="float">
            <text:p>26.6482144838063</text:p>
          </table:table-cell>
          <table:table-cell office:value-type="float" office:value="0.591360995097446" calcext:value-type="float">
            <text:p>0.591360995097446</text:p>
          </table:table-cell>
          <table:table-cell office:value-type="float" office:value="0.921491318238789" calcext:value-type="float">
            <text:p>0.921491318238789</text:p>
          </table:table-cell>
          <table:table-cell office:value-type="float" office:value="4.71897737561595" calcext:value-type="float">
            <text:p>4.71897737561595</text:p>
          </table:table-cell>
          <table:table-cell office:value-type="float" office:value="3.5530491692629" calcext:value-type="float">
            <text:p>3.5530491692629</text:p>
          </table:table-cell>
          <table:table-cell table:formula="of:=SUM([.E482:.P482])" office:value-type="float" office:value="507.426381825085" calcext:value-type="float">
            <text:p>507.4263818250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54.0771894202001" calcext:value-type="float">
            <text:p>54.0771894202001</text:p>
          </table:table-cell>
          <table:table-cell office:value-type="float" office:value="45.4627001963942" calcext:value-type="float">
            <text:p>45.4627001963942</text:p>
          </table:table-cell>
          <table:table-cell office:value-type="float" office:value="9.47742881577083" calcext:value-type="float">
            <text:p>9.47742881577083</text:p>
          </table:table-cell>
          <table:table-cell office:value-type="float" office:value="0.997090468573686" calcext:value-type="float">
            <text:p>0.997090468573686</text:p>
          </table:table-cell>
          <table:table-cell office:value-type="float" office:value="3.86125790932329" calcext:value-type="float">
            <text:p>3.86125790932329</text:p>
          </table:table-cell>
          <table:table-cell office:value-type="float" office:value="3.12205446986265" calcext:value-type="float">
            <text:p>3.12205446986265</text:p>
          </table:table-cell>
          <table:table-cell office:value-type="float" office:value="3.21590213220284" calcext:value-type="float">
            <text:p>3.21590213220284</text:p>
          </table:table-cell>
          <table:table-cell office:value-type="float" office:value="2.60024630891448" calcext:value-type="float">
            <text:p>2.60024630891448</text:p>
          </table:table-cell>
          <table:table-cell office:value-type="float" office:value="0.315985822981918" calcext:value-type="float">
            <text:p>0.315985822981918</text:p>
          </table:table-cell>
          <table:table-cell office:value-type="float" office:value="0.067834397547729" calcext:value-type="float">
            <text:p>0.067834397547729</text:p>
          </table:table-cell>
          <table:table-cell office:value-type="float" office:value="0.805572769497563" calcext:value-type="float">
            <text:p>0.805572769497563</text:p>
          </table:table-cell>
          <table:table-cell office:value-type="float" office:value="0.651353036982262" calcext:value-type="float">
            <text:p>0.651353036982262</text:p>
          </table:table-cell>
          <table:table-cell table:formula="of:=SUM([.E483:.P483])" office:value-type="float" office:value="124.654615748252" calcext:value-type="float">
            <text:p>124.6546157482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84:.P48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85:.P48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86:.P48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1.50649901535037" calcext:value-type="float">
            <text:p>1.50649901535037</text:p>
          </table:table-cell>
          <table:table-cell office:value-type="float" office:value="1.16766217530102" calcext:value-type="float">
            <text:p>1.16766217530102</text:p>
          </table:table-cell>
          <table:table-cell office:value-type="float" office:value="0.193036604601254" calcext:value-type="float">
            <text:p>0.193036604601254</text:p>
          </table:table-cell>
          <table:table-cell office:value-type="float" office:value="0.017969600353922" calcext:value-type="float">
            <text:p>0.017969600353922</text:p>
          </table:table-cell>
          <table:table-cell office:value-type="float" office:value="0.171484932661865" calcext:value-type="float">
            <text:p>0.171484932661865</text:p>
          </table:table-cell>
          <table:table-cell office:value-type="float" office:value="0.077097675395682" calcext:value-type="float">
            <text:p>0.077097675395682</text:p>
          </table:table-cell>
          <table:table-cell office:value-type="float" office:value="0.131988627353152" calcext:value-type="float">
            <text:p>0.131988627353152</text:p>
          </table:table-cell>
          <table:table-cell office:value-type="float" office:value="0.059340585727494" calcext:value-type="float">
            <text:p>0.059340585727494</text:p>
          </table:table-cell>
          <table:table-cell office:value-type="float" office:value="0.005676482524542" calcext:value-type="float">
            <text:p>0.005676482524542</text:p>
          </table:table-cell>
          <table:table-cell office:value-type="float" office:value="0.00108106833545" calcext:value-type="float">
            <text:p>0.00108106833545</text:p>
          </table:table-cell>
          <table:table-cell office:value-type="float" office:value="0.025714544095791" calcext:value-type="float">
            <text:p>0.025714544095791</text:p>
          </table:table-cell>
          <table:table-cell office:value-type="float" office:value="0.011560966569316" calcext:value-type="float">
            <text:p>0.011560966569316</text:p>
          </table:table-cell>
          <table:table-cell table:formula="of:=SUM([.E487:.P487])" office:value-type="float" office:value="3.36911227826986" calcext:value-type="float">
            <text:p>3.369112278269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.69056172663734" calcext:value-type="float">
            <text:p>4.69056172663734</text:p>
          </table:table-cell>
          <table:table-cell office:value-type="float" office:value="3.98846996944404" calcext:value-type="float">
            <text:p>3.98846996944404</text:p>
          </table:table-cell>
          <table:table-cell office:value-type="float" office:value="0.821893558769405" calcext:value-type="float">
            <text:p>0.821893558769405</text:p>
          </table:table-cell>
          <table:table-cell office:value-type="float" office:value="0.086098206099042" calcext:value-type="float">
            <text:p>0.086098206099042</text:p>
          </table:table-cell>
          <table:table-cell office:value-type="float" office:value="0.411008591026202" calcext:value-type="float">
            <text:p>0.411008591026202</text:p>
          </table:table-cell>
          <table:table-cell office:value-type="float" office:value="0.241243254384595" calcext:value-type="float">
            <text:p>0.241243254384595</text:p>
          </table:table-cell>
          <table:table-cell office:value-type="float" office:value="0.346132654950909" calcext:value-type="float">
            <text:p>0.346132654950909</text:p>
          </table:table-cell>
          <table:table-cell office:value-type="float" office:value="0.203164045599752" calcext:value-type="float">
            <text:p>0.203164045599752</text:p>
          </table:table-cell>
          <table:table-cell office:value-type="float" office:value="0.027284010441413" calcext:value-type="float">
            <text:p>0.027284010441413</text:p>
          </table:table-cell>
          <table:table-cell office:value-type="float" office:value="0.003841108663834" calcext:value-type="float">
            <text:p>0.003841108663834</text:p>
          </table:table-cell>
          <table:table-cell office:value-type="float" office:value="0.085645167794936" calcext:value-type="float">
            <text:p>0.085645167794936</text:p>
          </table:table-cell>
          <table:table-cell office:value-type="float" office:value="0.05026979837472" calcext:value-type="float">
            <text:p>0.05026979837472</text:p>
          </table:table-cell>
          <table:table-cell table:formula="of:=SUM([.E488:.P488])" office:value-type="float" office:value="10.9556120921862" calcext:value-type="float">
            <text:p>10.95561209218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89:.P48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2.22258136811671" calcext:value-type="float">
            <text:p>2.22258136811671</text:p>
          </table:table-cell>
          <table:table-cell office:value-type="float" office:value="1.87839663121693" calcext:value-type="float">
            <text:p>1.87839663121693</text:p>
          </table:table-cell>
          <table:table-cell office:value-type="float" office:value="0.389922530406671" calcext:value-type="float">
            <text:p>0.389922530406671</text:p>
          </table:table-cell>
          <table:table-cell office:value-type="float" office:value="0.040956066145109" calcext:value-type="float">
            <text:p>0.040956066145109</text:p>
          </table:table-cell>
          <table:table-cell office:value-type="float" office:value="0.079405778549973" calcext:value-type="float">
            <text:p>0.079405778549973</text:p>
          </table:table-cell>
          <table:table-cell office:value-type="float" office:value="0.04642585574453" calcext:value-type="float">
            <text:p>0.04642585574453</text:p>
          </table:table-cell>
          <table:table-cell office:value-type="float" office:value="0.066425742363231" calcext:value-type="float">
            <text:p>0.066425742363231</text:p>
          </table:table-cell>
          <table:table-cell office:value-type="float" office:value="0.038836870426727" calcext:value-type="float">
            <text:p>0.038836870426727</text:p>
          </table:table-cell>
          <table:table-cell office:value-type="float" office:value="0.012975778777542" calcext:value-type="float">
            <text:p>0.012975778777542</text:p>
          </table:table-cell>
          <table:table-cell office:value-type="float" office:value="0.000656972940633" calcext:value-type="float">
            <text:p>0.000656972940633</text:p>
          </table:table-cell>
          <table:table-cell office:value-type="float" office:value="0.016564387607757" calcext:value-type="float">
            <text:p>0.016564387607757</text:p>
          </table:table-cell>
          <table:table-cell office:value-type="float" office:value="0.009684633582306" calcext:value-type="float">
            <text:p>0.009684633582306</text:p>
          </table:table-cell>
          <table:table-cell table:formula="of:=SUM([.E490:.P490])" office:value-type="float" office:value="4.80283261587812" calcext:value-type="float">
            <text:p>4.802832615878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43.695833483209" calcext:value-type="float">
            <text:p>43.695833483209</text:p>
          </table:table-cell>
          <table:table-cell office:value-type="float" office:value="56.2635125094379" calcext:value-type="float">
            <text:p>56.2635125094379</text:p>
          </table:table-cell>
          <table:table-cell office:value-type="float" office:value="7.12977455223327" calcext:value-type="float">
            <text:p>7.12977455223327</text:p>
          </table:table-cell>
          <table:table-cell office:value-type="float" office:value="0.653443812300908" calcext:value-type="float">
            <text:p>0.653443812300908</text:p>
          </table:table-cell>
          <table:table-cell office:value-type="float" office:value="4.44669054059722" calcext:value-type="float">
            <text:p>4.44669054059722</text:p>
          </table:table-cell>
          <table:table-cell office:value-type="float" office:value="2.0533258091411" calcext:value-type="float">
            <text:p>2.0533258091411</text:p>
          </table:table-cell>
          <table:table-cell office:value-type="float" office:value="5.69359119422458" calcext:value-type="float">
            <text:p>5.69359119422458</text:p>
          </table:table-cell>
          <table:table-cell office:value-type="float" office:value="2.62910081982671" calcext:value-type="float">
            <text:p>2.62910081982671</text:p>
          </table:table-cell>
          <table:table-cell office:value-type="float" office:value="0.191161764069927" calcext:value-type="float">
            <text:p>0.191161764069927</text:p>
          </table:table-cell>
          <table:table-cell office:value-type="float" office:value="0.029313052895422" calcext:value-type="float">
            <text:p>0.029313052895422</text:p>
          </table:table-cell>
          <table:table-cell office:value-type="float" office:value="0.846537528261594" calcext:value-type="float">
            <text:p>0.846537528261594</text:p>
          </table:table-cell>
          <table:table-cell office:value-type="float" office:value="0.390901354460477" calcext:value-type="float">
            <text:p>0.390901354460477</text:p>
          </table:table-cell>
          <table:table-cell table:formula="of:=SUM([.E491:.P491])" office:value-type="float" office:value="124.023186420658" calcext:value-type="float">
            <text:p>124.0231864206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2:.P49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3:.P49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4:.P49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5:.P49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0.515628347809008" calcext:value-type="float">
            <text:p>0.515628347809008</text:p>
          </table:table-cell>
          <table:table-cell office:value-type="float" office:value="0.693706771582469" calcext:value-type="float">
            <text:p>0.693706771582469</text:p>
          </table:table-cell>
          <table:table-cell office:value-type="float" office:value="0.093447436811072" calcext:value-type="float">
            <text:p>0.093447436811072</text:p>
          </table:table-cell>
          <table:table-cell office:value-type="float" office:value="0.007581236151797" calcext:value-type="float">
            <text:p>0.007581236151797</text:p>
          </table:table-cell>
          <table:table-cell office:value-type="float" office:value="0.021881849982492" calcext:value-type="float">
            <text:p>0.021881849982492</text:p>
          </table:table-cell>
          <table:table-cell office:value-type="float" office:value="0.011420923734605" calcext:value-type="float">
            <text:p>0.011420923734605</text:p>
          </table:table-cell>
          <table:table-cell office:value-type="float" office:value="0.02926697200782" calcext:value-type="float">
            <text:p>0.02926697200782</text:p>
          </table:table-cell>
          <table:table-cell office:value-type="float" office:value="0.015275484271739" calcext:value-type="float">
            <text:p>0.015275484271739</text:p>
          </table:table-cell>
          <table:table-cell office:value-type="float" office:value="0.002403167324279" calcext:value-type="float">
            <text:p>0.002403167324279</text:p>
          </table:table-cell>
          <table:table-cell office:value-type="float" office:value="0.000248330154803" calcext:value-type="float">
            <text:p>0.000248330154803</text:p>
          </table:table-cell>
          <table:table-cell office:value-type="float" office:value="0.004571938357596" calcext:value-type="float">
            <text:p>0.004571938357596</text:p>
          </table:table-cell>
          <table:table-cell office:value-type="float" office:value="0.002386258901473" calcext:value-type="float">
            <text:p>0.002386258901473</text:p>
          </table:table-cell>
          <table:table-cell table:formula="of:=SUM([.E496:.P496])" office:value-type="float" office:value="1.39781871708915" calcext:value-type="float">
            <text:p>1.397818717089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497:.P49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9.46512367695917" calcext:value-type="float">
            <text:p>9.46512367695917</text:p>
          </table:table-cell>
          <table:table-cell office:value-type="float" office:value="14.054202254751" calcext:value-type="float">
            <text:p>14.054202254751</text:p>
          </table:table-cell>
          <table:table-cell office:value-type="float" office:value="2.12984208609739" calcext:value-type="float">
            <text:p>2.12984208609739</text:p>
          </table:table-cell>
          <table:table-cell office:value-type="float" office:value="0.188894603265599" calcext:value-type="float">
            <text:p>0.188894603265599</text:p>
          </table:table-cell>
          <table:table-cell office:value-type="float" office:value="0.239924386922516" calcext:value-type="float">
            <text:p>0.239924386922516</text:p>
          </table:table-cell>
          <table:table-cell office:value-type="float" office:value="0.174401496522895" calcext:value-type="float">
            <text:p>0.174401496522895</text:p>
          </table:table-cell>
          <table:table-cell office:value-type="float" office:value="0.353803286879426" calcext:value-type="float">
            <text:p>0.353803286879426</text:p>
          </table:table-cell>
          <table:table-cell office:value-type="float" office:value="0.257180287081106" calcext:value-type="float">
            <text:p>0.257180287081106</text:p>
          </table:table-cell>
          <table:table-cell office:value-type="float" office:value="0.059871785450031" calcext:value-type="float">
            <text:p>0.059871785450031</text:p>
          </table:table-cell>
          <table:table-cell office:value-type="float" office:value="0.004672165996902" calcext:value-type="float">
            <text:p>0.004672165996902</text:p>
          </table:table-cell>
          <table:table-cell office:value-type="float" office:value="0.062858252986876" calcext:value-type="float">
            <text:p>0.062858252986876</text:p>
          </table:table-cell>
          <table:table-cell office:value-type="float" office:value="0.045691784525706" calcext:value-type="float">
            <text:p>0.045691784525706</text:p>
          </table:table-cell>
          <table:table-cell table:formula="of:=SUM([.E498:.P498])" office:value-type="float" office:value="27.0364660674386" calcext:value-type="float">
            <text:p>27.03646606743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office:value-type="float" office:value="0.02604196984631" calcext:value-type="float">
            <text:p>0.02604196984631</text:p>
          </table:table-cell>
          <table:table-cell office:value-type="float" office:value="0.043693296340103" calcext:value-type="float">
            <text:p>0.043693296340103</text:p>
          </table:table-cell>
          <table:table-cell office:value-type="float" office:value="0.006052503093698" calcext:value-type="float">
            <text:p>0.006052503093698</text:p>
          </table:table-cell>
          <table:table-cell office:value-type="float" office:value="0.00044523090987" calcext:value-type="float">
            <text:p>0.00044523090987</text:p>
          </table:table-cell>
          <table:table-cell office:value-type="float" office:value="0.000379158498138" calcext:value-type="float">
            <text:p>0.000379158498138</text:p>
          </table:table-cell>
          <table:table-cell office:value-type="float" office:value="0.000224343271282" calcext:value-type="float">
            <text:p>0.000224343271282</text:p>
          </table:table-cell>
          <table:table-cell office:value-type="float" office:value="0.000632430557683" calcext:value-type="float">
            <text:p>0.000632430557683</text:p>
          </table:table-cell>
          <table:table-cell office:value-type="float" office:value="0.000374201134528" calcext:value-type="float">
            <text:p>0.000374201134528</text:p>
          </table:table-cell>
          <table:table-cell office:value-type="float" office:value="0.000135328571505" calcext:value-type="float">
            <text:p>0.000135328571505</text:p>
          </table:table-cell>
          <table:table-cell office:value-type="float" office:value="0.00000820456658716521" calcext:value-type="float">
            <text:p>8.20456658716521E-06</text:p>
          </table:table-cell>
          <table:table-cell office:value-type="float" office:value="0.000100416366218" calcext:value-type="float">
            <text:p>0.000100416366218</text:p>
          </table:table-cell>
          <table:table-cell office:value-type="float" office:value="0.000059415089463259" calcext:value-type="float">
            <text:p>5.9415089463259E-05</text:p>
          </table:table-cell>
          <table:table-cell table:formula="of:=SUM([.E499:.P499])" office:value-type="float" office:value="0.0781464982453854" calcext:value-type="float">
            <text:p>0.0781464982453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0:.P50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1:.P50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2:.P50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3:.P50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4:.P50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8" calcext:value-type="float">
            <text:p>200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05:.P505])" office:value-type="float" office:value="0" calcext:value-type="float">
            <text:p>0</text:p>
          </table:table-cell>
          <table:table-cell table:formula="of:=SUM([.Q450:.Q505])" office:value-type="float" office:value="209174.724619346" calcext:value-type="float">
            <text:p>209174.7246193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003.83791436688" calcext:value-type="float">
            <text:p>4003.83791436688</text:p>
          </table:table-cell>
          <table:table-cell office:value-type="float" office:value="673.911056205776" calcext:value-type="float">
            <text:p>673.911056205776</text:p>
          </table:table-cell>
          <table:table-cell office:value-type="float" office:value="73.9949757971498" calcext:value-type="float">
            <text:p>73.9949757971498</text:p>
          </table:table-cell>
          <table:table-cell office:value-type="float" office:value="10.662730675225" calcext:value-type="float">
            <text:p>10.662730675225</text:p>
          </table:table-cell>
          <table:table-cell office:value-type="float" office:value="187.990022258428" calcext:value-type="float">
            <text:p>187.990022258428</text:p>
          </table:table-cell>
          <table:table-cell office:value-type="float" office:value="298.332361315543" calcext:value-type="float">
            <text:p>298.332361315543</text:p>
          </table:table-cell>
          <table:table-cell office:value-type="float" office:value="31.6145319422505" calcext:value-type="float">
            <text:p>31.6145319422505</text:p>
          </table:table-cell>
          <table:table-cell office:value-type="float" office:value="50.1709497818542" calcext:value-type="float">
            <text:p>50.1709497818542</text:p>
          </table:table-cell>
          <table:table-cell office:value-type="float" office:value="0.871660217944055" calcext:value-type="float">
            <text:p>0.871660217944055</text:p>
          </table:table-cell>
          <table:table-cell office:value-type="float" office:value="0.557925631956143" calcext:value-type="float">
            <text:p>0.557925631956143</text:p>
          </table:table-cell>
          <table:table-cell office:value-type="float" office:value="4.06925684038037" calcext:value-type="float">
            <text:p>4.06925684038037</text:p>
          </table:table-cell>
          <table:table-cell office:value-type="float" office:value="6.45774167908357" calcext:value-type="float">
            <text:p>6.45774167908357</text:p>
          </table:table-cell>
          <table:table-cell table:formula="of:=SUM([.E506:.P506])" office:value-type="float" office:value="5342.47112671247" calcext:value-type="float">
            <text:p>5342.471126712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29.6918336005908" calcext:value-type="float">
            <text:p>29.6918336005908</text:p>
          </table:table-cell>
          <table:table-cell office:value-type="float" office:value="2.47418597278646" calcext:value-type="float">
            <text:p>2.47418597278646</text:p>
          </table:table-cell>
          <table:table-cell office:value-type="float" office:value="0.400837742822784" calcext:value-type="float">
            <text:p>0.400837742822784</text:p>
          </table:table-cell>
          <table:table-cell office:value-type="float" office:value="0.051716636714018" calcext:value-type="float">
            <text:p>0.051716636714018</text:p>
          </table:table-cell>
          <table:table-cell office:value-type="float" office:value="1.38703172425711" calcext:value-type="float">
            <text:p>1.38703172425711</text:p>
          </table:table-cell>
          <table:table-cell office:value-type="float" office:value="1.17601497349365" calcext:value-type="float">
            <text:p>1.17601497349365</text:p>
          </table:table-cell>
          <table:table-cell office:value-type="float" office:value="0.114924526850387" calcext:value-type="float">
            <text:p>0.114924526850387</text:p>
          </table:table-cell>
          <table:table-cell office:value-type="float" office:value="0.09744042766586" calcext:value-type="float">
            <text:p>0.09744042766586</text:p>
          </table:table-cell>
          <table:table-cell office:value-type="float" office:value="0.007902477188685" calcext:value-type="float">
            <text:p>0.007902477188685</text:p>
          </table:table-cell>
          <table:table-cell office:value-type="float" office:value="0.000935609016293" calcext:value-type="float">
            <text:p>0.000935609016293</text:p>
          </table:table-cell>
          <table:table-cell office:value-type="float" office:value="0.022208816885003" calcext:value-type="float">
            <text:p>0.022208816885003</text:p>
          </table:table-cell>
          <table:table-cell office:value-type="float" office:value="0.018830067649917" calcext:value-type="float">
            <text:p>0.018830067649917</text:p>
          </table:table-cell>
          <table:table-cell table:formula="of:=SUM([.E507:.P507])" office:value-type="float" office:value="35.443862575921" calcext:value-type="float">
            <text:p>35.4438625759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0.7098902958933" calcext:value-type="float">
            <text:p>40.7098902958933</text:p>
          </table:table-cell>
          <table:table-cell office:value-type="float" office:value="60.30159438609" calcext:value-type="float">
            <text:p>60.30159438609</text:p>
          </table:table-cell>
          <table:table-cell office:value-type="float" office:value="9.76933637327359" calcext:value-type="float">
            <text:p>9.76933637327359</text:p>
          </table:table-cell>
          <table:table-cell office:value-type="float" office:value="1.2604531960675" calcext:value-type="float">
            <text:p>1.2604531960675</text:p>
          </table:table-cell>
          <table:table-cell office:value-type="float" office:value="2.13069422675621" calcext:value-type="float">
            <text:p>2.13069422675621</text:p>
          </table:table-cell>
          <table:table-cell office:value-type="float" office:value="2.71488189703469" calcext:value-type="float">
            <text:p>2.71488189703469</text:p>
          </table:table-cell>
          <table:table-cell office:value-type="float" office:value="3.14115831925938" calcext:value-type="float">
            <text:p>3.14115831925938</text:p>
          </table:table-cell>
          <table:table-cell office:value-type="float" office:value="4.00239215443884" calcext:value-type="float">
            <text:p>4.00239215443884</text:p>
          </table:table-cell>
          <table:table-cell office:value-type="float" office:value="0.192601519264868" calcext:value-type="float">
            <text:p>0.192601519264868</text:p>
          </table:table-cell>
          <table:table-cell office:value-type="float" office:value="0.090185767283201" calcext:value-type="float">
            <text:p>0.090185767283201</text:p>
          </table:table-cell>
          <table:table-cell office:value-type="float" office:value="0.607019337574259" calcext:value-type="float">
            <text:p>0.607019337574259</text:p>
          </table:table-cell>
          <table:table-cell office:value-type="float" office:value="0.773450169449818" calcext:value-type="float">
            <text:p>0.773450169449818</text:p>
          </table:table-cell>
          <table:table-cell table:formula="of:=SUM([.E508:.P508])" office:value-type="float" office:value="125.693657642386" calcext:value-type="float">
            <text:p>125.6936576423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872.680588933801" calcext:value-type="float">
            <text:p>872.680588933801</text:p>
          </table:table-cell>
          <table:table-cell office:value-type="float" office:value="18184.9283868947" calcext:value-type="float">
            <text:p>18184.9283868947</text:p>
          </table:table-cell>
          <table:table-cell office:value-type="float" office:value="2589.47524703749" calcext:value-type="float">
            <text:p>2589.47524703749</text:p>
          </table:table-cell>
          <table:table-cell office:value-type="float" office:value="335.233672451295" calcext:value-type="float">
            <text:p>335.233672451295</text:p>
          </table:table-cell>
          <table:table-cell office:value-type="float" office:value="21.2785227024884" calcext:value-type="float">
            <text:p>21.2785227024884</text:p>
          </table:table-cell>
          <table:table-cell office:value-type="float" office:value="24.3746723674258" calcext:value-type="float">
            <text:p>24.3746723674258</text:p>
          </table:table-cell>
          <table:table-cell office:value-type="float" office:value="440.364225009365" calcext:value-type="float">
            <text:p>440.364225009365</text:p>
          </table:table-cell>
          <table:table-cell office:value-type="float" office:value="504.439798618321" calcext:value-type="float">
            <text:p>504.439798618321</text:p>
          </table:table-cell>
          <table:table-cell office:value-type="float" office:value="52.6822081715726" calcext:value-type="float">
            <text:p>52.6822081715726</text:p>
          </table:table-cell>
          <table:table-cell office:value-type="float" office:value="8.14132500362746" calcext:value-type="float">
            <text:p>8.14132500362746</text:p>
          </table:table-cell>
          <table:table-cell office:value-type="float" office:value="75.833954839075" calcext:value-type="float">
            <text:p>75.833954839075</text:p>
          </table:table-cell>
          <table:table-cell office:value-type="float" office:value="86.8682393685372" calcext:value-type="float">
            <text:p>86.8682393685372</text:p>
          </table:table-cell>
          <table:table-cell table:formula="of:=SUM([.E509:.P509])" office:value-type="float" office:value="23196.3008413977" calcext:value-type="float">
            <text:p>23196.30084139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228.45805707472" calcext:value-type="float">
            <text:p>4228.45805707472</text:p>
          </table:table-cell>
          <table:table-cell office:value-type="float" office:value="445.38837375315" calcext:value-type="float">
            <text:p>445.38837375315</text:p>
          </table:table-cell>
          <table:table-cell office:value-type="float" office:value="28.6061905021912" calcext:value-type="float">
            <text:p>28.6061905021912</text:p>
          </table:table-cell>
          <table:table-cell office:value-type="float" office:value="3.86226503644445" calcext:value-type="float">
            <text:p>3.86226503644445</text:p>
          </table:table-cell>
          <table:table-cell office:value-type="float" office:value="276.721025960612" calcext:value-type="float">
            <text:p>276.721025960612</text:p>
          </table:table-cell>
          <table:table-cell office:value-type="float" office:value="457.839595374604" calcext:value-type="float">
            <text:p>457.839595374604</text:p>
          </table:table-cell>
          <table:table-cell office:value-type="float" office:value="29.149011257324" calcext:value-type="float">
            <text:p>29.149011257324</text:p>
          </table:table-cell>
          <table:table-cell office:value-type="float" office:value="48.2275297776707" calcext:value-type="float">
            <text:p>48.2275297776707</text:p>
          </table:table-cell>
          <table:table-cell office:value-type="float" office:value="0.324819523445409" calcext:value-type="float">
            <text:p>0.324819523445409</text:p>
          </table:table-cell>
          <table:table-cell office:value-type="float" office:value="0.5170974348" calcext:value-type="float">
            <text:p>0.5170974348</text:p>
          </table:table-cell>
          <table:table-cell office:value-type="float" office:value="2.17824950779952" calcext:value-type="float">
            <text:p>2.17824950779952</text:p>
          </table:table-cell>
          <table:table-cell office:value-type="float" office:value="3.6039504761659" calcext:value-type="float">
            <text:p>3.6039504761659</text:p>
          </table:table-cell>
          <table:table-cell table:formula="of:=SUM([.E510:.P510])" office:value-type="float" office:value="5524.87616567893" calcext:value-type="float">
            <text:p>5524.876165678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021.0763262146" calcext:value-type="float">
            <text:p>4021.0763262146</text:p>
          </table:table-cell>
          <table:table-cell office:value-type="float" office:value="494.312337745718" calcext:value-type="float">
            <text:p>494.312337745718</text:p>
          </table:table-cell>
          <table:table-cell office:value-type="float" office:value="77.8936496792686" calcext:value-type="float">
            <text:p>77.8936496792686</text:p>
          </table:table-cell>
          <table:table-cell office:value-type="float" office:value="9.82248087959067" calcext:value-type="float">
            <text:p>9.82248087959067</text:p>
          </table:table-cell>
          <table:table-cell office:value-type="float" office:value="613.244960462676" calcext:value-type="float">
            <text:p>613.244960462676</text:p>
          </table:table-cell>
          <table:table-cell office:value-type="float" office:value="659.182477893777" calcext:value-type="float">
            <text:p>659.182477893777</text:p>
          </table:table-cell>
          <table:table-cell office:value-type="float" office:value="75.0105839786954" calcext:value-type="float">
            <text:p>75.0105839786954</text:p>
          </table:table-cell>
          <table:table-cell office:value-type="float" office:value="80.6295457822113" calcext:value-type="float">
            <text:p>80.6295457822113</text:p>
          </table:table-cell>
          <table:table-cell office:value-type="float" office:value="3.22626028374231" calcext:value-type="float">
            <text:p>3.22626028374231</text:p>
          </table:table-cell>
          <table:table-cell office:value-type="float" office:value="0.933389255677173" calcext:value-type="float">
            <text:p>0.933389255677173</text:p>
          </table:table-cell>
          <table:table-cell office:value-type="float" office:value="14.3875970026987" calcext:value-type="float">
            <text:p>14.3875970026987</text:p>
          </table:table-cell>
          <table:table-cell office:value-type="float" office:value="15.4653563496397" calcext:value-type="float">
            <text:p>15.4653563496397</text:p>
          </table:table-cell>
          <table:table-cell table:formula="of:=SUM([.E511:.P511])" office:value-type="float" office:value="6065.1849655283" calcext:value-type="float">
            <text:p>6065.18496552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30.5569438634353" calcext:value-type="float">
            <text:p>30.5569438634353</text:p>
          </table:table-cell>
          <table:table-cell office:value-type="float" office:value="154.92956334958" calcext:value-type="float">
            <text:p>154.92956334958</text:p>
          </table:table-cell>
          <table:table-cell office:value-type="float" office:value="12.412401066606" calcext:value-type="float">
            <text:p>12.412401066606</text:p>
          </table:table-cell>
          <table:table-cell office:value-type="float" office:value="1.20584401799984" calcext:value-type="float">
            <text:p>1.20584401799984</text:p>
          </table:table-cell>
          <table:table-cell office:value-type="float" office:value="2.15062429360164" calcext:value-type="float">
            <text:p>2.15062429360164</text:p>
          </table:table-cell>
          <table:table-cell office:value-type="float" office:value="2.12899603000867" calcext:value-type="float">
            <text:p>2.12899603000867</text:p>
          </table:table-cell>
          <table:table-cell office:value-type="float" office:value="10.8756889256917" calcext:value-type="float">
            <text:p>10.8756889256917</text:p>
          </table:table-cell>
          <table:table-cell office:value-type="float" office:value="10.7663149790011" calcext:value-type="float">
            <text:p>10.7663149790011</text:p>
          </table:table-cell>
          <table:table-cell office:value-type="float" office:value="0.341221989843861" calcext:value-type="float">
            <text:p>0.341221989843861</text:p>
          </table:table-cell>
          <table:table-cell office:value-type="float" office:value="0.142894422347686" calcext:value-type="float">
            <text:p>0.142894422347686</text:p>
          </table:table-cell>
          <table:table-cell office:value-type="float" office:value="1.0209250025049" calcext:value-type="float">
            <text:p>1.0209250025049</text:p>
          </table:table-cell>
          <table:table-cell office:value-type="float" office:value="1.01065782793214" calcext:value-type="float">
            <text:p>1.01065782793214</text:p>
          </table:table-cell>
          <table:table-cell table:formula="of:=SUM([.E512:.P512])" office:value-type="float" office:value="227.542075768553" calcext:value-type="float">
            <text:p>227.5420757685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222.269287789306" calcext:value-type="float">
            <text:p>222.269287789306</text:p>
          </table:table-cell>
          <table:table-cell office:value-type="float" office:value="505.884984307504" calcext:value-type="float">
            <text:p>505.884984307504</text:p>
          </table:table-cell>
          <table:table-cell office:value-type="float" office:value="69.5117972916306" calcext:value-type="float">
            <text:p>69.5117972916306</text:p>
          </table:table-cell>
          <table:table-cell office:value-type="float" office:value="8.11238008698231" calcext:value-type="float">
            <text:p>8.11238008698231</text:p>
          </table:table-cell>
          <table:table-cell office:value-type="float" office:value="27.0938242884205" calcext:value-type="float">
            <text:p>27.0938242884205</text:p>
          </table:table-cell>
          <table:table-cell office:value-type="float" office:value="53.3739243521084" calcext:value-type="float">
            <text:p>53.3739243521084</text:p>
          </table:table-cell>
          <table:table-cell office:value-type="float" office:value="61.3935018502846" calcext:value-type="float">
            <text:p>61.3935018502846</text:p>
          </table:table-cell>
          <table:table-cell office:value-type="float" office:value="120.943137764002" calcext:value-type="float">
            <text:p>120.943137764002</text:p>
          </table:table-cell>
          <table:table-cell office:value-type="float" office:value="2.27311349947375" calcext:value-type="float">
            <text:p>2.27311349947375</text:p>
          </table:table-cell>
          <table:table-cell office:value-type="float" office:value="1.30579462787244" calcext:value-type="float">
            <text:p>1.30579462787244</text:p>
          </table:table-cell>
          <table:table-cell office:value-type="float" office:value="10.170415790159" calcext:value-type="float">
            <text:p>10.170415790159</text:p>
          </table:table-cell>
          <table:table-cell office:value-type="float" office:value="20.0353777021221" calcext:value-type="float">
            <text:p>20.0353777021221</text:p>
          </table:table-cell>
          <table:table-cell table:formula="of:=SUM([.E513:.P513])" office:value-type="float" office:value="1102.36753934987" calcext:value-type="float">
            <text:p>1102.367539349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22.3366213331345" calcext:value-type="float">
            <text:p>22.3366213331345</text:p>
          </table:table-cell>
          <table:table-cell office:value-type="float" office:value="1.80302575399597" calcext:value-type="float">
            <text:p>1.80302575399597</text:p>
          </table:table-cell>
          <table:table-cell office:value-type="float" office:value="0.057059332211072" calcext:value-type="float">
            <text:p>0.05705933221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956446267307" calcext:value-type="float">
            <text:p>2.66956446267307</text:p>
          </table:table-cell>
          <table:table-cell office:value-type="float" office:value="4.06996214401156" calcext:value-type="float">
            <text:p>4.06996214401156</text:p>
          </table:table-cell>
          <table:table-cell office:value-type="float" office:value="0.015150912593727" calcext:value-type="float">
            <text:p>0.015150912593727</text:p>
          </table:table-cell>
          <table:table-cell office:value-type="float" office:value="0.04157376700727" calcext:value-type="float">
            <text:p>0.04157376700727</text:p>
          </table:table-cell>
          <table:table-cell office:value-type="float" office:value="0.232183147821628" calcext:value-type="float">
            <text:p>0.232183147821628</text:p>
          </table:table-cell>
          <table:table-cell office:value-type="float" office:value="0.353981570898367" calcext:value-type="float">
            <text:p>0.353981570898367</text:p>
          </table:table-cell>
          <table:table-cell table:formula="of:=SUM([.E514:.P514])" office:value-type="float" office:value="31.5791224243472" calcext:value-type="float">
            <text:p>31.57912242434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856.785203984182" calcext:value-type="float">
            <text:p>856.785203984182</text:p>
          </table:table-cell>
          <table:table-cell office:value-type="float" office:value="2412.14310613449" calcext:value-type="float">
            <text:p>2412.14310613449</text:p>
          </table:table-cell>
          <table:table-cell office:value-type="float" office:value="216.925567410043" calcext:value-type="float">
            <text:p>216.925567410043</text:p>
          </table:table-cell>
          <table:table-cell office:value-type="float" office:value="16.8514062983931" calcext:value-type="float">
            <text:p>16.8514062983931</text:p>
          </table:table-cell>
          <table:table-cell office:value-type="float" office:value="74.3041065914725" calcext:value-type="float">
            <text:p>74.3041065914725</text:p>
          </table:table-cell>
          <table:table-cell office:value-type="float" office:value="82.4563353673398" calcext:value-type="float">
            <text:p>82.4563353673398</text:p>
          </table:table-cell>
          <table:table-cell office:value-type="float" office:value="209.108024887497" calcext:value-type="float">
            <text:p>209.108024887497</text:p>
          </table:table-cell>
          <table:table-cell office:value-type="float" office:value="232.050181599307" calcext:value-type="float">
            <text:p>232.050181599307</text:p>
          </table:table-cell>
          <table:table-cell office:value-type="float" office:value="4.1764825269486" calcext:value-type="float">
            <text:p>4.1764825269486</text:p>
          </table:table-cell>
          <table:table-cell office:value-type="float" office:value="7.21457314465455" calcext:value-type="float">
            <text:p>7.21457314465455</text:p>
          </table:table-cell>
          <table:table-cell office:value-type="float" office:value="21.3454527657232" calcext:value-type="float">
            <text:p>21.3454527657232</text:p>
          </table:table-cell>
          <table:table-cell office:value-type="float" office:value="23.6873558213292" calcext:value-type="float">
            <text:p>23.6873558213292</text:p>
          </table:table-cell>
          <table:table-cell table:formula="of:=SUM([.E515:.P515])" office:value-type="float" office:value="4157.04779653138" calcext:value-type="float">
            <text:p>4157.047796531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717.766562862326" calcext:value-type="float">
            <text:p>717.766562862326</text:p>
          </table:table-cell>
          <table:table-cell office:value-type="float" office:value="1943.59860241398" calcext:value-type="float">
            <text:p>1943.59860241398</text:p>
          </table:table-cell>
          <table:table-cell office:value-type="float" office:value="364.105693325455" calcext:value-type="float">
            <text:p>364.105693325455</text:p>
          </table:table-cell>
          <table:table-cell office:value-type="float" office:value="40.7742099391743" calcext:value-type="float">
            <text:p>40.7742099391743</text:p>
          </table:table-cell>
          <table:table-cell office:value-type="float" office:value="90.1970144005181" calcext:value-type="float">
            <text:p>90.1970144005181</text:p>
          </table:table-cell>
          <table:table-cell office:value-type="float" office:value="131.597547077032" calcext:value-type="float">
            <text:p>131.597547077032</text:p>
          </table:table-cell>
          <table:table-cell office:value-type="float" office:value="242.25473841655" calcext:value-type="float">
            <text:p>242.25473841655</text:p>
          </table:table-cell>
          <table:table-cell office:value-type="float" office:value="353.449940170336" calcext:value-type="float">
            <text:p>353.449940170336</text:p>
          </table:table-cell>
          <table:table-cell office:value-type="float" office:value="11.6075513600917" calcext:value-type="float">
            <text:p>11.6075513600917</text:p>
          </table:table-cell>
          <table:table-cell office:value-type="float" office:value="4.18535473866939" calcext:value-type="float">
            <text:p>4.18535473866939</text:p>
          </table:table-cell>
          <table:table-cell office:value-type="float" office:value="54.8477369682217" calcext:value-type="float">
            <text:p>54.8477369682217</text:p>
          </table:table-cell>
          <table:table-cell office:value-type="float" office:value="80.0229109102614" calcext:value-type="float">
            <text:p>80.0229109102614</text:p>
          </table:table-cell>
          <table:table-cell table:formula="of:=SUM([.E516:.P516])" office:value-type="float" office:value="4034.40786258262" calcext:value-type="float">
            <text:p>4034.407862582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49.959357606503" calcext:value-type="float">
            <text:p>149.959357606503</text:p>
          </table:table-cell>
          <table:table-cell office:value-type="float" office:value="17.670637651052" calcext:value-type="float">
            <text:p>17.670637651052</text:p>
          </table:table-cell>
          <table:table-cell office:value-type="float" office:value="3.31034386701549" calcext:value-type="float">
            <text:p>3.31034386701549</text:p>
          </table:table-cell>
          <table:table-cell office:value-type="float" office:value="0.370707336517519" calcext:value-type="float">
            <text:p>0.370707336517519</text:p>
          </table:table-cell>
          <table:table-cell office:value-type="float" office:value="10.6370002265204" calcext:value-type="float">
            <text:p>10.6370002265204</text:p>
          </table:table-cell>
          <table:table-cell office:value-type="float" office:value="12.1668273457866" calcext:value-type="float">
            <text:p>12.1668273457866</text:p>
          </table:table-cell>
          <table:table-cell office:value-type="float" office:value="1.24200384146994" calcext:value-type="float">
            <text:p>1.24200384146994</text:p>
          </table:table-cell>
          <table:table-cell office:value-type="float" office:value="1.42063043904923" calcext:value-type="float">
            <text:p>1.42063043904923</text:p>
          </table:table-cell>
          <table:table-cell office:value-type="float" office:value="0.105532504716488" calcext:value-type="float">
            <text:p>0.105532504716488</text:p>
          </table:table-cell>
          <table:table-cell office:value-type="float" office:value="0.016698629518281" calcext:value-type="float">
            <text:p>0.016698629518281</text:p>
          </table:table-cell>
          <table:table-cell office:value-type="float" office:value="0.281196147054503" calcext:value-type="float">
            <text:p>0.281196147054503</text:p>
          </table:table-cell>
          <table:table-cell office:value-type="float" office:value="0.321638140326685" calcext:value-type="float">
            <text:p>0.321638140326685</text:p>
          </table:table-cell>
          <table:table-cell table:formula="of:=SUM([.E517:.P517])" office:value-type="float" office:value="197.50257373553" calcext:value-type="float">
            <text:p>197.502573735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526.059473720797" calcext:value-type="float">
            <text:p>526.059473720797</text:p>
          </table:table-cell>
          <table:table-cell office:value-type="float" office:value="1006.49379017952" calcext:value-type="float">
            <text:p>1006.49379017952</text:p>
          </table:table-cell>
          <table:table-cell office:value-type="float" office:value="129.751601874158" calcext:value-type="float">
            <text:p>129.751601874158</text:p>
          </table:table-cell>
          <table:table-cell office:value-type="float" office:value="13.1679592252419" calcext:value-type="float">
            <text:p>13.1679592252419</text:p>
          </table:table-cell>
          <table:table-cell office:value-type="float" office:value="98.8141915553439" calcext:value-type="float">
            <text:p>98.8141915553439</text:p>
          </table:table-cell>
          <table:table-cell office:value-type="float" office:value="134.367438092363" calcext:value-type="float">
            <text:p>134.367438092363</text:p>
          </table:table-cell>
          <table:table-cell office:value-type="float" office:value="188.51452946509" calcext:value-type="float">
            <text:p>188.51452946509</text:p>
          </table:table-cell>
          <table:table-cell office:value-type="float" office:value="256.341867182351" calcext:value-type="float">
            <text:p>256.341867182351</text:p>
          </table:table-cell>
          <table:table-cell office:value-type="float" office:value="4.245162102027" calcext:value-type="float">
            <text:p>4.245162102027</text:p>
          </table:table-cell>
          <table:table-cell office:value-type="float" office:value="2.94260157859955" calcext:value-type="float">
            <text:p>2.94260157859955</text:p>
          </table:table-cell>
          <table:table-cell office:value-type="float" office:value="28.7396211319483" calcext:value-type="float">
            <text:p>28.7396211319483</text:p>
          </table:table-cell>
          <table:table-cell office:value-type="float" office:value="39.0801078515345" calcext:value-type="float">
            <text:p>39.0801078515345</text:p>
          </table:table-cell>
          <table:table-cell table:formula="of:=SUM([.E518:.P518])" office:value-type="float" office:value="2428.51834395897" calcext:value-type="float">
            <text:p>2428.518343958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51.908098552444" calcext:value-type="float">
            <text:p>51.908098552444</text:p>
          </table:table-cell>
          <table:table-cell office:value-type="float" office:value="1445.70964155578" calcext:value-type="float">
            <text:p>1445.70964155578</text:p>
          </table:table-cell>
          <table:table-cell office:value-type="float" office:value="103.501398888315" calcext:value-type="float">
            <text:p>103.501398888315</text:p>
          </table:table-cell>
          <table:table-cell office:value-type="float" office:value="10.8050881522872" calcext:value-type="float">
            <text:p>10.8050881522872</text:p>
          </table:table-cell>
          <table:table-cell office:value-type="float" office:value="3.14641506854318" calcext:value-type="float">
            <text:p>3.14641506854318</text:p>
          </table:table-cell>
          <table:table-cell office:value-type="float" office:value="3.88475441670928" calcext:value-type="float">
            <text:p>3.88475441670928</text:p>
          </table:table-cell>
          <table:table-cell office:value-type="float" office:value="87.4342141143267" calcext:value-type="float">
            <text:p>87.4342141143267</text:p>
          </table:table-cell>
          <table:table-cell office:value-type="float" office:value="107.951570931613" calcext:value-type="float">
            <text:p>107.951570931613</text:p>
          </table:table-cell>
          <table:table-cell office:value-type="float" office:value="3.43704173359905" calcext:value-type="float">
            <text:p>3.43704173359905</text:p>
          </table:table-cell>
          <table:table-cell office:value-type="float" office:value="1.71167276443786" calcext:value-type="float">
            <text:p>1.71167276443786</text:p>
          </table:table-cell>
          <table:table-cell office:value-type="float" office:value="7.43842395949551" calcext:value-type="float">
            <text:p>7.43842395949551</text:p>
          </table:table-cell>
          <table:table-cell office:value-type="float" office:value="9.18392828044317" calcext:value-type="float">
            <text:p>9.18392828044317</text:p>
          </table:table-cell>
          <table:table-cell table:formula="of:=SUM([.E519:.P519])" office:value-type="float" office:value="1836.11224841799" calcext:value-type="float">
            <text:p>1836.112248417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3315.50586585029" calcext:value-type="float">
            <text:p>3315.50586585029</text:p>
          </table:table-cell>
          <table:table-cell office:value-type="float" office:value="1075.04115615085" calcext:value-type="float">
            <text:p>1075.04115615085</text:p>
          </table:table-cell>
          <table:table-cell office:value-type="float" office:value="113.027693191613" calcext:value-type="float">
            <text:p>113.027693191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.293798411335" calcext:value-type="float">
            <text:p>388.293798411335</text:p>
          </table:table-cell>
          <table:table-cell office:value-type="float" office:value="352.050563956085" calcext:value-type="float">
            <text:p>352.050563956085</text:p>
          </table:table-cell>
          <table:table-cell office:value-type="float" office:value="48.0750527863567" calcext:value-type="float">
            <text:p>48.0750527863567</text:p>
          </table:table-cell>
          <table:table-cell office:value-type="float" office:value="9.20960146215362" calcext:value-type="float">
            <text:p>9.20960146215362</text:p>
          </table:table-cell>
          <table:table-cell office:value-type="float" office:value="154.122850420359" calcext:value-type="float">
            <text:p>154.122850420359</text:p>
          </table:table-cell>
          <table:table-cell office:value-type="float" office:value="139.737066703105" calcext:value-type="float">
            <text:p>139.737066703105</text:p>
          </table:table-cell>
          <table:table-cell table:formula="of:=SUM([.E520:.P520])" office:value-type="float" office:value="5595.06364893215" calcext:value-type="float">
            <text:p>5595.063648932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64.921313955334" calcext:value-type="float">
            <text:p>464.921313955334</text:p>
          </table:table-cell>
          <table:table-cell office:value-type="float" office:value="2585.75485131682" calcext:value-type="float">
            <text:p>2585.75485131682</text:p>
          </table:table-cell>
          <table:table-cell office:value-type="float" office:value="431.038492089631" calcext:value-type="float">
            <text:p>431.038492089631</text:p>
          </table:table-cell>
          <table:table-cell office:value-type="float" office:value="40.9262505740472" calcext:value-type="float">
            <text:p>40.9262505740472</text:p>
          </table:table-cell>
          <table:table-cell office:value-type="float" office:value="97.0576100392518" calcext:value-type="float">
            <text:p>97.0576100392518</text:p>
          </table:table-cell>
          <table:table-cell office:value-type="float" office:value="88.8004448430764" calcext:value-type="float">
            <text:p>88.8004448430764</text:p>
          </table:table-cell>
          <table:table-cell office:value-type="float" office:value="537.90787140853" calcext:value-type="float">
            <text:p>537.90787140853</text:p>
          </table:table-cell>
          <table:table-cell office:value-type="float" office:value="492.1454200897" calcext:value-type="float">
            <text:p>492.1454200897</text:p>
          </table:table-cell>
          <table:table-cell office:value-type="float" office:value="16.1542295793022" calcext:value-type="float">
            <text:p>16.1542295793022</text:p>
          </table:table-cell>
          <table:table-cell office:value-type="float" office:value="10.0801379884048" calcext:value-type="float">
            <text:p>10.0801379884048</text:p>
          </table:table-cell>
          <table:table-cell office:value-type="float" office:value="105.902579939605" calcext:value-type="float">
            <text:p>105.902579939605</text:p>
          </table:table-cell>
          <table:table-cell office:value-type="float" office:value="96.8929299295867" calcext:value-type="float">
            <text:p>96.8929299295867</text:p>
          </table:table-cell>
          <table:table-cell table:formula="of:=SUM([.E521:.P521])" office:value-type="float" office:value="4967.58213175329" calcext:value-type="float">
            <text:p>4967.582131753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9259.56436287134" calcext:value-type="float">
            <text:p>9259.56436287134</text:p>
          </table:table-cell>
          <table:table-cell office:value-type="float" office:value="848.940198365432" calcext:value-type="float">
            <text:p>848.940198365432</text:p>
          </table:table-cell>
          <table:table-cell office:value-type="float" office:value="167.707836190956" calcext:value-type="float">
            <text:p>167.707836190956</text:p>
          </table:table-cell>
          <table:table-cell office:value-type="float" office:value="11.6721597924005" calcext:value-type="float">
            <text:p>11.6721597924005</text:p>
          </table:table-cell>
          <table:table-cell office:value-type="float" office:value="13394.4677114018" calcext:value-type="float">
            <text:p>13394.4677114018</text:p>
          </table:table-cell>
          <table:table-cell office:value-type="float" office:value="9939.27132255451" calcext:value-type="float">
            <text:p>9939.27132255451</text:p>
          </table:table-cell>
          <table:table-cell office:value-type="float" office:value="1230.87841708367" calcext:value-type="float">
            <text:p>1230.87841708367</text:p>
          </table:table-cell>
          <table:table-cell office:value-type="float" office:value="913.364742524038" calcext:value-type="float">
            <text:p>913.364742524038</text:p>
          </table:table-cell>
          <table:table-cell office:value-type="float" office:value="8.99401224597371" calcext:value-type="float">
            <text:p>8.99401224597371</text:p>
          </table:table-cell>
          <table:table-cell office:value-type="float" office:value="10.1223217528582" calcext:value-type="float">
            <text:p>10.1223217528582</text:p>
          </table:table-cell>
          <table:table-cell office:value-type="float" office:value="284.295970056115" calcext:value-type="float">
            <text:p>284.295970056115</text:p>
          </table:table-cell>
          <table:table-cell office:value-type="float" office:value="210.959841270232" calcext:value-type="float">
            <text:p>210.959841270232</text:p>
          </table:table-cell>
          <table:table-cell table:formula="of:=SUM([.E522:.P522])" office:value-type="float" office:value="36280.2388961093" calcext:value-type="float">
            <text:p>36280.23889610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074.11741368998" calcext:value-type="float">
            <text:p>4074.11741368998</text:p>
          </table:table-cell>
          <table:table-cell office:value-type="float" office:value="3149.74872646082" calcext:value-type="float">
            <text:p>3149.74872646082</text:p>
          </table:table-cell>
          <table:table-cell office:value-type="float" office:value="461.450788008598" calcext:value-type="float">
            <text:p>461.450788008598</text:p>
          </table:table-cell>
          <table:table-cell office:value-type="float" office:value="42.030985393073" calcext:value-type="float">
            <text:p>42.030985393073</text:p>
          </table:table-cell>
          <table:table-cell office:value-type="float" office:value="1822.36115748814" calcext:value-type="float">
            <text:p>1822.36115748814</text:p>
          </table:table-cell>
          <table:table-cell office:value-type="float" office:value="1527.50995071232" calcext:value-type="float">
            <text:p>1527.50995071232</text:p>
          </table:table-cell>
          <table:table-cell office:value-type="float" office:value="1407.60235832944" calcext:value-type="float">
            <text:p>1407.60235832944</text:p>
          </table:table-cell>
          <table:table-cell office:value-type="float" office:value="1179.8575711293" calcext:value-type="float">
            <text:p>1179.8575711293</text:p>
          </table:table-cell>
          <table:table-cell office:value-type="float" office:value="21.5445053717908" calcext:value-type="float">
            <text:p>21.5445053717908</text:p>
          </table:table-cell>
          <table:table-cell office:value-type="float" office:value="18.4277727562214" calcext:value-type="float">
            <text:p>18.4277727562214</text:p>
          </table:table-cell>
          <table:table-cell office:value-type="float" office:value="244.374893656886" calcext:value-type="float">
            <text:p>244.374893656886</text:p>
          </table:table-cell>
          <table:table-cell office:value-type="float" office:value="204.835951551819" calcext:value-type="float">
            <text:p>204.835951551819</text:p>
          </table:table-cell>
          <table:table-cell table:formula="of:=SUM([.E523:.P523])" office:value-type="float" office:value="14153.8620745484" calcext:value-type="float">
            <text:p>14153.86207454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3194.76352670414" calcext:value-type="float">
            <text:p>3194.76352670414</text:p>
          </table:table-cell>
          <table:table-cell office:value-type="float" office:value="2738.27751651651" calcext:value-type="float">
            <text:p>2738.27751651651</text:p>
          </table:table-cell>
          <table:table-cell office:value-type="float" office:value="546.806176523339" calcext:value-type="float">
            <text:p>546.806176523339</text:p>
          </table:table-cell>
          <table:table-cell office:value-type="float" office:value="53.9571363270619" calcext:value-type="float">
            <text:p>53.9571363270619</text:p>
          </table:table-cell>
          <table:table-cell office:value-type="float" office:value="793.14004160173" calcext:value-type="float">
            <text:p>793.14004160173</text:p>
          </table:table-cell>
          <table:table-cell office:value-type="float" office:value="766.047086315191" calcext:value-type="float">
            <text:p>766.047086315191</text:p>
          </table:table-cell>
          <table:table-cell office:value-type="float" office:value="677.087914246817" calcext:value-type="float">
            <text:p>677.087914246817</text:p>
          </table:table-cell>
          <table:table-cell office:value-type="float" office:value="653.959195958053" calcext:value-type="float">
            <text:p>653.959195958053</text:p>
          </table:table-cell>
          <table:table-cell office:value-type="float" office:value="16.2500827074203" calcext:value-type="float">
            <text:p>16.2500827074203</text:p>
          </table:table-cell>
          <table:table-cell office:value-type="float" office:value="13.0982163558728" calcext:value-type="float">
            <text:p>13.0982163558728</text:p>
          </table:table-cell>
          <table:table-cell office:value-type="float" office:value="159.156856648663" calcext:value-type="float">
            <text:p>159.156856648663</text:p>
          </table:table-cell>
          <table:table-cell office:value-type="float" office:value="153.720200604896" calcext:value-type="float">
            <text:p>153.720200604896</text:p>
          </table:table-cell>
          <table:table-cell table:formula="of:=SUM([.E524:.P524])" office:value-type="float" office:value="9766.26395050969" calcext:value-type="float">
            <text:p>9766.263950509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9740.74658184527" calcext:value-type="float">
            <text:p>9740.74658184527</text:p>
          </table:table-cell>
          <table:table-cell office:value-type="float" office:value="4772.85062468422" calcext:value-type="float">
            <text:p>4772.85062468422</text:p>
          </table:table-cell>
          <table:table-cell office:value-type="float" office:value="984.105965918526" calcext:value-type="float">
            <text:p>984.105965918526</text:p>
          </table:table-cell>
          <table:table-cell office:value-type="float" office:value="108.375549107685" calcext:value-type="float">
            <text:p>108.375549107685</text:p>
          </table:table-cell>
          <table:table-cell office:value-type="float" office:value="3319.04591914238" calcext:value-type="float">
            <text:p>3319.04591914238</text:p>
          </table:table-cell>
          <table:table-cell office:value-type="float" office:value="3073.17574952718" calcext:value-type="float">
            <text:p>3073.17574952718</text:p>
          </table:table-cell>
          <table:table-cell office:value-type="float" office:value="1621.50348066146" calcext:value-type="float">
            <text:p>1621.50348066146</text:p>
          </table:table-cell>
          <table:table-cell office:value-type="float" office:value="1501.38482441675" calcext:value-type="float">
            <text:p>1501.38482441675</text:p>
          </table:table-cell>
          <table:table-cell office:value-type="float" office:value="37.6206836696996" calcext:value-type="float">
            <text:p>37.6206836696996</text:p>
          </table:table-cell>
          <table:table-cell office:value-type="float" office:value="40.712168794031" calcext:value-type="float">
            <text:p>40.712168794031</text:p>
          </table:table-cell>
          <table:table-cell office:value-type="float" office:value="403.731122381455" calcext:value-type="float">
            <text:p>403.731122381455</text:p>
          </table:table-cell>
          <table:table-cell office:value-type="float" office:value="373.823298881227" calcext:value-type="float">
            <text:p>373.823298881227</text:p>
          </table:table-cell>
          <table:table-cell table:formula="of:=SUM([.E525:.P525])" office:value-type="float" office:value="25977.0759690299" calcext:value-type="float">
            <text:p>25977.07596902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08.287367340847" calcext:value-type="float">
            <text:p>408.287367340847</text:p>
          </table:table-cell>
          <table:table-cell office:value-type="float" office:value="433.511798823466" calcext:value-type="float">
            <text:p>433.511798823466</text:p>
          </table:table-cell>
          <table:table-cell office:value-type="float" office:value="171.455602879656" calcext:value-type="float">
            <text:p>171.455602879656</text:p>
          </table:table-cell>
          <table:table-cell office:value-type="float" office:value="2.32809590955399" calcext:value-type="float">
            <text:p>2.32809590955399</text:p>
          </table:table-cell>
          <table:table-cell office:value-type="float" office:value="80.6319842803022" calcext:value-type="float">
            <text:p>80.6319842803022</text:p>
          </table:table-cell>
          <table:table-cell office:value-type="float" office:value="89.0073188501345" calcext:value-type="float">
            <text:p>89.0073188501345</text:p>
          </table:table-cell>
          <table:table-cell office:value-type="float" office:value="85.196005047418" calcext:value-type="float">
            <text:p>85.196005047418</text:p>
          </table:table-cell>
          <table:table-cell office:value-type="float" office:value="94.0454095691366" calcext:value-type="float">
            <text:p>94.0454095691366</text:p>
          </table:table-cell>
          <table:table-cell office:value-type="float" office:value="0.755109230310927" calcext:value-type="float">
            <text:p>0.755109230310927</text:p>
          </table:table-cell>
          <table:table-cell office:value-type="float" office:value="1.92697305151726" calcext:value-type="float">
            <text:p>1.92697305151726</text:p>
          </table:table-cell>
          <table:table-cell office:value-type="float" office:value="35.2674394958728" calcext:value-type="float">
            <text:p>35.2674394958728</text:p>
          </table:table-cell>
          <table:table-cell office:value-type="float" office:value="38.9307079598167" calcext:value-type="float">
            <text:p>38.9307079598167</text:p>
          </table:table-cell>
          <table:table-cell table:formula="of:=SUM([.E526:.P526])" office:value-type="float" office:value="1441.34381243803" calcext:value-type="float">
            <text:p>1441.343812438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4114.61070784764" calcext:value-type="float">
            <text:p>4114.61070784764</text:p>
          </table:table-cell>
          <table:table-cell office:value-type="float" office:value="571.29747449531" calcext:value-type="float">
            <text:p>571.29747449531</text:p>
          </table:table-cell>
          <table:table-cell office:value-type="float" office:value="37.9914889734805" calcext:value-type="float">
            <text:p>37.9914889734805</text:p>
          </table:table-cell>
          <table:table-cell office:value-type="float" office:value="3.4255412184822" calcext:value-type="float">
            <text:p>3.4255412184822</text:p>
          </table:table-cell>
          <table:table-cell office:value-type="float" office:value="940.992046870375" calcext:value-type="float">
            <text:p>940.992046870375</text:p>
          </table:table-cell>
          <table:table-cell office:value-type="float" office:value="878.815026359254" calcext:value-type="float">
            <text:p>878.815026359254</text:p>
          </table:table-cell>
          <table:table-cell office:value-type="float" office:value="130.673632128713" calcext:value-type="float">
            <text:p>130.673632128713</text:p>
          </table:table-cell>
          <table:table-cell office:value-type="float" office:value="122.039237043067" calcext:value-type="float">
            <text:p>122.039237043067</text:p>
          </table:table-cell>
          <table:table-cell office:value-type="float" office:value="0.966899691245988" calcext:value-type="float">
            <text:p>0.966899691245988</text:p>
          </table:table-cell>
          <table:table-cell office:value-type="float" office:value="1.4682359415104" calcext:value-type="float">
            <text:p>1.4682359415104</text:p>
          </table:table-cell>
          <table:table-cell office:value-type="float" office:value="10.008186948921" calcext:value-type="float">
            <text:p>10.008186948921</text:p>
          </table:table-cell>
          <table:table-cell office:value-type="float" office:value="9.34688566877544" calcext:value-type="float">
            <text:p>9.34688566877544</text:p>
          </table:table-cell>
          <table:table-cell table:formula="of:=SUM([.E527:.P527])" office:value-type="float" office:value="6821.63536318678" calcext:value-type="float">
            <text:p>6821.63536318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28:.P52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5.69376487773276" calcext:value-type="float">
            <text:p>5.69376487773276</text:p>
          </table:table-cell>
          <table:table-cell office:value-type="float" office:value="36.6220675988153" calcext:value-type="float">
            <text:p>36.6220675988153</text:p>
          </table:table-cell>
          <table:table-cell office:value-type="float" office:value="2.83865791776" calcext:value-type="float">
            <text:p>2.83865791776</text:p>
          </table:table-cell>
          <table:table-cell office:value-type="float" office:value="0.255612244741553" calcext:value-type="float">
            <text:p>0.255612244741553</text:p>
          </table:table-cell>
          <table:table-cell office:value-type="float" office:value="0.498744002660684" calcext:value-type="float">
            <text:p>0.498744002660684</text:p>
          </table:table-cell>
          <table:table-cell office:value-type="float" office:value="0.622403665022404" calcext:value-type="float">
            <text:p>0.622403665022404</text:p>
          </table:table-cell>
          <table:table-cell office:value-type="float" office:value="3.20225990614188" calcext:value-type="float">
            <text:p>3.20225990614188</text:p>
          </table:table-cell>
          <table:table-cell office:value-type="float" office:value="3.99623512524318" calcext:value-type="float">
            <text:p>3.99623512524318</text:p>
          </table:table-cell>
          <table:table-cell office:value-type="float" office:value="0.077122179005355" calcext:value-type="float">
            <text:p>0.077122179005355</text:p>
          </table:table-cell>
          <table:table-cell office:value-type="float" office:value="0.065602295891554" calcext:value-type="float">
            <text:p>0.065602295891554</text:p>
          </table:table-cell>
          <table:table-cell office:value-type="float" office:value="0.289185327175619" calcext:value-type="float">
            <text:p>0.289185327175619</text:p>
          </table:table-cell>
          <table:table-cell office:value-type="float" office:value="0.360886560128249" calcext:value-type="float">
            <text:p>0.360886560128249</text:p>
          </table:table-cell>
          <table:table-cell table:formula="of:=SUM([.E529:.P529])" office:value-type="float" office:value="54.5225417003186" calcext:value-type="float">
            <text:p>54.522541700318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30:.P53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31:.P53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.00000000000204465186216621" calcext:value-type="float">
            <text:p>2.04465186216621E-12</text:p>
          </table:table-cell>
          <table:table-cell office:value-type="float" office:value="0.00000000000157511261558333" calcext:value-type="float">
            <text:p>1.57511261558333E-12</text:p>
          </table:table-cell>
          <table:table-cell office:value-type="float" office:value="0.000000000000293207383627098" calcext:value-type="float">
            <text:p>2.93207383627098E-13</text:p>
          </table:table-cell>
          <table:table-cell office:value-type="float" office:value="0.0000000000000300024715052885" calcext:value-type="float">
            <text:p>3.00024715052885E-14</text:p>
          </table:table-cell>
          <table:table-cell office:value-type="float" office:value="0.00000000000015715095980702" calcext:value-type="float">
            <text:p>1.5715095980702E-13</text:p>
          </table:table-cell>
          <table:table-cell office:value-type="float" office:value="0.000000000000147418741643284" calcext:value-type="float">
            <text:p>1.47418741643284E-13</text:p>
          </table:table-cell>
          <table:table-cell office:value-type="float" office:value="0.000000000000120180017979261" calcext:value-type="float">
            <text:p>1.20180017979261E-13</text:p>
          </table:table-cell>
          <table:table-cell office:value-type="float" office:value="0.000000000000112737377124046" calcext:value-type="float">
            <text:p>1.12737377124046E-13</text:p>
          </table:table-cell>
          <table:table-cell office:value-type="float" office:value="0.0000000000000100191748349464" calcext:value-type="float">
            <text:p>1.00191748349464E-14</text:p>
          </table:table-cell>
          <table:table-cell office:value-type="float" office:value="2.18560089373435E-015" calcext:value-type="float">
            <text:p>2.18560089373435E-15</text:p>
          </table:table-cell>
          <table:table-cell office:value-type="float" office:value="0.0000000000000266621883013282" calcext:value-type="float">
            <text:p>2.66621883013282E-14</text:p>
          </table:table-cell>
          <table:table-cell office:value-type="float" office:value="0.0000000000000250110228640328" calcext:value-type="float">
            <text:p>2.50110228640328E-14</text:p>
          </table:table-cell>
          <table:table-cell table:formula="of:=SUM([.E532:.P532])" office:value-type="float" office:value="0.00000000000454433941632958" calcext:value-type="float">
            <text:p>4.54433941632958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67.238362566973" calcext:value-type="float">
            <text:p>167.238362566973</text:p>
          </table:table-cell>
          <table:table-cell office:value-type="float" office:value="128.914547629384" calcext:value-type="float">
            <text:p>128.914547629384</text:p>
          </table:table-cell>
          <table:table-cell office:value-type="float" office:value="23.9974569741378" calcext:value-type="float">
            <text:p>23.9974569741378</text:p>
          </table:table-cell>
          <table:table-cell office:value-type="float" office:value="2.45554191084638" calcext:value-type="float">
            <text:p>2.45554191084638</text:p>
          </table:table-cell>
          <table:table-cell office:value-type="float" office:value="5.90049302990063" calcext:value-type="float">
            <text:p>5.90049302990063</text:p>
          </table:table-cell>
          <table:table-cell office:value-type="float" office:value="5.8074732546667" calcext:value-type="float">
            <text:p>5.8074732546667</text:p>
          </table:table-cell>
          <table:table-cell office:value-type="float" office:value="4.51235779463743" calcext:value-type="float">
            <text:p>4.51235779463743</text:p>
          </table:table-cell>
          <table:table-cell office:value-type="float" office:value="4.44122161911697" calcext:value-type="float">
            <text:p>4.44122161911697</text:p>
          </table:table-cell>
          <table:table-cell office:value-type="float" office:value="0.820015901522371" calcext:value-type="float">
            <text:p>0.820015901522371</text:p>
          </table:table-cell>
          <table:table-cell office:value-type="float" office:value="0.080335433692635" calcext:value-type="float">
            <text:p>0.080335433692635</text:p>
          </table:table-cell>
          <table:table-cell office:value-type="float" office:value="1.00107601268915" calcext:value-type="float">
            <text:p>1.00107601268915</text:p>
          </table:table-cell>
          <table:table-cell office:value-type="float" office:value="0.985294303394599" calcext:value-type="float">
            <text:p>0.985294303394599</text:p>
          </table:table-cell>
          <table:table-cell table:formula="of:=SUM([.E533:.P533])" office:value-type="float" office:value="346.154176430962" calcext:value-type="float">
            <text:p>346.1541764309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275.2176775892" calcext:value-type="float">
            <text:p>1275.2176775892</text:p>
          </table:table-cell>
          <table:table-cell office:value-type="float" office:value="983.150902704988" calcext:value-type="float">
            <text:p>983.150902704988</text:p>
          </table:table-cell>
          <table:table-cell office:value-type="float" office:value="183.013646796291" calcext:value-type="float">
            <text:p>183.013646796291</text:p>
          </table:table-cell>
          <table:table-cell office:value-type="float" office:value="18.7268876218614" calcext:value-type="float">
            <text:p>18.7268876218614</text:p>
          </table:table-cell>
          <table:table-cell office:value-type="float" office:value="30.8867869992474" calcext:value-type="float">
            <text:p>30.8867869992474</text:p>
          </table:table-cell>
          <table:table-cell office:value-type="float" office:value="30.4549783115028" calcext:value-type="float">
            <text:p>30.4549783115028</text:p>
          </table:table-cell>
          <table:table-cell office:value-type="float" office:value="23.6204387262376" calcext:value-type="float">
            <text:p>23.6204387262376</text:p>
          </table:table-cell>
          <table:table-cell office:value-type="float" office:value="23.290216270578" calcext:value-type="float">
            <text:p>23.290216270578</text:p>
          </table:table-cell>
          <table:table-cell office:value-type="float" office:value="6.25375016737371" calcext:value-type="float">
            <text:p>6.25375016737371</text:p>
          </table:table-cell>
          <table:table-cell office:value-type="float" office:value="0.421046190691049" calcext:value-type="float">
            <text:p>0.421046190691049</text:p>
          </table:table-cell>
          <table:table-cell office:value-type="float" office:value="5.24024372493945" calcext:value-type="float">
            <text:p>5.24024372493945</text:p>
          </table:table-cell>
          <table:table-cell office:value-type="float" office:value="5.16698318261165" calcext:value-type="float">
            <text:p>5.16698318261165</text:p>
          </table:table-cell>
          <table:table-cell table:formula="of:=SUM([.E534:.P534])" office:value-type="float" office:value="2585.44355828552" calcext:value-type="float">
            <text:p>2585.443558285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125.5984079" calcext:value-type="float">
            <text:p>1125.5984079</text:p>
          </table:table-cell>
          <table:table-cell office:value-type="float" office:value="867.821791618198" calcext:value-type="float">
            <text:p>867.821791618198</text:p>
          </table:table-cell>
          <table:table-cell office:value-type="float" office:value="161.545120302854" calcext:value-type="float">
            <text:p>161.545120302854</text:p>
          </table:table-cell>
          <table:table-cell office:value-type="float" office:value="16.5301187464941" calcext:value-type="float">
            <text:p>16.5301187464941</text:p>
          </table:table-cell>
          <table:table-cell office:value-type="float" office:value="25.2728879477966" calcext:value-type="float">
            <text:p>25.2728879477966</text:p>
          </table:table-cell>
          <table:table-cell office:value-type="float" office:value="24.9152466520998" calcext:value-type="float">
            <text:p>24.9152466520998</text:p>
          </table:table-cell>
          <table:table-cell office:value-type="float" office:value="19.3272515273454" calcext:value-type="float">
            <text:p>19.3272515273454</text:p>
          </table:table-cell>
          <table:table-cell office:value-type="float" office:value="19.0537480285457" calcext:value-type="float">
            <text:p>19.0537480285457</text:p>
          </table:table-cell>
          <table:table-cell office:value-type="float" office:value="5.52015022276938" calcext:value-type="float">
            <text:p>5.52015022276938</text:p>
          </table:table-cell>
          <table:table-cell office:value-type="float" office:value="0.344474303668666" calcext:value-type="float">
            <text:p>0.344474303668666</text:p>
          </table:table-cell>
          <table:table-cell office:value-type="float" office:value="4.28779116723166" calcext:value-type="float">
            <text:p>4.28779116723166</text:p>
          </table:table-cell>
          <table:table-cell office:value-type="float" office:value="4.22711384409022" calcext:value-type="float">
            <text:p>4.22711384409022</text:p>
          </table:table-cell>
          <table:table-cell table:formula="of:=SUM([.E535:.P535])" office:value-type="float" office:value="2274.44410226109" calcext:value-type="float">
            <text:p>2274.444102261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793.976546485008" calcext:value-type="float">
            <text:p>793.976546485008</text:p>
          </table:table-cell>
          <table:table-cell office:value-type="float" office:value="610.987020112732" calcext:value-type="float">
            <text:p>610.987020112732</text:p>
          </table:table-cell>
          <table:table-cell office:value-type="float" office:value="113.735299828721" calcext:value-type="float">
            <text:p>113.735299828721</text:p>
          </table:table-cell>
          <table:table-cell office:value-type="float" office:value="11.6379746309406" calcext:value-type="float">
            <text:p>11.6379746309406</text:p>
          </table:table-cell>
          <table:table-cell office:value-type="float" office:value="57.8547625875414" calcext:value-type="float">
            <text:p>57.8547625875414</text:p>
          </table:table-cell>
          <table:table-cell office:value-type="float" office:value="59.2641629824466" calcext:value-type="float">
            <text:p>59.2641629824466</text:p>
          </table:table-cell>
          <table:table-cell office:value-type="float" office:value="44.2439958145645" calcext:value-type="float">
            <text:p>44.2439958145645</text:p>
          </table:table-cell>
          <table:table-cell office:value-type="float" office:value="45.3218241969535" calcext:value-type="float">
            <text:p>45.3218241969535</text:p>
          </table:table-cell>
          <table:table-cell office:value-type="float" office:value="3.88644323956818" calcext:value-type="float">
            <text:p>3.88644323956818</text:p>
          </table:table-cell>
          <table:table-cell office:value-type="float" office:value="1.64671268984683" calcext:value-type="float">
            <text:p>1.64671268984683</text:p>
          </table:table-cell>
          <table:table-cell office:value-type="float" office:value="9.81562299162462" calcext:value-type="float">
            <text:p>9.81562299162462</text:p>
          </table:table-cell>
          <table:table-cell office:value-type="float" office:value="10.0547414721422" calcext:value-type="float">
            <text:p>10.0547414721422</text:p>
          </table:table-cell>
          <table:table-cell table:formula="of:=SUM([.E536:.P536])" office:value-type="float" office:value="1762.42510703209" calcext:value-type="float">
            <text:p>1762.425107032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8.1599629688117" calcext:value-type="float">
            <text:p>18.1599629688117</text:p>
          </table:table-cell>
          <table:table-cell office:value-type="float" office:value="13.9916328261701" calcext:value-type="float">
            <text:p>13.9916328261701</text:p>
          </table:table-cell>
          <table:table-cell office:value-type="float" office:value="2.60454396279026" calcext:value-type="float">
            <text:p>2.60454396279026</text:p>
          </table:table-cell>
          <table:table-cell office:value-type="float" office:value="0.266510191732647" calcext:value-type="float">
            <text:p>0.266510191732647</text:p>
          </table:table-cell>
          <table:table-cell office:value-type="float" office:value="1.97280778670236" calcext:value-type="float">
            <text:p>1.97280778670236</text:p>
          </table:table-cell>
          <table:table-cell office:value-type="float" office:value="1.35208440852052" calcext:value-type="float">
            <text:p>1.35208440852052</text:p>
          </table:table-cell>
          <table:table-cell office:value-type="float" office:value="1.50868996006554" calcext:value-type="float">
            <text:p>1.50868996006554</text:p>
          </table:table-cell>
          <table:table-cell office:value-type="float" office:value="1.03399641163512" calcext:value-type="float">
            <text:p>1.03399641163512</text:p>
          </table:table-cell>
          <table:table-cell office:value-type="float" office:value="0.088999741431096" calcext:value-type="float">
            <text:p>0.088999741431096</text:p>
          </table:table-cell>
          <table:table-cell office:value-type="float" office:value="0.01702305596903" calcext:value-type="float">
            <text:p>0.01702305596903</text:p>
          </table:table-cell>
          <table:table-cell office:value-type="float" office:value="0.334706022514761" calcext:value-type="float">
            <text:p>0.334706022514761</text:p>
          </table:table-cell>
          <table:table-cell office:value-type="float" office:value="0.229394266147228" calcext:value-type="float">
            <text:p>0.229394266147228</text:p>
          </table:table-cell>
          <table:table-cell table:formula="of:=SUM([.E537:.P537])" office:value-type="float" office:value="41.5603516024904" calcext:value-type="float">
            <text:p>41.56035160249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79.2264597228521" calcext:value-type="float">
            <text:p>79.2264597228521</text:p>
          </table:table-cell>
          <table:table-cell office:value-type="float" office:value="135.194877354681" calcext:value-type="float">
            <text:p>135.194877354681</text:p>
          </table:table-cell>
          <table:table-cell office:value-type="float" office:value="13.5009516162855" calcext:value-type="float">
            <text:p>13.5009516162855</text:p>
          </table:table-cell>
          <table:table-cell office:value-type="float" office:value="0.908893838267482" calcext:value-type="float">
            <text:p>0.908893838267482</text:p>
          </table:table-cell>
          <table:table-cell office:value-type="float" office:value="9.56111027595053" calcext:value-type="float">
            <text:p>9.56111027595053</text:p>
          </table:table-cell>
          <table:table-cell office:value-type="float" office:value="9.21181625075051" calcext:value-type="float">
            <text:p>9.21181625075051</text:p>
          </table:table-cell>
          <table:table-cell office:value-type="float" office:value="16.2966270101014" calcext:value-type="float">
            <text:p>16.2966270101014</text:p>
          </table:table-cell>
          <table:table-cell office:value-type="float" office:value="15.7012657726247" calcext:value-type="float">
            <text:p>15.7012657726247</text:p>
          </table:table-cell>
          <table:table-cell office:value-type="float" office:value="0.294789144729138" calcext:value-type="float">
            <text:p>0.294789144729138</text:p>
          </table:table-cell>
          <table:table-cell office:value-type="float" office:value="0.416845200365248" calcext:value-type="float">
            <text:p>0.416845200365248</text:p>
          </table:table-cell>
          <table:table-cell office:value-type="float" office:value="1.84366692779819" calcext:value-type="float">
            <text:p>1.84366692779819</text:p>
          </table:table-cell>
          <table:table-cell office:value-type="float" office:value="1.7763126327684" calcext:value-type="float">
            <text:p>1.7763126327684</text:p>
          </table:table-cell>
          <table:table-cell table:formula="of:=SUM([.E538:.P538])" office:value-type="float" office:value="283.933615747174" calcext:value-type="float">
            <text:p>283.933615747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37.2652812667704" calcext:value-type="float">
            <text:p>37.2652812667704</text:p>
          </table:table-cell>
          <table:table-cell office:value-type="float" office:value="28.7075192737146" calcext:value-type="float">
            <text:p>28.7075192737146</text:p>
          </table:table-cell>
          <table:table-cell office:value-type="float" office:value="5.34390781547583" calcext:value-type="float">
            <text:p>5.34390781547583</text:p>
          </table:table-cell>
          <table:table-cell office:value-type="float" office:value="0.546815840642713" calcext:value-type="float">
            <text:p>0.546815840642713</text:p>
          </table:table-cell>
          <table:table-cell office:value-type="float" office:value="2.56249282816186" calcext:value-type="float">
            <text:p>2.56249282816186</text:p>
          </table:table-cell>
          <table:table-cell office:value-type="float" office:value="2.43279423195518" calcext:value-type="float">
            <text:p>2.43279423195518</text:p>
          </table:table-cell>
          <table:table-cell office:value-type="float" office:value="1.95964717325552" calcext:value-type="float">
            <text:p>1.95964717325552</text:p>
          </table:table-cell>
          <table:table-cell office:value-type="float" office:value="1.86046114446419" calcext:value-type="float">
            <text:p>1.86046114446419</text:p>
          </table:table-cell>
          <table:table-cell office:value-type="float" office:value="0.182606406573933" calcext:value-type="float">
            <text:p>0.182606406573933</text:p>
          </table:table-cell>
          <table:table-cell office:value-type="float" office:value="0.039912341402388" calcext:value-type="float">
            <text:p>0.039912341402388</text:p>
          </table:table-cell>
          <table:table-cell office:value-type="float" office:value="0.434751823273321" calcext:value-type="float">
            <text:p>0.434751823273321</text:p>
          </table:table-cell>
          <table:table-cell office:value-type="float" office:value="0.412747195374599" calcext:value-type="float">
            <text:p>0.412747195374599</text:p>
          </table:table-cell>
          <table:table-cell table:formula="of:=SUM([.E539:.P539])" office:value-type="float" office:value="81.7489373410645" calcext:value-type="float">
            <text:p>81.74893734106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0:.P54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1:.P54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2:.P54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.917076625657223" calcext:value-type="float">
            <text:p>0.917076625657223</text:p>
          </table:table-cell>
          <table:table-cell office:value-type="float" office:value="0.712394851870182" calcext:value-type="float">
            <text:p>0.712394851870182</text:p>
          </table:table-cell>
          <table:table-cell office:value-type="float" office:value="0.106444705323384" calcext:value-type="float">
            <text:p>0.106444705323384</text:p>
          </table:table-cell>
          <table:table-cell office:value-type="float" office:value="0.009682527893483" calcext:value-type="float">
            <text:p>0.009682527893483</text:p>
          </table:table-cell>
          <table:table-cell office:value-type="float" office:value="0.108303662318614" calcext:value-type="float">
            <text:p>0.108303662318614</text:p>
          </table:table-cell>
          <table:table-cell office:value-type="float" office:value="0.050067478739575" calcext:value-type="float">
            <text:p>0.050067478739575</text:p>
          </table:table-cell>
          <table:table-cell office:value-type="float" office:value="0.083654294950337" calcext:value-type="float">
            <text:p>0.083654294950337</text:p>
          </table:table-cell>
          <table:table-cell office:value-type="float" office:value="0.038672373068776" calcext:value-type="float">
            <text:p>0.038672373068776</text:p>
          </table:table-cell>
          <table:table-cell office:value-type="float" office:value="0.003225880946452" calcext:value-type="float">
            <text:p>0.003225880946452</text:p>
          </table:table-cell>
          <table:table-cell office:value-type="float" office:value="0.000526864254151" calcext:value-type="float">
            <text:p>0.000526864254151</text:p>
          </table:table-cell>
          <table:table-cell office:value-type="float" office:value="0.014634560804937" calcext:value-type="float">
            <text:p>0.014634560804937</text:p>
          </table:table-cell>
          <table:table-cell office:value-type="float" office:value="0.006765381209443" calcext:value-type="float">
            <text:p>0.006765381209443</text:p>
          </table:table-cell>
          <table:table-cell table:formula="of:=SUM([.E543:.P543])" office:value-type="float" office:value="2.05144920703656" calcext:value-type="float">
            <text:p>2.051449207036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3.21060043302833" calcext:value-type="float">
            <text:p>3.21060043302833</text:p>
          </table:table-cell>
          <table:table-cell office:value-type="float" office:value="2.50114798732423" calcext:value-type="float">
            <text:p>2.50114798732423</text:p>
          </table:table-cell>
          <table:table-cell office:value-type="float" office:value="0.460598072516604" calcext:value-type="float">
            <text:p>0.460598072516604</text:p>
          </table:table-cell>
          <table:table-cell office:value-type="float" office:value="0.046948824900905" calcext:value-type="float">
            <text:p>0.046948824900905</text:p>
          </table:table-cell>
          <table:table-cell office:value-type="float" office:value="0.269397456890623" calcext:value-type="float">
            <text:p>0.269397456890623</text:p>
          </table:table-cell>
          <table:table-cell office:value-type="float" office:value="0.189352626533129" calcext:value-type="float">
            <text:p>0.189352626533129</text:p>
          </table:table-cell>
          <table:table-cell office:value-type="float" office:value="0.208263124484092" calcext:value-type="float">
            <text:p>0.208263124484092</text:p>
          </table:table-cell>
          <table:table-cell office:value-type="float" office:value="0.14638285782731" calcext:value-type="float">
            <text:p>0.14638285782731</text:p>
          </table:table-cell>
          <table:table-cell office:value-type="float" office:value="0.015678754650485" calcext:value-type="float">
            <text:p>0.015678754650485</text:p>
          </table:table-cell>
          <table:table-cell office:value-type="float" office:value="0.002045621657319" calcext:value-type="float">
            <text:p>0.002045621657319</text:p>
          </table:table-cell>
          <table:table-cell office:value-type="float" office:value="0.045679921191798" calcext:value-type="float">
            <text:p>0.045679921191798</text:p>
          </table:table-cell>
          <table:table-cell office:value-type="float" office:value="0.032107255789742" calcext:value-type="float">
            <text:p>0.032107255789742</text:p>
          </table:table-cell>
          <table:table-cell table:formula="of:=SUM([.E544:.P544])" office:value-type="float" office:value="7.12820293679457" calcext:value-type="float">
            <text:p>7.128202936794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5:.P54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.28395050964138" calcext:value-type="float">
            <text:p>1.28395050964138</text:p>
          </table:table-cell>
          <table:table-cell office:value-type="float" office:value="0.993027920126405" calcext:value-type="float">
            <text:p>0.993027920126405</text:p>
          </table:table-cell>
          <table:table-cell office:value-type="float" office:value="0.184359790461441" calcext:value-type="float">
            <text:p>0.184359790461441</text:p>
          </table:table-cell>
          <table:table-cell office:value-type="float" office:value="0.018843730880931" calcext:value-type="float">
            <text:p>0.018843730880931</text:p>
          </table:table-cell>
          <table:table-cell office:value-type="float" office:value="0.049167997048842" calcext:value-type="float">
            <text:p>0.049167997048842</text:p>
          </table:table-cell>
          <table:table-cell office:value-type="float" office:value="0.026721466382327" calcext:value-type="float">
            <text:p>0.026721466382327</text:p>
          </table:table-cell>
          <table:table-cell office:value-type="float" office:value="0.037715816182121" calcext:value-type="float">
            <text:p>0.037715816182121</text:p>
          </table:table-cell>
          <table:table-cell office:value-type="float" office:value="0.020497518196469" calcext:value-type="float">
            <text:p>0.020497518196469</text:p>
          </table:table-cell>
          <table:table-cell office:value-type="float" office:value="0.006291558429691" calcext:value-type="float">
            <text:p>0.006291558429691</text:p>
          </table:table-cell>
          <table:table-cell office:value-type="float" office:value="0.000251042427717" calcext:value-type="float">
            <text:p>0.000251042427717</text:p>
          </table:table-cell>
          <table:table-cell office:value-type="float" office:value="0.008343584175947" calcext:value-type="float">
            <text:p>0.008343584175947</text:p>
          </table:table-cell>
          <table:table-cell office:value-type="float" office:value="0.004534510605429" calcext:value-type="float">
            <text:p>0.004534510605429</text:p>
          </table:table-cell>
          <table:table-cell table:formula="of:=SUM([.E546:.P546])" office:value-type="float" office:value="2.6337054445587" calcext:value-type="float">
            <text:p>2.63370544455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108.206778763512" calcext:value-type="float">
            <text:p>108.206778763512</text:p>
          </table:table-cell>
          <table:table-cell office:value-type="float" office:value="194.580714069013" calcext:value-type="float">
            <text:p>194.580714069013</text:p>
          </table:table-cell>
          <table:table-cell office:value-type="float" office:value="13.9280624155856" calcext:value-type="float">
            <text:p>13.9280624155856</text:p>
          </table:table-cell>
          <table:table-cell office:value-type="float" office:value="1.22468899932759" calcext:value-type="float">
            <text:p>1.22468899932759</text:p>
          </table:table-cell>
          <table:table-cell office:value-type="float" office:value="9.81013811438609" calcext:value-type="float">
            <text:p>9.81013811438609</text:p>
          </table:table-cell>
          <table:table-cell office:value-type="float" office:value="6.08615511601087" calcext:value-type="float">
            <text:p>6.08615511601087</text:p>
          </table:table-cell>
          <table:table-cell office:value-type="float" office:value="17.5926882201046" calcext:value-type="float">
            <text:p>17.5926882201046</text:p>
          </table:table-cell>
          <table:table-cell office:value-type="float" office:value="10.9144059101633" calcext:value-type="float">
            <text:p>10.9144059101633</text:p>
          </table:table-cell>
          <table:table-cell office:value-type="float" office:value="0.281049743565715" calcext:value-type="float">
            <text:p>0.281049743565715</text:p>
          </table:table-cell>
          <table:table-cell office:value-type="float" office:value="0.07615280942184" calcext:value-type="float">
            <text:p>0.07615280942184</text:p>
          </table:table-cell>
          <table:table-cell office:value-type="float" office:value="1.45434832915038" calcext:value-type="float">
            <text:p>1.45434832915038</text:p>
          </table:table-cell>
          <table:table-cell office:value-type="float" office:value="0.90226961340537" calcext:value-type="float">
            <text:p>0.90226961340537</text:p>
          </table:table-cell>
          <table:table-cell table:formula="of:=SUM([.E547:.P547])" office:value-type="float" office:value="365.057452103646" calcext:value-type="float">
            <text:p>365.0574521036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8:.P54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49:.P54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0:.P55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1:.P55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.387651403596471" calcext:value-type="float">
            <text:p>0.387651403596471</text:p>
          </table:table-cell>
          <table:table-cell office:value-type="float" office:value="0.54341983650963" calcext:value-type="float">
            <text:p>0.54341983650963</text:p>
          </table:table-cell>
          <table:table-cell office:value-type="float" office:value="0.060710444134459" calcext:value-type="float">
            <text:p>0.060710444134459</text:p>
          </table:table-cell>
          <table:table-cell office:value-type="float" office:value="0.004510573597117" calcext:value-type="float">
            <text:p>0.004510573597117</text:p>
          </table:table-cell>
          <table:table-cell office:value-type="float" office:value="0.015500459450413" calcext:value-type="float">
            <text:p>0.015500459450413</text:p>
          </table:table-cell>
          <table:table-cell office:value-type="float" office:value="0.009972864972533" calcext:value-type="float">
            <text:p>0.009972864972533</text:p>
          </table:table-cell>
          <table:table-cell office:value-type="float" office:value="0.021637109182863" calcext:value-type="float">
            <text:p>0.021637109182863</text:p>
          </table:table-cell>
          <table:table-cell office:value-type="float" office:value="0.013921133690712" calcext:value-type="float">
            <text:p>0.013921133690712</text:p>
          </table:table-cell>
          <table:table-cell office:value-type="float" office:value="0.001528171304277" calcext:value-type="float">
            <text:p>0.001528171304277</text:p>
          </table:table-cell>
          <table:table-cell office:value-type="float" office:value="0.000155502001363" calcext:value-type="float">
            <text:p>0.000155502001363</text:p>
          </table:table-cell>
          <table:table-cell office:value-type="float" office:value="0.002767060395947" calcext:value-type="float">
            <text:p>0.002767060395947</text:p>
          </table:table-cell>
          <table:table-cell office:value-type="float" office:value="0.001780303337969" calcext:value-type="float">
            <text:p>0.001780303337969</text:p>
          </table:table-cell>
          <table:table-cell table:formula="of:=SUM([.E552:.P552])" office:value-type="float" office:value="1.06355486217375" calcext:value-type="float">
            <text:p>1.063554862173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3:.P55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7.11433188424031" calcext:value-type="float">
            <text:p>7.11433188424031</text:p>
          </table:table-cell>
          <table:table-cell office:value-type="float" office:value="9.8663955185059" calcext:value-type="float">
            <text:p>9.8663955185059</text:p>
          </table:table-cell>
          <table:table-cell office:value-type="float" office:value="1.32151723923305" calcext:value-type="float">
            <text:p>1.32151723923305</text:p>
          </table:table-cell>
          <table:table-cell office:value-type="float" office:value="0.113553377595453" calcext:value-type="float">
            <text:p>0.113553377595453</text:p>
          </table:table-cell>
          <table:table-cell office:value-type="float" office:value="0.166746159399097" calcext:value-type="float">
            <text:p>0.166746159399097</text:p>
          </table:table-cell>
          <table:table-cell office:value-type="float" office:value="0.134627261342392" calcext:value-type="float">
            <text:p>0.134627261342392</text:p>
          </table:table-cell>
          <table:table-cell office:value-type="float" office:value="0.229990180981915" calcext:value-type="float">
            <text:p>0.229990180981915</text:p>
          </table:table-cell>
          <table:table-cell office:value-type="float" office:value="0.185689123592516" calcext:value-type="float">
            <text:p>0.185689123592516</text:p>
          </table:table-cell>
          <table:table-cell office:value-type="float" office:value="0.038199332739736" calcext:value-type="float">
            <text:p>0.038199332739736</text:p>
          </table:table-cell>
          <table:table-cell office:value-type="float" office:value="0.002433230737125" calcext:value-type="float">
            <text:p>0.002433230737125</text:p>
          </table:table-cell>
          <table:table-cell office:value-type="float" office:value="0.035846643659593" calcext:value-type="float">
            <text:p>0.035846643659593</text:p>
          </table:table-cell>
          <table:table-cell office:value-type="float" office:value="0.028941808804466" calcext:value-type="float">
            <text:p>0.028941808804466</text:p>
          </table:table-cell>
          <table:table-cell table:formula="of:=SUM([.E554:.P554])" office:value-type="float" office:value="19.2382717608316" calcext:value-type="float">
            <text:p>19.23827176083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office:value-type="float" office:value="0.015943586962597" calcext:value-type="float">
            <text:p>0.015943586962597</text:p>
          </table:table-cell>
          <table:table-cell office:value-type="float" office:value="0.026774359170397" calcext:value-type="float">
            <text:p>0.026774359170397</text:p>
          </table:table-cell>
          <table:table-cell office:value-type="float" office:value="0.003300423707326" calcext:value-type="float">
            <text:p>0.003300423707326</text:p>
          </table:table-cell>
          <table:table-cell office:value-type="float" office:value="0.000238937895022" calcext:value-type="float">
            <text:p>0.000238937895022</text:p>
          </table:table-cell>
          <table:table-cell office:value-type="float" office:value="0.000213773775712" calcext:value-type="float">
            <text:p>0.000213773775712</text:p>
          </table:table-cell>
          <table:table-cell office:value-type="float" office:value="0.000146068335196" calcext:value-type="float">
            <text:p>0.000146068335196</text:p>
          </table:table-cell>
          <table:table-cell office:value-type="float" office:value="0.000357315963203" calcext:value-type="float">
            <text:p>0.000357315963203</text:p>
          </table:table-cell>
          <table:table-cell office:value-type="float" office:value="0.000244148505635" calcext:value-type="float">
            <text:p>0.000244148505635</text:p>
          </table:table-cell>
          <table:table-cell office:value-type="float" office:value="0.0000780494257104322" calcext:value-type="float">
            <text:p>7.80494257104322E-05</text:p>
          </table:table-cell>
          <table:table-cell office:value-type="float" office:value="0.00000400493978076402" calcext:value-type="float">
            <text:p>4.00493978076402E-06</text:p>
          </table:table-cell>
          <table:table-cell office:value-type="float" office:value="0.0000502347110734692" calcext:value-type="float">
            <text:p>5.02347110734692E-05</text:p>
          </table:table-cell>
          <table:table-cell office:value-type="float" office:value="0.000034324605958442" calcext:value-type="float">
            <text:p>3.4324605958442E-05</text:p>
          </table:table-cell>
          <table:table-cell table:formula="of:=SUM([.E555:.P555])" office:value-type="float" office:value="0.0473852279976111" calcext:value-type="float">
            <text:p>0.0473852279976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6:.P55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7:.P55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8:.P55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59:.P55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60:.P56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09" calcext:value-type="float">
            <text:p>2009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61:.P561])" office:value-type="float" office:value="0" calcext:value-type="float">
            <text:p>0</text:p>
          </table:table-cell>
          <table:table-cell table:formula="of:=SUM([.Q506:.Q561])" office:value-type="float" office:value="167135.566440756" calcext:value-type="float">
            <text:p>167135.5664407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687.77605340632" calcext:value-type="float">
            <text:p>4687.77605340632</text:p>
          </table:table-cell>
          <table:table-cell office:value-type="float" office:value="929.625854288879" calcext:value-type="float">
            <text:p>929.625854288879</text:p>
          </table:table-cell>
          <table:table-cell office:value-type="float" office:value="116.487001781159" calcext:value-type="float">
            <text:p>116.487001781159</text:p>
          </table:table-cell>
          <table:table-cell office:value-type="float" office:value="16.6061603136373" calcext:value-type="float">
            <text:p>16.6061603136373</text:p>
          </table:table-cell>
          <table:table-cell office:value-type="float" office:value="247.947515121864" calcext:value-type="float">
            <text:p>247.947515121864</text:p>
          </table:table-cell>
          <table:table-cell office:value-type="float" office:value="350.824998968543" calcext:value-type="float">
            <text:p>350.824998968543</text:p>
          </table:table-cell>
          <table:table-cell office:value-type="float" office:value="49.118577692665" calcext:value-type="float">
            <text:p>49.118577692665</text:p>
          </table:table-cell>
          <table:table-cell office:value-type="float" office:value="69.4986798310767" calcext:value-type="float">
            <text:p>69.4986798310767</text:p>
          </table:table-cell>
          <table:table-cell office:value-type="float" office:value="1.46688040962065" calcext:value-type="float">
            <text:p>1.46688040962065</text:p>
          </table:table-cell>
          <table:table-cell office:value-type="float" office:value="0.990608484678813" calcext:value-type="float">
            <text:p>0.990608484678813</text:p>
          </table:table-cell>
          <table:table-cell office:value-type="float" office:value="7.22111614956859" calcext:value-type="float">
            <text:p>7.22111614956859</text:p>
          </table:table-cell>
          <table:table-cell office:value-type="float" office:value="10.2172754765419" calcext:value-type="float">
            <text:p>10.2172754765419</text:p>
          </table:table-cell>
          <table:table-cell table:formula="of:=SUM([.E562:.P562])" office:value-type="float" office:value="6487.78072192455" calcext:value-type="float">
            <text:p>6487.780721924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0.6411185661184" calcext:value-type="float">
            <text:p>20.6411185661184</text:p>
          </table:table-cell>
          <table:table-cell office:value-type="float" office:value="16.4337093112423" calcext:value-type="float">
            <text:p>16.4337093112423</text:p>
          </table:table-cell>
          <table:table-cell office:value-type="float" office:value="2.90221413203742" calcext:value-type="float">
            <text:p>2.90221413203742</text:p>
          </table:table-cell>
          <table:table-cell office:value-type="float" office:value="0.371644683107875" calcext:value-type="float">
            <text:p>0.371644683107875</text:p>
          </table:table-cell>
          <table:table-cell office:value-type="float" office:value="1.10440581794982" calcext:value-type="float">
            <text:p>1.10440581794982</text:p>
          </table:table-cell>
          <table:table-cell office:value-type="float" office:value="0.738506973117479" calcext:value-type="float">
            <text:p>0.738506973117479</text:p>
          </table:table-cell>
          <table:table-cell office:value-type="float" office:value="0.873844217392111" calcext:value-type="float">
            <text:p>0.873844217392111</text:p>
          </table:table-cell>
          <table:table-cell office:value-type="float" office:value="0.58433235091105" calcext:value-type="float">
            <text:p>0.58433235091105</text:p>
          </table:table-cell>
          <table:table-cell office:value-type="float" office:value="0.060521410551232" calcext:value-type="float">
            <text:p>0.060521410551232</text:p>
          </table:table-cell>
          <table:table-cell office:value-type="float" office:value="0.007848458698598" calcext:value-type="float">
            <text:p>0.007848458698598</text:p>
          </table:table-cell>
          <table:table-cell office:value-type="float" office:value="0.184269998067492" calcext:value-type="float">
            <text:p>0.184269998067492</text:p>
          </table:table-cell>
          <table:table-cell office:value-type="float" office:value="0.123219813131562" calcext:value-type="float">
            <text:p>0.123219813131562</text:p>
          </table:table-cell>
          <table:table-cell table:formula="of:=SUM([.E563:.P563])" office:value-type="float" office:value="44.0256357323253" calcext:value-type="float">
            <text:p>44.02563573232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34.0148442111509" calcext:value-type="float">
            <text:p>34.0148442111509</text:p>
          </table:table-cell>
          <table:table-cell office:value-type="float" office:value="43.0667700414754" calcext:value-type="float">
            <text:p>43.0667700414754</text:p>
          </table:table-cell>
          <table:table-cell office:value-type="float" office:value="7.60564646991556" calcext:value-type="float">
            <text:p>7.60564646991556</text:p>
          </table:table-cell>
          <table:table-cell office:value-type="float" office:value="0.973945393825151" calcext:value-type="float">
            <text:p>0.973945393825151</text:p>
          </table:table-cell>
          <table:table-cell office:value-type="float" office:value="2.1190362270716" calcext:value-type="float">
            <text:p>2.1190362270716</text:p>
          </table:table-cell>
          <table:table-cell office:value-type="float" office:value="2.59492114425285" calcext:value-type="float">
            <text:p>2.59492114425285</text:p>
          </table:table-cell>
          <table:table-cell office:value-type="float" office:value="2.67039983071097" calcext:value-type="float">
            <text:p>2.67039983071097</text:p>
          </table:table-cell>
          <table:table-cell office:value-type="float" office:value="3.27010784232667" calcext:value-type="float">
            <text:p>3.27010784232667</text:p>
          </table:table-cell>
          <table:table-cell office:value-type="float" office:value="0.158604567906301" calcext:value-type="float">
            <text:p>0.158604567906301</text:p>
          </table:table-cell>
          <table:table-cell office:value-type="float" office:value="0.099523217352598" calcext:value-type="float">
            <text:p>0.099523217352598</text:p>
          </table:table-cell>
          <table:table-cell office:value-type="float" office:value="0.563114728962491" calcext:value-type="float">
            <text:p>0.563114728962491</text:p>
          </table:table-cell>
          <table:table-cell office:value-type="float" office:value="0.689576845434275" calcext:value-type="float">
            <text:p>0.689576845434275</text:p>
          </table:table-cell>
          <table:table-cell table:formula="of:=SUM([.E564:.P564])" office:value-type="float" office:value="97.8264905203848" calcext:value-type="float">
            <text:p>97.82649052038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5025.65439972566" calcext:value-type="float">
            <text:p>5025.65439972566</text:p>
          </table:table-cell>
          <table:table-cell office:value-type="float" office:value="22366.4894675055" calcext:value-type="float">
            <text:p>22366.4894675055</text:p>
          </table:table-cell>
          <table:table-cell office:value-type="float" office:value="3707.65722323731" calcext:value-type="float">
            <text:p>3707.65722323731</text:p>
          </table:table-cell>
          <table:table-cell office:value-type="float" office:value="550.918753899962" calcext:value-type="float">
            <text:p>550.918753899962</text:p>
          </table:table-cell>
          <table:table-cell office:value-type="float" office:value="131.843676509772" calcext:value-type="float">
            <text:p>131.843676509772</text:p>
          </table:table-cell>
          <table:table-cell office:value-type="float" office:value="137.362870230329" calcext:value-type="float">
            <text:p>137.362870230329</text:p>
          </table:table-cell>
          <table:table-cell office:value-type="float" office:value="581.926113438003" calcext:value-type="float">
            <text:p>581.926113438003</text:p>
          </table:table-cell>
          <table:table-cell office:value-type="float" office:value="606.286500194037" calcext:value-type="float">
            <text:p>606.286500194037</text:p>
          </table:table-cell>
          <table:table-cell office:value-type="float" office:value="78.7669919331739" calcext:value-type="float">
            <text:p>78.7669919331739</text:p>
          </table:table-cell>
          <table:table-cell office:value-type="float" office:value="13.3035213091063" calcext:value-type="float">
            <text:p>13.3035213091063</text:p>
          </table:table-cell>
          <table:table-cell office:value-type="float" office:value="118.974734557292" calcext:value-type="float">
            <text:p>118.974734557292</text:p>
          </table:table-cell>
          <table:table-cell office:value-type="float" office:value="123.955213145698" calcext:value-type="float">
            <text:p>123.955213145698</text:p>
          </table:table-cell>
          <table:table-cell table:formula="of:=SUM([.E565:.P565])" office:value-type="float" office:value="33443.1394656858" calcext:value-type="float">
            <text:p>33443.13946568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700.62459422811" calcext:value-type="float">
            <text:p>4700.62459422811</text:p>
          </table:table-cell>
          <table:table-cell office:value-type="float" office:value="468.873509988903" calcext:value-type="float">
            <text:p>468.873509988903</text:p>
          </table:table-cell>
          <table:table-cell office:value-type="float" office:value="31.7452263572537" calcext:value-type="float">
            <text:p>31.7452263572537</text:p>
          </table:table-cell>
          <table:table-cell office:value-type="float" office:value="4.21816999664311" calcext:value-type="float">
            <text:p>4.21816999664311</text:p>
          </table:table-cell>
          <table:table-cell office:value-type="float" office:value="367.780198019177" calcext:value-type="float">
            <text:p>367.780198019177</text:p>
          </table:table-cell>
          <table:table-cell office:value-type="float" office:value="524.599168002275" calcext:value-type="float">
            <text:p>524.599168002275</text:p>
          </table:table-cell>
          <table:table-cell office:value-type="float" office:value="36.6937911217774" calcext:value-type="float">
            <text:p>36.6937911217774</text:p>
          </table:table-cell>
          <table:table-cell office:value-type="float" office:value="52.3397735849008" calcext:value-type="float">
            <text:p>52.3397735849008</text:p>
          </table:table-cell>
          <table:table-cell office:value-type="float" office:value="0.371806859544009" calcext:value-type="float">
            <text:p>0.371806859544009</text:p>
          </table:table-cell>
          <table:table-cell office:value-type="float" office:value="0.704431869910222" calcext:value-type="float">
            <text:p>0.704431869910222</text:p>
          </table:table-cell>
          <table:table-cell office:value-type="float" office:value="2.88921172079106" calcext:value-type="float">
            <text:p>2.88921172079106</text:p>
          </table:table-cell>
          <table:table-cell office:value-type="float" office:value="4.12115190832101" calcext:value-type="float">
            <text:p>4.12115190832101</text:p>
          </table:table-cell>
          <table:table-cell table:formula="of:=SUM([.E566:.P566])" office:value-type="float" office:value="6194.96103365761" calcext:value-type="float">
            <text:p>6194.961033657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324.05799535377" calcext:value-type="float">
            <text:p>4324.05799535377</text:p>
          </table:table-cell>
          <table:table-cell office:value-type="float" office:value="587.793015331802" calcext:value-type="float">
            <text:p>587.793015331802</text:p>
          </table:table-cell>
          <table:table-cell office:value-type="float" office:value="93.9280988885805" calcext:value-type="float">
            <text:p>93.9280988885805</text:p>
          </table:table-cell>
          <table:table-cell office:value-type="float" office:value="12.1468271479814" calcext:value-type="float">
            <text:p>12.1468271479814</text:p>
          </table:table-cell>
          <table:table-cell office:value-type="float" office:value="747.948174135103" calcext:value-type="float">
            <text:p>747.948174135103</text:p>
          </table:table-cell>
          <table:table-cell office:value-type="float" office:value="713.282027634782" calcext:value-type="float">
            <text:p>713.282027634782</text:p>
          </table:table-cell>
          <table:table-cell office:value-type="float" office:value="101.154075513508" calcext:value-type="float">
            <text:p>101.154075513508</text:p>
          </table:table-cell>
          <table:table-cell office:value-type="float" office:value="96.4657533514665" calcext:value-type="float">
            <text:p>96.4657533514665</text:p>
          </table:table-cell>
          <table:table-cell office:value-type="float" office:value="3.82491490837442" calcext:value-type="float">
            <text:p>3.82491490837442</text:p>
          </table:table-cell>
          <table:table-cell office:value-type="float" office:value="1.37703606674874" calcext:value-type="float">
            <text:p>1.37703606674874</text:p>
          </table:table-cell>
          <table:table-cell office:value-type="float" office:value="19.7666082823526" calcext:value-type="float">
            <text:p>19.7666082823526</text:p>
          </table:table-cell>
          <table:table-cell office:value-type="float" office:value="18.8504590594163" calcext:value-type="float">
            <text:p>18.8504590594163</text:p>
          </table:table-cell>
          <table:table-cell table:formula="of:=SUM([.E567:.P567])" office:value-type="float" office:value="6720.59498567388" calcext:value-type="float">
            <text:p>6720.59498567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2.8821788543035" calcext:value-type="float">
            <text:p>22.8821788543035</text:p>
          </table:table-cell>
          <table:table-cell office:value-type="float" office:value="151.177698139554" calcext:value-type="float">
            <text:p>151.177698139554</text:p>
          </table:table-cell>
          <table:table-cell office:value-type="float" office:value="14.5885229206528" calcext:value-type="float">
            <text:p>14.5885229206528</text:p>
          </table:table-cell>
          <table:table-cell office:value-type="float" office:value="1.46370388223323" calcext:value-type="float">
            <text:p>1.46370388223323</text:p>
          </table:table-cell>
          <table:table-cell office:value-type="float" office:value="1.82003017865898" calcext:value-type="float">
            <text:p>1.82003017865898</text:p>
          </table:table-cell>
          <table:table-cell office:value-type="float" office:value="1.62146642063848" calcext:value-type="float">
            <text:p>1.62146642063848</text:p>
          </table:table-cell>
          <table:table-cell office:value-type="float" office:value="11.9866273143647" calcext:value-type="float">
            <text:p>11.9866273143647</text:p>
          </table:table-cell>
          <table:table-cell office:value-type="float" office:value="10.6788963803177" calcext:value-type="float">
            <text:p>10.6788963803177</text:p>
          </table:table-cell>
          <table:table-cell office:value-type="float" office:value="0.397289095834052" calcext:value-type="float">
            <text:p>0.397289095834052</text:p>
          </table:table-cell>
          <table:table-cell office:value-type="float" office:value="0.200994231736383" calcext:value-type="float">
            <text:p>0.200994231736383</text:p>
          </table:table-cell>
          <table:table-cell office:value-type="float" office:value="1.36229394993338" calcext:value-type="float">
            <text:p>1.36229394993338</text:p>
          </table:table-cell>
          <table:table-cell office:value-type="float" office:value="1.21366882854849" calcext:value-type="float">
            <text:p>1.21366882854849</text:p>
          </table:table-cell>
          <table:table-cell table:formula="of:=SUM([.E568:.P568])" office:value-type="float" office:value="219.393370196776" calcext:value-type="float">
            <text:p>219.3933701967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96.337251657411" calcext:value-type="float">
            <text:p>296.337251657411</text:p>
          </table:table-cell>
          <table:table-cell office:value-type="float" office:value="584.594744660324" calcext:value-type="float">
            <text:p>584.594744660324</text:p>
          </table:table-cell>
          <table:table-cell office:value-type="float" office:value="87.7962908642231" calcext:value-type="float">
            <text:p>87.7962908642231</text:p>
          </table:table-cell>
          <table:table-cell office:value-type="float" office:value="10.6549327733826" calcext:value-type="float">
            <text:p>10.6549327733826</text:p>
          </table:table-cell>
          <table:table-cell office:value-type="float" office:value="42.8025807556205" calcext:value-type="float">
            <text:p>42.8025807556205</text:p>
          </table:table-cell>
          <table:table-cell office:value-type="float" office:value="72.6233842276171" calcext:value-type="float">
            <text:p>72.6233842276171</text:p>
          </table:table-cell>
          <table:table-cell office:value-type="float" office:value="84.0598264375215" calcext:value-type="float">
            <text:p>84.0598264375215</text:p>
          </table:table-cell>
          <table:table-cell office:value-type="float" office:value="142.624789573636" calcext:value-type="float">
            <text:p>142.624789573636</text:p>
          </table:table-cell>
          <table:table-cell office:value-type="float" office:value="2.85803450205209" calcext:value-type="float">
            <text:p>2.85803450205209</text:p>
          </table:table-cell>
          <table:table-cell office:value-type="float" office:value="1.98946933505785" calcext:value-type="float">
            <text:p>1.98946933505785</text:p>
          </table:table-cell>
          <table:table-cell office:value-type="float" office:value="15.2986434397768" calcext:value-type="float">
            <text:p>15.2986434397768</text:p>
          </table:table-cell>
          <table:table-cell office:value-type="float" office:value="25.9572960572555" calcext:value-type="float">
            <text:p>25.9572960572555</text:p>
          </table:table-cell>
          <table:table-cell table:formula="of:=SUM([.E569:.P569])" office:value-type="float" office:value="1367.59724428388" calcext:value-type="float">
            <text:p>1367.597244283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4.05251443592207" calcext:value-type="float">
            <text:p>4.05251443592207</text:p>
          </table:table-cell>
          <table:table-cell office:value-type="float" office:value="0.34390555377926" calcext:value-type="float">
            <text:p>0.34390555377926</text:p>
          </table:table-cell>
          <table:table-cell office:value-type="float" office:value="0.011052997191382" calcext:value-type="float">
            <text:p>0.01105299719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085951351754" calcext:value-type="float">
            <text:p>0.565085951351754</text:p>
          </table:table-cell>
          <table:table-cell office:value-type="float" office:value="0.758549219720013" calcext:value-type="float">
            <text:p>0.758549219720013</text:p>
          </table:table-cell>
          <table:table-cell office:value-type="float" office:value="0.003146028862497" calcext:value-type="float">
            <text:p>0.003146028862497</text:p>
          </table:table-cell>
          <table:table-cell office:value-type="float" office:value="0.009844029831869" calcext:value-type="float">
            <text:p>0.009844029831869</text:p>
          </table:table-cell>
          <table:table-cell office:value-type="float" office:value="0.0518204601833" calcext:value-type="float">
            <text:p>0.0518204601833</text:p>
          </table:table-cell>
          <table:table-cell office:value-type="float" office:value="0.069561753470501" calcext:value-type="float">
            <text:p>0.069561753470501</text:p>
          </table:table-cell>
          <table:table-cell table:formula="of:=SUM([.E570:.P570])" office:value-type="float" office:value="5.86548043031265" calcext:value-type="float">
            <text:p>5.865480430312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933.750647570316" calcext:value-type="float">
            <text:p>933.750647570316</text:p>
          </table:table-cell>
          <table:table-cell office:value-type="float" office:value="2570.48964321664" calcext:value-type="float">
            <text:p>2570.48964321664</text:p>
          </table:table-cell>
          <table:table-cell office:value-type="float" office:value="276.264042839273" calcext:value-type="float">
            <text:p>276.264042839273</text:p>
          </table:table-cell>
          <table:table-cell office:value-type="float" office:value="21.5136708060281" calcext:value-type="float">
            <text:p>21.5136708060281</text:p>
          </table:table-cell>
          <table:table-cell office:value-type="float" office:value="93.9496464473522" calcext:value-type="float">
            <text:p>93.9496464473522</text:p>
          </table:table-cell>
          <table:table-cell office:value-type="float" office:value="114.669773415747" calcext:value-type="float">
            <text:p>114.669773415747</text:p>
          </table:table-cell>
          <table:table-cell office:value-type="float" office:value="258.728410612178" calcext:value-type="float">
            <text:p>258.728410612178</text:p>
          </table:table-cell>
          <table:table-cell office:value-type="float" office:value="315.789673969028" calcext:value-type="float">
            <text:p>315.789673969028</text:p>
          </table:table-cell>
          <table:table-cell office:value-type="float" office:value="5.10563618366599" calcext:value-type="float">
            <text:p>5.10563618366599</text:p>
          </table:table-cell>
          <table:table-cell office:value-type="float" office:value="12.0136590886727" calcext:value-type="float">
            <text:p>12.0136590886727</text:p>
          </table:table-cell>
          <table:table-cell office:value-type="float" office:value="31.5857718061114" calcext:value-type="float">
            <text:p>31.5857718061114</text:p>
          </table:table-cell>
          <table:table-cell office:value-type="float" office:value="38.5518565862613" calcext:value-type="float">
            <text:p>38.5518565862613</text:p>
          </table:table-cell>
          <table:table-cell table:formula="of:=SUM([.E571:.P571])" office:value-type="float" office:value="4672.41243254127" calcext:value-type="float">
            <text:p>4672.412432541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811.726213000432" calcext:value-type="float">
            <text:p>811.726213000432</text:p>
          </table:table-cell>
          <table:table-cell office:value-type="float" office:value="2310.03062441716" calcext:value-type="float">
            <text:p>2310.03062441716</text:p>
          </table:table-cell>
          <table:table-cell office:value-type="float" office:value="493.962296442187" calcext:value-type="float">
            <text:p>493.962296442187</text:p>
          </table:table-cell>
          <table:table-cell office:value-type="float" office:value="58.1250239339096" calcext:value-type="float">
            <text:p>58.1250239339096</text:p>
          </table:table-cell>
          <table:table-cell office:value-type="float" office:value="116.682424146142" calcext:value-type="float">
            <text:p>116.682424146142</text:p>
          </table:table-cell>
          <table:table-cell office:value-type="float" office:value="157.773597969712" calcext:value-type="float">
            <text:p>157.773597969712</text:p>
          </table:table-cell>
          <table:table-cell office:value-type="float" office:value="328.906216123995" calcext:value-type="float">
            <text:p>328.906216123995</text:p>
          </table:table-cell>
          <table:table-cell office:value-type="float" office:value="444.734650417376" calcext:value-type="float">
            <text:p>444.734650417376</text:p>
          </table:table-cell>
          <table:table-cell office:value-type="float" office:value="16.1115796128174" calcext:value-type="float">
            <text:p>16.1115796128174</text:p>
          </table:table-cell>
          <table:table-cell office:value-type="float" office:value="6.75803047575881" calcext:value-type="float">
            <text:p>6.75803047575881</text:p>
          </table:table-cell>
          <table:table-cell office:value-type="float" office:value="85.7993042148985" calcext:value-type="float">
            <text:p>85.7993042148985</text:p>
          </table:table-cell>
          <table:table-cell office:value-type="float" office:value="116.014601413558" calcext:value-type="float">
            <text:p>116.014601413558</text:p>
          </table:table-cell>
          <table:table-cell table:formula="of:=SUM([.E572:.P572])" office:value-type="float" office:value="4946.62456216795" calcext:value-type="float">
            <text:p>4946.624562167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35.217903364077" calcext:value-type="float">
            <text:p>135.217903364077</text:p>
          </table:table-cell>
          <table:table-cell office:value-type="float" office:value="21.515635983455" calcext:value-type="float">
            <text:p>21.515635983455</text:p>
          </table:table-cell>
          <table:table-cell office:value-type="float" office:value="4.60076711497514" calcext:value-type="float">
            <text:p>4.60076711497514</text:p>
          </table:table-cell>
          <table:table-cell office:value-type="float" office:value="0.541376728855917" calcext:value-type="float">
            <text:p>0.541376728855917</text:p>
          </table:table-cell>
          <table:table-cell office:value-type="float" office:value="11.5592204653633" calcext:value-type="float">
            <text:p>11.5592204653633</text:p>
          </table:table-cell>
          <table:table-cell office:value-type="float" office:value="12.2300663082397" calcext:value-type="float">
            <text:p>12.2300663082397</text:p>
          </table:table-cell>
          <table:table-cell office:value-type="float" office:value="1.81951461558172" calcext:value-type="float">
            <text:p>1.81951461558172</text:p>
          </table:table-cell>
          <table:table-cell office:value-type="float" office:value="1.92511116680014" calcext:value-type="float">
            <text:p>1.92511116680014</text:p>
          </table:table-cell>
          <table:table-cell office:value-type="float" office:value="0.150063323004099" calcext:value-type="float">
            <text:p>0.150063323004099</text:p>
          </table:table-cell>
          <table:table-cell office:value-type="float" office:value="0.028845856043621" calcext:value-type="float">
            <text:p>0.028845856043621</text:p>
          </table:table-cell>
          <table:table-cell office:value-type="float" office:value="0.474643162840234" calcext:value-type="float">
            <text:p>0.474643162840234</text:p>
          </table:table-cell>
          <table:table-cell office:value-type="float" office:value="0.502189345006684" calcext:value-type="float">
            <text:p>0.502189345006684</text:p>
          </table:table-cell>
          <table:table-cell table:formula="of:=SUM([.E573:.P573])" office:value-type="float" office:value="190.565337434243" calcext:value-type="float">
            <text:p>190.5653374342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575.071680976372" calcext:value-type="float">
            <text:p>575.071680976372</text:p>
          </table:table-cell>
          <table:table-cell office:value-type="float" office:value="1290.78898138283" calcext:value-type="float">
            <text:p>1290.78898138283</text:p>
          </table:table-cell>
          <table:table-cell office:value-type="float" office:value="178.27393159731" calcext:value-type="float">
            <text:p>178.27393159731</text:p>
          </table:table-cell>
          <table:table-cell office:value-type="float" office:value="18.6075214187189" calcext:value-type="float">
            <text:p>18.6075214187189</text:p>
          </table:table-cell>
          <table:table-cell office:value-type="float" office:value="124.34082157345" calcext:value-type="float">
            <text:p>124.34082157345</text:p>
          </table:table-cell>
          <table:table-cell office:value-type="float" office:value="154.811969517168" calcext:value-type="float">
            <text:p>154.811969517168</text:p>
          </table:table-cell>
          <table:table-cell office:value-type="float" office:value="278.310066798168" calcext:value-type="float">
            <text:p>278.310066798168</text:p>
          </table:table-cell>
          <table:table-cell office:value-type="float" office:value="346.513148556184" calcext:value-type="float">
            <text:p>346.513148556184</text:p>
          </table:table-cell>
          <table:table-cell office:value-type="float" office:value="5.84494358758763" calcext:value-type="float">
            <text:p>5.84494358758763</text:p>
          </table:table-cell>
          <table:table-cell office:value-type="float" office:value="4.98488735860702" calcext:value-type="float">
            <text:p>4.98488735860702</text:p>
          </table:table-cell>
          <table:table-cell office:value-type="float" office:value="45.6925928436534" calcext:value-type="float">
            <text:p>45.6925928436534</text:p>
          </table:table-cell>
          <table:table-cell office:value-type="float" office:value="56.890088073718" calcext:value-type="float">
            <text:p>56.890088073718</text:p>
          </table:table-cell>
          <table:table-cell table:formula="of:=SUM([.E574:.P574])" office:value-type="float" office:value="3080.13063368377" calcext:value-type="float">
            <text:p>3080.130633683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4.2174591459022" calcext:value-type="float">
            <text:p>44.2174591459022</text:p>
          </table:table-cell>
          <table:table-cell office:value-type="float" office:value="1753.16496200764" calcext:value-type="float">
            <text:p>1753.16496200764</text:p>
          </table:table-cell>
          <table:table-cell office:value-type="float" office:value="152.216193804791" calcext:value-type="float">
            <text:p>152.216193804791</text:p>
          </table:table-cell>
          <table:table-cell office:value-type="float" office:value="16.2775777059343" calcext:value-type="float">
            <text:p>16.2775777059343</text:p>
          </table:table-cell>
          <table:table-cell office:value-type="float" office:value="3.16668235115882" calcext:value-type="float">
            <text:p>3.16668235115882</text:p>
          </table:table-cell>
          <table:table-cell office:value-type="float" office:value="3.61134980293578" calcext:value-type="float">
            <text:p>3.61134980293578</text:p>
          </table:table-cell>
          <table:table-cell office:value-type="float" office:value="125.206369521383" calcext:value-type="float">
            <text:p>125.206369521383</text:p>
          </table:table-cell>
          <table:table-cell office:value-type="float" office:value="142.787923686721" calcext:value-type="float">
            <text:p>142.787923686721</text:p>
          </table:table-cell>
          <table:table-cell office:value-type="float" office:value="5.21653507934619" calcext:value-type="float">
            <text:p>5.21653507934619</text:p>
          </table:table-cell>
          <table:table-cell office:value-type="float" office:value="3.00429690751205" calcext:value-type="float">
            <text:p>3.00429690751205</text:p>
          </table:table-cell>
          <table:table-cell office:value-type="float" office:value="13.0040948063442" calcext:value-type="float">
            <text:p>13.0040948063442</text:p>
          </table:table-cell>
          <table:table-cell office:value-type="float" office:value="14.8301376672857" calcext:value-type="float">
            <text:p>14.8301376672857</text:p>
          </table:table-cell>
          <table:table-cell table:formula="of:=SUM([.E575:.P575])" office:value-type="float" office:value="2276.70358248695" calcext:value-type="float">
            <text:p>2276.703582486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0.599855822590968" calcext:value-type="float">
            <text:p>0.599855822590968</text:p>
          </table:table-cell>
          <table:table-cell office:value-type="float" office:value="4830.88078437447" calcext:value-type="float">
            <text:p>4830.88078437447</text:p>
          </table:table-cell>
          <table:table-cell office:value-type="float" office:value="1613.55864967875" calcext:value-type="float">
            <text:p>1613.55864967875</text:p>
          </table:table-cell>
          <table:table-cell office:value-type="float" office:value="177.956344714838" calcext:value-type="float">
            <text:p>177.956344714838</text:p>
          </table:table-cell>
          <table:table-cell office:value-type="float" office:value="0.083681186961156" calcext:value-type="float">
            <text:p>0.083681186961156</text:p>
          </table:table-cell>
          <table:table-cell office:value-type="float" office:value="0.068999912839888" calcext:value-type="float">
            <text:p>0.068999912839888</text:p>
          </table:table-cell>
          <table:table-cell office:value-type="float" office:value="662.44293404169" calcext:value-type="float">
            <text:p>662.44293404169</text:p>
          </table:table-cell>
          <table:table-cell office:value-type="float" office:value="546.221992901392" calcext:value-type="float">
            <text:p>546.221992901392</text:p>
          </table:table-cell>
          <table:table-cell office:value-type="float" office:value="77.4210333360428" calcext:value-type="float">
            <text:p>77.4210333360428</text:p>
          </table:table-cell>
          <table:table-cell office:value-type="float" office:value="18.4794382145406" calcext:value-type="float">
            <text:p>18.4794382145406</text:p>
          </table:table-cell>
          <table:table-cell office:value-type="float" office:value="274.773949433821" calcext:value-type="float">
            <text:p>274.773949433821</text:p>
          </table:table-cell>
          <table:table-cell office:value-type="float" office:value="226.566797748774" calcext:value-type="float">
            <text:p>226.566797748774</text:p>
          </table:table-cell>
          <table:table-cell table:formula="of:=SUM([.E576:.P576])" office:value-type="float" office:value="8429.05446136671" calcext:value-type="float">
            <text:p>8429.054461366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639.171279739522" calcext:value-type="float">
            <text:p>639.171279739522</text:p>
          </table:table-cell>
          <table:table-cell office:value-type="float" office:value="2598.58728647699" calcext:value-type="float">
            <text:p>2598.58728647699</text:p>
          </table:table-cell>
          <table:table-cell office:value-type="float" office:value="482.797348220856" calcext:value-type="float">
            <text:p>482.797348220856</text:p>
          </table:table-cell>
          <table:table-cell office:value-type="float" office:value="47.883580768434" calcext:value-type="float">
            <text:p>47.883580768434</text:p>
          </table:table-cell>
          <table:table-cell office:value-type="float" office:value="161.071017940012" calcext:value-type="float">
            <text:p>161.071017940012</text:p>
          </table:table-cell>
          <table:table-cell office:value-type="float" office:value="131.851731754352" calcext:value-type="float">
            <text:p>131.851731754352</text:p>
          </table:table-cell>
          <table:table-cell office:value-type="float" office:value="652.437551382704" calcext:value-type="float">
            <text:p>652.437551382704</text:p>
          </table:table-cell>
          <table:table-cell office:value-type="float" office:value="534.081314637354" calcext:value-type="float">
            <text:p>534.081314637354</text:p>
          </table:table-cell>
          <table:table-cell office:value-type="float" office:value="18.6264386509405" calcext:value-type="float">
            <text:p>18.6264386509405</text:p>
          </table:table-cell>
          <table:table-cell office:value-type="float" office:value="14.2514755684195" calcext:value-type="float">
            <text:p>14.2514755684195</text:p>
          </table:table-cell>
          <table:table-cell office:value-type="float" office:value="144.422558150219" calcext:value-type="float">
            <text:p>144.422558150219</text:p>
          </table:table-cell>
          <table:table-cell office:value-type="float" office:value="118.223406296419" calcext:value-type="float">
            <text:p>118.223406296419</text:p>
          </table:table-cell>
          <table:table-cell table:formula="of:=SUM([.E577:.P577])" office:value-type="float" office:value="5543.40498958622" calcext:value-type="float">
            <text:p>5543.404989586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9962.84807903162" calcext:value-type="float">
            <text:p>9962.84807903162</text:p>
          </table:table-cell>
          <table:table-cell office:value-type="float" office:value="729.996118823748" calcext:value-type="float">
            <text:p>729.996118823748</text:p>
          </table:table-cell>
          <table:table-cell office:value-type="float" office:value="145.292427154305" calcext:value-type="float">
            <text:p>145.292427154305</text:p>
          </table:table-cell>
          <table:table-cell office:value-type="float" office:value="10.9451329914063" calcext:value-type="float">
            <text:p>10.9451329914063</text:p>
          </table:table-cell>
          <table:table-cell office:value-type="float" office:value="16302.0870422879" calcext:value-type="float">
            <text:p>16302.0870422879</text:p>
          </table:table-cell>
          <table:table-cell office:value-type="float" office:value="10400.3270414056" calcext:value-type="float">
            <text:p>10400.3270414056</text:p>
          </table:table-cell>
          <table:table-cell office:value-type="float" office:value="1198.41319026197" calcext:value-type="float">
            <text:p>1198.41319026197</text:p>
          </table:table-cell>
          <table:table-cell office:value-type="float" office:value="764.557880051009" calcext:value-type="float">
            <text:p>764.557880051009</text:p>
          </table:table-cell>
          <table:table-cell office:value-type="float" office:value="6.6599664959966" calcext:value-type="float">
            <text:p>6.6599664959966</text:p>
          </table:table-cell>
          <table:table-cell office:value-type="float" office:value="10.154203072492" calcext:value-type="float">
            <text:p>10.154203072492</text:p>
          </table:table-cell>
          <table:table-cell office:value-type="float" office:value="279.233012253187" calcext:value-type="float">
            <text:p>279.233012253187</text:p>
          </table:table-cell>
          <table:table-cell office:value-type="float" office:value="178.143733416257" calcext:value-type="float">
            <text:p>178.143733416257</text:p>
          </table:table-cell>
          <table:table-cell table:formula="of:=SUM([.E578:.P578])" office:value-type="float" office:value="39988.6578272455" calcext:value-type="float">
            <text:p>39988.65782724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564.64109872785" calcext:value-type="float">
            <text:p>4564.64109872785</text:p>
          </table:table-cell>
          <table:table-cell office:value-type="float" office:value="3898.57360171662" calcext:value-type="float">
            <text:p>3898.57360171662</text:p>
          </table:table-cell>
          <table:table-cell office:value-type="float" office:value="639.259751217767" calcext:value-type="float">
            <text:p>639.259751217767</text:p>
          </table:table-cell>
          <table:table-cell office:value-type="float" office:value="59.3394356450056" calcext:value-type="float">
            <text:p>59.3394356450056</text:p>
          </table:table-cell>
          <table:table-cell office:value-type="float" office:value="2430.58924743297" calcext:value-type="float">
            <text:p>2430.58924743297</text:p>
          </table:table-cell>
          <table:table-cell office:value-type="float" office:value="1804.30421167937" calcext:value-type="float">
            <text:p>1804.30421167937</text:p>
          </table:table-cell>
          <table:table-cell office:value-type="float" office:value="2075.33586320203" calcext:value-type="float">
            <text:p>2075.33586320203</text:p>
          </table:table-cell>
          <table:table-cell office:value-type="float" office:value="1540.58825142068" calcext:value-type="float">
            <text:p>1540.58825142068</text:p>
          </table:table-cell>
          <table:table-cell office:value-type="float" office:value="30.1851788558475" calcext:value-type="float">
            <text:p>30.1851788558475</text:p>
          </table:table-cell>
          <table:table-cell office:value-type="float" office:value="31.3408643745013" calcext:value-type="float">
            <text:p>31.3408643745013</text:p>
          </table:table-cell>
          <table:table-cell office:value-type="float" office:value="405.337434591549" calcext:value-type="float">
            <text:p>405.337434591549</text:p>
          </table:table-cell>
          <table:table-cell office:value-type="float" office:value="300.894954240931" calcext:value-type="float">
            <text:p>300.894954240931</text:p>
          </table:table-cell>
          <table:table-cell table:formula="of:=SUM([.E579:.P579])" office:value-type="float" office:value="17780.3898931051" calcext:value-type="float">
            <text:p>17780.38989310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846.92530467341" calcext:value-type="float">
            <text:p>4846.92530467341</text:p>
          </table:table-cell>
          <table:table-cell office:value-type="float" office:value="3949.67801932677" calcext:value-type="float">
            <text:p>3949.67801932677</text:p>
          </table:table-cell>
          <table:table-cell office:value-type="float" office:value="858.512945039541" calcext:value-type="float">
            <text:p>858.512945039541</text:p>
          </table:table-cell>
          <table:table-cell office:value-type="float" office:value="85.6475912003482" calcext:value-type="float">
            <text:p>85.6475912003482</text:p>
          </table:table-cell>
          <table:table-cell office:value-type="float" office:value="1349.65106766904" calcext:value-type="float">
            <text:p>1349.65106766904</text:p>
          </table:table-cell>
          <table:table-cell office:value-type="float" office:value="1165.17094639069" calcext:value-type="float">
            <text:p>1165.17094639069</text:p>
          </table:table-cell>
          <table:table-cell office:value-type="float" office:value="1095.03612580128" calcext:value-type="float">
            <text:p>1095.03612580128</text:p>
          </table:table-cell>
          <table:table-cell office:value-type="float" office:value="945.358626089526" calcext:value-type="float">
            <text:p>945.358626089526</text:p>
          </table:table-cell>
          <table:table-cell office:value-type="float" office:value="27.0861667211788" calcext:value-type="float">
            <text:p>27.0861667211788</text:p>
          </table:table-cell>
          <table:table-cell office:value-type="float" office:value="24.5311817466772" calcext:value-type="float">
            <text:p>24.5311817466772</text:p>
          </table:table-cell>
          <table:table-cell office:value-type="float" office:value="282.051289710296" calcext:value-type="float">
            <text:p>282.051289710296</text:p>
          </table:table-cell>
          <table:table-cell office:value-type="float" office:value="243.498468630151" calcext:value-type="float">
            <text:p>243.498468630151</text:p>
          </table:table-cell>
          <table:table-cell table:formula="of:=SUM([.E580:.P580])" office:value-type="float" office:value="14873.1477329989" calcext:value-type="float">
            <text:p>14873.14773299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2195.1300111249" calcext:value-type="float">
            <text:p>12195.1300111249</text:p>
          </table:table-cell>
          <table:table-cell office:value-type="float" office:value="6335.04204191343" calcext:value-type="float">
            <text:p>6335.04204191343</text:p>
          </table:table-cell>
          <table:table-cell office:value-type="float" office:value="1293.55951021076" calcext:value-type="float">
            <text:p>1293.55951021076</text:p>
          </table:table-cell>
          <table:table-cell office:value-type="float" office:value="146.710445591396" calcext:value-type="float">
            <text:p>146.710445591396</text:p>
          </table:table-cell>
          <table:table-cell office:value-type="float" office:value="4591.52025930125" calcext:value-type="float">
            <text:p>4591.52025930125</text:p>
          </table:table-cell>
          <table:table-cell office:value-type="float" office:value="3872.6053510986" calcext:value-type="float">
            <text:p>3872.6053510986</text:p>
          </table:table-cell>
          <table:table-cell office:value-type="float" office:value="2378.47855017369" calcext:value-type="float">
            <text:p>2378.47855017369</text:p>
          </table:table-cell>
          <table:table-cell office:value-type="float" office:value="2006.0695021909" calcext:value-type="float">
            <text:p>2006.0695021909</text:p>
          </table:table-cell>
          <table:table-cell office:value-type="float" office:value="49.9191858555291" calcext:value-type="float">
            <text:p>49.9191858555291</text:p>
          </table:table-cell>
          <table:table-cell office:value-type="float" office:value="63.6828470465699" calcext:value-type="float">
            <text:p>63.6828470465699</text:p>
          </table:table-cell>
          <table:table-cell office:value-type="float" office:value="591.732391605835" calcext:value-type="float">
            <text:p>591.732391605835</text:p>
          </table:table-cell>
          <table:table-cell office:value-type="float" office:value="499.082198648485" calcext:value-type="float">
            <text:p>499.082198648485</text:p>
          </table:table-cell>
          <table:table-cell table:formula="of:=SUM([.E581:.P581])" office:value-type="float" office:value="34023.5322947613" calcext:value-type="float">
            <text:p>34023.53229476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18.066342158787" calcext:value-type="float">
            <text:p>218.066342158787</text:p>
          </table:table-cell>
          <table:table-cell office:value-type="float" office:value="659.221621395288" calcext:value-type="float">
            <text:p>659.221621395288</text:p>
          </table:table-cell>
          <table:table-cell office:value-type="float" office:value="220.831498796528" calcext:value-type="float">
            <text:p>220.831498796528</text:p>
          </table:table-cell>
          <table:table-cell office:value-type="float" office:value="3.21626517447849" calcext:value-type="float">
            <text:p>3.21626517447849</text:p>
          </table:table-cell>
          <table:table-cell office:value-type="float" office:value="52.6453789187631" calcext:value-type="float">
            <text:p>52.6453789187631</text:p>
          </table:table-cell>
          <table:table-cell office:value-type="float" office:value="47.4745258515551" calcext:value-type="float">
            <text:p>47.4745258515551</text:p>
          </table:table-cell>
          <table:table-cell office:value-type="float" office:value="158.677852620719" calcext:value-type="float">
            <text:p>158.677852620719</text:p>
          </table:table-cell>
          <table:table-cell office:value-type="float" office:value="143.092441749464" calcext:value-type="float">
            <text:p>143.092441749464</text:p>
          </table:table-cell>
          <table:table-cell office:value-type="float" office:value="1.05280166919496" calcext:value-type="float">
            <text:p>1.05280166919496</text:p>
          </table:table-cell>
          <table:table-cell office:value-type="float" office:value="3.66630018380773" calcext:value-type="float">
            <text:p>3.66630018380773</text:p>
          </table:table-cell>
          <table:table-cell office:value-type="float" office:value="55.6995241095187" calcext:value-type="float">
            <text:p>55.6995241095187</text:p>
          </table:table-cell>
          <table:table-cell office:value-type="float" office:value="50.2286915122613" calcext:value-type="float">
            <text:p>50.2286915122613</text:p>
          </table:table-cell>
          <table:table-cell table:formula="of:=SUM([.E582:.P582])" office:value-type="float" office:value="1613.87324414037" calcext:value-type="float">
            <text:p>1613.873244140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454.63932175489" calcext:value-type="float">
            <text:p>4454.63932175489</text:p>
          </table:table-cell>
          <table:table-cell office:value-type="float" office:value="1235.92649505607" calcext:value-type="float">
            <text:p>1235.92649505607</text:p>
          </table:table-cell>
          <table:table-cell office:value-type="float" office:value="78.9682548103851" calcext:value-type="float">
            <text:p>78.9682548103851</text:p>
          </table:table-cell>
          <table:table-cell office:value-type="float" office:value="7.22765406975451" calcext:value-type="float">
            <text:p>7.22765406975451</text:p>
          </table:table-cell>
          <table:table-cell office:value-type="float" office:value="1184.45619005955" calcext:value-type="float">
            <text:p>1184.45619005955</text:p>
          </table:table-cell>
          <table:table-cell office:value-type="float" office:value="980.798916275266" calcext:value-type="float">
            <text:p>980.798916275266</text:p>
          </table:table-cell>
          <table:table-cell office:value-type="float" office:value="328.951922944536" calcext:value-type="float">
            <text:p>328.951922944536</text:p>
          </table:table-cell>
          <table:table-cell office:value-type="float" office:value="272.391408173943" calcext:value-type="float">
            <text:p>272.391408173943</text:p>
          </table:table-cell>
          <table:table-cell office:value-type="float" office:value="1.95028357059283" calcext:value-type="float">
            <text:p>1.95028357059283</text:p>
          </table:table-cell>
          <table:table-cell office:value-type="float" office:value="4.16092596713913" calcext:value-type="float">
            <text:p>4.16092596713913</text:p>
          </table:table-cell>
          <table:table-cell office:value-type="float" office:value="24.2157325469566" calcext:value-type="float">
            <text:p>24.2157325469566</text:p>
          </table:table-cell>
          <table:table-cell office:value-type="float" office:value="20.0520411292481" calcext:value-type="float">
            <text:p>20.0520411292481</text:p>
          </table:table-cell>
          <table:table-cell table:formula="of:=SUM([.E583:.P583])" office:value-type="float" office:value="8593.73914635833" calcext:value-type="float">
            <text:p>8593.739146358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84:.P58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.29341396134152" calcext:value-type="float">
            <text:p>4.29341396134152</text:p>
          </table:table-cell>
          <table:table-cell office:value-type="float" office:value="27.5700058218966" calcext:value-type="float">
            <text:p>27.5700058218966</text:p>
          </table:table-cell>
          <table:table-cell office:value-type="float" office:value="2.15418617517152" calcext:value-type="float">
            <text:p>2.15418617517152</text:p>
          </table:table-cell>
          <table:table-cell office:value-type="float" office:value="0.198644748712233" calcext:value-type="float">
            <text:p>0.198644748712233</text:p>
          </table:table-cell>
          <table:table-cell office:value-type="float" office:value="0.445272778434769" calcext:value-type="float">
            <text:p>0.445272778434769</text:p>
          </table:table-cell>
          <table:table-cell office:value-type="float" office:value="0.530082400277604" calcext:value-type="float">
            <text:p>0.530082400277604</text:p>
          </table:table-cell>
          <table:table-cell office:value-type="float" office:value="2.85607806186075" calcext:value-type="float">
            <text:p>2.85607806186075</text:p>
          </table:table-cell>
          <table:table-cell office:value-type="float" office:value="3.40006572989537" calcext:value-type="float">
            <text:p>3.40006572989537</text:p>
          </table:table-cell>
          <table:table-cell office:value-type="float" office:value="0.058285969621201" calcext:value-type="float">
            <text:p>0.058285969621201</text:p>
          </table:table-cell>
          <table:table-cell office:value-type="float" office:value="0.074137900513671" calcext:value-type="float">
            <text:p>0.074137900513671</text:p>
          </table:table-cell>
          <table:table-cell office:value-type="float" office:value="0.260972733038162" calcext:value-type="float">
            <text:p>0.260972733038162</text:p>
          </table:table-cell>
          <table:table-cell office:value-type="float" office:value="0.310679339577326" calcext:value-type="float">
            <text:p>0.310679339577326</text:p>
          </table:table-cell>
          <table:table-cell table:formula="of:=SUM([.E585:.P585])" office:value-type="float" office:value="42.1518256203407" calcext:value-type="float">
            <text:p>42.15182562034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86:.P58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87:.P58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88:.P58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30.347493839599" calcext:value-type="float">
            <text:p>230.347493839599</text:p>
          </table:table-cell>
          <table:table-cell office:value-type="float" office:value="188.879741489908" calcext:value-type="float">
            <text:p>188.879741489908</text:p>
          </table:table-cell>
          <table:table-cell office:value-type="float" office:value="38.6142883278728" calcext:value-type="float">
            <text:p>38.6142883278728</text:p>
          </table:table-cell>
          <table:table-cell office:value-type="float" office:value="4.0812048355797" calcext:value-type="float">
            <text:p>4.0812048355797</text:p>
          </table:table-cell>
          <table:table-cell office:value-type="float" office:value="10.174550373974" calcext:value-type="float">
            <text:p>10.174550373974</text:p>
          </table:table-cell>
          <table:table-cell office:value-type="float" office:value="9.00819579220173" calcext:value-type="float">
            <text:p>9.00819579220173</text:p>
          </table:table-cell>
          <table:table-cell office:value-type="float" office:value="8.26453458613021" calcext:value-type="float">
            <text:p>8.26453458613021</text:p>
          </table:table-cell>
          <table:table-cell office:value-type="float" office:value="7.31713372550786" calcext:value-type="float">
            <text:p>7.31713372550786</text:p>
          </table:table-cell>
          <table:table-cell office:value-type="float" office:value="1.37960716757892" calcext:value-type="float">
            <text:p>1.37960716757892</text:p>
          </table:table-cell>
          <table:table-cell office:value-type="float" office:value="0.169199360776226" calcext:value-type="float">
            <text:p>0.169199360776226</text:p>
          </table:table-cell>
          <table:table-cell office:value-type="float" office:value="2.03265710825586" calcext:value-type="float">
            <text:p>2.03265710825586</text:p>
          </table:table-cell>
          <table:table-cell office:value-type="float" office:value="1.79964445961336" calcext:value-type="float">
            <text:p>1.79964445961336</text:p>
          </table:table-cell>
          <table:table-cell table:formula="of:=SUM([.E589:.P589])" office:value-type="float" office:value="502.068251066998" calcext:value-type="float">
            <text:p>502.0682510669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729.12435203195" calcext:value-type="float">
            <text:p>1729.12435203195</text:p>
          </table:table-cell>
          <table:table-cell office:value-type="float" office:value="1418.16901393326" calcext:value-type="float">
            <text:p>1418.16901393326</text:p>
          </table:table-cell>
          <table:table-cell office:value-type="float" office:value="289.928325662177" calcext:value-type="float">
            <text:p>289.928325662177</text:p>
          </table:table-cell>
          <table:table-cell office:value-type="float" office:value="30.6429805106598" calcext:value-type="float">
            <text:p>30.6429805106598</text:p>
          </table:table-cell>
          <table:table-cell office:value-type="float" office:value="52.1244862636372" calcext:value-type="float">
            <text:p>52.1244862636372</text:p>
          </table:table-cell>
          <table:table-cell office:value-type="float" office:value="46.225091269916" calcext:value-type="float">
            <text:p>46.225091269916</text:p>
          </table:table-cell>
          <table:table-cell office:value-type="float" office:value="42.3394256921686" calcext:value-type="float">
            <text:p>42.3394256921686</text:p>
          </table:table-cell>
          <table:table-cell office:value-type="float" office:value="37.5474936489043" calcext:value-type="float">
            <text:p>37.5474936489043</text:p>
          </table:table-cell>
          <table:table-cell office:value-type="float" office:value="10.3585282414482" calcext:value-type="float">
            <text:p>10.3585282414482</text:p>
          </table:table-cell>
          <table:table-cell office:value-type="float" office:value="0.867908104777891" calcext:value-type="float">
            <text:p>0.867908104777891</text:p>
          </table:table-cell>
          <table:table-cell office:value-type="float" office:value="10.413355246536" calcext:value-type="float">
            <text:p>10.413355246536</text:p>
          </table:table-cell>
          <table:table-cell office:value-type="float" office:value="9.23478256001515" calcext:value-type="float">
            <text:p>9.23478256001515</text:p>
          </table:table-cell>
          <table:table-cell table:formula="of:=SUM([.E590:.P590])" office:value-type="float" office:value="3676.97574316545" calcext:value-type="float">
            <text:p>3676.975743165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527.33003030086" calcext:value-type="float">
            <text:p>1527.33003030086</text:p>
          </table:table-cell>
          <table:table-cell office:value-type="float" office:value="1252.71005471514" calcext:value-type="float">
            <text:p>1252.71005471514</text:p>
          </table:table-cell>
          <table:table-cell office:value-type="float" office:value="256.102146595644" calcext:value-type="float">
            <text:p>256.102146595644</text:p>
          </table:table-cell>
          <table:table-cell office:value-type="float" office:value="27.0678384698865" calcext:value-type="float">
            <text:p>27.0678384698865</text:p>
          </table:table-cell>
          <table:table-cell office:value-type="float" office:value="42.6466455608955" calcext:value-type="float">
            <text:p>42.6466455608955</text:p>
          </table:table-cell>
          <table:table-cell office:value-type="float" office:value="37.8153120709712" calcext:value-type="float">
            <text:p>37.8153120709712</text:p>
          </table:table-cell>
          <table:table-cell office:value-type="float" office:value="34.6408110693538" calcext:value-type="float">
            <text:p>34.6408110693538</text:p>
          </table:table-cell>
          <table:table-cell office:value-type="float" office:value="30.7164388605588" calcext:value-type="float">
            <text:p>30.7164388605588</text:p>
          </table:table-cell>
          <table:table-cell office:value-type="float" office:value="9.14999012996599" calcext:value-type="float">
            <text:p>9.14999012996599</text:p>
          </table:table-cell>
          <table:table-cell office:value-type="float" office:value="0.710029800482921" calcext:value-type="float">
            <text:p>0.710029800482921</text:p>
          </table:table-cell>
          <table:table-cell office:value-type="float" office:value="8.51988579901879" calcext:value-type="float">
            <text:p>8.51988579901879</text:p>
          </table:table-cell>
          <table:table-cell office:value-type="float" office:value="7.55468891073473" calcext:value-type="float">
            <text:p>7.55468891073473</text:p>
          </table:table-cell>
          <table:table-cell table:formula="of:=SUM([.E591:.P591])" office:value-type="float" office:value="3234.96387228351" calcext:value-type="float">
            <text:p>3234.963872283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979.140889930378" calcext:value-type="float">
            <text:p>979.140889930378</text:p>
          </table:table-cell>
          <table:table-cell office:value-type="float" office:value="801.021431715878" calcext:value-type="float">
            <text:p>801.021431715878</text:p>
          </table:table-cell>
          <table:table-cell office:value-type="float" office:value="163.759608505897" calcext:value-type="float">
            <text:p>163.759608505897</text:p>
          </table:table-cell>
          <table:table-cell office:value-type="float" office:value="17.3080104554066" calcext:value-type="float">
            <text:p>17.3080104554066</text:p>
          </table:table-cell>
          <table:table-cell office:value-type="float" office:value="80.8119464536698" calcext:value-type="float">
            <text:p>80.8119464536698</text:p>
          </table:table-cell>
          <table:table-cell office:value-type="float" office:value="84.0563264242805" calcext:value-type="float">
            <text:p>84.0563264242805</text:p>
          </table:table-cell>
          <table:table-cell office:value-type="float" office:value="65.6415371579704" calcext:value-type="float">
            <text:p>65.6415371579704</text:p>
          </table:table-cell>
          <table:table-cell office:value-type="float" office:value="68.2768664346574" calcext:value-type="float">
            <text:p>68.2768664346574</text:p>
          </table:table-cell>
          <table:table-cell office:value-type="float" office:value="5.85078579556715" calcext:value-type="float">
            <text:p>5.85078579556715</text:p>
          </table:table-cell>
          <table:table-cell office:value-type="float" office:value="3.00335696950423" calcext:value-type="float">
            <text:p>3.00335696950423</text:p>
          </table:table-cell>
          <table:table-cell office:value-type="float" office:value="16.1444949755441" calcext:value-type="float">
            <text:p>16.1444949755441</text:p>
          </table:table-cell>
          <table:table-cell office:value-type="float" office:value="16.7926525615554" calcext:value-type="float">
            <text:p>16.7926525615554</text:p>
          </table:table-cell>
          <table:table-cell table:formula="of:=SUM([.E592:.P592])" office:value-type="float" office:value="2301.80790738031" calcext:value-type="float">
            <text:p>2301.807907380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21.5375716339331" calcext:value-type="float">
            <text:p>21.5375716339331</text:p>
          </table:table-cell>
          <table:table-cell office:value-type="float" office:value="17.6456301014047" calcext:value-type="float">
            <text:p>17.6456301014047</text:p>
          </table:table-cell>
          <table:table-cell office:value-type="float" office:value="3.60744589699175" calcext:value-type="float">
            <text:p>3.60744589699175</text:p>
          </table:table-cell>
          <table:table-cell office:value-type="float" office:value="0.381276627808977" calcext:value-type="float">
            <text:p>0.381276627808977</text:p>
          </table:table-cell>
          <table:table-cell office:value-type="float" office:value="2.79786435293042" calcext:value-type="float">
            <text:p>2.79786435293042</text:p>
          </table:table-cell>
          <table:table-cell office:value-type="float" office:value="1.71736523210908" calcext:value-type="float">
            <text:p>1.71736523210908</text:p>
          </table:table-cell>
          <table:table-cell office:value-type="float" office:value="2.2726357295593" calcext:value-type="float">
            <text:p>2.2726357295593</text:p>
          </table:table-cell>
          <table:table-cell office:value-type="float" office:value="1.39497312766652" calcext:value-type="float">
            <text:p>1.39497312766652</text:p>
          </table:table-cell>
          <table:table-cell office:value-type="float" office:value="0.128886441564962" calcext:value-type="float">
            <text:p>0.128886441564962</text:p>
          </table:table-cell>
          <table:table-cell office:value-type="float" office:value="0.03394071852013" calcext:value-type="float">
            <text:p>0.03394071852013</text:p>
          </table:table-cell>
          <table:table-cell office:value-type="float" office:value="0.55895333512398" calcext:value-type="float">
            <text:p>0.55895333512398</text:p>
          </table:table-cell>
          <table:table-cell office:value-type="float" office:value="0.343092767563208" calcext:value-type="float">
            <text:p>0.343092767563208</text:p>
          </table:table-cell>
          <table:table-cell table:formula="of:=SUM([.E593:.P593])" office:value-type="float" office:value="52.4196359651761" calcext:value-type="float">
            <text:p>52.41963596517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70.8727986591052" calcext:value-type="float">
            <text:p>70.8727986591052</text:p>
          </table:table-cell>
          <table:table-cell office:value-type="float" office:value="120.242886083396" calcext:value-type="float">
            <text:p>120.242886083396</text:p>
          </table:table-cell>
          <table:table-cell office:value-type="float" office:value="13.450273697237" calcext:value-type="float">
            <text:p>13.450273697237</text:p>
          </table:table-cell>
          <table:table-cell office:value-type="float" office:value="0.929442662741114" calcext:value-type="float">
            <text:p>0.929442662741114</text:p>
          </table:table-cell>
          <table:table-cell office:value-type="float" office:value="10.1672759775533" calcext:value-type="float">
            <text:p>10.1672759775533</text:p>
          </table:table-cell>
          <table:table-cell office:value-type="float" office:value="9.21752773403153" calcext:value-type="float">
            <text:p>9.21752773403153</text:p>
          </table:table-cell>
          <table:table-cell office:value-type="float" office:value="17.2427961280696" calcext:value-type="float">
            <text:p>17.2427961280696</text:p>
          </table:table-cell>
          <table:table-cell office:value-type="float" office:value="15.6321075451893" calcext:value-type="float">
            <text:p>15.6321075451893</text:p>
          </table:table-cell>
          <table:table-cell office:value-type="float" office:value="0.303714477232529" calcext:value-type="float">
            <text:p>0.303714477232529</text:p>
          </table:table-cell>
          <table:table-cell office:value-type="float" office:value="0.573507267820717" calcext:value-type="float">
            <text:p>0.573507267820717</text:p>
          </table:table-cell>
          <table:table-cell office:value-type="float" office:value="2.19574917420063" calcext:value-type="float">
            <text:p>2.19574917420063</text:p>
          </table:table-cell>
          <table:table-cell office:value-type="float" office:value="1.99063927790043" calcext:value-type="float">
            <text:p>1.99063927790043</text:p>
          </table:table-cell>
          <table:table-cell table:formula="of:=SUM([.E594:.P594])" office:value-type="float" office:value="262.818718684477" calcext:value-type="float">
            <text:p>262.8187186844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44.4533124987938" calcext:value-type="float">
            <text:p>44.4533124987938</text:p>
          </table:table-cell>
          <table:table-cell office:value-type="float" office:value="36.4161868355355" calcext:value-type="float">
            <text:p>36.4161868355355</text:p>
          </table:table-cell>
          <table:table-cell office:value-type="float" office:value="7.4448700912913" calcext:value-type="float">
            <text:p>7.4448700912913</text:p>
          </table:table-cell>
          <table:table-cell office:value-type="float" office:value="0.78686002338955" calcext:value-type="float">
            <text:p>0.78686002338955</text:p>
          </table:table-cell>
          <table:table-cell office:value-type="float" office:value="3.86211996107283" calcext:value-type="float">
            <text:p>3.86211996107283</text:p>
          </table:table-cell>
          <table:table-cell office:value-type="float" office:value="3.27278633789338" calcext:value-type="float">
            <text:p>3.27278633789338</text:p>
          </table:table-cell>
          <table:table-cell office:value-type="float" office:value="3.13710412950694" calcext:value-type="float">
            <text:p>3.13710412950694</text:p>
          </table:table-cell>
          <table:table-cell office:value-type="float" office:value="2.65840306336503" calcext:value-type="float">
            <text:p>2.65840306336503</text:p>
          </table:table-cell>
          <table:table-cell office:value-type="float" office:value="0.265989523163775" calcext:value-type="float">
            <text:p>0.265989523163775</text:p>
          </table:table-cell>
          <table:table-cell office:value-type="float" office:value="0.075234414989304" calcext:value-type="float">
            <text:p>0.075234414989304</text:p>
          </table:table-cell>
          <table:table-cell office:value-type="float" office:value="0.771568796975284" calcext:value-type="float">
            <text:p>0.771568796975284</text:p>
          </table:table-cell>
          <table:table-cell office:value-type="float" office:value="0.653832569401622" calcext:value-type="float">
            <text:p>0.653832569401622</text:p>
          </table:table-cell>
          <table:table-cell table:formula="of:=SUM([.E595:.P595])" office:value-type="float" office:value="103.798268245378" calcext:value-type="float">
            <text:p>103.7982682453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96:.P59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97:.P59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598:.P59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.03646927135361" calcext:value-type="float">
            <text:p>1.03646927135361</text:p>
          </table:table-cell>
          <table:table-cell office:value-type="float" office:value="0.822411814166886" calcext:value-type="float">
            <text:p>0.822411814166886</text:p>
          </table:table-cell>
          <table:table-cell office:value-type="float" office:value="0.1390251370588" calcext:value-type="float">
            <text:p>0.1390251370588</text:p>
          </table:table-cell>
          <table:table-cell office:value-type="float" office:value="0.013372853151441" calcext:value-type="float">
            <text:p>0.013372853151441</text:p>
          </table:table-cell>
          <table:table-cell office:value-type="float" office:value="0.140472805851472" calcext:value-type="float">
            <text:p>0.140472805851472</text:p>
          </table:table-cell>
          <table:table-cell office:value-type="float" office:value="0.054930687172577" calcext:value-type="float">
            <text:p>0.054930687172577</text:p>
          </table:table-cell>
          <table:table-cell office:value-type="float" office:value="0.110669906157188" calcext:value-type="float">
            <text:p>0.110669906157188</text:p>
          </table:table-cell>
          <table:table-cell office:value-type="float" office:value="0.043276518595113" calcext:value-type="float">
            <text:p>0.043276518595113</text:p>
          </table:table-cell>
          <table:table-cell office:value-type="float" office:value="0.004513735516152" calcext:value-type="float">
            <text:p>0.004513735516152</text:p>
          </table:table-cell>
          <table:table-cell office:value-type="float" office:value="0.000778839801518" calcext:value-type="float">
            <text:p>0.000778839801518</text:p>
          </table:table-cell>
          <table:table-cell office:value-type="float" office:value="0.02216348804236" calcext:value-type="float">
            <text:p>0.02216348804236</text:p>
          </table:table-cell>
          <table:table-cell office:value-type="float" office:value="0.008666842104623" calcext:value-type="float">
            <text:p>0.008666842104623</text:p>
          </table:table-cell>
          <table:table-cell table:formula="of:=SUM([.E599:.P599])" office:value-type="float" office:value="2.39675189897174" calcext:value-type="float">
            <text:p>2.396751898971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3.28728881075837" calcext:value-type="float">
            <text:p>3.28728881075837</text:p>
          </table:table-cell>
          <table:table-cell office:value-type="float" office:value="2.71671057687607" calcext:value-type="float">
            <text:p>2.71671057687607</text:p>
          </table:table-cell>
          <table:table-cell office:value-type="float" office:value="0.550858425888332" calcext:value-type="float">
            <text:p>0.550858425888332</text:p>
          </table:table-cell>
          <table:table-cell office:value-type="float" office:value="0.058039362797177" calcext:value-type="float">
            <text:p>0.058039362797177</text:p>
          </table:table-cell>
          <table:table-cell office:value-type="float" office:value="0.295771111612515" calcext:value-type="float">
            <text:p>0.295771111612515</text:p>
          </table:table-cell>
          <table:table-cell office:value-type="float" office:value="0.177205403810192" calcext:value-type="float">
            <text:p>0.177205403810192</text:p>
          </table:table-cell>
          <table:table-cell office:value-type="float" office:value="0.242179578591459" calcext:value-type="float">
            <text:p>0.242179578591459</text:p>
          </table:table-cell>
          <table:table-cell office:value-type="float" office:value="0.145097098174701" calcext:value-type="float">
            <text:p>0.145097098174701</text:p>
          </table:table-cell>
          <table:table-cell office:value-type="float" office:value="0.019619428664461" calcext:value-type="float">
            <text:p>0.019619428664461</text:p>
          </table:table-cell>
          <table:table-cell office:value-type="float" office:value="0.002674549445404" calcext:value-type="float">
            <text:p>0.002674549445404</text:p>
          </table:table-cell>
          <table:table-cell office:value-type="float" office:value="0.059045185876196" calcext:value-type="float">
            <text:p>0.059045185876196</text:p>
          </table:table-cell>
          <table:table-cell office:value-type="float" office:value="0.035375753734687" calcext:value-type="float">
            <text:p>0.035375753734687</text:p>
          </table:table-cell>
          <table:table-cell table:formula="of:=SUM([.E600:.P600])" office:value-type="float" office:value="7.58986528622957" calcext:value-type="float">
            <text:p>7.589865286229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1:.P60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1.19371145355149" calcext:value-type="float">
            <text:p>1.19371145355149</text:p>
          </table:table-cell>
          <table:table-cell office:value-type="float" office:value="0.981447343885575" calcext:value-type="float">
            <text:p>0.981447343885575</text:p>
          </table:table-cell>
          <table:table-cell office:value-type="float" office:value="0.200225484644191" calcext:value-type="float">
            <text:p>0.200225484644191</text:p>
          </table:table-cell>
          <table:table-cell office:value-type="float" office:value="0.021143022278582" calcext:value-type="float">
            <text:p>0.021143022278582</text:p>
          </table:table-cell>
          <table:table-cell office:value-type="float" office:value="0.064149267274382" calcext:value-type="float">
            <text:p>0.064149267274382</text:p>
          </table:table-cell>
          <table:table-cell office:value-type="float" office:value="0.027158535048131" calcext:value-type="float">
            <text:p>0.027158535048131</text:p>
          </table:table-cell>
          <table:table-cell office:value-type="float" office:value="0.052225930020954" calcext:value-type="float">
            <text:p>0.052225930020954</text:p>
          </table:table-cell>
          <table:table-cell office:value-type="float" office:value="0.02211061499469" calcext:value-type="float">
            <text:p>0.02211061499469</text:p>
          </table:table-cell>
          <table:table-cell office:value-type="float" office:value="0.007146266558313" calcext:value-type="float">
            <text:p>0.007146266558313</text:p>
          </table:table-cell>
          <table:table-cell office:value-type="float" office:value="0.000362246570133" calcext:value-type="float">
            <text:p>0.000362246570133</text:p>
          </table:table-cell>
          <table:table-cell office:value-type="float" office:value="0.012816104115421" calcext:value-type="float">
            <text:p>0.012816104115421</text:p>
          </table:table-cell>
          <table:table-cell office:value-type="float" office:value="0.005425886024705" calcext:value-type="float">
            <text:p>0.005425886024705</text:p>
          </table:table-cell>
          <table:table-cell table:formula="of:=SUM([.E602:.P602])" office:value-type="float" office:value="2.58792215496657" calcext:value-type="float">
            <text:p>2.587922154966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39.5873257295326" calcext:value-type="float">
            <text:p>39.5873257295326</text:p>
          </table:table-cell>
          <table:table-cell office:value-type="float" office:value="51.4962252642933" calcext:value-type="float">
            <text:p>51.4962252642933</text:p>
          </table:table-cell>
          <table:table-cell office:value-type="float" office:value="6.16929542756182" calcext:value-type="float">
            <text:p>6.16929542756182</text:p>
          </table:table-cell>
          <table:table-cell office:value-type="float" office:value="0.548741580197647" calcext:value-type="float">
            <text:p>0.548741580197647</text:p>
          </table:table-cell>
          <table:table-cell office:value-type="float" office:value="3.95478620982551" calcext:value-type="float">
            <text:p>3.95478620982551</text:p>
          </table:table-cell>
          <table:table-cell office:value-type="float" office:value="1.66967894031476" calcext:value-type="float">
            <text:p>1.66967894031476</text:p>
          </table:table-cell>
          <table:table-cell office:value-type="float" office:value="5.11781524577872" calcext:value-type="float">
            <text:p>5.11781524577872</text:p>
          </table:table-cell>
          <table:table-cell office:value-type="float" office:value="2.1607004482489" calcext:value-type="float">
            <text:p>2.1607004482489</text:p>
          </table:table-cell>
          <table:table-cell office:value-type="float" office:value="0.174533975135828" calcext:value-type="float">
            <text:p>0.174533975135828</text:p>
          </table:table-cell>
          <table:table-cell office:value-type="float" office:value="0.024513598786901" calcext:value-type="float">
            <text:p>0.024513598786901</text:p>
          </table:table-cell>
          <table:table-cell office:value-type="float" office:value="0.717692659641386" calcext:value-type="float">
            <text:p>0.717692659641386</text:p>
          </table:table-cell>
          <table:table-cell office:value-type="float" office:value="0.303004070471507" calcext:value-type="float">
            <text:p>0.303004070471507</text:p>
          </table:table-cell>
          <table:table-cell table:formula="of:=SUM([.E603:.P603])" office:value-type="float" office:value="111.924313149789" calcext:value-type="float">
            <text:p>111.9243131497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4:.P60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5:.P60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6:.P60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7:.P60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0.513871404031322" calcext:value-type="float">
            <text:p>0.513871404031322</text:p>
          </table:table-cell>
          <table:table-cell office:value-type="float" office:value="0.774505463046819" calcext:value-type="float">
            <text:p>0.774505463046819</text:p>
          </table:table-cell>
          <table:table-cell office:value-type="float" office:value="0.091036717109282" calcext:value-type="float">
            <text:p>0.091036717109282</text:p>
          </table:table-cell>
          <table:table-cell office:value-type="float" office:value="0.00666484463519" calcext:value-type="float">
            <text:p>0.00666484463519</text:p>
          </table:table-cell>
          <table:table-cell office:value-type="float" office:value="0.02118415790442" calcext:value-type="float">
            <text:p>0.02118415790442</text:p>
          </table:table-cell>
          <table:table-cell office:value-type="float" office:value="0.012327098700593" calcext:value-type="float">
            <text:p>0.012327098700593</text:p>
          </table:table-cell>
          <table:table-cell office:value-type="float" office:value="0.031781148272039" calcext:value-type="float">
            <text:p>0.031781148272039</text:p>
          </table:table-cell>
          <table:table-cell office:value-type="float" office:value="0.018493506012144" calcext:value-type="float">
            <text:p>0.018493506012144</text:p>
          </table:table-cell>
          <table:table-cell office:value-type="float" office:value="0.002267223151773" calcext:value-type="float">
            <text:p>0.002267223151773</text:p>
          </table:table-cell>
          <table:table-cell office:value-type="float" office:value="0.000287668503059" calcext:value-type="float">
            <text:p>0.000287668503059</text:p>
          </table:table-cell>
          <table:table-cell office:value-type="float" office:value="0.00428058705978" calcext:value-type="float">
            <text:p>0.00428058705978</text:p>
          </table:table-cell>
          <table:table-cell office:value-type="float" office:value="0.002490881130157" calcext:value-type="float">
            <text:p>0.002490881130157</text:p>
          </table:table-cell>
          <table:table-cell table:formula="of:=SUM([.E608:.P608])" office:value-type="float" office:value="1.47919069955658" calcext:value-type="float">
            <text:p>1.479190699556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09:.P60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9.2549667091948" calcext:value-type="float">
            <text:p>9.2549667091948</text:p>
          </table:table-cell>
          <table:table-cell office:value-type="float" office:value="15.1949676971007" calcext:value-type="float">
            <text:p>15.1949676971007</text:p>
          </table:table-cell>
          <table:table-cell office:value-type="float" office:value="2.11585617456493" calcext:value-type="float">
            <text:p>2.11585617456493</text:p>
          </table:table-cell>
          <table:table-cell office:value-type="float" office:value="0.180106215537169" calcext:value-type="float">
            <text:p>0.180106215537169</text:p>
          </table:table-cell>
          <table:table-cell office:value-type="float" office:value="0.229095904146308" calcext:value-type="float">
            <text:p>0.229095904146308</text:p>
          </table:table-cell>
          <table:table-cell office:value-type="float" office:value="0.16953846771213" calcext:value-type="float">
            <text:p>0.16953846771213</text:p>
          </table:table-cell>
          <table:table-cell office:value-type="float" office:value="0.373892624067642" calcext:value-type="float">
            <text:p>0.373892624067642</text:p>
          </table:table-cell>
          <table:table-cell office:value-type="float" office:value="0.276692779862242" calcext:value-type="float">
            <text:p>0.276692779862242</text:p>
          </table:table-cell>
          <table:table-cell office:value-type="float" office:value="0.061092615408469" calcext:value-type="float">
            <text:p>0.061092615408469</text:p>
          </table:table-cell>
          <table:table-cell office:value-type="float" office:value="0.004949375303753" calcext:value-type="float">
            <text:p>0.004949375303753</text:p>
          </table:table-cell>
          <table:table-cell office:value-type="float" office:value="0.06070973795548" calcext:value-type="float">
            <text:p>0.06070973795548</text:p>
          </table:table-cell>
          <table:table-cell office:value-type="float" office:value="0.044927193205531" calcext:value-type="float">
            <text:p>0.044927193205531</text:p>
          </table:table-cell>
          <table:table-cell table:formula="of:=SUM([.E610:.P610])" office:value-type="float" office:value="27.9667954940592" calcext:value-type="float">
            <text:p>27.96679549405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office:value-type="float" office:value="0.016798668937153" calcext:value-type="float">
            <text:p>0.016798668937153</text:p>
          </table:table-cell>
          <table:table-cell office:value-type="float" office:value="0.027655263102905" calcext:value-type="float">
            <text:p>0.027655263102905</text:p>
          </table:table-cell>
          <table:table-cell office:value-type="float" office:value="0.003809230206458" calcext:value-type="float">
            <text:p>0.003809230206458</text:p>
          </table:table-cell>
          <table:table-cell office:value-type="float" office:value="0.000280080294533" calcext:value-type="float">
            <text:p>0.000280080294533</text:p>
          </table:table-cell>
          <table:table-cell office:value-type="float" office:value="0.000256700048782" calcext:value-type="float">
            <text:p>0.000256700048782</text:p>
          </table:table-cell>
          <table:table-cell office:value-type="float" office:value="0.000164336987779" calcext:value-type="float">
            <text:p>0.000164336987779</text:p>
          </table:table-cell>
          <table:table-cell office:value-type="float" office:value="0.000420283857711" calcext:value-type="float">
            <text:p>0.000420283857711</text:p>
          </table:table-cell>
          <table:table-cell office:value-type="float" office:value="0.000269061823386" calcext:value-type="float">
            <text:p>0.000269061823386</text:p>
          </table:table-cell>
          <table:table-cell office:value-type="float" office:value="0.0000921028092476848" calcext:value-type="float">
            <text:p>9.21028092476848E-05</text:p>
          </table:table-cell>
          <table:table-cell office:value-type="float" office:value="0.00000628543195998385" calcext:value-type="float">
            <text:p>6.28543195998385E-06</text:p>
          </table:table-cell>
          <table:table-cell office:value-type="float" office:value="0.0000663076626996166" calcext:value-type="float">
            <text:p>6.63076626996166E-05</text:p>
          </table:table-cell>
          <table:table-cell office:value-type="float" office:value="0.0000424495499959633" calcext:value-type="float">
            <text:p>4.24495499959633E-05</text:p>
          </table:table-cell>
          <table:table-cell table:formula="of:=SUM([.E611:.P611])" office:value-type="float" office:value="0.0498607707126102" calcext:value-type="float">
            <text:p>0.049860770712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2:.P61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3:.P61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4:.P61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5:.P61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6:.P61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10" calcext:value-type="float">
            <text:p>2010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17:.P617])" office:value-type="float" office:value="0" calcext:value-type="float">
            <text:p>0</text:p>
          </table:table-cell>
          <table:table-cell table:formula="of:=SUM([.Q562:.Q617])" office:value-type="float" office:value="210924.419487848" calcext:value-type="float">
            <text:p>210924.4194878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082.4830324413" calcext:value-type="float">
            <text:p>5082.4830324413</text:p>
          </table:table-cell>
          <table:table-cell office:value-type="float" office:value="1301.0072706142" calcext:value-type="float">
            <text:p>1301.0072706142</text:p>
          </table:table-cell>
          <table:table-cell office:value-type="float" office:value="169.936052062396" calcext:value-type="float">
            <text:p>169.936052062396</text:p>
          </table:table-cell>
          <table:table-cell office:value-type="float" office:value="26.0349225682509" calcext:value-type="float">
            <text:p>26.0349225682509</text:p>
          </table:table-cell>
          <table:table-cell office:value-type="float" office:value="317.26301544282" calcext:value-type="float">
            <text:p>317.26301544282</text:p>
          </table:table-cell>
          <table:table-cell office:value-type="float" office:value="433.074197255348" calcext:value-type="float">
            <text:p>433.074197255348</text:p>
          </table:table-cell>
          <table:table-cell office:value-type="float" office:value="81.1446418177595" calcext:value-type="float">
            <text:p>81.1446418177595</text:p>
          </table:table-cell>
          <table:table-cell office:value-type="float" office:value="110.765040065417" calcext:value-type="float">
            <text:p>110.765040065417</text:p>
          </table:table-cell>
          <table:table-cell office:value-type="float" office:value="2.38521746512815" calcext:value-type="float">
            <text:p>2.38521746512815</text:p>
          </table:table-cell>
          <table:table-cell office:value-type="float" office:value="1.98890787167506" calcext:value-type="float">
            <text:p>1.98890787167506</text:p>
          </table:table-cell>
          <table:table-cell office:value-type="float" office:value="12.5740341311031" calcext:value-type="float">
            <text:p>12.5740341311031</text:p>
          </table:table-cell>
          <table:table-cell office:value-type="float" office:value="17.1639600978648" calcext:value-type="float">
            <text:p>17.1639600978648</text:p>
          </table:table-cell>
          <table:table-cell table:formula="of:=SUM([.E618:.P618])" office:value-type="float" office:value="7555.82029183326" calcext:value-type="float">
            <text:p>7555.8202918332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4.4375629810447" calcext:value-type="float">
            <text:p>24.4375629810447</text:p>
          </table:table-cell>
          <table:table-cell office:value-type="float" office:value="19.3736481312976" calcext:value-type="float">
            <text:p>19.3736481312976</text:p>
          </table:table-cell>
          <table:table-cell office:value-type="float" office:value="3.61938953134891" calcext:value-type="float">
            <text:p>3.61938953134891</text:p>
          </table:table-cell>
          <table:table-cell office:value-type="float" office:value="0.50139135724702" calcext:value-type="float">
            <text:p>0.50139135724702</text:p>
          </table:table-cell>
          <table:table-cell office:value-type="float" office:value="1.4789779429049" calcext:value-type="float">
            <text:p>1.4789779429049</text:p>
          </table:table-cell>
          <table:table-cell office:value-type="float" office:value="0.877570387837832" calcext:value-type="float">
            <text:p>0.877570387837832</text:p>
          </table:table-cell>
          <table:table-cell office:value-type="float" office:value="1.16477567667746" calcext:value-type="float">
            <text:p>1.16477567667746</text:p>
          </table:table-cell>
          <table:table-cell office:value-type="float" office:value="0.691134473796302" calcext:value-type="float">
            <text:p>0.691134473796302</text:p>
          </table:table-cell>
          <table:table-cell office:value-type="float" office:value="0.081157236581486" calcext:value-type="float">
            <text:p>0.081157236581486</text:p>
          </table:table-cell>
          <table:table-cell office:value-type="float" office:value="0.011991490572251" calcext:value-type="float">
            <text:p>0.011991490572251</text:p>
          </table:table-cell>
          <table:table-cell office:value-type="float" office:value="0.262760581397729" calcext:value-type="float">
            <text:p>0.262760581397729</text:p>
          </table:table-cell>
          <table:table-cell office:value-type="float" office:value="0.155912335563836" calcext:value-type="float">
            <text:p>0.155912335563836</text:p>
          </table:table-cell>
          <table:table-cell table:formula="of:=SUM([.E619:.P619])" office:value-type="float" office:value="52.65627212627" calcext:value-type="float">
            <text:p>52.656272126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7.0820373057863" calcext:value-type="float">
            <text:p>57.0820373057863</text:p>
          </table:table-cell>
          <table:table-cell office:value-type="float" office:value="81.3906319553029" calcext:value-type="float">
            <text:p>81.3906319553029</text:p>
          </table:table-cell>
          <table:table-cell office:value-type="float" office:value="15.205416870554" calcext:value-type="float">
            <text:p>15.205416870554</text:p>
          </table:table-cell>
          <table:table-cell office:value-type="float" office:value="2.10639516580196" calcext:value-type="float">
            <text:p>2.10639516580196</text:p>
          </table:table-cell>
          <table:table-cell office:value-type="float" office:value="4.27766708125867" calcext:value-type="float">
            <text:p>4.27766708125867</text:p>
          </table:table-cell>
          <table:table-cell office:value-type="float" office:value="5.47786893260994" calcext:value-type="float">
            <text:p>5.47786893260994</text:p>
          </table:table-cell>
          <table:table-cell office:value-type="float" office:value="6.07495036583462" calcext:value-type="float">
            <text:p>6.07495036583462</text:p>
          </table:table-cell>
          <table:table-cell office:value-type="float" office:value="7.77942304625566" calcext:value-type="float">
            <text:p>7.77942304625566</text:p>
          </table:table-cell>
          <table:table-cell office:value-type="float" office:value="0.340949656595808" calcext:value-type="float">
            <text:p>0.340949656595808</text:p>
          </table:table-cell>
          <table:table-cell office:value-type="float" office:value="0.30939714147635" calcext:value-type="float">
            <text:p>0.30939714147635</text:p>
          </table:table-cell>
          <table:table-cell office:value-type="float" office:value="1.37044196162757" calcext:value-type="float">
            <text:p>1.37044196162757</text:p>
          </table:table-cell>
          <table:table-cell office:value-type="float" office:value="1.75495224451544" calcext:value-type="float">
            <text:p>1.75495224451544</text:p>
          </table:table-cell>
          <table:table-cell table:formula="of:=SUM([.E620:.P620])" office:value-type="float" office:value="183.170131727619" calcext:value-type="float">
            <text:p>183.1701317276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7170.71941995596" calcext:value-type="float">
            <text:p>7170.71941995596</text:p>
          </table:table-cell>
          <table:table-cell office:value-type="float" office:value="29991.0782839522" calcext:value-type="float">
            <text:p>29991.0782839522</text:p>
          </table:table-cell>
          <table:table-cell office:value-type="float" office:value="5967.55069916276" calcext:value-type="float">
            <text:p>5967.55069916276</text:p>
          </table:table-cell>
          <table:table-cell office:value-type="float" office:value="955.448529099966" calcext:value-type="float">
            <text:p>955.448529099966</text:p>
          </table:table-cell>
          <table:table-cell office:value-type="float" office:value="174.29826256544" calcext:value-type="float">
            <text:p>174.29826256544</text:p>
          </table:table-cell>
          <table:table-cell office:value-type="float" office:value="172.753647379531" calcext:value-type="float">
            <text:p>172.753647379531</text:p>
          </table:table-cell>
          <table:table-cell office:value-type="float" office:value="722.032996720789" calcext:value-type="float">
            <text:p>722.032996720789</text:p>
          </table:table-cell>
          <table:table-cell office:value-type="float" office:value="715.634406654272" calcext:value-type="float">
            <text:p>715.634406654272</text:p>
          </table:table-cell>
          <table:table-cell office:value-type="float" office:value="117.028963703699" calcext:value-type="float">
            <text:p>117.028963703699</text:p>
          </table:table-cell>
          <table:table-cell office:value-type="float" office:value="21.1707686812902" calcext:value-type="float">
            <text:p>21.1707686812902</text:p>
          </table:table-cell>
          <table:table-cell office:value-type="float" office:value="178.594565118245" calcext:value-type="float">
            <text:p>178.594565118245</text:p>
          </table:table-cell>
          <table:table-cell office:value-type="float" office:value="177.011876493917" calcext:value-type="float">
            <text:p>177.011876493917</text:p>
          </table:table-cell>
          <table:table-cell table:formula="of:=SUM([.E621:.P621])" office:value-type="float" office:value="46363.3224194881" calcext:value-type="float">
            <text:p>46363.32241948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757.81033747126" calcext:value-type="float">
            <text:p>5757.81033747126</text:p>
          </table:table-cell>
          <table:table-cell office:value-type="float" office:value="757.539639552811" calcext:value-type="float">
            <text:p>757.539639552811</text:p>
          </table:table-cell>
          <table:table-cell office:value-type="float" office:value="57.1004499515578" calcext:value-type="float">
            <text:p>57.1004499515578</text:p>
          </table:table-cell>
          <table:table-cell office:value-type="float" office:value="8.1432407199732" calcext:value-type="float">
            <text:p>8.1432407199732</text:p>
          </table:table-cell>
          <table:table-cell office:value-type="float" office:value="552.166229245535" calcext:value-type="float">
            <text:p>552.166229245535</text:p>
          </table:table-cell>
          <table:table-cell office:value-type="float" office:value="757.239355183498" calcext:value-type="float">
            <text:p>757.239355183498</text:p>
          </table:table-cell>
          <table:table-cell office:value-type="float" office:value="72.6977754280569" calcext:value-type="float">
            <text:p>72.6977754280569</text:p>
          </table:table-cell>
          <table:table-cell office:value-type="float" office:value="99.6975433713773" calcext:value-type="float">
            <text:p>99.6975433713773</text:p>
          </table:table-cell>
          <table:table-cell office:value-type="float" office:value="0.747501105712622" calcext:value-type="float">
            <text:p>0.747501105712622</text:p>
          </table:table-cell>
          <table:table-cell office:value-type="float" office:value="1.65499453829743" calcext:value-type="float">
            <text:p>1.65499453829743</text:p>
          </table:table-cell>
          <table:table-cell office:value-type="float" office:value="6.43642997140416" calcext:value-type="float">
            <text:p>6.43642997140416</text:p>
          </table:table-cell>
          <table:table-cell office:value-type="float" office:value="8.82690360815695" calcext:value-type="float">
            <text:p>8.82690360815695</text:p>
          </table:table-cell>
          <table:table-cell table:formula="of:=SUM([.E622:.P622])" office:value-type="float" office:value="8080.06040014764" calcext:value-type="float">
            <text:p>8080.060400147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4735.32203994337" calcext:value-type="float">
            <text:p>4735.32203994337</text:p>
          </table:table-cell>
          <table:table-cell office:value-type="float" office:value="624.851001538312" calcext:value-type="float">
            <text:p>624.851001538312</text:p>
          </table:table-cell>
          <table:table-cell office:value-type="float" office:value="108.615792258637" calcext:value-type="float">
            <text:p>108.615792258637</text:p>
          </table:table-cell>
          <table:table-cell office:value-type="float" office:value="14.2864206372711" calcext:value-type="float">
            <text:p>14.2864206372711</text:p>
          </table:table-cell>
          <table:table-cell office:value-type="float" office:value="909.301509868412" calcext:value-type="float">
            <text:p>909.301509868412</text:p>
          </table:table-cell>
          <table:table-cell office:value-type="float" office:value="800.589642464583" calcext:value-type="float">
            <text:p>800.589642464583</text:p>
          </table:table-cell>
          <table:table-cell office:value-type="float" office:value="119.368681529273" calcext:value-type="float">
            <text:p>119.368681529273</text:p>
          </table:table-cell>
          <table:table-cell office:value-type="float" office:value="105.097516093225" calcext:value-type="float">
            <text:p>105.097516093225</text:p>
          </table:table-cell>
          <table:table-cell office:value-type="float" office:value="4.26317631096416" calcext:value-type="float">
            <text:p>4.26317631096416</text:p>
          </table:table-cell>
          <table:table-cell office:value-type="float" office:value="1.85661044188514" calcext:value-type="float">
            <text:p>1.85661044188514</text:p>
          </table:table-cell>
          <table:table-cell office:value-type="float" office:value="25.3939877139427" calcext:value-type="float">
            <text:p>25.3939877139427</text:p>
          </table:table-cell>
          <table:table-cell office:value-type="float" office:value="22.3580004256206" calcext:value-type="float">
            <text:p>22.3580004256206</text:p>
          </table:table-cell>
          <table:table-cell table:formula="of:=SUM([.E623:.P623])" office:value-type="float" office:value="7471.3043792255" calcext:value-type="float">
            <text:p>7471.30437922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3.6388341339112" calcext:value-type="float">
            <text:p>23.6388341339112</text:p>
          </table:table-cell>
          <table:table-cell office:value-type="float" office:value="173.030132876261" calcext:value-type="float">
            <text:p>173.030132876261</text:p>
          </table:table-cell>
          <table:table-cell office:value-type="float" office:value="18.8679883104636" calcext:value-type="float">
            <text:p>18.8679883104636</text:p>
          </table:table-cell>
          <table:table-cell office:value-type="float" office:value="1.92863198738633" calcext:value-type="float">
            <text:p>1.92863198738633</text:p>
          </table:table-cell>
          <table:table-cell office:value-type="float" office:value="2.00030131401661" calcext:value-type="float">
            <text:p>2.00030131401661</text:p>
          </table:table-cell>
          <table:table-cell office:value-type="float" office:value="1.81210726323836" calcext:value-type="float">
            <text:p>1.81210726323836</text:p>
          </table:table-cell>
          <table:table-cell office:value-type="float" office:value="14.5990943562723" calcext:value-type="float">
            <text:p>14.5990943562723</text:p>
          </table:table-cell>
          <table:table-cell office:value-type="float" office:value="13.2255699350521" calcext:value-type="float">
            <text:p>13.2255699350521</text:p>
          </table:table-cell>
          <table:table-cell office:value-type="float" office:value="0.475084828583742" calcext:value-type="float">
            <text:p>0.475084828583742</text:p>
          </table:table-cell>
          <table:table-cell office:value-type="float" office:value="0.343322585499572" calcext:value-type="float">
            <text:p>0.343322585499572</text:p>
          </table:table-cell>
          <table:table-cell office:value-type="float" office:value="1.87164054909252" calcext:value-type="float">
            <text:p>1.87164054909252</text:p>
          </table:table-cell>
          <table:table-cell office:value-type="float" office:value="1.69555126990924" calcext:value-type="float">
            <text:p>1.69555126990924</text:p>
          </table:table-cell>
          <table:table-cell table:formula="of:=SUM([.E624:.P624])" office:value-type="float" office:value="253.488259409687" calcext:value-type="float">
            <text:p>253.4882594096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79.445143438958" calcext:value-type="float">
            <text:p>279.445143438958</text:p>
          </table:table-cell>
          <table:table-cell office:value-type="float" office:value="656.901425157487" calcext:value-type="float">
            <text:p>656.901425157487</text:p>
          </table:table-cell>
          <table:table-cell office:value-type="float" office:value="107.238200131625" calcext:value-type="float">
            <text:p>107.238200131625</text:p>
          </table:table-cell>
          <table:table-cell office:value-type="float" office:value="13.0736050457538" calcext:value-type="float">
            <text:p>13.0736050457538</text:p>
          </table:table-cell>
          <table:table-cell office:value-type="float" office:value="43.9575572524086" calcext:value-type="float">
            <text:p>43.9575572524086</text:p>
          </table:table-cell>
          <table:table-cell office:value-type="float" office:value="67.6837500349955" calcext:value-type="float">
            <text:p>67.6837500349955</text:p>
          </table:table-cell>
          <table:table-cell office:value-type="float" office:value="102.904466008434" calcext:value-type="float">
            <text:p>102.904466008434</text:p>
          </table:table-cell>
          <table:table-cell office:value-type="float" office:value="158.447388575441" calcext:value-type="float">
            <text:p>158.447388575441</text:p>
          </table:table-cell>
          <table:table-cell office:value-type="float" office:value="3.16563713327663" calcext:value-type="float">
            <text:p>3.16563713327663</text:p>
          </table:table-cell>
          <table:table-cell office:value-type="float" office:value="2.87719769230869" calcext:value-type="float">
            <text:p>2.87719769230869</text:p>
          </table:table-cell>
          <table:table-cell office:value-type="float" office:value="20.3040567945668" calcext:value-type="float">
            <text:p>20.3040567945668</text:p>
          </table:table-cell>
          <table:table-cell office:value-type="float" office:value="31.2632182195364" calcext:value-type="float">
            <text:p>31.2632182195364</text:p>
          </table:table-cell>
          <table:table-cell table:formula="of:=SUM([.E625:.P625])" office:value-type="float" office:value="1487.26164548479" calcext:value-type="float">
            <text:p>1487.261645484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65.033880318321" calcext:value-type="float">
            <text:p>65.033880318321</text:p>
          </table:table-cell>
          <table:table-cell office:value-type="float" office:value="6.00741769489845" calcext:value-type="float">
            <text:p>6.00741769489845</text:p>
          </table:table-cell>
          <table:table-cell office:value-type="float" office:value="0.195498248954438" calcext:value-type="float">
            <text:p>0.195498248954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0351556746554" calcext:value-type="float">
            <text:p>9.30351556746554</text:p>
          </table:table-cell>
          <table:table-cell office:value-type="float" office:value="11.8419525765499" calcext:value-type="float">
            <text:p>11.8419525765499</text:p>
          </table:table-cell>
          <table:table-cell office:value-type="float" office:value="0.051030885309683" calcext:value-type="float">
            <text:p>0.051030885309683</text:p>
          </table:table-cell>
          <table:table-cell office:value-type="float" office:value="0.195917137580463" calcext:value-type="float">
            <text:p>0.195917137580463</text:p>
          </table:table-cell>
          <table:table-cell office:value-type="float" office:value="0.924936695489483" calcext:value-type="float">
            <text:p>0.924936695489483</text:p>
          </table:table-cell>
          <table:table-cell office:value-type="float" office:value="1.17730296734281" calcext:value-type="float">
            <text:p>1.17730296734281</text:p>
          </table:table-cell>
          <table:table-cell table:formula="of:=SUM([.E626:.P626])" office:value-type="float" office:value="94.7314520919118" calcext:value-type="float">
            <text:p>94.73145209191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082.84056586932" calcext:value-type="float">
            <text:p>1082.84056586932</text:p>
          </table:table-cell>
          <table:table-cell office:value-type="float" office:value="2913.24749779941" calcext:value-type="float">
            <text:p>2913.24749779941</text:p>
          </table:table-cell>
          <table:table-cell office:value-type="float" office:value="357.705771103161" calcext:value-type="float">
            <text:p>357.705771103161</text:p>
          </table:table-cell>
          <table:table-cell office:value-type="float" office:value="30.3953315435809" calcext:value-type="float">
            <text:p>30.3953315435809</text:p>
          </table:table-cell>
          <table:table-cell office:value-type="float" office:value="126.669121178941" calcext:value-type="float">
            <text:p>126.669121178941</text:p>
          </table:table-cell>
          <table:table-cell office:value-type="float" office:value="177.244870498143" calcext:value-type="float">
            <text:p>177.244870498143</text:p>
          </table:table-cell>
          <table:table-cell office:value-type="float" office:value="341.681394525195" calcext:value-type="float">
            <text:p>341.681394525195</text:p>
          </table:table-cell>
          <table:table-cell office:value-type="float" office:value="478.106060581967" calcext:value-type="float">
            <text:p>478.106060581967</text:p>
          </table:table-cell>
          <table:table-cell office:value-type="float" office:value="6.20661398169237" calcext:value-type="float">
            <text:p>6.20661398169237</text:p>
          </table:table-cell>
          <table:table-cell office:value-type="float" office:value="22.8604665059171" calcext:value-type="float">
            <text:p>22.8604665059171</text:p>
          </table:table-cell>
          <table:table-cell office:value-type="float" office:value="47.9058085786757" calcext:value-type="float">
            <text:p>47.9058085786757</text:p>
          </table:table-cell>
          <table:table-cell office:value-type="float" office:value="67.0333760794093" calcext:value-type="float">
            <text:p>67.0333760794093</text:p>
          </table:table-cell>
          <table:table-cell table:formula="of:=SUM([.E627:.P627])" office:value-type="float" office:value="5651.89687824541" calcext:value-type="float">
            <text:p>5651.896878245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858.621854083851" calcext:value-type="float">
            <text:p>858.621854083851</text:p>
          </table:table-cell>
          <table:table-cell office:value-type="float" office:value="2674.39406789597" calcext:value-type="float">
            <text:p>2674.39406789597</text:p>
          </table:table-cell>
          <table:table-cell office:value-type="float" office:value="614.941356916233" calcext:value-type="float">
            <text:p>614.941356916233</text:p>
          </table:table-cell>
          <table:table-cell office:value-type="float" office:value="73.9588502664427" calcext:value-type="float">
            <text:p>73.9588502664427</text:p>
          </table:table-cell>
          <table:table-cell office:value-type="float" office:value="140.461051159799" calcext:value-type="float">
            <text:p>140.461051159799</text:p>
          </table:table-cell>
          <table:table-cell office:value-type="float" office:value="182.121225155194" calcext:value-type="float">
            <text:p>182.121225155194</text:p>
          </table:table-cell>
          <table:table-cell office:value-type="float" office:value="433.325109570624" calcext:value-type="float">
            <text:p>433.325109570624</text:p>
          </table:table-cell>
          <table:table-cell office:value-type="float" office:value="561.847566950985" calcext:value-type="float">
            <text:p>561.847566950985</text:p>
          </table:table-cell>
          <table:table-cell office:value-type="float" office:value="18.7376156894466" calcext:value-type="float">
            <text:p>18.7376156894466</text:p>
          </table:table-cell>
          <table:table-cell office:value-type="float" office:value="10.9772267653774" calcext:value-type="float">
            <text:p>10.9772267653774</text:p>
          </table:table-cell>
          <table:table-cell office:value-type="float" office:value="121.733703545715" calcext:value-type="float">
            <text:p>121.733703545715</text:p>
          </table:table-cell>
          <table:table-cell office:value-type="float" office:value="157.839422739349" calcext:value-type="float">
            <text:p>157.839422739349</text:p>
          </table:table-cell>
          <table:table-cell table:formula="of:=SUM([.E628:.P628])" office:value-type="float" office:value="5848.95905073899" calcext:value-type="float">
            <text:p>5848.959050738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12.415868835866" calcext:value-type="float">
            <text:p>212.415868835866</text:p>
          </table:table-cell>
          <table:table-cell office:value-type="float" office:value="27.5539064421895" calcext:value-type="float">
            <text:p>27.5539064421895</text:p>
          </table:table-cell>
          <table:table-cell office:value-type="float" office:value="6.33565426847541" calcext:value-type="float">
            <text:p>6.33565426847541</text:p>
          </table:table-cell>
          <table:table-cell office:value-type="float" office:value="0.761987638793265" calcext:value-type="float">
            <text:p>0.761987638793265</text:p>
          </table:table-cell>
          <table:table-cell office:value-type="float" office:value="21.6237191409286" calcext:value-type="float">
            <text:p>21.6237191409286</text:p>
          </table:table-cell>
          <table:table-cell office:value-type="float" office:value="21.4496001633844" calcext:value-type="float">
            <text:p>21.4496001633844</text:p>
          </table:table-cell>
          <table:table-cell office:value-type="float" office:value="2.77338877615368" calcext:value-type="float">
            <text:p>2.77338877615368</text:p>
          </table:table-cell>
          <table:table-cell office:value-type="float" office:value="2.75105683524706" calcext:value-type="float">
            <text:p>2.75105683524706</text:p>
          </table:table-cell>
          <table:table-cell office:value-type="float" office:value="0.193051021967815" calcext:value-type="float">
            <text:p>0.193051021967815</text:p>
          </table:table-cell>
          <table:table-cell office:value-type="float" office:value="0.052751898376172" calcext:value-type="float">
            <text:p>0.052751898376172</text:p>
          </table:table-cell>
          <table:table-cell office:value-type="float" office:value="0.77912604656712" calcext:value-type="float">
            <text:p>0.77912604656712</text:p>
          </table:table-cell>
          <table:table-cell office:value-type="float" office:value="0.772852351014464" calcext:value-type="float">
            <text:p>0.772852351014464</text:p>
          </table:table-cell>
          <table:table-cell table:formula="of:=SUM([.E629:.P629])" office:value-type="float" office:value="297.462963418963" calcext:value-type="float">
            <text:p>297.462963418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98.996915313248" calcext:value-type="float">
            <text:p>598.996915313248</text:p>
          </table:table-cell>
          <table:table-cell office:value-type="float" office:value="1372.70297244267" calcext:value-type="float">
            <text:p>1372.70297244267</text:p>
          </table:table-cell>
          <table:table-cell office:value-type="float" office:value="210.568955413972" calcext:value-type="float">
            <text:p>210.568955413972</text:p>
          </table:table-cell>
          <table:table-cell office:value-type="float" office:value="22.4498137719958" calcext:value-type="float">
            <text:p>22.4498137719958</text:p>
          </table:table-cell>
          <table:table-cell office:value-type="float" office:value="144.179491148194" calcext:value-type="float">
            <text:p>144.179491148194</text:p>
          </table:table-cell>
          <table:table-cell office:value-type="float" office:value="170.810873082507" calcext:value-type="float">
            <text:p>170.810873082507</text:p>
          </table:table-cell>
          <table:table-cell office:value-type="float" office:value="329.649078555314" calcext:value-type="float">
            <text:p>329.649078555314</text:p>
          </table:table-cell>
          <table:table-cell office:value-type="float" office:value="390.538532702973" calcext:value-type="float">
            <text:p>390.538532702973</text:p>
          </table:table-cell>
          <table:table-cell office:value-type="float" office:value="6.26647162704178" calcext:value-type="float">
            <text:p>6.26647162704178</text:p>
          </table:table-cell>
          <table:table-cell office:value-type="float" office:value="7.11304751406032" calcext:value-type="float">
            <text:p>7.11304751406032</text:p>
          </table:table-cell>
          <table:table-cell office:value-type="float" office:value="60.0711185396939" calcext:value-type="float">
            <text:p>60.0711185396939</text:p>
          </table:table-cell>
          <table:table-cell office:value-type="float" office:value="71.166849897267" calcext:value-type="float">
            <text:p>71.166849897267</text:p>
          </table:table-cell>
          <table:table-cell table:formula="of:=SUM([.E630:.P630])" office:value-type="float" office:value="3384.51412000894" calcext:value-type="float">
            <text:p>3384.514120008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68.9962979680436" calcext:value-type="float">
            <text:p>68.9962979680436</text:p>
          </table:table-cell>
          <table:table-cell office:value-type="float" office:value="1787.68732111152" calcext:value-type="float">
            <text:p>1787.68732111152</text:p>
          </table:table-cell>
          <table:table-cell office:value-type="float" office:value="180.818324085015" calcext:value-type="float">
            <text:p>180.818324085015</text:p>
          </table:table-cell>
          <table:table-cell office:value-type="float" office:value="19.5242023842382" calcext:value-type="float">
            <text:p>19.5242023842382</text:p>
          </table:table-cell>
          <table:table-cell office:value-type="float" office:value="5.53980039935513" calcext:value-type="float">
            <text:p>5.53980039935513</text:p>
          </table:table-cell>
          <table:table-cell office:value-type="float" office:value="6.12249427770849" calcext:value-type="float">
            <text:p>6.12249427770849</text:p>
          </table:table-cell>
          <table:table-cell office:value-type="float" office:value="143.161425180092" calcext:value-type="float">
            <text:p>143.161425180092</text:p>
          </table:table-cell>
          <table:table-cell office:value-type="float" office:value="158.219600575454" calcext:value-type="float">
            <text:p>158.219600575454</text:p>
          </table:table-cell>
          <table:table-cell office:value-type="float" office:value="5.68633486185308" calcext:value-type="float">
            <text:p>5.68633486185308</text:p>
          </table:table-cell>
          <table:table-cell office:value-type="float" office:value="4.45409598900277" calcext:value-type="float">
            <text:p>4.45409598900277</text:p>
          </table:table-cell>
          <table:table-cell office:value-type="float" office:value="17.2742044469068" calcext:value-type="float">
            <text:p>17.2742044469068</text:p>
          </table:table-cell>
          <table:table-cell office:value-type="float" office:value="19.091160376548" calcext:value-type="float">
            <text:p>19.091160376548</text:p>
          </table:table-cell>
          <table:table-cell table:formula="of:=SUM([.E631:.P631])" office:value-type="float" office:value="2416.57526165574" calcext:value-type="float">
            <text:p>2416.575261655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.01059950998609" calcext:value-type="float">
            <text:p>0.01059950998609</text:p>
          </table:table-cell>
          <table:table-cell office:value-type="float" office:value="6630.99654720587" calcext:value-type="float">
            <text:p>6630.99654720587</text:p>
          </table:table-cell>
          <table:table-cell office:value-type="float" office:value="2375.30555739445" calcext:value-type="float">
            <text:p>2375.30555739445</text:p>
          </table:table-cell>
          <table:table-cell office:value-type="float" office:value="259.950720577612" calcext:value-type="float">
            <text:p>259.950720577612</text:p>
          </table:table-cell>
          <table:table-cell office:value-type="float" office:value="0.001678208628405" calcext:value-type="float">
            <text:p>0.001678208628405</text:p>
          </table:table-cell>
          <table:table-cell office:value-type="float" office:value="0.001185525066711" calcext:value-type="float">
            <text:p>0.001185525066711</text:p>
          </table:table-cell>
          <table:table-cell office:value-type="float" office:value="1032.41950890918" calcext:value-type="float">
            <text:p>1032.41950890918</text:p>
          </table:table-cell>
          <table:table-cell office:value-type="float" office:value="729.324820798081" calcext:value-type="float">
            <text:p>729.324820798081</text:p>
          </table:table-cell>
          <table:table-cell office:value-type="float" office:value="99.8683521198415" calcext:value-type="float">
            <text:p>99.8683521198415</text:p>
          </table:table-cell>
          <table:table-cell office:value-type="float" office:value="31.9596038402447" calcext:value-type="float">
            <text:p>31.9596038402447</text:p>
          </table:table-cell>
          <table:table-cell office:value-type="float" office:value="455.568169582309" calcext:value-type="float">
            <text:p>455.568169582309</text:p>
          </table:table-cell>
          <table:table-cell office:value-type="float" office:value="321.823803962188" calcext:value-type="float">
            <text:p>321.823803962188</text:p>
          </table:table-cell>
          <table:table-cell table:formula="of:=SUM([.E632:.P632])" office:value-type="float" office:value="11937.2305476335" calcext:value-type="float">
            <text:p>11937.23054763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681.109165722276" calcext:value-type="float">
            <text:p>681.109165722276</text:p>
          </table:table-cell>
          <table:table-cell office:value-type="float" office:value="3010.41650397072" calcext:value-type="float">
            <text:p>3010.41650397072</text:p>
          </table:table-cell>
          <table:table-cell office:value-type="float" office:value="614.209069422596" calcext:value-type="float">
            <text:p>614.209069422596</text:p>
          </table:table-cell>
          <table:table-cell office:value-type="float" office:value="62.4572522207709" calcext:value-type="float">
            <text:p>62.4572522207709</text:p>
          </table:table-cell>
          <table:table-cell office:value-type="float" office:value="196.516208087189" calcext:value-type="float">
            <text:p>196.516208087189</text:p>
          </table:table-cell>
          <table:table-cell office:value-type="float" office:value="136.102951010498" calcext:value-type="float">
            <text:p>136.102951010498</text:p>
          </table:table-cell>
          <table:table-cell office:value-type="float" office:value="865.812572692836" calcext:value-type="float">
            <text:p>865.812572692836</text:p>
          </table:table-cell>
          <table:table-cell office:value-type="float" office:value="599.643394875621" calcext:value-type="float">
            <text:p>599.643394875621</text:p>
          </table:table-cell>
          <table:table-cell office:value-type="float" office:value="21.2004237694122" calcext:value-type="float">
            <text:p>21.2004237694122</text:p>
          </table:table-cell>
          <table:table-cell office:value-type="float" office:value="20.7448460943603" calcext:value-type="float">
            <text:p>20.7448460943603</text:p>
          </table:table-cell>
          <table:table-cell office:value-type="float" office:value="210.100802216449" calcext:value-type="float">
            <text:p>210.100802216449</text:p>
          </table:table-cell>
          <table:table-cell office:value-type="float" office:value="145.51135231881" calcext:value-type="float">
            <text:p>145.51135231881</text:p>
          </table:table-cell>
          <table:table-cell table:formula="of:=SUM([.E633:.P633])" office:value-type="float" office:value="6563.82454240154" calcext:value-type="float">
            <text:p>6563.8245424015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9783.41052482135" calcext:value-type="float">
            <text:p>9783.41052482135</text:p>
          </table:table-cell>
          <table:table-cell office:value-type="float" office:value="799.792145904848" calcext:value-type="float">
            <text:p>799.792145904848</text:p>
          </table:table-cell>
          <table:table-cell office:value-type="float" office:value="172.974467695139" calcext:value-type="float">
            <text:p>172.974467695139</text:p>
          </table:table-cell>
          <table:table-cell office:value-type="float" office:value="13.3708681980299" calcext:value-type="float">
            <text:p>13.3708681980299</text:p>
          </table:table-cell>
          <table:table-cell office:value-type="float" office:value="16667.7738952139" calcext:value-type="float">
            <text:p>16667.7738952139</text:p>
          </table:table-cell>
          <table:table-cell office:value-type="float" office:value="9521.48736492222" calcext:value-type="float">
            <text:p>9521.48736492222</text:p>
          </table:table-cell>
          <table:table-cell office:value-type="float" office:value="1368.64058000644" calcext:value-type="float">
            <text:p>1368.64058000644</text:p>
          </table:table-cell>
          <table:table-cell office:value-type="float" office:value="781.83769899789" calcext:value-type="float">
            <text:p>781.83769899789</text:p>
          </table:table-cell>
          <table:table-cell office:value-type="float" office:value="6.8482809366819" calcext:value-type="float">
            <text:p>6.8482809366819</text:p>
          </table:table-cell>
          <table:table-cell office:value-type="float" office:value="12.7938599473847" calcext:value-type="float">
            <text:p>12.7938599473847</text:p>
          </table:table-cell>
          <table:table-cell office:value-type="float" office:value="344.883277215594" calcext:value-type="float">
            <text:p>344.883277215594</text:p>
          </table:table-cell>
          <table:table-cell office:value-type="float" office:value="197.015017543775" calcext:value-type="float">
            <text:p>197.015017543775</text:p>
          </table:table-cell>
          <table:table-cell table:formula="of:=SUM([.E634:.P634])" office:value-type="float" office:value="39670.8279814033" calcext:value-type="float">
            <text:p>39670.82798140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4383.61406669276" calcext:value-type="float">
            <text:p>4383.61406669276</text:p>
          </table:table-cell>
          <table:table-cell office:value-type="float" office:value="3848.35092026802" calcext:value-type="float">
            <text:p>3848.35092026802</text:p>
          </table:table-cell>
          <table:table-cell office:value-type="float" office:value="695.771085555689" calcext:value-type="float">
            <text:p>695.771085555689</text:p>
          </table:table-cell>
          <table:table-cell office:value-type="float" office:value="66.6096897705855" calcext:value-type="float">
            <text:p>66.6096897705855</text:p>
          </table:table-cell>
          <table:table-cell office:value-type="float" office:value="2466.01274253423" calcext:value-type="float">
            <text:p>2466.01274253423</text:p>
          </table:table-cell>
          <table:table-cell office:value-type="float" office:value="1637.80848752595" calcext:value-type="float">
            <text:p>1637.80848752595</text:p>
          </table:table-cell>
          <table:table-cell office:value-type="float" office:value="2166.18710827696" calcext:value-type="float">
            <text:p>2166.18710827696</text:p>
          </table:table-cell>
          <table:table-cell office:value-type="float" office:value="1438.67854788916" calcext:value-type="float">
            <text:p>1438.67854788916</text:p>
          </table:table-cell>
          <table:table-cell office:value-type="float" office:value="29.1076686374638" calcext:value-type="float">
            <text:p>29.1076686374638</text:p>
          </table:table-cell>
          <table:table-cell office:value-type="float" office:value="37.9997287093992" calcext:value-type="float">
            <text:p>37.9997287093992</text:p>
          </table:table-cell>
          <table:table-cell office:value-type="float" office:value="465.342637547767" calcext:value-type="float">
            <text:p>465.342637547767</text:p>
          </table:table-cell>
          <table:table-cell office:value-type="float" office:value="309.058468449039" calcext:value-type="float">
            <text:p>309.058468449039</text:p>
          </table:table-cell>
          <table:table-cell table:formula="of:=SUM([.E635:.P635])" office:value-type="float" office:value="17544.541151857" calcext:value-type="float">
            <text:p>17544.5411518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542.57313055012" calcext:value-type="float">
            <text:p>5542.57313055012</text:p>
          </table:table-cell>
          <table:table-cell office:value-type="float" office:value="4543.9934390131" calcext:value-type="float">
            <text:p>4543.9934390131</text:p>
          </table:table-cell>
          <table:table-cell office:value-type="float" office:value="1068.02578879922" calcext:value-type="float">
            <text:p>1068.02578879922</text:p>
          </table:table-cell>
          <table:table-cell office:value-type="float" office:value="111.52750519903" calcext:value-type="float">
            <text:p>111.52750519903</text:p>
          </table:table-cell>
          <table:table-cell office:value-type="float" office:value="1609.55264481899" calcext:value-type="float">
            <text:p>1609.55264481899</text:p>
          </table:table-cell>
          <table:table-cell office:value-type="float" office:value="1235.74521959145" calcext:value-type="float">
            <text:p>1235.74521959145</text:p>
          </table:table-cell>
          <table:table-cell office:value-type="float" office:value="1314.10710758523" calcext:value-type="float">
            <text:p>1314.10710758523</text:p>
          </table:table-cell>
          <table:table-cell office:value-type="float" office:value="1008.91485684348" calcext:value-type="float">
            <text:p>1008.91485684348</text:p>
          </table:table-cell>
          <table:table-cell office:value-type="float" office:value="30.3398667657993" calcext:value-type="float">
            <text:p>30.3398667657993</text:p>
          </table:table-cell>
          <table:table-cell office:value-type="float" office:value="32.7769851003126" calcext:value-type="float">
            <text:p>32.7769851003126</text:p>
          </table:table-cell>
          <table:table-cell office:value-type="float" office:value="366.328938694381" calcext:value-type="float">
            <text:p>366.328938694381</text:p>
          </table:table-cell>
          <table:table-cell office:value-type="float" office:value="281.251586424812" calcext:value-type="float">
            <text:p>281.251586424812</text:p>
          </table:table-cell>
          <table:table-cell table:formula="of:=SUM([.E636:.P636])" office:value-type="float" office:value="17145.1370693859" calcext:value-type="float">
            <text:p>17145.13706938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2068.1538537244" calcext:value-type="float">
            <text:p>12068.1538537244</text:p>
          </table:table-cell>
          <table:table-cell office:value-type="float" office:value="6485.10839742438" calcext:value-type="float">
            <text:p>6485.10839742438</text:p>
          </table:table-cell>
          <table:table-cell office:value-type="float" office:value="1408.64388796558" calcext:value-type="float">
            <text:p>1408.64388796558</text:p>
          </table:table-cell>
          <table:table-cell office:value-type="float" office:value="164.854251138523" calcext:value-type="float">
            <text:p>164.854251138523</text:p>
          </table:table-cell>
          <table:table-cell office:value-type="float" office:value="4940.56500165467" calcext:value-type="float">
            <text:p>4940.56500165467</text:p>
          </table:table-cell>
          <table:table-cell office:value-type="float" office:value="3739.40617547362" calcext:value-type="float">
            <text:p>3739.40617547362</text:p>
          </table:table-cell>
          <table:table-cell office:value-type="float" office:value="2650.64435176436" calcext:value-type="float">
            <text:p>2650.64435176436</text:p>
          </table:table-cell>
          <table:table-cell office:value-type="float" office:value="2006.21504922054" calcext:value-type="float">
            <text:p>2006.21504922054</text:p>
          </table:table-cell>
          <table:table-cell office:value-type="float" office:value="49.8332232235395" calcext:value-type="float">
            <text:p>49.8332232235395</text:p>
          </table:table-cell>
          <table:table-cell office:value-type="float" office:value="72.7787953844336" calcext:value-type="float">
            <text:p>72.7787953844336</text:p>
          </table:table-cell>
          <table:table-cell office:value-type="float" office:value="698.653523810945" calcext:value-type="float">
            <text:p>698.653523810945</text:p>
          </table:table-cell>
          <table:table-cell office:value-type="float" office:value="528.795654055775" calcext:value-type="float">
            <text:p>528.795654055775</text:p>
          </table:table-cell>
          <table:table-cell table:formula="of:=SUM([.E637:.P637])" office:value-type="float" office:value="34813.6521648408" calcext:value-type="float">
            <text:p>34813.65216484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790.302679824166" calcext:value-type="float">
            <text:p>790.302679824166</text:p>
          </table:table-cell>
          <table:table-cell office:value-type="float" office:value="885.05759276357" calcext:value-type="float">
            <text:p>885.05759276357</text:p>
          </table:table-cell>
          <table:table-cell office:value-type="float" office:value="320.714939980861" calcext:value-type="float">
            <text:p>320.714939980861</text:p>
          </table:table-cell>
          <table:table-cell office:value-type="float" office:value="5.39208034105876" calcext:value-type="float">
            <text:p>5.39208034105876</text:p>
          </table:table-cell>
          <table:table-cell office:value-type="float" office:value="200.497774732663" calcext:value-type="float">
            <text:p>200.497774732663</text:p>
          </table:table-cell>
          <table:table-cell office:value-type="float" office:value="209.369573193861" calcext:value-type="float">
            <text:p>209.369573193861</text:p>
          </table:table-cell>
          <table:table-cell office:value-type="float" office:value="223.739317324264" calcext:value-type="float">
            <text:p>223.739317324264</text:p>
          </table:table-cell>
          <table:table-cell office:value-type="float" office:value="233.639527607364" calcext:value-type="float">
            <text:p>233.639527607364</text:p>
          </table:table-cell>
          <table:table-cell office:value-type="float" office:value="2.23318537106014" calcext:value-type="float">
            <text:p>2.23318537106014</text:p>
          </table:table-cell>
          <table:table-cell office:value-type="float" office:value="6.86917580748803" calcext:value-type="float">
            <text:p>6.86917580748803</text:p>
          </table:table-cell>
          <table:table-cell office:value-type="float" office:value="85.8393025712597" calcext:value-type="float">
            <text:p>85.8393025712597</text:p>
          </table:table-cell>
          <table:table-cell office:value-type="float" office:value="89.6375940659032" calcext:value-type="float">
            <text:p>89.6375940659032</text:p>
          </table:table-cell>
          <table:table-cell table:formula="of:=SUM([.E638:.P638])" office:value-type="float" office:value="3053.29274358352" calcext:value-type="float">
            <text:p>3053.292743583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4680.62687012538" calcext:value-type="float">
            <text:p>4680.62687012538</text:p>
          </table:table-cell>
          <table:table-cell office:value-type="float" office:value="546.313204518882" calcext:value-type="float">
            <text:p>546.313204518882</text:p>
          </table:table-cell>
          <table:table-cell office:value-type="float" office:value="43.3473220325106" calcext:value-type="float">
            <text:p>43.3473220325106</text:p>
          </table:table-cell>
          <table:table-cell office:value-type="float" office:value="4.1067839642937" calcext:value-type="float">
            <text:p>4.1067839642937</text:p>
          </table:table-cell>
          <table:table-cell office:value-type="float" office:value="1295.01417447928" calcext:value-type="float">
            <text:p>1295.01417447928</text:p>
          </table:table-cell>
          <table:table-cell office:value-type="float" office:value="970.756153736423" calcext:value-type="float">
            <text:p>970.756153736423</text:p>
          </table:table-cell>
          <table:table-cell office:value-type="float" office:value="151.306390480292" calcext:value-type="float">
            <text:p>151.306390480292</text:p>
          </table:table-cell>
          <table:table-cell office:value-type="float" office:value="113.420850947404" calcext:value-type="float">
            <text:p>113.420850947404</text:p>
          </table:table-cell>
          <table:table-cell office:value-type="float" office:value="1.01185350203815" calcext:value-type="float">
            <text:p>1.01185350203815</text:p>
          </table:table-cell>
          <table:table-cell office:value-type="float" office:value="2.22147919283233" calcext:value-type="float">
            <text:p>2.22147919283233</text:p>
          </table:table-cell>
          <table:table-cell office:value-type="float" office:value="13.8689837981977" calcext:value-type="float">
            <text:p>13.8689837981977</text:p>
          </table:table-cell>
          <table:table-cell office:value-type="float" office:value="10.3963351394086" calcext:value-type="float">
            <text:p>10.3963351394086</text:p>
          </table:table-cell>
          <table:table-cell table:formula="of:=SUM([.E639:.P639])" office:value-type="float" office:value="7832.39040191694" calcext:value-type="float">
            <text:p>7832.390401916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40:.P64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3.03347673236554" calcext:value-type="float">
            <text:p>3.03347673236554</text:p>
          </table:table-cell>
          <table:table-cell office:value-type="float" office:value="19.2389720774665" calcext:value-type="float">
            <text:p>19.2389720774665</text:p>
          </table:table-cell>
          <table:table-cell office:value-type="float" office:value="1.70553671443236" calcext:value-type="float">
            <text:p>1.70553671443236</text:p>
          </table:table-cell>
          <table:table-cell office:value-type="float" office:value="0.165349242077826" calcext:value-type="float">
            <text:p>0.165349242077826</text:p>
          </table:table-cell>
          <table:table-cell office:value-type="float" office:value="0.363286616500235" calcext:value-type="float">
            <text:p>0.363286616500235</text:p>
          </table:table-cell>
          <table:table-cell office:value-type="float" office:value="0.436240421682066" calcext:value-type="float">
            <text:p>0.436240421682066</text:p>
          </table:table-cell>
          <table:table-cell office:value-type="float" office:value="2.30377760237687" calcext:value-type="float">
            <text:p>2.30377760237687</text:p>
          </table:table-cell>
          <table:table-cell office:value-type="float" office:value="2.76641325905254" calcext:value-type="float">
            <text:p>2.76641325905254</text:p>
          </table:table-cell>
          <table:table-cell office:value-type="float" office:value="0.042164535329211" calcext:value-type="float">
            <text:p>0.042164535329211</text:p>
          </table:table-cell>
          <table:table-cell office:value-type="float" office:value="0.083215803391566" calcext:value-type="float">
            <text:p>0.083215803391566</text:p>
          </table:table-cell>
          <table:table-cell office:value-type="float" office:value="0.239336645602665" calcext:value-type="float">
            <text:p>0.239336645602665</text:p>
          </table:table-cell>
          <table:table-cell office:value-type="float" office:value="0.287399299780178" calcext:value-type="float">
            <text:p>0.287399299780178</text:p>
          </table:table-cell>
          <table:table-cell table:formula="of:=SUM([.E641:.P641])" office:value-type="float" office:value="30.6651689500576" calcext:value-type="float">
            <text:p>30.6651689500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42:.P64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43:.P64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.00000000000235461710318555" calcext:value-type="float">
            <text:p>2.35461710318555E-12</text:p>
          </table:table-cell>
          <table:table-cell office:value-type="float" office:value="0.00000000000206048006431027" calcext:value-type="float">
            <text:p>2.06048006431027E-12</text:p>
          </table:table-cell>
          <table:table-cell office:value-type="float" office:value="0.000000000000461304160251255" calcext:value-type="float">
            <text:p>4.61304160251255E-13</text:p>
          </table:table-cell>
          <table:table-cell office:value-type="float" office:value="0.0000000000000497196949282812" calcext:value-type="float">
            <text:p>4.97196949282812E-14</text:p>
          </table:table-cell>
          <table:table-cell office:value-type="float" office:value="0.000000000000238707024759191" calcext:value-type="float">
            <text:p>2.38707024759191E-13</text:p>
          </table:table-cell>
          <table:table-cell office:value-type="float" office:value="0.000000000000179298127413604" calcext:value-type="float">
            <text:p>1.79298127413604E-13</text:p>
          </table:table-cell>
          <table:table-cell office:value-type="float" office:value="0.000000000000207090916027331" calcext:value-type="float">
            <text:p>2.07090916027331E-13</text:p>
          </table:table-cell>
          <table:table-cell office:value-type="float" office:value="0.000000000000155550568675246" calcext:value-type="float">
            <text:p>1.55550568675246E-13</text:p>
          </table:table-cell>
          <table:table-cell office:value-type="float" office:value="0.0000000000000149292212833993" calcext:value-type="float">
            <text:p>1.49292212833993E-14</text:p>
          </table:table-cell>
          <table:table-cell office:value-type="float" office:value="5.14190082772812E-015" calcext:value-type="float">
            <text:p>5.14190082772812E-15</text:p>
          </table:table-cell>
          <table:table-cell office:value-type="float" office:value="0.0000000000000556384962341344" calcext:value-type="float">
            <text:p>5.56384962341344E-14</text:p>
          </table:table-cell>
          <table:table-cell office:value-type="float" office:value="0.0000000000000417913054588689" calcext:value-type="float">
            <text:p>4.17913054588689E-14</text:p>
          </table:table-cell>
          <table:table-cell table:formula="of:=SUM([.E644:.P644])" office:value-type="float" office:value="0.00000000000582426858335486" calcext:value-type="float">
            <text:p>5.82426858335486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61.138511806621" calcext:value-type="float">
            <text:p>261.138511806621</text:p>
          </table:table-cell>
          <table:table-cell office:value-type="float" office:value="228.758700140331" calcext:value-type="float">
            <text:p>228.758700140331</text:p>
          </table:table-cell>
          <table:table-cell office:value-type="float" office:value="51.214928936344" calcext:value-type="float">
            <text:p>51.214928936344</text:p>
          </table:table-cell>
          <table:table-cell office:value-type="float" office:value="5.51998195962877" calcext:value-type="float">
            <text:p>5.51998195962877</text:p>
          </table:table-cell>
          <table:table-cell office:value-type="float" office:value="13.086363801289" calcext:value-type="float">
            <text:p>13.086363801289</text:p>
          </table:table-cell>
          <table:table-cell office:value-type="float" office:value="10.6828375590952" calcext:value-type="float">
            <text:p>10.6828375590952</text:p>
          </table:table-cell>
          <table:table-cell office:value-type="float" office:value="11.3531098207511" calcext:value-type="float">
            <text:p>11.3531098207511</text:p>
          </table:table-cell>
          <table:table-cell office:value-type="float" office:value="9.2679242184682" calcext:value-type="float">
            <text:p>9.2679242184682</text:p>
          </table:table-cell>
          <table:table-cell office:value-type="float" office:value="1.65747260264855" calcext:value-type="float">
            <text:p>1.65747260264855</text:p>
          </table:table-cell>
          <table:table-cell office:value-type="float" office:value="0.267218336032742" calcext:value-type="float">
            <text:p>0.267218336032742</text:p>
          </table:table-cell>
          <table:table-cell office:value-type="float" office:value="3.05020601639625" calcext:value-type="float">
            <text:p>3.05020601639625</text:p>
          </table:table-cell>
          <table:table-cell office:value-type="float" office:value="2.48998544513383" calcext:value-type="float">
            <text:p>2.48998544513383</text:p>
          </table:table-cell>
          <table:table-cell table:formula="of:=SUM([.E645:.P645])" office:value-type="float" office:value="598.48724064274" calcext:value-type="float">
            <text:p>598.487240642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926.55252112424" calcext:value-type="float">
            <text:p>1926.55252112424</text:p>
          </table:table-cell>
          <table:table-cell office:value-type="float" office:value="1688.16982218206" calcext:value-type="float">
            <text:p>1688.16982218206</text:p>
          </table:table-cell>
          <table:table-cell office:value-type="float" office:value="377.950641538428" calcext:value-type="float">
            <text:p>377.950641538428</text:p>
          </table:table-cell>
          <table:table-cell office:value-type="float" office:value="40.7357925950717" calcext:value-type="float">
            <text:p>40.7357925950717</text:p>
          </table:table-cell>
          <table:table-cell office:value-type="float" office:value="65.7576568626395" calcext:value-type="float">
            <text:p>65.7576568626395</text:p>
          </table:table-cell>
          <table:table-cell office:value-type="float" office:value="53.7408841228307" calcext:value-type="float">
            <text:p>53.7408841228307</text:p>
          </table:table-cell>
          <table:table-cell office:value-type="float" office:value="57.0482306049965" calcext:value-type="float">
            <text:p>57.0482306049965</text:p>
          </table:table-cell>
          <table:table-cell office:value-type="float" office:value="46.6230473625269" calcext:value-type="float">
            <text:p>46.6230473625269</text:p>
          </table:table-cell>
          <table:table-cell office:value-type="float" office:value="12.2316450791527" calcext:value-type="float">
            <text:p>12.2316450791527</text:p>
          </table:table-cell>
          <table:table-cell office:value-type="float" office:value="1.3440887255349" calcext:value-type="float">
            <text:p>1.3440887255349</text:p>
          </table:table-cell>
          <table:table-cell office:value-type="float" office:value="15.3269772743737" calcext:value-type="float">
            <text:p>15.3269772743737</text:p>
          </table:table-cell>
          <table:table-cell office:value-type="float" office:value="12.5260745129037" calcext:value-type="float">
            <text:p>12.5260745129037</text:p>
          </table:table-cell>
          <table:table-cell table:formula="of:=SUM([.E646:.P646])" office:value-type="float" office:value="4298.00738198476" calcext:value-type="float">
            <text:p>4298.007381984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702.51079012308" calcext:value-type="float">
            <text:p>1702.51079012308</text:p>
          </table:table-cell>
          <table:table-cell office:value-type="float" office:value="1491.92024244588" calcext:value-type="float">
            <text:p>1491.92024244588</text:p>
          </table:table-cell>
          <table:table-cell office:value-type="float" office:value="334.013915749155" calcext:value-type="float">
            <text:p>334.013915749155</text:p>
          </table:table-cell>
          <table:table-cell office:value-type="float" office:value="36.0002606172106" calcext:value-type="float">
            <text:p>36.0002606172106</text:p>
          </table:table-cell>
          <table:table-cell office:value-type="float" office:value="53.7995533382353" calcext:value-type="float">
            <text:p>53.7995533382353</text:p>
          </table:table-cell>
          <table:table-cell office:value-type="float" office:value="43.9636121178002" calcext:value-type="float">
            <text:p>43.9636121178002</text:p>
          </table:table-cell>
          <table:table-cell office:value-type="float" office:value="46.6739459968382" calcext:value-type="float">
            <text:p>46.6739459968382</text:p>
          </table:table-cell>
          <table:table-cell office:value-type="float" office:value="38.1407489558807" calcext:value-type="float">
            <text:p>38.1407489558807</text:p>
          </table:table-cell>
          <table:table-cell office:value-type="float" office:value="10.8097175131433" calcext:value-type="float">
            <text:p>10.8097175131433</text:p>
          </table:table-cell>
          <table:table-cell office:value-type="float" office:value="1.09958364506106" calcext:value-type="float">
            <text:p>1.09958364506106</text:p>
          </table:table-cell>
          <table:table-cell office:value-type="float" office:value="12.539749296558" calcext:value-type="float">
            <text:p>12.539749296558</text:p>
          </table:table-cell>
          <table:table-cell office:value-type="float" office:value="10.2471608019193" calcext:value-type="float">
            <text:p>10.2471608019193</text:p>
          </table:table-cell>
          <table:table-cell table:formula="of:=SUM([.E647:.P647])" office:value-type="float" office:value="3781.71928060076" calcext:value-type="float">
            <text:p>3781.719280600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096.48494608333" calcext:value-type="float">
            <text:p>1096.48494608333</text:p>
          </table:table-cell>
          <table:table-cell office:value-type="float" office:value="957.492647867335" calcext:value-type="float">
            <text:p>957.492647867335</text:p>
          </table:table-cell>
          <table:table-cell office:value-type="float" office:value="214.365258621925" calcext:value-type="float">
            <text:p>214.365258621925</text:p>
          </table:table-cell>
          <table:table-cell office:value-type="float" office:value="23.1044421019293" calcext:value-type="float">
            <text:p>23.1044421019293</text:p>
          </table:table-cell>
          <table:table-cell office:value-type="float" office:value="96.5325737120465" calcext:value-type="float">
            <text:p>96.5325737120465</text:p>
          </table:table-cell>
          <table:table-cell office:value-type="float" office:value="106.149493163605" calcext:value-type="float">
            <text:p>106.149493163605</text:p>
          </table:table-cell>
          <table:table-cell office:value-type="float" office:value="83.7470918028936" calcext:value-type="float">
            <text:p>83.7470918028936</text:p>
          </table:table-cell>
          <table:table-cell office:value-type="float" office:value="92.0902759240705" calcext:value-type="float">
            <text:p>92.0902759240705</text:p>
          </table:table-cell>
          <table:table-cell office:value-type="float" office:value="6.93751901066047" calcext:value-type="float">
            <text:p>6.93751901066047</text:p>
          </table:table-cell>
          <table:table-cell office:value-type="float" office:value="4.93032823605949" calcext:value-type="float">
            <text:p>4.93032823605949</text:p>
          </table:table-cell>
          <table:table-cell office:value-type="float" office:value="22.5000803573637" calcext:value-type="float">
            <text:p>22.5000803573637</text:p>
          </table:table-cell>
          <table:table-cell office:value-type="float" office:value="24.7416186498764" calcext:value-type="float">
            <text:p>24.7416186498764</text:p>
          </table:table-cell>
          <table:table-cell table:formula="of:=SUM([.E648:.P648])" office:value-type="float" office:value="2729.0762755311" calcext:value-type="float">
            <text:p>2729.07627553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23.1117201303138" calcext:value-type="float">
            <text:p>23.1117201303138</text:p>
          </table:table-cell>
          <table:table-cell office:value-type="float" office:value="20.2197384268034" calcext:value-type="float">
            <text:p>20.2197384268034</text:p>
          </table:table-cell>
          <table:table-cell office:value-type="float" office:value="4.52683314778824" calcext:value-type="float">
            <text:p>4.52683314778824</text:p>
          </table:table-cell>
          <table:table-cell office:value-type="float" office:value="0.487905339888273" calcext:value-type="float">
            <text:p>0.487905339888273</text:p>
          </table:table-cell>
          <table:table-cell office:value-type="float" office:value="3.53195238464662" calcext:value-type="float">
            <text:p>3.53195238464662</text:p>
          </table:table-cell>
          <table:table-cell office:value-type="float" office:value="2.13175670721056" calcext:value-type="float">
            <text:p>2.13175670721056</text:p>
          </table:table-cell>
          <table:table-cell office:value-type="float" office:value="3.06415471199166" calcext:value-type="float">
            <text:p>3.06415471199166</text:p>
          </table:table-cell>
          <table:table-cell office:value-type="float" office:value="1.84941121732381" calcext:value-type="float">
            <text:p>1.84941121732381</text:p>
          </table:table-cell>
          <table:table-cell office:value-type="float" office:value="0.146502242120575" calcext:value-type="float">
            <text:p>0.146502242120575</text:p>
          </table:table-cell>
          <table:table-cell office:value-type="float" office:value="0.056599198349154" calcext:value-type="float">
            <text:p>0.056599198349154</text:p>
          </table:table-cell>
          <table:table-cell office:value-type="float" office:value="0.8232372702502" calcext:value-type="float">
            <text:p>0.8232372702502</text:p>
          </table:table-cell>
          <table:table-cell office:value-type="float" office:value="0.496875773328739" calcext:value-type="float">
            <text:p>0.496875773328739</text:p>
          </table:table-cell>
          <table:table-cell table:formula="of:=SUM([.E649:.P649])" office:value-type="float" office:value="60.446686550015" calcext:value-type="float">
            <text:p>60.446686550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59.0328677985992" calcext:value-type="float">
            <text:p>59.0328677985992</text:p>
          </table:table-cell>
          <table:table-cell office:value-type="float" office:value="98.6501698865643" calcext:value-type="float">
            <text:p>98.6501698865643</text:p>
          </table:table-cell>
          <table:table-cell office:value-type="float" office:value="12.219355673723" calcext:value-type="float">
            <text:p>12.219355673723</text:p>
          </table:table-cell>
          <table:table-cell office:value-type="float" office:value="0.851176475037471" calcext:value-type="float">
            <text:p>0.851176475037471</text:p>
          </table:table-cell>
          <table:table-cell office:value-type="float" office:value="9.42007035473211" calcext:value-type="float">
            <text:p>9.42007035473211</text:p>
          </table:table-cell>
          <table:table-cell office:value-type="float" office:value="9.75772274972907" calcext:value-type="float">
            <text:p>9.75772274972907</text:p>
          </table:table-cell>
          <table:table-cell office:value-type="float" office:value="15.7700303584198" calcext:value-type="float">
            <text:p>15.7700303584198</text:p>
          </table:table-cell>
          <table:table-cell office:value-type="float" office:value="16.3352903107534" calcext:value-type="float">
            <text:p>16.3352903107534</text:p>
          </table:table-cell>
          <table:table-cell office:value-type="float" office:value="0.249814434715672" calcext:value-type="float">
            <text:p>0.249814434715672</text:p>
          </table:table-cell>
          <table:table-cell office:value-type="float" office:value="0.746336131596452" calcext:value-type="float">
            <text:p>0.746336131596452</text:p>
          </table:table-cell>
          <table:table-cell office:value-type="float" office:value="2.21657136477458" calcext:value-type="float">
            <text:p>2.21657136477458</text:p>
          </table:table-cell>
          <table:table-cell office:value-type="float" office:value="2.29602200599212" calcext:value-type="float">
            <text:p>2.29602200599212</text:p>
          </table:table-cell>
          <table:table-cell table:formula="of:=SUM([.E650:.P650])" office:value-type="float" office:value="227.545427544637" calcext:value-type="float">
            <text:p>227.5454275446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48.7799290443775" calcext:value-type="float">
            <text:p>48.7799290443775</text:p>
          </table:table-cell>
          <table:table-cell office:value-type="float" office:value="42.680045609426" calcext:value-type="float">
            <text:p>42.680045609426</text:p>
          </table:table-cell>
          <table:table-cell office:value-type="float" office:value="9.55528905150174" calcext:value-type="float">
            <text:p>9.55528905150174</text:p>
          </table:table-cell>
          <table:table-cell office:value-type="float" office:value="1.02987594201069" calcext:value-type="float">
            <text:p>1.02987594201069</text:p>
          </table:table-cell>
          <table:table-cell office:value-type="float" office:value="4.918208176436" calcext:value-type="float">
            <text:p>4.918208176436</text:p>
          </table:table-cell>
          <table:table-cell office:value-type="float" office:value="3.87337273808892" calcext:value-type="float">
            <text:p>3.87337273808892</text:p>
          </table:table-cell>
          <table:table-cell office:value-type="float" office:value="4.26680462168521" calcext:value-type="float">
            <text:p>4.26680462168521</text:p>
          </table:table-cell>
          <table:table-cell office:value-type="float" office:value="3.36035485028281" calcext:value-type="float">
            <text:p>3.36035485028281</text:p>
          </table:table-cell>
          <table:table-cell office:value-type="float" office:value="0.309238539273122" calcext:value-type="float">
            <text:p>0.309238539273122</text:p>
          </table:table-cell>
          <table:table-cell office:value-type="float" office:value="0.114469736125065" calcext:value-type="float">
            <text:p>0.114469736125065</text:p>
          </table:table-cell>
          <table:table-cell office:value-type="float" office:value="1.14634961991326" calcext:value-type="float">
            <text:p>1.14634961991326</text:p>
          </table:table-cell>
          <table:table-cell office:value-type="float" office:value="0.902816474374668" calcext:value-type="float">
            <text:p>0.902816474374668</text:p>
          </table:table-cell>
          <table:table-cell table:formula="of:=SUM([.E651:.P651])" office:value-type="float" office:value="120.936754403495" calcext:value-type="float">
            <text:p>120.9367544034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52:.P65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53:.P65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54:.P65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.00858669538999" calcext:value-type="float">
            <text:p>1.00858669538999</text:p>
          </table:table-cell>
          <table:table-cell office:value-type="float" office:value="0.803795975667161" calcext:value-type="float">
            <text:p>0.803795975667161</text:p>
          </table:table-cell>
          <table:table-cell office:value-type="float" office:value="0.150426557506596" calcext:value-type="float">
            <text:p>0.150426557506596</text:p>
          </table:table-cell>
          <table:table-cell office:value-type="float" office:value="0.014819502014601" calcext:value-type="float">
            <text:p>0.014819502014601</text:p>
          </table:table-cell>
          <table:table-cell office:value-type="float" office:value="0.159674866564228" calcext:value-type="float">
            <text:p>0.159674866564228</text:p>
          </table:table-cell>
          <table:table-cell office:value-type="float" office:value="0.053566234444855" calcext:value-type="float">
            <text:p>0.053566234444855</text:p>
          </table:table-cell>
          <table:table-cell office:value-type="float" office:value="0.126319130153505" calcext:value-type="float">
            <text:p>0.126319130153505</text:p>
          </table:table-cell>
          <table:table-cell office:value-type="float" office:value="0.042376363207738" calcext:value-type="float">
            <text:p>0.042376363207738</text:p>
          </table:table-cell>
          <table:table-cell office:value-type="float" office:value="0.004449739707713" calcext:value-type="float">
            <text:p>0.004449739707713</text:p>
          </table:table-cell>
          <table:table-cell office:value-type="float" office:value="0.000986500504915" calcext:value-type="float">
            <text:p>0.000986500504915</text:p>
          </table:table-cell>
          <table:table-cell office:value-type="float" office:value="0.027955846212533" calcext:value-type="float">
            <text:p>0.027955846212533</text:p>
          </table:table-cell>
          <table:table-cell office:value-type="float" office:value="0.009378366455202" calcext:value-type="float">
            <text:p>0.009378366455202</text:p>
          </table:table-cell>
          <table:table-cell table:formula="of:=SUM([.E655:.P655])" office:value-type="float" office:value="2.40233577782904" calcext:value-type="float">
            <text:p>2.402335777829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3.02313220995956" calcext:value-type="float">
            <text:p>3.02313220995956</text:p>
          </table:table-cell>
          <table:table-cell office:value-type="float" office:value="2.67407240351158" calcext:value-type="float">
            <text:p>2.67407240351158</text:p>
          </table:table-cell>
          <table:table-cell office:value-type="float" office:value="0.59222644168017" calcext:value-type="float">
            <text:p>0.59222644168017</text:p>
          </table:table-cell>
          <table:table-cell office:value-type="float" office:value="0.063560723955803" calcext:value-type="float">
            <text:p>0.063560723955803</text:p>
          </table:table-cell>
          <table:table-cell office:value-type="float" office:value="0.308285263518215" calcext:value-type="float">
            <text:p>0.308285263518215</text:p>
          </table:table-cell>
          <table:table-cell office:value-type="float" office:value="0.16789201486116" calcext:value-type="float">
            <text:p>0.16789201486116</text:p>
          </table:table-cell>
          <table:table-cell office:value-type="float" office:value="0.270124874546935" calcext:value-type="float">
            <text:p>0.270124874546935</text:p>
          </table:table-cell>
          <table:table-cell office:value-type="float" office:value="0.147109884313764" calcext:value-type="float">
            <text:p>0.147109884313764</text:p>
          </table:table-cell>
          <table:table-cell office:value-type="float" office:value="0.019087314213548" calcext:value-type="float">
            <text:p>0.019087314213548</text:p>
          </table:table-cell>
          <table:table-cell office:value-type="float" office:value="0.003471908515007" calcext:value-type="float">
            <text:p>0.003471908515007</text:p>
          </table:table-cell>
          <table:table-cell office:value-type="float" office:value="0.071739535905285" calcext:value-type="float">
            <text:p>0.071739535905285</text:p>
          </table:table-cell>
          <table:table-cell office:value-type="float" office:value="0.039069318756559" calcext:value-type="float">
            <text:p>0.039069318756559</text:p>
          </table:table-cell>
          <table:table-cell table:formula="of:=SUM([.E656:.P656])" office:value-type="float" office:value="7.37977189373759" calcext:value-type="float">
            <text:p>7.379771893737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.0000000000000112511928389204" calcext:value-type="float">
            <text:p>1.12511928389204E-14</text:p>
          </table:table-cell>
          <table:table-cell office:value-type="float" office:value="9.86253029178205E-015" calcext:value-type="float">
            <text:p>9.86253029178205E-15</text:p>
          </table:table-cell>
          <table:table-cell office:value-type="float" office:value="2.20804186995424E-015" calcext:value-type="float">
            <text:p>2.20804186995424E-15</text:p>
          </table:table-cell>
          <table:table-cell office:value-type="float" office:value="2.37984344436005E-016" calcext:value-type="float">
            <text:p>2.37984344436005E-16</text:p>
          </table:table-cell>
          <table:table-cell office:value-type="float" office:value="6.87840704633466E-016" calcext:value-type="float">
            <text:p>6.87840704633466E-16</text:p>
          </table:table-cell>
          <table:table-cell office:value-type="float" office:value="2.00754960810681E-016" calcext:value-type="float">
            <text:p>2.00754960810681E-16</text:p>
          </table:table-cell>
          <table:table-cell office:value-type="float" office:value="5.967380379657E-016" calcext:value-type="float">
            <text:p>5.967380379657E-16</text:p>
          </table:table-cell>
          <table:table-cell office:value-type="float" office:value="1.74165501720175E-016" calcext:value-type="float">
            <text:p>1.74165501720175E-16</text:p>
          </table:table-cell>
          <table:table-cell office:value-type="float" office:value="7.14590253458875E-017" calcext:value-type="float">
            <text:p>7.14590253458875E-17</text:p>
          </table:table-cell>
          <table:table-cell office:value-type="float" office:value="3.44609803378331E-018" calcext:value-type="float">
            <text:p>3.44609803378331E-18</text:p>
          </table:table-cell>
          <table:table-cell office:value-type="float" office:value="1.60323821609527E-016" calcext:value-type="float">
            <text:p>1.60323821609527E-16</text:p>
          </table:table-cell>
          <table:table-cell office:value-type="float" office:value="4.67925237739314E-017" calcext:value-type="float">
            <text:p>4.67925237739314E-17</text:p>
          </table:table-cell>
          <table:table-cell table:formula="of:=SUM([.E657:.P657])" office:value-type="float" office:value="0.0000000000000255012700189858" calcext:value-type="float">
            <text:p>2.55012700189858E-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.00116474209648" calcext:value-type="float">
            <text:p>1.00116474209648</text:p>
          </table:table-cell>
          <table:table-cell office:value-type="float" office:value="0.880077035414926" calcext:value-type="float">
            <text:p>0.880077035414926</text:p>
          </table:table-cell>
          <table:table-cell office:value-type="float" office:value="0.19644805139507" calcext:value-type="float">
            <text:p>0.19644805139507</text:p>
          </table:table-cell>
          <table:table-cell office:value-type="float" office:value="0.021146069239826" calcext:value-type="float">
            <text:p>0.021146069239826</text:p>
          </table:table-cell>
          <table:table-cell office:value-type="float" office:value="0.070862945275957" calcext:value-type="float">
            <text:p>0.070862945275957</text:p>
          </table:table-cell>
          <table:table-cell office:value-type="float" office:value="0.025263077961782" calcext:value-type="float">
            <text:p>0.025263077961782</text:p>
          </table:table-cell>
          <table:table-cell office:value-type="float" office:value="0.061662302187922" calcext:value-type="float">
            <text:p>0.061662302187922</text:p>
          </table:table-cell>
          <table:table-cell office:value-type="float" office:value="0.021982991836003" calcext:value-type="float">
            <text:p>0.021982991836003</text:p>
          </table:table-cell>
          <table:table-cell office:value-type="float" office:value="0.006348484143351" calcext:value-type="float">
            <text:p>0.006348484143351</text:p>
          </table:table-cell>
          <table:table-cell office:value-type="float" office:value="0.000467334023426" calcext:value-type="float">
            <text:p>0.000467334023426</text:p>
          </table:table-cell>
          <table:table-cell office:value-type="float" office:value="0.016513842777015" calcext:value-type="float">
            <text:p>0.016513842777015</text:p>
          </table:table-cell>
          <table:table-cell office:value-type="float" office:value="0.005887287014387" calcext:value-type="float">
            <text:p>0.005887287014387</text:p>
          </table:table-cell>
          <table:table-cell table:formula="of:=SUM([.E658:.P658])" office:value-type="float" office:value="2.30782416336614" calcext:value-type="float">
            <text:p>2.307824163366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32.42341276152" calcext:value-type="float">
            <text:p>32.42341276152</text:p>
          </table:table-cell>
          <table:table-cell office:value-type="float" office:value="40.0864683646724" calcext:value-type="float">
            <text:p>40.0864683646724</text:p>
          </table:table-cell>
          <table:table-cell office:value-type="float" office:value="5.80504446440406" calcext:value-type="float">
            <text:p>5.80504446440406</text:p>
          </table:table-cell>
          <table:table-cell office:value-type="float" office:value="0.548081951111067" calcext:value-type="float">
            <text:p>0.548081951111067</text:p>
          </table:table-cell>
          <table:table-cell office:value-type="float" office:value="3.6398441655811" calcext:value-type="float">
            <text:p>3.6398441655811</text:p>
          </table:table-cell>
          <table:table-cell office:value-type="float" office:value="1.29087438893662" calcext:value-type="float">
            <text:p>1.29087438893662</text:p>
          </table:table-cell>
          <table:table-cell office:value-type="float" office:value="4.47346645193185" calcext:value-type="float">
            <text:p>4.47346645193185</text:p>
          </table:table-cell>
          <table:table-cell office:value-type="float" office:value="1.58651937002475" calcext:value-type="float">
            <text:p>1.58651937002475</text:p>
          </table:table-cell>
          <table:table-cell office:value-type="float" office:value="0.159180336742596" calcext:value-type="float">
            <text:p>0.159180336742596</text:p>
          </table:table-cell>
          <table:table-cell office:value-type="float" office:value="0.024593667260187" calcext:value-type="float">
            <text:p>0.024593667260187</text:p>
          </table:table-cell>
          <table:table-cell office:value-type="float" office:value="0.760461206981121" calcext:value-type="float">
            <text:p>0.760461206981121</text:p>
          </table:table-cell>
          <table:table-cell office:value-type="float" office:value="0.269698330811654" calcext:value-type="float">
            <text:p>0.269698330811654</text:p>
          </table:table-cell>
          <table:table-cell table:formula="of:=SUM([.E659:.P659])" office:value-type="float" office:value="91.0676454599774" calcext:value-type="float">
            <text:p>91.06764545997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0:.P66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1:.P66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2:.P66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3:.P66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.536697828169838" calcext:value-type="float">
            <text:p>0.536697828169838</text:p>
          </table:table-cell>
          <table:table-cell office:value-type="float" office:value="0.822857831067981" calcext:value-type="float">
            <text:p>0.822857831067981</text:p>
          </table:table-cell>
          <table:table-cell office:value-type="float" office:value="0.105368983477557" calcext:value-type="float">
            <text:p>0.105368983477557</text:p>
          </table:table-cell>
          <table:table-cell office:value-type="float" office:value="0.007821582696591" calcext:value-type="float">
            <text:p>0.007821582696591</text:p>
          </table:table-cell>
          <table:table-cell office:value-type="float" office:value="0.0235970617281" calcext:value-type="float">
            <text:p>0.0235970617281</text:p>
          </table:table-cell>
          <table:table-cell office:value-type="float" office:value="0.013410507849646" calcext:value-type="float">
            <text:p>0.013410507849646</text:p>
          </table:table-cell>
          <table:table-cell office:value-type="float" office:value="0.036011082717623" calcext:value-type="float">
            <text:p>0.036011082717623</text:p>
          </table:table-cell>
          <table:table-cell office:value-type="float" office:value="0.020465552576992" calcext:value-type="float">
            <text:p>0.020465552576992</text:p>
          </table:table-cell>
          <table:table-cell office:value-type="float" office:value="0.002368814440067" calcext:value-type="float">
            <text:p>0.002368814440067</text:p>
          </table:table-cell>
          <table:table-cell office:value-type="float" office:value="0.000425713281356" calcext:value-type="float">
            <text:p>0.000425713281356</text:p>
          </table:table-cell>
          <table:table-cell office:value-type="float" office:value="0.005267143670772" calcext:value-type="float">
            <text:p>0.005267143670772</text:p>
          </table:table-cell>
          <table:table-cell office:value-type="float" office:value="0.002993384191473" calcext:value-type="float">
            <text:p>0.002993384191473</text:p>
          </table:table-cell>
          <table:table-cell table:formula="of:=SUM([.E664:.P664])" office:value-type="float" office:value="1.577285485868" calcext:value-type="float">
            <text:p>1.5772854858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5:.P66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10.8893024744987" calcext:value-type="float">
            <text:p>10.8893024744987</text:p>
          </table:table-cell>
          <table:table-cell office:value-type="float" office:value="22.6999166061944" calcext:value-type="float">
            <text:p>22.6999166061944</text:p>
          </table:table-cell>
          <table:table-cell office:value-type="float" office:value="3.18783876470823" calcext:value-type="float">
            <text:p>3.18783876470823</text:p>
          </table:table-cell>
          <table:table-cell office:value-type="float" office:value="0.25866449872448" calcext:value-type="float">
            <text:p>0.25866449872448</text:p>
          </table:table-cell>
          <table:table-cell office:value-type="float" office:value="0.282539187409658" calcext:value-type="float">
            <text:p>0.282539187409658</text:p>
          </table:table-cell>
          <table:table-cell office:value-type="float" office:value="0.199874570084205" calcext:value-type="float">
            <text:p>0.199874570084205</text:p>
          </table:table-cell>
          <table:table-cell office:value-type="float" office:value="0.585794041434658" calcext:value-type="float">
            <text:p>0.585794041434658</text:p>
          </table:table-cell>
          <table:table-cell office:value-type="float" office:value="0.414403868231833" calcext:value-type="float">
            <text:p>0.414403868231833</text:p>
          </table:table-cell>
          <table:table-cell office:value-type="float" office:value="0.078154950630704" calcext:value-type="float">
            <text:p>0.078154950630704</text:p>
          </table:table-cell>
          <table:table-cell office:value-type="float" office:value="0.009979503179257" calcext:value-type="float">
            <text:p>0.009979503179257</text:p>
          </table:table-cell>
          <table:table-cell office:value-type="float" office:value="0.094900583217106" calcext:value-type="float">
            <text:p>0.094900583217106</text:p>
          </table:table-cell>
          <table:table-cell office:value-type="float" office:value="0.067134805069561" calcext:value-type="float">
            <text:p>0.067134805069561</text:p>
          </table:table-cell>
          <table:table-cell table:formula="of:=SUM([.E666:.P666])" office:value-type="float" office:value="38.7685038533828" calcext:value-type="float">
            <text:p>38.76850385338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office:value-type="float" office:value="0.016890621057545" calcext:value-type="float">
            <text:p>0.016890621057545</text:p>
          </table:table-cell>
          <table:table-cell office:value-type="float" office:value="0.027491203946292" calcext:value-type="float">
            <text:p>0.027491203946292</text:p>
          </table:table-cell>
          <table:table-cell office:value-type="float" office:value="0.0041305299738" calcext:value-type="float">
            <text:p>0.0041305299738</text:p>
          </table:table-cell>
          <table:table-cell office:value-type="float" office:value="0.000313722016379" calcext:value-type="float">
            <text:p>0.000313722016379</text:p>
          </table:table-cell>
          <table:table-cell office:value-type="float" office:value="0.000276519733227" calcext:value-type="float">
            <text:p>0.000276519733227</text:p>
          </table:table-cell>
          <table:table-cell office:value-type="float" office:value="0.000180810826978" calcext:value-type="float">
            <text:p>0.000180810826978</text:p>
          </table:table-cell>
          <table:table-cell office:value-type="float" office:value="0.00044754237219" calcext:value-type="float">
            <text:p>0.00044754237219</text:p>
          </table:table-cell>
          <table:table-cell office:value-type="float" office:value="0.000292639174351" calcext:value-type="float">
            <text:p>0.000292639174351</text:p>
          </table:table-cell>
          <table:table-cell office:value-type="float" office:value="0.000091834177690602" calcext:value-type="float">
            <text:p>9.1834177690602E-05</text:p>
          </table:table-cell>
          <table:table-cell office:value-type="float" office:value="0.00000918308663023704" calcext:value-type="float">
            <text:p>9.18308663023704E-06</text:p>
          </table:table-cell>
          <table:table-cell office:value-type="float" office:value="0.0000769331336439995" calcext:value-type="float">
            <text:p>7.69331336439995E-05</text:p>
          </table:table-cell>
          <table:table-cell office:value-type="float" office:value="0.0000503050663105983" calcext:value-type="float">
            <text:p>5.03050663105983E-05</text:p>
          </table:table-cell>
          <table:table-cell table:formula="of:=SUM([.E667:.P667])" office:value-type="float" office:value="0.0502518445650375" calcext:value-type="float">
            <text:p>0.0502518445650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8:.P66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69:.P66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70:.P67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71:.P67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72:.P67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11" calcext:value-type="float">
            <text:p>201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73:.P673])" office:value-type="float" office:value="0" calcext:value-type="float">
            <text:p>0</text:p>
          </table:table-cell>
          <table:table-cell table:formula="of:=SUM([.Q618:.Q673])" office:value-type="float" office:value="239692.557963311" calcext:value-type="float">
            <text:p>239692.5579633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5159.8400742028" calcext:value-type="float">
            <text:p>5159.8400742028</text:p>
          </table:table-cell>
          <table:table-cell office:value-type="float" office:value="1200.83349993297" calcext:value-type="float">
            <text:p>1200.83349993297</text:p>
          </table:table-cell>
          <table:table-cell office:value-type="float" office:value="169.866648856704" calcext:value-type="float">
            <text:p>169.866648856704</text:p>
          </table:table-cell>
          <table:table-cell office:value-type="float" office:value="25.2328740424141" calcext:value-type="float">
            <text:p>25.2328740424141</text:p>
          </table:table-cell>
          <table:table-cell office:value-type="float" office:value="294.487790738741" calcext:value-type="float">
            <text:p>294.487790738741</text:p>
          </table:table-cell>
          <table:table-cell office:value-type="float" office:value="408.001701028602" calcext:value-type="float">
            <text:p>408.001701028602</text:p>
          </table:table-cell>
          <table:table-cell office:value-type="float" office:value="68.4340470888865" calcext:value-type="float">
            <text:p>68.4340470888865</text:p>
          </table:table-cell>
          <table:table-cell office:value-type="float" office:value="94.8127851090023" calcext:value-type="float">
            <text:p>94.8127851090023</text:p>
          </table:table-cell>
          <table:table-cell office:value-type="float" office:value="2.38609238491589" calcext:value-type="float">
            <text:p>2.38609238491589</text:p>
          </table:table-cell>
          <table:table-cell office:value-type="float" office:value="1.66140125129277" calcext:value-type="float">
            <text:p>1.66140125129277</text:p>
          </table:table-cell>
          <table:table-cell office:value-type="float" office:value="11.4671055521143" calcext:value-type="float">
            <text:p>11.4671055521143</text:p>
          </table:table-cell>
          <table:table-cell office:value-type="float" office:value="15.8872412312938" calcext:value-type="float">
            <text:p>15.8872412312938</text:p>
          </table:table-cell>
          <table:table-cell table:formula="of:=SUM([.E674:.P674])" office:value-type="float" office:value="7452.91126141974" calcext:value-type="float">
            <text:p>7452.911261419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34.9591147895133" calcext:value-type="float">
            <text:p>34.9591147895133</text:p>
          </table:table-cell>
          <table:table-cell office:value-type="float" office:value="6.33648735597803" calcext:value-type="float">
            <text:p>6.33648735597803</text:p>
          </table:table-cell>
          <table:table-cell office:value-type="float" office:value="1.25116356359621" calcext:value-type="float">
            <text:p>1.25116356359621</text:p>
          </table:table-cell>
          <table:table-cell office:value-type="float" office:value="0.16862606549389" calcext:value-type="float">
            <text:p>0.16862606549389</text:p>
          </table:table-cell>
          <table:table-cell office:value-type="float" office:value="2.26400748912214" calcext:value-type="float">
            <text:p>2.26400748912214</text:p>
          </table:table-cell>
          <table:table-cell office:value-type="float" office:value="1.40387272689075" calcext:value-type="float">
            <text:p>1.40387272689075</text:p>
          </table:table-cell>
          <table:table-cell office:value-type="float" office:value="0.407599285656415" calcext:value-type="float">
            <text:p>0.407599285656415</text:p>
          </table:table-cell>
          <table:table-cell office:value-type="float" office:value="0.252745418635991" calcext:value-type="float">
            <text:p>0.252745418635991</text:p>
          </table:table-cell>
          <table:table-cell office:value-type="float" office:value="0.025705842945384" calcext:value-type="float">
            <text:p>0.025705842945384</text:p>
          </table:table-cell>
          <table:table-cell office:value-type="float" office:value="0.004126996644178" calcext:value-type="float">
            <text:p>0.004126996644178</text:p>
          </table:table-cell>
          <table:table-cell office:value-type="float" office:value="0.096641484176816" calcext:value-type="float">
            <text:p>0.096641484176816</text:p>
          </table:table-cell>
          <table:table-cell office:value-type="float" office:value="0.059925748732697" calcext:value-type="float">
            <text:p>0.059925748732697</text:p>
          </table:table-cell>
          <table:table-cell table:formula="of:=SUM([.E675:.P675])" office:value-type="float" office:value="47.2300167673858" calcext:value-type="float">
            <text:p>47.23001676738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33.8065738221631" calcext:value-type="float">
            <text:p>33.8065738221631</text:p>
          </table:table-cell>
          <table:table-cell office:value-type="float" office:value="99.9591553363535" calcext:value-type="float">
            <text:p>99.9591553363535</text:p>
          </table:table-cell>
          <table:table-cell office:value-type="float" office:value="19.7373163005973" calcext:value-type="float">
            <text:p>19.7373163005973</text:p>
          </table:table-cell>
          <table:table-cell office:value-type="float" office:value="2.66010466993414" calcext:value-type="float">
            <text:p>2.66010466993414</text:p>
          </table:table-cell>
          <table:table-cell office:value-type="float" office:value="2.45420552187644" calcext:value-type="float">
            <text:p>2.45420552187644</text:p>
          </table:table-cell>
          <table:table-cell office:value-type="float" office:value="3.26250607055836" calcext:value-type="float">
            <text:p>3.26250607055836</text:p>
          </table:table-cell>
          <table:table-cell office:value-type="float" office:value="7.22545011416209" calcext:value-type="float">
            <text:p>7.22545011416209</text:p>
          </table:table-cell>
          <table:table-cell office:value-type="float" office:value="9.60517554452686" calcext:value-type="float">
            <text:p>9.60517554452686</text:p>
          </table:table-cell>
          <table:table-cell office:value-type="float" office:value="0.405513998723217" calcext:value-type="float">
            <text:p>0.405513998723217</text:p>
          </table:table-cell>
          <table:table-cell office:value-type="float" office:value="0.36671939098891" calcext:value-type="float">
            <text:p>0.36671939098891</text:p>
          </table:table-cell>
          <table:table-cell office:value-type="float" office:value="1.71314881778161" calcext:value-type="float">
            <text:p>1.71314881778161</text:p>
          </table:table-cell>
          <table:table-cell office:value-type="float" office:value="2.2773799374019" calcext:value-type="float">
            <text:p>2.2773799374019</text:p>
          </table:table-cell>
          <table:table-cell table:formula="of:=SUM([.E676:.P676])" office:value-type="float" office:value="183.473249525067" calcext:value-type="float">
            <text:p>183.4732495250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656.80872531937" calcext:value-type="float">
            <text:p>1656.80872531937</text:p>
          </table:table-cell>
          <table:table-cell office:value-type="float" office:value="28534.8068348782" calcext:value-type="float">
            <text:p>28534.8068348782</text:p>
          </table:table-cell>
          <table:table-cell office:value-type="float" office:value="5986.36630598374" calcext:value-type="float">
            <text:p>5986.36630598374</text:p>
          </table:table-cell>
          <table:table-cell office:value-type="float" office:value="915.53220796666" calcext:value-type="float">
            <text:p>915.53220796666</text:p>
          </table:table-cell>
          <table:table-cell office:value-type="float" office:value="41.1367554354308" calcext:value-type="float">
            <text:p>41.1367554354308</text:p>
          </table:table-cell>
          <table:table-cell office:value-type="float" office:value="43.0593064944511" calcext:value-type="float">
            <text:p>43.0593064944511</text:p>
          </table:table-cell>
          <table:table-cell office:value-type="float" office:value="701.489456887265" calcext:value-type="float">
            <text:p>701.489456887265</text:p>
          </table:table-cell>
          <table:table-cell office:value-type="float" office:value="734.273989453211" calcext:value-type="float">
            <text:p>734.273989453211</text:p>
          </table:table-cell>
          <table:table-cell office:value-type="float" office:value="113.140923331395" calcext:value-type="float">
            <text:p>113.140923331395</text:p>
          </table:table-cell>
          <table:table-cell office:value-type="float" office:value="20.6771848465173" calcext:value-type="float">
            <text:p>20.6771848465173</text:p>
          </table:table-cell>
          <table:table-cell office:value-type="float" office:value="181.687883864043" calcext:value-type="float">
            <text:p>181.687883864043</text:p>
          </table:table-cell>
          <table:table-cell office:value-type="float" office:value="190.179176622469" calcext:value-type="float">
            <text:p>190.179176622469</text:p>
          </table:table-cell>
          <table:table-cell table:formula="of:=SUM([.E677:.P677])" office:value-type="float" office:value="39119.1587510827" calcext:value-type="float">
            <text:p>39119.15875108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5705.23600694833" calcext:value-type="float">
            <text:p>5705.23600694833</text:p>
          </table:table-cell>
          <table:table-cell office:value-type="float" office:value="612.651502300443" calcext:value-type="float">
            <text:p>612.651502300443</text:p>
          </table:table-cell>
          <table:table-cell office:value-type="float" office:value="49.0055991621221" calcext:value-type="float">
            <text:p>49.0055991621221</text:p>
          </table:table-cell>
          <table:table-cell office:value-type="float" office:value="6.9376519083109" calcext:value-type="float">
            <text:p>6.9376519083109</text:p>
          </table:table-cell>
          <table:table-cell office:value-type="float" office:value="505.327425393322" calcext:value-type="float">
            <text:p>505.327425393322</text:p>
          </table:table-cell>
          <table:table-cell office:value-type="float" office:value="679.212356317283" calcext:value-type="float">
            <text:p>679.212356317283</text:p>
          </table:table-cell>
          <table:table-cell office:value-type="float" office:value="54.2790934075486" calcext:value-type="float">
            <text:p>54.2790934075486</text:p>
          </table:table-cell>
          <table:table-cell office:value-type="float" office:value="72.9567189103411" calcext:value-type="float">
            <text:p>72.9567189103411</text:p>
          </table:table-cell>
          <table:table-cell office:value-type="float" office:value="0.64778446318757" calcext:value-type="float">
            <text:p>0.64778446318757</text:p>
          </table:table-cell>
          <table:table-cell office:value-type="float" office:value="1.20409971354573" calcext:value-type="float">
            <text:p>1.20409971354573</text:p>
          </table:table-cell>
          <table:table-cell office:value-type="float" office:value="5.10408947970271" calcext:value-type="float">
            <text:p>5.10408947970271</text:p>
          </table:table-cell>
          <table:table-cell office:value-type="float" office:value="6.86042448550021" calcext:value-type="float">
            <text:p>6.86042448550021</text:p>
          </table:table-cell>
          <table:table-cell table:formula="of:=SUM([.E678:.P678])" office:value-type="float" office:value="7699.42275248964" calcext:value-type="float">
            <text:p>7699.42275248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4508.03986376231" calcext:value-type="float">
            <text:p>4508.03986376231</text:p>
          </table:table-cell>
          <table:table-cell office:value-type="float" office:value="601.252704325505" calcext:value-type="float">
            <text:p>601.252704325505</text:p>
          </table:table-cell>
          <table:table-cell office:value-type="float" office:value="90.4271548771698" calcext:value-type="float">
            <text:p>90.4271548771698</text:p>
          </table:table-cell>
          <table:table-cell office:value-type="float" office:value="11.7513242151747" calcext:value-type="float">
            <text:p>11.7513242151747</text:p>
          </table:table-cell>
          <table:table-cell office:value-type="float" office:value="852.635915864576" calcext:value-type="float">
            <text:p>852.635915864576</text:p>
          </table:table-cell>
          <table:table-cell office:value-type="float" office:value="735.031075374452" calcext:value-type="float">
            <text:p>735.031075374452</text:p>
          </table:table-cell>
          <table:table-cell office:value-type="float" office:value="113.222807224601" calcext:value-type="float">
            <text:p>113.222807224601</text:p>
          </table:table-cell>
          <table:table-cell office:value-type="float" office:value="97.6058833585789" calcext:value-type="float">
            <text:p>97.6058833585789</text:p>
          </table:table-cell>
          <table:table-cell office:value-type="float" office:value="3.73253119546728" calcext:value-type="float">
            <text:p>3.73253119546728</text:p>
          </table:table-cell>
          <table:table-cell office:value-type="float" office:value="1.65671889634514" calcext:value-type="float">
            <text:p>1.65671889634514</text:p>
          </table:table-cell>
          <table:table-cell office:value-type="float" office:value="20.8411713056701" calcext:value-type="float">
            <text:p>20.8411713056701</text:p>
          </table:table-cell>
          <table:table-cell office:value-type="float" office:value="17.9665297600517" calcext:value-type="float">
            <text:p>17.9665297600517</text:p>
          </table:table-cell>
          <table:table-cell table:formula="of:=SUM([.E679:.P679])" office:value-type="float" office:value="7054.1636801599" calcext:value-type="float">
            <text:p>7054.16368015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8.132988943205" calcext:value-type="float">
            <text:p>28.132988943205</text:p>
          </table:table-cell>
          <table:table-cell office:value-type="float" office:value="185.558786619724" calcext:value-type="float">
            <text:p>185.558786619724</text:p>
          </table:table-cell>
          <table:table-cell office:value-type="float" office:value="19.9680410036246" calcext:value-type="float">
            <text:p>19.9680410036246</text:p>
          </table:table-cell>
          <table:table-cell office:value-type="float" office:value="2.12279659727372" calcext:value-type="float">
            <text:p>2.12279659727372</text:p>
          </table:table-cell>
          <table:table-cell office:value-type="float" office:value="2.37976428253105" calcext:value-type="float">
            <text:p>2.37976428253105</text:p>
          </table:table-cell>
          <table:table-cell office:value-type="float" office:value="2.28020103160881" calcext:value-type="float">
            <text:p>2.28020103160881</text:p>
          </table:table-cell>
          <table:table-cell office:value-type="float" office:value="15.6488403848472" calcext:value-type="float">
            <text:p>15.6488403848472</text:p>
          </table:table-cell>
          <table:table-cell office:value-type="float" office:value="14.9941329277617" calcext:value-type="float">
            <text:p>14.9941329277617</text:p>
          </table:table-cell>
          <table:table-cell office:value-type="float" office:value="0.550480933155631" calcext:value-type="float">
            <text:p>0.550480933155631</text:p>
          </table:table-cell>
          <table:table-cell office:value-type="float" office:value="0.370283004269318" calcext:value-type="float">
            <text:p>0.370283004269318</text:p>
          </table:table-cell>
          <table:table-cell office:value-type="float" office:value="1.99408981123648" calcext:value-type="float">
            <text:p>1.99408981123648</text:p>
          </table:table-cell>
          <table:table-cell office:value-type="float" office:value="1.91066219376402" calcext:value-type="float">
            <text:p>1.91066219376402</text:p>
          </table:table-cell>
          <table:table-cell table:formula="of:=SUM([.E680:.P680])" office:value-type="float" office:value="275.911067733002" calcext:value-type="float">
            <text:p>275.911067733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31.464043310962" calcext:value-type="float">
            <text:p>231.464043310962</text:p>
          </table:table-cell>
          <table:table-cell office:value-type="float" office:value="553.597890704414" calcext:value-type="float">
            <text:p>553.597890704414</text:p>
          </table:table-cell>
          <table:table-cell office:value-type="float" office:value="91.7733571441352" calcext:value-type="float">
            <text:p>91.7733571441352</text:p>
          </table:table-cell>
          <table:table-cell office:value-type="float" office:value="11.8126600231275" calcext:value-type="float">
            <text:p>11.8126600231275</text:p>
          </table:table-cell>
          <table:table-cell office:value-type="float" office:value="36.2280135655635" calcext:value-type="float">
            <text:p>36.2280135655635</text:p>
          </table:table-cell>
          <table:table-cell office:value-type="float" office:value="55.3111008412736" calcext:value-type="float">
            <text:p>55.3111008412736</text:p>
          </table:table-cell>
          <table:table-cell office:value-type="float" office:value="86.2355508422528" calcext:value-type="float">
            <text:p>86.2355508422528</text:p>
          </table:table-cell>
          <table:table-cell office:value-type="float" office:value="131.660082331219" calcext:value-type="float">
            <text:p>131.660082331219</text:p>
          </table:table-cell>
          <table:table-cell office:value-type="float" office:value="2.98564125993812" calcext:value-type="float">
            <text:p>2.98564125993812</text:p>
          </table:table-cell>
          <table:table-cell office:value-type="float" office:value="2.35461258600005" calcext:value-type="float">
            <text:p>2.35461258600005</text:p>
          </table:table-cell>
          <table:table-cell office:value-type="float" office:value="17.4606171451601" calcext:value-type="float">
            <text:p>17.4606171451601</text:p>
          </table:table-cell>
          <table:table-cell office:value-type="float" office:value="26.6579881317266" calcext:value-type="float">
            <text:p>26.6579881317266</text:p>
          </table:table-cell>
          <table:table-cell table:formula="of:=SUM([.E681:.P681])" office:value-type="float" office:value="1247.54155788577" calcext:value-type="float">
            <text:p>1247.541557885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9.9586785641372" calcext:value-type="float">
            <text:p>49.9586785641372</text:p>
          </table:table-cell>
          <table:table-cell office:value-type="float" office:value="4.4949972015887" calcext:value-type="float">
            <text:p>4.4949972015887</text:p>
          </table:table-cell>
          <table:table-cell office:value-type="float" office:value="0.15683412523501" calcext:value-type="float">
            <text:p>0.15683412523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066324635103" calcext:value-type="float">
            <text:p>7.04066324635103</text:p>
          </table:table-cell>
          <table:table-cell office:value-type="float" office:value="9.17629539867328" calcext:value-type="float">
            <text:p>9.17629539867328</text:p>
          </table:table-cell>
          <table:table-cell office:value-type="float" office:value="0.042762280512527" calcext:value-type="float">
            <text:p>0.042762280512527</text:p>
          </table:table-cell>
          <table:table-cell office:value-type="float" office:value="0.14779606679546" calcext:value-type="float">
            <text:p>0.14779606679546</text:p>
          </table:table-cell>
          <table:table-cell office:value-type="float" office:value="0.68299238167628" calcext:value-type="float">
            <text:p>0.68299238167628</text:p>
          </table:table-cell>
          <table:table-cell office:value-type="float" office:value="0.890163274397925" calcext:value-type="float">
            <text:p>0.890163274397925</text:p>
          </table:table-cell>
          <table:table-cell table:formula="of:=SUM([.E682:.P682])" office:value-type="float" office:value="72.5911825393674" calcext:value-type="float">
            <text:p>72.59118253936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744.118125697488" calcext:value-type="float">
            <text:p>744.118125697488</text:p>
          </table:table-cell>
          <table:table-cell office:value-type="float" office:value="2041.8368473959" calcext:value-type="float">
            <text:p>2041.8368473959</text:p>
          </table:table-cell>
          <table:table-cell office:value-type="float" office:value="259.0272613848" calcext:value-type="float">
            <text:p>259.0272613848</text:p>
          </table:table-cell>
          <table:table-cell office:value-type="float" office:value="20.9961945453475" calcext:value-type="float">
            <text:p>20.9961945453475</text:p>
          </table:table-cell>
          <table:table-cell office:value-type="float" office:value="79.6275890246984" calcext:value-type="float">
            <text:p>79.6275890246984</text:p>
          </table:table-cell>
          <table:table-cell office:value-type="float" office:value="114.852794069612" calcext:value-type="float">
            <text:p>114.852794069612</text:p>
          </table:table-cell>
          <table:table-cell office:value-type="float" office:value="218.888836354013" calcext:value-type="float">
            <text:p>218.888836354013</text:p>
          </table:table-cell>
          <table:table-cell office:value-type="float" office:value="315.719648853197" calcext:value-type="float">
            <text:p>315.719648853197</text:p>
          </table:table-cell>
          <table:table-cell office:value-type="float" office:value="4.49875281852445" calcext:value-type="float">
            <text:p>4.49875281852445</text:p>
          </table:table-cell>
          <table:table-cell office:value-type="float" office:value="14.480844253663" calcext:value-type="float">
            <text:p>14.480844253663</text:p>
          </table:table-cell>
          <table:table-cell office:value-type="float" office:value="31.6028948974088" calcext:value-type="float">
            <text:p>31.6028948974088</text:p>
          </table:table-cell>
          <table:table-cell office:value-type="float" office:value="45.5832058224173" calcext:value-type="float">
            <text:p>45.5832058224173</text:p>
          </table:table-cell>
          <table:table-cell table:formula="of:=SUM([.E683:.P683])" office:value-type="float" office:value="3891.23299511707" calcext:value-type="float">
            <text:p>3891.232995117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969.787717066731" calcext:value-type="float">
            <text:p>969.787717066731</text:p>
          </table:table-cell>
          <table:table-cell office:value-type="float" office:value="2660.88038170465" calcext:value-type="float">
            <text:p>2660.88038170465</text:p>
          </table:table-cell>
          <table:table-cell office:value-type="float" office:value="600.481195800926" calcext:value-type="float">
            <text:p>600.481195800926</text:p>
          </table:table-cell>
          <table:table-cell office:value-type="float" office:value="73.9234996023446" calcext:value-type="float">
            <text:p>73.9234996023446</text:p>
          </table:table-cell>
          <table:table-cell office:value-type="float" office:value="137.912763250272" calcext:value-type="float">
            <text:p>137.912763250272</text:p>
          </table:table-cell>
          <table:table-cell office:value-type="float" office:value="191.069445679816" calcext:value-type="float">
            <text:p>191.069445679816</text:p>
          </table:table-cell>
          <table:table-cell office:value-type="float" office:value="374.58742387507" calcext:value-type="float">
            <text:p>374.58742387507</text:p>
          </table:table-cell>
          <table:table-cell office:value-type="float" office:value="518.96727867425" calcext:value-type="float">
            <text:p>518.96727867425</text:p>
          </table:table-cell>
          <table:table-cell office:value-type="float" office:value="19.8771216349782" calcext:value-type="float">
            <text:p>19.8771216349782</text:p>
          </table:table-cell>
          <table:table-cell office:value-type="float" office:value="9.46215104967256" calcext:value-type="float">
            <text:p>9.46215104967256</text:p>
          </table:table-cell>
          <table:table-cell office:value-type="float" office:value="103.89320978624" calcext:value-type="float">
            <text:p>103.89320978624</text:p>
          </table:table-cell>
          <table:table-cell office:value-type="float" office:value="143.937497414435" calcext:value-type="float">
            <text:p>143.937497414435</text:p>
          </table:table-cell>
          <table:table-cell table:formula="of:=SUM([.E684:.P684])" office:value-type="float" office:value="5804.77968553938" calcext:value-type="float">
            <text:p>5804.779685539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81.212896890063" calcext:value-type="float">
            <text:p>181.212896890063</text:p>
          </table:table-cell>
          <table:table-cell office:value-type="float" office:value="30.609256697691" calcext:value-type="float">
            <text:p>30.609256697691</text:p>
          </table:table-cell>
          <table:table-cell office:value-type="float" office:value="6.90759449479014" calcext:value-type="float">
            <text:p>6.90759449479014</text:p>
          </table:table-cell>
          <table:table-cell office:value-type="float" office:value="0.850373936921725" calcext:value-type="float">
            <text:p>0.850373936921725</text:p>
          </table:table-cell>
          <table:table-cell office:value-type="float" office:value="19.4451547012151" calcext:value-type="float">
            <text:p>19.4451547012151</text:p>
          </table:table-cell>
          <table:table-cell office:value-type="float" office:value="19.6729343160318" calcext:value-type="float">
            <text:p>19.6729343160318</text:p>
          </table:table-cell>
          <table:table-cell office:value-type="float" office:value="3.2472509520642" calcext:value-type="float">
            <text:p>3.2472509520642</text:p>
          </table:table-cell>
          <table:table-cell office:value-type="float" office:value="3.28528909485296" calcext:value-type="float">
            <text:p>3.28528909485296</text:p>
          </table:table-cell>
          <table:table-cell office:value-type="float" office:value="0.228655113407719" calcext:value-type="float">
            <text:p>0.228655113407719</text:p>
          </table:table-cell>
          <table:table-cell office:value-type="float" office:value="0.05903480547527" calcext:value-type="float">
            <text:p>0.05903480547527</text:p>
          </table:table-cell>
          <table:table-cell office:value-type="float" office:value="0.9006370623979" calcext:value-type="float">
            <text:p>0.9006370623979</text:p>
          </table:table-cell>
          <table:table-cell office:value-type="float" office:value="0.911187081994804" calcext:value-type="float">
            <text:p>0.911187081994804</text:p>
          </table:table-cell>
          <table:table-cell table:formula="of:=SUM([.E685:.P685])" office:value-type="float" office:value="267.330265146906" calcext:value-type="float">
            <text:p>267.3302651469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665.336305096657" calcext:value-type="float">
            <text:p>665.336305096657</text:p>
          </table:table-cell>
          <table:table-cell office:value-type="float" office:value="1596.49918125071" calcext:value-type="float">
            <text:p>1596.49918125071</text:p>
          </table:table-cell>
          <table:table-cell office:value-type="float" office:value="248.650428031518" calcext:value-type="float">
            <text:p>248.650428031518</text:p>
          </table:table-cell>
          <table:table-cell office:value-type="float" office:value="26.9877650693968" calcext:value-type="float">
            <text:p>26.9877650693968</text:p>
          </table:table-cell>
          <table:table-cell office:value-type="float" office:value="158.186418690321" calcext:value-type="float">
            <text:p>158.186418690321</text:p>
          </table:table-cell>
          <table:table-cell office:value-type="float" office:value="200.633724197397" calcext:value-type="float">
            <text:p>200.633724197397</text:p>
          </table:table-cell>
          <table:table-cell office:value-type="float" office:value="378.557923866665" calcext:value-type="float">
            <text:p>378.557923866665</text:p>
          </table:table-cell>
          <table:table-cell office:value-type="float" office:value="480.13910877199" calcext:value-type="float">
            <text:p>480.13910877199</text:p>
          </table:table-cell>
          <table:table-cell office:value-type="float" office:value="8.17721714449391" calcext:value-type="float">
            <text:p>8.17721714449391</text:p>
          </table:table-cell>
          <table:table-cell office:value-type="float" office:value="8.22563025916523" calcext:value-type="float">
            <text:p>8.22563025916523</text:p>
          </table:table-cell>
          <table:table-cell office:value-type="float" office:value="70.4502122348105" calcext:value-type="float">
            <text:p>70.4502122348105</text:p>
          </table:table-cell>
          <table:table-cell office:value-type="float" office:value="89.3546270798272" calcext:value-type="float">
            <text:p>89.3546270798272</text:p>
          </table:table-cell>
          <table:table-cell table:formula="of:=SUM([.E686:.P686])" office:value-type="float" office:value="3931.19854169295" calcext:value-type="float">
            <text:p>3931.198541692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78.7470646905925" calcext:value-type="float">
            <text:p>78.7470646905925</text:p>
          </table:table-cell>
          <table:table-cell office:value-type="float" office:value="1774.04331951016" calcext:value-type="float">
            <text:p>1774.04331951016</text:p>
          </table:table-cell>
          <table:table-cell office:value-type="float" office:value="174.863347757458" calcext:value-type="float">
            <text:p>174.863347757458</text:p>
          </table:table-cell>
          <table:table-cell office:value-type="float" office:value="19.4283093998696" calcext:value-type="float">
            <text:p>19.4283093998696</text:p>
          </table:table-cell>
          <table:table-cell office:value-type="float" office:value="6.2367457984612" calcext:value-type="float">
            <text:p>6.2367457984612</text:p>
          </table:table-cell>
          <table:table-cell office:value-type="float" office:value="7.17008474828259" calcext:value-type="float">
            <text:p>7.17008474828259</text:p>
          </table:table-cell>
          <table:table-cell office:value-type="float" office:value="140.11648800531" calcext:value-type="float">
            <text:p>140.11648800531</text:p>
          </table:table-cell>
          <table:table-cell office:value-type="float" office:value="161.085143774445" calcext:value-type="float">
            <text:p>161.085143774445</text:p>
          </table:table-cell>
          <table:table-cell office:value-type="float" office:value="6.09822194984842" calcext:value-type="float">
            <text:p>6.09822194984842</text:p>
          </table:table-cell>
          <table:table-cell office:value-type="float" office:value="4.28371627922223" calcext:value-type="float">
            <text:p>4.28371627922223</text:p>
          </table:table-cell>
          <table:table-cell office:value-type="float" office:value="16.5973457586997" calcext:value-type="float">
            <text:p>16.5973457586997</text:p>
          </table:table-cell>
          <table:table-cell office:value-type="float" office:value="19.0811650068835" calcext:value-type="float">
            <text:p>19.0811650068835</text:p>
          </table:table-cell>
          <table:table-cell table:formula="of:=SUM([.E687:.P687])" office:value-type="float" office:value="2407.75095267923" calcext:value-type="float">
            <text:p>2407.750952679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008983190234754" calcext:value-type="float">
            <text:p>0.008983190234754</text:p>
          </table:table-cell>
          <table:table-cell office:value-type="float" office:value="6027.07068125135" calcext:value-type="float">
            <text:p>6027.07068125135</text:p>
          </table:table-cell>
          <table:table-cell office:value-type="float" office:value="2119.9383953821" calcext:value-type="float">
            <text:p>2119.9383953821</text:p>
          </table:table-cell>
          <table:table-cell office:value-type="float" office:value="239.745877077915" calcext:value-type="float">
            <text:p>239.745877077915</text:p>
          </table:table-cell>
          <table:table-cell office:value-type="float" office:value="0.001384177084449" calcext:value-type="float">
            <text:p>0.001384177084449</text:p>
          </table:table-cell>
          <table:table-cell office:value-type="float" office:value="0.001065370554857" calcext:value-type="float">
            <text:p>0.001065370554857</text:p>
          </table:table-cell>
          <table:table-cell office:value-type="float" office:value="912.845120548971" calcext:value-type="float">
            <text:p>912.845120548971</text:p>
          </table:table-cell>
          <table:table-cell office:value-type="float" office:value="702.596743945535" calcext:value-type="float">
            <text:p>702.596743945535</text:p>
          </table:table-cell>
          <table:table-cell office:value-type="float" office:value="100.07629275785" calcext:value-type="float">
            <text:p>100.07629275785</text:p>
          </table:table-cell>
          <table:table-cell office:value-type="float" office:value="27.5860791353042" calcext:value-type="float">
            <text:p>27.5860791353042</text:p>
          </table:table-cell>
          <table:table-cell office:value-type="float" office:value="399.100974496156" calcext:value-type="float">
            <text:p>399.100974496156</text:p>
          </table:table-cell>
          <table:table-cell office:value-type="float" office:value="307.179212414321" calcext:value-type="float">
            <text:p>307.179212414321</text:p>
          </table:table-cell>
          <table:table-cell table:formula="of:=SUM([.E688:.P688])" office:value-type="float" office:value="10836.1508097474" calcext:value-type="float">
            <text:p>10836.15080974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828.760989815566" calcext:value-type="float">
            <text:p>828.760989815566</text:p>
          </table:table-cell>
          <table:table-cell office:value-type="float" office:value="3342.6338032793" calcext:value-type="float">
            <text:p>3342.6338032793</text:p>
          </table:table-cell>
          <table:table-cell office:value-type="float" office:value="678.98682621708" calcext:value-type="float">
            <text:p>678.98682621708</text:p>
          </table:table-cell>
          <table:table-cell office:value-type="float" office:value="70.5618521489613" calcext:value-type="float">
            <text:p>70.5618521489613</text:p>
          </table:table-cell>
          <table:table-cell office:value-type="float" office:value="232.427737038319" calcext:value-type="float">
            <text:p>232.427737038319</text:p>
          </table:table-cell>
          <table:table-cell office:value-type="float" office:value="172.908607497304" calcext:value-type="float">
            <text:p>172.908607497304</text:p>
          </table:table-cell>
          <table:table-cell office:value-type="float" office:value="933.968155620318" calcext:value-type="float">
            <text:p>933.968155620318</text:p>
          </table:table-cell>
          <table:table-cell office:value-type="float" office:value="694.80146944988" calcext:value-type="float">
            <text:p>694.80146944988</text:p>
          </table:table-cell>
          <table:table-cell office:value-type="float" office:value="25.6475723345777" calcext:value-type="float">
            <text:p>25.6475723345777</text:p>
          </table:table-cell>
          <table:table-cell office:value-type="float" office:value="21.8315722902054" calcext:value-type="float">
            <text:p>21.8315722902054</text:p>
          </table:table-cell>
          <table:table-cell office:value-type="float" office:value="227.008526103636" calcext:value-type="float">
            <text:p>227.008526103636</text:p>
          </table:table-cell>
          <table:table-cell office:value-type="float" office:value="168.877125590754" calcext:value-type="float">
            <text:p>168.877125590754</text:p>
          </table:table-cell>
          <table:table-cell table:formula="of:=SUM([.E689:.P689])" office:value-type="float" office:value="7398.4142373859" calcext:value-type="float">
            <text:p>7398.41423738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0537.588805133" calcext:value-type="float">
            <text:p>10537.588805133</text:p>
          </table:table-cell>
          <table:table-cell office:value-type="float" office:value="911.178379978163" calcext:value-type="float">
            <text:p>911.178379978163</text:p>
          </table:table-cell>
          <table:table-cell office:value-type="float" office:value="201.218113295586" calcext:value-type="float">
            <text:p>201.218113295586</text:p>
          </table:table-cell>
          <table:table-cell office:value-type="float" office:value="15.7457100009552" calcext:value-type="float">
            <text:p>15.7457100009552</text:p>
          </table:table-cell>
          <table:table-cell office:value-type="float" office:value="16234.1918556317" calcext:value-type="float">
            <text:p>16234.1918556317</text:p>
          </table:table-cell>
          <table:table-cell office:value-type="float" office:value="10047.2948520043" calcext:value-type="float">
            <text:p>10047.2948520043</text:p>
          </table:table-cell>
          <table:table-cell office:value-type="float" office:value="1408.76202762563" calcext:value-type="float">
            <text:p>1408.76202762563</text:p>
          </table:table-cell>
          <table:table-cell office:value-type="float" office:value="871.878784834733" calcext:value-type="float">
            <text:p>871.878784834733</text:p>
          </table:table-cell>
          <table:table-cell office:value-type="float" office:value="8.2645725206949" calcext:value-type="float">
            <text:p>8.2645725206949</text:p>
          </table:table-cell>
          <table:table-cell office:value-type="float" office:value="14.0395119155986" calcext:value-type="float">
            <text:p>14.0395119155986</text:p>
          </table:table-cell>
          <table:table-cell office:value-type="float" office:value="363.613617284901" calcext:value-type="float">
            <text:p>363.613617284901</text:p>
          </table:table-cell>
          <table:table-cell office:value-type="float" office:value="225.039426511267" calcext:value-type="float">
            <text:p>225.039426511267</text:p>
          </table:table-cell>
          <table:table-cell table:formula="of:=SUM([.E690:.P690])" office:value-type="float" office:value="40838.8156567365" calcext:value-type="float">
            <text:p>40838.81565673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4547.02860643536" calcext:value-type="float">
            <text:p>4547.02860643536</text:p>
          </table:table-cell>
          <table:table-cell office:value-type="float" office:value="4055.72602076431" calcext:value-type="float">
            <text:p>4055.72602076431</text:p>
          </table:table-cell>
          <table:table-cell office:value-type="float" office:value="729.094928715073" calcext:value-type="float">
            <text:p>729.094928715073</text:p>
          </table:table-cell>
          <table:table-cell office:value-type="float" office:value="73.1003467403806" calcext:value-type="float">
            <text:p>73.1003467403806</text:p>
          </table:table-cell>
          <table:table-cell office:value-type="float" office:value="2378.13310848731" calcext:value-type="float">
            <text:p>2378.13310848731</text:p>
          </table:table-cell>
          <table:table-cell office:value-type="float" office:value="1688.2708300889" calcext:value-type="float">
            <text:p>1688.2708300889</text:p>
          </table:table-cell>
          <table:table-cell office:value-type="float" office:value="2121.19824578936" calcext:value-type="float">
            <text:p>2121.19824578936</text:p>
          </table:table-cell>
          <table:table-cell office:value-type="float" office:value="1505.86908294626" calcext:value-type="float">
            <text:p>1505.86908294626</text:p>
          </table:table-cell>
          <table:table-cell office:value-type="float" office:value="32.1775514207323" calcext:value-type="float">
            <text:p>32.1775514207323</text:p>
          </table:table-cell>
          <table:table-cell office:value-type="float" office:value="38.2478625943702" calcext:value-type="float">
            <text:p>38.2478625943702</text:p>
          </table:table-cell>
          <table:table-cell office:value-type="float" office:value="456.367346194499" calcext:value-type="float">
            <text:p>456.367346194499</text:p>
          </table:table-cell>
          <table:table-cell office:value-type="float" office:value="323.981729885313" calcext:value-type="float">
            <text:p>323.981729885313</text:p>
          </table:table-cell>
          <table:table-cell table:formula="of:=SUM([.E691:.P691])" office:value-type="float" office:value="17949.1956600619" calcext:value-type="float">
            <text:p>17949.19566006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6078.75561189194" calcext:value-type="float">
            <text:p>6078.75561189194</text:p>
          </table:table-cell>
          <table:table-cell office:value-type="float" office:value="4908.64927160641" calcext:value-type="float">
            <text:p>4908.64927160641</text:p>
          </table:table-cell>
          <table:table-cell office:value-type="float" office:value="1121.10957581385" calcext:value-type="float">
            <text:p>1121.10957581385</text:p>
          </table:table-cell>
          <table:table-cell office:value-type="float" office:value="121.681355785312" calcext:value-type="float">
            <text:p>121.681355785312</text:p>
          </table:table-cell>
          <table:table-cell office:value-type="float" office:value="1637.68942017238" calcext:value-type="float">
            <text:p>1637.68942017238</text:p>
          </table:table-cell>
          <table:table-cell office:value-type="float" office:value="1358.36251248749" calcext:value-type="float">
            <text:p>1358.36251248749</text:p>
          </table:table-cell>
          <table:table-cell office:value-type="float" office:value="1316.19013395894" calcext:value-type="float">
            <text:p>1316.19013395894</text:p>
          </table:table-cell>
          <table:table-cell office:value-type="float" office:value="1091.69865497911" calcext:value-type="float">
            <text:p>1091.69865497911</text:p>
          </table:table-cell>
          <table:table-cell office:value-type="float" office:value="35.7038608765627" calcext:value-type="float">
            <text:p>35.7038608765627</text:p>
          </table:table-cell>
          <table:table-cell office:value-type="float" office:value="33.8471704238984" calcext:value-type="float">
            <text:p>33.8471704238984</text:p>
          </table:table-cell>
          <table:table-cell office:value-type="float" office:value="359.819263063808" calcext:value-type="float">
            <text:p>359.819263063808</text:p>
          </table:table-cell>
          <table:table-cell office:value-type="float" office:value="298.447918266031" calcext:value-type="float">
            <text:p>298.447918266031</text:p>
          </table:table-cell>
          <table:table-cell table:formula="of:=SUM([.E692:.P692])" office:value-type="float" office:value="18361.9547493257" calcext:value-type="float">
            <text:p>18361.954749325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6630.5028039258" calcext:value-type="float">
            <text:p>16630.5028039258</text:p>
          </table:table-cell>
          <table:table-cell office:value-type="float" office:value="8900.98786876299" calcext:value-type="float">
            <text:p>8900.98786876299</text:p>
          </table:table-cell>
          <table:table-cell office:value-type="float" office:value="1821.90858474048" calcext:value-type="float">
            <text:p>1821.90858474048</text:p>
          </table:table-cell>
          <table:table-cell office:value-type="float" office:value="206.749455684104" calcext:value-type="float">
            <text:p>206.749455684104</text:p>
          </table:table-cell>
          <table:table-cell office:value-type="float" office:value="6573.46139119291" calcext:value-type="float">
            <text:p>6573.46139119291</text:p>
          </table:table-cell>
          <table:table-cell office:value-type="float" office:value="5441.30206661528" calcext:value-type="float">
            <text:p>5441.30206661528</text:p>
          </table:table-cell>
          <table:table-cell office:value-type="float" office:value="3513.12964078031" calcext:value-type="float">
            <text:p>3513.12964078031</text:p>
          </table:table-cell>
          <table:table-cell office:value-type="float" office:value="2908.05687248377" calcext:value-type="float">
            <text:p>2908.05687248377</text:p>
          </table:table-cell>
          <table:table-cell office:value-type="float" office:value="76.0501303109475" calcext:value-type="float">
            <text:p>76.0501303109475</text:p>
          </table:table-cell>
          <table:table-cell office:value-type="float" office:value="99.2215919112564" calcext:value-type="float">
            <text:p>99.2215919112564</text:p>
          </table:table-cell>
          <table:table-cell office:value-type="float" office:value="876.259433205929" calcext:value-type="float">
            <text:p>876.259433205929</text:p>
          </table:table-cell>
          <table:table-cell office:value-type="float" office:value="725.339662172913" calcext:value-type="float">
            <text:p>725.339662172913</text:p>
          </table:table-cell>
          <table:table-cell table:formula="of:=SUM([.E693:.P693])" office:value-type="float" office:value="47772.9695017867" calcext:value-type="float">
            <text:p>47772.96950178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581.079874853072" calcext:value-type="float">
            <text:p>581.079874853072</text:p>
          </table:table-cell>
          <table:table-cell office:value-type="float" office:value="1081.49225817871" calcext:value-type="float">
            <text:p>1081.49225817871</text:p>
          </table:table-cell>
          <table:table-cell office:value-type="float" office:value="401.480560168949" calcext:value-type="float">
            <text:p>401.480560168949</text:p>
          </table:table-cell>
          <table:table-cell office:value-type="float" office:value="8.72109517102793" calcext:value-type="float">
            <text:p>8.72109517102793</text:p>
          </table:table-cell>
          <table:table-cell office:value-type="float" office:value="129.711111641331" calcext:value-type="float">
            <text:p>129.711111641331</text:p>
          </table:table-cell>
          <table:table-cell office:value-type="float" office:value="158.414736941423" calcext:value-type="float">
            <text:p>158.414736941423</text:p>
          </table:table-cell>
          <table:table-cell office:value-type="float" office:value="240.843440482772" calcext:value-type="float">
            <text:p>240.843440482772</text:p>
          </table:table-cell>
          <table:table-cell office:value-type="float" office:value="294.139413234268" calcext:value-type="float">
            <text:p>294.139413234268</text:p>
          </table:table-cell>
          <table:table-cell office:value-type="float" office:value="2.8937481856135" calcext:value-type="float">
            <text:p>2.8937481856135</text:p>
          </table:table-cell>
          <table:table-cell office:value-type="float" office:value="8.84022033013489" calcext:value-type="float">
            <text:p>8.84022033013489</text:p>
          </table:table-cell>
          <table:table-cell office:value-type="float" office:value="94.758101216754" calcext:value-type="float">
            <text:p>94.758101216754</text:p>
          </table:table-cell>
          <table:table-cell office:value-type="float" office:value="115.727014342677" calcext:value-type="float">
            <text:p>115.727014342677</text:p>
          </table:table-cell>
          <table:table-cell table:formula="of:=SUM([.E694:.P694])" office:value-type="float" office:value="3118.10157474673" calcext:value-type="float">
            <text:p>3118.101574746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4107.64619737096" calcext:value-type="float">
            <text:p>4107.64619737096</text:p>
          </table:table-cell>
          <table:table-cell office:value-type="float" office:value="1267.95357751734" calcext:value-type="float">
            <text:p>1267.95357751734</text:p>
          </table:table-cell>
          <table:table-cell office:value-type="float" office:value="91.2687546542263" calcext:value-type="float">
            <text:p>91.2687546542263</text:p>
          </table:table-cell>
          <table:table-cell office:value-type="float" office:value="8.85190491065147" calcext:value-type="float">
            <text:p>8.85190491065147</text:p>
          </table:table-cell>
          <table:table-cell office:value-type="float" office:value="1055.28861504105" calcext:value-type="float">
            <text:p>1055.28861504105</text:p>
          </table:table-cell>
          <table:table-cell office:value-type="float" office:value="847.37772986783" calcext:value-type="float">
            <text:p>847.37772986783</text:p>
          </table:table-cell>
          <table:table-cell office:value-type="float" office:value="326.122791562823" calcext:value-type="float">
            <text:p>326.122791562823</text:p>
          </table:table-cell>
          <table:table-cell office:value-type="float" office:value="261.870721273644" calcext:value-type="float">
            <text:p>261.870721273644</text:p>
          </table:table-cell>
          <table:table-cell office:value-type="float" office:value="2.26906016096282" calcext:value-type="float">
            <text:p>2.26906016096282</text:p>
          </table:table-cell>
          <table:table-cell office:value-type="float" office:value="4.90244735584809" calcext:value-type="float">
            <text:p>4.90244735584809</text:p>
          </table:table-cell>
          <table:table-cell office:value-type="float" office:value="27.1893262354141" calcext:value-type="float">
            <text:p>27.1893262354141</text:p>
          </table:table-cell>
          <table:table-cell office:value-type="float" office:value="21.832538713691" calcext:value-type="float">
            <text:p>21.832538713691</text:p>
          </table:table-cell>
          <table:table-cell table:formula="of:=SUM([.E695:.P695])" office:value-type="float" office:value="8022.57366466444" calcext:value-type="float">
            <text:p>8022.57366466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96:.P69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.61123326722869" calcext:value-type="float">
            <text:p>1.61123326722869</text:p>
          </table:table-cell>
          <table:table-cell office:value-type="float" office:value="10.1394739508209" calcext:value-type="float">
            <text:p>10.1394739508209</text:p>
          </table:table-cell>
          <table:table-cell office:value-type="float" office:value="0.971736105351678" calcext:value-type="float">
            <text:p>0.971736105351678</text:p>
          </table:table-cell>
          <table:table-cell office:value-type="float" office:value="0.096036261643647" calcext:value-type="float">
            <text:p>0.096036261643647</text:p>
          </table:table-cell>
          <table:table-cell office:value-type="float" office:value="0.201697046848973" calcext:value-type="float">
            <text:p>0.201697046848973</text:p>
          </table:table-cell>
          <table:table-cell office:value-type="float" office:value="0.249119953305223" calcext:value-type="float">
            <text:p>0.249119953305223</text:p>
          </table:table-cell>
          <table:table-cell office:value-type="float" office:value="1.26881186714122" calcext:value-type="float">
            <text:p>1.26881186714122</text:p>
          </table:table-cell>
          <table:table-cell office:value-type="float" office:value="1.56713426415218" calcext:value-type="float">
            <text:p>1.56713426415218</text:p>
          </table:table-cell>
          <table:table-cell office:value-type="float" office:value="0.026407518001666" calcext:value-type="float">
            <text:p>0.026407518001666</text:p>
          </table:table-cell>
          <table:table-cell office:value-type="float" office:value="0.045456359527706" calcext:value-type="float">
            <text:p>0.045456359527706</text:p>
          </table:table-cell>
          <table:table-cell office:value-type="float" office:value="0.14312721316233" calcext:value-type="float">
            <text:p>0.14312721316233</text:p>
          </table:table-cell>
          <table:table-cell office:value-type="float" office:value="0.176779210289602" calcext:value-type="float">
            <text:p>0.176779210289602</text:p>
          </table:table-cell>
          <table:table-cell table:formula="of:=SUM([.E697:.P697])" office:value-type="float" office:value="16.4970130174738" calcext:value-type="float">
            <text:p>16.49701301747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98:.P69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699:.P69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00000000000215682300132973" calcext:value-type="float">
            <text:p>2.15682300132973E-12</text:p>
          </table:table-cell>
          <table:table-cell office:value-type="float" office:value="0.00000000000172934239676127" calcext:value-type="float">
            <text:p>1.72934239676127E-12</text:p>
          </table:table-cell>
          <table:table-cell office:value-type="float" office:value="0.000000000000384714955132681" calcext:value-type="float">
            <text:p>3.84714955132681E-13</text:p>
          </table:table-cell>
          <table:table-cell office:value-type="float" office:value="0.0000000000000418175910548471" calcext:value-type="float">
            <text:p>4.18175910548471E-14</text:p>
          </table:table-cell>
          <table:table-cell office:value-type="float" office:value="0.000000000000220528988372744" calcext:value-type="float">
            <text:p>2.20528988372744E-13</text:p>
          </table:table-cell>
          <table:table-cell office:value-type="float" office:value="0.000000000000174305474036676" calcext:value-type="float">
            <text:p>1.74305474036676E-13</text:p>
          </table:table-cell>
          <table:table-cell office:value-type="float" office:value="0.00000000000017524643993782" calcext:value-type="float">
            <text:p>1.7524643993782E-13</text:p>
          </table:table-cell>
          <table:table-cell office:value-type="float" office:value="0.000000000000138514278834722" calcext:value-type="float">
            <text:p>1.38514278834722E-13</text:p>
          </table:table-cell>
          <table:table-cell office:value-type="float" office:value="0.0000000000000139701001686741" calcext:value-type="float">
            <text:p>1.39701001686741E-14</text:p>
          </table:table-cell>
          <table:table-cell office:value-type="float" office:value="4.22406348846603E-015" calcext:value-type="float">
            <text:p>4.22406348846603E-15</text:p>
          </table:table-cell>
          <table:table-cell office:value-type="float" office:value="0.0000000000000470459134155403" calcext:value-type="float">
            <text:p>4.70459134155403E-14</text:p>
          </table:table-cell>
          <table:table-cell office:value-type="float" office:value="0.0000000000000371849537781568" calcext:value-type="float">
            <text:p>3.71849537781568E-14</text:p>
          </table:table-cell>
          <table:table-cell table:formula="of:=SUM([.E700:.P700])" office:value-type="float" office:value="0.00000000000512371815631133" calcext:value-type="float">
            <text:p>5.12371815631133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64.033865848116" calcext:value-type="float">
            <text:p>264.033865848116</text:p>
          </table:table-cell>
          <table:table-cell office:value-type="float" office:value="211.915648557939" calcext:value-type="float">
            <text:p>211.915648557939</text:p>
          </table:table-cell>
          <table:table-cell office:value-type="float" office:value="47.1434224821905" calcext:value-type="float">
            <text:p>47.1434224821905</text:p>
          </table:table-cell>
          <table:table-cell office:value-type="float" office:value="5.1243767261562" calcext:value-type="float">
            <text:p>5.1243767261562</text:p>
          </table:table-cell>
          <table:table-cell office:value-type="float" office:value="13.6211844328098" calcext:value-type="float">
            <text:p>13.6211844328098</text:p>
          </table:table-cell>
          <table:table-cell office:value-type="float" office:value="11.3569243045563" calcext:value-type="float">
            <text:p>11.3569243045563</text:p>
          </table:table-cell>
          <table:table-cell office:value-type="float" office:value="10.8242644071431" calcext:value-type="float">
            <text:p>10.8242644071431</text:p>
          </table:table-cell>
          <table:table-cell office:value-type="float" office:value="9.02493847952905" calcext:value-type="float">
            <text:p>9.02493847952905</text:p>
          </table:table-cell>
          <table:table-cell office:value-type="float" office:value="1.71191248373276" calcext:value-type="float">
            <text:p>1.71191248373276</text:p>
          </table:table-cell>
          <table:table-cell office:value-type="float" office:value="0.249738575534008" calcext:value-type="float">
            <text:p>0.249738575534008</text:p>
          </table:table-cell>
          <table:table-cell office:value-type="float" office:value="2.90583595459088" calcext:value-type="float">
            <text:p>2.90583595459088</text:p>
          </table:table-cell>
          <table:table-cell office:value-type="float" office:value="2.42279657400831" calcext:value-type="float">
            <text:p>2.42279657400831</text:p>
          </table:table-cell>
          <table:table-cell table:formula="of:=SUM([.E701:.P701])" office:value-type="float" office:value="580.334908826306" calcext:value-type="float">
            <text:p>580.3349088263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911.51445362709" calcext:value-type="float">
            <text:p>1911.51445362709</text:p>
          </table:table-cell>
          <table:table-cell office:value-type="float" office:value="1534.6553342567" calcext:value-type="float">
            <text:p>1534.6553342567</text:p>
          </table:table-cell>
          <table:table-cell office:value-type="float" office:value="341.404258155247" calcext:value-type="float">
            <text:p>341.404258155247</text:p>
          </table:table-cell>
          <table:table-cell office:value-type="float" office:value="37.1098223800419" calcext:value-type="float">
            <text:p>37.1098223800419</text:p>
          </table:table-cell>
          <table:table-cell office:value-type="float" office:value="67.2114356710049" calcext:value-type="float">
            <text:p>67.2114356710049</text:p>
          </table:table-cell>
          <table:table-cell office:value-type="float" office:value="56.0405817241756" calcext:value-type="float">
            <text:p>56.0405817241756</text:p>
          </table:table-cell>
          <table:table-cell office:value-type="float" office:value="53.4105058539738" calcext:value-type="float">
            <text:p>53.4105058539738</text:p>
          </table:table-cell>
          <table:table-cell office:value-type="float" office:value="44.5334307823815" calcext:value-type="float">
            <text:p>44.5334307823815</text:p>
          </table:table-cell>
          <table:table-cell office:value-type="float" office:value="12.3973649082495" calcext:value-type="float">
            <text:p>12.3973649082495</text:p>
          </table:table-cell>
          <table:table-cell office:value-type="float" office:value="1.23227515926985" calcext:value-type="float">
            <text:p>1.23227515926985</text:p>
          </table:table-cell>
          <table:table-cell office:value-type="float" office:value="14.3383570860431" calcext:value-type="float">
            <text:p>14.3383570860431</text:p>
          </table:table-cell>
          <table:table-cell office:value-type="float" office:value="11.9552552932217" calcext:value-type="float">
            <text:p>11.9552552932217</text:p>
          </table:table-cell>
          <table:table-cell table:formula="of:=SUM([.E702:.P702])" office:value-type="float" office:value="4085.8030748974" calcext:value-type="float">
            <text:p>4085.80307489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689.6258902298" calcext:value-type="float">
            <text:p>1689.6258902298</text:p>
          </table:table-cell>
          <table:table-cell office:value-type="float" office:value="1356.57722456825" calcext:value-type="float">
            <text:p>1356.57722456825</text:p>
          </table:table-cell>
          <table:table-cell office:value-type="float" office:value="301.788441121435" calcext:value-type="float">
            <text:p>301.788441121435</text:p>
          </table:table-cell>
          <table:table-cell office:value-type="float" office:value="32.8036782753703" calcext:value-type="float">
            <text:p>32.8036782753703</text:p>
          </table:table-cell>
          <table:table-cell office:value-type="float" office:value="54.988910243216" calcext:value-type="float">
            <text:p>54.988910243216</text:p>
          </table:table-cell>
          <table:table-cell office:value-type="float" office:value="45.8451143829388" calcext:value-type="float">
            <text:p>45.8451143829388</text:p>
          </table:table-cell>
          <table:table-cell office:value-type="float" office:value="43.697705355161" calcext:value-type="float">
            <text:p>43.697705355161</text:p>
          </table:table-cell>
          <table:table-cell office:value-type="float" office:value="36.4314602966053" calcext:value-type="float">
            <text:p>36.4314602966053</text:p>
          </table:table-cell>
          <table:table-cell office:value-type="float" office:value="10.958801304619" calcext:value-type="float">
            <text:p>10.958801304619</text:p>
          </table:table-cell>
          <table:table-cell office:value-type="float" office:value="1.00810995639267" calcext:value-type="float">
            <text:p>1.00810995639267</text:p>
          </table:table-cell>
          <table:table-cell office:value-type="float" office:value="11.7309000018838" calcext:value-type="float">
            <text:p>11.7309000018838</text:p>
          </table:table-cell>
          <table:table-cell office:value-type="float" office:value="9.78023477865756" calcext:value-type="float">
            <text:p>9.78023477865756</text:p>
          </table:table-cell>
          <table:table-cell table:formula="of:=SUM([.E703:.P703])" office:value-type="float" office:value="3595.23647051433" calcext:value-type="float">
            <text:p>3595.236470514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026.78813007463" calcext:value-type="float">
            <text:p>1026.78813007463</text:p>
          </table:table-cell>
          <table:table-cell office:value-type="float" office:value="821.759829105379" calcext:value-type="float">
            <text:p>821.759829105379</text:p>
          </table:table-cell>
          <table:table-cell office:value-type="float" office:value="182.811279233188" calcext:value-type="float">
            <text:p>182.811279233188</text:p>
          </table:table-cell>
          <table:table-cell office:value-type="float" office:value="19.8711467105573" calcext:value-type="float">
            <text:p>19.8711467105573</text:p>
          </table:table-cell>
          <table:table-cell office:value-type="float" office:value="85.6779200750938" calcext:value-type="float">
            <text:p>85.6779200750938</text:p>
          </table:table-cell>
          <table:table-cell office:value-type="float" office:value="95.9901654694629" calcext:value-type="float">
            <text:p>95.9901654694629</text:p>
          </table:table-cell>
          <table:table-cell office:value-type="float" office:value="68.0851555400004" calcext:value-type="float">
            <text:p>68.0851555400004</text:p>
          </table:table-cell>
          <table:table-cell office:value-type="float" office:value="76.2799253363132" calcext:value-type="float">
            <text:p>76.2799253363132</text:p>
          </table:table-cell>
          <table:table-cell office:value-type="float" office:value="6.63840032413168" calcext:value-type="float">
            <text:p>6.63840032413168</text:p>
          </table:table-cell>
          <table:table-cell office:value-type="float" office:value="3.91774331252892" calcext:value-type="float">
            <text:p>3.91774331252892</text:p>
          </table:table-cell>
          <table:table-cell office:value-type="float" office:value="18.2778510853343" calcext:value-type="float">
            <text:p>18.2778510853343</text:p>
          </table:table-cell>
          <table:table-cell office:value-type="float" office:value="20.4777841078506" calcext:value-type="float">
            <text:p>20.4777841078506</text:p>
          </table:table-cell>
          <table:table-cell table:formula="of:=SUM([.E704:.P704])" office:value-type="float" office:value="2426.57533037447" calcext:value-type="float">
            <text:p>2426.575330374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1.3617573380368" calcext:value-type="float">
            <text:p>21.3617573380368</text:p>
          </table:table-cell>
          <table:table-cell office:value-type="float" office:value="17.1253555678218" calcext:value-type="float">
            <text:p>17.1253555678218</text:p>
          </table:table-cell>
          <table:table-cell office:value-type="float" office:value="3.8097605258765" calcext:value-type="float">
            <text:p>3.8097605258765</text:p>
          </table:table-cell>
          <table:table-cell office:value-type="float" office:value="0.414111813337381" calcext:value-type="float">
            <text:p>0.414111813337381</text:p>
          </table:table-cell>
          <table:table-cell office:value-type="float" office:value="2.74330955249926" calcext:value-type="float">
            <text:p>2.74330955249926</text:p>
          </table:table-cell>
          <table:table-cell office:value-type="float" office:value="1.85467402730641" calcext:value-type="float">
            <text:p>1.85467402730641</text:p>
          </table:table-cell>
          <table:table-cell office:value-type="float" office:value="2.18000924173435" calcext:value-type="float">
            <text:p>2.18000924173435</text:p>
          </table:table-cell>
          <table:table-cell office:value-type="float" office:value="1.473842613295" calcext:value-type="float">
            <text:p>1.473842613295</text:p>
          </table:table-cell>
          <table:table-cell office:value-type="float" office:value="0.138343299253339" calcext:value-type="float">
            <text:p>0.138343299253339</text:p>
          </table:table-cell>
          <table:table-cell office:value-type="float" office:value="0.044996214777064" calcext:value-type="float">
            <text:p>0.044996214777064</text:p>
          </table:table-cell>
          <table:table-cell office:value-type="float" office:value="0.585236002900271" calcext:value-type="float">
            <text:p>0.585236002900271</text:p>
          </table:table-cell>
          <table:table-cell office:value-type="float" office:value="0.395661515279925" calcext:value-type="float">
            <text:p>0.395661515279925</text:p>
          </table:table-cell>
          <table:table-cell table:formula="of:=SUM([.E705:.P705])" office:value-type="float" office:value="52.1270577121181" calcext:value-type="float">
            <text:p>52.12705771211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41.1070327616929" calcext:value-type="float">
            <text:p>41.1070327616929</text:p>
          </table:table-cell>
          <table:table-cell office:value-type="float" office:value="63.0055150494163" calcext:value-type="float">
            <text:p>63.0055150494163</text:p>
          </table:table-cell>
          <table:table-cell office:value-type="float" office:value="8.14372869743329" calcext:value-type="float">
            <text:p>8.14372869743329</text:p>
          </table:table-cell>
          <table:table-cell office:value-type="float" office:value="0.596631399002407" calcext:value-type="float">
            <text:p>0.596631399002407</text:p>
          </table:table-cell>
          <table:table-cell office:value-type="float" office:value="6.27338925687334" calcext:value-type="float">
            <text:p>6.27338925687334</text:p>
          </table:table-cell>
          <table:table-cell office:value-type="float" office:value="6.59410514027193" calcext:value-type="float">
            <text:p>6.59410514027193</text:p>
          </table:table-cell>
          <table:table-cell office:value-type="float" office:value="9.62617123740728" calcext:value-type="float">
            <text:p>9.62617123740728</text:p>
          </table:table-cell>
          <table:table-cell office:value-type="float" office:value="10.1182921445818" calcext:value-type="float">
            <text:p>10.1182921445818</text:p>
          </table:table-cell>
          <table:table-cell office:value-type="float" office:value="0.184862117799739" calcext:value-type="float">
            <text:p>0.184862117799739</text:p>
          </table:table-cell>
          <table:table-cell office:value-type="float" office:value="0.44755867640117" calcext:value-type="float">
            <text:p>0.44755867640117</text:p>
          </table:table-cell>
          <table:table-cell office:value-type="float" office:value="1.4195597160625" calcext:value-type="float">
            <text:p>1.4195597160625</text:p>
          </table:table-cell>
          <table:table-cell office:value-type="float" office:value="1.49213218522265" calcext:value-type="float">
            <text:p>1.49213218522265</text:p>
          </table:table-cell>
          <table:table-cell table:formula="of:=SUM([.E706:.P706])" office:value-type="float" office:value="149.008978382165" calcext:value-type="float">
            <text:p>149.0089783821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44.2713466644285" calcext:value-type="float">
            <text:p>44.2713466644285</text:p>
          </table:table-cell>
          <table:table-cell office:value-type="float" office:value="35.4843602981656" calcext:value-type="float">
            <text:p>35.4843602981656</text:p>
          </table:table-cell>
          <table:table-cell office:value-type="float" office:value="7.89396252910186" calcext:value-type="float">
            <text:p>7.89396252910186</text:p>
          </table:table-cell>
          <table:table-cell office:value-type="float" office:value="0.858054755709774" calcext:value-type="float">
            <text:p>0.858054755709774</text:p>
          </table:table-cell>
          <table:table-cell office:value-type="float" office:value="4.50848025022683" calcext:value-type="float">
            <text:p>4.50848025022683</text:p>
          </table:table-cell>
          <table:table-cell office:value-type="float" office:value="3.86110806129163" calcext:value-type="float">
            <text:p>3.86110806129163</text:p>
          </table:table-cell>
          <table:table-cell office:value-type="float" office:value="3.58272678441159" calcext:value-type="float">
            <text:p>3.58272678441159</text:p>
          </table:table-cell>
          <table:table-cell office:value-type="float" office:value="3.06828343497813" calcext:value-type="float">
            <text:p>3.06828343497813</text:p>
          </table:table-cell>
          <table:table-cell office:value-type="float" office:value="0.286652353354134" calcext:value-type="float">
            <text:p>0.286652353354134</text:p>
          </table:table-cell>
          <table:table-cell office:value-type="float" office:value="0.102313465346054" calcext:value-type="float">
            <text:p>0.102313465346054</text:p>
          </table:table-cell>
          <table:table-cell office:value-type="float" office:value="0.961803584430988" calcext:value-type="float">
            <text:p>0.961803584430988</text:p>
          </table:table-cell>
          <table:table-cell office:value-type="float" office:value="0.823698312316846" calcext:value-type="float">
            <text:p>0.823698312316846</text:p>
          </table:table-cell>
          <table:table-cell table:formula="of:=SUM([.E707:.P707])" office:value-type="float" office:value="105.702790493762" calcext:value-type="float">
            <text:p>105.7027904937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08:.P70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09:.P70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0:.P71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928458634239365" calcext:value-type="float">
            <text:p>0.928458634239365</text:p>
          </table:table-cell>
          <table:table-cell office:value-type="float" office:value="0.59887129716409" calcext:value-type="float">
            <text:p>0.59887129716409</text:p>
          </table:table-cell>
          <table:table-cell office:value-type="float" office:value="0.116829590073306" calcext:value-type="float">
            <text:p>0.116829590073306</text:p>
          </table:table-cell>
          <table:table-cell office:value-type="float" office:value="0.011919445342869" calcext:value-type="float">
            <text:p>0.011919445342869</text:p>
          </table:table-cell>
          <table:table-cell office:value-type="float" office:value="0.155077111976012" calcext:value-type="float">
            <text:p>0.155077111976012</text:p>
          </table:table-cell>
          <table:table-cell office:value-type="float" office:value="0.048928789783777" calcext:value-type="float">
            <text:p>0.048928789783777</text:p>
          </table:table-cell>
          <table:table-cell office:value-type="float" office:value="0.099216939390345" calcext:value-type="float">
            <text:p>0.099216939390345</text:p>
          </table:table-cell>
          <table:table-cell office:value-type="float" office:value="0.03130419897922" calcext:value-type="float">
            <text:p>0.03130419897922</text:p>
          </table:table-cell>
          <table:table-cell office:value-type="float" office:value="0.003968565263375" calcext:value-type="float">
            <text:p>0.003968565263375</text:p>
          </table:table-cell>
          <table:table-cell office:value-type="float" office:value="0.000723066262345" calcext:value-type="float">
            <text:p>0.000723066262345</text:p>
          </table:table-cell>
          <table:table-cell office:value-type="float" office:value="0.023098498552752" calcext:value-type="float">
            <text:p>0.023098498552752</text:p>
          </table:table-cell>
          <table:table-cell office:value-type="float" office:value="0.007287868374691" calcext:value-type="float">
            <text:p>0.007287868374691</text:p>
          </table:table-cell>
          <table:table-cell table:formula="of:=SUM([.E711:.P711])" office:value-type="float" office:value="2.02568400540215" calcext:value-type="float">
            <text:p>2.025684005402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.59587120609289" calcext:value-type="float">
            <text:p>2.59587120609289</text:p>
          </table:table-cell>
          <table:table-cell office:value-type="float" office:value="2.09881623779813" calcext:value-type="float">
            <text:p>2.09881623779813</text:p>
          </table:table-cell>
          <table:table-cell office:value-type="float" office:value="0.463047379106332" calcext:value-type="float">
            <text:p>0.463047379106332</text:p>
          </table:table-cell>
          <table:table-cell office:value-type="float" office:value="0.050174466586679" calcext:value-type="float">
            <text:p>0.050174466586679</text:p>
          </table:table-cell>
          <table:table-cell office:value-type="float" office:value="0.266797742241711" calcext:value-type="float">
            <text:p>0.266797742241711</text:p>
          </table:table-cell>
          <table:table-cell office:value-type="float" office:value="0.154300573562701" calcext:value-type="float">
            <text:p>0.154300573562701</text:p>
          </table:table-cell>
          <table:table-cell office:value-type="float" office:value="0.213636597384144" calcext:value-type="float">
            <text:p>0.213636597384144</text:p>
          </table:table-cell>
          <table:table-cell office:value-type="float" office:value="0.123555204153462" calcext:value-type="float">
            <text:p>0.123555204153462</text:p>
          </table:table-cell>
          <table:table-cell office:value-type="float" office:value="0.016758679885973" calcext:value-type="float">
            <text:p>0.016758679885973</text:p>
          </table:table-cell>
          <table:table-cell office:value-type="float" office:value="0.002913114611342" calcext:value-type="float">
            <text:p>0.002913114611342</text:p>
          </table:table-cell>
          <table:table-cell office:value-type="float" office:value="0.056844562095" calcext:value-type="float">
            <text:p>0.056844562095</text:p>
          </table:table-cell>
          <table:table-cell office:value-type="float" office:value="0.032875647527904" calcext:value-type="float">
            <text:p>0.032875647527904</text:p>
          </table:table-cell>
          <table:table-cell table:formula="of:=SUM([.E712:.P712])" office:value-type="float" office:value="6.07559141104627" calcext:value-type="float">
            <text:p>6.075591411046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3:.P71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77865277312429" calcext:value-type="float">
            <text:p>0.77865277312429</text:p>
          </table:table-cell>
          <table:table-cell office:value-type="float" office:value="0.626711468021738" calcext:value-type="float">
            <text:p>0.626711468021738</text:p>
          </table:table-cell>
          <table:table-cell office:value-type="float" office:value="0.139102299196582" calcext:value-type="float">
            <text:p>0.139102299196582</text:p>
          </table:table-cell>
          <table:table-cell office:value-type="float" office:value="0.015105365084309" calcext:value-type="float">
            <text:p>0.015105365084309</text:p>
          </table:table-cell>
          <table:table-cell office:value-type="float" office:value="0.067495869394314" calcext:value-type="float">
            <text:p>0.067495869394314</text:p>
          </table:table-cell>
          <table:table-cell office:value-type="float" office:value="0.021162363274337" calcext:value-type="float">
            <text:p>0.021162363274337</text:p>
          </table:table-cell>
          <table:table-cell office:value-type="float" office:value="0.053763389741123" calcext:value-type="float">
            <text:p>0.053763389741123</text:p>
          </table:table-cell>
          <table:table-cell office:value-type="float" office:value="0.016856740934983" calcext:value-type="float">
            <text:p>0.016856740934983</text:p>
          </table:table-cell>
          <table:table-cell office:value-type="float" office:value="0.005045324008305" calcext:value-type="float">
            <text:p>0.005045324008305</text:p>
          </table:table-cell>
          <table:table-cell office:value-type="float" office:value="0.000361661973743" calcext:value-type="float">
            <text:p>0.000361661973743</text:p>
          </table:table-cell>
          <table:table-cell office:value-type="float" office:value="0.014397627355272" calcext:value-type="float">
            <text:p>0.014397627355272</text:p>
          </table:table-cell>
          <table:table-cell office:value-type="float" office:value="0.004514169876097" calcext:value-type="float">
            <text:p>0.004514169876097</text:p>
          </table:table-cell>
          <table:table-cell table:formula="of:=SUM([.E714:.P714])" office:value-type="float" office:value="1.74316905198509" calcext:value-type="float">
            <text:p>1.743169051985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27.4542951146513" calcext:value-type="float">
            <text:p>27.4542951146513</text:p>
          </table:table-cell>
          <table:table-cell office:value-type="float" office:value="29.2513986522797" calcext:value-type="float">
            <text:p>29.2513986522797</text:p>
          </table:table-cell>
          <table:table-cell office:value-type="float" office:value="4.57434940582529" calcext:value-type="float">
            <text:p>4.57434940582529</text:p>
          </table:table-cell>
          <table:table-cell office:value-type="float" office:value="0.449972253270055" calcext:value-type="float">
            <text:p>0.449972253270055</text:p>
          </table:table-cell>
          <table:table-cell office:value-type="float" office:value="2.97888636357214" calcext:value-type="float">
            <text:p>2.97888636357214</text:p>
          </table:table-cell>
          <table:table-cell office:value-type="float" office:value="1.0704380044672" calcext:value-type="float">
            <text:p>1.0704380044672</text:p>
          </table:table-cell>
          <table:table-cell office:value-type="float" office:value="3.15273591756245" calcext:value-type="float">
            <text:p>3.15273591756245</text:p>
          </table:table-cell>
          <table:table-cell office:value-type="float" office:value="1.13290939375099" calcext:value-type="float">
            <text:p>1.13290939375099</text:p>
          </table:table-cell>
          <table:table-cell office:value-type="float" office:value="0.145569547981657" calcext:value-type="float">
            <text:p>0.145569547981657</text:p>
          </table:table-cell>
          <table:table-cell office:value-type="float" office:value="0.018463568802597" calcext:value-type="float">
            <text:p>0.018463568802597</text:p>
          </table:table-cell>
          <table:table-cell office:value-type="float" office:value="0.584096932215635" calcext:value-type="float">
            <text:p>0.584096932215635</text:p>
          </table:table-cell>
          <table:table-cell office:value-type="float" office:value="0.209890367817374" calcext:value-type="float">
            <text:p>0.209890367817374</text:p>
          </table:table-cell>
          <table:table-cell table:formula="of:=SUM([.E715:.P715])" office:value-type="float" office:value="71.0230055221964" calcext:value-type="float">
            <text:p>71.0230055221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6:.P71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7:.P71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8:.P71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19:.P71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50263571753718" calcext:value-type="float">
            <text:p>0.50263571753718</text:p>
          </table:table-cell>
          <table:table-cell office:value-type="float" office:value="0.715950990205066" calcext:value-type="float">
            <text:p>0.715950990205066</text:p>
          </table:table-cell>
          <table:table-cell office:value-type="float" office:value="0.091300749184446" calcext:value-type="float">
            <text:p>0.091300749184446</text:p>
          </table:table-cell>
          <table:table-cell office:value-type="float" office:value="0.006850465531398" calcext:value-type="float">
            <text:p>0.006850465531398</text:p>
          </table:table-cell>
          <table:table-cell office:value-type="float" office:value="0.020930932166995" calcext:value-type="float">
            <text:p>0.020930932166995</text:p>
          </table:table-cell>
          <table:table-cell office:value-type="float" office:value="0.012597917307752" calcext:value-type="float">
            <text:p>0.012597917307752</text:p>
          </table:table-cell>
          <table:table-cell office:value-type="float" office:value="0.029676148127579" calcext:value-type="float">
            <text:p>0.029676148127579</text:p>
          </table:table-cell>
          <table:table-cell office:value-type="float" office:value="0.017861491172062" calcext:value-type="float">
            <text:p>0.017861491172062</text:p>
          </table:table-cell>
          <table:table-cell office:value-type="float" office:value="0.002212748820621" calcext:value-type="float">
            <text:p>0.002212748820621</text:p>
          </table:table-cell>
          <table:table-cell office:value-type="float" office:value="0.000360987289631" calcext:value-type="float">
            <text:p>0.000360987289631</text:p>
          </table:table-cell>
          <table:table-cell office:value-type="float" office:value="0.004332156749553" calcext:value-type="float">
            <text:p>0.004332156749553</text:p>
          </table:table-cell>
          <table:table-cell office:value-type="float" office:value="0.002607440130218" calcext:value-type="float">
            <text:p>0.002607440130218</text:p>
          </table:table-cell>
          <table:table-cell table:formula="of:=SUM([.E720:.P720])" office:value-type="float" office:value="1.4073177442225" calcext:value-type="float">
            <text:p>1.40731774422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1:.P72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10.8479893101896" calcext:value-type="float">
            <text:p>10.8479893101896</text:p>
          </table:table-cell>
          <table:table-cell office:value-type="float" office:value="20.4854235925014" calcext:value-type="float">
            <text:p>20.4854235925014</text:p>
          </table:table-cell>
          <table:table-cell office:value-type="float" office:value="2.91220380061016" calcext:value-type="float">
            <text:p>2.91220380061016</text:p>
          </table:table-cell>
          <table:table-cell office:value-type="float" office:value="0.242160133424682" calcext:value-type="float">
            <text:p>0.242160133424682</text:p>
          </table:table-cell>
          <table:table-cell office:value-type="float" office:value="0.273252076527962" calcext:value-type="float">
            <text:p>0.273252076527962</text:p>
          </table:table-cell>
          <table:table-cell office:value-type="float" office:value="0.197781434979354" calcext:value-type="float">
            <text:p>0.197781434979354</text:p>
          </table:table-cell>
          <table:table-cell office:value-type="float" office:value="0.513129583717675" calcext:value-type="float">
            <text:p>0.513129583717675</text:p>
          </table:table-cell>
          <table:table-cell office:value-type="float" office:value="0.371406163450161" calcext:value-type="float">
            <text:p>0.371406163450161</text:p>
          </table:table-cell>
          <table:table-cell office:value-type="float" office:value="0.07906444679294" calcext:value-type="float">
            <text:p>0.07906444679294</text:p>
          </table:table-cell>
          <table:table-cell office:value-type="float" office:value="0.008691919156597" calcext:value-type="float">
            <text:p>0.008691919156597</text:p>
          </table:table-cell>
          <table:table-cell office:value-type="float" office:value="0.084548055348582" calcext:value-type="float">
            <text:p>0.084548055348582</text:p>
          </table:table-cell>
          <table:table-cell office:value-type="float" office:value="0.061196371950883" calcext:value-type="float">
            <text:p>0.061196371950883</text:p>
          </table:table-cell>
          <table:table-cell table:formula="of:=SUM([.E722:.P722])" office:value-type="float" office:value="36.07684688865" calcext:value-type="float">
            <text:p>36.076846888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office:value-type="float" office:value="0.014255614442419" calcext:value-type="float">
            <text:p>0.014255614442419</text:p>
          </table:table-cell>
          <table:table-cell office:value-type="float" office:value="0.021226511414126" calcext:value-type="float">
            <text:p>0.021226511414126</text:p>
          </table:table-cell>
          <table:table-cell office:value-type="float" office:value="0.003169551034994" calcext:value-type="float">
            <text:p>0.003169551034994</text:p>
          </table:table-cell>
          <table:table-cell office:value-type="float" office:value="0.000244628651969" calcext:value-type="float">
            <text:p>0.000244628651969</text:p>
          </table:table-cell>
          <table:table-cell office:value-type="float" office:value="0.000234695352834" calcext:value-type="float">
            <text:p>0.000234695352834</text:p>
          </table:table-cell>
          <table:table-cell office:value-type="float" office:value="0.000158111775956" calcext:value-type="float">
            <text:p>0.000158111775956</text:p>
          </table:table-cell>
          <table:table-cell office:value-type="float" office:value="0.000347511559943" calcext:value-type="float">
            <text:p>0.000347511559943</text:p>
          </table:table-cell>
          <table:table-cell office:value-type="float" office:value="0.000234114861007" calcext:value-type="float">
            <text:p>0.000234114861007</text:p>
          </table:table-cell>
          <table:table-cell office:value-type="float" office:value="0.0000746839825806168" calcext:value-type="float">
            <text:p>7.46839825806168E-05</text:p>
          </table:table-cell>
          <table:table-cell office:value-type="float" office:value="0.00000709158712077298" calcext:value-type="float">
            <text:p>7.09158712077298E-06</text:p>
          </table:table-cell>
          <table:table-cell office:value-type="float" office:value="0.0000595033787444275" calcext:value-type="float">
            <text:p>5.95033787444275E-05</text:p>
          </table:table-cell>
          <table:table-cell office:value-type="float" office:value="0.0000400867966708306" calcext:value-type="float">
            <text:p>4.00867966708306E-05</text:p>
          </table:table-cell>
          <table:table-cell table:formula="of:=SUM([.E723:.P723])" office:value-type="float" office:value="0.0400521048383646" calcext:value-type="float">
            <text:p>0.0400521048383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4:.P72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5:.P72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6:.P72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7:.P72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8:.P72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12" calcext:value-type="float">
            <text:p>201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29:.P729])" office:value-type="float" office:value="0" calcext:value-type="float">
            <text:p>0</text:p>
          </table:table-cell>
          <table:table-cell table:formula="of:=SUM([.Q674:.Q729])" office:value-type="float" office:value="244882.54910518" calcext:value-type="float">
            <text:p>244882.549105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498.44917163381" calcext:value-type="float">
            <text:p>6498.44917163381</text:p>
          </table:table-cell>
          <table:table-cell office:value-type="float" office:value="916.695764734304" calcext:value-type="float">
            <text:p>916.695764734304</text:p>
          </table:table-cell>
          <table:table-cell office:value-type="float" office:value="127.259416451145" calcext:value-type="float">
            <text:p>127.259416451145</text:p>
          </table:table-cell>
          <table:table-cell office:value-type="float" office:value="19.7593317179689" calcext:value-type="float">
            <text:p>19.7593317179689</text:p>
          </table:table-cell>
          <table:table-cell office:value-type="float" office:value="360.069446599214" calcext:value-type="float">
            <text:p>360.069446599214</text:p>
          </table:table-cell>
          <table:table-cell office:value-type="float" office:value="517.355942607258" calcext:value-type="float">
            <text:p>517.355942607258</text:p>
          </table:table-cell>
          <table:table-cell office:value-type="float" office:value="50.6978121828257" calcext:value-type="float">
            <text:p>50.6978121828257</text:p>
          </table:table-cell>
          <table:table-cell office:value-type="float" office:value="72.8437657171348" calcext:value-type="float">
            <text:p>72.8437657171348</text:p>
          </table:table-cell>
          <table:table-cell office:value-type="float" office:value="1.96819462382869" calcext:value-type="float">
            <text:p>1.96819462382869</text:p>
          </table:table-cell>
          <table:table-cell office:value-type="float" office:value="1.12669169970269" calcext:value-type="float">
            <text:p>1.12669169970269</text:p>
          </table:table-cell>
          <table:table-cell office:value-type="float" office:value="8.41251704514182" calcext:value-type="float">
            <text:p>8.41251704514182</text:p>
          </table:table-cell>
          <table:table-cell office:value-type="float" office:value="12.0872951779033" calcext:value-type="float">
            <text:p>12.0872951779033</text:p>
          </table:table-cell>
          <table:table-cell table:formula="of:=SUM([.E730:.P730])" office:value-type="float" office:value="8586.72535019024" calcext:value-type="float">
            <text:p>8586.72535019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3.151769640802" calcext:value-type="float">
            <text:p>63.151769640802</text:p>
          </table:table-cell>
          <table:table-cell office:value-type="float" office:value="3.48385643532319" calcext:value-type="float">
            <text:p>3.48385643532319</text:p>
          </table:table-cell>
          <table:table-cell office:value-type="float" office:value="0.614696871957374" calcext:value-type="float">
            <text:p>0.614696871957374</text:p>
          </table:table-cell>
          <table:table-cell office:value-type="float" office:value="0.087174297624681" calcext:value-type="float">
            <text:p>0.087174297624681</text:p>
          </table:table-cell>
          <table:table-cell office:value-type="float" office:value="3.896311102886" calcext:value-type="float">
            <text:p>3.896311102886</text:p>
          </table:table-cell>
          <table:table-cell office:value-type="float" office:value="2.4594312068499" calcext:value-type="float">
            <text:p>2.4594312068499</text:p>
          </table:table-cell>
          <table:table-cell office:value-type="float" office:value="0.213451346331498" calcext:value-type="float">
            <text:p>0.213451346331498</text:p>
          </table:table-cell>
          <table:table-cell office:value-type="float" office:value="0.134734852646383" calcext:value-type="float">
            <text:p>0.134734852646383</text:p>
          </table:table-cell>
          <table:table-cell office:value-type="float" office:value="0.013503913261256" calcext:value-type="float">
            <text:p>0.013503913261256</text:p>
          </table:table-cell>
          <table:table-cell office:value-type="float" office:value="0.002125497069508" calcext:value-type="float">
            <text:p>0.002125497069508</text:p>
          </table:table-cell>
          <table:table-cell office:value-type="float" office:value="0.045762197148931" calcext:value-type="float">
            <text:p>0.045762197148931</text:p>
          </table:table-cell>
          <table:table-cell office:value-type="float" office:value="0.028886034197509" calcext:value-type="float">
            <text:p>0.028886034197509</text:p>
          </table:table-cell>
          <table:table-cell table:formula="of:=SUM([.E731:.P731])" office:value-type="float" office:value="74.1317033960982" calcext:value-type="float">
            <text:p>74.13170339609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2.5629415781674" calcext:value-type="float">
            <text:p>32.5629415781674</text:p>
          </table:table-cell>
          <table:table-cell office:value-type="float" office:value="101.681664803241" calcext:value-type="float">
            <text:p>101.681664803241</text:p>
          </table:table-cell>
          <table:table-cell office:value-type="float" office:value="17.940865923806" calcext:value-type="float">
            <text:p>17.940865923806</text:p>
          </table:table-cell>
          <table:table-cell office:value-type="float" office:value="2.54431481018057" calcext:value-type="float">
            <text:p>2.54431481018057</text:p>
          </table:table-cell>
          <table:table-cell office:value-type="float" office:value="2.18663073666804" calcext:value-type="float">
            <text:p>2.18663073666804</text:p>
          </table:table-cell>
          <table:table-cell office:value-type="float" office:value="3.13241289770344" calcext:value-type="float">
            <text:p>3.13241289770344</text:p>
          </table:table-cell>
          <table:table-cell office:value-type="float" office:value="6.79346786494249" calcext:value-type="float">
            <text:p>6.79346786494249</text:p>
          </table:table-cell>
          <table:table-cell office:value-type="float" office:value="9.73184269453094" calcext:value-type="float">
            <text:p>9.73184269453094</text:p>
          </table:table-cell>
          <table:table-cell office:value-type="float" office:value="0.394132323629477" calcext:value-type="float">
            <text:p>0.394132323629477</text:p>
          </table:table-cell>
          <table:table-cell office:value-type="float" office:value="0.295623624555962" calcext:value-type="float">
            <text:p>0.295623624555962</text:p>
          </table:table-cell>
          <table:table-cell office:value-type="float" office:value="1.45646312994948" calcext:value-type="float">
            <text:p>1.45646312994948</text:p>
          </table:table-cell>
          <table:table-cell office:value-type="float" office:value="2.08642630727635" calcext:value-type="float">
            <text:p>2.08642630727635</text:p>
          </table:table-cell>
          <table:table-cell table:formula="of:=SUM([.E732:.P732])" office:value-type="float" office:value="180.806786694651" calcext:value-type="float">
            <text:p>180.8067866946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503.85607091009" calcext:value-type="float">
            <text:p>1503.85607091009</text:p>
          </table:table-cell>
          <table:table-cell office:value-type="float" office:value="23472.654740786" calcext:value-type="float">
            <text:p>23472.654740786</text:p>
          </table:table-cell>
          <table:table-cell office:value-type="float" office:value="5070.97330836339" calcext:value-type="float">
            <text:p>5070.97330836339</text:p>
          </table:table-cell>
          <table:table-cell office:value-type="float" office:value="740.88757349054" calcext:value-type="float">
            <text:p>740.88757349054</text:p>
          </table:table-cell>
          <table:table-cell office:value-type="float" office:value="45.281732375834" calcext:value-type="float">
            <text:p>45.281732375834</text:p>
          </table:table-cell>
          <table:table-cell office:value-type="float" office:value="50.6479951622361" calcext:value-type="float">
            <text:p>50.6479951622361</text:p>
          </table:table-cell>
          <table:table-cell office:value-type="float" office:value="699.171093702068" calcext:value-type="float">
            <text:p>699.171093702068</text:p>
          </table:table-cell>
          <table:table-cell office:value-type="float" office:value="782.028697079978" calcext:value-type="float">
            <text:p>782.028697079978</text:p>
          </table:table-cell>
          <table:table-cell office:value-type="float" office:value="93.7263150834567" calcext:value-type="float">
            <text:p>93.7263150834567</text:p>
          </table:table-cell>
          <table:table-cell office:value-type="float" office:value="19.4810477036409" calcext:value-type="float">
            <text:p>19.4810477036409</text:p>
          </table:table-cell>
          <table:table-cell office:value-type="float" office:value="186.006584158696" calcext:value-type="float">
            <text:p>186.006584158696</text:p>
          </table:table-cell>
          <table:table-cell office:value-type="float" office:value="208.049915061144" calcext:value-type="float">
            <text:p>208.049915061144</text:p>
          </table:table-cell>
          <table:table-cell table:formula="of:=SUM([.E733:.P733])" office:value-type="float" office:value="32872.7650738771" calcext:value-type="float">
            <text:p>32872.76507387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530.29228661876" calcext:value-type="float">
            <text:p>6530.29228661876</text:p>
          </table:table-cell>
          <table:table-cell office:value-type="float" office:value="828.27394260265" calcext:value-type="float">
            <text:p>828.27394260265</text:p>
          </table:table-cell>
          <table:table-cell office:value-type="float" office:value="64.982328033329" calcext:value-type="float">
            <text:p>64.982328033329</text:p>
          </table:table-cell>
          <table:table-cell office:value-type="float" office:value="9.46871813987924" calcext:value-type="float">
            <text:p>9.46871813987924</text:p>
          </table:table-cell>
          <table:table-cell office:value-type="float" office:value="554.413781103375" calcext:value-type="float">
            <text:p>554.413781103375</text:p>
          </table:table-cell>
          <table:table-cell office:value-type="float" office:value="764.842386720083" calcext:value-type="float">
            <text:p>764.842386720083</text:p>
          </table:table-cell>
          <table:table-cell office:value-type="float" office:value="70.3149003494468" calcext:value-type="float">
            <text:p>70.3149003494468</text:p>
          </table:table-cell>
          <table:table-cell office:value-type="float" office:value="97.0030292144343" calcext:value-type="float">
            <text:p>97.0030292144343</text:p>
          </table:table-cell>
          <table:table-cell office:value-type="float" office:value="0.909663499600889" calcext:value-type="float">
            <text:p>0.909663499600889</text:p>
          </table:table-cell>
          <table:table-cell office:value-type="float" office:value="1.40037952001858" calcext:value-type="float">
            <text:p>1.40037952001858</text:p>
          </table:table-cell>
          <table:table-cell office:value-type="float" office:value="6.52146041145055" calcext:value-type="float">
            <text:p>6.52146041145055</text:p>
          </table:table-cell>
          <table:table-cell office:value-type="float" office:value="8.99669076780099" calcext:value-type="float">
            <text:p>8.99669076780099</text:p>
          </table:table-cell>
          <table:table-cell table:formula="of:=SUM([.E734:.P734])" office:value-type="float" office:value="8937.41956698083" calcext:value-type="float">
            <text:p>8937.419566980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4702.42561544166" calcext:value-type="float">
            <text:p>4702.42561544166</text:p>
          </table:table-cell>
          <table:table-cell office:value-type="float" office:value="664.129704305262" calcext:value-type="float">
            <text:p>664.129704305262</text:p>
          </table:table-cell>
          <table:table-cell office:value-type="float" office:value="93.971429840678" calcext:value-type="float">
            <text:p>93.971429840678</text:p>
          </table:table-cell>
          <table:table-cell office:value-type="float" office:value="12.7618773208449" calcext:value-type="float">
            <text:p>12.7618773208449</text:p>
          </table:table-cell>
          <table:table-cell office:value-type="float" office:value="828.21881254657" calcext:value-type="float">
            <text:p>828.21881254657</text:p>
          </table:table-cell>
          <table:table-cell office:value-type="float" office:value="765.123796409977" calcext:value-type="float">
            <text:p>765.123796409977</text:p>
          </table:table-cell>
          <table:table-cell office:value-type="float" office:value="116.454447120022" calcext:value-type="float">
            <text:p>116.454447120022</text:p>
          </table:table-cell>
          <table:table-cell office:value-type="float" office:value="107.582763563809" calcext:value-type="float">
            <text:p>107.582763563809</text:p>
          </table:table-cell>
          <table:table-cell office:value-type="float" office:value="3.94873160025156" calcext:value-type="float">
            <text:p>3.94873160025156</text:p>
          </table:table-cell>
          <table:table-cell office:value-type="float" office:value="1.68182607935583" calcext:value-type="float">
            <text:p>1.68182607935583</text:p>
          </table:table-cell>
          <table:table-cell office:value-type="float" office:value="20.3061599327854" calcext:value-type="float">
            <text:p>20.3061599327854</text:p>
          </table:table-cell>
          <table:table-cell office:value-type="float" office:value="18.7592046243303" calcext:value-type="float">
            <text:p>18.7592046243303</text:p>
          </table:table-cell>
          <table:table-cell table:formula="of:=SUM([.E735:.P735])" office:value-type="float" office:value="7335.36436878555" calcext:value-type="float">
            <text:p>7335.364368785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2.787385900881" calcext:value-type="float">
            <text:p>32.787385900881</text:p>
          </table:table-cell>
          <table:table-cell office:value-type="float" office:value="211.635452736852" calcext:value-type="float">
            <text:p>211.635452736852</text:p>
          </table:table-cell>
          <table:table-cell office:value-type="float" office:value="22.0655937963561" calcext:value-type="float">
            <text:p>22.0655937963561</text:p>
          </table:table-cell>
          <table:table-cell office:value-type="float" office:value="2.33762200345243" calcext:value-type="float">
            <text:p>2.33762200345243</text:p>
          </table:table-cell>
          <table:table-cell office:value-type="float" office:value="2.67805755575673" calcext:value-type="float">
            <text:p>2.67805755575673</text:p>
          </table:table-cell>
          <table:table-cell office:value-type="float" office:value="2.57619429040423" calcext:value-type="float">
            <text:p>2.57619429040423</text:p>
          </table:table-cell>
          <table:table-cell office:value-type="float" office:value="17.2262497881641" calcext:value-type="float">
            <text:p>17.2262497881641</text:p>
          </table:table-cell>
          <table:table-cell office:value-type="float" office:value="16.5710278533599" calcext:value-type="float">
            <text:p>16.5710278533599</text:p>
          </table:table-cell>
          <table:table-cell office:value-type="float" office:value="0.58607716895683" calcext:value-type="float">
            <text:p>0.58607716895683</text:p>
          </table:table-cell>
          <table:table-cell office:value-type="float" office:value="0.360312060932287" calcext:value-type="float">
            <text:p>0.360312060932287</text:p>
          </table:table-cell>
          <table:table-cell office:value-type="float" office:value="2.13057318246792" calcext:value-type="float">
            <text:p>2.13057318246792</text:p>
          </table:table-cell>
          <table:table-cell office:value-type="float" office:value="2.04953416933241" calcext:value-type="float">
            <text:p>2.04953416933241</text:p>
          </table:table-cell>
          <table:table-cell table:formula="of:=SUM([.E736:.P736])" office:value-type="float" office:value="313.004080506916" calcext:value-type="float">
            <text:p>313.0040805069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98.068361606405" calcext:value-type="float">
            <text:p>298.068361606405</text:p>
          </table:table-cell>
          <table:table-cell office:value-type="float" office:value="720.545560561104" calcext:value-type="float">
            <text:p>720.545560561104</text:p>
          </table:table-cell>
          <table:table-cell office:value-type="float" office:value="119.947634977452" calcext:value-type="float">
            <text:p>119.947634977452</text:p>
          </table:table-cell>
          <table:table-cell office:value-type="float" office:value="15.9428454362152" calcext:value-type="float">
            <text:p>15.9428454362152</text:p>
          </table:table-cell>
          <table:table-cell office:value-type="float" office:value="44.2965913663906" calcext:value-type="float">
            <text:p>44.2965913663906</text:p>
          </table:table-cell>
          <table:table-cell office:value-type="float" office:value="68.6519905298527" calcext:value-type="float">
            <text:p>68.6519905298527</text:p>
          </table:table-cell>
          <table:table-cell office:value-type="float" office:value="106.469360653753" calcext:value-type="float">
            <text:p>106.469360653753</text:p>
          </table:table-cell>
          <table:table-cell office:value-type="float" office:value="165.008938924063" calcext:value-type="float">
            <text:p>165.008938924063</text:p>
          </table:table-cell>
          <table:table-cell office:value-type="float" office:value="3.84157703069221" calcext:value-type="float">
            <text:p>3.84157703069221</text:p>
          </table:table-cell>
          <table:table-cell office:value-type="float" office:value="2.80485639985109" calcext:value-type="float">
            <text:p>2.80485639985109</text:p>
          </table:table-cell>
          <table:table-cell office:value-type="float" office:value="21.7952142182009" calcext:value-type="float">
            <text:p>21.7952142182009</text:p>
          </table:table-cell>
          <table:table-cell office:value-type="float" office:value="33.7787805776705" calcext:value-type="float">
            <text:p>33.7787805776705</text:p>
          </table:table-cell>
          <table:table-cell table:formula="of:=SUM([.E737:.P737])" office:value-type="float" office:value="1601.15171228165" calcext:value-type="float">
            <text:p>1601.151712281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.21467205898592" calcext:value-type="float">
            <text:p>8.21467205898592</text:p>
          </table:table-cell>
          <table:table-cell office:value-type="float" office:value="0.810300108237724" calcext:value-type="float">
            <text:p>0.810300108237724</text:p>
          </table:table-cell>
          <table:table-cell office:value-type="float" office:value="0.0254617814982" calcext:value-type="float">
            <text:p>0.0254617814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78391310782" calcext:value-type="float">
            <text:p>1.10578391310782</text:p>
          </table:table-cell>
          <table:table-cell office:value-type="float" office:value="1.45640856221625" calcext:value-type="float">
            <text:p>1.45640856221625</text:p>
          </table:table-cell>
          <table:table-cell office:value-type="float" office:value="0.006439999174083" calcext:value-type="float">
            <text:p>0.006439999174083</text:p>
          </table:table-cell>
          <table:table-cell office:value-type="float" office:value="0.022654546375529" calcext:value-type="float">
            <text:p>0.022654546375529</text:p>
          </table:table-cell>
          <table:table-cell office:value-type="float" office:value="0.116904933260151" calcext:value-type="float">
            <text:p>0.116904933260151</text:p>
          </table:table-cell>
          <table:table-cell office:value-type="float" office:value="0.15397343345942" calcext:value-type="float">
            <text:p>0.15397343345942</text:p>
          </table:table-cell>
          <table:table-cell table:formula="of:=SUM([.E738:.P738])" office:value-type="float" office:value="11.9125993363151" calcext:value-type="float">
            <text:p>11.91259933631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853.621314966778" calcext:value-type="float">
            <text:p>853.621314966778</text:p>
          </table:table-cell>
          <table:table-cell office:value-type="float" office:value="2300.20660787507" calcext:value-type="float">
            <text:p>2300.20660787507</text:p>
          </table:table-cell>
          <table:table-cell office:value-type="float" office:value="291.616303432608" calcext:value-type="float">
            <text:p>291.616303432608</text:p>
          </table:table-cell>
          <table:table-cell office:value-type="float" office:value="24.0212106894583" calcext:value-type="float">
            <text:p>24.0212106894583</text:p>
          </table:table-cell>
          <table:table-cell office:value-type="float" office:value="92.2080384407077" calcext:value-type="float">
            <text:p>92.2080384407077</text:p>
          </table:table-cell>
          <table:table-cell office:value-type="float" office:value="151.650684717166" calcext:value-type="float">
            <text:p>151.650684717166</text:p>
          </table:table-cell>
          <table:table-cell office:value-type="float" office:value="248.662840407908" calcext:value-type="float">
            <text:p>248.662840407908</text:p>
          </table:table-cell>
          <table:table-cell office:value-type="float" office:value="408.965320695149" calcext:value-type="float">
            <text:p>408.965320695149</text:p>
          </table:table-cell>
          <table:table-cell office:value-type="float" office:value="4.88794049407681" calcext:value-type="float">
            <text:p>4.88794049407681</text:p>
          </table:table-cell>
          <table:table-cell office:value-type="float" office:value="14.2200333769045" calcext:value-type="float">
            <text:p>14.2200333769045</text:p>
          </table:table-cell>
          <table:table-cell office:value-type="float" office:value="35.9642651777651" calcext:value-type="float">
            <text:p>35.9642651777651</text:p>
          </table:table-cell>
          <table:table-cell office:value-type="float" office:value="59.1489151248444" calcext:value-type="float">
            <text:p>59.1489151248444</text:p>
          </table:table-cell>
          <table:table-cell table:formula="of:=SUM([.E739:.P739])" office:value-type="float" office:value="4485.17347539844" calcext:value-type="float">
            <text:p>4485.173475398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213.00491207507" calcext:value-type="float">
            <text:p>1213.00491207507</text:p>
          </table:table-cell>
          <table:table-cell office:value-type="float" office:value="2660.98574851758" calcext:value-type="float">
            <text:p>2660.98574851758</text:p>
          </table:table-cell>
          <table:table-cell office:value-type="float" office:value="588.49233610053" calcext:value-type="float">
            <text:p>588.49233610053</text:p>
          </table:table-cell>
          <table:table-cell office:value-type="float" office:value="74.6084248109623" calcext:value-type="float">
            <text:p>74.6084248109623</text:p>
          </table:table-cell>
          <table:table-cell office:value-type="float" office:value="170.848763263142" calcext:value-type="float">
            <text:p>170.848763263142</text:p>
          </table:table-cell>
          <table:table-cell office:value-type="float" office:value="245.366733692493" calcext:value-type="float">
            <text:p>245.366733692493</text:p>
          </table:table-cell>
          <table:table-cell office:value-type="float" office:value="370.793737321851" calcext:value-type="float">
            <text:p>370.793737321851</text:p>
          </table:table-cell>
          <table:table-cell office:value-type="float" office:value="532.520379209102" calcext:value-type="float">
            <text:p>532.520379209102</text:p>
          </table:table-cell>
          <table:table-cell office:value-type="float" office:value="19.6549165534824" calcext:value-type="float">
            <text:p>19.6549165534824</text:p>
          </table:table-cell>
          <table:table-cell office:value-type="float" office:value="9.13149797391014" calcext:value-type="float">
            <text:p>9.13149797391014</text:p>
          </table:table-cell>
          <table:table-cell office:value-type="float" office:value="101.450180847038" calcext:value-type="float">
            <text:p>101.450180847038</text:p>
          </table:table-cell>
          <table:table-cell office:value-type="float" office:value="145.699032474767" calcext:value-type="float">
            <text:p>145.699032474767</text:p>
          </table:table-cell>
          <table:table-cell table:formula="of:=SUM([.E740:.P740])" office:value-type="float" office:value="6132.55666283993" calcext:value-type="float">
            <text:p>6132.556662839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43.959351911079" calcext:value-type="float">
            <text:p>143.959351911079</text:p>
          </table:table-cell>
          <table:table-cell office:value-type="float" office:value="23.7475829112481" calcext:value-type="float">
            <text:p>23.7475829112481</text:p>
          </table:table-cell>
          <table:table-cell office:value-type="float" office:value="5.25191463933175" calcext:value-type="float">
            <text:p>5.25191463933175</text:p>
          </table:table-cell>
          <table:table-cell office:value-type="float" office:value="0.665832085000852" calcext:value-type="float">
            <text:p>0.665832085000852</text:p>
          </table:table-cell>
          <table:table-cell office:value-type="float" office:value="14.6081019833652" calcext:value-type="float">
            <text:p>14.6081019833652</text:p>
          </table:table-cell>
          <table:table-cell office:value-type="float" office:value="15.144987896427" calcext:value-type="float">
            <text:p>15.144987896427</text:p>
          </table:table-cell>
          <table:table-cell office:value-type="float" office:value="2.38091139304229" calcext:value-type="float">
            <text:p>2.38091139304229</text:p>
          </table:table-cell>
          <table:table-cell office:value-type="float" office:value="2.46841610711318" calcext:value-type="float">
            <text:p>2.46841610711318</text:p>
          </table:table-cell>
          <table:table-cell office:value-type="float" office:value="0.175407457140772" calcext:value-type="float">
            <text:p>0.175407457140772</text:p>
          </table:table-cell>
          <table:table-cell office:value-type="float" office:value="0.042201577936974" calcext:value-type="float">
            <text:p>0.042201577936974</text:p>
          </table:table-cell>
          <table:table-cell office:value-type="float" office:value="0.651423845124563" calcext:value-type="float">
            <text:p>0.651423845124563</text:p>
          </table:table-cell>
          <table:table-cell office:value-type="float" office:value="0.675365373344875" calcext:value-type="float">
            <text:p>0.675365373344875</text:p>
          </table:table-cell>
          <table:table-cell table:formula="of:=SUM([.E741:.P741])" office:value-type="float" office:value="209.771497180155" calcext:value-type="float">
            <text:p>209.7714971801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760.414387635738" calcext:value-type="float">
            <text:p>760.414387635738</text:p>
          </table:table-cell>
          <table:table-cell office:value-type="float" office:value="1860.55735008004" calcext:value-type="float">
            <text:p>1860.55735008004</text:p>
          </table:table-cell>
          <table:table-cell office:value-type="float" office:value="279.406599737022" calcext:value-type="float">
            <text:p>279.406599737022</text:p>
          </table:table-cell>
          <table:table-cell office:value-type="float" office:value="31.0396868645804" calcext:value-type="float">
            <text:p>31.0396868645804</text:p>
          </table:table-cell>
          <table:table-cell office:value-type="float" office:value="167.46425418302" calcext:value-type="float">
            <text:p>167.46425418302</text:p>
          </table:table-cell>
          <table:table-cell office:value-type="float" office:value="219.624033262908" calcext:value-type="float">
            <text:p>219.624033262908</text:p>
          </table:table-cell>
          <table:table-cell office:value-type="float" office:value="408.468544320011" calcext:value-type="float">
            <text:p>408.468544320011</text:p>
          </table:table-cell>
          <table:table-cell office:value-type="float" office:value="535.693480392223" calcext:value-type="float">
            <text:p>535.693480392223</text:p>
          </table:table-cell>
          <table:table-cell office:value-type="float" office:value="8.71829091352769" calcext:value-type="float">
            <text:p>8.71829091352769</text:p>
          </table:table-cell>
          <table:table-cell office:value-type="float" office:value="8.71720256369241" calcext:value-type="float">
            <text:p>8.71720256369241</text:p>
          </table:table-cell>
          <table:table-cell office:value-type="float" office:value="73.4862065579383" calcext:value-type="float">
            <text:p>73.4862065579383</text:p>
          </table:table-cell>
          <table:table-cell office:value-type="float" office:value="96.3748183287346" calcext:value-type="float">
            <text:p>96.3748183287346</text:p>
          </table:table-cell>
          <table:table-cell table:formula="of:=SUM([.E742:.P742])" office:value-type="float" office:value="4449.96485483944" calcext:value-type="float">
            <text:p>4449.964854839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86.6404857857089" calcext:value-type="float">
            <text:p>86.6404857857089</text:p>
          </table:table-cell>
          <table:table-cell office:value-type="float" office:value="1960.36341773092" calcext:value-type="float">
            <text:p>1960.36341773092</text:p>
          </table:table-cell>
          <table:table-cell office:value-type="float" office:value="186.562221857661" calcext:value-type="float">
            <text:p>186.562221857661</text:p>
          </table:table-cell>
          <table:table-cell office:value-type="float" office:value="20.900387843376" calcext:value-type="float">
            <text:p>20.900387843376</text:p>
          </table:table-cell>
          <table:table-cell office:value-type="float" office:value="6.65960802272844" calcext:value-type="float">
            <text:p>6.65960802272844</text:p>
          </table:table-cell>
          <table:table-cell office:value-type="float" office:value="8.04117549827284" calcext:value-type="float">
            <text:p>8.04117549827284</text:p>
          </table:table-cell>
          <table:table-cell office:value-type="float" office:value="150.220046834531" calcext:value-type="float">
            <text:p>150.220046834531</text:p>
          </table:table-cell>
          <table:table-cell office:value-type="float" office:value="181.383912661625" calcext:value-type="float">
            <text:p>181.383912661625</text:p>
          </table:table-cell>
          <table:table-cell office:value-type="float" office:value="6.04093354791498" calcext:value-type="float">
            <text:p>6.04093354791498</text:p>
          </table:table-cell>
          <table:table-cell office:value-type="float" office:value="4.13627456770956" calcext:value-type="float">
            <text:p>4.13627456770956</text:p>
          </table:table-cell>
          <table:table-cell office:value-type="float" office:value="17.1918471483349" calcext:value-type="float">
            <text:p>17.1918471483349</text:p>
          </table:table-cell>
          <table:table-cell office:value-type="float" office:value="20.7583779086453" calcext:value-type="float">
            <text:p>20.7583779086453</text:p>
          </table:table-cell>
          <table:table-cell table:formula="of:=SUM([.E743:.P743])" office:value-type="float" office:value="2648.89868940743" calcext:value-type="float">
            <text:p>2648.898689407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0.024603230207851" calcext:value-type="float">
            <text:p>0.024603230207851</text:p>
          </table:table-cell>
          <table:table-cell office:value-type="float" office:value="5509.48134757325" calcext:value-type="float">
            <text:p>5509.48134757325</text:p>
          </table:table-cell>
          <table:table-cell office:value-type="float" office:value="1829.55857295386" calcext:value-type="float">
            <text:p>1829.55857295386</text:p>
          </table:table-cell>
          <table:table-cell office:value-type="float" office:value="213.453751381459" calcext:value-type="float">
            <text:p>213.453751381459</text:p>
          </table:table-cell>
          <table:table-cell office:value-type="float" office:value="0.003444749139377" calcext:value-type="float">
            <text:p>0.003444749139377</text:p>
          </table:table-cell>
          <table:table-cell office:value-type="float" office:value="0.002970819480084" calcext:value-type="float">
            <text:p>0.002970819480084</text:p>
          </table:table-cell>
          <table:table-cell office:value-type="float" office:value="757.838239379722" calcext:value-type="float">
            <text:p>757.838239379722</text:p>
          </table:table-cell>
          <table:table-cell office:value-type="float" office:value="653.574618414564" calcext:value-type="float">
            <text:p>653.574618414564</text:p>
          </table:table-cell>
          <table:table-cell office:value-type="float" office:value="82.9886597272699" calcext:value-type="float">
            <text:p>82.9886597272699</text:p>
          </table:table-cell>
          <table:table-cell office:value-type="float" office:value="22.105855708733" calcext:value-type="float">
            <text:p>22.105855708733</text:p>
          </table:table-cell>
          <table:table-cell office:value-type="float" office:value="314.316518154482" calcext:value-type="float">
            <text:p>314.316518154482</text:p>
          </table:table-cell>
          <table:table-cell office:value-type="float" office:value="271.072753708431" calcext:value-type="float">
            <text:p>271.072753708431</text:p>
          </table:table-cell>
          <table:table-cell table:formula="of:=SUM([.E744:.P744])" office:value-type="float" office:value="9654.4213358006" calcext:value-type="float">
            <text:p>9654.4213358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827.018623349829" calcext:value-type="float">
            <text:p>827.018623349829</text:p>
          </table:table-cell>
          <table:table-cell office:value-type="float" office:value="3615.95634313533" calcext:value-type="float">
            <text:p>3615.95634313533</text:p>
          </table:table-cell>
          <table:table-cell office:value-type="float" office:value="694.528979405789" calcext:value-type="float">
            <text:p>694.528979405789</text:p>
          </table:table-cell>
          <table:table-cell office:value-type="float" office:value="73.8930179697655" calcext:value-type="float">
            <text:p>73.8930179697655</text:p>
          </table:table-cell>
          <table:table-cell office:value-type="float" office:value="212.865844582745" calcext:value-type="float">
            <text:p>212.865844582745</text:p>
          </table:table-cell>
          <table:table-cell office:value-type="float" office:value="172.883204333902" calcext:value-type="float">
            <text:p>172.883204333902</text:p>
          </table:table-cell>
          <table:table-cell office:value-type="float" office:value="926.688882148841" calcext:value-type="float">
            <text:p>926.688882148841</text:p>
          </table:table-cell>
          <table:table-cell office:value-type="float" office:value="752.628697574903" calcext:value-type="float">
            <text:p>752.628697574903</text:p>
          </table:table-cell>
          <table:table-cell office:value-type="float" office:value="24.5666153659117" calcext:value-type="float">
            <text:p>24.5666153659117</text:p>
          </table:table-cell>
          <table:table-cell office:value-type="float" office:value="21.216459085962" calcext:value-type="float">
            <text:p>21.216459085962</text:p>
          </table:table-cell>
          <table:table-cell office:value-type="float" office:value="213.587799184171" calcext:value-type="float">
            <text:p>213.587799184171</text:p>
          </table:table-cell>
          <table:table-cell office:value-type="float" office:value="173.469554037504" calcext:value-type="float">
            <text:p>173.469554037504</text:p>
          </table:table-cell>
          <table:table-cell table:formula="of:=SUM([.E745:.P745])" office:value-type="float" office:value="7709.30402017465" calcext:value-type="float">
            <text:p>7709.304020174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9341.59381385473" calcext:value-type="float">
            <text:p>9341.59381385473</text:p>
          </table:table-cell>
          <table:table-cell office:value-type="float" office:value="2343.0384419299" calcext:value-type="float">
            <text:p>2343.0384419299</text:p>
          </table:table-cell>
          <table:table-cell office:value-type="float" office:value="484.033406599193" calcext:value-type="float">
            <text:p>484.033406599193</text:p>
          </table:table-cell>
          <table:table-cell office:value-type="float" office:value="33.1043593890989" calcext:value-type="float">
            <text:p>33.1043593890989</text:p>
          </table:table-cell>
          <table:table-cell office:value-type="float" office:value="15047.5716605582" calcext:value-type="float">
            <text:p>15047.5716605582</text:p>
          </table:table-cell>
          <table:table-cell office:value-type="float" office:value="8510.18730059908" calcext:value-type="float">
            <text:p>8510.18730059908</text:p>
          </table:table-cell>
          <table:table-cell office:value-type="float" office:value="3787.41149352508" calcext:value-type="float">
            <text:p>3787.41149352508</text:p>
          </table:table-cell>
          <table:table-cell office:value-type="float" office:value="2141.97891337003" calcext:value-type="float">
            <text:p>2141.97891337003</text:p>
          </table:table-cell>
          <table:table-cell office:value-type="float" office:value="17.5488879252356" calcext:value-type="float">
            <text:p>17.5488879252356</text:p>
          </table:table-cell>
          <table:table-cell office:value-type="float" office:value="34.2921595454057" calcext:value-type="float">
            <text:p>34.2921595454057</text:p>
          </table:table-cell>
          <table:table-cell office:value-type="float" office:value="903.307156889455" calcext:value-type="float">
            <text:p>903.307156889455</text:p>
          </table:table-cell>
          <table:table-cell office:value-type="float" office:value="510.867352454645" calcext:value-type="float">
            <text:p>510.867352454645</text:p>
          </table:table-cell>
          <table:table-cell table:formula="of:=SUM([.E746:.P746])" office:value-type="float" office:value="43154.9349466401" calcext:value-type="float">
            <text:p>43154.93494664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4423.46167434205" calcext:value-type="float">
            <text:p>4423.46167434205</text:p>
          </table:table-cell>
          <table:table-cell office:value-type="float" office:value="4495.43968540425" calcext:value-type="float">
            <text:p>4495.43968540425</text:p>
          </table:table-cell>
          <table:table-cell office:value-type="float" office:value="757.175495126394" calcext:value-type="float">
            <text:p>757.175495126394</text:p>
          </table:table-cell>
          <table:table-cell office:value-type="float" office:value="77.963499857882" calcext:value-type="float">
            <text:p>77.963499857882</text:p>
          </table:table-cell>
          <table:table-cell office:value-type="float" office:value="2260.07956797285" calcext:value-type="float">
            <text:p>2260.07956797285</text:p>
          </table:table-cell>
          <table:table-cell office:value-type="float" office:value="1626.17110396714" calcext:value-type="float">
            <text:p>1626.17110396714</text:p>
          </table:table-cell>
          <table:table-cell office:value-type="float" office:value="2295.10978286421" calcext:value-type="float">
            <text:p>2295.10978286421</text:p>
          </table:table-cell>
          <table:table-cell office:value-type="float" office:value="1651.37602331127" calcext:value-type="float">
            <text:p>1651.37602331127</text:p>
          </table:table-cell>
          <table:table-cell office:value-type="float" office:value="31.1804737891008" calcext:value-type="float">
            <text:p>31.1804737891008</text:p>
          </table:table-cell>
          <table:table-cell office:value-type="float" office:value="39.2414563076244" calcext:value-type="float">
            <text:p>39.2414563076244</text:p>
          </table:table-cell>
          <table:table-cell office:value-type="float" office:value="464.423818878191" calcext:value-type="float">
            <text:p>464.423818878191</text:p>
          </table:table-cell>
          <table:table-cell office:value-type="float" office:value="334.161949409232" calcext:value-type="float">
            <text:p>334.161949409232</text:p>
          </table:table-cell>
          <table:table-cell table:formula="of:=SUM([.E747:.P747])" office:value-type="float" office:value="18455.7845312302" calcext:value-type="float">
            <text:p>18455.78453123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428.75031032264" calcext:value-type="float">
            <text:p>6428.75031032264</text:p>
          </table:table-cell>
          <table:table-cell office:value-type="float" office:value="4978.26097251794" calcext:value-type="float">
            <text:p>4978.26097251794</text:p>
          </table:table-cell>
          <table:table-cell office:value-type="float" office:value="1064.26063121191" calcext:value-type="float">
            <text:p>1064.26063121191</text:p>
          </table:table-cell>
          <table:table-cell office:value-type="float" office:value="118.398306760101" calcext:value-type="float">
            <text:p>118.398306760101</text:p>
          </table:table-cell>
          <table:table-cell office:value-type="float" office:value="1596.05804673096" calcext:value-type="float">
            <text:p>1596.05804673096</text:p>
          </table:table-cell>
          <table:table-cell office:value-type="float" office:value="1369.033630161" calcext:value-type="float">
            <text:p>1369.033630161</text:p>
          </table:table-cell>
          <table:table-cell office:value-type="float" office:value="1229.19824857982" calcext:value-type="float">
            <text:p>1229.19824857982</text:p>
          </table:table-cell>
          <table:table-cell office:value-type="float" office:value="1054.35622713566" calcext:value-type="float">
            <text:p>1054.35622713566</text:p>
          </table:table-cell>
          <table:table-cell office:value-type="float" office:value="32.5366510365041" calcext:value-type="float">
            <text:p>32.5366510365041</text:p>
          </table:table-cell>
          <table:table-cell office:value-type="float" office:value="29.7002366244887" calcext:value-type="float">
            <text:p>29.7002366244887</text:p>
          </table:table-cell>
          <table:table-cell office:value-type="float" office:value="315.817346100947" calcext:value-type="float">
            <text:p>315.817346100947</text:p>
          </table:table-cell>
          <table:table-cell office:value-type="float" office:value="270.895265172816" calcext:value-type="float">
            <text:p>270.895265172816</text:p>
          </table:table-cell>
          <table:table-cell table:formula="of:=SUM([.E748:.P748])" office:value-type="float" office:value="18487.2658723548" calcext:value-type="float">
            <text:p>18487.26587235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8460.5027289402" calcext:value-type="float">
            <text:p>18460.5027289402</text:p>
          </table:table-cell>
          <table:table-cell office:value-type="float" office:value="9397.5222235995" calcext:value-type="float">
            <text:p>9397.5222235995</text:p>
          </table:table-cell>
          <table:table-cell office:value-type="float" office:value="1800.97557038738" calcext:value-type="float">
            <text:p>1800.97557038738</text:p>
          </table:table-cell>
          <table:table-cell office:value-type="float" office:value="207.990816982106" calcext:value-type="float">
            <text:p>207.990816982106</text:p>
          </table:table-cell>
          <table:table-cell office:value-type="float" office:value="6807.73419823697" calcext:value-type="float">
            <text:p>6807.73419823697</text:p>
          </table:table-cell>
          <table:table-cell office:value-type="float" office:value="5744.00640790638" calcext:value-type="float">
            <text:p>5744.00640790638</text:p>
          </table:table-cell>
          <table:table-cell office:value-type="float" office:value="3459.79194772038" calcext:value-type="float">
            <text:p>3459.79194772038</text:p>
          </table:table-cell>
          <table:table-cell office:value-type="float" office:value="2919.18963623394" calcext:value-type="float">
            <text:p>2919.18963623394</text:p>
          </table:table-cell>
          <table:table-cell office:value-type="float" office:value="70.0156996158755" calcext:value-type="float">
            <text:p>70.0156996158755</text:p>
          </table:table-cell>
          <table:table-cell office:value-type="float" office:value="93.9825093422751" calcext:value-type="float">
            <text:p>93.9825093422751</text:p>
          </table:table-cell>
          <table:table-cell office:value-type="float" office:value="807.090702814572" calcext:value-type="float">
            <text:p>807.090702814572</text:p>
          </table:table-cell>
          <table:table-cell office:value-type="float" office:value="680.980489797788" calcext:value-type="float">
            <text:p>680.980489797788</text:p>
          </table:table-cell>
          <table:table-cell table:formula="of:=SUM([.E749:.P749])" office:value-type="float" office:value="50449.7829315774" calcext:value-type="float">
            <text:p>50449.78293157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52.12672362553" calcext:value-type="float">
            <text:p>252.12672362553</text:p>
          </table:table-cell>
          <table:table-cell office:value-type="float" office:value="1436.60709555442" calcext:value-type="float">
            <text:p>1436.60709555442</text:p>
          </table:table-cell>
          <table:table-cell office:value-type="float" office:value="510.910351699632" calcext:value-type="float">
            <text:p>510.910351699632</text:p>
          </table:table-cell>
          <table:table-cell office:value-type="float" office:value="10.4463009548096" calcext:value-type="float">
            <text:p>10.4463009548096</text:p>
          </table:table-cell>
          <table:table-cell office:value-type="float" office:value="54.753429009509" calcext:value-type="float">
            <text:p>54.753429009509</text:p>
          </table:table-cell>
          <table:table-cell office:value-type="float" office:value="63.6910808320281" calcext:value-type="float">
            <text:p>63.6910808320281</text:p>
          </table:table-cell>
          <table:table-cell office:value-type="float" office:value="311.235069987353" calcext:value-type="float">
            <text:p>311.235069987353</text:p>
          </table:table-cell>
          <table:table-cell office:value-type="float" office:value="362.039389293478" calcext:value-type="float">
            <text:p>362.039389293478</text:p>
          </table:table-cell>
          <table:table-cell office:value-type="float" office:value="3.27866037083166" calcext:value-type="float">
            <text:p>3.27866037083166</text:p>
          </table:table-cell>
          <table:table-cell office:value-type="float" office:value="10.7942113518496" calcext:value-type="float">
            <text:p>10.7942113518496</text:p>
          </table:table-cell>
          <table:table-cell office:value-type="float" office:value="117.024836463278" calcext:value-type="float">
            <text:p>117.024836463278</text:p>
          </table:table-cell>
          <table:table-cell office:value-type="float" office:value="136.127334002097" calcext:value-type="float">
            <text:p>136.127334002097</text:p>
          </table:table-cell>
          <table:table-cell table:formula="of:=SUM([.E750:.P750])" office:value-type="float" office:value="3269.03448314482" calcext:value-type="float">
            <text:p>3269.034483144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4453.35186091661" calcext:value-type="float">
            <text:p>4453.35186091661</text:p>
          </table:table-cell>
          <table:table-cell office:value-type="float" office:value="1472.62061521932" calcext:value-type="float">
            <text:p>1472.62061521932</text:p>
          </table:table-cell>
          <table:table-cell office:value-type="float" office:value="96.694368894253" calcext:value-type="float">
            <text:p>96.694368894253</text:p>
          </table:table-cell>
          <table:table-cell office:value-type="float" office:value="9.37779811154507" calcext:value-type="float">
            <text:p>9.37779811154507</text:p>
          </table:table-cell>
          <table:table-cell office:value-type="float" office:value="1109.68055662295" calcext:value-type="float">
            <text:p>1109.68055662295</text:p>
          </table:table-cell>
          <table:table-cell office:value-type="float" office:value="900.899753367531" calcext:value-type="float">
            <text:p>900.899753367531</text:p>
          </table:table-cell>
          <table:table-cell office:value-type="float" office:value="367.296877141054" calcext:value-type="float">
            <text:p>367.296877141054</text:p>
          </table:table-cell>
          <table:table-cell office:value-type="float" office:value="298.191821109355" calcext:value-type="float">
            <text:p>298.191821109355</text:p>
          </table:table-cell>
          <table:table-cell office:value-type="float" office:value="2.24487608283687" calcext:value-type="float">
            <text:p>2.24487608283687</text:p>
          </table:table-cell>
          <table:table-cell office:value-type="float" office:value="5.21667636140313" calcext:value-type="float">
            <text:p>5.21667636140313</text:p>
          </table:table-cell>
          <table:table-cell office:value-type="float" office:value="27.9390440159848" calcext:value-type="float">
            <text:p>27.9390440159848</text:p>
          </table:table-cell>
          <table:table-cell office:value-type="float" office:value="22.6824537143601" calcext:value-type="float">
            <text:p>22.6824537143601</text:p>
          </table:table-cell>
          <table:table-cell table:formula="of:=SUM([.E751:.P751])" office:value-type="float" office:value="8766.1967015572" calcext:value-type="float">
            <text:p>8766.19670155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52:.P75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.07250432450882" calcext:value-type="float">
            <text:p>3.07250432450882</text:p>
          </table:table-cell>
          <table:table-cell office:value-type="float" office:value="19.4281676809895" calcext:value-type="float">
            <text:p>19.4281676809895</text:p>
          </table:table-cell>
          <table:table-cell office:value-type="float" office:value="1.78318353169099" calcext:value-type="float">
            <text:p>1.78318353169099</text:p>
          </table:table-cell>
          <table:table-cell office:value-type="float" office:value="0.181877723957986" calcext:value-type="float">
            <text:p>0.181877723957986</text:p>
          </table:table-cell>
          <table:table-cell office:value-type="float" office:value="0.343624576967508" calcext:value-type="float">
            <text:p>0.343624576967508</text:p>
          </table:table-cell>
          <table:table-cell office:value-type="float" office:value="0.450041761251168" calcext:value-type="float">
            <text:p>0.450041761251168</text:p>
          </table:table-cell>
          <table:table-cell office:value-type="float" office:value="2.17005191811868" calcext:value-type="float">
            <text:p>2.17005191811868</text:p>
          </table:table-cell>
          <table:table-cell office:value-type="float" office:value="2.84209585896108" calcext:value-type="float">
            <text:p>2.84209585896108</text:p>
          </table:table-cell>
          <table:table-cell office:value-type="float" office:value="0.046702335204531" calcext:value-type="float">
            <text:p>0.046702335204531</text:p>
          </table:table-cell>
          <table:table-cell office:value-type="float" office:value="0.068464823058464" calcext:value-type="float">
            <text:p>0.068464823058464</text:p>
          </table:table-cell>
          <table:table-cell office:value-type="float" office:value="0.235416953122573" calcext:value-type="float">
            <text:p>0.235416953122573</text:p>
          </table:table-cell>
          <table:table-cell office:value-type="float" office:value="0.308323290338119" calcext:value-type="float">
            <text:p>0.308323290338119</text:p>
          </table:table-cell>
          <table:table-cell table:formula="of:=SUM([.E753:.P753])" office:value-type="float" office:value="30.9304547781694" calcext:value-type="float">
            <text:p>30.930454778169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54:.P75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55:.P75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56:.P75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56.19077835153" calcext:value-type="float">
            <text:p>356.19077835153</text:p>
          </table:table-cell>
          <table:table-cell office:value-type="float" office:value="261.753566550143" calcext:value-type="float">
            <text:p>261.753566550143</text:p>
          </table:table-cell>
          <table:table-cell office:value-type="float" office:value="54.5865084994524" calcext:value-type="float">
            <text:p>54.5865084994524</text:p>
          </table:table-cell>
          <table:table-cell office:value-type="float" office:value="5.97627000436985" calcext:value-type="float">
            <text:p>5.97627000436985</text:p>
          </table:table-cell>
          <table:table-cell office:value-type="float" office:value="17.6245105405769" calcext:value-type="float">
            <text:p>17.6245105405769</text:p>
          </table:table-cell>
          <table:table-cell office:value-type="float" office:value="14.8370885842598" calcext:value-type="float">
            <text:p>14.8370885842598</text:p>
          </table:table-cell>
          <table:table-cell office:value-type="float" office:value="12.8266880775019" calcext:value-type="float">
            <text:p>12.8266880775019</text:p>
          </table:table-cell>
          <table:table-cell office:value-type="float" office:value="10.7980704945203" calcext:value-type="float">
            <text:p>10.7980704945203</text:p>
          </table:table-cell>
          <table:table-cell office:value-type="float" office:value="1.8526653880888" calcext:value-type="float">
            <text:p>1.8526653880888</text:p>
          </table:table-cell>
          <table:table-cell office:value-type="float" office:value="0.273216480632447" calcext:value-type="float">
            <text:p>0.273216480632447</text:p>
          </table:table-cell>
          <table:table-cell office:value-type="float" office:value="3.22688712922007" calcext:value-type="float">
            <text:p>3.22688712922007</text:p>
          </table:table-cell>
          <table:table-cell office:value-type="float" office:value="2.71653559271433" calcext:value-type="float">
            <text:p>2.71653559271433</text:p>
          </table:table-cell>
          <table:table-cell table:formula="of:=SUM([.E757:.P757])" office:value-type="float" office:value="742.66278569301" calcext:value-type="float">
            <text:p>742.662785693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574.32967149568" calcext:value-type="float">
            <text:p>2574.32967149568</text:p>
          </table:table-cell>
          <table:table-cell office:value-type="float" office:value="1892.30116695551" calcext:value-type="float">
            <text:p>1892.30116695551</text:p>
          </table:table-cell>
          <table:table-cell office:value-type="float" office:value="394.623519728634" calcext:value-type="float">
            <text:p>394.623519728634</text:p>
          </table:table-cell>
          <table:table-cell office:value-type="float" office:value="43.2043882051323" calcext:value-type="float">
            <text:p>43.2043882051323</text:p>
          </table:table-cell>
          <table:table-cell office:value-type="float" office:value="86.9521005752718" calcext:value-type="float">
            <text:p>86.9521005752718</text:p>
          </table:table-cell>
          <table:table-cell office:value-type="float" office:value="73.2016733788286" calcext:value-type="float">
            <text:p>73.2016733788286</text:p>
          </table:table-cell>
          <table:table-cell office:value-type="float" office:value="63.2816139316217" calcext:value-type="float">
            <text:p>63.2816139316217</text:p>
          </table:table-cell>
          <table:table-cell office:value-type="float" office:value="53.2743890401778" calcext:value-type="float">
            <text:p>53.2743890401778</text:p>
          </table:table-cell>
          <table:table-cell office:value-type="float" office:value="13.3935171240042" calcext:value-type="float">
            <text:p>13.3935171240042</text:p>
          </table:table-cell>
          <table:table-cell office:value-type="float" office:value="1.34791619765842" calcext:value-type="float">
            <text:p>1.34791619765842</text:p>
          </table:table-cell>
          <table:table-cell office:value-type="float" office:value="15.9201365370689" calcext:value-type="float">
            <text:p>15.9201365370689</text:p>
          </table:table-cell>
          <table:table-cell office:value-type="float" office:value="13.4025587331733" calcext:value-type="float">
            <text:p>13.4025587331733</text:p>
          </table:table-cell>
          <table:table-cell table:formula="of:=SUM([.E758:.P758])" office:value-type="float" office:value="5225.23265190276" calcext:value-type="float">
            <text:p>5225.232651902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2274.8842412458" calcext:value-type="float">
            <text:p>2274.8842412458</text:p>
          </table:table-cell>
          <table:table-cell office:value-type="float" office:value="1672.26054684796" calcext:value-type="float">
            <text:p>1672.26054684796</text:p>
          </table:table-cell>
          <table:table-cell office:value-type="float" office:value="348.735895968502" calcext:value-type="float">
            <text:p>348.735895968502</text:p>
          </table:table-cell>
          <table:table-cell office:value-type="float" office:value="38.1804942615906" calcext:value-type="float">
            <text:p>38.1804942615906</text:p>
          </table:table-cell>
          <table:table-cell office:value-type="float" office:value="71.1375271652362" calcext:value-type="float">
            <text:p>71.1375271652362</text:p>
          </table:table-cell>
          <table:table-cell office:value-type="float" office:value="59.882764352575" calcext:value-type="float">
            <text:p>59.882764352575</text:p>
          </table:table-cell>
          <table:table-cell office:value-type="float" office:value="51.7721538679073" calcext:value-type="float">
            <text:p>51.7721538679073</text:p>
          </table:table-cell>
          <table:table-cell office:value-type="float" office:value="43.5812125278963" calcext:value-type="float">
            <text:p>43.5812125278963</text:p>
          </table:table-cell>
          <table:table-cell office:value-type="float" office:value="11.8360917707616" calcext:value-type="float">
            <text:p>11.8360917707616</text:p>
          </table:table-cell>
          <table:table-cell office:value-type="float" office:value="1.10268576045942" calcext:value-type="float">
            <text:p>1.10268576045942</text:p>
          </table:table-cell>
          <table:table-cell office:value-type="float" office:value="13.0246323882609" calcext:value-type="float">
            <text:p>13.0246323882609</text:p>
          </table:table-cell>
          <table:table-cell office:value-type="float" office:value="10.963987970421" calcext:value-type="float">
            <text:p>10.963987970421</text:p>
          </table:table-cell>
          <table:table-cell table:formula="of:=SUM([.E759:.P759])" office:value-type="float" office:value="4597.36223412737" calcext:value-type="float">
            <text:p>4597.3622341273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480.53744669217" calcext:value-type="float">
            <text:p>1480.53744669217</text:p>
          </table:table-cell>
          <table:table-cell office:value-type="float" office:value="1085.37603191836" calcext:value-type="float">
            <text:p>1085.37603191836</text:p>
          </table:table-cell>
          <table:table-cell office:value-type="float" office:value="226.346058135043" calcext:value-type="float">
            <text:p>226.346058135043</text:p>
          </table:table-cell>
          <table:table-cell office:value-type="float" office:value="24.7809430393113" calcext:value-type="float">
            <text:p>24.7809430393113</text:p>
          </table:table-cell>
          <table:table-cell office:value-type="float" office:value="119.399640903867" calcext:value-type="float">
            <text:p>119.399640903867</text:p>
          </table:table-cell>
          <table:table-cell office:value-type="float" office:value="144.045281322558" calcext:value-type="float">
            <text:p>144.045281322558</text:p>
          </table:table-cell>
          <table:table-cell office:value-type="float" office:value="86.8961408552971" calcext:value-type="float">
            <text:p>86.8961408552971</text:p>
          </table:table-cell>
          <table:table-cell office:value-type="float" office:value="104.832635681239" calcext:value-type="float">
            <text:p>104.832635681239</text:p>
          </table:table-cell>
          <table:table-cell office:value-type="float" office:value="7.68218226746148" calcext:value-type="float">
            <text:p>7.68218226746148</text:p>
          </table:table-cell>
          <table:table-cell office:value-type="float" office:value="4.38666084143675" calcext:value-type="float">
            <text:p>4.38666084143675</text:p>
          </table:table-cell>
          <table:table-cell office:value-type="float" office:value="21.8609852216398" calcext:value-type="float">
            <text:p>21.8609852216398</text:p>
          </table:table-cell>
          <table:table-cell office:value-type="float" office:value="26.3733771927734" calcext:value-type="float">
            <text:p>26.3733771927734</text:p>
          </table:table-cell>
          <table:table-cell table:formula="of:=SUM([.E760:.P760])" office:value-type="float" office:value="3332.51738407116" calcext:value-type="float">
            <text:p>3332.517384071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1.2621812691013" calcext:value-type="float">
            <text:p>31.2621812691013</text:p>
          </table:table-cell>
          <table:table-cell office:value-type="float" office:value="22.9545256285358" calcext:value-type="float">
            <text:p>22.9545256285358</text:p>
          </table:table-cell>
          <table:table-cell office:value-type="float" office:value="4.78697358296715" calcext:value-type="float">
            <text:p>4.78697358296715</text:p>
          </table:table-cell>
          <table:table-cell office:value-type="float" office:value="0.524090062215365" calcext:value-type="float">
            <text:p>0.524090062215365</text:p>
          </table:table-cell>
          <table:table-cell office:value-type="float" office:value="3.46120696416295" calcext:value-type="float">
            <text:p>3.46120696416295</text:p>
          </table:table-cell>
          <table:table-cell office:value-type="float" office:value="2.35283966977934" calcext:value-type="float">
            <text:p>2.35283966977934</text:p>
          </table:table-cell>
          <table:table-cell office:value-type="float" office:value="2.51898184626364" calcext:value-type="float">
            <text:p>2.51898184626364</text:p>
          </table:table-cell>
          <table:table-cell office:value-type="float" office:value="1.71233921481966" calcext:value-type="float">
            <text:p>1.71233921481966</text:p>
          </table:table-cell>
          <table:table-cell office:value-type="float" office:value="0.162469821108775" calcext:value-type="float">
            <text:p>0.162469821108775</text:p>
          </table:table-cell>
          <table:table-cell office:value-type="float" office:value="0.047612724497346" calcext:value-type="float">
            <text:p>0.047612724497346</text:p>
          </table:table-cell>
          <table:table-cell office:value-type="float" office:value="0.633715425941054" calcext:value-type="float">
            <text:p>0.633715425941054</text:p>
          </table:table-cell>
          <table:table-cell office:value-type="float" office:value="0.430783483606509" calcext:value-type="float">
            <text:p>0.430783483606509</text:p>
          </table:table-cell>
          <table:table-cell table:formula="of:=SUM([.E761:.P761])" office:value-type="float" office:value="70.8477196929989" calcext:value-type="float">
            <text:p>70.84771969299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5.7237781439012" calcext:value-type="float">
            <text:p>65.7237781439012</text:p>
          </table:table-cell>
          <table:table-cell office:value-type="float" office:value="100.902818539264" calcext:value-type="float">
            <text:p>100.902818539264</text:p>
          </table:table-cell>
          <table:table-cell office:value-type="float" office:value="12.3482608548089" calcext:value-type="float">
            <text:p>12.3482608548089</text:p>
          </table:table-cell>
          <table:table-cell office:value-type="float" office:value="0.891354799399096" calcext:value-type="float">
            <text:p>0.891354799399096</text:p>
          </table:table-cell>
          <table:table-cell office:value-type="float" office:value="9.25035678494555" calcext:value-type="float">
            <text:p>9.25035678494555</text:p>
          </table:table-cell>
          <table:table-cell office:value-type="float" office:value="10.6208519087503" calcext:value-type="float">
            <text:p>10.6208519087503</text:p>
          </table:table-cell>
          <table:table-cell office:value-type="float" office:value="14.204036792113" calcext:value-type="float">
            <text:p>14.204036792113</text:p>
          </table:table-cell>
          <table:table-cell office:value-type="float" office:value="16.3084489369088" calcext:value-type="float">
            <text:p>16.3084489369088</text:p>
          </table:table-cell>
          <table:table-cell office:value-type="float" office:value="0.253485431284095" calcext:value-type="float">
            <text:p>0.253485431284095</text:p>
          </table:table-cell>
          <table:table-cell office:value-type="float" office:value="0.58467086863171" calcext:value-type="float">
            <text:p>0.58467086863171</text:p>
          </table:table-cell>
          <table:table-cell office:value-type="float" office:value="1.97901773464886" calcext:value-type="float">
            <text:p>1.97901773464886</text:p>
          </table:table-cell>
          <table:table-cell office:value-type="float" office:value="2.27222092867846" calcext:value-type="float">
            <text:p>2.27222092867846</text:p>
          </table:table-cell>
          <table:table-cell table:formula="of:=SUM([.E762:.P762])" office:value-type="float" office:value="235.339301723334" calcext:value-type="float">
            <text:p>235.33930172333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63.4171451989655" calcext:value-type="float">
            <text:p>63.4171451989655</text:p>
          </table:table-cell>
          <table:table-cell office:value-type="float" office:value="46.5467230675939" calcext:value-type="float">
            <text:p>46.5467230675939</text:p>
          </table:table-cell>
          <table:table-cell office:value-type="float" office:value="9.70692826782986" calcext:value-type="float">
            <text:p>9.70692826782986</text:p>
          </table:table-cell>
          <table:table-cell office:value-type="float" office:value="1.06273923422275" calcext:value-type="float">
            <text:p>1.06273923422275</text:p>
          </table:table-cell>
          <table:table-cell office:value-type="float" office:value="6.06113215891126" calcext:value-type="float">
            <text:p>6.06113215891126</text:p>
          </table:table-cell>
          <table:table-cell office:value-type="float" office:value="5.30490268087329" calcext:value-type="float">
            <text:p>5.30490268087329</text:p>
          </table:table-cell>
          <table:table-cell office:value-type="float" office:value="4.41114386807395" calcext:value-type="float">
            <text:p>4.41114386807395</text:p>
          </table:table-cell>
          <table:table-cell office:value-type="float" office:value="3.86077853409925" calcext:value-type="float">
            <text:p>3.86077853409925</text:p>
          </table:table-cell>
          <table:table-cell office:value-type="float" office:value="0.329453019085285" calcext:value-type="float">
            <text:p>0.329453019085285</text:p>
          </table:table-cell>
          <table:table-cell office:value-type="float" office:value="0.118705815536437" calcext:value-type="float">
            <text:p>0.118705815536437</text:p>
          </table:table-cell>
          <table:table-cell office:value-type="float" office:value="1.10973801553597" calcext:value-type="float">
            <text:p>1.10973801553597</text:p>
          </table:table-cell>
          <table:table-cell office:value-type="float" office:value="0.971279295573261" calcext:value-type="float">
            <text:p>0.971279295573261</text:p>
          </table:table-cell>
          <table:table-cell table:formula="of:=SUM([.E763:.P763])" office:value-type="float" office:value="142.900669156301" calcext:value-type="float">
            <text:p>142.9006691563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64:.P76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65:.P76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66:.P76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.15594179002575" calcext:value-type="float">
            <text:p>1.15594179002575</text:p>
          </table:table-cell>
          <table:table-cell office:value-type="float" office:value="0.682802305658478" calcext:value-type="float">
            <text:p>0.682802305658478</text:p>
          </table:table-cell>
          <table:table-cell office:value-type="float" office:value="0.126029138171458" calcext:value-type="float">
            <text:p>0.126029138171458</text:p>
          </table:table-cell>
          <table:table-cell office:value-type="float" office:value="0.012941758558902" calcext:value-type="float">
            <text:p>0.012941758558902</text:p>
          </table:table-cell>
          <table:table-cell office:value-type="float" office:value="0.19250215998749" calcext:value-type="float">
            <text:p>0.19250215998749</text:p>
          </table:table-cell>
          <table:table-cell office:value-type="float" office:value="0.05800218928512" calcext:value-type="float">
            <text:p>0.05800218928512</text:p>
          </table:table-cell>
          <table:table-cell office:value-type="float" office:value="0.112801526501317" calcext:value-type="float">
            <text:p>0.112801526501317</text:p>
          </table:table-cell>
          <table:table-cell office:value-type="float" office:value="0.033987854952927" calcext:value-type="float">
            <text:p>0.033987854952927</text:p>
          </table:table-cell>
          <table:table-cell office:value-type="float" office:value="0.003996210853795" calcext:value-type="float">
            <text:p>0.003996210853795</text:p>
          </table:table-cell>
          <table:table-cell office:value-type="float" office:value="0.000745628003166" calcext:value-type="float">
            <text:p>0.000745628003166</text:p>
          </table:table-cell>
          <table:table-cell office:value-type="float" office:value="0.024840292554659" calcext:value-type="float">
            <text:p>0.024840292554659</text:p>
          </table:table-cell>
          <table:table-cell office:value-type="float" office:value="0.007484546411047" calcext:value-type="float">
            <text:p>0.007484546411047</text:p>
          </table:table-cell>
          <table:table-cell table:formula="of:=SUM([.E767:.P767])" office:value-type="float" office:value="2.41207540096411" calcext:value-type="float">
            <text:p>2.412075400964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.28774464849503" calcext:value-type="float">
            <text:p>3.28774464849503</text:p>
          </table:table-cell>
          <table:table-cell office:value-type="float" office:value="2.44889822301033" calcext:value-type="float">
            <text:p>2.44889822301033</text:p>
          </table:table-cell>
          <table:table-cell office:value-type="float" office:value="0.503704750556614" calcext:value-type="float">
            <text:p>0.503704750556614</text:p>
          </table:table-cell>
          <table:table-cell office:value-type="float" office:value="0.054832862435814" calcext:value-type="float">
            <text:p>0.054832862435814</text:p>
          </table:table-cell>
          <table:table-cell office:value-type="float" office:value="0.336973867097578" calcext:value-type="float">
            <text:p>0.336973867097578</text:p>
          </table:table-cell>
          <table:table-cell office:value-type="float" office:value="0.185668700567877" calcext:value-type="float">
            <text:p>0.185668700567877</text:p>
          </table:table-cell>
          <table:table-cell office:value-type="float" office:value="0.248665295696387" calcext:value-type="float">
            <text:p>0.248665295696387</text:p>
          </table:table-cell>
          <table:table-cell office:value-type="float" office:value="0.137011699826876" calcext:value-type="float">
            <text:p>0.137011699826876</text:p>
          </table:table-cell>
          <table:table-cell office:value-type="float" office:value="0.016991118945781" calcext:value-type="float">
            <text:p>0.016991118945781</text:p>
          </table:table-cell>
          <table:table-cell office:value-type="float" office:value="0.003100248519872" calcext:value-type="float">
            <text:p>0.003100248519872</text:p>
          </table:table-cell>
          <table:table-cell office:value-type="float" office:value="0.06163786302455" calcext:value-type="float">
            <text:p>0.06163786302455</text:p>
          </table:table-cell>
          <table:table-cell office:value-type="float" office:value="0.033961749117581" calcext:value-type="float">
            <text:p>0.033961749117581</text:p>
          </table:table-cell>
          <table:table-cell table:formula="of:=SUM([.E768:.P768])" office:value-type="float" office:value="7.31919102729429" calcext:value-type="float">
            <text:p>7.319191027294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69:.P76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.00468688605011" calcext:value-type="float">
            <text:p>1.00468688605011</text:p>
          </table:table-cell>
          <table:table-cell office:value-type="float" office:value="0.740535320471176" calcext:value-type="float">
            <text:p>0.740535320471176</text:p>
          </table:table-cell>
          <table:table-cell office:value-type="float" office:value="0.154085268043935" calcext:value-type="float">
            <text:p>0.154085268043935</text:p>
          </table:table-cell>
          <table:table-cell office:value-type="float" office:value="0.016851733106176" calcext:value-type="float">
            <text:p>0.016851733106176</text:p>
          </table:table-cell>
          <table:table-cell office:value-type="float" office:value="0.079077555107942" calcext:value-type="float">
            <text:p>0.079077555107942</text:p>
          </table:table-cell>
          <table:table-cell office:value-type="float" office:value="0.023446016313077" calcext:value-type="float">
            <text:p>0.023446016313077</text:p>
          </table:table-cell>
          <table:table-cell office:value-type="float" office:value="0.057698904761408" calcext:value-type="float">
            <text:p>0.057698904761408</text:p>
          </table:table-cell>
          <table:table-cell office:value-type="float" office:value="0.017107375922739" calcext:value-type="float">
            <text:p>0.017107375922739</text:p>
          </table:table-cell>
          <table:table-cell office:value-type="float" office:value="0.005223041043936" calcext:value-type="float">
            <text:p>0.005223041043936</text:p>
          </table:table-cell>
          <table:table-cell office:value-type="float" office:value="0.000347243843961" calcext:value-type="float">
            <text:p>0.000347243843961</text:p>
          </table:table-cell>
          <table:table-cell office:value-type="float" office:value="0.014480286844904" calcext:value-type="float">
            <text:p>0.014480286844904</text:p>
          </table:table-cell>
          <table:table-cell office:value-type="float" office:value="0.004293317378366" calcext:value-type="float">
            <text:p>0.004293317378366</text:p>
          </table:table-cell>
          <table:table-cell table:formula="of:=SUM([.E770:.P770])" office:value-type="float" office:value="2.11783294888773" calcext:value-type="float">
            <text:p>2.117832948887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33.2199618665344" calcext:value-type="float">
            <text:p>33.2199618665344</text:p>
          </table:table-cell>
          <table:table-cell office:value-type="float" office:value="32.4622679797488" calcext:value-type="float">
            <text:p>32.4622679797488</text:p>
          </table:table-cell>
          <table:table-cell office:value-type="float" office:value="4.86672883692718" calcext:value-type="float">
            <text:p>4.86672883692718</text:p>
          </table:table-cell>
          <table:table-cell office:value-type="float" office:value="0.48661822901529" calcext:value-type="float">
            <text:p>0.48661822901529</text:p>
          </table:table-cell>
          <table:table-cell office:value-type="float" office:value="3.17818185443172" calcext:value-type="float">
            <text:p>3.17818185443172</text:p>
          </table:table-cell>
          <table:table-cell office:value-type="float" office:value="1.15686273160497" calcext:value-type="float">
            <text:p>1.15686273160497</text:p>
          </table:table-cell>
          <table:table-cell office:value-type="float" office:value="3.08503752095077" calcext:value-type="float">
            <text:p>3.08503752095077</text:p>
          </table:table-cell>
          <table:table-cell office:value-type="float" office:value="1.12295806126207" calcext:value-type="float">
            <text:p>1.12295806126207</text:p>
          </table:table-cell>
          <table:table-cell office:value-type="float" office:value="0.146495610272605" calcext:value-type="float">
            <text:p>0.146495610272605</text:p>
          </table:table-cell>
          <table:table-cell office:value-type="float" office:value="0.018322919779336" calcext:value-type="float">
            <text:p>0.018322919779336</text:p>
          </table:table-cell>
          <table:table-cell office:value-type="float" office:value="0.548582689055477" calcext:value-type="float">
            <text:p>0.548582689055477</text:p>
          </table:table-cell>
          <table:table-cell office:value-type="float" office:value="0.199684881872625" calcext:value-type="float">
            <text:p>0.199684881872625</text:p>
          </table:table-cell>
          <table:table-cell table:formula="of:=SUM([.E771:.P771])" office:value-type="float" office:value="80.4917031814552" calcext:value-type="float">
            <text:p>80.49170318145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72:.P77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73:.P77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74:.P77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75:.P77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0.599141962218256" calcext:value-type="float">
            <text:p>0.599141962218256</text:p>
          </table:table-cell>
          <table:table-cell office:value-type="float" office:value="0.817429595568056" calcext:value-type="float">
            <text:p>0.817429595568056</text:p>
          </table:table-cell>
          <table:table-cell office:value-type="float" office:value="0.101688420435486" calcext:value-type="float">
            <text:p>0.101688420435486</text:p>
          </table:table-cell>
          <table:table-cell office:value-type="float" office:value="0.007670959865798" calcext:value-type="float">
            <text:p>0.007670959865798</text:p>
          </table:table-cell>
          <table:table-cell office:value-type="float" office:value="0.023262567795797" calcext:value-type="float">
            <text:p>0.023262567795797</text:p>
          </table:table-cell>
          <table:table-cell office:value-type="float" office:value="0.014284347612223" calcext:value-type="float">
            <text:p>0.014284347612223</text:p>
          </table:table-cell>
          <table:table-cell office:value-type="float" office:value="0.03158761892438" calcext:value-type="float">
            <text:p>0.03158761892438</text:p>
          </table:table-cell>
          <table:table-cell office:value-type="float" office:value="0.019396333754685" calcext:value-type="float">
            <text:p>0.019396333754685</text:p>
          </table:table-cell>
          <table:table-cell office:value-type="float" office:value="0.002285095113792" calcext:value-type="float">
            <text:p>0.002285095113792</text:p>
          </table:table-cell>
          <table:table-cell office:value-type="float" office:value="0.000360083083885" calcext:value-type="float">
            <text:p>0.000360083083885</text:p>
          </table:table-cell>
          <table:table-cell office:value-type="float" office:value="0.004499028955638" calcext:value-type="float">
            <text:p>0.004499028955638</text:p>
          </table:table-cell>
          <table:table-cell office:value-type="float" office:value="0.002762622513728" calcext:value-type="float">
            <text:p>0.002762622513728</text:p>
          </table:table-cell>
          <table:table-cell table:formula="of:=SUM([.E776:.P776])" office:value-type="float" office:value="1.62436863584172" calcext:value-type="float">
            <text:p>1.624368635841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77:.P77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13.8228431540416" calcext:value-type="float">
            <text:p>13.8228431540416</text:p>
          </table:table-cell>
          <table:table-cell office:value-type="float" office:value="26.7861240948063" calcext:value-type="float">
            <text:p>26.7861240948063</text:p>
          </table:table-cell>
          <table:table-cell office:value-type="float" office:value="3.55181449224476" calcext:value-type="float">
            <text:p>3.55181449224476</text:p>
          </table:table-cell>
          <table:table-cell office:value-type="float" office:value="0.286466249960538" calcext:value-type="float">
            <text:p>0.286466249960538</text:p>
          </table:table-cell>
          <table:table-cell office:value-type="float" office:value="0.338322510953377" calcext:value-type="float">
            <text:p>0.338322510953377</text:p>
          </table:table-cell>
          <table:table-cell office:value-type="float" office:value="0.250576711737627" calcext:value-type="float">
            <text:p>0.250576711737627</text:p>
          </table:table-cell>
          <table:table-cell office:value-type="float" office:value="0.652118318546824" calcext:value-type="float">
            <text:p>0.652118318546824</text:p>
          </table:table-cell>
          <table:table-cell office:value-type="float" office:value="0.482987855182511" calcext:value-type="float">
            <text:p>0.482987855182511</text:p>
          </table:table-cell>
          <table:table-cell office:value-type="float" office:value="0.086057098536609" calcext:value-type="float">
            <text:p>0.086057098536609</text:p>
          </table:table-cell>
          <table:table-cell office:value-type="float" office:value="0.009970652021965" calcext:value-type="float">
            <text:p>0.009970652021965</text:p>
          </table:table-cell>
          <table:table-cell office:value-type="float" office:value="0.099782992549353" calcext:value-type="float">
            <text:p>0.099782992549353</text:p>
          </table:table-cell>
          <table:table-cell office:value-type="float" office:value="0.073903726033183" calcext:value-type="float">
            <text:p>0.073903726033183</text:p>
          </table:table-cell>
          <table:table-cell table:formula="of:=SUM([.E778:.P778])" office:value-type="float" office:value="46.4409678566146" calcext:value-type="float">
            <text:p>46.44096785661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float" office:value="0.018153705507434" calcext:value-type="float">
            <text:p>0.018153705507434</text:p>
          </table:table-cell>
          <table:table-cell office:value-type="float" office:value="0.026568934091358" calcext:value-type="float">
            <text:p>0.026568934091358</text:p>
          </table:table-cell>
          <table:table-cell office:value-type="float" office:value="0.003832275231875" calcext:value-type="float">
            <text:p>0.003832275231875</text:p>
          </table:table-cell>
          <table:table-cell office:value-type="float" office:value="0.000296392153101" calcext:value-type="float">
            <text:p>0.000296392153101</text:p>
          </table:table-cell>
          <table:table-cell office:value-type="float" office:value="0.000285749579883" calcext:value-type="float">
            <text:p>0.000285749579883</text:p>
          </table:table-cell>
          <table:table-cell office:value-type="float" office:value="0.000199222828457" calcext:value-type="float">
            <text:p>0.000199222828457</text:p>
          </table:table-cell>
          <table:table-cell office:value-type="float" office:value="0.000415859728172" calcext:value-type="float">
            <text:p>0.000415859728172</text:p>
          </table:table-cell>
          <table:table-cell office:value-type="float" office:value="0.000289934813979" calcext:value-type="float">
            <text:p>0.000289934813979</text:p>
          </table:table-cell>
          <table:table-cell office:value-type="float" office:value="0.0000822413200842749" calcext:value-type="float">
            <text:p>8.22413200842749E-05</text:p>
          </table:table-cell>
          <table:table-cell office:value-type="float" office:value="0.00000764838591460879" calcext:value-type="float">
            <text:p>7.64838591460879E-06</text:p>
          </table:table-cell>
          <table:table-cell office:value-type="float" office:value="0.0000687527751767022" calcext:value-type="float">
            <text:p>6.87527751767022E-05</text:p>
          </table:table-cell>
          <table:table-cell office:value-type="float" office:value="0.0000479340069042274" calcext:value-type="float">
            <text:p>4.79340069042274E-05</text:p>
          </table:table-cell>
          <table:table-cell table:formula="of:=SUM([.E779:.P779])" office:value-type="float" office:value="0.0502486504223388" calcext:value-type="float">
            <text:p>0.05024865042233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0:.P78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1:.P78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2:.P78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3:.P78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4:.P784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785:.P785])" office:value-type="float" office:value="0" calcext:value-type="float">
            <text:p>0</text:p>
          </table:table-cell>
          <table:table-cell table:formula="of:=SUM([.Q730:.Q785])" office:value-type="float" office:value="252304.620833041" calcext:value-type="float">
            <text:p>252304.6208330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7313.10329393205" calcext:value-type="float">
            <text:p>7313.10329393205</text:p>
          </table:table-cell>
          <table:table-cell office:value-type="float" office:value="1113.60125078217" calcext:value-type="float">
            <text:p>1113.60125078217</text:p>
          </table:table-cell>
          <table:table-cell office:value-type="float" office:value="154.411719845584" calcext:value-type="float">
            <text:p>154.411719845584</text:p>
          </table:table-cell>
          <table:table-cell office:value-type="float" office:value="24.1054828955261" calcext:value-type="float">
            <text:p>24.1054828955261</text:p>
          </table:table-cell>
          <table:table-cell office:value-type="float" office:value="418.226189076361" calcext:value-type="float">
            <text:p>418.226189076361</text:p>
          </table:table-cell>
          <table:table-cell office:value-type="float" office:value="610.627026145804" calcext:value-type="float">
            <text:p>610.627026145804</text:p>
          </table:table-cell>
          <table:table-cell office:value-type="float" office:value="63.5668727756324" calcext:value-type="float">
            <text:p>63.5668727756324</text:p>
          </table:table-cell>
          <table:table-cell office:value-type="float" office:value="92.8101862059288" calcext:value-type="float">
            <text:p>92.8101862059288</text:p>
          </table:table-cell>
          <table:table-cell office:value-type="float" office:value="2.48907198247799" calcext:value-type="float">
            <text:p>2.48907198247799</text:p>
          </table:table-cell>
          <table:table-cell office:value-type="float" office:value="1.36036059126038" calcext:value-type="float">
            <text:p>1.36036059126038</text:p>
          </table:table-cell>
          <table:table-cell office:value-type="float" office:value="10.5477251430688" calcext:value-type="float">
            <text:p>10.5477251430688</text:p>
          </table:table-cell>
          <table:table-cell office:value-type="float" office:value="15.4001021574942" calcext:value-type="float">
            <text:p>15.4001021574942</text:p>
          </table:table-cell>
          <table:table-cell table:formula="of:=SUM([.E786:.P786])" office:value-type="float" office:value="9820.24928153336" calcext:value-type="float">
            <text:p>9820.249281533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49.0255486638006" calcext:value-type="float">
            <text:p>49.0255486638006</text:p>
          </table:table-cell>
          <table:table-cell office:value-type="float" office:value="28.1812121106898" calcext:value-type="float">
            <text:p>28.1812121106898</text:p>
          </table:table-cell>
          <table:table-cell office:value-type="float" office:value="4.91804494307084" calcext:value-type="float">
            <text:p>4.91804494307084</text:p>
          </table:table-cell>
          <table:table-cell office:value-type="float" office:value="0.698213640066576" calcext:value-type="float">
            <text:p>0.698213640066576</text:p>
          </table:table-cell>
          <table:table-cell office:value-type="float" office:value="3.20628237377158" calcext:value-type="float">
            <text:p>3.20628237377158</text:p>
          </table:table-cell>
          <table:table-cell office:value-type="float" office:value="1.91474659725061" calcext:value-type="float">
            <text:p>1.91474659725061</text:p>
          </table:table-cell>
          <table:table-cell office:value-type="float" office:value="1.83058055761246" calcext:value-type="float">
            <text:p>1.83058055761246</text:p>
          </table:table-cell>
          <table:table-cell office:value-type="float" office:value="1.09319688195726" calcext:value-type="float">
            <text:p>1.09319688195726</text:p>
          </table:table-cell>
          <table:table-cell office:value-type="float" office:value="0.110444042042543" calcext:value-type="float">
            <text:p>0.110444042042543</text:p>
          </table:table-cell>
          <table:table-cell office:value-type="float" office:value="0.016876487518945" calcext:value-type="float">
            <text:p>0.016876487518945</text:p>
          </table:table-cell>
          <table:table-cell office:value-type="float" office:value="0.388108740070949" calcext:value-type="float">
            <text:p>0.388108740070949</text:p>
          </table:table-cell>
          <table:table-cell office:value-type="float" office:value="0.231773063873948" calcext:value-type="float">
            <text:p>0.231773063873948</text:p>
          </table:table-cell>
          <table:table-cell table:formula="of:=SUM([.E787:.P787])" office:value-type="float" office:value="91.6150281017261" calcext:value-type="float">
            <text:p>91.61502810172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1.4266360640998" calcext:value-type="float">
            <text:p>31.4266360640998</text:p>
          </table:table-cell>
          <table:table-cell office:value-type="float" office:value="132.577221242593" calcext:value-type="float">
            <text:p>132.577221242593</text:p>
          </table:table-cell>
          <table:table-cell office:value-type="float" office:value="23.1367165856281" calcext:value-type="float">
            <text:p>23.1367165856281</text:p>
          </table:table-cell>
          <table:table-cell office:value-type="float" office:value="3.28471399285745" calcext:value-type="float">
            <text:p>3.28471399285745</text:p>
          </table:table-cell>
          <table:table-cell office:value-type="float" office:value="2.21139663489443" calcext:value-type="float">
            <text:p>2.21139663489443</text:p>
          </table:table-cell>
          <table:table-cell office:value-type="float" office:value="3.15139953852856" calcext:value-type="float">
            <text:p>3.15139953852856</text:p>
          </table:table-cell>
          <table:table-cell office:value-type="float" office:value="9.28214948688544" calcext:value-type="float">
            <text:p>9.28214948688544</text:p>
          </table:table-cell>
          <table:table-cell office:value-type="float" office:value="13.2277318089165" calcext:value-type="float">
            <text:p>13.2277318089165</text:p>
          </table:table-cell>
          <table:table-cell office:value-type="float" office:value="0.51957893681719" calcext:value-type="float">
            <text:p>0.51957893681719</text:p>
          </table:table-cell>
          <table:table-cell office:value-type="float" office:value="0.359307103491399" calcext:value-type="float">
            <text:p>0.359307103491399</text:p>
          </table:table-cell>
          <table:table-cell office:value-type="float" office:value="1.96794576673155" calcext:value-type="float">
            <text:p>1.96794576673155</text:p>
          </table:table-cell>
          <table:table-cell office:value-type="float" office:value="2.80446451046675" calcext:value-type="float">
            <text:p>2.80446451046675</text:p>
          </table:table-cell>
          <table:table-cell table:formula="of:=SUM([.E788:.P788])" office:value-type="float" office:value="223.94926167191" calcext:value-type="float">
            <text:p>223.949261671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508.2980791696" calcext:value-type="float">
            <text:p>1508.2980791696</text:p>
          </table:table-cell>
          <table:table-cell office:value-type="float" office:value="20939.7631397817" calcext:value-type="float">
            <text:p>20939.7631397817</text:p>
          </table:table-cell>
          <table:table-cell office:value-type="float" office:value="4471.63354629663" calcext:value-type="float">
            <text:p>4471.63354629663</text:p>
          </table:table-cell>
          <table:table-cell office:value-type="float" office:value="634.062742451317" calcext:value-type="float">
            <text:p>634.062742451317</text:p>
          </table:table-cell>
          <table:table-cell office:value-type="float" office:value="45.6899416019151" calcext:value-type="float">
            <text:p>45.6899416019151</text:p>
          </table:table-cell>
          <table:table-cell office:value-type="float" office:value="50.371593558995" calcext:value-type="float">
            <text:p>50.371593558995</text:p>
          </table:table-cell>
          <table:table-cell office:value-type="float" office:value="627.171915061801" calcext:value-type="float">
            <text:p>627.171915061801</text:p>
          </table:table-cell>
          <table:table-cell office:value-type="float" office:value="691.435525839793" calcext:value-type="float">
            <text:p>691.435525839793</text:p>
          </table:table-cell>
          <table:table-cell office:value-type="float" office:value="85.3687921796794" calcext:value-type="float">
            <text:p>85.3687921796794</text:p>
          </table:table-cell>
          <table:table-cell office:value-type="float" office:value="15.705560563067" calcext:value-type="float">
            <text:p>15.705560563067</text:p>
          </table:table-cell>
          <table:table-cell office:value-type="float" office:value="164.868874525728" calcext:value-type="float">
            <text:p>164.868874525728</text:p>
          </table:table-cell>
          <table:table-cell office:value-type="float" office:value="181.762279551498" calcext:value-type="float">
            <text:p>181.762279551498</text:p>
          </table:table-cell>
          <table:table-cell table:formula="of:=SUM([.E789:.P789])" office:value-type="float" office:value="29416.1319905817" calcext:value-type="float">
            <text:p>29416.13199058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7069.70431174874" calcext:value-type="float">
            <text:p>7069.70431174874</text:p>
          </table:table-cell>
          <table:table-cell office:value-type="float" office:value="752.236002012398" calcext:value-type="float">
            <text:p>752.236002012398</text:p>
          </table:table-cell>
          <table:table-cell office:value-type="float" office:value="57.7313641128023" calcext:value-type="float">
            <text:p>57.7313641128023</text:p>
          </table:table-cell>
          <table:table-cell office:value-type="float" office:value="8.38620445783068" calcext:value-type="float">
            <text:p>8.38620445783068</text:p>
          </table:table-cell>
          <table:table-cell office:value-type="float" office:value="598.508365703478" calcext:value-type="float">
            <text:p>598.508365703478</text:p>
          </table:table-cell>
          <table:table-cell office:value-type="float" office:value="843.688960818423" calcext:value-type="float">
            <text:p>843.688960818423</text:p>
          </table:table-cell>
          <table:table-cell office:value-type="float" office:value="63.6746728051088" calcext:value-type="float">
            <text:p>63.6746728051088</text:p>
          </table:table-cell>
          <table:table-cell office:value-type="float" office:value="89.7591773278753" calcext:value-type="float">
            <text:p>89.7591773278753</text:p>
          </table:table-cell>
          <table:table-cell office:value-type="float" office:value="0.855315203172577" calcext:value-type="float">
            <text:p>0.855315203172577</text:p>
          </table:table-cell>
          <table:table-cell office:value-type="float" office:value="1.2415899856924" calcext:value-type="float">
            <text:p>1.2415899856924</text:p>
          </table:table-cell>
          <table:table-cell office:value-type="float" office:value="5.78317885904585" calcext:value-type="float">
            <text:p>5.78317885904585</text:p>
          </table:table-cell>
          <table:table-cell office:value-type="float" office:value="8.15227395540331" calcext:value-type="float">
            <text:p>8.15227395540331</text:p>
          </table:table-cell>
          <table:table-cell table:formula="of:=SUM([.E790:.P790])" office:value-type="float" office:value="9499.72141698997" calcext:value-type="float">
            <text:p>9499.721416989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4997.32990979264" calcext:value-type="float">
            <text:p>4997.32990979264</text:p>
          </table:table-cell>
          <table:table-cell office:value-type="float" office:value="774.302818715632" calcext:value-type="float">
            <text:p>774.302818715632</text:p>
          </table:table-cell>
          <table:table-cell office:value-type="float" office:value="107.767416063049" calcext:value-type="float">
            <text:p>107.767416063049</text:p>
          </table:table-cell>
          <table:table-cell office:value-type="float" office:value="14.5077581757527" calcext:value-type="float">
            <text:p>14.5077581757527</text:p>
          </table:table-cell>
          <table:table-cell office:value-type="float" office:value="914.809995119408" calcext:value-type="float">
            <text:p>914.809995119408</text:p>
          </table:table-cell>
          <table:table-cell office:value-type="float" office:value="813.289482457332" calcext:value-type="float">
            <text:p>813.289482457332</text:p>
          </table:table-cell>
          <table:table-cell office:value-type="float" office:value="141.082354581766" calcext:value-type="float">
            <text:p>141.082354581766</text:p>
          </table:table-cell>
          <table:table-cell office:value-type="float" office:value="125.42582148623" calcext:value-type="float">
            <text:p>125.42582148623</text:p>
          </table:table-cell>
          <table:table-cell office:value-type="float" office:value="4.59184034815138" calcext:value-type="float">
            <text:p>4.59184034815138</text:p>
          </table:table-cell>
          <table:table-cell office:value-type="float" office:value="1.88926962817288" calcext:value-type="float">
            <text:p>1.88926962817288</text:p>
          </table:table-cell>
          <table:table-cell office:value-type="float" office:value="24.2314246677822" calcext:value-type="float">
            <text:p>24.2314246677822</text:p>
          </table:table-cell>
          <table:table-cell office:value-type="float" office:value="21.5423562623976" calcext:value-type="float">
            <text:p>21.5423562623976</text:p>
          </table:table-cell>
          <table:table-cell table:formula="of:=SUM([.E791:.P791])" office:value-type="float" office:value="7940.77044729831" calcext:value-type="float">
            <text:p>7940.770447298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8.7346484652543" calcext:value-type="float">
            <text:p>38.7346484652543</text:p>
          </table:table-cell>
          <table:table-cell office:value-type="float" office:value="234.530241171645" calcext:value-type="float">
            <text:p>234.530241171645</text:p>
          </table:table-cell>
          <table:table-cell office:value-type="float" office:value="24.4388148177843" calcext:value-type="float">
            <text:p>24.4388148177843</text:p>
          </table:table-cell>
          <table:table-cell office:value-type="float" office:value="2.52426543534971" calcext:value-type="float">
            <text:p>2.52426543534971</text:p>
          </table:table-cell>
          <table:table-cell office:value-type="float" office:value="3.22043248801473" calcext:value-type="float">
            <text:p>3.22043248801473</text:p>
          </table:table-cell>
          <table:table-cell office:value-type="float" office:value="2.98200130015598" calcext:value-type="float">
            <text:p>2.98200130015598</text:p>
          </table:table-cell>
          <table:table-cell office:value-type="float" office:value="19.4243409667184" calcext:value-type="float">
            <text:p>19.4243409667184</text:p>
          </table:table-cell>
          <table:table-cell office:value-type="float" office:value="17.9862208672273" calcext:value-type="float">
            <text:p>17.9862208672273</text:p>
          </table:table-cell>
          <table:table-cell office:value-type="float" office:value="0.653309354167966" calcext:value-type="float">
            <text:p>0.653309354167966</text:p>
          </table:table-cell>
          <table:table-cell office:value-type="float" office:value="0.360815714344381" calcext:value-type="float">
            <text:p>0.360815714344381</text:p>
          </table:table-cell>
          <table:table-cell office:value-type="float" office:value="2.4007572987561" calcext:value-type="float">
            <text:p>2.4007572987561</text:p>
          </table:table-cell>
          <table:table-cell office:value-type="float" office:value="2.22301240994588" calcext:value-type="float">
            <text:p>2.22301240994588</text:p>
          </table:table-cell>
          <table:table-cell table:formula="of:=SUM([.E792:.P792])" office:value-type="float" office:value="349.478860289364" calcext:value-type="float">
            <text:p>349.4788602893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67.875311887049" calcext:value-type="float">
            <text:p>367.875311887049</text:p>
          </table:table-cell>
          <table:table-cell office:value-type="float" office:value="798.233583073287" calcext:value-type="float">
            <text:p>798.233583073287</text:p>
          </table:table-cell>
          <table:table-cell office:value-type="float" office:value="131.701165051771" calcext:value-type="float">
            <text:p>131.701165051771</text:p>
          </table:table-cell>
          <table:table-cell office:value-type="float" office:value="17.5183882678593" calcext:value-type="float">
            <text:p>17.5183882678593</text:p>
          </table:table-cell>
          <table:table-cell office:value-type="float" office:value="56.3018150946911" calcext:value-type="float">
            <text:p>56.3018150946911</text:p>
          </table:table-cell>
          <table:table-cell office:value-type="float" office:value="84.6868799999038" calcext:value-type="float">
            <text:p>84.6868799999038</text:p>
          </table:table-cell>
          <table:table-cell office:value-type="float" office:value="121.409975007044" calcext:value-type="float">
            <text:p>121.409975007044</text:p>
          </table:table-cell>
          <table:table-cell office:value-type="float" office:value="182.619902518603" calcext:value-type="float">
            <text:p>182.619902518603</text:p>
          </table:table-cell>
          <table:table-cell office:value-type="float" office:value="4.33354402669185" calcext:value-type="float">
            <text:p>4.33354402669185</text:p>
          </table:table-cell>
          <table:table-cell office:value-type="float" office:value="2.96427550727043" calcext:value-type="float">
            <text:p>2.96427550727043</text:p>
          </table:table-cell>
          <table:table-cell office:value-type="float" office:value="24.7107622241054" calcext:value-type="float">
            <text:p>24.7107622241054</text:p>
          </table:table-cell>
          <table:table-cell office:value-type="float" office:value="37.1689145662428" calcext:value-type="float">
            <text:p>37.1689145662428</text:p>
          </table:table-cell>
          <table:table-cell table:formula="of:=SUM([.E793:.P793])" office:value-type="float" office:value="1829.52451722452" calcext:value-type="float">
            <text:p>1829.5245172245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16.6216346428114" calcext:value-type="float">
            <text:p>16.6216346428114</text:p>
          </table:table-cell>
          <table:table-cell office:value-type="float" office:value="1.48330392607599" calcext:value-type="float">
            <text:p>1.48330392607599</text:p>
          </table:table-cell>
          <table:table-cell office:value-type="float" office:value="0.053871156896762" calcext:value-type="float">
            <text:p>0.05387115689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92902108465" calcext:value-type="float">
            <text:p>2.25092902108465</text:p>
          </table:table-cell>
          <table:table-cell office:value-type="float" office:value="3.02244628364912" calcext:value-type="float">
            <text:p>3.02244628364912</text:p>
          </table:table-cell>
          <table:table-cell office:value-type="float" office:value="0.013903467612842" calcext:value-type="float">
            <text:p>0.013903467612842</text:p>
          </table:table-cell>
          <table:table-cell office:value-type="float" office:value="0.04397039203553" calcext:value-type="float">
            <text:p>0.04397039203553</text:p>
          </table:table-cell>
          <table:table-cell office:value-type="float" office:value="0.21696813410001" calcext:value-type="float">
            <text:p>0.21696813410001</text:p>
          </table:table-cell>
          <table:table-cell office:value-type="float" office:value="0.291335055187508" calcext:value-type="float">
            <text:p>0.291335055187508</text:p>
          </table:table-cell>
          <table:table-cell table:formula="of:=SUM([.E794:.P794])" office:value-type="float" office:value="23.9983620794538" calcext:value-type="float">
            <text:p>23.998362079453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723.018034406143" calcext:value-type="float">
            <text:p>723.018034406143</text:p>
          </table:table-cell>
          <table:table-cell office:value-type="float" office:value="1962.27459549055" calcext:value-type="float">
            <text:p>1962.27459549055</text:p>
          </table:table-cell>
          <table:table-cell office:value-type="float" office:value="252.831506971763" calcext:value-type="float">
            <text:p>252.831506971763</text:p>
          </table:table-cell>
          <table:table-cell office:value-type="float" office:value="20.4305520146473" calcext:value-type="float">
            <text:p>20.4305520146473</text:p>
          </table:table-cell>
          <table:table-cell office:value-type="float" office:value="75.474722743643" calcext:value-type="float">
            <text:p>75.474722743643</text:p>
          </table:table-cell>
          <table:table-cell office:value-type="float" office:value="119.806242104475" calcext:value-type="float">
            <text:p>119.806242104475</text:p>
          </table:table-cell>
          <table:table-cell office:value-type="float" office:value="204.73915530268" calcext:value-type="float">
            <text:p>204.73915530268</text:p>
          </table:table-cell>
          <table:table-cell office:value-type="float" office:value="324.996607033241" calcext:value-type="float">
            <text:p>324.996607033241</text:p>
          </table:table-cell>
          <table:table-cell office:value-type="float" office:value="4.31353893901032" calcext:value-type="float">
            <text:p>4.31353893901032</text:p>
          </table:table-cell>
          <table:table-cell office:value-type="float" office:value="9.84243468019905" calcext:value-type="float">
            <text:p>9.84243468019905</text:p>
          </table:table-cell>
          <table:table-cell office:value-type="float" office:value="30.1027425255512" calcext:value-type="float">
            <text:p>30.1027425255512</text:p>
          </table:table-cell>
          <table:table-cell office:value-type="float" office:value="47.7841630670795" calcext:value-type="float">
            <text:p>47.7841630670795</text:p>
          </table:table-cell>
          <table:table-cell table:formula="of:=SUM([.E795:.P795])" office:value-type="float" office:value="3775.61429527898" calcext:value-type="float">
            <text:p>3775.614295278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243.11159227513" calcext:value-type="float">
            <text:p>1243.11159227513</text:p>
          </table:table-cell>
          <table:table-cell office:value-type="float" office:value="2914.91650157102" calcext:value-type="float">
            <text:p>2914.91650157102</text:p>
          </table:table-cell>
          <table:table-cell office:value-type="float" office:value="647.958782249038" calcext:value-type="float">
            <text:p>647.958782249038</text:p>
          </table:table-cell>
          <table:table-cell office:value-type="float" office:value="82.9036709248881" calcext:value-type="float">
            <text:p>82.9036709248881</text:p>
          </table:table-cell>
          <table:table-cell office:value-type="float" office:value="207.502031789585" calcext:value-type="float">
            <text:p>207.502031789585</text:p>
          </table:table-cell>
          <table:table-cell office:value-type="float" office:value="297.116911100274" calcext:value-type="float">
            <text:p>297.116911100274</text:p>
          </table:table-cell>
          <table:table-cell office:value-type="float" office:value="481.064683424935" calcext:value-type="float">
            <text:p>481.064683424935</text:p>
          </table:table-cell>
          <table:table-cell office:value-type="float" office:value="688.82435292772" calcext:value-type="float">
            <text:p>688.82435292772</text:p>
          </table:table-cell>
          <table:table-cell office:value-type="float" office:value="22.6179121734554" calcext:value-type="float">
            <text:p>22.6179121734554</text:p>
          </table:table-cell>
          <table:table-cell office:value-type="float" office:value="11.060856164982" calcext:value-type="float">
            <text:p>11.060856164982</text:p>
          </table:table-cell>
          <table:table-cell office:value-type="float" office:value="133.115860114475" calcext:value-type="float">
            <text:p>133.115860114475</text:p>
          </table:table-cell>
          <table:table-cell office:value-type="float" office:value="190.605233281644" calcext:value-type="float">
            <text:p>190.605233281644</text:p>
          </table:table-cell>
          <table:table-cell table:formula="of:=SUM([.E796:.P796])" office:value-type="float" office:value="6920.79838799715" calcext:value-type="float">
            <text:p>6920.798387997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85.677220340648" calcext:value-type="float">
            <text:p>185.677220340648</text:p>
          </table:table-cell>
          <table:table-cell office:value-type="float" office:value="31.58539788202" calcext:value-type="float">
            <text:p>31.58539788202</text:p>
          </table:table-cell>
          <table:table-cell office:value-type="float" office:value="7.02113967776586" calcext:value-type="float">
            <text:p>7.02113967776586</text:p>
          </table:table-cell>
          <table:table-cell office:value-type="float" office:value="0.898326068651592" calcext:value-type="float">
            <text:p>0.898326068651592</text:p>
          </table:table-cell>
          <table:table-cell office:value-type="float" office:value="19.6381947850668" calcext:value-type="float">
            <text:p>19.6381947850668</text:p>
          </table:table-cell>
          <table:table-cell office:value-type="float" office:value="19.9820953085277" calcext:value-type="float">
            <text:p>19.9820953085277</text:p>
          </table:table-cell>
          <table:table-cell office:value-type="float" office:value="3.29746870553619" calcext:value-type="float">
            <text:p>3.29746870553619</text:p>
          </table:table-cell>
          <table:table-cell office:value-type="float" office:value="3.35521338249561" calcext:value-type="float">
            <text:p>3.35521338249561</text:p>
          </table:table-cell>
          <table:table-cell office:value-type="float" office:value="0.245082755675277" calcext:value-type="float">
            <text:p>0.245082755675277</text:p>
          </table:table-cell>
          <table:table-cell office:value-type="float" office:value="0.054384225604289" calcext:value-type="float">
            <text:p>0.054384225604289</text:p>
          </table:table-cell>
          <table:table-cell office:value-type="float" office:value="0.912445662896945" calcext:value-type="float">
            <text:p>0.912445662896945</text:p>
          </table:table-cell>
          <table:table-cell office:value-type="float" office:value="0.928424246699285" calcext:value-type="float">
            <text:p>0.928424246699285</text:p>
          </table:table-cell>
          <table:table-cell table:formula="of:=SUM([.E797:.P797])" office:value-type="float" office:value="273.595393041588" calcext:value-type="float">
            <text:p>273.59539304158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856.887101622929" calcext:value-type="float">
            <text:p>856.887101622929</text:p>
          </table:table-cell>
          <table:table-cell office:value-type="float" office:value="2080.83128575239" calcext:value-type="float">
            <text:p>2080.83128575239</text:p>
          </table:table-cell>
          <table:table-cell office:value-type="float" office:value="307.736180538315" calcext:value-type="float">
            <text:p>307.736180538315</text:p>
          </table:table-cell>
          <table:table-cell office:value-type="float" office:value="34.1848078632581" calcext:value-type="float">
            <text:p>34.1848078632581</text:p>
          </table:table-cell>
          <table:table-cell office:value-type="float" office:value="198.587742401776" calcext:value-type="float">
            <text:p>198.587742401776</text:p>
          </table:table-cell>
          <table:table-cell office:value-type="float" office:value="261.802846093942" calcext:value-type="float">
            <text:p>261.802846093942</text:p>
          </table:table-cell>
          <table:table-cell office:value-type="float" office:value="480.55623571747" calcext:value-type="float">
            <text:p>480.55623571747</text:p>
          </table:table-cell>
          <table:table-cell office:value-type="float" office:value="633.528478129776" calcext:value-type="float">
            <text:p>633.528478129776</text:p>
          </table:table-cell>
          <table:table-cell office:value-type="float" office:value="9.81971868443013" calcext:value-type="float">
            <text:p>9.81971868443013</text:p>
          </table:table-cell>
          <table:table-cell office:value-type="float" office:value="9.65640296264803" calcext:value-type="float">
            <text:p>9.65640296264803</text:p>
          </table:table-cell>
          <table:table-cell office:value-type="float" office:value="85.4420418071468" calcext:value-type="float">
            <text:p>85.4420418071468</text:p>
          </table:table-cell>
          <table:table-cell office:value-type="float" office:value="112.640233735738" calcext:value-type="float">
            <text:p>112.640233735738</text:p>
          </table:table-cell>
          <table:table-cell table:formula="of:=SUM([.E798:.P798])" office:value-type="float" office:value="5071.67307530982" calcext:value-type="float">
            <text:p>5071.673075309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11.236133616985" calcext:value-type="float">
            <text:p>111.236133616985</text:p>
          </table:table-cell>
          <table:table-cell office:value-type="float" office:value="2223.86582864036" calcext:value-type="float">
            <text:p>2223.86582864036</text:p>
          </table:table-cell>
          <table:table-cell office:value-type="float" office:value="209.680068125134" calcext:value-type="float">
            <text:p>209.680068125134</text:p>
          </table:table-cell>
          <table:table-cell office:value-type="float" office:value="23.3498578555432" calcext:value-type="float">
            <text:p>23.3498578555432</text:p>
          </table:table-cell>
          <table:table-cell office:value-type="float" office:value="8.74596863681721" calcext:value-type="float">
            <text:p>8.74596863681721</text:p>
          </table:table-cell>
          <table:table-cell office:value-type="float" office:value="10.4094874444026" calcext:value-type="float">
            <text:p>10.4094874444026</text:p>
          </table:table-cell>
          <table:table-cell office:value-type="float" office:value="174.250131966598" calcext:value-type="float">
            <text:p>174.250131966598</text:p>
          </table:table-cell>
          <table:table-cell office:value-type="float" office:value="207.393215801868" calcext:value-type="float">
            <text:p>207.393215801868</text:p>
          </table:table-cell>
          <table:table-cell office:value-type="float" office:value="6.84686371031785" calcext:value-type="float">
            <text:p>6.84686371031785</text:p>
          </table:table-cell>
          <table:table-cell office:value-type="float" office:value="4.29020002144103" calcext:value-type="float">
            <text:p>4.29020002144103</text:p>
          </table:table-cell>
          <table:table-cell office:value-type="float" office:value="19.7995614385425" calcext:value-type="float">
            <text:p>19.7995614385425</text:p>
          </table:table-cell>
          <table:table-cell office:value-type="float" office:value="23.5655185557801" calcext:value-type="float">
            <text:p>23.5655185557801</text:p>
          </table:table-cell>
          <table:table-cell table:formula="of:=SUM([.E799:.P799])" office:value-type="float" office:value="3023.43283581379" calcext:value-type="float">
            <text:p>3023.432835813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0.010156908963265" calcext:value-type="float">
            <text:p>0.010156908963265</text:p>
          </table:table-cell>
          <table:table-cell office:value-type="float" office:value="5275.37144552769" calcext:value-type="float">
            <text:p>5275.37144552769</text:p>
          </table:table-cell>
          <table:table-cell office:value-type="float" office:value="1707.38149701724" calcext:value-type="float">
            <text:p>1707.38149701724</text:p>
          </table:table-cell>
          <table:table-cell office:value-type="float" office:value="194.513309142232" calcext:value-type="float">
            <text:p>194.513309142232</text:p>
          </table:table-cell>
          <table:table-cell office:value-type="float" office:value="0.00144920695655" calcext:value-type="float">
            <text:p>0.00144920695655</text:p>
          </table:table-cell>
          <table:table-cell office:value-type="float" office:value="0.001231720716884" calcext:value-type="float">
            <text:p>0.001231720716884</text:p>
          </table:table-cell>
          <table:table-cell office:value-type="float" office:value="739.093965821828" calcext:value-type="float">
            <text:p>739.093965821828</text:p>
          </table:table-cell>
          <table:table-cell office:value-type="float" office:value="628.176221009662" calcext:value-type="float">
            <text:p>628.176221009662</text:p>
          </table:table-cell>
          <table:table-cell office:value-type="float" office:value="76.6962675823603" calcext:value-type="float">
            <text:p>76.6962675823603</text:p>
          </table:table-cell>
          <table:table-cell office:value-type="float" office:value="19.4607797806184" calcext:value-type="float">
            <text:p>19.4607797806184</text:p>
          </table:table-cell>
          <table:table-cell office:value-type="float" office:value="298.691809460797" calcext:value-type="float">
            <text:p>298.691809460797</text:p>
          </table:table-cell>
          <table:table-cell office:value-type="float" office:value="253.86635636375" calcext:value-type="float">
            <text:p>253.86635636375</text:p>
          </table:table-cell>
          <table:table-cell table:formula="of:=SUM([.E800:.P800])" office:value-type="float" office:value="9193.26448954281" calcext:value-type="float">
            <text:p>9193.264489542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008.87177802322" calcext:value-type="float">
            <text:p>1008.87177802322</text:p>
          </table:table-cell>
          <table:table-cell office:value-type="float" office:value="3873.55128750016" calcext:value-type="float">
            <text:p>3873.55128750016</text:p>
          </table:table-cell>
          <table:table-cell office:value-type="float" office:value="734.420698339771" calcext:value-type="float">
            <text:p>734.420698339771</text:p>
          </table:table-cell>
          <table:table-cell office:value-type="float" office:value="76.4720934519989" calcext:value-type="float">
            <text:p>76.4720934519989</text:p>
          </table:table-cell>
          <table:table-cell office:value-type="float" office:value="268.020026510006" calcext:value-type="float">
            <text:p>268.020026510006</text:p>
          </table:table-cell>
          <table:table-cell office:value-type="float" office:value="213.442021913541" calcext:value-type="float">
            <text:p>213.442021913541</text:p>
          </table:table-cell>
          <table:table-cell office:value-type="float" office:value="1023.89675212753" calcext:value-type="float">
            <text:p>1023.89675212753</text:p>
          </table:table-cell>
          <table:table-cell office:value-type="float" office:value="815.396505442286" calcext:value-type="float">
            <text:p>815.396505442286</text:p>
          </table:table-cell>
          <table:table-cell office:value-type="float" office:value="25.8738263168902" calcext:value-type="float">
            <text:p>25.8738263168902</text:p>
          </table:table-cell>
          <table:table-cell office:value-type="float" office:value="21.4079471505646" calcext:value-type="float">
            <text:p>21.4079471505646</text:p>
          </table:table-cell>
          <table:table-cell office:value-type="float" office:value="233.148311596575" calcext:value-type="float">
            <text:p>233.148311596575</text:p>
          </table:table-cell>
          <table:table-cell office:value-type="float" office:value="185.671375683726" calcext:value-type="float">
            <text:p>185.671375683726</text:p>
          </table:table-cell>
          <table:table-cell table:formula="of:=SUM([.E801:.P801])" office:value-type="float" office:value="8480.17262405627" calcext:value-type="float">
            <text:p>8480.1726240562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8686.3340001903" calcext:value-type="float">
            <text:p>8686.3340001903</text:p>
          </table:table-cell>
          <table:table-cell office:value-type="float" office:value="3088.1506652635" calcext:value-type="float">
            <text:p>3088.1506652635</text:p>
          </table:table-cell>
          <table:table-cell office:value-type="float" office:value="649.451538079414" calcext:value-type="float">
            <text:p>649.451538079414</text:p>
          </table:table-cell>
          <table:table-cell office:value-type="float" office:value="42.7991252060572" calcext:value-type="float">
            <text:p>42.7991252060572</text:p>
          </table:table-cell>
          <table:table-cell office:value-type="float" office:value="12696.8168606439" calcext:value-type="float">
            <text:p>12696.8168606439</text:p>
          </table:table-cell>
          <table:table-cell office:value-type="float" office:value="7749.18527142589" calcext:value-type="float">
            <text:p>7749.18527142589</text:p>
          </table:table-cell>
          <table:table-cell office:value-type="float" office:value="4522.09784898988" calcext:value-type="float">
            <text:p>4522.09784898988</text:p>
          </table:table-cell>
          <table:table-cell office:value-type="float" office:value="2759.9495552275" calcext:value-type="float">
            <text:p>2759.9495552275</text:p>
          </table:table-cell>
          <table:table-cell office:value-type="float" office:value="23.5584504590711" calcext:value-type="float">
            <text:p>23.5584504590711</text:p>
          </table:table-cell>
          <table:table-cell office:value-type="float" office:value="41.7451646585489" calcext:value-type="float">
            <text:p>41.7451646585489</text:p>
          </table:table-cell>
          <table:table-cell office:value-type="float" office:value="1099.1701529932" calcext:value-type="float">
            <text:p>1099.1701529932</text:p>
          </table:table-cell>
          <table:table-cell office:value-type="float" office:value="670.851068724789" calcext:value-type="float">
            <text:p>670.851068724789</text:p>
          </table:table-cell>
          <table:table-cell table:formula="of:=SUM([.E802:.P802])" office:value-type="float" office:value="42030.1097018621" calcext:value-type="float">
            <text:p>42030.10970186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5111.0146545687" calcext:value-type="float">
            <text:p>5111.0146545687</text:p>
          </table:table-cell>
          <table:table-cell office:value-type="float" office:value="4685.8089116674" calcext:value-type="float">
            <text:p>4685.8089116674</text:p>
          </table:table-cell>
          <table:table-cell office:value-type="float" office:value="775.765075346842" calcext:value-type="float">
            <text:p>775.765075346842</text:p>
          </table:table-cell>
          <table:table-cell office:value-type="float" office:value="76.6969858813117" calcext:value-type="float">
            <text:p>76.6969858813117</text:p>
          </table:table-cell>
          <table:table-cell office:value-type="float" office:value="2543.2371178254" calcext:value-type="float">
            <text:p>2543.2371178254</text:p>
          </table:table-cell>
          <table:table-cell office:value-type="float" office:value="1874.83267360903" calcext:value-type="float">
            <text:p>1874.83267360903</text:p>
          </table:table-cell>
          <table:table-cell office:value-type="float" office:value="2328.13477583052" calcext:value-type="float">
            <text:p>2328.13477583052</text:p>
          </table:table-cell>
          <table:table-cell office:value-type="float" office:value="1716.26275650801" calcext:value-type="float">
            <text:p>1716.26275650801</text:p>
          </table:table-cell>
          <table:table-cell office:value-type="float" office:value="30.7499382599803" calcext:value-type="float">
            <text:p>30.7499382599803</text:p>
          </table:table-cell>
          <table:table-cell office:value-type="float" office:value="38.1020482337249" calcext:value-type="float">
            <text:p>38.1020482337249</text:p>
          </table:table-cell>
          <table:table-cell office:value-type="float" office:value="461.965468116659" calcext:value-type="float">
            <text:p>461.965468116659</text:p>
          </table:table-cell>
          <table:table-cell office:value-type="float" office:value="340.553363126744" calcext:value-type="float">
            <text:p>340.553363126744</text:p>
          </table:table-cell>
          <table:table-cell table:formula="of:=SUM([.E803:.P803])" office:value-type="float" office:value="19983.1237689743" calcext:value-type="float">
            <text:p>19983.12376897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6159.29291670311" calcext:value-type="float">
            <text:p>6159.29291670311</text:p>
          </table:table-cell>
          <table:table-cell office:value-type="float" office:value="5192.09678309203" calcext:value-type="float">
            <text:p>5192.09678309203</text:p>
          </table:table-cell>
          <table:table-cell office:value-type="float" office:value="1075.55804823315" calcext:value-type="float">
            <text:p>1075.55804823315</text:p>
          </table:table-cell>
          <table:table-cell office:value-type="float" office:value="117.480090406846" calcext:value-type="float">
            <text:p>117.480090406846</text:p>
          </table:table-cell>
          <table:table-cell office:value-type="float" office:value="1531.88730177094" calcext:value-type="float">
            <text:p>1531.88730177094</text:p>
          </table:table-cell>
          <table:table-cell office:value-type="float" office:value="1301.66586746506" calcext:value-type="float">
            <text:p>1301.66586746506</text:p>
          </table:table-cell>
          <table:table-cell office:value-type="float" office:value="1283.2163143979" calcext:value-type="float">
            <text:p>1283.2163143979</text:p>
          </table:table-cell>
          <table:table-cell office:value-type="float" office:value="1090.36668369474" calcext:value-type="float">
            <text:p>1090.36668369474</text:p>
          </table:table-cell>
          <table:table-cell office:value-type="float" office:value="32.4173001833595" calcext:value-type="float">
            <text:p>32.4173001833595</text:p>
          </table:table-cell>
          <table:table-cell office:value-type="float" office:value="28.688301260617" calcext:value-type="float">
            <text:p>28.688301260617</text:p>
          </table:table-cell>
          <table:table-cell office:value-type="float" office:value="320.038171979132" calcext:value-type="float">
            <text:p>320.038171979132</text:p>
          </table:table-cell>
          <table:table-cell office:value-type="float" office:value="271.940869455316" calcext:value-type="float">
            <text:p>271.940869455316</text:p>
          </table:table-cell>
          <table:table-cell table:formula="of:=SUM([.E804:.P804])" office:value-type="float" office:value="18404.6486486422" calcext:value-type="float">
            <text:p>18404.64864864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9809.2509843365" calcext:value-type="float">
            <text:p>19809.2509843365</text:p>
          </table:table-cell>
          <table:table-cell office:value-type="float" office:value="10080.6991786714" calcext:value-type="float">
            <text:p>10080.6991786714</text:p>
          </table:table-cell>
          <table:table-cell office:value-type="float" office:value="1890.1145085908" calcext:value-type="float">
            <text:p>1890.1145085908</text:p>
          </table:table-cell>
          <table:table-cell office:value-type="float" office:value="224.609280913437" calcext:value-type="float">
            <text:p>224.609280913437</text:p>
          </table:table-cell>
          <table:table-cell office:value-type="float" office:value="7221.34458461314" calcext:value-type="float">
            <text:p>7221.34458461314</text:p>
          </table:table-cell>
          <table:table-cell office:value-type="float" office:value="6230.47193066123" calcext:value-type="float">
            <text:p>6230.47193066123</text:p>
          </table:table-cell>
          <table:table-cell office:value-type="float" office:value="3666.5803601437" calcext:value-type="float">
            <text:p>3666.5803601437</text:p>
          </table:table-cell>
          <table:table-cell office:value-type="float" office:value="3163.47263971657" calcext:value-type="float">
            <text:p>3163.47263971657</text:p>
          </table:table-cell>
          <table:table-cell office:value-type="float" office:value="77.4052204577767" calcext:value-type="float">
            <text:p>77.4052204577767</text:p>
          </table:table-cell>
          <table:table-cell office:value-type="float" office:value="99.511201948488" calcext:value-type="float">
            <text:p>99.511201948488</text:p>
          </table:table-cell>
          <table:table-cell office:value-type="float" office:value="843.682351345035" calcext:value-type="float">
            <text:p>843.682351345035</text:p>
          </table:table-cell>
          <table:table-cell office:value-type="float" office:value="727.91696156556" calcext:value-type="float">
            <text:p>727.91696156556</text:p>
          </table:table-cell>
          <table:table-cell table:formula="of:=SUM([.E805:.P805])" office:value-type="float" office:value="54035.0592029636" calcext:value-type="float">
            <text:p>54035.05920296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301.34132611574" calcext:value-type="float">
            <text:p>1301.34132611574</text:p>
          </table:table-cell>
          <table:table-cell office:value-type="float" office:value="1610.45590748612" calcext:value-type="float">
            <text:p>1610.45590748612</text:p>
          </table:table-cell>
          <table:table-cell office:value-type="float" office:value="549.110856240833" calcext:value-type="float">
            <text:p>549.110856240833</text:p>
          </table:table-cell>
          <table:table-cell office:value-type="float" office:value="10.8518090282485" calcext:value-type="float">
            <text:p>10.8518090282485</text:p>
          </table:table-cell>
          <table:table-cell office:value-type="float" office:value="294.366664293671" calcext:value-type="float">
            <text:p>294.366664293671</text:p>
          </table:table-cell>
          <table:table-cell office:value-type="float" office:value="345.326316589828" calcext:value-type="float">
            <text:p>345.326316589828</text:p>
          </table:table-cell>
          <table:table-cell office:value-type="float" office:value="363.093395799026" calcext:value-type="float">
            <text:p>363.093395799026</text:p>
          </table:table-cell>
          <table:table-cell office:value-type="float" office:value="425.950761952722" calcext:value-type="float">
            <text:p>425.950761952722</text:p>
          </table:table-cell>
          <table:table-cell office:value-type="float" office:value="4.35860237827415" calcext:value-type="float">
            <text:p>4.35860237827415</text:p>
          </table:table-cell>
          <table:table-cell office:value-type="float" office:value="12.0558993756271" calcext:value-type="float">
            <text:p>12.0558993756271</text:p>
          </table:table-cell>
          <table:table-cell office:value-type="float" office:value="131.573717733541" calcext:value-type="float">
            <text:p>131.573717733541</text:p>
          </table:table-cell>
          <table:table-cell office:value-type="float" office:value="154.351266010287" calcext:value-type="float">
            <text:p>154.351266010287</text:p>
          </table:table-cell>
          <table:table-cell table:formula="of:=SUM([.E806:.P806])" office:value-type="float" office:value="5202.83652300392" calcext:value-type="float">
            <text:p>5202.836523003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5971.59659687324" calcext:value-type="float">
            <text:p>5971.59659687324</text:p>
          </table:table-cell>
          <table:table-cell office:value-type="float" office:value="819.838372280274" calcext:value-type="float">
            <text:p>819.838372280274</text:p>
          </table:table-cell>
          <table:table-cell office:value-type="float" office:value="59.78158894481" calcext:value-type="float">
            <text:p>59.78158894481</text:p>
          </table:table-cell>
          <table:table-cell office:value-type="float" office:value="5.803718729483" calcext:value-type="float">
            <text:p>5.803718729483</text:p>
          </table:table-cell>
          <table:table-cell office:value-type="float" office:value="1528.41047144864" calcext:value-type="float">
            <text:p>1528.41047144864</text:p>
          </table:table-cell>
          <table:table-cell office:value-type="float" office:value="1230.86896957172" calcext:value-type="float">
            <text:p>1230.86896957172</text:p>
          </table:table-cell>
          <table:table-cell office:value-type="float" office:value="209.875405159338" calcext:value-type="float">
            <text:p>209.875405159338</text:p>
          </table:table-cell>
          <table:table-cell office:value-type="float" office:value="169.018158742446" calcext:value-type="float">
            <text:p>169.018158742446</text:p>
          </table:table-cell>
          <table:table-cell office:value-type="float" office:value="1.45178870884189" calcext:value-type="float">
            <text:p>1.45178870884189</text:p>
          </table:table-cell>
          <table:table-cell office:value-type="float" office:value="2.81984345345132" calcext:value-type="float">
            <text:p>2.81984345345132</text:p>
          </table:table-cell>
          <table:table-cell office:value-type="float" office:value="17.8391782655008" calcext:value-type="float">
            <text:p>17.8391782655008</text:p>
          </table:table-cell>
          <table:table-cell office:value-type="float" office:value="14.3663573234038" calcext:value-type="float">
            <text:p>14.3663573234038</text:p>
          </table:table-cell>
          <table:table-cell table:formula="of:=SUM([.E807:.P807])" office:value-type="float" office:value="10031.6704495011" calcext:value-type="float">
            <text:p>10031.6704495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08:.P80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4.71910225951863" calcext:value-type="float">
            <text:p>4.71910225951863</text:p>
          </table:table-cell>
          <table:table-cell office:value-type="float" office:value="29.8044328122634" calcext:value-type="float">
            <text:p>29.8044328122634</text:p>
          </table:table-cell>
          <table:table-cell office:value-type="float" office:value="2.79007079128181" calcext:value-type="float">
            <text:p>2.79007079128181</text:p>
          </table:table-cell>
          <table:table-cell office:value-type="float" office:value="0.285361059258218" calcext:value-type="float">
            <text:p>0.285361059258218</text:p>
          </table:table-cell>
          <table:table-cell office:value-type="float" office:value="0.444814772295172" calcext:value-type="float">
            <text:p>0.444814772295172</text:p>
          </table:table-cell>
          <table:table-cell office:value-type="float" office:value="0.590079800167653" calcext:value-type="float">
            <text:p>0.590079800167653</text:p>
          </table:table-cell>
          <table:table-cell office:value-type="float" office:value="2.80257174671383" calcext:value-type="float">
            <text:p>2.80257174671383</text:p>
          </table:table-cell>
          <table:table-cell office:value-type="float" office:value="3.71781936944984" calcext:value-type="float">
            <text:p>3.71781936944984</text:p>
          </table:table-cell>
          <table:table-cell office:value-type="float" office:value="0.075265679771685" calcext:value-type="float">
            <text:p>0.075265679771685</text:p>
          </table:table-cell>
          <table:table-cell office:value-type="float" office:value="0.079438878265377" calcext:value-type="float">
            <text:p>0.079438878265377</text:p>
          </table:table-cell>
          <table:table-cell office:value-type="float" office:value="0.311212099821444" calcext:value-type="float">
            <text:p>0.311212099821444</text:p>
          </table:table-cell>
          <table:table-cell office:value-type="float" office:value="0.412845941974546" calcext:value-type="float">
            <text:p>0.412845941974546</text:p>
          </table:table-cell>
          <table:table-cell table:formula="of:=SUM([.E809:.P809])" office:value-type="float" office:value="46.0330152107816" calcext:value-type="float">
            <text:p>46.033015210781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10:.P81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11:.P81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0.000000000000552557846306789" calcext:value-type="float">
            <text:p>5.52557846306789E-13</text:p>
          </table:table-cell>
          <table:table-cell office:value-type="float" office:value="0.000000000000389917990259226" calcext:value-type="float">
            <text:p>3.89917990259226E-13</text:p>
          </table:table-cell>
          <table:table-cell office:value-type="float" office:value="0.0000000000000799870533459916" calcext:value-type="float">
            <text:p>7.99870533459916E-14</text:p>
          </table:table-cell>
          <table:table-cell office:value-type="float" office:value="8.75384724915656E-015" calcext:value-type="float">
            <text:p>8.75384724915656E-15</text:p>
          </table:table-cell>
          <table:table-cell office:value-type="float" office:value="0.0000000000000541139043958734" calcext:value-type="float">
            <text:p>5.41139043958734E-14</text:p>
          </table:table-cell>
          <table:table-cell office:value-type="float" office:value="0.0000000000000450310202851404" calcext:value-type="float">
            <text:p>4.50310202851404E-14</text:p>
          </table:table-cell>
          <table:table-cell office:value-type="float" office:value="0.000000000000037831351303814" calcext:value-type="float">
            <text:p>3.7831351303814E-14</text:p>
          </table:table-cell>
          <table:table-cell office:value-type="float" office:value="0.0000000000000314814531864796" calcext:value-type="float">
            <text:p>3.14814531864796E-14</text:p>
          </table:table-cell>
          <table:table-cell office:value-type="float" office:value="2.74157111994366E-015" calcext:value-type="float">
            <text:p>2.74157111994366E-15</text:p>
          </table:table-cell>
          <table:table-cell office:value-type="float" office:value="7.88438705538078E-016" calcext:value-type="float">
            <text:p>7.88438705538078E-16</text:p>
          </table:table-cell>
          <table:table-cell office:value-type="float" office:value="9.39107843190219E-015" calcext:value-type="float">
            <text:p>9.39107843190219E-15</text:p>
          </table:table-cell>
          <table:table-cell office:value-type="float" office:value="7.81480930063107E-015" calcext:value-type="float">
            <text:p>7.81480930063107E-15</text:p>
          </table:table-cell>
          <table:table-cell table:formula="of:=SUM([.E812:.P812])" office:value-type="float" office:value="0.00000000000122041036389049" calcext:value-type="float">
            <text:p>1.22041036389049E-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63.050757727524" calcext:value-type="float">
            <text:p>363.050757727524</text:p>
          </table:table-cell>
          <table:table-cell office:value-type="float" office:value="256.401834193184" calcext:value-type="float">
            <text:p>256.401834193184</text:p>
          </table:table-cell>
          <table:table-cell office:value-type="float" office:value="52.5977967212685" calcext:value-type="float">
            <text:p>52.5977967212685</text:p>
          </table:table-cell>
          <table:table-cell office:value-type="float" office:value="5.75634504434769" calcext:value-type="float">
            <text:p>5.75634504434769</text:p>
          </table:table-cell>
          <table:table-cell office:value-type="float" office:value="18.3571035895476" calcext:value-type="float">
            <text:p>18.3571035895476</text:p>
          </table:table-cell>
          <table:table-cell office:value-type="float" office:value="15.2230339725789" calcext:value-type="float">
            <text:p>15.2230339725789</text:p>
          </table:table-cell>
          <table:table-cell office:value-type="float" office:value="12.833559924566" calcext:value-type="float">
            <text:p>12.833559924566</text:p>
          </table:table-cell>
          <table:table-cell office:value-type="float" office:value="10.6425132792755" calcext:value-type="float">
            <text:p>10.6425132792755</text:p>
          </table:table-cell>
          <table:table-cell office:value-type="float" office:value="1.8027992585243" calcext:value-type="float">
            <text:p>1.8027992585243</text:p>
          </table:table-cell>
          <table:table-cell office:value-type="float" office:value="0.257006025655044" calcext:value-type="float">
            <text:p>0.257006025655044</text:p>
          </table:table-cell>
          <table:table-cell office:value-type="float" office:value="3.18574313786053" calcext:value-type="float">
            <text:p>3.18574313786053</text:p>
          </table:table-cell>
          <table:table-cell office:value-type="float" office:value="2.64184792437379" calcext:value-type="float">
            <text:p>2.64184792437379</text:p>
          </table:table-cell>
          <table:table-cell table:formula="of:=SUM([.E813:.P813])" office:value-type="float" office:value="742.750340798706" calcext:value-type="float">
            <text:p>742.7503407987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623.3999347255" calcext:value-type="float">
            <text:p>2623.3999347255</text:p>
          </table:table-cell>
          <table:table-cell office:value-type="float" office:value="1853.23353325293" calcext:value-type="float">
            <text:p>1853.23353325293</text:p>
          </table:table-cell>
          <table:table-cell office:value-type="float" office:value="380.168889843563" calcext:value-type="float">
            <text:p>380.168889843563</text:p>
          </table:table-cell>
          <table:table-cell office:value-type="float" office:value="41.6059881113091" calcext:value-type="float">
            <text:p>41.6059881113091</text:p>
          </table:table-cell>
          <table:table-cell office:value-type="float" office:value="90.5586285257082" calcext:value-type="float">
            <text:p>90.5586285257082</text:p>
          </table:table-cell>
          <table:table-cell office:value-type="float" office:value="75.102053475119" calcext:value-type="float">
            <text:p>75.102053475119</text:p>
          </table:table-cell>
          <table:table-cell office:value-type="float" office:value="63.3100739559446" calcext:value-type="float">
            <text:p>63.3100739559446</text:p>
          </table:table-cell>
          <table:table-cell office:value-type="float" office:value="52.5042907248016" calcext:value-type="float">
            <text:p>52.5042907248016</text:p>
          </table:table-cell>
          <table:table-cell office:value-type="float" office:value="13.0303593581296" calcext:value-type="float">
            <text:p>13.0303593581296</text:p>
          </table:table-cell>
          <table:table-cell office:value-type="float" office:value="1.26784054055299" calcext:value-type="float">
            <text:p>1.26784054055299</text:p>
          </table:table-cell>
          <table:table-cell office:value-type="float" office:value="15.7157978649804" calcext:value-type="float">
            <text:p>15.7157978649804</text:p>
          </table:table-cell>
          <table:table-cell office:value-type="float" office:value="13.0334205682549" calcext:value-type="float">
            <text:p>13.0334205682549</text:p>
          </table:table-cell>
          <table:table-cell table:formula="of:=SUM([.E814:.P814])" office:value-type="float" office:value="5222.93081094679" calcext:value-type="float">
            <text:p>5222.9308109467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2318.17403079801" calcext:value-type="float">
            <text:p>2318.17403079801</text:p>
          </table:table-cell>
          <table:table-cell office:value-type="float" office:value="1637.68188358465" calcext:value-type="float">
            <text:p>1637.68188358465</text:p>
          </table:table-cell>
          <table:table-cell office:value-type="float" office:value="335.951024211431" calcext:value-type="float">
            <text:p>335.951024211431</text:p>
          </table:table-cell>
          <table:table-cell office:value-type="float" office:value="36.7667494441079" calcext:value-type="float">
            <text:p>36.7667494441079</text:p>
          </table:table-cell>
          <table:table-cell office:value-type="float" office:value="74.0879298636648" calcext:value-type="float">
            <text:p>74.0879298636648</text:p>
          </table:table-cell>
          <table:table-cell office:value-type="float" office:value="61.4357343657994" calcext:value-type="float">
            <text:p>61.4357343657994</text:p>
          </table:table-cell>
          <table:table-cell office:value-type="float" office:value="51.7953108971818" calcext:value-type="float">
            <text:p>51.7953108971818</text:p>
          </table:table-cell>
          <table:table-cell office:value-type="float" office:value="42.9500860332968" calcext:value-type="float">
            <text:p>42.9500860332968</text:p>
          </table:table-cell>
          <table:table-cell office:value-type="float" office:value="11.5147837951916" calcext:value-type="float">
            <text:p>11.5147837951916</text:p>
          </table:table-cell>
          <table:table-cell office:value-type="float" office:value="1.03717383402694" calcext:value-type="float">
            <text:p>1.03717383402694</text:p>
          </table:table-cell>
          <table:table-cell office:value-type="float" office:value="12.8574267182244" calcext:value-type="float">
            <text:p>12.8574267182244</text:p>
          </table:table-cell>
          <table:table-cell office:value-type="float" office:value="10.6617292984449" calcext:value-type="float">
            <text:p>10.6617292984449</text:p>
          </table:table-cell>
          <table:table-cell table:formula="of:=SUM([.E815:.P815])" office:value-type="float" office:value="4594.91386284403" calcext:value-type="float">
            <text:p>4594.913862844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564.38402861469" calcext:value-type="float">
            <text:p>1564.38402861469</text:p>
          </table:table-cell>
          <table:table-cell office:value-type="float" office:value="1102.34314464588" calcext:value-type="float">
            <text:p>1102.34314464588</text:p>
          </table:table-cell>
          <table:table-cell office:value-type="float" office:value="226.132628191274" calcext:value-type="float">
            <text:p>226.132628191274</text:p>
          </table:table-cell>
          <table:table-cell office:value-type="float" office:value="24.7481361349077" calcext:value-type="float">
            <text:p>24.7481361349077</text:p>
          </table:table-cell>
          <table:table-cell office:value-type="float" office:value="130.377666960604" calcext:value-type="float">
            <text:p>130.377666960604</text:p>
          </table:table-cell>
          <table:table-cell office:value-type="float" office:value="157.036038040836" calcext:value-type="float">
            <text:p>157.036038040836</text:p>
          </table:table-cell>
          <table:table-cell office:value-type="float" office:value="91.1477997387752" calcext:value-type="float">
            <text:p>91.1477997387752</text:p>
          </table:table-cell>
          <table:table-cell office:value-type="float" office:value="109.784824968849" calcext:value-type="float">
            <text:p>109.784824968849</text:p>
          </table:table-cell>
          <table:table-cell office:value-type="float" office:value="7.75073786059431" calcext:value-type="float">
            <text:p>7.75073786059431</text:p>
          </table:table-cell>
          <table:table-cell office:value-type="float" office:value="4.18308287955111" calcext:value-type="float">
            <text:p>4.18308287955111</text:p>
          </table:table-cell>
          <table:table-cell office:value-type="float" office:value="22.626105247154" calcext:value-type="float">
            <text:p>22.626105247154</text:p>
          </table:table-cell>
          <table:table-cell office:value-type="float" office:value="27.2524735803231" calcext:value-type="float">
            <text:p>27.2524735803231</text:p>
          </table:table-cell>
          <table:table-cell table:formula="of:=SUM([.E816:.P816])" office:value-type="float" office:value="3467.76666686344" calcext:value-type="float">
            <text:p>3467.766666863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3.2026598251921" calcext:value-type="float">
            <text:p>33.2026598251921</text:p>
          </table:table-cell>
          <table:table-cell office:value-type="float" office:value="23.4360615806183" calcext:value-type="float">
            <text:p>23.4360615806183</text:p>
          </table:table-cell>
          <table:table-cell office:value-type="float" office:value="4.8076302060918" calcext:value-type="float">
            <text:p>4.8076302060918</text:p>
          </table:table-cell>
          <table:table-cell office:value-type="float" office:value="0.526150904353419" calcext:value-type="float">
            <text:p>0.526150904353419</text:p>
          </table:table-cell>
          <table:table-cell office:value-type="float" office:value="3.40293467745276" calcext:value-type="float">
            <text:p>3.40293467745276</text:p>
          </table:table-cell>
          <table:table-cell office:value-type="float" office:value="2.14529447843107" calcext:value-type="float">
            <text:p>2.14529447843107</text:p>
          </table:table-cell>
          <table:table-cell office:value-type="float" office:value="2.37901180267568" calcext:value-type="float">
            <text:p>2.37901180267568</text:p>
          </table:table-cell>
          <table:table-cell office:value-type="float" office:value="1.49978808533075" calcext:value-type="float">
            <text:p>1.49978808533075</text:p>
          </table:table-cell>
          <table:table-cell office:value-type="float" office:value="0.164782418866922" calcext:value-type="float">
            <text:p>0.164782418866922</text:p>
          </table:table-cell>
          <table:table-cell office:value-type="float" office:value="0.039633689876011" calcext:value-type="float">
            <text:p>0.039633689876011</text:p>
          </table:table-cell>
          <table:table-cell office:value-type="float" office:value="0.590554808627626" calcext:value-type="float">
            <text:p>0.590554808627626</text:p>
          </table:table-cell>
          <table:table-cell office:value-type="float" office:value="0.372300408395762" calcext:value-type="float">
            <text:p>0.372300408395762</text:p>
          </table:table-cell>
          <table:table-cell table:formula="of:=SUM([.E817:.P817])" office:value-type="float" office:value="72.5668028859122" calcext:value-type="float">
            <text:p>72.56680288591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75.9463614814254" calcext:value-type="float">
            <text:p>75.9463614814254</text:p>
          </table:table-cell>
          <table:table-cell office:value-type="float" office:value="116.396696812755" calcext:value-type="float">
            <text:p>116.396696812755</text:p>
          </table:table-cell>
          <table:table-cell office:value-type="float" office:value="14.3760957755891" calcext:value-type="float">
            <text:p>14.3760957755891</text:p>
          </table:table-cell>
          <table:table-cell office:value-type="float" office:value="1.01131744693476" calcext:value-type="float">
            <text:p>1.01131744693476</text:p>
          </table:table-cell>
          <table:table-cell office:value-type="float" office:value="11.2358013626848" calcext:value-type="float">
            <text:p>11.2358013626848</text:p>
          </table:table-cell>
          <table:table-cell office:value-type="float" office:value="12.4835527417856" calcext:value-type="float">
            <text:p>12.4835527417856</text:p>
          </table:table-cell>
          <table:table-cell office:value-type="float" office:value="17.2116772319724" calcext:value-type="float">
            <text:p>17.2116772319724</text:p>
          </table:table-cell>
          <table:table-cell office:value-type="float" office:value="19.1230579434681" calcext:value-type="float">
            <text:p>19.1230579434681</text:p>
          </table:table-cell>
          <table:table-cell office:value-type="float" office:value="0.292542347863987" calcext:value-type="float">
            <text:p>0.292542347863987</text:p>
          </table:table-cell>
          <table:table-cell office:value-type="float" office:value="0.612613867528649" calcext:value-type="float">
            <text:p>0.612613867528649</text:p>
          </table:table-cell>
          <table:table-cell office:value-type="float" office:value="2.4188910990407" calcext:value-type="float">
            <text:p>2.4188910990407</text:p>
          </table:table-cell>
          <table:table-cell office:value-type="float" office:value="2.68751232215582" calcext:value-type="float">
            <text:p>2.68751232215582</text:p>
          </table:table-cell>
          <table:table-cell table:formula="of:=SUM([.E818:.P818])" office:value-type="float" office:value="273.796120433204" calcext:value-type="float">
            <text:p>273.7961204332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66.2291145071859" calcext:value-type="float">
            <text:p>66.2291145071859</text:p>
          </table:table-cell>
          <table:table-cell office:value-type="float" office:value="46.7172044075722" calcext:value-type="float">
            <text:p>46.7172044075722</text:p>
          </table:table-cell>
          <table:table-cell office:value-type="float" office:value="9.58348066638266" calcext:value-type="float">
            <text:p>9.58348066638266</text:p>
          </table:table-cell>
          <table:table-cell office:value-type="float" office:value="1.04882380784643" calcext:value-type="float">
            <text:p>1.04882380784643</text:p>
          </table:table-cell>
          <table:table-cell office:value-type="float" office:value="6.51482645814848" calcext:value-type="float">
            <text:p>6.51482645814848</text:p>
          </table:table-cell>
          <table:table-cell office:value-type="float" office:value="5.6251606101656" calcext:value-type="float">
            <text:p>5.6251606101656</text:p>
          </table:table-cell>
          <table:table-cell office:value-type="float" office:value="4.55455379117668" calcext:value-type="float">
            <text:p>4.55455379117668</text:p>
          </table:table-cell>
          <table:table-cell office:value-type="float" office:value="3.93258312367828" calcext:value-type="float">
            <text:p>3.93258312367828</text:p>
          </table:table-cell>
          <table:table-cell office:value-type="float" office:value="0.328475581039888" calcext:value-type="float">
            <text:p>0.328475581039888</text:p>
          </table:table-cell>
          <table:table-cell office:value-type="float" office:value="0.116767943026363" calcext:value-type="float">
            <text:p>0.116767943026363</text:p>
          </table:table-cell>
          <table:table-cell office:value-type="float" office:value="1.13060121833252" calcext:value-type="float">
            <text:p>1.13060121833252</text:p>
          </table:table-cell>
          <table:table-cell office:value-type="float" office:value="0.976206116928063" calcext:value-type="float">
            <text:p>0.976206116928063</text:p>
          </table:table-cell>
          <table:table-cell table:formula="of:=SUM([.E819:.P819])" office:value-type="float" office:value="146.757798231483" calcext:value-type="float">
            <text:p>146.757798231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0:.P82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1:.P82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2:.P822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.48022624983596" calcext:value-type="float">
            <text:p>1.48022624983596</text:p>
          </table:table-cell>
          <table:table-cell office:value-type="float" office:value="0.779424646515094" calcext:value-type="float">
            <text:p>0.779424646515094</text:p>
          </table:table-cell>
          <table:table-cell office:value-type="float" office:value="0.132726006140529" calcext:value-type="float">
            <text:p>0.132726006140529</text:p>
          </table:table-cell>
          <table:table-cell office:value-type="float" office:value="0.013098016554702" calcext:value-type="float">
            <text:p>0.013098016554702</text:p>
          </table:table-cell>
          <table:table-cell office:value-type="float" office:value="0.262258253351217" calcext:value-type="float">
            <text:p>0.262258253351217</text:p>
          </table:table-cell>
          <table:table-cell office:value-type="float" office:value="0.077125133128012" calcext:value-type="float">
            <text:p>0.077125133128012</text:p>
          </table:table-cell>
          <table:table-cell office:value-type="float" office:value="0.137054782959525" calcext:value-type="float">
            <text:p>0.137054782959525</text:p>
          </table:table-cell>
          <table:table-cell office:value-type="float" office:value="0.040305188669995" calcext:value-type="float">
            <text:p>0.040305188669995</text:p>
          </table:table-cell>
          <table:table-cell office:value-type="float" office:value="0.004075369702679" calcext:value-type="float">
            <text:p>0.004075369702679</text:p>
          </table:table-cell>
          <table:table-cell office:value-type="float" office:value="0.000821968719996" calcext:value-type="float">
            <text:p>0.000821968719996</text:p>
          </table:table-cell>
          <table:table-cell office:value-type="float" office:value="0.027743312838649" calcext:value-type="float">
            <text:p>0.027743312838649</text:p>
          </table:table-cell>
          <table:table-cell office:value-type="float" office:value="0.008158777345426" calcext:value-type="float">
            <text:p>0.008158777345426</text:p>
          </table:table-cell>
          <table:table-cell table:formula="of:=SUM([.E823:.P823])" office:value-type="float" office:value="2.96301770576178" calcext:value-type="float">
            <text:p>2.963017705761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.73163136567608" calcext:value-type="float">
            <text:p>3.73163136567608</text:p>
          </table:table-cell>
          <table:table-cell office:value-type="float" office:value="2.68161528126517" calcext:value-type="float">
            <text:p>2.68161528126517</text:p>
          </table:table-cell>
          <table:table-cell office:value-type="float" office:value="0.540801795144216" calcext:value-type="float">
            <text:p>0.540801795144216</text:p>
          </table:table-cell>
          <table:table-cell office:value-type="float" office:value="0.058758172227173" calcext:value-type="float">
            <text:p>0.058758172227173</text:p>
          </table:table-cell>
          <table:table-cell office:value-type="float" office:value="0.368853563123539" calcext:value-type="float">
            <text:p>0.368853563123539</text:p>
          </table:table-cell>
          <table:table-cell office:value-type="float" office:value="0.214543880052616" calcext:value-type="float">
            <text:p>0.214543880052616</text:p>
          </table:table-cell>
          <table:table-cell office:value-type="float" office:value="0.262498988676454" calcext:value-type="float">
            <text:p>0.262498988676454</text:p>
          </table:table-cell>
          <table:table-cell office:value-type="float" office:value="0.152682682698314" calcext:value-type="float">
            <text:p>0.152682682698314</text:p>
          </table:table-cell>
          <table:table-cell office:value-type="float" office:value="0.018392791354021" calcext:value-type="float">
            <text:p>0.018392791354021</text:p>
          </table:table-cell>
          <table:table-cell office:value-type="float" office:value="0.003309083327919" calcext:value-type="float">
            <text:p>0.003309083327919</text:p>
          </table:table-cell>
          <table:table-cell office:value-type="float" office:value="0.063974308418511" calcext:value-type="float">
            <text:p>0.063974308418511</text:p>
          </table:table-cell>
          <table:table-cell office:value-type="float" office:value="0.03721069205774" calcext:value-type="float">
            <text:p>0.03721069205774</text:p>
          </table:table-cell>
          <table:table-cell table:formula="of:=SUM([.E824:.P824])" office:value-type="float" office:value="8.13427260402175" calcext:value-type="float">
            <text:p>8.134272604021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5:.P825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.04945429486693" calcext:value-type="float">
            <text:p>1.04945429486693</text:p>
          </table:table-cell>
          <table:table-cell office:value-type="float" office:value="0.74334157059082" calcext:value-type="float">
            <text:p>0.74334157059082</text:p>
          </table:table-cell>
          <table:table-cell office:value-type="float" office:value="0.152175126790382" calcext:value-type="float">
            <text:p>0.152175126790382</text:p>
          </table:table-cell>
          <table:table-cell office:value-type="float" office:value="0.016636734608785" calcext:value-type="float">
            <text:p>0.016636734608785</text:p>
          </table:table-cell>
          <table:table-cell office:value-type="float" office:value="0.080667904731386" calcext:value-type="float">
            <text:p>0.080667904731386</text:p>
          </table:table-cell>
          <table:table-cell office:value-type="float" office:value="0.023881121049391" calcext:value-type="float">
            <text:p>0.023881121049391</text:p>
          </table:table-cell>
          <table:table-cell office:value-type="float" office:value="0.056535826983119" calcext:value-type="float">
            <text:p>0.056535826983119</text:p>
          </table:table-cell>
          <table:table-cell office:value-type="float" office:value="0.016737002557673" calcext:value-type="float">
            <text:p>0.016737002557673</text:p>
          </table:table-cell>
          <table:table-cell office:value-type="float" office:value="0.005209403556971" calcext:value-type="float">
            <text:p>0.005209403556971</text:p>
          </table:table-cell>
          <table:table-cell office:value-type="float" office:value="0.000313490229279" calcext:value-type="float">
            <text:p>0.000313490229279</text:p>
          </table:table-cell>
          <table:table-cell office:value-type="float" office:value="0.014002763200413" calcext:value-type="float">
            <text:p>0.014002763200413</text:p>
          </table:table-cell>
          <table:table-cell office:value-type="float" office:value="0.004145411785871" calcext:value-type="float">
            <text:p>0.004145411785871</text:p>
          </table:table-cell>
          <table:table-cell table:formula="of:=SUM([.E826:.P826])" office:value-type="float" office:value="2.16310065095102" calcext:value-type="float">
            <text:p>2.163100650951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31.7579119122231" calcext:value-type="float">
            <text:p>31.7579119122231</text:p>
          </table:table-cell>
          <table:table-cell office:value-type="float" office:value="27.2292244896855" calcext:value-type="float">
            <text:p>27.2292244896855</text:p>
          </table:table-cell>
          <table:table-cell office:value-type="float" office:value="4.51037050036739" calcext:value-type="float">
            <text:p>4.51037050036739</text:p>
          </table:table-cell>
          <table:table-cell office:value-type="float" office:value="0.464146719416824" calcext:value-type="float">
            <text:p>0.464146719416824</text:p>
          </table:table-cell>
          <table:table-cell office:value-type="float" office:value="3.08039321955682" calcext:value-type="float">
            <text:p>3.08039321955682</text:p>
          </table:table-cell>
          <table:table-cell office:value-type="float" office:value="1.05804792306285" calcext:value-type="float">
            <text:p>1.05804792306285</text:p>
          </table:table-cell>
          <table:table-cell office:value-type="float" office:value="2.61999234413419" calcext:value-type="float">
            <text:p>2.61999234413419</text:p>
          </table:table-cell>
          <table:table-cell office:value-type="float" office:value="0.899910258389205" calcext:value-type="float">
            <text:p>0.899910258389205</text:p>
          </table:table-cell>
          <table:table-cell office:value-type="float" office:value="0.143239988761598" calcext:value-type="float">
            <text:p>0.143239988761598</text:p>
          </table:table-cell>
          <table:table-cell office:value-type="float" office:value="0.014741686380488" calcext:value-type="float">
            <text:p>0.014741686380488</text:p>
          </table:table-cell>
          <table:table-cell office:value-type="float" office:value="0.518968226153294" calcext:value-type="float">
            <text:p>0.518968226153294</text:p>
          </table:table-cell>
          <table:table-cell office:value-type="float" office:value="0.178254272971066" calcext:value-type="float">
            <text:p>0.178254272971066</text:p>
          </table:table-cell>
          <table:table-cell table:formula="of:=SUM([.E827:.P827])" office:value-type="float" office:value="72.4752015411023" calcext:value-type="float">
            <text:p>72.4752015411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8:.P82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29:.P82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0:.P83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1:.P831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0.590387212772145" calcext:value-type="float">
            <text:p>0.590387212772145</text:p>
          </table:table-cell>
          <table:table-cell office:value-type="float" office:value="0.771499048362329" calcext:value-type="float">
            <text:p>0.771499048362329</text:p>
          </table:table-cell>
          <table:table-cell office:value-type="float" office:value="0.097908212454052" calcext:value-type="float">
            <text:p>0.097908212454052</text:p>
          </table:table-cell>
          <table:table-cell office:value-type="float" office:value="0.007501243568921" calcext:value-type="float">
            <text:p>0.007501243568921</text:p>
          </table:table-cell>
          <table:table-cell office:value-type="float" office:value="0.024002113163999" calcext:value-type="float">
            <text:p>0.024002113163999</text:p>
          </table:table-cell>
          <table:table-cell office:value-type="float" office:value="0.014598966155356" calcext:value-type="float">
            <text:p>0.014598966155356</text:p>
          </table:table-cell>
          <table:table-cell office:value-type="float" office:value="0.031203168705101" calcext:value-type="float">
            <text:p>0.031203168705101</text:p>
          </table:table-cell>
          <table:table-cell office:value-type="float" office:value="0.01897891242963" calcext:value-type="float">
            <text:p>0.01897891242963</text:p>
          </table:table-cell>
          <table:table-cell office:value-type="float" office:value="0.002276652395144" calcext:value-type="float">
            <text:p>0.002276652395144</text:p>
          </table:table-cell>
          <table:table-cell office:value-type="float" office:value="0.000326807563186" calcext:value-type="float">
            <text:p>0.000326807563186</text:p>
          </table:table-cell>
          <table:table-cell office:value-type="float" office:value="0.004553272560192" calcext:value-type="float">
            <text:p>0.004553272560192</text:p>
          </table:table-cell>
          <table:table-cell office:value-type="float" office:value="0.002769467485974" calcext:value-type="float">
            <text:p>0.002769467485974</text:p>
          </table:table-cell>
          <table:table-cell table:formula="of:=SUM([.E832:.P832])" office:value-type="float" office:value="1.56600507761603" calcext:value-type="float">
            <text:p>1.566005077616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3:.P833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14.7437303496413" calcext:value-type="float">
            <text:p>14.7437303496413</text:p>
          </table:table-cell>
          <table:table-cell office:value-type="float" office:value="27.2942353155211" calcext:value-type="float">
            <text:p>27.2942353155211</text:p>
          </table:table-cell>
          <table:table-cell office:value-type="float" office:value="3.63203935209136" calcext:value-type="float">
            <text:p>3.63203935209136</text:p>
          </table:table-cell>
          <table:table-cell office:value-type="float" office:value="0.292748887345935" calcext:value-type="float">
            <text:p>0.292748887345935</text:p>
          </table:table-cell>
          <table:table-cell office:value-type="float" office:value="0.375515976056515" calcext:value-type="float">
            <text:p>0.375515976056515</text:p>
          </table:table-cell>
          <table:table-cell office:value-type="float" office:value="0.27084531453982" calcext:value-type="float">
            <text:p>0.27084531453982</text:p>
          </table:table-cell>
          <table:table-cell office:value-type="float" office:value="0.691237457776103" calcext:value-type="float">
            <text:p>0.691237457776103</text:p>
          </table:table-cell>
          <table:table-cell office:value-type="float" office:value="0.498563146737858" calcext:value-type="float">
            <text:p>0.498563146737858</text:p>
          </table:table-cell>
          <table:table-cell office:value-type="float" office:value="0.089317641703269" calcext:value-type="float">
            <text:p>0.089317641703269</text:p>
          </table:table-cell>
          <table:table-cell office:value-type="float" office:value="0.009431919575301" calcext:value-type="float">
            <text:p>0.009431919575301</text:p>
          </table:table-cell>
          <table:table-cell office:value-type="float" office:value="0.106411702970134" calcext:value-type="float">
            <text:p>0.106411702970134</text:p>
          </table:table-cell>
          <table:table-cell office:value-type="float" office:value="0.076750692378868" calcext:value-type="float">
            <text:p>0.076750692378868</text:p>
          </table:table-cell>
          <table:table-cell table:formula="of:=SUM([.E834:.P834])" office:value-type="float" office:value="48.0808277563376" calcext:value-type="float">
            <text:p>48.08082775633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office:value-type="float" office:value="0.018637335345376" calcext:value-type="float">
            <text:p>0.018637335345376</text:p>
          </table:table-cell>
          <table:table-cell office:value-type="float" office:value="0.026842334345302" calcext:value-type="float">
            <text:p>0.026842334345302</text:p>
          </table:table-cell>
          <table:table-cell office:value-type="float" office:value="0.003840178812514" calcext:value-type="float">
            <text:p>0.003840178812514</text:p>
          </table:table-cell>
          <table:table-cell office:value-type="float" office:value="0.000295542114044" calcext:value-type="float">
            <text:p>0.000295542114044</text:p>
          </table:table-cell>
          <table:table-cell office:value-type="float" office:value="0.000296596596088" calcext:value-type="float">
            <text:p>0.000296596596088</text:p>
          </table:table-cell>
          <table:table-cell office:value-type="float" office:value="0.000210449943155" calcext:value-type="float">
            <text:p>0.000210449943155</text:p>
          </table:table-cell>
          <table:table-cell office:value-type="float" office:value="0.000424645902926" calcext:value-type="float">
            <text:p>0.000424645902926</text:p>
          </table:table-cell>
          <table:table-cell office:value-type="float" office:value="0.000301307254738" calcext:value-type="float">
            <text:p>0.000301307254738</text:p>
          </table:table-cell>
          <table:table-cell office:value-type="float" office:value="0.0000836610093826338" calcext:value-type="float">
            <text:p>8.36610093826338E-05</text:p>
          </table:table-cell>
          <table:table-cell office:value-type="float" office:value="0.00000717969398329908" calcext:value-type="float">
            <text:p>7.17969398329908E-06</text:p>
          </table:table-cell>
          <table:table-cell office:value-type="float" office:value="0.0000697879106902162" calcext:value-type="float">
            <text:p>6.97879106902162E-05</text:p>
          </table:table-cell>
          <table:table-cell office:value-type="float" office:value="0.0000495179716537604" calcext:value-type="float">
            <text:p>4.95179716537604E-05</text:p>
          </table:table-cell>
          <table:table-cell table:formula="of:=SUM([.E835:.P835])" office:value-type="float" office:value="0.0510585368998529" calcext:value-type="float">
            <text:p>0.0510585368998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O84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6:.P836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7:.P837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8:.P83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R_S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39:.P839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40:.P840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A</text:p>
          </table:table-cell>
          <table:table-cell office:value-type="float" office:value="2014" calcext:value-type="float">
            <text:p>2014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E841:.P841])" office:value-type="float" office:value="0" calcext:value-type="float">
            <text:p>0</text:p>
          </table:table-cell>
          <table:table-cell table:formula="of:=SUM([.Q786:.Q841])" office:value-type="float" office:value="260324.387463845" calcext:value-type="float">
            <text:p>260324.38746384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2:23:48.589197753</dc:date>
    <meta:editing-duration>PT26M8S</meta:editing-duration>
    <meta:editing-cycles>2</meta:editing-cycles>
    <meta:generator>LibreOffice/5.4.1.2$MacOSX_X86_64 LibreOffice_project/ea7cb86e6eeb2bf3a5af73a8f7777ac570321527</meta:generator>
    <meta:document-statistic meta:table-count="1" meta:cell-count="14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6cm" svg:y="4.229cm" style:legend-expansion="high" chart:style-name="ch2"/>
        <chart:plot-area chart:style-name="ch3" table:cell-range-address="'wwz_agg_mex 2'.S1:'wwz_agg_mex 2'.AH2" chart:data-source-has-labels="both" svg:x="0.32cm" svg:y="0.18cm" svg:width="12.436cm" svg:height="8.64cm">
          <chartooo:coordinate-region svg:x="1.686cm" svg:y="0.351cm" svg:width="10.697cm" svg:height="7.878cm"/>
          <chart:axis chart:dimension="x" chart:name="primary-x" chart:style-name="ch4" chartooo:axis-type="auto">
            <chartooo:date-scale/>
            <chart:categories table:cell-range-address="'wwz_agg_mex 2'.T1:'wwz_agg_mex 2'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wz_agg_mex 2'.T2:'wwz_agg_mex 2'.AH2" chart:label-cell-address="'wwz_agg_mex 2'.S2:'wwz_agg_mex 2'.S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wwz_agg_mex 2'.T1:'wwz_agg_mex 2'.AH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MEX2USA</text:p>
                <draw:g>
                  <svg:desc>'wwz_agg_mex 2'.S2:'wwz_agg_mex 2'.S2</svg:desc>
                </draw:g>
              </table:table-cell>
              <table:table-cell office:value-type="float" office:value="130411.554749522">
                <text:p>130411.554749522</text:p>
                <draw:g>
                  <svg:desc>'wwz_agg_mex 2'.T2:'wwz_agg_mex 2'.AH2</svg:desc>
                </draw:g>
              </table:table-cell>
              <table:table-cell office:value-type="float" office:value="123351.207293416">
                <text:p>123351.207293416</text:p>
              </table:table-cell>
              <table:table-cell office:value-type="float" office:value="126194.562779255">
                <text:p>126194.562779255</text:p>
              </table:table-cell>
              <table:table-cell office:value-type="float" office:value="131202.456083047">
                <text:p>131202.456083047</text:p>
              </table:table-cell>
              <table:table-cell office:value-type="float" office:value="150523.648393449">
                <text:p>150523.648393449</text:p>
              </table:table-cell>
              <table:table-cell office:value-type="float" office:value="165159.530328262">
                <text:p>165159.530328262</text:p>
              </table:table-cell>
              <table:table-cell office:value-type="float" office:value="193352.934317597">
                <text:p>193352.934317597</text:p>
              </table:table-cell>
              <table:table-cell office:value-type="float" office:value="199957.570662025">
                <text:p>199957.570662025</text:p>
              </table:table-cell>
              <table:table-cell office:value-type="float" office:value="209174.724619346">
                <text:p>209174.724619346</text:p>
              </table:table-cell>
              <table:table-cell office:value-type="float" office:value="167135.566440756">
                <text:p>167135.566440756</text:p>
              </table:table-cell>
              <table:table-cell office:value-type="float" office:value="210924.419487848">
                <text:p>210924.419487848</text:p>
              </table:table-cell>
              <table:table-cell office:value-type="float" office:value="239692.557963311">
                <text:p>239692.557963311</text:p>
              </table:table-cell>
              <table:table-cell office:value-type="float" office:value="244882.54910518">
                <text:p>244882.54910518</text:p>
              </table:table-cell>
              <table:table-cell office:value-type="float" office:value="252304.620833041">
                <text:p>252304.620833041</text:p>
              </table:table-cell>
              <table:table-cell office:value-type="float" office:value="260324.387463845">
                <text:p>260324.387463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6cm" svg:y="4.008cm" style:legend-expansion="high" chart:style-name="ch2"/>
        <chart:plot-area chart:style-name="ch3" table:cell-range-address="'wwz_agg_mex 2'.S1:'wwz_agg_mex 2'.AH3" chart:data-source-has-labels="both" svg:x="0.32cm" svg:y="0.18cm" svg:width="12.436cm" svg:height="8.64cm">
          <chartooo:coordinate-region svg:x="1.686cm" svg:y="0.351cm" svg:width="10.697cm" svg:height="7.878cm"/>
          <chart:axis chart:dimension="x" chart:name="primary-x" chart:style-name="ch4" chartooo:axis-type="auto">
            <chartooo:date-scale/>
            <chart:categories table:cell-range-address="'wwz_agg_mex 2'.T1:'wwz_agg_mex 2'.A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wz_agg_mex 2'.T2:'wwz_agg_mex 2'.AH2" chart:label-cell-address="'wwz_agg_mex 2'.S2:'wwz_agg_mex 2'.S2" chart:class="chart:line">
            <chart:data-point chart:repeated="15"/>
          </chart:series>
          <chart:series chart:style-name="ch7" chart:values-cell-range-address="'wwz_agg_mex 2'.T3:'wwz_agg_mex 2'.AH3" chart:label-cell-address="'wwz_agg_mex 2'.S3:'wwz_agg_mex 2'.S3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wwz_agg_mex 2'.T1:'wwz_agg_mex 2'.AH1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</table:table-header-rows>
          <table:table-rows>
            <table:table-row>
              <table:table-cell office:value-type="string">
                <text:p>MEX2USA</text:p>
                <draw:g>
                  <svg:desc>'wwz_agg_mex 2'.S2:'wwz_agg_mex 2'.S2</svg:desc>
                </draw:g>
              </table:table-cell>
              <table:table-cell office:value-type="float" office:value="130411.554749522">
                <text:p>130411.554749522</text:p>
                <draw:g>
                  <svg:desc>'wwz_agg_mex 2'.T2:'wwz_agg_mex 2'.AH2</svg:desc>
                </draw:g>
              </table:table-cell>
              <table:table-cell office:value-type="float" office:value="123351.207293416">
                <text:p>123351.207293416</text:p>
              </table:table-cell>
              <table:table-cell office:value-type="float" office:value="126194.562779255">
                <text:p>126194.562779255</text:p>
              </table:table-cell>
              <table:table-cell office:value-type="float" office:value="131202.456083047">
                <text:p>131202.456083047</text:p>
              </table:table-cell>
              <table:table-cell office:value-type="float" office:value="150523.648393449">
                <text:p>150523.648393449</text:p>
              </table:table-cell>
              <table:table-cell office:value-type="float" office:value="165159.530328262">
                <text:p>165159.530328262</text:p>
              </table:table-cell>
              <table:table-cell office:value-type="float" office:value="193352.934317597">
                <text:p>193352.934317597</text:p>
              </table:table-cell>
              <table:table-cell office:value-type="float" office:value="199957.570662025">
                <text:p>199957.570662025</text:p>
              </table:table-cell>
              <table:table-cell office:value-type="float" office:value="209174.724619346">
                <text:p>209174.724619346</text:p>
              </table:table-cell>
              <table:table-cell office:value-type="float" office:value="167135.566440756">
                <text:p>167135.566440756</text:p>
              </table:table-cell>
              <table:table-cell office:value-type="float" office:value="210924.419487848">
                <text:p>210924.419487848</text:p>
              </table:table-cell>
              <table:table-cell office:value-type="float" office:value="239692.557963311">
                <text:p>239692.557963311</text:p>
              </table:table-cell>
              <table:table-cell office:value-type="float" office:value="244882.54910518">
                <text:p>244882.54910518</text:p>
              </table:table-cell>
              <table:table-cell office:value-type="float" office:value="252304.620833041">
                <text:p>252304.620833041</text:p>
              </table:table-cell>
              <table:table-cell office:value-type="float" office:value="260324.387463845">
                <text:p>260324.387463845</text:p>
              </table:table-cell>
            </table:table-row>
            <table:table-row>
              <table:table-cell office:value-type="string">
                <text:p>USA2MEX</text:p>
                <draw:g>
                  <svg:desc>'wwz_agg_mex 2'.S3:'wwz_agg_mex 2'.S3</svg:desc>
                </draw:g>
              </table:table-cell>
              <table:table-cell office:value-type="float" office:value="104894.92253529">
                <text:p>104894.92253529</text:p>
                <draw:g>
                  <svg:desc>'wwz_agg_mex 2'.T3:'wwz_agg_mex 2'.AH3</svg:desc>
                </draw:g>
              </table:table-cell>
              <table:table-cell office:value-type="float" office:value="95026.3084036861">
                <text:p>95026.3084036861</text:p>
              </table:table-cell>
              <table:table-cell office:value-type="float" office:value="88033.8832580325">
                <text:p>88033.8832580325</text:p>
              </table:table-cell>
              <table:table-cell office:value-type="float" office:value="89415.0463930317">
                <text:p>89415.0463930317</text:p>
              </table:table-cell>
              <table:table-cell office:value-type="float" office:value="100450.921987561">
                <text:p>100450.921987561</text:p>
              </table:table-cell>
              <table:table-cell office:value-type="float" office:value="111153.479812229">
                <text:p>111153.479812229</text:p>
              </table:table-cell>
              <table:table-cell office:value-type="float" office:value="122300.954491418">
                <text:p>122300.954491418</text:p>
              </table:table-cell>
              <table:table-cell office:value-type="float" office:value="129992.322213768">
                <text:p>129992.322213768</text:p>
              </table:table-cell>
              <table:table-cell office:value-type="float" office:value="138478.955777873">
                <text:p>138478.955777873</text:p>
              </table:table-cell>
              <table:table-cell office:value-type="float" office:value="111989.775821486">
                <text:p>111989.775821486</text:p>
              </table:table-cell>
              <table:table-cell office:value-type="float" office:value="135382.623109582">
                <text:p>135382.623109582</text:p>
              </table:table-cell>
              <table:table-cell office:value-type="float" office:value="157226.921279556">
                <text:p>157226.921279556</text:p>
              </table:table-cell>
              <table:table-cell office:value-type="float" office:value="166152.3470678">
                <text:p>166152.3470678</text:p>
              </table:table-cell>
              <table:table-cell office:value-type="float" office:value="171361.249175084">
                <text:p>171361.249175084</text:p>
              </table:table-cell>
              <table:table-cell office:value-type="float" office:value="175880.638217394">
                <text:p>175880.6382173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